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178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7346in"/>
    </style:style>
    <style:style style:name="co15" style:family="table-column">
      <style:table-column-properties fo:break-before="auto" style:column-width="0.7665in"/>
    </style:style>
    <style:style style:name="co16" style:family="table-column">
      <style:table-column-properties fo:break-before="auto" style:column-width="0.6264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9075in"/>
    </style:style>
    <style:style style:name="co19" style:family="table-column">
      <style:table-column-properties fo:break-before="auto" style:column-width="1.0807in"/>
    </style:style>
    <style:style style:name="co20" style:family="table-column">
      <style:table-column-properties fo:break-before="auto" style:column-width="1.102in"/>
    </style:style>
    <style:style style:name="co21" style:family="table-column">
      <style:table-column-properties fo:break-before="auto" style:column-width="0.648in"/>
    </style:style>
    <style:style style:name="co22" style:family="table-column">
      <style:table-column-properties fo:break-before="auto" style:column-width="1.0366in"/>
    </style:style>
    <style:style style:name="co23" style:family="table-column">
      <style:table-column-properties fo:break-before="auto" style:column-width="0.9181in"/>
    </style:style>
    <style:style style:name="co24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0154in"/>
    </style:style>
    <style:style style:name="co25" style:family="table-column">
      <style:table-column-properties fo:break-before="auto" style:column-width="1.1126in"/>
    </style:style>
    <style:style style:name="co26" style:family="table-column">
      <style:table-column-properties fo:break-before="auto" style:column-width="1.0264in"/>
    </style:style>
    <style:style style:name="co27" style:family="table-column">
      <style:table-column-properties fo:break-before="auto" style:column-width="1.0693in"/>
    </style:style>
    <style:style style:name="co28" style:family="table-column">
      <style:table-column-properties fo:break-before="auto" style:column-width="1.3181in"/>
    </style:style>
    <style:style style:name="co29" style:family="table-column">
      <style:table-column-properties fo:break-before="auto" style:column-width="0.8319in"/>
    </style:style>
    <style:style style:name="co30" style:family="table-column">
      <style:table-column-properties fo:break-before="auto" style:column-width="1.3283in"/>
    </style:style>
    <style:style style:name="co31" style:family="table-column">
      <style:table-column-properties fo:break-before="auto" style:column-width="0.9835in"/>
    </style:style>
    <style:style style:name="co32" style:family="table-column">
      <style:table-column-properties fo:break-before="auto" style:column-width="1.2098in"/>
    </style:style>
    <style:style style:name="co33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0.886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4.3654in"/>
    </style:style>
    <style:style style:name="co36" style:family="table-column">
      <style:table-column-properties fo:break-before="auto" style:column-width="1.2752in"/>
    </style:style>
    <style:style style:name="co37" style:family="table-column">
      <style:table-column-properties fo:break-before="auto" style:column-width="1.5126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1665in"/>
    </style:style>
    <style:style style:name="co40" style:family="table-column">
      <style:table-column-properties fo:break-before="auto" style:column-width="1.2535in"/>
    </style:style>
    <style:style style:name="co41" style:family="table-column">
      <style:table-column-properties fo:break-before="auto" style:column-width="1.1563in"/>
    </style:style>
    <style:style style:name="co42" style:family="table-column">
      <style:table-column-properties fo:break-before="auto" style:column-width="1.2209in"/>
    </style:style>
    <style:style style:name="co43" style:family="table-column">
      <style:table-column-properties fo:break-before="auto" style:column-width="8.5252in"/>
    </style:style>
    <style:style style:name="co44" style:family="table-column">
      <style:table-column-properties fo:break-before="auto" style:column-width="0.4429in"/>
    </style:style>
    <style:style style:name="co48" style:family="table-column">
      <style:table-column-properties fo:break-before="auto" style:column-width="2.1799in"/>
    </style:style>
    <style:style style:name="co49" style:family="table-column">
      <style:table-column-properties fo:break-before="auto" style:column-width="1in"/>
    </style:style>
    <style:style style:name="co50" style:family="table-column">
      <style:table-column-properties fo:break-before="auto" style:column-width="0.6047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6.5256in"/>
    </style:style>
    <style:style style:name="co53" style:family="table-column">
      <style:table-column-properties fo:break-before="auto" style:column-width="1.5882in"/>
    </style:style>
    <style:style style:name="ro2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198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2" style:family="table" style:master-page-name="PageStyle_5f_DemoParty">
      <style:table-properties table:display="true" style:writing-mode="lr-tb"/>
    </style:style>
    <style:style style:name="ta3" style:family="table" style:master-page-name="PageStyle_5f_Locations">
      <style:table-properties table:display="true" style:writing-mode="lr-tb"/>
    </style:style>
    <style:style style:name="ta4" style:family="table" style:master-page-name="PageStyle_5f_PokeMon_5f_DB">
      <style:table-properties table:display="true" style:writing-mode="lr-tb"/>
    </style:style>
    <style:style style:name="ta5" style:family="table" style:master-page-name="PageStyle_5f_GrowthShadows">
      <style:table-properties table:display="true" style:writing-mode="lr-tb"/>
    </style:style>
    <style:style style:name="ta6" style:family="table" style:master-page-name="PageStyle_5f_AnimTiles">
      <style:table-properties table:display="true" style:writing-mode="lr-tb"/>
    </style:style>
    <style:style style:name="ta7" style:family="table" style:master-page-name="PageStyle_5f_TypeChart">
      <style:table-properties table:display="true" style:writing-mode="lr-tb"/>
    </style:style>
    <style:style style:name="ta8" style:family="table" style:master-page-name="PageStyle_5f_Actions">
      <style:table-properties table:display="true" style:writing-mode="lr-tb"/>
    </style:style>
    <style:style style:name="ta9" style:family="table" style:master-page-name="PageStyle_5f_Movements">
      <style:table-properties table:display="true" style:writing-mode="lr-tb"/>
    </style:style>
    <style:style style:name="ta10" style:family="table" style:master-page-name="PageStyle_5f_CharmMode">
      <style:table-properties table:display="true" style:writing-mode="lr-tb"/>
    </style:style>
    <style:style style:name="ta11" style:family="table" style:master-page-name="PageStyle_5f_CharmInitial">
      <style:table-properties table:display="true" style:writing-mode="lr-tb"/>
    </style:style>
    <style:style style:name="ta12" style:family="table" style:master-page-name="PageStyle_5f_LvlUp_5f_Poke">
      <style:table-properties table:display="true" style:writing-mode="lr-tb"/>
    </style:style>
    <style:style style:name="ta13" style:family="table" style:master-page-name="PageStyle_5f_Poke_5f_Locations">
      <style:table-properties table:display="true" style:writing-mode="lr-tb"/>
    </style:style>
    <style:style style:name="ta14" style:family="table" style:master-page-name="PageStyle_5f_Items_5f_DB">
      <style:table-properties table:display="true" style:writing-mode="lr-tb"/>
    </style:style>
    <style:style style:name="ta15" style:family="table" style:master-page-name="PageStyle_5f_CharDetails">
      <style:table-properties table:display="true" style:writing-mode="lr-tb"/>
    </style:style>
    <style:style style:name="ta16" style:family="table" style:master-page-name="PageStyle_5f_DialogueChar_5f_DB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2" style:family="table-cell" style:parent-style-name="Default">
      <style:table-cell-properties fo:border-bottom="1.76pt solid #000000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afaba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afabab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 style:data-style-name="N10">
      <style:table-cell-properties style:rotation-align="none"/>
    </style:style>
    <style:style style:name="ce26" style:family="table-cell" style:parent-style-name="Default">
      <style:table-cell-properties fo:background-color="#afaba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ackground-color="#afaba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00">
      <style:table-cell-properties style:rotation-align="none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rotation-align="none"/>
    </style:style>
    <style:style style:name="ce31" style:family="table-cell" style:parent-style-name="Default" style:data-style-name="N100">
      <style:table-cell-properties style:rotation-align="none"/>
    </style:style>
    <style:style style:name="ce32" style:family="table-cell" style:parent-style-name="Default">
      <style:table-cell-properties fo:background-color="#e2f0d9" style:rotation-align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6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7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style:rotation-align="none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82" style:family="table-cell" style:parent-style-name="Default">
      <style:table-cell-properties fo:border-bottom="1.76pt solid #000000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1.76pt solid #000000" fo:background-color="#afaba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afabab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 style:data-style-name="N10">
      <style:table-cell-properties style:rotation-align="none"/>
    </style:style>
    <style:style style:name="ce86" style:family="table-cell" style:parent-style-name="Default">
      <style:table-cell-properties fo:background-color="#afaba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7" style:family="table-cell" style:parent-style-name="Default">
      <style:table-cell-properties fo:background-color="#afaba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 style:data-style-name="N100">
      <style:table-cell-properties style:rotation-align="none"/>
    </style:style>
    <style:style style:name="ce89" style:family="table-cell" style:parent-style-name="Default" style:data-style-name="N100">
      <style:table-cell-properties style:rotation-align="none"/>
    </style:style>
    <style:style style:name="ce90" style:family="table-cell" style:parent-style-name="Default" style:data-style-name="N100">
      <style:table-cell-properties style:rotation-align="none"/>
    </style:style>
    <style:style style:name="ce91" style:family="table-cell" style:parent-style-name="Default" style:data-style-name="N100">
      <style:table-cell-properties style:rotation-align="none"/>
    </style:style>
    <style:style style:name="ce92" style:family="table-cell" style:parent-style-name="Default">
      <style:table-cell-properties fo:background-color="#e2f0d9" style:rotation-align="none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437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437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437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logueChar_DB" table:style-name="ta16">
        <office:forms form:automatic-focus="false" form:apply-design-mode="false"/>
        <table:table-column table:style-name="co48" table:default-cell-style-name="ce2"/>
        <table:table-column table:style-name="co2" table:number-columns-repeated="2" table:default-cell-style-name="ce64"/>
        <table:table-column table:style-name="co3" table:default-cell-style-name="ce64"/>
        <table:table-column table:style-name="co4" table:number-columns-repeated="2" table:default-cell-style-name="ce64"/>
        <table:table-column table:style-name="co49" table:default-cell-style-name="ce64"/>
        <table:table-column table:style-name="co50" table:default-cell-style-name="ce64"/>
        <table:table-column table:style-name="co51" table:default-cell-style-name="ce64"/>
        <table:table-column table:style-name="co52" table:default-cell-style-name="ce6"/>
        <table:table-column table:style-name="co53" table:default-cell-style-name="ce64"/>
        <table:table-column table:style-name="co10" table:number-columns-repeated="2" table:default-cell-style-name="Default"/>
        <table:table-column table:style-name="co4" table:default-cell-style-name="Default"/>
        <table:table-column table:style-name="co10" table:number-columns-repeated="1010" table:default-cell-style-name="Default"/>
        <table:table-row table:style-name="ro11">
          <table:table-cell table:style-name="ce61" office:value-type="string" calcext:value-type="string">
            <text:p>Event_Combined</text:p>
          </table:table-cell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Stage</text:p>
          </table:table-cell>
          <table:table-cell table:style-name="ce63" office:value-type="string" calcext:value-type="string">
            <text:p>Location</text:p>
          </table:table-cell>
          <table:table-cell table:style-name="ce63" office:value-type="string" calcext:value-type="string">
            <text:p>Event</text:p>
          </table:table-cell>
          <table:table-cell table:style-name="ce63" office:value-type="string" calcext:value-type="string">
            <text:p>Sub Event</text:p>
          </table:table-cell>
          <table:table-cell table:style-name="ce63" office:value-type="string" calcext:value-type="string">
            <text:p>Sub Event 2</text:p>
          </table:table-cell>
          <table:table-cell table:style-name="ce63" office:value-type="string" calcext:value-type="string">
            <text:p>Sub Event 3</text:p>
          </table:table-cell>
          <table:table-cell table:style-name="ce63" office:value-type="string" calcext:value-type="string">
            <text:p>Love</text:p>
          </table:table-cell>
          <table:table-cell table:style-name="ce65" office:value-type="string" calcext:value-type="string">
            <text:p>Text</text:p>
          </table:table-cell>
          <table:table-cell table:style-name="ce67" office:value-type="string" calcext:value-type="string">
            <text:p>Action</text:p>
          </table:table-cell>
          <table:table-cell table:number-columns-repeated="1013"/>
        </table:table-row>
        <table:table-row table:style-name="ro2">
          <table:table-cell table:formula="of:=[.C2]&amp;&quot;_&quot;&amp;[.D2]&amp;[.E2]&amp;[.F2]&amp;[.G2]" office:value-type="string" office:string-value="0_AnywhereFollow" calcext:value-type="string">
            <text:p>0_AnywhereFollow</text:p>
          </table:table-cell>
          <table:table-cell office:value-type="float" office:value="0" calcext:value-type="float">
            <office:annotation draw:style-name="gr3" draw:text-style-name="P2" svg:width="1.4339in" svg:height="0.5161in" svg:x="0.9134in" svg:y="0.0717in" draw:caption-point-x="2.1488in" draw:caption-point-y="0.1807in">
              <dc:date>2023-12-23T00:00:00</dc:date>
              <text:p text:style-name="P1"><text:span text:style-name="T2">Author:</text:span></text:p>
              <text:p text:style-name="P1"><text:span text:style-name="T1">Data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2">
          <table:table-cell table:formula="of:=[.C3]&amp;&quot;_&quot;&amp;[.D3]&amp;[.E3]&amp;[.F3]&amp;[.G3]" office:value-type="string" office:string-value="0_AnywhereTalk" calcext:value-type="string">
            <text:p>0_AnywhereTalk</text:p>
          </table:table-cell>
          <table:table-cell office:value-type="float" office:value="1" calcext:value-type="float">
            <office:annotation draw:style-name="gr3" draw:text-style-name="P2" svg:width="1.4339in" svg:height="0.5161in" svg:x="0.9134in" svg:y="0.2752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Player</text:span></text:p>
              <text:p text:style-name="P1"><text:span text:style-name="T1"/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table:number-columns-repeated="1014"/>
        </table:table-row>
        <table:table-row table:style-name="ro12">
          <table:table-cell table:formula="of:=[.C4]&amp;&quot;_&quot;&amp;[.D4]&amp;[.E4]&amp;[.F4]&amp;[.G4]" office:value-type="string" office:string-value="0_AnywhereFollowStart" calcext:value-type="string">
            <text:p>0_AnywhereFollowStart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0.4732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don't know you very well... but okay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5]&amp;&quot;_&quot;&amp;[.D5]&amp;[.E5]&amp;[.F5]&amp;[.G5]" office:value-type="string" office:string-value="0_AnywhereFollowStop" calcext:value-type="string">
            <text:p>0_AnywhereFollowStop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0.6713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is was a nice walk. Thanks for inviting me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6]&amp;&quot;_&quot;&amp;[.D6]&amp;[.E6]&amp;[.F6]&amp;[.G6]" office:value-type="string" office:string-value="0_AnywhereTalk" calcext:value-type="string">
            <text:p>0_AnywhereTalk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0.8693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ow, your PokeGear is impressive! |...wait that's not a PokeGear is it?</text:p>
          </table:table-cell>
          <table:table-cell table:number-columns-repeated="1014"/>
        </table:table-row>
        <table:table-row table:style-name="ro12">
          <table:table-cell table:formula="of:=[.C7]&amp;&quot;_&quot;&amp;[.D7]&amp;[.E7]&amp;[.F7]&amp;[.G7]" office:value-type="string" office:string-value="1_AnywhereFollowStart" calcext:value-type="string">
            <text:p>1_AnywhereFollowStart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1.0669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-alright... I don't know if I like this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8]&amp;&quot;_&quot;&amp;[.D8]&amp;[.E8]&amp;[.F8]&amp;[.G8]" office:value-type="string" office:string-value="1_AnywhereFollowStop" calcext:value-type="string">
            <text:p>1_AnywhereFollowStop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1.265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'll be here thinking things over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9]&amp;&quot;_&quot;&amp;[.D9]&amp;[.E9]&amp;[.F9]&amp;[.G9]" office:value-type="string" office:string-value="1_AnywhereTalk" calcext:value-type="string">
            <text:p>1_AnywhereTalk</text:p>
          </table:table-cell>
          <table:table-cell office:value-type="float" office:value="2" calcext:value-type="float">
            <office:annotation draw:style-name="gr3" draw:text-style-name="P2" svg:width="1.4339in" svg:height="0.5161in" svg:x="0.9134in" svg:y="1.4634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 feel... so weird. ¬What happened to me?</text:p>
          </table:table-cell>
          <table:table-cell table:number-columns-repeated="1014"/>
        </table:table-row>
        <table:table-row table:style-name="ro12">
          <table:table-cell table:formula="of:=[.C10]&amp;&quot;_&quot;&amp;[.D10]&amp;[.E10]&amp;[.F10]&amp;[.G10]" office:value-type="string" office:string-value="0_AnywhereFollowStart" calcext:value-type="string">
            <text:p>0_AnywhereFollowStart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1.6606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, sweety! Let's go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1]&amp;&quot;_&quot;&amp;[.D11]&amp;[.E11]&amp;[.F11]&amp;[.G11]" office:value-type="string" office:string-value="0_AnywhereFollowStop" calcext:value-type="string">
            <text:p>0_AnywhereFollowStop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1.8587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on't be a stranger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2]&amp;&quot;_&quot;&amp;[.D12]&amp;[.E12]&amp;[.F12]&amp;[.G12]" office:value-type="string" office:string-value="0_AnywhereTalk" calcext:value-type="string">
            <text:p>0_AnywhereTalk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2.0567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 there, sweetheart! How can I help you?</text:p>
          </table:table-cell>
          <table:table-cell table:number-columns-repeated="1014"/>
        </table:table-row>
        <table:table-row table:style-name="ro12">
          <table:table-cell table:formula="of:=[.C13]&amp;&quot;_&quot;&amp;[.D13]&amp;[.E13]&amp;[.F13]&amp;[.G13]" office:value-type="string" office:string-value="1_AnywhereFollowStart" calcext:value-type="string">
            <text:p>1_AnywhereFollowStart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2.2547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eety, could you... maybe make me grow even larger? |...For mommy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4]&amp;&quot;_&quot;&amp;[.D14]&amp;[.E14]&amp;[.F14]&amp;[.G14]" office:value-type="string" office:string-value="1_AnywhereFollowStop" calcext:value-type="string">
            <text:p>1_AnywhereFollowStop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2.4524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, sweety. I'll be here if you need anything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5]&amp;&quot;_&quot;&amp;[.D15]&amp;[.E15]&amp;[.F15]&amp;[.G15]" office:value-type="string" office:string-value="1_AnywhereTalk" calcext:value-type="string">
            <text:p>1_AnywhereTalk</text:p>
          </table:table-cell>
          <table:table-cell office:value-type="float" office:value="3" calcext:value-type="float">
            <office:annotation draw:style-name="gr3" draw:text-style-name="P2" svg:width="1.4339in" svg:height="0.5161in" svg:x="0.9134in" svg:y="2.6504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... oh my! Turn away, sweety! This is inappropriate!</text:p>
          </table:table-cell>
          <table:table-cell table:number-columns-repeated="1014"/>
        </table:table-row>
        <table:table-row table:style-name="ro12">
          <table:table-cell table:formula="of:=[.C16]&amp;&quot;_&quot;&amp;[.D16]&amp;[.E16]&amp;[.F16]&amp;[.G16]" office:value-type="string" office:string-value="0_AnywhereFollowStart" calcext:value-type="string">
            <text:p>0_AnywhereFollowStart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2.8484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was MAID to serve. Teehee! |...sorry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7]&amp;&quot;_&quot;&amp;[.D17]&amp;[.E17]&amp;[.F17]&amp;[.G17]" office:value-type="string" office:string-value="0_AnywhereFollowStopPlayer_M" calcext:value-type="string">
            <text:p>0_AnywhereFollowStopPlayer_M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3.0461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Player_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you wish, sir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8]&amp;&quot;_&quot;&amp;[.D18]&amp;[.E18]&amp;[.F18]&amp;[.G18]" office:value-type="string" office:string-value="0_AnywhereTalkPlayer_M" calcext:value-type="string">
            <text:p>0_AnywhereTalkPlayer_M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3.2445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Player_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lo, sir!</text:p>
          </table:table-cell>
          <table:table-cell table:number-columns-repeated="1014"/>
        </table:table-row>
        <table:table-row table:style-name="ro12">
          <table:table-cell table:formula="of:=[.C19]&amp;&quot;_&quot;&amp;[.D19]&amp;[.E19]&amp;[.F19]&amp;[.G19]" office:value-type="string" office:string-value="1_AnywhereFollowStartPlayer_M" calcext:value-type="string">
            <text:p>1_AnywhereFollowStartPlayer_M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3.4421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layer_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would you like me to do, sir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20]&amp;&quot;_&quot;&amp;[.D20]&amp;[.E20]&amp;[.F20]&amp;[.G20]" office:value-type="string" office:string-value="1_AnywhereFollowStop" calcext:value-type="string">
            <text:p>1_AnywhereFollowStop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3.6398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d you have a job requiring my new strength?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21]&amp;&quot;_&quot;&amp;[.D21]&amp;[.E21]&amp;[.F21]&amp;[.G21]" office:value-type="string" office:string-value="1_AnywhereTalk" calcext:value-type="string">
            <text:p>1_AnywhereTalk</text:p>
          </table:table-cell>
          <table:table-cell office:value-type="float" office:value="4" calcext:value-type="float">
            <office:annotation draw:style-name="gr3" draw:text-style-name="P2" svg:width="1.4339in" svg:height="0.5161in" svg:x="0.9134in" svg:y="3.8378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 my! This will make my job so much easier!</text:p>
          </table:table-cell>
          <table:table-cell table:number-columns-repeated="1014"/>
        </table:table-row>
        <table:table-row table:style-name="ro12">
          <table:table-cell table:formula="of:=[.C22]&amp;&quot;_&quot;&amp;[.D22]&amp;[.E22]&amp;[.F22]&amp;[.G22]" office:value-type="string" office:string-value="0_AnywhereFollowStart" calcext:value-type="string">
            <text:p>0_AnywhereFollowStart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4.0362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'll follow you everywhere master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23]&amp;&quot;_&quot;&amp;[.D23]&amp;[.E23]&amp;[.F23]&amp;[.G23]" office:value-type="string" office:string-value="0_AnywhereFollowStop" calcext:value-type="string">
            <text:p>0_AnywhereFollowStop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4.2335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'll wait here master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24]&amp;&quot;_&quot;&amp;[.D24]&amp;[.E24]&amp;[.F24]&amp;[.G24]" office:value-type="string" office:string-value="0_AnywhereTalk" calcext:value-type="string">
            <text:p>0_AnywhereTalk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4.4315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 Master!</text:p>
          </table:table-cell>
          <table:table-cell table:number-columns-repeated="1014"/>
        </table:table-row>
        <table:table-row table:style-name="ro12">
          <table:table-cell table:formula="of:=[.C25]&amp;&quot;_&quot;&amp;[.D25]&amp;[.E25]&amp;[.F25]&amp;[.G25]" office:value-type="string" office:string-value="1_AnywhereFollowStart" calcext:value-type="string">
            <text:p>1_AnywhereFollowStart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4.6299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'll even carry you if you want master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26]&amp;&quot;_&quot;&amp;[.D26]&amp;[.E26]&amp;[.F26]&amp;[.G26]" office:value-type="string" office:string-value="1_AnywhereFollowStop" calcext:value-type="string">
            <text:p>1_AnywhereFollowStop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4.8276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on't take too long master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27]&amp;&quot;_&quot;&amp;[.D27]&amp;[.E27]&amp;[.F27]&amp;[.G27]" office:value-type="string" office:string-value="1_AnywhereTalk" calcext:value-type="string">
            <text:p>1_AnywhereTalk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5.0252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... what's happened to me, Master? |I'm so... big...</text:p>
          </table:table-cell>
          <table:table-cell table:number-columns-repeated="1014"/>
        </table:table-row>
        <table:table-row table:style-name="ro12">
          <table:table-cell table:formula="of:=[.C28]&amp;&quot;_&quot;&amp;[.D28]&amp;[.E28]&amp;[.F28]&amp;[.G28]" office:value-type="string" office:string-value="2_AnywhereFollowStart" calcext:value-type="string">
            <text:p>2_AnywhereFollowStart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5.2232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t's go somewhere private, master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29]&amp;&quot;_&quot;&amp;[.D29]&amp;[.E29]&amp;[.F29]&amp;[.G29]" office:value-type="string" office:string-value="2_AnywhereFollowStop" calcext:value-type="string">
            <text:p>2_AnywhereFollowStop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5.4217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on't leave me master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30]&amp;&quot;_&quot;&amp;[.D30]&amp;[.E30]&amp;[.F30]&amp;[.G30]" office:value-type="string" office:string-value="2_AnywhereTalk" calcext:value-type="string">
            <text:p>2_AnywhereTalk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5.6189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-I feel great!</text:p>
          </table:table-cell>
          <table:table-cell table:number-columns-repeated="1014"/>
        </table:table-row>
        <table:table-row table:style-name="ro12">
          <table:table-cell table:formula="of:=[.C31]&amp;&quot;_&quot;&amp;[.D31]&amp;[.E31]&amp;[.F31]&amp;[.G31]" office:value-type="string" office:string-value="3_AnywhereFollowStart" calcext:value-type="string">
            <text:p>3_AnywhereFollowStart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5.8169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 know where to go Master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32]&amp;&quot;_&quot;&amp;[.D32]&amp;[.E32]&amp;[.F32]&amp;[.G32]" office:value-type="string" office:string-value="3_AnywhereFollowStop" calcext:value-type="string">
            <text:p>3_AnywhereFollowStop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6.0154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ease... Master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33]&amp;&quot;_&quot;&amp;[.D33]&amp;[.E33]&amp;[.F33]&amp;[.G33]" office:value-type="string" office:string-value="3_AnywhereTalk" calcext:value-type="string">
            <text:p>3_AnywhereTalk</text:p>
          </table:table-cell>
          <table:table-cell office:value-type="float" office:value="5" calcext:value-type="float">
            <office:annotation draw:style-name="gr3" draw:text-style-name="P2" svg:width="1.4339in" svg:height="0.5161in" svg:x="0.9134in" svg:y="6.213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-Let's have sex master!</text:p>
          </table:table-cell>
          <table:table-cell table:number-columns-repeated="1014"/>
        </table:table-row>
        <table:table-row table:style-name="ro12">
          <table:table-cell table:formula="of:=[.C34]&amp;&quot;_&quot;&amp;[.D34]&amp;[.E34]&amp;[.F34]&amp;[.G34]" office:value-type="string" office:string-value="0_AnywhereFollowStart" calcext:value-type="string">
            <text:p>0_AnywhereFollowStart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6.4106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t's go, we are gonna be lat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35]&amp;&quot;_&quot;&amp;[.D35]&amp;[.E35]&amp;[.F35]&amp;[.G35]" office:value-type="string" office:string-value="0_AnywhereFollowStop" calcext:value-type="string">
            <text:p>0_AnywhereFollowStop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6.6091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, but hurry up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36]&amp;&quot;_&quot;&amp;[.D36]&amp;[.E36]&amp;[.F36]&amp;[.G36]" office:value-type="string" office:string-value="0_AnywhereTalk" calcext:value-type="string">
            <text:p>0_AnywhereTalk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6.8067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 PLAYERNAME! Are you ready for school?</text:p>
          </table:table-cell>
          <table:table-cell table:number-columns-repeated="1014"/>
        </table:table-row>
        <table:table-row table:style-name="ro12">
          <table:table-cell table:formula="of:=[.C37]&amp;&quot;_&quot;&amp;[.D37]&amp;[.E37]&amp;[.F37]&amp;[.G37]" office:value-type="string" office:string-value="1_AnywhereFollowStart" calcext:value-type="string">
            <text:p>1_AnywhereFollowStart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7.0043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an't go... like this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38]&amp;&quot;_&quot;&amp;[.D38]&amp;[.E38]&amp;[.F38]&amp;[.G38]" office:value-type="string" office:string-value="1_AnywhereFollowStop" calcext:value-type="string">
            <text:p>1_AnywhereFollowStop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7.2024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ed... a break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39]&amp;&quot;_&quot;&amp;[.D39]&amp;[.E39]&amp;[.F39]&amp;[.G39]" office:value-type="string" office:string-value="1_AnywhereTalk" calcext:value-type="string">
            <text:p>1_AnywhereTalk</text:p>
          </table:table-cell>
          <table:table-cell office:value-type="float" office:value="6" calcext:value-type="float">
            <office:annotation draw:style-name="gr3" draw:text-style-name="P2" svg:width="1.4339in" svg:height="0.5161in" svg:x="0.9134in" svg:y="7.4008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gh... what did to me? Hard... hard to think...</text:p>
          </table:table-cell>
          <table:table-cell table:number-columns-repeated="1014"/>
        </table:table-row>
        <table:table-row table:style-name="ro12">
          <table:table-cell table:formula="of:=[.C40]&amp;&quot;_&quot;&amp;[.D40]&amp;[.E40]&amp;[.F40]&amp;[.G40]" office:value-type="string" office:string-value="0_AnywhereFollowStart" calcext:value-type="string">
            <text:p>0_AnywhereFollowStart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7.5984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. Let us go, dearie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41]&amp;&quot;_&quot;&amp;[.D41]&amp;[.E41]&amp;[.F41]&amp;[.G41]" office:value-type="string" office:string-value="0_AnywhereFollowStop" calcext:value-type="string">
            <text:p>0_AnywhereFollowStop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7.7961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 least it's a beautiful day outside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42]&amp;&quot;_&quot;&amp;[.D42]&amp;[.E42]&amp;[.F42]&amp;[.G42]" office:value-type="string" office:string-value="0_AnywhereTalk" calcext:value-type="string">
            <text:p>0_AnywhereTalk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7.9945in" draw:caption-point-x="2.1488in" draw:caption-point-y="0.1685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 there, dearie! What can I do for you today?</text:p>
          </table:table-cell>
          <table:table-cell table:number-columns-repeated="1014"/>
        </table:table-row>
        <table:table-row table:style-name="ro3">
          <table:table-cell table:formula="of:=[.C43]&amp;&quot;_&quot;&amp;[.D43]&amp;[.E43]&amp;[.F43]&amp;[.G43]" office:value-type="string" office:string-value="1_AnywhereFollowStart" calcext:value-type="string">
            <text:p>1_AnywhereFollowStart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8.1921in" draw:caption-point-x="2.1488in" draw:caption-point-y="0.1689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, my dear. |Could you do me a favor though, and make me grow even larger? 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44]&amp;&quot;_&quot;&amp;[.D44]&amp;[.E44]&amp;[.F44]&amp;[.G44]" office:value-type="string" office:string-value="1_AnywhereFollowStop" calcext:value-type="string">
            <text:p>1_AnywhereFollowStop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8.3512in" draw:caption-point-x="2.1488in" draw:caption-point-y="0.4035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on't take long, dear. I'm eager for more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45]&amp;&quot;_&quot;&amp;[.D45]&amp;[.E45]&amp;[.F45]&amp;[.G45]" office:value-type="string" office:string-value="1_AnywhereTalk" calcext:value-type="string">
            <text:p>1_AnywhereTalk</text:p>
          </table:table-cell>
          <table:table-cell office:value-type="float" office:value="7" calcext:value-type="float">
            <office:annotation draw:style-name="gr3" draw:text-style-name="P2" svg:width="1.4339in" svg:height="0.5161in" svg:x="0.9134in" svg:y="8.3929in" draw:caption-point-x="2.1488in" draw:caption-point-y="0.5594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! That was nice, darling. Such a dextrous physique!</text:p>
          </table:table-cell>
          <table:table-cell table:number-columns-repeated="1014"/>
        </table:table-row>
        <table:table-row table:style-name="ro12">
          <table:table-cell table:formula="of:=[.C46]&amp;&quot;_&quot;&amp;[.D46]&amp;[.E46]&amp;[.F46]&amp;[.G46]" office:value-type="string" office:string-value="0_AnywhereFollowStart" calcext:value-type="string">
            <text:p>0_AnywhereFollowStart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8.7839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! I bet we'll have a great tim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47]&amp;&quot;_&quot;&amp;[.D47]&amp;[.E47]&amp;[.F47]&amp;[.G47]" office:value-type="string" office:string-value="0_AnywhereFollowStop" calcext:value-type="string">
            <text:p>0_AnywhereFollowStop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8.9815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nderstood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48]&amp;&quot;_&quot;&amp;[.D48]&amp;[.E48]&amp;[.F48]&amp;[.G48]" office:value-type="string" office:string-value="0_AnywhereTalk" calcext:value-type="string">
            <text:p>0_AnywhereTalk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9.1799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y, pal! How are ya?</text:p>
          </table:table-cell>
          <table:table-cell table:number-columns-repeated="1014"/>
        </table:table-row>
        <table:table-row table:style-name="ro12">
          <table:table-cell table:formula="of:=[.C49]&amp;&quot;_&quot;&amp;[.D49]&amp;[.E49]&amp;[.F49]&amp;[.G49]" office:value-type="string" office:string-value="1_AnywhereFollowStart" calcext:value-type="string">
            <text:p>1_AnywhereFollowStart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9.3776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! Just try that thing on me again, will ya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50]&amp;&quot;_&quot;&amp;[.D50]&amp;[.E50]&amp;[.F50]&amp;[.G50]" office:value-type="string" office:string-value="1_AnywhereFollowStop" calcext:value-type="string">
            <text:p>1_AnywhereFollowStop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9.5752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, but I don't have all day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51]&amp;&quot;_&quot;&amp;[.D51]&amp;[.E51]&amp;[.F51]&amp;[.G51]" office:value-type="string" office:string-value="1_AnywhereTalk" calcext:value-type="string">
            <text:p>1_AnywhereTalk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9.7732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at did you do to me!? I'm massive!</text:p>
          </table:table-cell>
          <table:table-cell table:number-columns-repeated="1014"/>
        </table:table-row>
        <table:table-row table:style-name="ro12">
          <table:table-cell table:formula="of:=[.C52]&amp;&quot;_&quot;&amp;[.D52]&amp;[.E52]&amp;[.F52]&amp;[.G52]" office:value-type="string" office:string-value="2_AnywhereFollowStart" calcext:value-type="string">
            <text:p>2_AnywhereFollowStart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9.9713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'll come along, pal. Just make me bigger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53]&amp;&quot;_&quot;&amp;[.D53]&amp;[.E53]&amp;[.F53]&amp;[.G53]" office:value-type="string" office:string-value="2_AnywhereFollowStop" calcext:value-type="string">
            <text:p>2_AnywhereFollowStop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10.1693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ease, don't be too long... I need more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54]&amp;&quot;_&quot;&amp;[.D54]&amp;[.E54]&amp;[.F54]&amp;[.G54]" office:value-type="string" office:string-value="2_AnywhereTalk" calcext:value-type="string">
            <text:p>2_AnywhereTalk</text:p>
          </table:table-cell>
          <table:table-cell office:value-type="float" office:value="8" calcext:value-type="float">
            <office:annotation draw:style-name="gr3" draw:text-style-name="P2" svg:width="1.4339in" svg:height="0.5161in" svg:x="0.9134in" svg:y="10.3669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ng! Look at these muscles! I bet I could lift a Wailmer!</text:p>
          </table:table-cell>
          <table:table-cell table:number-columns-repeated="1014"/>
        </table:table-row>
        <table:table-row table:style-name="ro12">
          <table:table-cell table:formula="of:=[.C55]&amp;&quot;_&quot;&amp;[.D55]&amp;[.E55]&amp;[.F55]&amp;[.G55]" office:value-type="string" office:string-value="0_AnywhereFollowStart" calcext:value-type="string">
            <text:p>0_AnywhereFollowStart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0.5654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t's go. Maybe we can get to the bottom of this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56]&amp;&quot;_&quot;&amp;[.D56]&amp;[.E56]&amp;[.F56]&amp;[.G56]" office:value-type="string" office:string-value="0_AnywhereFollowStop" calcext:value-type="string">
            <text:p>0_AnywhereFollowStop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0.763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, but hurry back. We have to sort this out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57]&amp;&quot;_&quot;&amp;[.D57]&amp;[.E57]&amp;[.F57]&amp;[.G57]" office:value-type="string" office:string-value="0_AnywhereTalk" calcext:value-type="string">
            <text:p>0_AnywhereTalk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0.9606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eird things have been going on around here...</text:p>
          </table:table-cell>
          <table:table-cell table:number-columns-repeated="1014"/>
        </table:table-row>
        <table:table-row table:style-name="ro12">
          <table:table-cell table:formula="of:=[.C58]&amp;&quot;_&quot;&amp;[.D58]&amp;[.E58]&amp;[.F58]&amp;[.G58]" office:value-type="string" office:string-value="1_AnywhereFollowStart" calcext:value-type="string">
            <text:p>1_AnywhereFollowStart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1.1591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hope my new strength can help figure this out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59]&amp;&quot;_&quot;&amp;[.D59]&amp;[.E59]&amp;[.F59]&amp;[.G59]" office:value-type="string" office:string-value="1_AnywhereFollowStop" calcext:value-type="string">
            <text:p>1_AnywhereFollowStop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1.3567in" draw:caption-point-x="2.1488in" draw:caption-point-y="0.3665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ust be sure to come back soon, and give me more strength. |We'll need it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60]&amp;&quot;_&quot;&amp;[.D60]&amp;[.E60]&amp;[.F60]&amp;[.G60]" office:value-type="string" office:string-value="1_AnywhereTalk" calcext:value-type="string">
            <text:p>1_AnywhereTalk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1.5543in" draw:caption-point-x="2.1488in" draw:caption-point-y="0.3669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 never thought I'd get swept up in this...</text:p>
          </table:table-cell>
          <table:table-cell table:number-columns-repeated="1014"/>
        </table:table-row>
        <table:table-row table:style-name="ro12">
          <table:table-cell table:formula="of:=[.C61]&amp;&quot;_&quot;&amp;[.D61]&amp;[.E61]&amp;[.F61]&amp;[.G61]" office:value-type="string" office:string-value="2_AnywhereFollowStop" calcext:value-type="string">
            <text:p>2_AnywhereFollowStop</text:p>
          </table:table-cell>
          <table:table-cell office:value-type="float" office:value="9" calcext:value-type="float">
            <office:annotation draw:style-name="gr3" draw:text-style-name="P2" svg:width="1.4339in" svg:height="0.5161in" svg:x="0.9134in" svg:y="11.7157in" draw:caption-point-x="2.1488in" draw:caption-point-y="0.4035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need to rest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62]&amp;&quot;_&quot;&amp;[.D62]&amp;[.E62]&amp;[.F62]&amp;[.G62]" office:value-type="string" office:string-value="0_AnywhereFollowStart" calcext:value-type="string">
            <text:p>0_AnywhereFollowStart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1.7579in" draw:caption-point-x="2.1488in" draw:caption-point-y="0.5594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! This will surely help me evlolv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63]&amp;&quot;_&quot;&amp;[.D63]&amp;[.E63]&amp;[.F63]&amp;[.G63]" office:value-type="string" office:string-value="0_AnywhereFollowStop" calcext:value-type="string">
            <text:p>0_AnywhereFollowStop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1.9504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64]&amp;&quot;_&quot;&amp;[.D64]&amp;[.E64]&amp;[.F64]&amp;[.G64]" office:value-type="string" office:string-value="0_AnywhereTalk" calcext:value-type="string">
            <text:p>0_AnywhereTalk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2.1484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, Master. How are you doing?</text:p>
          </table:table-cell>
          <table:table-cell table:number-columns-repeated="1014"/>
        </table:table-row>
        <table:table-row table:style-name="ro12">
          <table:table-cell table:formula="of:=[.C65]&amp;&quot;_&quot;&amp;[.D65]&amp;[.E65]&amp;[.F65]&amp;[.G65]" office:value-type="string" office:string-value="1_AnywhereFollowStart" calcext:value-type="string">
            <text:p>1_AnywhereFollowStart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2.3465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! I hope this helps me further my training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66]&amp;&quot;_&quot;&amp;[.D66]&amp;[.E66]&amp;[.F66]&amp;[.G66]" office:value-type="string" office:string-value="1_AnywhereFollowStop" calcext:value-type="string">
            <text:p>1_AnywhereFollowStop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2.5441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... If I must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67]&amp;&quot;_&quot;&amp;[.D67]&amp;[.E67]&amp;[.F67]&amp;[.G67]" office:value-type="string" office:string-value="1_AnywhereTalk" calcext:value-type="string">
            <text:p>1_AnywhereTalk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2.7421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, Arceus! Is... has my body grown? ...I like it...</text:p>
          </table:table-cell>
          <table:table-cell table:number-columns-repeated="1014"/>
        </table:table-row>
        <table:table-row table:style-name="ro12">
          <table:table-cell table:formula="of:=[.C68]&amp;&quot;_&quot;&amp;[.D68]&amp;[.E68]&amp;[.F68]&amp;[.G68]" office:value-type="string" office:string-value="2_AnywhereFollowStart" calcext:value-type="string">
            <text:p>2_AnywhereFollowStart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2.9398in" draw:caption-point-x="2.1488in" draw:caption-point-y="0.565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ything you wish, so long as I can keep growing stronger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69]&amp;&quot;_&quot;&amp;[.D69]&amp;[.E69]&amp;[.F69]&amp;[.G69]" office:value-type="string" office:string-value="2_AnywhereTalk" calcext:value-type="string">
            <text:p>2_AnywhereTalk</text:p>
          </table:table-cell>
          <table:table-cell office:value-type="float" office:value="10" calcext:value-type="float">
            <office:annotation draw:style-name="gr3" draw:text-style-name="P2" svg:width="1.4339in" svg:height="0.5161in" svg:x="0.9134in" svg:y="13.1378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, yes! My training is truly paying off.</text:p>
          </table:table-cell>
          <table:table-cell table:number-columns-repeated="1014"/>
        </table:table-row>
        <table:table-row table:style-name="ro12">
          <table:table-cell table:formula="of:=[.C70]&amp;&quot;_&quot;&amp;[.D70]&amp;[.E70]&amp;[.F70]&amp;[.G70]" office:value-type="string" office:string-value="0_AnywhereFollowStart" calcext:value-type="string">
            <text:p>0_AnywhereFollowStart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3.3358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h... sure. I could use a walk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71]&amp;&quot;_&quot;&amp;[.D71]&amp;[.E71]&amp;[.F71]&amp;[.G71]" office:value-type="string" office:string-value="0_AnywhereFollowStop" calcext:value-type="string">
            <text:p>0_AnywhereFollowStop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3.5339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! I'll just chill here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72]&amp;&quot;_&quot;&amp;[.D72]&amp;[.E72]&amp;[.F72]&amp;[.G72]" office:value-type="string" office:string-value="0_AnywhereTalk" calcext:value-type="string">
            <text:p>0_AnywhereTalk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3.7319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y man! ¬Great day to be outside, am I right?</text:p>
          </table:table-cell>
          <table:table-cell table:number-columns-repeated="1014"/>
        </table:table-row>
        <table:table-row table:style-name="ro12">
          <table:table-cell table:formula="of:=[.C73]&amp;&quot;_&quot;&amp;[.D73]&amp;[.E73]&amp;[.F73]&amp;[.G73]" office:value-type="string" office:string-value="1_AnywhereFollowStart" calcext:value-type="string">
            <text:p>1_AnywhereFollowStart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3.9295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de, listen... do me a solid and juice me up a bit more, will ya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74]&amp;&quot;_&quot;&amp;[.D74]&amp;[.E74]&amp;[.F74]&amp;[.G74]" office:value-type="string" office:string-value="1_AnywhereFollowStop" calcext:value-type="string">
            <text:p>1_AnywhereFollowStop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4.1276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urry back, man. I want more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75]&amp;&quot;_&quot;&amp;[.D75]&amp;[.E75]&amp;[.F75]&amp;[.G75]" office:value-type="string" office:string-value="1_AnywhereTalk" calcext:value-type="string">
            <text:p>1_AnywhereTalk</text:p>
          </table:table-cell>
          <table:table-cell office:value-type="float" office:value="11" calcext:value-type="float">
            <office:annotation draw:style-name="gr3" draw:text-style-name="P2" svg:width="1.4339in" svg:height="0.5161in" svg:x="0.9134in" svg:y="14.3252in" draw:caption-point-x="2.1488in" draw:caption-point-y="0.565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ooh... that felt good...</text:p>
          </table:table-cell>
          <table:table-cell table:number-columns-repeated="1014"/>
        </table:table-row>
        <table:table-row table:style-name="ro12">
          <table:table-cell table:formula="of:=[.C76]&amp;&quot;_&quot;&amp;[.D76]&amp;[.E76]&amp;[.F76]&amp;[.G76]" office:value-type="string" office:string-value="0_AnywhereFollowStart" calcext:value-type="string">
            <text:p>0_AnywhereFollowStart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4.5232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at's that? You want me to follow you? Alright, why not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77]&amp;&quot;_&quot;&amp;[.D77]&amp;[.E77]&amp;[.F77]&amp;[.G77]" office:value-type="string" office:string-value="0_AnywhereFollowStop" calcext:value-type="string">
            <text:p>0_AnywhereFollowStop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4.7213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! I'll see you when you get back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78]&amp;&quot;_&quot;&amp;[.D78]&amp;[.E78]&amp;[.F78]&amp;[.G78]" office:value-type="string" office:string-value="0_AnywhereTalk" calcext:value-type="string">
            <text:p>0_AnywhereTalk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4.9193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, trainer! What brings you here?</text:p>
          </table:table-cell>
          <table:table-cell table:number-columns-repeated="1014"/>
        </table:table-row>
        <table:table-row table:style-name="ro12">
          <table:table-cell table:formula="of:=[.C79]&amp;&quot;_&quot;&amp;[.D79]&amp;[.E79]&amp;[.F79]&amp;[.G79]" office:value-type="string" office:string-value="1_AnywhereFollowStart" calcext:value-type="string">
            <text:p>1_AnywhereFollowStart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1173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. Uh... please, if you can... |...could you maybe... |...make me grow again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80]&amp;&quot;_&quot;&amp;[.D80]&amp;[.E80]&amp;[.F80]&amp;[.G80]" office:value-type="string" office:string-value="1_AnywhereFollowStop" calcext:value-type="string">
            <text:p>1_AnywhereFollowStop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315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... but please come back soon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81]&amp;&quot;_&quot;&amp;[.D81]&amp;[.E81]&amp;[.F81]&amp;[.G81]" office:value-type="string" office:string-value="1_AnywhereTalk" calcext:value-type="string">
            <text:p>1_AnywhereTalk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513in" draw:caption-point-x="2.1488in" draw:caption-point-y="0.564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 my... are these... muscles? They feel... they feel... nice...</text:p>
          </table:table-cell>
          <table:table-cell table:number-columns-repeated="1014"/>
        </table:table-row>
        <table:table-row table:style-name="ro12">
          <table:table-cell table:formula="of:=[.C82]&amp;&quot;_&quot;&amp;[.D82]&amp;[.E82]&amp;[.F82]&amp;[.G82]" office:value-type="string" office:string-value="2_AnywhereFollowStart" calcext:value-type="string">
            <text:p>2_AnywhereFollowStart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7161in" draw:caption-point-x="2.1488in" draw:caption-point-y="0.5594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-p-pleas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83]&amp;&quot;_&quot;&amp;[.D83]&amp;[.E83]&amp;[.F83]&amp;[.G83]" office:value-type="string" office:string-value="2_AnywhereFollowStop" calcext:value-type="string">
            <text:p>2_AnywhereFollowStop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815in" draw:caption-point-x="2.1488in" draw:caption-point-y="0.6583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. I'm getting tired. P-please g-give me more, though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84]&amp;&quot;_&quot;&amp;[.D84]&amp;[.E84]&amp;[.F84]&amp;[.G84]" office:value-type="string" office:string-value="2_AnywhereTalk" calcext:value-type="string">
            <text:p>2_AnywhereTalk</text:p>
          </table:table-cell>
          <table:table-cell office:value-type="float" office:value="12" calcext:value-type="float">
            <office:annotation draw:style-name="gr3" draw:text-style-name="P2" svg:width="1.4339in" svg:height="0.5161in" svg:x="0.9134in" svg:y="15.9087in" draw:caption-point-x="2.1488in" draw:caption-point-y="0.7626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 no! M-my shirt!</text:p>
          </table:table-cell>
          <table:table-cell table:number-columns-repeated="1014"/>
        </table:table-row>
        <table:table-row table:style-name="ro12">
          <table:table-cell table:formula="of:=[.C85]&amp;&quot;_&quot;&amp;[.D85]&amp;[.E85]&amp;[.F85]&amp;[.G85]" office:value-type="string" office:string-value="0_AnywhereFollowStart" calcext:value-type="string">
            <text:p>0_AnywhereFollowStart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6.1067in" draw:caption-point-x="2.1488in" draw:caption-point-y="0.7626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! I hope we see a lot of Grass Type Pokemon! |They're so adoreabl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86]&amp;&quot;_&quot;&amp;[.D86]&amp;[.E86]&amp;[.F86]&amp;[.G86]" office:value-type="string" office:string-value="0_AnywhereFollowStop" calcext:value-type="string">
            <text:p>0_AnywhereFollowStop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6.3047in" draw:caption-point-x="2.1488in" draw:caption-point-y="0.7626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! I'll just enjoy the weather until you get back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3">
          <table:table-cell table:formula="of:=[.C87]&amp;&quot;_&quot;&amp;[.D87]&amp;[.E87]&amp;[.F87]&amp;[.G87]" office:value-type="string" office:string-value="0_AnywhereTalk" calcext:value-type="string">
            <text:p>0_AnywhereTalk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6.5024in" draw:caption-point-x="2.1488in" draw:caption-point-y="0.7626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 there! ¬Such a beautiful day today! |Flowers are blooming, and the sun is, well... sunny! |Teehee!</text:p>
          </table:table-cell>
          <table:table-cell table:number-columns-repeated="1014"/>
        </table:table-row>
        <table:table-row table:style-name="ro12">
          <table:table-cell table:formula="of:=[.C88]&amp;&quot;_&quot;&amp;[.D88]&amp;[.E88]&amp;[.F88]&amp;[.G88]" office:value-type="string" office:string-value="1_AnywhereFollowStart" calcext:value-type="string">
            <text:p>1_AnywhereFollowStart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6.6941in" draw:caption-point-x="2.1488in" draw:caption-point-y="0.9646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m... sure. Maybe we can find a way to reverse this. |...or maybe not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89]&amp;&quot;_&quot;&amp;[.D89]&amp;[.E89]&amp;[.F89]&amp;[.G89]" office:value-type="string" office:string-value="1_AnywhereFollowStop" calcext:value-type="string">
            <text:p>1_AnywhereFollowStop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6.8921in" draw:caption-point-x="2.1488in" draw:caption-point-y="0.9646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. I could use a few minutes to feel the sun shine on my skin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90]&amp;&quot;_&quot;&amp;[.D90]&amp;[.E90]&amp;[.F90]&amp;[.G90]" office:value-type="string" office:string-value="1_AnywhereTalk" calcext:value-type="string">
            <text:p>1_AnywhereTalk</text:p>
          </table:table-cell>
          <table:table-cell office:value-type="float" office:value="13" calcext:value-type="float">
            <office:annotation draw:style-name="gr3" draw:text-style-name="P2" svg:width="1.4339in" svg:height="0.5161in" svg:x="0.9134in" svg:y="17.0484in" draw:caption-point-x="2.1488in" draw:caption-point-y="1.0063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oah... is this how a Pokemon feels after using growth?</text:p>
          </table:table-cell>
          <table:table-cell table:number-columns-repeated="1014"/>
        </table:table-row>
        <table:table-row table:style-name="ro3">
          <table:table-cell table:formula="of:=[.C91]&amp;&quot;_&quot;&amp;[.D91]&amp;[.E91]&amp;[.F91]&amp;[.G91]" office:value-type="string" office:string-value="0_AnywhereFollowStart" calcext:value-type="string">
            <text:p>0_AnywhereFollowStart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7.0898in" draw:caption-point-x="2.1488in" draw:caption-point-y="1.1626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llow you? Why would I? (Hmm maybe I'll be leaded to some Corsola) Actually, I will, let's go stranger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92]&amp;&quot;_&quot;&amp;[.D92]&amp;[.E92]&amp;[.F92]&amp;[.G92]" office:value-type="string" office:string-value="0_AnywhereFollowStop" calcext:value-type="string">
            <text:p>0_AnywhereFollowStop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7.287in" draw:caption-point-x="2.1488in" draw:caption-point-y="1.3594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at a waste of time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93]&amp;&quot;_&quot;&amp;[.D93]&amp;[.E93]&amp;[.F93]&amp;[.G93]" office:value-type="string" office:string-value="0_AnywhereTalk" calcext:value-type="string">
            <text:p>0_AnywhereTalk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7.4866in" draw:caption-point-x="2.1488in" draw:caption-point-y="1.3575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at do you want? I'm not in the mood!</text:p>
          </table:table-cell>
          <table:table-cell table:number-columns-repeated="1014"/>
        </table:table-row>
        <table:table-row table:style-name="ro12">
          <table:table-cell table:formula="of:=[.C94]&amp;&quot;_&quot;&amp;[.D94]&amp;[.E94]&amp;[.F94]&amp;[.G94]" office:value-type="string" office:string-value="1_AnywhereFollowStart" calcext:value-type="string">
            <text:p>1_AnywhereFollowStart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7.8795in" draw:caption-point-x="2.1488in" draw:caption-point-y="1.1626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 shorty, I need my protein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95]&amp;&quot;_&quot;&amp;[.D95]&amp;[.E95]&amp;[.F95]&amp;[.G95]" office:value-type="string" office:string-value="1_AnywhereFollowStop" calcext:value-type="string">
            <text:p>1_AnywhereFollowStop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8.0776in" draw:caption-point-x="2.1488in" draw:caption-point-y="1.1626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96]&amp;&quot;_&quot;&amp;[.D96]&amp;[.E96]&amp;[.F96]&amp;[.G96]" office:value-type="string" office:string-value="1_AnywhereTalk" calcext:value-type="string">
            <text:p>1_AnywhereTalk</text:p>
          </table:table-cell>
          <table:table-cell office:value-type="float" office:value="14" calcext:value-type="float">
            <office:annotation draw:style-name="gr3" draw:text-style-name="P2" svg:width="1.4339in" svg:height="0.5161in" svg:x="0.9134in" svg:y="18.2386in" draw:caption-point-x="2.1488in" draw:caption-point-y="1.1992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oahoho! This is sick! Look at these massive muscles!</text:p>
          </table:table-cell>
          <table:table-cell table:number-columns-repeated="1014"/>
        </table:table-row>
        <table:table-row table:style-name="ro12">
          <table:table-cell table:formula="of:=[.C97]&amp;&quot;_&quot;&amp;[.D97]&amp;[.E97]&amp;[.F97]&amp;[.G97]" office:value-type="string" office:string-value="0_AnywhereFollowStart" calcext:value-type="string">
            <text:p>0_AnywhereFollowStart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8.2803in" draw:caption-point-x="2.1488in" draw:caption-point-y="1.3555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 course. Let us depart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98]&amp;&quot;_&quot;&amp;[.D98]&amp;[.E98]&amp;[.F98]&amp;[.G98]" office:value-type="string" office:string-value="0_AnywhereFollowStop" calcext:value-type="string">
            <text:p>0_AnywhereFollowStop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8.6756in" draw:caption-point-x="2.1488in" draw:caption-point-y="1.1583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 course, Master. I'll wait here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99]&amp;&quot;_&quot;&amp;[.D99]&amp;[.E99]&amp;[.F99]&amp;[.G99]" office:value-type="string" office:string-value="0_AnywhereTalk" calcext:value-type="string">
            <text:p>0_AnywhereTalk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8.8736in" draw:caption-point-x="2.1488in" draw:caption-point-y="1.1583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reetings, Master. How are you today?</text:p>
          </table:table-cell>
          <table:table-cell table:number-columns-repeated="1014"/>
        </table:table-row>
        <table:table-row table:style-name="ro12">
          <table:table-cell table:formula="of:=[.C100]&amp;&quot;_&quot;&amp;[.D100]&amp;[.E100]&amp;[.F100]&amp;[.G100]" office:value-type="string" office:string-value="1_AnywhereFollowStop" calcext:value-type="string">
            <text:p>1_AnywhereFollowStop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9.0713in" draw:caption-point-x="2.1488in" draw:caption-point-y="1.1583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, Master. Whatever you say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3">
          <table:table-cell table:formula="of:=[.C101]&amp;&quot;_&quot;&amp;[.D101]&amp;[.E101]&amp;[.F101]&amp;[.G101]" office:value-type="string" office:string-value="1_AnywhereTalk" calcext:value-type="string">
            <text:p>1_AnywhereTalk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9.2689in" draw:caption-point-x="2.1488in" draw:caption-point-y="1.1587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at have you done!? |Why have I experienced such a drastic change in physique?</text:p>
          </table:table-cell>
          <table:table-cell table:number-columns-repeated="1014"/>
        </table:table-row>
        <table:table-row table:style-name="ro12">
          <table:table-cell table:formula="of:=[.C102]&amp;&quot;_&quot;&amp;[.D102]&amp;[.E102]&amp;[.F102]&amp;[.G102]" office:value-type="string" office:string-value="1_AnywhereFollowStart" calcext:value-type="string">
            <text:p>1_AnywhereFollowStart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9.4606in" draw:caption-point-x="2.1488in" draw:caption-point-y="1.3606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give my previous reaction. |I won't doubt your choices. Let's go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03]&amp;&quot;_&quot;&amp;[.D103]&amp;[.E103]&amp;[.F103]&amp;[.G103]" office:value-type="string" office:string-value="2_AnywhereFollowStop" calcext:value-type="string">
            <text:p>2_AnywhereFollowStop</text:p>
          </table:table-cell>
          <table:table-cell office:value-type="float" office:value="16" calcext:value-type="float">
            <office:annotation draw:style-name="gr3" draw:text-style-name="P2" svg:width="1.4339in" svg:height="0.5161in" svg:x="0.9134in" svg:y="19.6591in" draw:caption-point-x="2.1488in" draw:caption-point-y="1.3602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...</text:p>
          </table:table-cell>
          <table:table-cell table:number-columns-repeated="1014"/>
        </table:table-row>
        <table:table-row table:style-name="ro12">
          <table:table-cell table:formula="of:=[.C104]&amp;&quot;_&quot;&amp;[.D104]&amp;[.E104]&amp;[.F104]&amp;[.G104]" office:value-type="string" office:string-value="0_AnywhereFollowStart" calcext:value-type="string">
            <text:p>0_AnywhereFollowStart</text:p>
          </table:table-cell>
          <table:table-cell office:value-type="float" office:value="17" calcext:value-type="float">
            <office:annotation draw:style-name="gr3" draw:text-style-name="P2" svg:width="1.4339in" svg:height="0.5161in" svg:x="0.9134in" svg:y="19.8567in" draw:caption-point-x="2.1488in" draw:caption-point-y="1.3606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rry! I've got work to do!</text:p>
          </table:table-cell>
          <table:table-cell office:value-type="string" calcext:value-type="string">
            <text:p>follow_No</text:p>
          </table:table-cell>
          <table:table-cell table:number-columns-repeated="1013"/>
        </table:table-row>
        <table:table-row table:style-name="ro12">
          <table:table-cell table:formula="of:=[.C105]&amp;&quot;_&quot;&amp;[.D105]&amp;[.E105]&amp;[.F105]&amp;[.G105]" office:value-type="string" office:string-value="0_AnywhereFollowStop" calcext:value-type="string">
            <text:p>0_AnywhereFollowStop</text:p>
          </table:table-cell>
          <table:table-cell office:value-type="float" office:value="17" calcext:value-type="float">
            <office:annotation draw:style-name="gr3" draw:text-style-name="P2" svg:width="1.4339in" svg:height="0.5161in" svg:x="0.9134in" svg:y="20.0543in" draw:caption-point-x="2.1488in" draw:caption-point-y="1.3606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3">
          <table:table-cell table:formula="of:=[.C106]&amp;&quot;_&quot;&amp;[.D106]&amp;[.E106]&amp;[.F106]&amp;[.G106]" office:value-type="string" office:string-value="0_AnywhereTalk" calcext:value-type="string">
            <text:p>0_AnywhereTalk</text:p>
          </table:table-cell>
          <table:table-cell office:value-type="float" office:value="17" calcext:value-type="float">
            <office:annotation draw:style-name="gr3" draw:text-style-name="P2" svg:width="1.4339in" svg:height="0.5161in" svg:x="0.9134in" svg:y="20.2528in" draw:caption-point-x="2.1488in" draw:caption-point-y="1.3602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, and welcome to ¬the Pokémon Center. |We restore your tired Pokémon ¬to full health. |Would you like to rest your Pokémon?</text:p>
          </table:table-cell>
          <table:table-cell office:value-type="string" calcext:value-type="string">
            <text:p>Q_Yes_No</text:p>
          </table:table-cell>
          <table:table-cell table:number-columns-repeated="1013"/>
        </table:table-row>
        <table:table-row table:style-name="ro12">
          <table:table-cell table:formula="of:=[.C107]&amp;&quot;_&quot;&amp;[.D107]&amp;[.E107]&amp;[.F107]&amp;[.G107]" office:value-type="string" office:string-value="0_AnywhereTalkHeal_Start" calcext:value-type="string">
            <text:p>0_AnywhereTalkHeal_Start</text:p>
          </table:table-cell>
          <table:table-cell office:value-type="float" office:value="17" calcext:value-type="float">
            <office:annotation draw:style-name="gr4" draw:text-style-name="P2" svg:width="3.4122in" svg:height="0.8228in" svg:x="6.2488in" svg:y="22.0665in" draw:caption-point-x="-3.1866in" draw:caption-point-y="-0.0598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Heal_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, I'll take your Pokémon for a few seconds.</text:p>
          </table:table-cell>
          <table:table-cell office:value-type="string" calcext:value-type="string">
            <text:p>HealAnim_Start</text:p>
          </table:table-cell>
          <table:table-cell table:number-columns-repeated="1013"/>
        </table:table-row>
        <table:table-row table:style-name="ro12">
          <table:table-cell table:formula="of:=[.C108]&amp;&quot;_&quot;&amp;[.D108]&amp;[.E108]&amp;[.F108]&amp;[.G108]" office:value-type="string" office:string-value="0_AnywhereTalkHeal_Done" calcext:value-type="string">
            <text:p>0_AnywhereTalkHeal_Done</text:p>
          </table:table-cell>
          <table:table-cell office:value-type="float" office:value="17" calcext:value-type="float">
            <office:annotation draw:style-name="gr4" draw:text-style-name="P2" svg:width="3.4122in" svg:height="0.8228in" svg:x="6.2488in" svg:y="22.2642in" draw:caption-point-x="-3.1866in" draw:caption-point-y="-0.0594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Heal_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ank you for waiting. |We've restored your Pokémon to full health.</text:p>
          </table:table-cell>
          <table:table-cell table:number-columns-repeated="1014"/>
        </table:table-row>
        <table:table-row table:style-name="ro12">
          <table:table-cell table:formula="of:=[.C109]&amp;&quot;_&quot;&amp;[.D109]&amp;[.E109]&amp;[.F109]&amp;[.G109]" office:value-type="string" office:string-value="0_AnywhereTalkHeal_End" calcext:value-type="string">
            <text:p>0_AnywhereTalkHeal_End</text:p>
          </table:table-cell>
          <table:table-cell office:value-type="float" office:value="17" calcext:value-type="float">
            <office:annotation draw:style-name="gr4" draw:text-style-name="P2" svg:width="3.4122in" svg:height="0.8228in" svg:x="6.2488in" svg:y="22.4618in" draw:caption-point-x="-3.1866in" draw:caption-point-y="-0.0594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Heal_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 hope to see you again!</text:p>
          </table:table-cell>
          <table:table-cell table:number-columns-repeated="1014"/>
        </table:table-row>
        <table:table-row table:style-name="ro12">
          <table:table-cell table:formula="of:=[.C110]&amp;&quot;_&quot;&amp;[.D110]&amp;[.E110]&amp;[.F110]&amp;[.G110]" office:value-type="string" office:string-value="0_AnywhereTalkHeal_Empty" calcext:value-type="string">
            <text:p>0_AnywhereTalkHeal_Empty</text:p>
          </table:table-cell>
          <table:table-cell office:value-type="float" office:value="17" calcext:value-type="float">
            <office:annotation draw:style-name="gr4" draw:text-style-name="P2" svg:width="3.4122in" svg:height="0.8228in" svg:x="6.2488in" svg:y="22.6602in" draw:caption-point-x="-3.1866in" draw:caption-point-y="-0.0598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Heal_Emp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r pokeballs are empty...|Return with them and try again. |Sorry!</text:p>
          </table:table-cell>
          <table:table-cell table:number-columns-repeated="1014"/>
        </table:table-row>
        <table:table-row table:style-name="ro12">
          <table:table-cell table:formula="of:=[.C111]&amp;&quot;_&quot;&amp;[.D111]&amp;[.E111]&amp;[.F111]&amp;[.G111]" office:value-type="string" office:string-value="1_AnywhereTalk" calcext:value-type="string">
            <text:p>1_AnywhereTalk</text:p>
          </table:table-cell>
          <table:table-cell office:value-type="float" office:value="17" calcext:value-type="float">
            <office:annotation draw:style-name="gr3" draw:text-style-name="P2" svg:width="1.4339in" svg:height="0.5161in" svg:x="0.9134in" svg:y="21.3965in" draw:caption-point-x="2.1488in" draw:caption-point-y="1.402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llo.</text:p>
          </table:table-cell>
          <table:table-cell table:number-columns-repeated="1014"/>
        </table:table-row>
        <table:table-row table:style-name="ro12">
          <table:table-cell table:formula="of:=[.C112]&amp;&quot;_&quot;&amp;[.D112]&amp;[.E112]&amp;[.F112]&amp;[.G112]" office:value-type="string" office:string-value="1_AnywhereFollowStop" calcext:value-type="string">
            <text:p>1_AnywhereFollowStop</text:p>
          </table:table-cell>
          <table:table-cell office:value-type="float" office:value="17" calcext:value-type="float">
            <office:annotation draw:style-name="gr3" draw:text-style-name="P2" svg:width="1.4339in" svg:height="0.5161in" svg:x="0.9134in" svg:y="21.4382in" draw:caption-point-x="2.1488in" draw:caption-point-y="1.5583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need to rest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13]&amp;&quot;_&quot;&amp;[.D113]&amp;[.E113]&amp;[.F113]&amp;[.G113]" office:value-type="string" office:string-value="0_AnywhereFollowStart" calcext:value-type="string">
            <text:p>0_AnywhereFollowStart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1.6406in" draw:caption-point-x="2.1488in" draw:caption-point-y="1.5535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unds like fun! Let's go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14]&amp;&quot;_&quot;&amp;[.D114]&amp;[.E114]&amp;[.F114]&amp;[.G114]" office:value-type="string" office:string-value="0_AnywhereFollowStop" calcext:value-type="string">
            <text:p>0_AnywhereFollowStop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2.0358in" draw:caption-point-x="2.1488in" draw:caption-point-y="1.3563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. I had a good time with you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15]&amp;&quot;_&quot;&amp;[.D115]&amp;[.E115]&amp;[.F115]&amp;[.G115]" office:value-type="string" office:string-value="0_AnywhereTalk" calcext:value-type="string">
            <text:p>0_AnywhereTalk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2.2339in" draw:caption-point-x="2.1488in" draw:caption-point-y="1.3563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ya, Master!</text:p>
          </table:table-cell>
          <table:table-cell table:number-columns-repeated="1014"/>
        </table:table-row>
        <table:table-row table:style-name="ro12">
          <table:table-cell table:formula="of:=[.C116]&amp;&quot;_&quot;&amp;[.D116]&amp;[.E116]&amp;[.F116]&amp;[.G116]" office:value-type="string" office:string-value="1_AnywhereFollowStart" calcext:value-type="string">
            <text:p>1_AnywhereFollowStart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2.4402in" draw:caption-point-x="2.1488in" draw:caption-point-y="1.3476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, please. I love these trips of ours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17]&amp;&quot;_&quot;&amp;[.D117]&amp;[.E117]&amp;[.F117]&amp;[.G117]" office:value-type="string" office:string-value="1_AnywhereFollowStop" calcext:value-type="string">
            <text:p>1_AnywhereFollowStop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2.8362in" draw:caption-point-x="2.1488in" draw:caption-point-y="1.1496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ay, but don't leave me for long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18]&amp;&quot;_&quot;&amp;[.D118]&amp;[.E118]&amp;[.F118]&amp;[.G118]" office:value-type="string" office:string-value="1_AnywhereTalk" calcext:value-type="string">
            <text:p>1_AnywhereTalk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2.9925in" draw:caption-point-x="2.1488in" draw:caption-point-y="1.1913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ow... that felt incredible...</text:p>
          </table:table-cell>
          <table:table-cell table:number-columns-repeated="1014"/>
        </table:table-row>
        <table:table-row table:style-name="ro12">
          <table:table-cell table:formula="of:=[.C119]&amp;&quot;_&quot;&amp;[.D119]&amp;[.E119]&amp;[.F119]&amp;[.G119]" office:value-type="string" office:string-value="2_AnywhereFollowStart" calcext:value-type="string">
            <text:p>2_AnywhereFollowStart</text:p>
          </table:table-cell>
          <table:table-cell office:value-type="float" office:value="18" calcext:value-type="float">
            <office:annotation draw:style-name="gr7" draw:text-style-name="P2" svg:width="1.4339in" svg:height="0.8335in" svg:x="0.9134in" svg:y="23.0343in" draw:caption-point-x="2.1488in" draw:caption-point-y="1.3476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solutely. I've never enjoyed anything more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20]&amp;&quot;_&quot;&amp;[.D120]&amp;[.E120]&amp;[.F120]&amp;[.G120]" office:value-type="string" office:string-value="2_AnywhereFollowStop" calcext:value-type="string">
            <text:p>2_AnywhereFollowStop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3.6189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e back when you can. This is too good to stop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21]&amp;&quot;_&quot;&amp;[.D121]&amp;[.E121]&amp;[.F121]&amp;[.G121]" office:value-type="string" office:string-value="2_AnywhereTalk" calcext:value-type="string">
            <text:p>2_AnywhereTalk</text:p>
          </table:table-cell>
          <table:table-cell office:value-type="float" office:value="18" calcext:value-type="float">
            <office:annotation draw:style-name="gr3" draw:text-style-name="P2" svg:width="1.4339in" svg:height="0.5161in" svg:x="0.9134in" svg:y="23.8173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t tingles... I really like this...</text:p>
          </table:table-cell>
          <table:table-cell table:number-columns-repeated="1014"/>
        </table:table-row>
        <table:table-row table:style-name="ro12">
          <table:table-cell table:formula="of:=[.C122]&amp;&quot;_&quot;&amp;[.D122]&amp;[.E122]&amp;[.F122]&amp;[.G122]" office:value-type="string" office:string-value="0_AnywhereFollowStart" calcext:value-type="string">
            <text:p>0_AnywhereFollowStart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4.015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ere do you want to go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23]&amp;&quot;_&quot;&amp;[.D123]&amp;[.E123]&amp;[.F123]&amp;[.G123]" office:value-type="string" office:string-value="0_AnywhereFollowStop" calcext:value-type="string">
            <text:p>0_AnywhereFollowStop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4.2126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y did we come here anyway?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24]&amp;&quot;_&quot;&amp;[.D124]&amp;[.E124]&amp;[.F124]&amp;[.G124]" office:value-type="string" office:string-value="0_AnywhereTalk" calcext:value-type="string">
            <text:p>0_AnywhereTalk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4.411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 hello there, trainer.</text:p>
          </table:table-cell>
          <table:table-cell table:number-columns-repeated="1014"/>
        </table:table-row>
        <table:table-row table:style-name="ro12">
          <table:table-cell table:formula="of:=[.C125]&amp;&quot;_&quot;&amp;[.D125]&amp;[.E125]&amp;[.F125]&amp;[.G125]" office:value-type="string" office:string-value="1_AnywhereFollowStart" calcext:value-type="string">
            <text:p>1_AnywhereFollowStart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4.6091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-Alright, It's fun to walk with you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26]&amp;&quot;_&quot;&amp;[.D126]&amp;[.E126]&amp;[.F126]&amp;[.G126]" office:value-type="string" office:string-value="1_AnywhereFollowStop" calcext:value-type="string">
            <text:p>1_AnywhereFollowStop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4.8067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t's go again sometime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27]&amp;&quot;_&quot;&amp;[.D127]&amp;[.E127]&amp;[.F127]&amp;[.G127]" office:value-type="string" office:string-value="1_AnywhereTalk" calcext:value-type="string">
            <text:p>1_AnywhereTalk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5.0043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-Oh... What's this?</text:p>
          </table:table-cell>
          <table:table-cell table:number-columns-repeated="1014"/>
        </table:table-row>
        <table:table-row table:style-name="ro12">
          <table:table-cell table:formula="of:=[.C128]&amp;&quot;_&quot;&amp;[.D128]&amp;[.E128]&amp;[.F128]&amp;[.G128]" office:value-type="string" office:string-value="2_AnywhereFollowStart" calcext:value-type="string">
            <text:p>2_AnywhereFollowStart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5.2028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is legs are great for walking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29]&amp;&quot;_&quot;&amp;[.D129]&amp;[.E129]&amp;[.F129]&amp;[.G129]" office:value-type="string" office:string-value="2_AnywhereFollowStop" calcext:value-type="string">
            <text:p>2_AnywhereFollowStop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5.4004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-More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30]&amp;&quot;_&quot;&amp;[.D130]&amp;[.E130]&amp;[.F130]&amp;[.G130]" office:value-type="string" office:string-value="2_AnywhereTalk" calcext:value-type="string">
            <text:p>2_AnywhereTalk</text:p>
          </table:table-cell>
          <table:table-cell office:value-type="float" office:value="19" calcext:value-type="float">
            <office:annotation draw:style-name="gr3" draw:text-style-name="P2" svg:width="1.4339in" svg:height="0.5161in" svg:x="0.9134in" svg:y="25.598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yess... Bigger...</text:p>
          </table:table-cell>
          <table:table-cell table:number-columns-repeated="1014"/>
        </table:table-row>
        <table:table-row table:style-name="ro12">
          <table:table-cell table:formula="of:=[.C131]&amp;&quot;_&quot;&amp;[.D131]&amp;[.E131]&amp;[.F131]&amp;[.G131]" office:value-type="string" office:string-value="0_AnywhereFollowStart" calcext:value-type="string">
            <text:p>0_AnywhereFollowStart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5.7965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ere are we going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32]&amp;&quot;_&quot;&amp;[.D132]&amp;[.E132]&amp;[.F132]&amp;[.G132]" office:value-type="string" office:string-value="0_AnywhereFollowStop" calcext:value-type="string">
            <text:p>0_AnywhereFollowStop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5.9945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right then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33]&amp;&quot;_&quot;&amp;[.D133]&amp;[.E133]&amp;[.F133]&amp;[.G133]" office:value-type="string" office:string-value="0_AnywhereTalk" calcext:value-type="string">
            <text:p>0_AnywhereTalk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6.1917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i there!</text:p>
          </table:table-cell>
          <table:table-cell table:number-columns-repeated="1014"/>
        </table:table-row>
        <table:table-row table:style-name="ro12">
          <table:table-cell table:formula="of:=[.C134]&amp;&quot;_&quot;&amp;[.D134]&amp;[.E134]&amp;[.F134]&amp;[.G134]" office:value-type="string" office:string-value="1_AnywhereFollowStart" calcext:value-type="string">
            <text:p>1_AnywhereFollowStart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6.3902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 hope walking with you makes me grow some more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35]&amp;&quot;_&quot;&amp;[.D135]&amp;[.E135]&amp;[.F135]&amp;[.G135]" office:value-type="string" office:string-value="1_AnywhereFollowStop" calcext:value-type="string">
            <text:p>1_AnywhereFollowStop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6.5882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t's try again later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36]&amp;&quot;_&quot;&amp;[.D136]&amp;[.E136]&amp;[.F136]&amp;[.G136]" office:value-type="string" office:string-value="1_AnywhereTalk" calcext:value-type="string">
            <text:p>1_AnywhereTalk</text:p>
          </table:table-cell>
          <table:table-cell office:value-type="float" office:value="20" calcext:value-type="float">
            <office:annotation draw:style-name="gr3" draw:text-style-name="P2" svg:width="1.4339in" svg:height="0.5161in" svg:x="0.9134in" svg:y="26.7858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Acerola</text:span></text:p>
              <text:p text:style-name="P1"><text:span text:style-name="T1"/></text:p>
            </office:annotation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oah... That was fun.</text:p>
          </table:table-cell>
          <table:table-cell table:number-columns-repeated="1014"/>
        </table:table-row>
        <table:table-row table:style-name="ro12">
          <table:table-cell table:formula="of:=[.C137]&amp;&quot;_&quot;&amp;[.D137]&amp;[.E137]&amp;[.F137]&amp;[.G137]" office:value-type="string" office:string-value="0_AnywhereFollowStart" calcext:value-type="string">
            <text:p>0_AnywhereFollowStart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6.9835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EEVEE follows you happily*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38]&amp;&quot;_&quot;&amp;[.D138]&amp;[.E138]&amp;[.F138]&amp;[.G138]" office:value-type="string" office:string-value="0_AnywhereFollowStop" calcext:value-type="string">
            <text:p>0_AnywhereFollowStop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7.1819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EEVEE waits for you*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39]&amp;&quot;_&quot;&amp;[.D139]&amp;[.E139]&amp;[.F139]&amp;[.G139]" office:value-type="string" office:string-value="0_AnywhereTalk" calcext:value-type="string">
            <text:p>0_AnywhereTalk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7.3795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*EEVEE seems like it wants to follow you!*</text:p>
          </table:table-cell>
          <table:table-cell table:number-columns-repeated="1014"/>
        </table:table-row>
        <table:table-row table:style-name="ro12">
          <table:table-cell table:formula="of:=[.C140]&amp;&quot;_&quot;&amp;[.D140]&amp;[.E140]&amp;[.F140]&amp;[.G140]" office:value-type="string" office:string-value="1_AnywhereFollowStart" calcext:value-type="string">
            <text:p>1_AnywhereFollowStart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7.5772in" draw:caption-point-x="2.1488in" draw:caption-point-y="0.9606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EEVEE follows you, courious if something may happen*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41]&amp;&quot;_&quot;&amp;[.D141]&amp;[.E141]&amp;[.F141]&amp;[.G141]" office:value-type="string" office:string-value="1_AnywhereFollowStop" calcext:value-type="string">
            <text:p>1_AnywhereFollowStop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7.7756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EEVEE waits for you happily*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42]&amp;&quot;_&quot;&amp;[.D142]&amp;[.E142]&amp;[.F142]&amp;[.G142]" office:value-type="string" office:string-value="1_AnywhereTalk" calcext:value-type="string">
            <text:p>1_AnywhereTalk</text:p>
          </table:table-cell>
          <table:table-cell office:value-type="float" office:value="21" calcext:value-type="float">
            <office:annotation draw:style-name="gr3" draw:text-style-name="P2" svg:width="1.4339in" svg:height="0.5161in" svg:x="0.9134in" svg:y="27.9736in" draw:caption-point-x="2.1488in" draw:caption-point-y="0.9602in">
              <dc:date>2023-12-23T00:00:00</dc:date>
              <text:p text:style-name="P1"><text:span text:style-name="T2">Author:</text:span></text:p>
              <text:p text:style-name="P1"><text:span text:style-name="T1">Eevee</text:span></text:p>
              <text:p text:style-name="P1"><text:span text:style-name="T1"/></text:p>
            </office:annotation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*EEVEE seems a bit confused*</text:p>
          </table:table-cell>
          <table:table-cell table:number-columns-repeated="1014"/>
        </table:table-row>
        <table:table-row table:style-name="ro12">
          <table:table-cell table:formula="of:=[.C143]&amp;&quot;_&quot;&amp;[.D143]&amp;[.E143]&amp;[.F143]&amp;[.G143]" office:value-type="string" office:string-value="0_RoomTalk" calcext:value-type="string">
            <text:p>0_RoomTal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h master! You want to do something? uwu</text:p>
          </table:table-cell>
          <table:table-cell table:number-columns-repeated="1014"/>
        </table:table-row>
        <table:table-row table:style-name="ro12">
          <table:table-cell table:formula="of:=[.C144]&amp;&quot;_&quot;&amp;[.D144]&amp;[.E144]&amp;[.F144]&amp;[.G144]" office:value-type="string" office:string-value="0_HouseTalk" calcext:value-type="string">
            <text:p>0_HouseTal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verything looks tidy!</text:p>
          </table:table-cell>
          <table:table-cell table:number-columns-repeated="1014"/>
        </table:table-row>
        <table:table-row table:style-name="ro12">
          <table:table-cell table:formula="of:=[.C145]&amp;&quot;_&quot;&amp;[.D145]&amp;[.E145]&amp;[.F145]&amp;[.G145]" office:value-type="string" office:string-value="0_AnywhereTalkGjaL" calcext:value-type="string">
            <text:p>0_AnywhereTalkGj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Gj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d fun with your walk master?</text:p>
          </table:table-cell>
          <table:table-cell table:number-columns-repeated="1014"/>
        </table:table-row>
        <table:table-row table:style-name="ro12">
          <table:table-cell table:formula="of:=[.C146]&amp;&quot;_&quot;&amp;[.D146]&amp;[.E146]&amp;[.F146]&amp;[.G146]" office:value-type="string" office:string-value="0_AnywhereTalkGjaL_1" calcext:value-type="string">
            <text:p>0_AnywhereTalkGjaL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GjaL_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 me too master!!</text:p>
          </table:table-cell>
          <table:table-cell table:number-columns-repeated="1014"/>
        </table:table-row>
        <table:table-row table:style-name="ro12">
          <table:table-cell table:formula="of:=[.C147]&amp;&quot;_&quot;&amp;[.D147]&amp;[.E147]&amp;[.F147]&amp;[.G147]" office:value-type="string" office:string-value="0_AnywhereTalkGjaL_0" calcext:value-type="string">
            <text:p>0_AnywhereTalkGjaL_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GjaL_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uh? She's back to normal...</text:p>
          </table:table-cell>
          <table:table-cell table:number-columns-repeated="1014"/>
        </table:table-row>
        <table:table-row table:style-name="ro12">
          <table:table-cell table:formula="of:=[.C148]&amp;&quot;_&quot;&amp;[.D148]&amp;[.E148]&amp;[.F148]&amp;[.G148]" office:value-type="string" office:string-value="1_AnywhereTalkGjaL_1" calcext:value-type="string">
            <text:p>1_AnywhereTalkGjaL_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GjaL_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'm big too master!</text:p>
          </table:table-cell>
          <table:table-cell table:number-columns-repeated="1014"/>
        </table:table-row>
        <table:table-row table:style-name="ro12">
          <table:table-cell table:formula="of:=[.C149]&amp;&quot;_&quot;&amp;[.D149]&amp;[.E149]&amp;[.F149]&amp;[.G149]" office:value-type="string" office:string-value="0_AnywhereTalkShrink_1" calcext:value-type="string">
            <text:p>0_AnywhereTalkShrink_1</text:p>
          </table:table-cell>
          <table:table-cell office:value-type="float" office:value="8" calcext:value-type="float">
            <office:annotation draw:style-name="gr3" draw:text-style-name="P2" svg:width="0.8858in" svg:height="0.5161in" svg:x="2.6075in" svg:y="0in" draw:caption-point-x="0.4547in" draw:caption-point-y="30.3193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hrink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y! I wanted to get bigger not smaller!</text:p>
          </table:table-cell>
          <table:table-cell table:number-columns-repeated="1014"/>
        </table:table-row>
        <table:table-row table:style-name="ro12">
          <table:table-cell table:formula="of:=[.C150]&amp;&quot;_&quot;&amp;[.D150]&amp;[.E150]&amp;[.F150]&amp;[.G150]" office:value-type="string" office:string-value="0_AnywhereTalkwbG" calcext:value-type="string">
            <text:p>0_AnywhereTalkwbG</text:p>
          </table:table-cell>
          <table:table-cell office:value-type="float" office:value="19" calcext:value-type="float">
            <office:annotation draw:style-name="gr3" draw:text-style-name="P2" svg:width="0.8858in" svg:height="0.5161in" svg:x="2.6075in" svg:y="0in" draw:caption-point-x="0.4547in" draw:caption-point-y="30.5173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wb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ah, that Gardevoir is big...</text:p>
          </table:table-cell>
          <table:table-cell table:number-columns-repeated="1014"/>
        </table:table-row>
        <table:table-row table:style-name="ro12">
          <table:table-cell table:formula="of:=[.C151]&amp;&quot;_&quot;&amp;[.D151]&amp;[.E151]&amp;[.F151]&amp;[.G151]" office:value-type="string" office:string-value="0_AnywhereTalkwbG" calcext:value-type="string">
            <text:p>0_AnywhereTalkwb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wb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-Hey master! (I need to work out...)</text:p>
          </table:table-cell>
          <table:table-cell table:number-columns-repeated="1014"/>
        </table:table-row>
        <table:table-row table:style-name="ro12">
          <table:table-cell table:formula="of:=[.C152]&amp;&quot;_&quot;&amp;[.D152]&amp;[.E152]&amp;[.F152]&amp;[.G152]" office:value-type="string" office:string-value="0_AnywhereTalkwbG_1" calcext:value-type="string">
            <text:p>0_AnywhereTalkwbG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wbG_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 can go big too master!</text:p>
          </table:table-cell>
          <table:table-cell table:number-columns-repeated="1014"/>
        </table:table-row>
        <table:table-row table:style-name="ro12">
          <table:table-cell table:formula="of:=[.C153]&amp;&quot;_&quot;&amp;[.D153]&amp;[.E153]&amp;[.F153]&amp;[.G153]" office:value-type="string" office:string-value="1_AnywhereFollowStart" calcext:value-type="string">
            <text:p>1_AnywhereFollowStart</text:p>
          </table:table-cell>
          <table:table-cell office:value-type="float" office:value="22" calcext:value-type="float">
            <office:annotation draw:style-name="gr3" draw:text-style-name="P2" svg:width="0.8858in" svg:height="0.5161in" svg:x="2.6075in" svg:y="31.3886in" draw:caption-point-x="0.4547in" draw:caption-point-y="-0.2776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 no problem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54]&amp;&quot;_&quot;&amp;[.D154]&amp;[.E154]&amp;[.F154]&amp;[.G154]" office:value-type="string" office:string-value="1_AnywhereFollowStop" calcext:value-type="string">
            <text:p>1_AnywhereFollowStop</text:p>
          </table:table-cell>
          <table:table-cell office:value-type="float" office:value="22" calcext:value-type="float">
            <office:annotation draw:style-name="gr3" draw:text-style-name="P2" svg:width="0.8858in" svg:height="0.5161in" svg:x="2.6075in" svg:y="31.5858in" draw:caption-point-x="0.4547in" draw:caption-point-y="-0.2772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e you soon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55]&amp;&quot;_&quot;&amp;[.D155]&amp;[.E155]&amp;[.F155]&amp;[.G155]" office:value-type="string" office:string-value="1_AnywhereTalk" calcext:value-type="string">
            <text:p>1_AnywhereTalk</text:p>
          </table:table-cell>
          <table:table-cell office:value-type="float" office:value="22" calcext:value-type="float">
            <office:annotation draw:style-name="gr3" draw:text-style-name="P2" svg:width="0.8858in" svg:height="0.5161in" svg:x="2.6075in" svg:y="31.7843in" draw:caption-point-x="0.4547in" draw:caption-point-y="-0.2776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-Hey there...</text:p>
          </table:table-cell>
          <table:table-cell table:number-columns-repeated="1014"/>
        </table:table-row>
        <table:table-row table:style-name="ro12">
          <table:table-cell table:formula="of:=[.C156]&amp;&quot;_&quot;&amp;[.D156]&amp;[.E156]&amp;[.F156]&amp;[.G156]" office:value-type="string" office:string-value="0_AnywhereFollowStart" calcext:value-type="string">
            <text:p>0_AnywhereFollowStart</text:p>
          </table:table-cell>
          <table:table-cell office:value-type="float" office:value="22" calcext:value-type="float">
            <office:annotation draw:style-name="gr3" draw:text-style-name="P2" svg:width="0.8862in" svg:height="0.5161in" svg:x="3.2016in" svg:y="31.5862in" draw:caption-point-x="-0.1394in" draw:caption-point-y="0.1185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re no problem!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57]&amp;&quot;_&quot;&amp;[.D157]&amp;[.E157]&amp;[.F157]&amp;[.G157]" office:value-type="string" office:string-value="0_AnywhereFollowStop" calcext:value-type="string">
            <text:p>0_AnywhereFollowStop</text:p>
          </table:table-cell>
          <table:table-cell office:value-type="float" office:value="22" calcext:value-type="float">
            <office:annotation draw:style-name="gr3" draw:text-style-name="P2" svg:width="0.8862in" svg:height="0.5161in" svg:x="3.2016in" svg:y="31.7839in" draw:caption-point-x="-0.1394in" draw:caption-point-y="0.1185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e you soon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58]&amp;&quot;_&quot;&amp;[.D158]&amp;[.E158]&amp;[.F158]&amp;[.G158]" office:value-type="string" office:string-value="0_AnywhereTalk" calcext:value-type="string">
            <text:p>0_AnywhereTalk</text:p>
          </table:table-cell>
          <table:table-cell office:value-type="float" office:value="22" calcext:value-type="float">
            <office:annotation draw:style-name="gr3" draw:text-style-name="P2" svg:width="0.8862in" svg:height="0.5161in" svg:x="3.2016in" svg:y="31.9823in" draw:caption-point-x="-0.1394in" draw:caption-point-y="0.1181in">
              <dc:date>2023-12-23T00:00:00</dc:date>
              <text:p text:style-name="P1"><text:span text:style-name="T2">Author:</text:span></text:p>
              <text:p text:style-name="P1"><text:span text:style-name="T1">May</text:span></text:p>
              <text:p text:style-name="P1"><text:span text:style-name="T1"/></text:p>
            </office:annotation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y there!</text:p>
          </table:table-cell>
          <table:table-cell table:number-columns-repeated="1014"/>
        </table:table-row>
        <table:table-row table:style-name="ro12">
          <table:table-cell table:formula="of:=[.C159]&amp;&quot;_&quot;&amp;[.D159]&amp;[.E159]&amp;[.F159]&amp;[.G159]" office:value-type="string" office:string-value="0_AnywhereTalkPlayer_F" calcext:value-type="string">
            <text:p>0_AnywhereTalkPlayer_F</text:p>
          </table:table-cell>
          <table:table-cell office:value-type="float" office:value="4" calcext:value-type="float">
            <office:annotation draw:style-name="gr3" draw:text-style-name="P2" svg:width="0.8858in" svg:height="0.5161in" svg:x="2.6075in" svg:y="0in" draw:caption-point-x="0.4547in" draw:caption-point-y="32.2984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Player_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lo, madam!</text:p>
          </table:table-cell>
          <table:table-cell table:number-columns-repeated="1014"/>
        </table:table-row>
        <table:table-row table:style-name="ro12">
          <table:table-cell table:formula="of:=[.C160]&amp;&quot;_&quot;&amp;[.D160]&amp;[.E160]&amp;[.F160]&amp;[.G160]" office:value-type="string" office:string-value="1_AnywhereFollowStartPlayer_F" calcext:value-type="string">
            <text:p>1_AnywhereFollowStartPlayer_F</text:p>
          </table:table-cell>
          <table:table-cell office:value-type="float" office:value="4" calcext:value-type="float">
            <office:annotation draw:style-name="gr3" draw:text-style-name="P2" svg:width="0.8858in" svg:height="0.5161in" svg:x="2.6075in" svg:y="0in" draw:caption-point-x="0.4547in" draw:caption-point-y="32.4965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layer_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would you like me to do, miss?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61]&amp;&quot;_&quot;&amp;[.D161]&amp;[.E161]&amp;[.F161]&amp;[.G161]" office:value-type="string" office:string-value="0_AnywhereFollowStopPlayer_F" calcext:value-type="string">
            <text:p>0_AnywhereFollowStopPlayer_F</text:p>
          </table:table-cell>
          <table:table-cell office:value-type="float" office:value="4" calcext:value-type="float">
            <office:annotation draw:style-name="gr3" draw:text-style-name="P2" svg:width="0.8858in" svg:height="0.5161in" svg:x="2.6075in" svg:y="0in" draw:caption-point-x="0.4547in" draw:caption-point-y="32.6941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Player_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you wish, miss!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62]&amp;&quot;_&quot;&amp;[.D162]&amp;[.E162]&amp;[.F162]&amp;[.G162]" office:value-type="string" office:string-value="0_AnywhereFollowStart" calcext:value-type="string">
            <text:p>0_AnywhereFollowStart</text:p>
          </table:table-cell>
          <table:table-cell office:value-type="float" office:value="23" calcext:value-type="float">
            <office:annotation draw:style-name="gr3" draw:text-style-name="P2" svg:width="0.8862in" svg:height="0.5161in" svg:x="3.2016in" svg:y="34.6862in" draw:caption-point-x="-0.1394in" draw:caption-point-y="-1.7941in">
              <dc:date>2023-12-23T00:00:00</dc:date>
              <text:p text:style-name="P1"><text:span text:style-name="T2">Author:</text:span></text:p>
              <text:p text:style-name="P1"><text:span text:style-name="T1">Kid</text:span></text:p>
              <text:p text:style-name="P1"><text:span text:style-name="T1"/></text:p>
            </office:annotation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ranger Danger!</text:p>
          </table:table-cell>
          <table:table-cell office:value-type="string" calcext:value-type="string">
            <text:p>follow_No</text:p>
          </table:table-cell>
          <table:table-cell table:number-columns-repeated="1013"/>
        </table:table-row>
        <table:table-row table:style-name="ro13">
          <table:table-cell table:formula="of:=[.C163]&amp;&quot;_&quot;&amp;[.D163]&amp;[.E163]&amp;[.F163]&amp;[.G163]" office:value-type="string" office:string-value="0_AnywhereTalk" calcext:value-type="string">
            <text:p>0_AnywhereTalk</text:p>
          </table:table-cell>
          <table:table-cell office:value-type="float" office:value="23" calcext:value-type="float">
            <office:annotation draw:style-name="gr3" draw:text-style-name="P2" svg:width="0.8862in" svg:height="0.5161in" svg:x="3.2016in" svg:y="34.8843in" draw:caption-point-x="-0.1394in" draw:caption-point-y="-1.7941in">
              <dc:date>2023-12-23T00:00:00</dc:date>
              <text:p text:style-name="P1"><text:span text:style-name="T2">Author:</text:span></text:p>
              <text:p text:style-name="P1"><text:span text:style-name="T1">Kid</text:span></text:p>
              <text:p text:style-name="P1"><text:span text:style-name="T1"/></text:p>
            </office:annotation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e're no strangers to love. |You know the rules and so do I. |A full commitment's is what I'm thinking of. |You wouldn't get this from any other guy. |I just wanna tell you how I'm feeling. |Gotta make you understand. |Never gonna give you up. |Never gonna let you down. |Never gonna run around and desert you. |Never gonna make you cry. |Never gonna say goodbye. |Never gonna tell a lie and hurt you.</text:p>
          </table:table-cell>
          <table:table-cell table:number-columns-repeated="1014"/>
        </table:table-row>
        <table:table-row table:style-name="ro3">
          <table:table-cell table:formula="of:=[.C164]&amp;&quot;_&quot;&amp;[.D164]&amp;[.E164]&amp;[.F164]&amp;[.G164]" office:value-type="string" office:string-value="0_AnywhereFollowStartAfraid" calcext:value-type="string">
            <text:p>0_AnywhereFollowStartAfraid</text:p>
          </table:table-cell>
          <table:table-cell office:value-type="float" office:value="6" calcext:value-type="float">
            <office:annotation draw:style-name="gr3" draw:text-style-name="P2" svg:width="0.8862in" svg:height="0.5161in" svg:x="3.2016in" svg:y="34.8236in" draw:caption-point-x="-0.1394in" draw:caption-point-y="-0.5941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frai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-Are you gonna turn me into that again?... |N-Not that I'm looking forward to that, baka! |How gross! Get away!</text:p>
          </table:table-cell>
          <table:table-cell office:value-type="string" calcext:value-type="string">
            <text:p>follow_No</text:p>
          </table:table-cell>
          <table:table-cell table:number-columns-repeated="1013"/>
        </table:table-row>
        <table:table-row table:style-name="ro12">
          <table:table-cell table:formula="of:=[.C165]&amp;&quot;_&quot;&amp;[.D165]&amp;[.E165]&amp;[.F165]&amp;[.G165]" office:value-type="string" office:string-value="0_AnywhereTalkAfraid" calcext:value-type="string">
            <text:p>0_AnywhereTalkAfra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fra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a- what did you do!? ¬You turned me into a monster! </text:p>
          </table:table-cell>
          <table:table-cell table:number-columns-repeated="1014"/>
        </table:table-row>
        <table:table-row table:style-name="ro12">
          <table:table-cell table:formula="of:=[.C166]&amp;&quot;_&quot;&amp;[.D166]&amp;[.E166]&amp;[.F166]&amp;[.G166]" office:value-type="string" office:string-value="1_AnywhereFollowStartAfraid" calcext:value-type="string">
            <text:p>1_AnywhereFollowStartAfraid</text:p>
          </table:table-cell>
          <table:table-cell office:value-type="float" office:value="6" calcext:value-type="float">
            <office:annotation draw:style-name="gr3" draw:text-style-name="P2" svg:width="0.8862in" svg:height="0.5161in" svg:x="3.2016in" svg:y="35.015in" draw:caption-point-x="-0.1394in" draw:caption-point-y="-0.1937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frai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-make me... bigger please...</text:p>
          </table:table-cell>
          <table:table-cell office:value-type="string" calcext:value-type="string">
            <text:p>follow_Yes</text:p>
          </table:table-cell>
          <table:table-cell table:number-columns-repeated="1013"/>
        </table:table-row>
        <table:table-row table:style-name="ro12">
          <table:table-cell table:formula="of:=[.C167]&amp;&quot;_&quot;&amp;[.D167]&amp;[.E167]&amp;[.F167]&amp;[.G167]" office:value-type="string" office:string-value="1_AnywhereTalkAfraid" calcext:value-type="string">
            <text:p>1_AnywhereTalkAfra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fra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gh... Yeesss... I love this...</text:p>
          </table:table-cell>
          <table:table-cell table:number-columns-repeated="1014"/>
        </table:table-row>
        <table:table-row table:style-name="ro12">
          <table:table-cell table:formula="of:=[.C168]&amp;&quot;_&quot;&amp;[.D168]&amp;[.E168]&amp;[.F168]&amp;[.G168]" office:value-type="string" office:string-value="1_AnywhereFollowStopAfraid" calcext:value-type="string">
            <text:p>1_AnywhereFollowStopAfra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fra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ed to rest...</text:p>
          </table:table-cell>
          <table:table-cell office:value-type="string" calcext:value-type="string">
            <text:p>follow_Stop</text:p>
          </table:table-cell>
          <table:table-cell table:number-columns-repeated="1013"/>
        </table:table-row>
        <table:table-row table:style-name="ro12">
          <table:table-cell table:formula="of:=[.C169]&amp;&quot;_&quot;&amp;[.D169]&amp;[.E169]&amp;[.F169]&amp;[.G169]" office:value-type="string" office:string-value="0_AnywhereTalkwaw" calcext:value-type="string">
            <text:p>0_AnywhereTalkwa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w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y we aren't there yet, why are you stopping?</text:p>
          </table:table-cell>
          <table:table-cell table:number-columns-repeated="1014"/>
        </table:table-row>
        <table:table-row table:style-name="ro2" table:number-rows-repeated="1048392">
          <table:table-cell table:number-columns-repeated="1024"/>
        </table:table-row>
        <table:table-row table:style-name="ro14" table:number-rows-repeated="1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Extract" table:base-cell-address="$DialogueChar_DB.$A$1" table:cell-range-address="$DialogueChar_DB.$O$1:.$O$136"/>
        </table:named-expressions>
      </table:table>
      <table:table table:name="DemoParty" table:style-name="ta2">
        <table:table-column table:style-name="co10" table:number-columns-repeated="1024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evee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 Aw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punny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e Char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himsicott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iltr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aixen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38" calcext:value-type="float">
            <text:p>338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ic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othitelle 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s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10" table:number-columns-repeated="100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kMnID</text:p>
          </table:table-cell>
          <table:table-cell office:value-type="string" calcext:value-type="string">
            <text:p>CurHP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.Attack</text:p>
          </table:table-cell>
          <table:table-cell office:value-type="string" calcext:value-type="string">
            <text:p>SP.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IV_HP</text:p>
          </table:table-cell>
          <table:table-cell office:value-type="string" calcext:value-type="string">
            <text:p>IV_Attack</text:p>
          </table:table-cell>
          <table:table-cell office:value-type="string" calcext:value-type="string">
            <text:p>IV_Defense</text:p>
          </table:table-cell>
          <table:table-cell office:value-type="string" calcext:value-type="string">
            <text:p>IV_SP.A</text:p>
          </table:table-cell>
          <table:table-cell office:value-type="string" calcext:value-type="string">
            <text:p>IV_SP.D</text:p>
          </table:table-cell>
          <table:table-cell office:value-type="string" calcext:value-type="string">
            <text:p>IV_Speed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Crit Prob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_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SA_S</text:p>
          </table:table-cell>
          <table:table-cell office:value-type="string" calcext:value-type="string">
            <text:p>SD_S</text:p>
          </table:table-cell>
          <table:table-cell office:value-type="string" calcext:value-type="string">
            <text:p>Speed_S</text:p>
          </table:table-cell>
          <table:table-cell office:value-type="string" calcext:value-type="string">
            <text:p>Acc_S</text:p>
          </table:table-cell>
          <table:table-cell office:value-type="string" calcext:value-type="string">
            <text:p>Evs_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yer's Al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m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my's Ally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table:number-columns-repeated="5"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rit calc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76" office:value-type="string" calcext:value-type="string">
            <text:p>˹˺˼˻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formula="of:=[.K13] + 48" office:value-type="float" office:value="226" calcext:value-type="float">
            <text:p>22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K14] + 48" office:value-type="float" office:value="274" calcext:value-type="float">
            <text:p>274</text:p>
          </table:table-cell>
          <table:table-cell table:number-columns-repeated="13"/>
          <table:table-cell table:style-name="ce76" office:value-type="string" calcext:value-type="string">
            <text:p>ͤюϵ϶ͬͬɍ ʳ</text:p>
          </table:table-cell>
          <table:table-cell table:style-name="ce76" office:value-type="string" calcext:value-type="string">
            <text:p>ʘ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formula="of:=[.K15] + 48" office:value-type="float" office:value="322" calcext:value-type="float">
            <text:p>32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COM.MICROSOFT.FLOOR(0.01 * (2 *[.C15] + [.AC18] + COM.MICROSOFT.FLOOR(0.25 * [.AB26];1) * [.G3]) + [.G3] + 10;1)" office:value-type="float" office:value="27" calcext:value-type="float">
            <text:p>27</text:p>
          </table:table-cell>
          <table:table-cell table:number-columns-repeated="7"/>
          <table:table-cell table:formula="of:=[.K16] + 48" office:value-type="float" office:value="370" calcext:value-type="float">
            <text:p>370</text:p>
          </table:table-cell>
          <table:table-cell table:number-columns-repeated="17"/>
          <table:table-cell office:value-type="string" calcext:value-type="string">
            <text:p>Example_IV</text:p>
          </table:table-cell>
          <table:table-cell table:number-columns-repeated="995"/>
        </table:table-row>
        <table:table-row table:style-name="ro2">
          <table:table-cell table:number-columns-repeated="10"/>
          <table:table-cell table:formula="of:=[.K17] + 48" office:value-type="float" office:value="418" calcext:value-type="float">
            <text:p>418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table:formula="of:=[.K18] + 48" office:value-type="float" office:value="466" calcext:value-type="float">
            <text:p>46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COM.MICROSOFT.FLOOR((0.01*( 2 *[.C15] + [.AC18] + ([.AB26] * 0.25)) * [.G3]);1) + [.G3] + 10" office:value-type="float" office:value="51" calcext:value-type="float">
            <text:p>51</text:p>
          </table:table-cell>
          <table:table-cell table:formula="of:=COM.MICROSOFT.FLOOR((0.01*( 2 *[.D15] + [.AC18] + ([.AB26] * 0.25)) * [.G3]);1) + 5" office:value-type="float" office:value="26" calcext:value-type="float">
            <text:p>26</text:p>
          </table:table-cell>
          <table:table-cell table:formula="of:=COM.MICROSOFT.FLOOR((0.01*( 2 *[.E15] + [.AC18] + ([.AB26] * 0.25)) * [.G3]);1) + 5" office:value-type="float" office:value="38" calcext:value-type="float">
            <text:p>38</text:p>
          </table:table-cell>
          <table:table-cell table:formula="of:=COM.MICROSOFT.FLOOR((0.01*( 2 *[.E15] + [.AC18] + ([.AB26] * 0.25)) * [.G3]);1) + 5" office:value-type="float" office:value="38" calcext:value-type="float">
            <text:p>38</text:p>
          </table:table-cell>
          <table:table-cell table:formula="of:=COM.MICROSOFT.FLOOR((0.01*( 2 *[.G15] + [.AC18] + ([.AB26] * 0.25)) * [.G3]);1) + 5" office:value-type="float" office:value="43" calcext:value-type="float">
            <text:p>43</text:p>
          </table:table-cell>
          <table:table-cell table:formula="of:=COM.MICROSOFT.FLOOR((0.01*( 2 *[.H15] + [.AC18] + ([.AB26] * 0.25)) * [.G3]);1) + 5" office:value-type="float" office:value="29" calcext:value-type="float">
            <text:p>29</text:p>
          </table:table-cell>
          <table:table-cell table:number-columns-repeated="2"/>
          <table:table-cell table:formula="of:=[.K19] + 48" office:value-type="float" office:value="514" calcext:value-type="float">
            <text:p>514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K20] + 48" office:value-type="float" office:value="562" calcext:value-type="float">
            <text:p>56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86"/>
        </table:table-row>
        <table:table-row table:style-name="ro2"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kMnID</text:p>
          </table:table-cell>
          <table:table-cell office:value-type="string" calcext:value-type="string">
            <text:p>CurHP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.Attack</text:p>
          </table:table-cell>
          <table:table-cell office:value-type="string" calcext:value-type="string">
            <text:p>SP.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IV_HP</text:p>
          </table:table-cell>
          <table:table-cell office:value-type="string" calcext:value-type="string">
            <text:p>IV_Attack</text:p>
          </table:table-cell>
          <table:table-cell office:value-type="string" calcext:value-type="string">
            <text:p>IV_Defense</text:p>
          </table:table-cell>
          <table:table-cell office:value-type="string" calcext:value-type="string">
            <text:p>IV_SP.A</text:p>
          </table:table-cell>
          <table:table-cell office:value-type="string" calcext:value-type="string">
            <text:p>IV_SP.D</text:p>
          </table:table-cell>
          <table:table-cell office:value-type="string" calcext:value-type="string">
            <text:p>IV_Speed</text:p>
          </table:table-cell>
          <table:table-cell office:value-type="string" calcext:value-type="string">
            <text:p>EV_HP</text:p>
          </table:table-cell>
          <table:table-cell office:value-type="string" calcext:value-type="string">
            <text:p>EV_Attack</text:p>
          </table:table-cell>
          <table:table-cell office:value-type="string" calcext:value-type="string">
            <text:p>EV_Defense</text:p>
          </table:table-cell>
          <table:table-cell office:value-type="string" calcext:value-type="string">
            <text:p>EV_SP.A</text:p>
          </table:table-cell>
          <table:table-cell office:value-type="string" calcext:value-type="string">
            <text:p>EV_SP.D</text:p>
          </table:table-cell>
          <table:table-cell office:value-type="string" calcext:value-type="string">
            <text:p>EV_Speed</text:p>
          </table:table-cell>
          <table:table-cell office:value-type="string" calcext:value-type="string">
            <text:p>Total_EV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way?</text:p>
          </table:table-cell>
          <table:table-cell office:value-type="string" calcext:value-type="string">
            <text:p>in OW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ok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number-columns-repeated="5"/>
          <table:table-cell table:number-columns-repeated="6" office:value-type="float" office:value="0" calcext:value-type="float">
            <text:p>0</text:p>
          </table:table-cell>
          <table:table-cell table:formula="of:=[.V26]+[.W26]+[.X26]+[.Y26]+[.Z26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76" office:value-type="string" calcext:value-type="string">
            <text:p>ͤͤ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ok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8" office:value-type="string" calcext:value-type="string">
            <text:p>AnimWater</text:p>
          </table:table-cell>
          <table:table-cell table:style-name="ce71" office:value-type="float" office:value="178" calcext:value-type="float">
            <text:p>178</text:p>
          </table:table-cell>
          <table:table-cell table:style-name="ce71" table:formula="of:=[.C35] + 48" office:value-type="float" office:value="226" calcext:value-type="float">
            <text:p>226</text:p>
          </table:table-cell>
          <table:table-cell table:style-name="ce71" table:formula="of:=[.D35] + 48" office:value-type="float" office:value="274" calcext:value-type="float">
            <text:p>274</text:p>
          </table:table-cell>
          <table:table-cell table:style-name="ce71" table:formula="of:=[.E35] + 48" office:value-type="float" office:value="322" calcext:value-type="float">
            <text:p>322</text:p>
          </table:table-cell>
          <table:table-cell table:style-name="ce71" table:formula="of:=[.F35] + 48" office:value-type="float" office:value="370" calcext:value-type="float">
            <text:p>370</text:p>
          </table:table-cell>
          <table:table-cell table:style-name="ce71" table:formula="of:=[.G35] + 48" office:value-type="float" office:value="418" calcext:value-type="float">
            <text:p>418</text:p>
          </table:table-cell>
          <table:table-cell table:style-name="ce71" table:formula="of:=[.H35] + 48" office:value-type="float" office:value="466" calcext:value-type="float">
            <text:p>466</text:p>
          </table:table-cell>
          <table:table-cell table:style-name="ce73" table:formula="of:=[.I35] + 48" office:value-type="float" office:value="514" calcext:value-type="float">
            <text:p>514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79" calcext:value-type="float">
            <text:p>179</text:p>
          </table:table-cell>
          <table:table-cell table:formula="of:=[.C36] + 48" office:value-type="float" office:value="227" calcext:value-type="float">
            <text:p>227</text:p>
          </table:table-cell>
          <table:table-cell table:formula="of:=[.D36] + 48" office:value-type="float" office:value="275" calcext:value-type="float">
            <text:p>275</text:p>
          </table:table-cell>
          <table:table-cell table:formula="of:=[.E36] + 48" office:value-type="float" office:value="323" calcext:value-type="float">
            <text:p>323</text:p>
          </table:table-cell>
          <table:table-cell table:formula="of:=[.F36] + 48" office:value-type="float" office:value="371" calcext:value-type="float">
            <text:p>371</text:p>
          </table:table-cell>
          <table:table-cell table:formula="of:=[.G36] + 48" office:value-type="float" office:value="419" calcext:value-type="float">
            <text:p>419</text:p>
          </table:table-cell>
          <table:table-cell table:formula="of:=[.H36] + 48" office:value-type="float" office:value="467" calcext:value-type="float">
            <text:p>467</text:p>
          </table:table-cell>
          <table:table-cell table:style-name="ce74" table:formula="of:=[.I36] + 48" office:value-type="float" office:value="515" calcext:value-type="float">
            <text:p>515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80" calcext:value-type="float">
            <text:p>180</text:p>
          </table:table-cell>
          <table:table-cell table:formula="of:=[.C37] + 48" office:value-type="float" office:value="228" calcext:value-type="float">
            <text:p>228</text:p>
          </table:table-cell>
          <table:table-cell table:formula="of:=[.D37] + 48" office:value-type="float" office:value="276" calcext:value-type="float">
            <text:p>276</text:p>
          </table:table-cell>
          <table:table-cell table:formula="of:=[.E37] + 48" office:value-type="float" office:value="324" calcext:value-type="float">
            <text:p>324</text:p>
          </table:table-cell>
          <table:table-cell table:formula="of:=[.F37] + 48" office:value-type="float" office:value="372" calcext:value-type="float">
            <text:p>372</text:p>
          </table:table-cell>
          <table:table-cell table:formula="of:=[.G37] + 48" office:value-type="float" office:value="420" calcext:value-type="float">
            <text:p>420</text:p>
          </table:table-cell>
          <table:table-cell table:formula="of:=[.H37] + 48" office:value-type="float" office:value="468" calcext:value-type="float">
            <text:p>468</text:p>
          </table:table-cell>
          <table:table-cell table:style-name="ce74" table:formula="of:=[.I37] + 48" office:value-type="float" office:value="516" calcext:value-type="float">
            <text:p>516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94" calcext:value-type="float">
            <text:p>194</text:p>
          </table:table-cell>
          <table:table-cell table:formula="of:=[.C38] + 48" office:value-type="float" office:value="242" calcext:value-type="float">
            <text:p>242</text:p>
          </table:table-cell>
          <table:table-cell table:formula="of:=[.D38] + 48" office:value-type="float" office:value="290" calcext:value-type="float">
            <text:p>290</text:p>
          </table:table-cell>
          <table:table-cell table:formula="of:=[.E38] + 48" office:value-type="float" office:value="338" calcext:value-type="float">
            <text:p>338</text:p>
          </table:table-cell>
          <table:table-cell table:formula="of:=[.F38] + 48" office:value-type="float" office:value="386" calcext:value-type="float">
            <text:p>386</text:p>
          </table:table-cell>
          <table:table-cell table:formula="of:=[.G38] + 48" office:value-type="float" office:value="434" calcext:value-type="float">
            <text:p>434</text:p>
          </table:table-cell>
          <table:table-cell table:formula="of:=[.H38] + 48" office:value-type="float" office:value="482" calcext:value-type="float">
            <text:p>482</text:p>
          </table:table-cell>
          <table:table-cell table:style-name="ce74" table:formula="of:=[.I38] + 48" office:value-type="float" office:value="530" calcext:value-type="float">
            <text:p>530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95" calcext:value-type="float">
            <text:p>195</text:p>
          </table:table-cell>
          <table:table-cell table:formula="of:=[.C39] + 48" office:value-type="float" office:value="243" calcext:value-type="float">
            <text:p>243</text:p>
          </table:table-cell>
          <table:table-cell table:formula="of:=[.D39] + 48" office:value-type="float" office:value="291" calcext:value-type="float">
            <text:p>291</text:p>
          </table:table-cell>
          <table:table-cell table:formula="of:=[.E39] + 48" office:value-type="float" office:value="339" calcext:value-type="float">
            <text:p>339</text:p>
          </table:table-cell>
          <table:table-cell table:formula="of:=[.F39] + 48" office:value-type="float" office:value="387" calcext:value-type="float">
            <text:p>387</text:p>
          </table:table-cell>
          <table:table-cell table:formula="of:=[.G39] + 48" office:value-type="float" office:value="435" calcext:value-type="float">
            <text:p>435</text:p>
          </table:table-cell>
          <table:table-cell table:formula="of:=[.H39] + 48" office:value-type="float" office:value="483" calcext:value-type="float">
            <text:p>483</text:p>
          </table:table-cell>
          <table:table-cell table:style-name="ce74" table:formula="of:=[.I39] + 48" office:value-type="float" office:value="531" calcext:value-type="float">
            <text:p>531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96" calcext:value-type="float">
            <text:p>196</text:p>
          </table:table-cell>
          <table:table-cell table:formula="of:=[.C40] + 48" office:value-type="float" office:value="244" calcext:value-type="float">
            <text:p>244</text:p>
          </table:table-cell>
          <table:table-cell table:formula="of:=[.D40] + 48" office:value-type="float" office:value="292" calcext:value-type="float">
            <text:p>292</text:p>
          </table:table-cell>
          <table:table-cell table:formula="of:=[.E40] + 48" office:value-type="float" office:value="340" calcext:value-type="float">
            <text:p>340</text:p>
          </table:table-cell>
          <table:table-cell table:formula="of:=[.F40] + 48" office:value-type="float" office:value="388" calcext:value-type="float">
            <text:p>388</text:p>
          </table:table-cell>
          <table:table-cell table:formula="of:=[.G40] + 48" office:value-type="float" office:value="436" calcext:value-type="float">
            <text:p>436</text:p>
          </table:table-cell>
          <table:table-cell table:formula="of:=[.H40] + 48" office:value-type="float" office:value="484" calcext:value-type="float">
            <text:p>484</text:p>
          </table:table-cell>
          <table:table-cell table:style-name="ce74" table:formula="of:=[.I40] + 48" office:value-type="float" office:value="532" calcext:value-type="float">
            <text:p>532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210" calcext:value-type="float">
            <text:p>210</text:p>
          </table:table-cell>
          <table:table-cell table:formula="of:=[.C41] + 48" office:value-type="float" office:value="258" calcext:value-type="float">
            <text:p>258</text:p>
          </table:table-cell>
          <table:table-cell table:formula="of:=[.D41] + 48" office:value-type="float" office:value="306" calcext:value-type="float">
            <text:p>306</text:p>
          </table:table-cell>
          <table:table-cell table:formula="of:=[.E41] + 48" office:value-type="float" office:value="354" calcext:value-type="float">
            <text:p>354</text:p>
          </table:table-cell>
          <table:table-cell table:formula="of:=[.F41] + 48" office:value-type="float" office:value="402" calcext:value-type="float">
            <text:p>402</text:p>
          </table:table-cell>
          <table:table-cell table:formula="of:=[.G41] + 48" office:value-type="float" office:value="450" calcext:value-type="float">
            <text:p>450</text:p>
          </table:table-cell>
          <table:table-cell table:formula="of:=[.H41] + 48" office:value-type="float" office:value="498" calcext:value-type="float">
            <text:p>498</text:p>
          </table:table-cell>
          <table:table-cell table:style-name="ce74" table:formula="of:=[.I41] + 48" office:value-type="float" office:value="546" calcext:value-type="float">
            <text:p>546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211" calcext:value-type="float">
            <text:p>211</text:p>
          </table:table-cell>
          <table:table-cell table:formula="of:=[.C42] + 48" office:value-type="float" office:value="259" calcext:value-type="float">
            <text:p>259</text:p>
          </table:table-cell>
          <table:table-cell table:formula="of:=[.D42] + 48" office:value-type="float" office:value="307" calcext:value-type="float">
            <text:p>307</text:p>
          </table:table-cell>
          <table:table-cell table:formula="of:=[.E42] + 48" office:value-type="float" office:value="355" calcext:value-type="float">
            <text:p>355</text:p>
          </table:table-cell>
          <table:table-cell table:formula="of:=[.F42] + 48" office:value-type="float" office:value="403" calcext:value-type="float">
            <text:p>403</text:p>
          </table:table-cell>
          <table:table-cell table:formula="of:=[.G42] + 48" office:value-type="float" office:value="451" calcext:value-type="float">
            <text:p>451</text:p>
          </table:table-cell>
          <table:table-cell table:formula="of:=[.H42] + 48" office:value-type="float" office:value="499" calcext:value-type="float">
            <text:p>499</text:p>
          </table:table-cell>
          <table:table-cell table:style-name="ce74" table:formula="of:=[.I42] + 48" office:value-type="float" office:value="547" calcext:value-type="float">
            <text:p>547</text:p>
          </table:table-cell>
          <table:table-cell table:number-columns-repeated="1014"/>
        </table:table-row>
        <table:table-row table:style-name="ro2">
          <table:table-cell/>
          <table:table-cell table:style-name="ce70"/>
          <table:table-cell table:style-name="ce72" office:value-type="float" office:value="212" calcext:value-type="float">
            <text:p>212</text:p>
          </table:table-cell>
          <table:table-cell table:style-name="ce72" table:formula="of:=[.C43] + 48" office:value-type="float" office:value="260" calcext:value-type="float">
            <text:p>260</text:p>
          </table:table-cell>
          <table:table-cell table:style-name="ce72" table:formula="of:=[.D43] + 48" office:value-type="float" office:value="308" calcext:value-type="float">
            <text:p>308</text:p>
          </table:table-cell>
          <table:table-cell table:style-name="ce72" table:formula="of:=[.E43] + 48" office:value-type="float" office:value="356" calcext:value-type="float">
            <text:p>356</text:p>
          </table:table-cell>
          <table:table-cell table:style-name="ce72" table:formula="of:=[.F43] + 48" office:value-type="float" office:value="404" calcext:value-type="float">
            <text:p>404</text:p>
          </table:table-cell>
          <table:table-cell table:style-name="ce72" table:formula="of:=[.G43] + 48" office:value-type="float" office:value="452" calcext:value-type="float">
            <text:p>452</text:p>
          </table:table-cell>
          <table:table-cell table:style-name="ce72" table:formula="of:=[.H43] + 48" office:value-type="float" office:value="500" calcext:value-type="float">
            <text:p>500</text:p>
          </table:table-cell>
          <table:table-cell table:style-name="ce75" table:formula="of:=[.I43] + 48" office:value-type="float" office:value="548" calcext:value-type="float">
            <text:p>548</text:p>
          </table:table-cell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WaterCorner</text:p>
          </table:table-cell>
          <table:table-cell table:style-name="ce71" office:value-type="float" office:value="176" calcext:value-type="float">
            <text:p>176</text:p>
          </table:table-cell>
          <table:table-cell table:style-name="ce71" table:formula="of:=[.C44] + 48" office:value-type="float" office:value="224" calcext:value-type="float">
            <text:p>224</text:p>
          </table:table-cell>
          <table:table-cell table:style-name="ce71" table:formula="of:=[.D44] + 48" office:value-type="float" office:value="272" calcext:value-type="float">
            <text:p>272</text:p>
          </table:table-cell>
          <table:table-cell table:style-name="ce71" table:formula="of:=[.E44] + 48" office:value-type="float" office:value="320" calcext:value-type="float">
            <text:p>320</text:p>
          </table:table-cell>
          <table:table-cell table:style-name="ce71" table:formula="of:=[.F44] + 48" office:value-type="float" office:value="368" calcext:value-type="float">
            <text:p>368</text:p>
          </table:table-cell>
          <table:table-cell table:style-name="ce71" table:formula="of:=[.G44] + 48" office:value-type="float" office:value="416" calcext:value-type="float">
            <text:p>416</text:p>
          </table:table-cell>
          <table:table-cell table:style-name="ce71" table:formula="of:=[.H44] + 48" office:value-type="float" office:value="464" calcext:value-type="float">
            <text:p>464</text:p>
          </table:table-cell>
          <table:table-cell table:style-name="ce73" table:formula="of:=[.I44] + 48" office:value-type="float" office:value="512" calcext:value-type="float">
            <text:p>512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77" calcext:value-type="float">
            <text:p>177</text:p>
          </table:table-cell>
          <table:table-cell table:formula="of:=[.C45] + 48" office:value-type="float" office:value="225" calcext:value-type="float">
            <text:p>225</text:p>
          </table:table-cell>
          <table:table-cell table:formula="of:=[.D45] + 48" office:value-type="float" office:value="273" calcext:value-type="float">
            <text:p>273</text:p>
          </table:table-cell>
          <table:table-cell table:formula="of:=[.E45] + 48" office:value-type="float" office:value="321" calcext:value-type="float">
            <text:p>321</text:p>
          </table:table-cell>
          <table:table-cell table:formula="of:=[.F45] + 48" office:value-type="float" office:value="369" calcext:value-type="float">
            <text:p>369</text:p>
          </table:table-cell>
          <table:table-cell table:formula="of:=[.G45] + 48" office:value-type="float" office:value="417" calcext:value-type="float">
            <text:p>417</text:p>
          </table:table-cell>
          <table:table-cell table:formula="of:=[.H45] + 48" office:value-type="float" office:value="465" calcext:value-type="float">
            <text:p>465</text:p>
          </table:table-cell>
          <table:table-cell table:style-name="ce74" table:formula="of:=[.I45] + 48" office:value-type="float" office:value="513" calcext:value-type="float">
            <text:p>513</text:p>
          </table:table-cell>
          <table:table-cell table:number-columns-repeated="1014"/>
        </table:table-row>
        <table:table-row table:style-name="ro2">
          <table:table-cell/>
          <table:table-cell table:style-name="ce69"/>
          <table:table-cell office:value-type="float" office:value="192" calcext:value-type="float">
            <text:p>192</text:p>
          </table:table-cell>
          <table:table-cell table:formula="of:=[.C46] + 48" office:value-type="float" office:value="240" calcext:value-type="float">
            <text:p>240</text:p>
          </table:table-cell>
          <table:table-cell table:formula="of:=[.D46] + 48" office:value-type="float" office:value="288" calcext:value-type="float">
            <text:p>288</text:p>
          </table:table-cell>
          <table:table-cell table:formula="of:=[.E46] + 48" office:value-type="float" office:value="336" calcext:value-type="float">
            <text:p>336</text:p>
          </table:table-cell>
          <table:table-cell table:formula="of:=[.F46] + 48" office:value-type="float" office:value="384" calcext:value-type="float">
            <text:p>384</text:p>
          </table:table-cell>
          <table:table-cell table:formula="of:=[.G46] + 48" office:value-type="float" office:value="432" calcext:value-type="float">
            <text:p>432</text:p>
          </table:table-cell>
          <table:table-cell table:formula="of:=[.H46] + 48" office:value-type="float" office:value="480" calcext:value-type="float">
            <text:p>480</text:p>
          </table:table-cell>
          <table:table-cell table:style-name="ce74" table:formula="of:=[.I46] + 48" office:value-type="float" office:value="528" calcext:value-type="float">
            <text:p>528</text:p>
          </table:table-cell>
          <table:table-cell table:number-columns-repeated="1014"/>
        </table:table-row>
        <table:table-row table:style-name="ro2">
          <table:table-cell/>
          <table:table-cell table:style-name="ce70"/>
          <table:table-cell table:style-name="ce72" office:value-type="float" office:value="193" calcext:value-type="float">
            <text:p>193</text:p>
          </table:table-cell>
          <table:table-cell table:style-name="ce72" table:formula="of:=[.C47] + 48" office:value-type="float" office:value="241" calcext:value-type="float">
            <text:p>241</text:p>
          </table:table-cell>
          <table:table-cell table:style-name="ce72" table:formula="of:=[.D47] + 48" office:value-type="float" office:value="289" calcext:value-type="float">
            <text:p>289</text:p>
          </table:table-cell>
          <table:table-cell table:style-name="ce72" table:formula="of:=[.E47] + 48" office:value-type="float" office:value="337" calcext:value-type="float">
            <text:p>337</text:p>
          </table:table-cell>
          <table:table-cell table:style-name="ce72" table:formula="of:=[.F47] + 48" office:value-type="float" office:value="385" calcext:value-type="float">
            <text:p>385</text:p>
          </table:table-cell>
          <table:table-cell table:style-name="ce72" table:formula="of:=[.G47] + 48" office:value-type="float" office:value="433" calcext:value-type="float">
            <text:p>433</text:p>
          </table:table-cell>
          <table:table-cell table:style-name="ce72" table:formula="of:=[.H47] + 48" office:value-type="float" office:value="481" calcext:value-type="float">
            <text:p>481</text:p>
          </table:table-cell>
          <table:table-cell table:style-name="ce75" table:formula="of:=[.I47] + 48" office:value-type="float" office:value="529" calcext:value-type="float">
            <text:p>529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Mon_DB" table:style-name="ta4"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5" table:number-columns-repeated="4" table:default-cell-style-name="Default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4" table:number-columns-repeated="2" table:default-cell-style-name="Default"/>
        <table:table-column table:style-name="co31" table:number-columns-repeated="2" table:default-cell-style-name="Default"/>
        <table:table-column table:style-name="co10" table:number-columns-repeated="99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First_Ability</text:p>
          </table:table-cell>
          <table:table-cell office:value-type="string" calcext:value-type="string">
            <text:p>Second_Ability</text:p>
          </table:table-cell>
          <table:table-cell office:value-type="string" calcext:value-type="string">
            <text:p>Gender_ratio</text:p>
          </table:table-cell>
          <table:table-cell office:value-type="string" calcext:value-type="string">
            <text:p>Catch_rate</text:p>
          </table:table-cell>
          <table:table-cell office:value-type="string" calcext:value-type="string">
            <text:p>Egg_Group1</text:p>
          </table:table-cell>
          <table:table-cell office:value-type="string" calcext:value-type="string">
            <text:p>Egg_Group2</text:p>
          </table:table-cell>
          <table:table-cell office:value-type="string" calcext:value-type="string">
            <text:p>Hatch_Time</text:p>
          </table:table-cell>
          <table:table-cell office:value-type="string" calcext:value-type="string">
            <text:p>Height(i)</text:p>
          </table:table-cell>
          <table:table-cell office:value-type="string" calcext:value-type="string">
            <text:p>Height(m)</text:p>
          </table:table-cell>
          <table:table-cell office:value-type="string" calcext:value-type="string">
            <text:p>Weight(i)</text:p>
          </table:table-cell>
          <table:table-cell office:value-type="string" calcext:value-type="string">
            <text:p>Weight(m)</text:p>
          </table:table-cell>
          <table:table-cell office:value-type="string" calcext:value-type="string">
            <text:p>MegaStone</text:p>
          </table:table-cell>
          <table:table-cell office:value-type="string" calcext:value-type="string">
            <text:p>EXP_Yield</text:p>
          </table:table-cell>
          <table:table-cell office:value-type="string" calcext:value-type="string">
            <text:p>Leveling_Rate</text:p>
          </table:table-cell>
          <table:table-cell office:value-type="string" calcext:value-type="string">
            <text:p>EV_Yield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okeDex_colo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Base_HP</text:p>
          </table:table-cell>
          <table:table-cell office:value-type="string" calcext:value-type="string">
            <text:p>Base_Attack</text:p>
          </table:table-cell>
          <table:table-cell office:value-type="string" calcext:value-type="string">
            <text:p>Base_Defense</text:p>
          </table:table-cell>
          <table:table-cell office:value-type="string" calcext:value-type="string">
            <text:p>Base_SP.A</text:p>
          </table:table-cell>
          <table:table-cell office:value-type="string" calcext:value-type="string">
            <text:p>Base_SP.D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Held_Item</text:p>
          </table:table-cell>
          <table:table-cell office:value-type="string" calcext:value-type="string">
            <text:p>Type_ID_1</text:p>
          </table:table-cell>
          <table:table-cell office:value-type="string" calcext:value-type="string">
            <text:p>Type_ID_2</text:p>
          </table:table-cell>
          <table:table-cell office:value-type="string" calcext:value-type="string">
            <text:p>OW_ID</text:p>
          </table:table-cell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un Away</text:p>
          </table:table-cell>
          <table:table-cell office:value-type="string" calcext:value-type="string">
            <text:p>Guts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eld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1'00"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7.7 lbs.</text:p>
          </table:table-cell>
          <table:table-cell office:value-type="string" calcext:value-type="string">
            <text:p>3.5 kg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ilan Berry</text:p>
          </table:table-cell>
          <table:table-cell table:formula="of:=IF([.C2]=&quot;Normal&quot;;1;IF([.C2]=&quot;Fighting&quot;;2;IF([.C2]=&quot;Flying&quot;;3;IF([.C2]=&quot;Poison&quot;;4;IF([.C2]=&quot;Ground&quot;;5;IF([.C2]=&quot;Rock&quot;;6;IF([.C2]=&quot;Bug&quot;;7;IF([.C2]=&quot;Ghost&quot;;8;IF([.C2]=&quot;Steel&quot;;9;IF([.C2]=&quot;Fire&quot;;10;IF([.C2]=&quot;Water&quot;;11;IF([.C2]=&quot;Grass&quot;;12;IF([.C2]=&quot;Electric&quot;;13;IF([.C2]=&quot;Psychic&quot;;14;IF([.C2]=&quot;Ice&quot;;15;IF([.C2]=&quot;Dragon&quot;;16;IF([.C2]=&quot;Dark&quot;;17;IF([.C2]=&quot;Fairy&quot;;18;0))))))))))))))))))" office:value-type="float" office:value="1" calcext:value-type="float">
            <text:p>1</text:p>
          </table:table-cell>
          <table:table-cell table:formula="of:=IF([.D2]=&quot;Normal&quot;;1;IF([.D2]=&quot;Fighting&quot;;2;IF([.D2]=&quot;Flying&quot;;3;IF([.D2]=&quot;Poison&quot;;4;IF([.D2]=&quot;Ground&quot;;5;IF([.D2]=&quot;Rock&quot;;6;IF([.D2]=&quot;Bug&quot;;7;IF([.D2]=&quot;Ghost&quot;;8;IF([.D2]=&quot;Steel&quot;;9;IF([.D2]=&quot;Fire&quot;;10;IF([.D2]=&quot;Water&quot;;11;IF([.D2]=&quot;Grass&quot;;12;IF([.D2]=&quot;Electric&quot;;13;IF([.D2]=&quot;Psychic&quot;;14;IF([.D2]=&quot;Ice&quot;;15;IF([.D2]=&quot;Dragon&quot;;16;IF([.D2]=&quot;Dark&quot;;17;IF([.D2]=&quot;Fairy&quot;;18;0))))))))))))))))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un Away</text:p>
          </table:table-cell>
          <table:table-cell office:value-type="string" calcext:value-type="string">
            <text:p>Adaptability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eld</text:p>
          </table:table-cell>
          <table:table-cell/>
          <table:table-cell office:value-type="float" office:value="8995" calcext:value-type="float">
            <text:p>8995</text:p>
          </table:table-cell>
          <table:table-cell office:value-type="string" calcext:value-type="string">
            <text:p>1'00"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14.3 lbs.</text:p>
          </table:table-cell>
          <table:table-cell office:value-type="string" calcext:value-type="string">
            <text:p>6.5 kg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C3]=&quot;Normal&quot;;1;IF([.C3]=&quot;Fighting&quot;;2;IF([.C3]=&quot;Flying&quot;;3;IF([.C3]=&quot;Poison&quot;;4;IF([.C3]=&quot;Ground&quot;;5;IF([.C3]=&quot;Rock&quot;;6;IF([.C3]=&quot;Bug&quot;;7;IF([.C3]=&quot;Ghost&quot;;8;IF([.C3]=&quot;Steel&quot;;9;IF([.C3]=&quot;Fire&quot;;10;IF([.C3]=&quot;Water&quot;;11;IF([.C3]=&quot;Grass&quot;;12;IF([.C3]=&quot;Electric&quot;;13;IF([.C3]=&quot;Psychic&quot;;14;IF([.C3]=&quot;Ice&quot;;15;IF([.C3]=&quot;Dragon&quot;;16;IF([.C3]=&quot;Dark&quot;;17;IF([.C3]=&quot;Fairy&quot;;18;0))))))))))))))))))" office:value-type="float" office:value="1" calcext:value-type="float">
            <text:p>1</text:p>
          </table:table-cell>
          <table:table-cell table:formula="of:=IF([.D3]=&quot;Normal&quot;;1;IF([.D3]=&quot;Fighting&quot;;2;IF([.D3]=&quot;Flying&quot;;3;IF([.D3]=&quot;Poison&quot;;4;IF([.D3]=&quot;Ground&quot;;5;IF([.D3]=&quot;Rock&quot;;6;IF([.D3]=&quot;Bug&quot;;7;IF([.D3]=&quot;Ghost&quot;;8;IF([.D3]=&quot;Steel&quot;;9;IF([.D3]=&quot;Fire&quot;;10;IF([.D3]=&quot;Water&quot;;11;IF([.D3]=&quot;Grass&quot;;12;IF([.D3]=&quot;Electric&quot;;13;IF([.D3]=&quot;Psychic&quot;;14;IF([.D3]=&quot;Ice&quot;;15;IF([.D3]=&quot;Dragon&quot;;16;IF([.D3]=&quot;Dark&quot;;17;IF([.D3]=&quot;Fairy&quot;;18;0)))))))))))))))))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Shield Dust</text:p>
          </table:table-cell>
          <table:table-cell office:value-type="string" calcext:value-type="string">
            <text:p>Run Away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1'00"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7.9 lbs.</text:p>
          </table:table-cell>
          <table:table-cell office:value-type="string" calcext:value-type="string">
            <text:p>3.6 kg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H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C4]=&quot;Normal&quot;;1;IF([.C4]=&quot;Fighting&quot;;2;IF([.C4]=&quot;Flying&quot;;3;IF([.C4]=&quot;Poison&quot;;4;IF([.C4]=&quot;Ground&quot;;5;IF([.C4]=&quot;Rock&quot;;6;IF([.C4]=&quot;Bug&quot;;7;IF([.C4]=&quot;Ghost&quot;;8;IF([.C4]=&quot;Steel&quot;;9;IF([.C4]=&quot;Fire&quot;;10;IF([.C4]=&quot;Water&quot;;11;IF([.C4]=&quot;Grass&quot;;12;IF([.C4]=&quot;Electric&quot;;13;IF([.C4]=&quot;Psychic&quot;;14;IF([.C4]=&quot;Ice&quot;;15;IF([.C4]=&quot;Dragon&quot;;16;IF([.C4]=&quot;Dark&quot;;17;IF([.C4]=&quot;Fairy&quot;;18;0))))))))))))))))))" office:value-type="float" office:value="7" calcext:value-type="float">
            <text:p>7</text:p>
          </table:table-cell>
          <table:table-cell table:formula="of:=IF([.D4]=&quot;Normal&quot;;1;IF([.D4]=&quot;Fighting&quot;;2;IF([.D4]=&quot;Flying&quot;;3;IF([.D4]=&quot;Poison&quot;;4;IF([.D4]=&quot;Ground&quot;;5;IF([.D4]=&quot;Rock&quot;;6;IF([.D4]=&quot;Bug&quot;;7;IF([.D4]=&quot;Ghost&quot;;8;IF([.D4]=&quot;Steel&quot;;9;IF([.D4]=&quot;Fire&quot;;10;IF([.D4]=&quot;Water&quot;;11;IF([.D4]=&quot;Grass&quot;;12;IF([.D4]=&quot;Electric&quot;;13;IF([.D4]=&quot;Psychic&quot;;14;IF([.D4]=&quot;Ice&quot;;15;IF([.D4]=&quot;Dragon&quot;;16;IF([.D4]=&quot;Dark&quot;;17;IF([.D4]=&quot;Fairy&quot;;18;0))))))))))))))))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Scrappy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ing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1'00"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5.1 lbs.</text:p>
          </table:table-cell>
          <table:table-cell office:value-type="string" calcext:value-type="string">
            <text:p>2.3 kg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C5]=&quot;Normal&quot;;1;IF([.C5]=&quot;Fighting&quot;;2;IF([.C5]=&quot;Flying&quot;;3;IF([.C5]=&quot;Poison&quot;;4;IF([.C5]=&quot;Ground&quot;;5;IF([.C5]=&quot;Rock&quot;;6;IF([.C5]=&quot;Bug&quot;;7;IF([.C5]=&quot;Ghost&quot;;8;IF([.C5]=&quot;Steel&quot;;9;IF([.C5]=&quot;Fire&quot;;10;IF([.C5]=&quot;Water&quot;;11;IF([.C5]=&quot;Grass&quot;;12;IF([.C5]=&quot;Electric&quot;;13;IF([.C5]=&quot;Psychic&quot;;14;IF([.C5]=&quot;Ice&quot;;15;IF([.C5]=&quot;Dragon&quot;;16;IF([.C5]=&quot;Dark&quot;;17;IF([.C5]=&quot;Fairy&quot;;18;0))))))))))))))))))" office:value-type="float" office:value="1" calcext:value-type="float">
            <text:p>1</text:p>
          </table:table-cell>
          <table:table-cell table:formula="of:=IF([.D5]=&quot;Normal&quot;;1;IF([.D5]=&quot;Fighting&quot;;2;IF([.D5]=&quot;Flying&quot;;3;IF([.D5]=&quot;Poison&quot;;4;IF([.D5]=&quot;Ground&quot;;5;IF([.D5]=&quot;Rock&quot;;6;IF([.D5]=&quot;Bug&quot;;7;IF([.D5]=&quot;Ghost&quot;;8;IF([.D5]=&quot;Steel&quot;;9;IF([.D5]=&quot;Fire&quot;;10;IF([.D5]=&quot;Water&quot;;11;IF([.D5]=&quot;Grass&quot;;12;IF([.D5]=&quot;Electric&quot;;13;IF([.D5]=&quot;Psychic&quot;;14;IF([.D5]=&quot;Ice&quot;;15;IF([.D5]=&quot;Dragon&quot;;16;IF([.D5]=&quot;Dark&quot;;17;IF([.D5]=&quot;Fairy&quot;;18;0))))))))))))))))))" office:value-type="float" office:value="3" calcext:value-type="float">
            <text:p>3</text:p>
          </table:table-cell>
          <table:table-cell table:number-columns-repeated="992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Run Away</text:p>
          </table:table-cell>
          <table:table-cell office:value-type="string" calcext:value-type="string">
            <text:p>Quick feet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eld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1'08"</text:p>
          </table:table-cell>
          <table:table-cell office:value-type="string" calcext:value-type="string">
            <text:p>0.5m</text:p>
          </table:table-cell>
          <table:table-cell office:value-type="string" calcext:value-type="string">
            <text:p>30 lbs.</text:p>
          </table:table-cell>
          <table:table-cell office:value-type="string" calcext:value-type="string">
            <text:p>13.6 kg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C6]=&quot;Normal&quot;;1;IF([.C6]=&quot;Fighting&quot;;2;IF([.C6]=&quot;Flying&quot;;3;IF([.C6]=&quot;Poison&quot;;4;IF([.C6]=&quot;Ground&quot;;5;IF([.C6]=&quot;Rock&quot;;6;IF([.C6]=&quot;Bug&quot;;7;IF([.C6]=&quot;Ghost&quot;;8;IF([.C6]=&quot;Steel&quot;;9;IF([.C6]=&quot;Fire&quot;;10;IF([.C6]=&quot;Water&quot;;11;IF([.C6]=&quot;Grass&quot;;12;IF([.C6]=&quot;Electric&quot;;13;IF([.C6]=&quot;Psychic&quot;;14;IF([.C6]=&quot;Ice&quot;;15;IF([.C6]=&quot;Dragon&quot;;16;IF([.C6]=&quot;Dark&quot;;17;IF([.C6]=&quot;Fairy&quot;;18;0))))))))))))))))))" office:value-type="float" office:value="17" calcext:value-type="float">
            <text:p>17</text:p>
          </table:table-cell>
          <table:table-cell table:formula="of:=IF([.D6]=&quot;Normal&quot;;1;IF([.D6]=&quot;Fighting&quot;;2;IF([.D6]=&quot;Flying&quot;;3;IF([.D6]=&quot;Poison&quot;;4;IF([.D6]=&quot;Ground&quot;;5;IF([.D6]=&quot;Rock&quot;;6;IF([.D6]=&quot;Bug&quot;;7;IF([.D6]=&quot;Ghost&quot;;8;IF([.D6]=&quot;Steel&quot;;9;IF([.D6]=&quot;Fire&quot;;10;IF([.D6]=&quot;Water&quot;;11;IF([.D6]=&quot;Grass&quot;;12;IF([.D6]=&quot;Electric&quot;;13;IF([.D6]=&quot;Psychic&quot;;14;IF([.D6]=&quot;Ice&quot;;15;IF([.D6]=&quot;Dragon&quot;;16;IF([.D6]=&quot;Dark&quot;;17;IF([.D6]=&quot;Fairy&quot;;18;0))))))))))))))))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Cute Charm</text:p>
          </table:table-cell>
          <table:table-cell office:value-type="string" calcext:value-type="string">
            <text:p>Klutz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uman-like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3'11"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73.4 lbs.</text:p>
          </table:table-cell>
          <table:table-cell office:value-type="string" calcext:value-type="string">
            <text:p>33.3 kg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w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IF([.C7]=&quot;Normal&quot;;1;IF([.C7]=&quot;Fighting&quot;;2;IF([.C7]=&quot;Flying&quot;;3;IF([.C7]=&quot;Poison&quot;;4;IF([.C7]=&quot;Ground&quot;;5;IF([.C7]=&quot;Rock&quot;;6;IF([.C7]=&quot;Bug&quot;;7;IF([.C7]=&quot;Ghost&quot;;8;IF([.C7]=&quot;Steel&quot;;9;IF([.C7]=&quot;Fire&quot;;10;IF([.C7]=&quot;Water&quot;;11;IF([.C7]=&quot;Grass&quot;;12;IF([.C7]=&quot;Electric&quot;;13;IF([.C7]=&quot;Psychic&quot;;14;IF([.C7]=&quot;Ice&quot;;15;IF([.C7]=&quot;Dragon&quot;;16;IF([.C7]=&quot;Dark&quot;;17;IF([.C7]=&quot;Fairy&quot;;18;0))))))))))))))))))" office:value-type="float" office:value="1" calcext:value-type="float">
            <text:p>1</text:p>
          </table:table-cell>
          <table:table-cell table:formula="of:=IF([.D7]=&quot;Normal&quot;;1;IF([.D7]=&quot;Fighting&quot;;2;IF([.D7]=&quot;Flying&quot;;3;IF([.D7]=&quot;Poison&quot;;4;IF([.D7]=&quot;Ground&quot;;5;IF([.D7]=&quot;Rock&quot;;6;IF([.D7]=&quot;Bug&quot;;7;IF([.D7]=&quot;Ghost&quot;;8;IF([.D7]=&quot;Steel&quot;;9;IF([.D7]=&quot;Fire&quot;;10;IF([.D7]=&quot;Water&quot;;11;IF([.D7]=&quot;Grass&quot;;12;IF([.D7]=&quot;Electric&quot;;13;IF([.D7]=&quot;Psychic&quot;;14;IF([.D7]=&quot;Ice&quot;;15;IF([.D7]=&quot;Dragon&quot;;16;IF([.D7]=&quot;Dark&quot;;17;IF([.D7]=&quot;Fairy&quot;;18;0))))))))))))))))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rankster</text:p>
          </table:table-cell>
          <table:table-cell office:value-type="string" calcext:value-type="string">
            <text:p>Infiltrator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2'04"</text:p>
          </table:table-cell>
          <table:table-cell office:value-type="string" calcext:value-type="string">
            <text:p>0.7m</text:p>
          </table:table-cell>
          <table:table-cell office:value-type="string" calcext:value-type="string">
            <text:p>14.6 lbs.</text:p>
          </table:table-cell>
          <table:table-cell office:value-type="string" calcext:value-type="string">
            <text:p>6.6 kg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Medium Fast</text:p>
          </table:table-cell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IF([.C8]=&quot;Normal&quot;;1;IF([.C8]=&quot;Fighting&quot;;2;IF([.C8]=&quot;Flying&quot;;3;IF([.C8]=&quot;Poison&quot;;4;IF([.C8]=&quot;Ground&quot;;5;IF([.C8]=&quot;Rock&quot;;6;IF([.C8]=&quot;Bug&quot;;7;IF([.C8]=&quot;Ghost&quot;;8;IF([.C8]=&quot;Steel&quot;;9;IF([.C8]=&quot;Fire&quot;;10;IF([.C8]=&quot;Water&quot;;11;IF([.C8]=&quot;Grass&quot;;12;IF([.C8]=&quot;Electric&quot;;13;IF([.C8]=&quot;Psychic&quot;;14;IF([.C8]=&quot;Ice&quot;;15;IF([.C8]=&quot;Dragon&quot;;16;IF([.C8]=&quot;Dark&quot;;17;IF([.C8]=&quot;Fairy&quot;;18;0))))))))))))))))))" office:value-type="float" office:value="12" calcext:value-type="float">
            <text:p>12</text:p>
          </table:table-cell>
          <table:table-cell table:formula="of:=IF([.D8]=&quot;Normal&quot;;1;IF([.D8]=&quot;Fighting&quot;;2;IF([.D8]=&quot;Flying&quot;;3;IF([.D8]=&quot;Poison&quot;;4;IF([.D8]=&quot;Ground&quot;;5;IF([.D8]=&quot;Rock&quot;;6;IF([.D8]=&quot;Bug&quot;;7;IF([.D8]=&quot;Ghost&quot;;8;IF([.D8]=&quot;Steel&quot;;9;IF([.D8]=&quot;Fire&quot;;10;IF([.D8]=&quot;Water&quot;;11;IF([.D8]=&quot;Grass&quot;;12;IF([.D8]=&quot;Electric&quot;;13;IF([.D8]=&quot;Psychic&quot;;14;IF([.D8]=&quot;Ice&quot;;15;IF([.D8]=&quot;Dragon&quot;;16;IF([.D8]=&quot;Dark&quot;;17;IF([.D8]=&quot;Fairy&quot;;18;0)))))))))))))))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Trace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uman-like</text:p>
          </table:table-cell>
          <table:table-cell office:value-type="string" calcext:value-type="string">
            <text:p>Amorphous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5'03"</text:p>
          </table:table-cell>
          <table:table-cell office:value-type="string" calcext:value-type="string">
            <text:p>1.6m</text:p>
          </table:table-cell>
          <table:table-cell office:value-type="string" calcext:value-type="string">
            <text:p>106.7 lbs.</text:p>
          </table:table-cell>
          <table:table-cell office:value-type="string" calcext:value-type="string">
            <text:p>48.4 kg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A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C9]=&quot;Normal&quot;;1;IF([.C9]=&quot;Fighting&quot;;2;IF([.C9]=&quot;Flying&quot;;3;IF([.C9]=&quot;Poison&quot;;4;IF([.C9]=&quot;Ground&quot;;5;IF([.C9]=&quot;Rock&quot;;6;IF([.C9]=&quot;Bug&quot;;7;IF([.C9]=&quot;Ghost&quot;;8;IF([.C9]=&quot;Steel&quot;;9;IF([.C9]=&quot;Fire&quot;;10;IF([.C9]=&quot;Water&quot;;11;IF([.C9]=&quot;Grass&quot;;12;IF([.C9]=&quot;Electric&quot;;13;IF([.C9]=&quot;Psychic&quot;;14;IF([.C9]=&quot;Ice&quot;;15;IF([.C9]=&quot;Dragon&quot;;16;IF([.C9]=&quot;Dark&quot;;17;IF([.C9]=&quot;Fairy&quot;;18;0))))))))))))))))))" office:value-type="float" office:value="14" calcext:value-type="float">
            <text:p>14</text:p>
          </table:table-cell>
          <table:table-cell table:formula="of:=IF([.D9]=&quot;Normal&quot;;1;IF([.D9]=&quot;Fighting&quot;;2;IF([.D9]=&quot;Flying&quot;;3;IF([.D9]=&quot;Poison&quot;;4;IF([.D9]=&quot;Ground&quot;;5;IF([.D9]=&quot;Rock&quot;;6;IF([.D9]=&quot;Bug&quot;;7;IF([.D9]=&quot;Ghost&quot;;8;IF([.D9]=&quot;Steel&quot;;9;IF([.D9]=&quot;Fire&quot;;10;IF([.D9]=&quot;Water&quot;;11;IF([.D9]=&quot;Grass&quot;;12;IF([.D9]=&quot;Electric&quot;;13;IF([.D9]=&quot;Psychic&quot;;14;IF([.D9]=&quot;Ice&quot;;15;IF([.D9]=&quot;Dragon&quot;;16;IF([.D9]=&quot;Dark&quot;;17;IF([.D9]=&quot;Fairy&quot;;18;0)))))))))))))))))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Poison Point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Grass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2'11"</text:p>
          </table:table-cell>
          <table:table-cell office:value-type="string" calcext:value-type="string">
            <text:p>0.9m</text:p>
          </table:table-cell>
          <table:table-cell office:value-type="string" calcext:value-type="string">
            <text:p>32 lbs.</text:p>
          </table:table-cell>
          <table:table-cell office:value-type="string" calcext:value-type="string">
            <text:p>14.5 kg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A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10]=&quot;Normal&quot;;1;IF([.C10]=&quot;Fighting&quot;;2;IF([.C10]=&quot;Flying&quot;;3;IF([.C10]=&quot;Poison&quot;;4;IF([.C10]=&quot;Ground&quot;;5;IF([.C10]=&quot;Rock&quot;;6;IF([.C10]=&quot;Bug&quot;;7;IF([.C10]=&quot;Ghost&quot;;8;IF([.C10]=&quot;Steel&quot;;9;IF([.C10]=&quot;Fire&quot;;10;IF([.C10]=&quot;Water&quot;;11;IF([.C10]=&quot;Grass&quot;;12;IF([.C10]=&quot;Electric&quot;;13;IF([.C10]=&quot;Psychic&quot;;14;IF([.C10]=&quot;Ice&quot;;15;IF([.C10]=&quot;Dragon&quot;;16;IF([.C10]=&quot;Dark&quot;;17;IF([.C10]=&quot;Fairy&quot;;18;0))))))))))))))))))" office:value-type="float" office:value="12" calcext:value-type="float">
            <text:p>12</text:p>
          </table:table-cell>
          <table:table-cell table:formula="of:=IF([.D10]=&quot;Normal&quot;;1;IF([.D10]=&quot;Fighting&quot;;2;IF([.D10]=&quot;Flying&quot;;3;IF([.D10]=&quot;Poison&quot;;4;IF([.D10]=&quot;Ground&quot;;5;IF([.D10]=&quot;Rock&quot;;6;IF([.D10]=&quot;Bug&quot;;7;IF([.D10]=&quot;Ghost&quot;;8;IF([.D10]=&quot;Steel&quot;;9;IF([.D10]=&quot;Fire&quot;;10;IF([.D10]=&quot;Water&quot;;11;IF([.D10]=&quot;Grass&quot;;12;IF([.D10]=&quot;Electric&quot;;13;IF([.D10]=&quot;Psychic&quot;;14;IF([.D10]=&quot;Ice&quot;;15;IF([.D10]=&quot;Dragon&quot;;16;IF([.D10]=&quot;Dark&quot;;17;IF([.D10]=&quot;Fairy&quot;;18;0)))))))))))))))))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Magician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eld</text:p>
          </table:table-cell>
          <table:table-cell/>
          <table:table-cell office:value-type="float" office:value="5140" calcext:value-type="float">
            <text:p>5140</text:p>
          </table:table-cell>
          <table:table-cell office:value-type="string" calcext:value-type="string">
            <text:p>3'03"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32.0 lbs.</text:p>
          </table:table-cell>
          <table:table-cell office:value-type="string" calcext:value-type="string">
            <text:p>14.5 kg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C11]=&quot;Normal&quot;;1;IF([.C11]=&quot;Fighting&quot;;2;IF([.C11]=&quot;Flying&quot;;3;IF([.C11]=&quot;Poison&quot;;4;IF([.C11]=&quot;Ground&quot;;5;IF([.C11]=&quot;Rock&quot;;6;IF([.C11]=&quot;Bug&quot;;7;IF([.C11]=&quot;Ghost&quot;;8;IF([.C11]=&quot;Steel&quot;;9;IF([.C11]=&quot;Fire&quot;;10;IF([.C11]=&quot;Water&quot;;11;IF([.C11]=&quot;Grass&quot;;12;IF([.C11]=&quot;Electric&quot;;13;IF([.C11]=&quot;Psychic&quot;;14;IF([.C11]=&quot;Ice&quot;;15;IF([.C11]=&quot;Dragon&quot;;16;IF([.C11]=&quot;Dark&quot;;17;IF([.C11]=&quot;Fairy&quot;;18;0))))))))))))))))))" office:value-type="float" office:value="10" calcext:value-type="float">
            <text:p>10</text:p>
          </table:table-cell>
          <table:table-cell table:formula="of:=IF([.D11]=&quot;Normal&quot;;1;IF([.D11]=&quot;Fighting&quot;;2;IF([.D11]=&quot;Flying&quot;;3;IF([.D11]=&quot;Poison&quot;;4;IF([.D11]=&quot;Ground&quot;;5;IF([.D11]=&quot;Rock&quot;;6;IF([.D11]=&quot;Bug&quot;;7;IF([.D11]=&quot;Ghost&quot;;8;IF([.D11]=&quot;Steel&quot;;9;IF([.D11]=&quot;Fire&quot;;10;IF([.D11]=&quot;Water&quot;;11;IF([.D11]=&quot;Grass&quot;;12;IF([.D11]=&quot;Electric&quot;;13;IF([.D11]=&quot;Psychic&quot;;14;IF([.D11]=&quot;Ice&quot;;15;IF([.D11]=&quot;Dragon&quot;;16;IF([.D11]=&quot;Dark&quot;;17;IF([.D11]=&quot;Fairy&quot;;18;0)))))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 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Frisk</text:p>
          </table:table-cell>
          <table:table-cell office:value-type="string" calcext:value-type="string">
            <text:p>Competitive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uman-like</text:p>
          </table:table-cell>
          <table:table-cell/>
          <table:table-cell office:value-type="float" office:value="5140" calcext:value-type="float">
            <text:p>5140</text:p>
          </table:table-cell>
          <table:table-cell office:value-type="string" calcext:value-type="string">
            <text:p>4'11"</text:p>
          </table:table-cell>
          <table:table-cell office:value-type="string" calcext:value-type="string">
            <text:p>1.5 m</text:p>
          </table:table-cell>
          <table:table-cell office:value-type="string" calcext:value-type="string">
            <text:p>97.0 lbs.</text:p>
          </table:table-cell>
          <table:table-cell office:value-type="string" calcext:value-type="string">
            <text:p>44.0 kg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D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C12]=&quot;Normal&quot;;1;IF([.C12]=&quot;Fighting&quot;;2;IF([.C12]=&quot;Flying&quot;;3;IF([.C12]=&quot;Poison&quot;;4;IF([.C12]=&quot;Ground&quot;;5;IF([.C12]=&quot;Rock&quot;;6;IF([.C12]=&quot;Bug&quot;;7;IF([.C12]=&quot;Ghost&quot;;8;IF([.C12]=&quot;Steel&quot;;9;IF([.C12]=&quot;Fire&quot;;10;IF([.C12]=&quot;Water&quot;;11;IF([.C12]=&quot;Grass&quot;;12;IF([.C12]=&quot;Electric&quot;;13;IF([.C12]=&quot;Psychic&quot;;14;IF([.C12]=&quot;Ice&quot;;15;IF([.C12]=&quot;Dragon&quot;;16;IF([.C12]=&quot;Dark&quot;;17;IF([.C12]=&quot;Fairy&quot;;18;0))))))))))))))))))" office:value-type="float" office:value="14" calcext:value-type="float">
            <text:p>14</text:p>
          </table:table-cell>
          <table:table-cell table:formula="of:=IF([.D12]=&quot;Normal&quot;;1;IF([.D12]=&quot;Fighting&quot;;2;IF([.D12]=&quot;Flying&quot;;3;IF([.D12]=&quot;Poison&quot;;4;IF([.D12]=&quot;Ground&quot;;5;IF([.D12]=&quot;Rock&quot;;6;IF([.D12]=&quot;Bug&quot;;7;IF([.D12]=&quot;Ghost&quot;;8;IF([.D12]=&quot;Steel&quot;;9;IF([.D12]=&quot;Fire&quot;;10;IF([.D12]=&quot;Water&quot;;11;IF([.D12]=&quot;Grass&quot;;12;IF([.D12]=&quot;Electric&quot;;13;IF([.D12]=&quot;Psychic&quot;;14;IF([.D12]=&quot;Ice&quot;;15;IF([.D12]=&quot;Dragon&quot;;16;IF([.D12]=&quot;Dark&quot;;17;IF([.D12]=&quot;Fairy&quot;;18;0))))))))))))))))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wthShadows" table:style-name="ta5">
        <office:forms form:automatic-focus="false" form:apply-design-mode="false"/>
        <table:table-column table:style-name="co32" table:default-cell-style-name="Default"/>
        <table:table-column table:style-name="co10" table:number-columns-repeated="2" table:default-cell-style-name="Default"/>
        <table:table-column table:style-name="co22" table:number-columns-repeated="10" table:default-cell-style-name="ce78"/>
        <table:table-column table:style-name="co22" table:default-cell-style-name="Default"/>
        <table:table-column table:style-name="co22" table:number-columns-repeated="7" table:default-cell-style-name="ce78"/>
        <table:table-column table:style-name="co22" table:default-cell-style-name="Default"/>
        <table:table-column table:style-name="co10" table:number-columns-repeated="1002" table:default-cell-style-name="Default"/>
        <table:table-row table:style-name="ro12">
          <table:table-cell office:value-type="string" calcext:value-type="string">
            <text:p>Combin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Frame 0</text:p>
          </table:table-cell>
          <table:table-cell office:value-type="string" calcext:value-type="string">
            <text:p>Frame 1</text:p>
          </table:table-cell>
          <table:table-cell office:value-type="string" calcext:value-type="string">
            <text:p>Frame 2</text:p>
          </table:table-cell>
          <table:table-cell office:value-type="string" calcext:value-type="string">
            <text:p>Frame 3</text:p>
          </table:table-cell>
          <table:table-cell office:value-type="string" calcext:value-type="string">
            <text:p>Frame 4</text:p>
          </table:table-cell>
          <table:table-cell office:value-type="string" calcext:value-type="string">
            <text:p>Frame 5</text:p>
          </table:table-cell>
          <table:table-cell office:value-type="string" calcext:value-type="string">
            <text:p>Frame 6</text:p>
          </table:table-cell>
          <table:table-cell office:value-type="string" calcext:value-type="string">
            <text:p>Frame 7</text:p>
          </table:table-cell>
          <table:table-cell office:value-type="string" calcext:value-type="string">
            <text:p>Frame 8</text:p>
          </table:table-cell>
          <table:table-cell office:value-type="string" calcext:value-type="string">
            <text:p>Frame 9</text:p>
          </table:table-cell>
          <table:table-cell office:value-type="string" calcext:value-type="string">
            <text:p>Frame 10</text:p>
          </table:table-cell>
          <table:table-cell office:value-type="string" calcext:value-type="string">
            <text:p>Frame 11</text:p>
          </table:table-cell>
          <table:table-cell office:value-type="string" calcext:value-type="string">
            <text:p>Frame 12</text:p>
          </table:table-cell>
          <table:table-cell office:value-type="string" calcext:value-type="string">
            <text:p>Frame 13</text:p>
          </table:table-cell>
          <table:table-cell office:value-type="string" calcext:value-type="string">
            <text:p>Frame 14</text:p>
          </table:table-cell>
          <table:table-cell office:value-type="string" calcext:value-type="string">
            <text:p>Frame 15</text:p>
          </table:table-cell>
          <table:table-cell office:value-type="string" calcext:value-type="string">
            <text:p>Frame 16</text:p>
          </table:table-cell>
          <table:table-cell office:value-type="string" calcext:value-type="string">
            <text:p>Frame 17</text:p>
          </table:table-cell>
          <table:table-cell office:value-type="string" calcext:value-type="string">
            <text:p>Frame 18</text:p>
          </table:table-cell>
          <table:table-cell office:value-type="string" calcext:value-type="string">
            <text:p>Frame 19</text:p>
          </table:table-cell>
          <table:table-cell office:value-type="string" calcext:value-type="string">
            <text:p>Frame 20</text:p>
          </table:table-cell>
          <table:table-cell office:value-type="string" calcext:value-type="string">
            <text:p>Frame 21</text:p>
          </table:table-cell>
          <table:table-cell office:value-type="string" calcext:value-type="string">
            <text:p>Frame 22</text:p>
          </table:table-cell>
          <table:table-cell office:value-type="string" calcext:value-type="string">
            <text:p>Frame 23</text:p>
          </table:table-cell>
          <table:table-cell office:value-type="string" calcext:value-type="string">
            <text:p>Frame 24</text:p>
          </table:table-cell>
          <table:table-cell office:value-type="string" calcext:value-type="string">
            <text:p>Frame 25</text:p>
          </table:table-cell>
          <table:table-cell office:value-type="string" calcext:value-type="string">
            <text:p>Frame 26</text:p>
          </table:table-cell>
          <table:table-cell office:value-type="string" calcext:value-type="string">
            <text:p>Frame 27</text:p>
          </table:table-cell>
          <table:table-cell office:value-type="string" calcext:value-type="string">
            <text:p>Frame 28</text:p>
          </table:table-cell>
          <table:table-cell office:value-type="string" calcext:value-type="string">
            <text:p>Frame 29</text:p>
          </table:table-cell>
          <table:table-cell office:value-type="string" calcext:value-type="string">
            <text:p>Frame 30</text:p>
          </table:table-cell>
          <table:table-cell table:number-columns-repeated="990"/>
        </table:table-row>
        <table:table-row table:style-name="ro2">
          <table:table-cell table:formula="of:=[.B2]&amp;&quot;_&quot;&amp;[.C2]" office:value-type="string" office:string-value="1_0" calcext:value-type="string">
            <text:p>1_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2">
          <table:table-cell table:formula="of:=[.B3]&amp;&quot;_&quot;&amp;[.C3]" office:value-type="string" office:string-value="2_0" calcext:value-type="string">
            <text:p>2_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07_R07</text:p>
          </table:table-cell>
          <table:table-cell office:value-type="string" calcext:value-type="string">
            <text:p>L05_R05</text:p>
          </table:table-cell>
          <table:table-cell office:value-type="string" calcext:value-type="string">
            <text:p>L04_R04</text:p>
          </table:table-cell>
          <table:table-cell office:value-type="string" calcext:value-type="string">
            <text:p>L05_R05</text:p>
          </table:table-cell>
          <table:table-cell office:value-type="string" calcext:value-type="string">
            <text:p>L04_R04</text:p>
          </table:table-cell>
          <table:table-cell office:value-type="string" calcext:value-type="string">
            <text:p>L03_R03</text:p>
          </table:table-cell>
          <table:table-cell table:number-columns-repeated="2" office:value-type="string" calcext:value-type="string">
            <text:p>L02_R02</text:p>
          </table:table-cell>
          <table:table-cell table:number-columns-repeated="4" office:value-type="string" calcext:value-type="string">
            <text:p>L01_R01</text:p>
          </table:table-cell>
          <table:table-cell office:value-type="string" calcext:value-type="string">
            <text:p>L00_R00</text:p>
          </table:table-cell>
          <table:table-cell table:number-columns-repeated="2" office:value-type="string" calcext:value-type="string">
            <text:p>L01_R01</text:p>
          </table:table-cell>
          <table:table-cell office:value-type="string" calcext:value-type="string">
            <text:p>L00_R00</text:p>
          </table:table-cell>
          <table:table-cell table:number-columns-repeated="1003"/>
        </table:table-row>
        <table:table-row table:style-name="ro2">
          <table:table-cell table:formula="of:=[.B4]&amp;&quot;_&quot;&amp;[.C4]" office:value-type="string" office:string-value="3_0" calcext:value-type="string">
            <text:p>3_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5]&amp;&quot;_&quot;&amp;[.C5]" office:value-type="string" office:string-value="4_0" calcext:value-type="string">
            <text:p>4_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6]&amp;&quot;_&quot;&amp;[.C6]" office:value-type="string" office:string-value="5_0" calcext:value-type="string">
            <text:p>5_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7]&amp;&quot;_&quot;&amp;[.C7]" office:value-type="string" office:string-value="6_0" calcext:value-type="string">
            <text:p>6_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8]&amp;&quot;_&quot;&amp;[.C8]" office:value-type="string" office:string-value="7_0" calcext:value-type="string">
            <text:p>7_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2">
          <table:table-cell table:formula="of:=[.B9]&amp;&quot;_&quot;&amp;[.C9]" office:value-type="string" office:string-value="8_0" calcext:value-type="string">
            <text:p>8_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07_R07</text:p>
          </table:table-cell>
          <table:table-cell office:value-type="string" calcext:value-type="string">
            <text:p>L06_R07</text:p>
          </table:table-cell>
          <table:table-cell office:value-type="string" calcext:value-type="string">
            <text:p>L04_R07</text:p>
          </table:table-cell>
          <table:table-cell office:value-type="string" calcext:value-type="string">
            <text:p>L04_R06</text:p>
          </table:table-cell>
          <table:table-cell office:value-type="string" calcext:value-type="string">
            <text:p>L04_R04</text:p>
          </table:table-cell>
          <table:table-cell table:number-columns-repeated="2" office:value-type="string" calcext:value-type="string">
            <text:p>L02_R02</text:p>
          </table:table-cell>
          <table:table-cell table:number-columns-repeated="2" office:value-type="string" calcext:value-type="string">
            <text:p>L01_R01</text:p>
          </table:table-cell>
          <table:table-cell table:number-columns-repeated="3" office:value-type="string" calcext:value-type="string">
            <text:p>L00_R00</text:p>
          </table:table-cell>
          <table:table-cell table:number-columns-repeated="1008"/>
        </table:table-row>
        <table:table-row table:style-name="ro2">
          <table:table-cell table:formula="of:=[.B10]&amp;&quot;_&quot;&amp;[.C10]" office:value-type="string" office:string-value="9_0" calcext:value-type="string">
            <text:p>9_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1]&amp;&quot;_&quot;&amp;[.C11]" office:value-type="string" office:string-value="10_0" calcext:value-type="string">
            <text:p>10_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2]&amp;&quot;_&quot;&amp;[.C12]" office:value-type="string" office:string-value="11_0" calcext:value-type="string">
            <text:p>11_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3]&amp;&quot;_&quot;&amp;[.C13]" office:value-type="string" office:string-value="12_0" calcext:value-type="string">
            <text:p>12_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4]&amp;&quot;_&quot;&amp;[.C14]" office:value-type="string" office:string-value="13_0" calcext:value-type="string">
            <text:p>13_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5]&amp;&quot;_&quot;&amp;[.C15]" office:value-type="string" office:string-value="14_0" calcext:value-type="string">
            <text:p>14_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6]&amp;&quot;_&quot;&amp;[.C16]" office:value-type="string" office:string-value="15_0" calcext:value-type="string">
            <text:p>15_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7]&amp;&quot;_&quot;&amp;[.C17]" office:value-type="string" office:string-value="16_0" calcext:value-type="string">
            <text:p>16_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8]&amp;&quot;_&quot;&amp;[.C18]" office:value-type="string" office:string-value="17_0" calcext:value-type="string">
            <text:p>17_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19]&amp;&quot;_&quot;&amp;[.C19]" office:value-type="string" office:string-value="18_0" calcext:value-type="string">
            <text:p>18_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0]&amp;&quot;_&quot;&amp;[.C20]" office:value-type="string" office:string-value="19_0" calcext:value-type="string">
            <text:p>19_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1]&amp;&quot;_&quot;&amp;[.C21]" office:value-type="string" office:string-value="20_0" calcext:value-type="string">
            <text:p>20_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2]&amp;&quot;_&quot;&amp;[.C22]" office:value-type="string" office:string-value="21_0" calcext:value-type="string">
            <text:p>21_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3]&amp;&quot;_&quot;&amp;[.C23]" office:value-type="string" office:string-value="22_0" calcext:value-type="string">
            <text:p>22_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4]&amp;&quot;_&quot;&amp;[.C24]" office:value-type="string" office:string-value="23_0" calcext:value-type="string">
            <text:p>23_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.B25]&amp;&quot;_&quot;&amp;[.C25]" office:value-type="string" office:string-value="1_1" calcext:value-type="string">
            <text:p>1_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formula="of:=[.B26]&amp;&quot;_&quot;&amp;[.C26]" office:value-type="string" office:string-value="2_1" calcext:value-type="string">
            <text:p>2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00_R00</text:p>
          </table:table-cell>
          <table:table-cell table:number-columns-repeated="2" office:value-type="string" calcext:value-type="string">
            <text:p>L01_R01</text:p>
          </table:table-cell>
          <table:table-cell office:value-type="string" calcext:value-type="string">
            <text:p>L00_R00</text:p>
          </table:table-cell>
          <table:table-cell table:number-columns-repeated="4" office:value-type="string" calcext:value-type="string">
            <text:p>L01_R01</text:p>
          </table:table-cell>
          <table:table-cell table:number-columns-repeated="2" office:value-type="string" calcext:value-type="string">
            <text:p>L02_R02</text:p>
          </table:table-cell>
          <table:table-cell office:value-type="string" calcext:value-type="string">
            <text:p>L03_R03</text:p>
          </table:table-cell>
          <table:table-cell office:value-type="string" calcext:value-type="string">
            <text:p>L04_R04</text:p>
          </table:table-cell>
          <table:table-cell office:value-type="string" calcext:value-type="string">
            <text:p>L05_R05</text:p>
          </table:table-cell>
          <table:table-cell office:value-type="string" calcext:value-type="string">
            <text:p>L04_R04</text:p>
          </table:table-cell>
          <table:table-cell office:value-type="string" calcext:value-type="string">
            <text:p>L05_R05</text:p>
          </table:table-cell>
          <table:table-cell table:number-columns-repeated="3" office:value-type="string" calcext:value-type="string">
            <text:p>L07_R07</text:p>
          </table:table-cell>
          <table:table-cell table:number-columns-repeated="1003"/>
        </table:table-row>
        <table:table-row table:style-name="ro2">
          <table:table-cell table:formula="of:=[.B27]&amp;&quot;_&quot;&amp;[.C27]" office:value-type="string" office:string-value="3_1" calcext:value-type="string">
            <text:p>3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28]&amp;&quot;_&quot;&amp;[.C28]" office:value-type="string" office:string-value="4_1" calcext:value-type="string">
            <text:p>4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29]&amp;&quot;_&quot;&amp;[.C29]" office:value-type="string" office:string-value="5_1" calcext:value-type="string">
            <text:p>5_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0]&amp;&quot;_&quot;&amp;[.C30]" office:value-type="string" office:string-value="6_1" calcext:value-type="string">
            <text:p>6_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1]&amp;&quot;_&quot;&amp;[.C31]" office:value-type="string" office:string-value="7_1" calcext:value-type="string">
            <text:p>7_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formula="of:=[.B32]&amp;&quot;_&quot;&amp;[.C32]" office:value-type="string" office:string-value="8_1" calcext:value-type="string">
            <text:p>8_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00_R00</text:p>
          </table:table-cell>
          <table:table-cell table:number-columns-repeated="2" office:value-type="string" calcext:value-type="string">
            <text:p>L01_R01</text:p>
          </table:table-cell>
          <table:table-cell table:number-columns-repeated="2" office:value-type="string" calcext:value-type="string">
            <text:p>L02_R02</text:p>
          </table:table-cell>
          <table:table-cell office:value-type="string" calcext:value-type="string">
            <text:p>L04_R04</text:p>
          </table:table-cell>
          <table:table-cell office:value-type="string" calcext:value-type="string">
            <text:p>L04_R06</text:p>
          </table:table-cell>
          <table:table-cell office:value-type="string" calcext:value-type="string">
            <text:p>L04_R07</text:p>
          </table:table-cell>
          <table:table-cell office:value-type="string" calcext:value-type="string">
            <text:p>L06_R07</text:p>
          </table:table-cell>
          <table:table-cell table:number-columns-repeated="2" office:value-type="string" calcext:value-type="string">
            <text:p>L07_R07</text:p>
          </table:table-cell>
          <table:table-cell table:number-columns-repeated="1008"/>
        </table:table-row>
        <table:table-row table:style-name="ro2">
          <table:table-cell table:formula="of:=[.B33]&amp;&quot;_&quot;&amp;[.C33]" office:value-type="string" office:string-value="9_1" calcext:value-type="string">
            <text:p>9_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4]&amp;&quot;_&quot;&amp;[.C34]" office:value-type="string" office:string-value="10_1" calcext:value-type="string">
            <text:p>10_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5]&amp;&quot;_&quot;&amp;[.C35]" office:value-type="string" office:string-value="11_1" calcext:value-type="string">
            <text:p>11_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6]&amp;&quot;_&quot;&amp;[.C36]" office:value-type="string" office:string-value="12_1" calcext:value-type="string">
            <text:p>12_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7]&amp;&quot;_&quot;&amp;[.C37]" office:value-type="string" office:string-value="13_1" calcext:value-type="string">
            <text:p>13_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8]&amp;&quot;_&quot;&amp;[.C38]" office:value-type="string" office:string-value="14_1" calcext:value-type="string">
            <text:p>14_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39]&amp;&quot;_&quot;&amp;[.C39]" office:value-type="string" office:string-value="15_1" calcext:value-type="string">
            <text:p>15_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0]&amp;&quot;_&quot;&amp;[.C40]" office:value-type="string" office:string-value="16_1" calcext:value-type="string">
            <text:p>16_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1]&amp;&quot;_&quot;&amp;[.C41]" office:value-type="string" office:string-value="17_1" calcext:value-type="string">
            <text:p>17_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2]&amp;&quot;_&quot;&amp;[.C42]" office:value-type="string" office:string-value="18_1" calcext:value-type="string">
            <text:p>18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3]&amp;&quot;_&quot;&amp;[.C43]" office:value-type="string" office:string-value="19_1" calcext:value-type="string">
            <text:p>19_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4]&amp;&quot;_&quot;&amp;[.C44]" office:value-type="string" office:string-value="20_1" calcext:value-type="string">
            <text:p>20_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5]&amp;&quot;_&quot;&amp;[.C45]" office:value-type="string" office:string-value="21_1" calcext:value-type="string">
            <text:p>21_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6]&amp;&quot;_&quot;&amp;[.C46]" office:value-type="string" office:string-value="22_1" calcext:value-type="string">
            <text:p>22_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7]&amp;&quot;_&quot;&amp;[.C47]" office:value-type="string" office:string-value="23_1" calcext:value-type="string">
            <text:p>23_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B48]&amp;&quot;_&quot;&amp;[.C48]" office:value-type="string" office:string-value="1_2" calcext:value-type="string">
            <text:p>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49]&amp;&quot;_&quot;&amp;[.C49]" office:value-type="string" office:string-value="2_2" calcext:value-type="string">
            <text:p>2_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0]&amp;&quot;_&quot;&amp;[.C50]" office:value-type="string" office:string-value="3_2" calcext:value-type="string">
            <text:p>3_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1]&amp;&quot;_&quot;&amp;[.C51]" office:value-type="string" office:string-value="4_2" calcext:value-type="string">
            <text:p>4_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2]&amp;&quot;_&quot;&amp;[.C52]" office:value-type="string" office:string-value="5_2" calcext:value-type="string">
            <text:p>5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3]&amp;&quot;_&quot;&amp;[.C53]" office:value-type="string" office:string-value="6_2" calcext:value-type="string">
            <text:p>6_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4]&amp;&quot;_&quot;&amp;[.C54]" office:value-type="string" office:string-value="7_2" calcext:value-type="string">
            <text:p>7_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 table:formula="of:=[.B55]&amp;&quot;_&quot;&amp;[.C55]" office:value-type="string" office:string-value="8_2" calcext:value-type="string">
            <text:p>8_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07_R07</text:p>
          </table:table-cell>
          <table:table-cell table:number-columns-repeated="2" office:value-type="string" calcext:value-type="string">
            <text:p>L09_R09</text:p>
          </table:table-cell>
          <table:table-cell office:value-type="string" calcext:value-type="string">
            <text:p>L07_R07</text:p>
          </table:table-cell>
          <table:table-cell office:value-type="string" calcext:value-type="string">
            <text:p>L09_R09</text:p>
          </table:table-cell>
          <table:table-cell table:number-columns-repeated="2" office:value-type="string" calcext:value-type="string">
            <text:p>L16_R16</text:p>
          </table:table-cell>
          <table:table-cell office:value-type="string" calcext:value-type="string">
            <text:p>L12_R12</text:p>
          </table:table-cell>
          <table:table-cell table:number-columns-repeated="1013"/>
        </table:table-row>
        <table:table-row table:style-name="ro2">
          <table:table-cell table:formula="of:=[.B56]&amp;&quot;_&quot;&amp;[.C56]" office:value-type="string" office:string-value="9_2" calcext:value-type="string">
            <text:p>9_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7]&amp;&quot;_&quot;&amp;[.C57]" office:value-type="string" office:string-value="10_2" calcext:value-type="string">
            <text:p>10_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8]&amp;&quot;_&quot;&amp;[.C58]" office:value-type="string" office:string-value="11_2" calcext:value-type="string">
            <text:p>11_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59]&amp;&quot;_&quot;&amp;[.C59]" office:value-type="string" office:string-value="12_2" calcext:value-type="string">
            <text:p>12_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0]&amp;&quot;_&quot;&amp;[.C60]" office:value-type="string" office:string-value="13_2" calcext:value-type="string">
            <text:p>13_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1]&amp;&quot;_&quot;&amp;[.C61]" office:value-type="string" office:string-value="14_2" calcext:value-type="string">
            <text:p>14_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2]&amp;&quot;_&quot;&amp;[.C62]" office:value-type="string" office:string-value="15_2" calcext:value-type="string">
            <text:p>15_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3]&amp;&quot;_&quot;&amp;[.C63]" office:value-type="string" office:string-value="16_2" calcext:value-type="string">
            <text:p>16_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4]&amp;&quot;_&quot;&amp;[.C64]" office:value-type="string" office:string-value="17_2" calcext:value-type="string">
            <text:p>17_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5]&amp;&quot;_&quot;&amp;[.C65]" office:value-type="string" office:string-value="18_2" calcext:value-type="string">
            <text:p>18_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6]&amp;&quot;_&quot;&amp;[.C66]" office:value-type="string" office:string-value="19_2" calcext:value-type="string">
            <text:p>19_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7]&amp;&quot;_&quot;&amp;[.C67]" office:value-type="string" office:string-value="20_2" calcext:value-type="string">
            <text:p>20_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8]&amp;&quot;_&quot;&amp;[.C68]" office:value-type="string" office:string-value="21_2" calcext:value-type="string">
            <text:p>21_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69]&amp;&quot;_&quot;&amp;[.C69]" office:value-type="string" office:string-value="22_2" calcext:value-type="string">
            <text:p>22_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B70]&amp;&quot;_&quot;&amp;[.C70]" office:value-type="string" office:string-value="23_2" calcext:value-type="string">
            <text:p>23_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Tiles" table:style-name="ta6">
        <table:table-column table:style-name="co32" table:default-cell-style-name="Default"/>
        <table:table-column table:style-name="co10" table:number-columns-repeated="1023" table:default-cell-style-name="Default"/>
        <table:table-row table:style-name="ro2">
          <table:table-cell table:style-name="ce79" office:value-type="string" calcext:value-type="string">
            <text:p>WhiteFlower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61" calcext:value-type="float">
            <text:p>161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61" calcext:value-type="float">
            <text:p>161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dFlower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ueFlower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Chart" table:style-name="ta7">
        <table:table-column table:style-name="co10" table:number-columns-repeated="102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orm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gh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i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ee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r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at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lec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ych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ragon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i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s" table:style-name="ta8">
        <table:table-column table:style-name="co10" table:number-columns-repeated="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10" table:number-columns-repeated="1020" table:default-cell-style-name="Default"/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ct 1</text:p>
          </table:table-cell>
          <table:table-cell office:value-type="string" calcext:value-type="string">
            <text:p>Act 2</text:p>
          </table:table-cell>
          <table:table-cell office:value-type="string" calcext:value-type="string">
            <text:p>Act 3</text:p>
          </table:table-cell>
          <table:table-cell office:value-type="string" calcext:value-type="string">
            <text:p>Act 4</text:p>
          </table:table-cell>
          <table:table-cell office:value-type="string" calcext:value-type="string">
            <text:p>Act 5</text:p>
          </table:table-cell>
          <table:table-cell office:value-type="string" calcext:value-type="string">
            <text:p>Act 6</text:p>
          </table:table-cell>
          <table:table-cell office:value-type="string" calcext:value-type="string">
            <text:p>Act 7</text:p>
          </table:table-cell>
          <table:table-cell office:value-type="string" calcext:value-type="string">
            <text:p>Act 8</text:p>
          </table:table-cell>
          <table:table-cell office:value-type="string" calcext:value-type="string">
            <text:p>Act 9</text:p>
          </table:table-cell>
          <table:table-cell office:value-type="string" calcext:value-type="string">
            <text:p>Act 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ements" table:style-name="ta9">
        <table:table-column table:style-name="co2" table:default-cell-style-name="ce64"/>
        <table:table-column table:style-name="co34" table:default-cell-style-name="Default"/>
        <table:table-column table:style-name="co10" table:number-columns-repeated="5" table:default-cell-style-name="Default"/>
        <table:table-column table:style-name="co35" table:default-cell-style-name="ce78"/>
        <table:table-column table:style-name="co1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1013" table:default-cell-style-name="Default"/>
        <table:table-row table:style-name="ro8">
          <table:table-cell table:style-name="ce82" office:value-type="string" calcext:value-type="string">
            <text:p>ID</text:p>
          </table:table-cell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1</text:p>
          </table:table-cell>
          <table:table-cell table:style-name="ce83" office:value-type="string" calcext:value-type="string">
            <text:p>Type2</text:p>
          </table:table-cell>
          <table:table-cell table:style-name="ce83" office:value-type="string" calcext:value-type="string">
            <text:p>PP</text:p>
          </table:table-cell>
          <table:table-cell table:style-name="ce83" office:value-type="string" calcext:value-type="string">
            <text:p>Power</text:p>
          </table:table-cell>
          <table:table-cell table:style-name="ce84" office:value-type="string" calcext:value-type="string">
            <text:p>Accuracy</text:p>
          </table:table-cell>
          <table:table-cell table:style-name="ce86" office:value-type="string" calcext:value-type="string">
            <text:p>Description</text:p>
          </table:table-cell>
          <table:table-cell table:style-name="ce87" office:value-type="string" calcext:value-type="string">
            <text:p>TypeID</text:p>
          </table:table-cell>
          <table:table-cell table:style-name="ce87" office:value-type="string" calcext:value-type="string">
            <text:p>Status_Type</text:p>
          </table:table-cell>
          <table:table-cell table:style-name="ce87" office:value-type="string" calcext:value-type="string">
            <text:p>Status_Action</text:p>
          </table:table-cell>
          <table:table-cell table:number-columns-repeated="1013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]=&quot;Normal&quot;;1;IF([.C2]=&quot;Fighting&quot;;2;IF([.C2]=&quot;Flying&quot;;3;IF([.C2]=&quot;Poison&quot;;4;IF([.C2]=&quot;Ground&quot;;5;IF([.C2]=&quot;Rock&quot;;6;IF([.C2]=&quot;Bug&quot;;7;IF([.C2]=&quot;Ghost&quot;;8;IF([.C2]=&quot;Steel&quot;;9;IF([.C2]=&quot;Fire&quot;;10;IF([.C2]=&quot;Water&quot;;11;IF([.C2]=&quot;Grass&quot;;12;IF([.C2]=&quot;Electric&quot;;13;IF([.C2]=&quot;Psychic&quot;;14;IF([.C2]=&quot;Ice&quot;;15;IF([.C2]=&quot;Dragon&quot;;16;IF([.C2]=&quot;Dark&quot;;17;IF([.C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]=&quot;Normal&quot;;1;IF([.C3]=&quot;Fighting&quot;;2;IF([.C3]=&quot;Flying&quot;;3;IF([.C3]=&quot;Poison&quot;;4;IF([.C3]=&quot;Ground&quot;;5;IF([.C3]=&quot;Rock&quot;;6;IF([.C3]=&quot;Bug&quot;;7;IF([.C3]=&quot;Ghost&quot;;8;IF([.C3]=&quot;Steel&quot;;9;IF([.C3]=&quot;Fire&quot;;10;IF([.C3]=&quot;Water&quot;;11;IF([.C3]=&quot;Grass&quot;;12;IF([.C3]=&quot;Electric&quot;;13;IF([.C3]=&quot;Psychic&quot;;14;IF([.C3]=&quot;Ice&quot;;15;IF([.C3]=&quot;Dragon&quot;;16;IF([.C3]=&quot;Dark&quot;;17;IF([.C3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]=&quot;Normal&quot;;1;IF([.C4]=&quot;Fighting&quot;;2;IF([.C4]=&quot;Flying&quot;;3;IF([.C4]=&quot;Poison&quot;;4;IF([.C4]=&quot;Ground&quot;;5;IF([.C4]=&quot;Rock&quot;;6;IF([.C4]=&quot;Bug&quot;;7;IF([.C4]=&quot;Ghost&quot;;8;IF([.C4]=&quot;Steel&quot;;9;IF([.C4]=&quot;Fire&quot;;10;IF([.C4]=&quot;Water&quot;;11;IF([.C4]=&quot;Grass&quot;;12;IF([.C4]=&quot;Electric&quot;;13;IF([.C4]=&quot;Psychic&quot;;14;IF([.C4]=&quot;Ice&quot;;15;IF([.C4]=&quot;Dragon&quot;;16;IF([.C4]=&quot;Dark&quot;;17;IF([.C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5]=&quot;Normal&quot;;1;IF([.C5]=&quot;Fighting&quot;;2;IF([.C5]=&quot;Flying&quot;;3;IF([.C5]=&quot;Poison&quot;;4;IF([.C5]=&quot;Ground&quot;;5;IF([.C5]=&quot;Rock&quot;;6;IF([.C5]=&quot;Bug&quot;;7;IF([.C5]=&quot;Ghost&quot;;8;IF([.C5]=&quot;Steel&quot;;9;IF([.C5]=&quot;Fire&quot;;10;IF([.C5]=&quot;Water&quot;;11;IF([.C5]=&quot;Grass&quot;;12;IF([.C5]=&quot;Electric&quot;;13;IF([.C5]=&quot;Psychic&quot;;14;IF([.C5]=&quot;Ice&quot;;15;IF([.C5]=&quot;Dragon&quot;;16;IF([.C5]=&quot;Dark&quot;;17;IF([.C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6]=&quot;Normal&quot;;1;IF([.C6]=&quot;Fighting&quot;;2;IF([.C6]=&quot;Flying&quot;;3;IF([.C6]=&quot;Poison&quot;;4;IF([.C6]=&quot;Ground&quot;;5;IF([.C6]=&quot;Rock&quot;;6;IF([.C6]=&quot;Bug&quot;;7;IF([.C6]=&quot;Ghost&quot;;8;IF([.C6]=&quot;Steel&quot;;9;IF([.C6]=&quot;Fire&quot;;10;IF([.C6]=&quot;Water&quot;;11;IF([.C6]=&quot;Grass&quot;;12;IF([.C6]=&quot;Electric&quot;;13;IF([.C6]=&quot;Psychic&quot;;14;IF([.C6]=&quot;Ice&quot;;15;IF([.C6]=&quot;Dragon&quot;;16;IF([.C6]=&quot;Dark&quot;;17;IF([.C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]=&quot;Normal&quot;;1;IF([.C7]=&quot;Fighting&quot;;2;IF([.C7]=&quot;Flying&quot;;3;IF([.C7]=&quot;Poison&quot;;4;IF([.C7]=&quot;Ground&quot;;5;IF([.C7]=&quot;Rock&quot;;6;IF([.C7]=&quot;Bug&quot;;7;IF([.C7]=&quot;Ghost&quot;;8;IF([.C7]=&quot;Steel&quot;;9;IF([.C7]=&quot;Fire&quot;;10;IF([.C7]=&quot;Water&quot;;11;IF([.C7]=&quot;Grass&quot;;12;IF([.C7]=&quot;Electric&quot;;13;IF([.C7]=&quot;Psychic&quot;;14;IF([.C7]=&quot;Ice&quot;;15;IF([.C7]=&quot;Dragon&quot;;16;IF([.C7]=&quot;Dark&quot;;17;IF([.C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]=&quot;Normal&quot;;1;IF([.C8]=&quot;Fighting&quot;;2;IF([.C8]=&quot;Flying&quot;;3;IF([.C8]=&quot;Poison&quot;;4;IF([.C8]=&quot;Ground&quot;;5;IF([.C8]=&quot;Rock&quot;;6;IF([.C8]=&quot;Bug&quot;;7;IF([.C8]=&quot;Ghost&quot;;8;IF([.C8]=&quot;Steel&quot;;9;IF([.C8]=&quot;Fire&quot;;10;IF([.C8]=&quot;Water&quot;;11;IF([.C8]=&quot;Grass&quot;;12;IF([.C8]=&quot;Electric&quot;;13;IF([.C8]=&quot;Psychic&quot;;14;IF([.C8]=&quot;Ice&quot;;15;IF([.C8]=&quot;Dragon&quot;;16;IF([.C8]=&quot;Dark&quot;;17;IF([.C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9]=&quot;Normal&quot;;1;IF([.C9]=&quot;Fighting&quot;;2;IF([.C9]=&quot;Flying&quot;;3;IF([.C9]=&quot;Poison&quot;;4;IF([.C9]=&quot;Ground&quot;;5;IF([.C9]=&quot;Rock&quot;;6;IF([.C9]=&quot;Bug&quot;;7;IF([.C9]=&quot;Ghost&quot;;8;IF([.C9]=&quot;Steel&quot;;9;IF([.C9]=&quot;Fire&quot;;10;IF([.C9]=&quot;Water&quot;;11;IF([.C9]=&quot;Grass&quot;;12;IF([.C9]=&quot;Electric&quot;;13;IF([.C9]=&quot;Psychic&quot;;14;IF([.C9]=&quot;Ice&quot;;15;IF([.C9]=&quot;Dragon&quot;;16;IF([.C9]=&quot;Dark&quot;;17;IF([.C9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0]=&quot;Normal&quot;;1;IF([.C10]=&quot;Fighting&quot;;2;IF([.C10]=&quot;Flying&quot;;3;IF([.C10]=&quot;Poison&quot;;4;IF([.C10]=&quot;Ground&quot;;5;IF([.C10]=&quot;Rock&quot;;6;IF([.C10]=&quot;Bug&quot;;7;IF([.C10]=&quot;Ghost&quot;;8;IF([.C10]=&quot;Steel&quot;;9;IF([.C10]=&quot;Fire&quot;;10;IF([.C10]=&quot;Water&quot;;11;IF([.C10]=&quot;Grass&quot;;12;IF([.C10]=&quot;Electric&quot;;13;IF([.C10]=&quot;Psychic&quot;;14;IF([.C10]=&quot;Ice&quot;;15;IF([.C10]=&quot;Dragon&quot;;16;IF([.C10]=&quot;Dark&quot;;17;IF([.C1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1]=&quot;Normal&quot;;1;IF([.C11]=&quot;Fighting&quot;;2;IF([.C11]=&quot;Flying&quot;;3;IF([.C11]=&quot;Poison&quot;;4;IF([.C11]=&quot;Ground&quot;;5;IF([.C11]=&quot;Rock&quot;;6;IF([.C11]=&quot;Bug&quot;;7;IF([.C11]=&quot;Ghost&quot;;8;IF([.C11]=&quot;Steel&quot;;9;IF([.C11]=&quot;Fire&quot;;10;IF([.C11]=&quot;Water&quot;;11;IF([.C11]=&quot;Grass&quot;;12;IF([.C11]=&quot;Electric&quot;;13;IF([.C11]=&quot;Psychic&quot;;14;IF([.C11]=&quot;Ice&quot;;15;IF([.C11]=&quot;Dragon&quot;;16;IF([.C11]=&quot;Dark&quot;;17;IF([.C1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Vise Gr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2]=&quot;Normal&quot;;1;IF([.C12]=&quot;Fighting&quot;;2;IF([.C12]=&quot;Flying&quot;;3;IF([.C12]=&quot;Poison&quot;;4;IF([.C12]=&quot;Ground&quot;;5;IF([.C12]=&quot;Rock&quot;;6;IF([.C12]=&quot;Bug&quot;;7;IF([.C12]=&quot;Ghost&quot;;8;IF([.C12]=&quot;Steel&quot;;9;IF([.C12]=&quot;Fire&quot;;10;IF([.C12]=&quot;Water&quot;;11;IF([.C12]=&quot;Grass&quot;;12;IF([.C12]=&quot;Electric&quot;;13;IF([.C12]=&quot;Psychic&quot;;14;IF([.C12]=&quot;Ice&quot;;15;IF([.C12]=&quot;Dragon&quot;;16;IF([.C12]=&quot;Dark&quot;;17;IF([.C1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3" calcext:value-type="percentage">
            <text:p>30%</text:p>
          </table:table-cell>
          <table:table-cell/>
          <table:table-cell table:formula="of:=IF([.C13]=&quot;Normal&quot;;1;IF([.C13]=&quot;Fighting&quot;;2;IF([.C13]=&quot;Flying&quot;;3;IF([.C13]=&quot;Poison&quot;;4;IF([.C13]=&quot;Ground&quot;;5;IF([.C13]=&quot;Rock&quot;;6;IF([.C13]=&quot;Bug&quot;;7;IF([.C13]=&quot;Ghost&quot;;8;IF([.C13]=&quot;Steel&quot;;9;IF([.C13]=&quot;Fire&quot;;10;IF([.C13]=&quot;Water&quot;;11;IF([.C13]=&quot;Grass&quot;;12;IF([.C13]=&quot;Electric&quot;;13;IF([.C13]=&quot;Psychic&quot;;14;IF([.C13]=&quot;Ice&quot;;15;IF([.C13]=&quot;Dragon&quot;;16;IF([.C13]=&quot;Dark&quot;;17;IF([.C1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4]=&quot;Normal&quot;;1;IF([.C14]=&quot;Fighting&quot;;2;IF([.C14]=&quot;Flying&quot;;3;IF([.C14]=&quot;Poison&quot;;4;IF([.C14]=&quot;Ground&quot;;5;IF([.C14]=&quot;Rock&quot;;6;IF([.C14]=&quot;Bug&quot;;7;IF([.C14]=&quot;Ghost&quot;;8;IF([.C14]=&quot;Steel&quot;;9;IF([.C14]=&quot;Fire&quot;;10;IF([.C14]=&quot;Water&quot;;11;IF([.C14]=&quot;Grass&quot;;12;IF([.C14]=&quot;Electric&quot;;13;IF([.C14]=&quot;Psychic&quot;;14;IF([.C14]=&quot;Ice&quot;;15;IF([.C14]=&quot;Dragon&quot;;16;IF([.C14]=&quot;Dark&quot;;17;IF([.C1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5]=&quot;Normal&quot;;1;IF([.C15]=&quot;Fighting&quot;;2;IF([.C15]=&quot;Flying&quot;;3;IF([.C15]=&quot;Poison&quot;;4;IF([.C15]=&quot;Ground&quot;;5;IF([.C15]=&quot;Rock&quot;;6;IF([.C15]=&quot;Bug&quot;;7;IF([.C15]=&quot;Ghost&quot;;8;IF([.C15]=&quot;Steel&quot;;9;IF([.C15]=&quot;Fire&quot;;10;IF([.C15]=&quot;Water&quot;;11;IF([.C15]=&quot;Grass&quot;;12;IF([.C15]=&quot;Electric&quot;;13;IF([.C15]=&quot;Psychic&quot;;14;IF([.C15]=&quot;Ice&quot;;15;IF([.C15]=&quot;Dragon&quot;;16;IF([.C15]=&quot;Dark&quot;;17;IF([.C1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16]=&quot;Normal&quot;;1;IF([.C16]=&quot;Fighting&quot;;2;IF([.C16]=&quot;Flying&quot;;3;IF([.C16]=&quot;Poison&quot;;4;IF([.C16]=&quot;Ground&quot;;5;IF([.C16]=&quot;Rock&quot;;6;IF([.C16]=&quot;Bug&quot;;7;IF([.C16]=&quot;Ghost&quot;;8;IF([.C16]=&quot;Steel&quot;;9;IF([.C16]=&quot;Fire&quot;;10;IF([.C16]=&quot;Water&quot;;11;IF([.C16]=&quot;Grass&quot;;12;IF([.C16]=&quot;Electric&quot;;13;IF([.C16]=&quot;Psychic&quot;;14;IF([.C16]=&quot;Ice&quot;;15;IF([.C16]=&quot;Dragon&quot;;16;IF([.C16]=&quot;Dark&quot;;17;IF([.C1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7]=&quot;Normal&quot;;1;IF([.C17]=&quot;Fighting&quot;;2;IF([.C17]=&quot;Flying&quot;;3;IF([.C17]=&quot;Poison&quot;;4;IF([.C17]=&quot;Ground&quot;;5;IF([.C17]=&quot;Rock&quot;;6;IF([.C17]=&quot;Bug&quot;;7;IF([.C17]=&quot;Ghost&quot;;8;IF([.C17]=&quot;Steel&quot;;9;IF([.C17]=&quot;Fire&quot;;10;IF([.C17]=&quot;Water&quot;;11;IF([.C17]=&quot;Grass&quot;;12;IF([.C17]=&quot;Electric&quot;;13;IF([.C17]=&quot;Psychic&quot;;14;IF([.C17]=&quot;Ice&quot;;15;IF([.C17]=&quot;Dragon&quot;;16;IF([.C17]=&quot;Dark&quot;;17;IF([.C17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]=&quot;Normal&quot;;1;IF([.C18]=&quot;Fighting&quot;;2;IF([.C18]=&quot;Flying&quot;;3;IF([.C18]=&quot;Poison&quot;;4;IF([.C18]=&quot;Ground&quot;;5;IF([.C18]=&quot;Rock&quot;;6;IF([.C18]=&quot;Bug&quot;;7;IF([.C18]=&quot;Ghost&quot;;8;IF([.C18]=&quot;Steel&quot;;9;IF([.C18]=&quot;Fire&quot;;10;IF([.C18]=&quot;Water&quot;;11;IF([.C18]=&quot;Grass&quot;;12;IF([.C18]=&quot;Electric&quot;;13;IF([.C18]=&quot;Psychic&quot;;14;IF([.C18]=&quot;Ice&quot;;15;IF([.C18]=&quot;Dragon&quot;;16;IF([.C18]=&quot;Dark&quot;;17;IF([.C18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9]=&quot;Normal&quot;;1;IF([.C19]=&quot;Fighting&quot;;2;IF([.C19]=&quot;Flying&quot;;3;IF([.C19]=&quot;Poison&quot;;4;IF([.C19]=&quot;Ground&quot;;5;IF([.C19]=&quot;Rock&quot;;6;IF([.C19]=&quot;Bug&quot;;7;IF([.C19]=&quot;Ghost&quot;;8;IF([.C19]=&quot;Steel&quot;;9;IF([.C19]=&quot;Fire&quot;;10;IF([.C19]=&quot;Water&quot;;11;IF([.C19]=&quot;Grass&quot;;12;IF([.C19]=&quot;Electric&quot;;13;IF([.C19]=&quot;Psychic&quot;;14;IF([.C19]=&quot;Ice&quot;;15;IF([.C19]=&quot;Dragon&quot;;16;IF([.C19]=&quot;Dark&quot;;17;IF([.C1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20]=&quot;Normal&quot;;1;IF([.C20]=&quot;Fighting&quot;;2;IF([.C20]=&quot;Flying&quot;;3;IF([.C20]=&quot;Poison&quot;;4;IF([.C20]=&quot;Ground&quot;;5;IF([.C20]=&quot;Rock&quot;;6;IF([.C20]=&quot;Bug&quot;;7;IF([.C20]=&quot;Ghost&quot;;8;IF([.C20]=&quot;Steel&quot;;9;IF([.C20]=&quot;Fire&quot;;10;IF([.C20]=&quot;Water&quot;;11;IF([.C20]=&quot;Grass&quot;;12;IF([.C20]=&quot;Electric&quot;;13;IF([.C20]=&quot;Psychic&quot;;14;IF([.C20]=&quot;Ice&quot;;15;IF([.C20]=&quot;Dragon&quot;;16;IF([.C20]=&quot;Dark&quot;;17;IF([.C20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21]=&quot;Normal&quot;;1;IF([.C21]=&quot;Fighting&quot;;2;IF([.C21]=&quot;Flying&quot;;3;IF([.C21]=&quot;Poison&quot;;4;IF([.C21]=&quot;Ground&quot;;5;IF([.C21]=&quot;Rock&quot;;6;IF([.C21]=&quot;Bug&quot;;7;IF([.C21]=&quot;Ghost&quot;;8;IF([.C21]=&quot;Steel&quot;;9;IF([.C21]=&quot;Fire&quot;;10;IF([.C21]=&quot;Water&quot;;11;IF([.C21]=&quot;Grass&quot;;12;IF([.C21]=&quot;Electric&quot;;13;IF([.C21]=&quot;Psychic&quot;;14;IF([.C21]=&quot;Ice&quot;;15;IF([.C21]=&quot;Dragon&quot;;16;IF([.C21]=&quot;Dark&quot;;17;IF([.C2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22]=&quot;Normal&quot;;1;IF([.C22]=&quot;Fighting&quot;;2;IF([.C22]=&quot;Flying&quot;;3;IF([.C22]=&quot;Poison&quot;;4;IF([.C22]=&quot;Ground&quot;;5;IF([.C22]=&quot;Rock&quot;;6;IF([.C22]=&quot;Bug&quot;;7;IF([.C22]=&quot;Ghost&quot;;8;IF([.C22]=&quot;Steel&quot;;9;IF([.C22]=&quot;Fire&quot;;10;IF([.C22]=&quot;Water&quot;;11;IF([.C22]=&quot;Grass&quot;;12;IF([.C22]=&quot;Electric&quot;;13;IF([.C22]=&quot;Psychic&quot;;14;IF([.C22]=&quot;Ice&quot;;15;IF([.C22]=&quot;Dragon&quot;;16;IF([.C22]=&quot;Dark&quot;;17;IF([.C2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3]=&quot;Normal&quot;;1;IF([.C23]=&quot;Fighting&quot;;2;IF([.C23]=&quot;Flying&quot;;3;IF([.C23]=&quot;Poison&quot;;4;IF([.C23]=&quot;Ground&quot;;5;IF([.C23]=&quot;Rock&quot;;6;IF([.C23]=&quot;Bug&quot;;7;IF([.C23]=&quot;Ghost&quot;;8;IF([.C23]=&quot;Steel&quot;;9;IF([.C23]=&quot;Fire&quot;;10;IF([.C23]=&quot;Water&quot;;11;IF([.C23]=&quot;Grass&quot;;12;IF([.C23]=&quot;Electric&quot;;13;IF([.C23]=&quot;Psychic&quot;;14;IF([.C23]=&quot;Ice&quot;;15;IF([.C23]=&quot;Dragon&quot;;16;IF([.C23]=&quot;Dark&quot;;17;IF([.C2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]=&quot;Normal&quot;;1;IF([.C24]=&quot;Fighting&quot;;2;IF([.C24]=&quot;Flying&quot;;3;IF([.C24]=&quot;Poison&quot;;4;IF([.C24]=&quot;Ground&quot;;5;IF([.C24]=&quot;Rock&quot;;6;IF([.C24]=&quot;Bug&quot;;7;IF([.C24]=&quot;Ghost&quot;;8;IF([.C24]=&quot;Steel&quot;;9;IF([.C24]=&quot;Fire&quot;;10;IF([.C24]=&quot;Water&quot;;11;IF([.C24]=&quot;Grass&quot;;12;IF([.C24]=&quot;Electric&quot;;13;IF([.C24]=&quot;Psychic&quot;;14;IF([.C24]=&quot;Ice&quot;;15;IF([.C24]=&quot;Dragon&quot;;16;IF([.C24]=&quot;Dark&quot;;17;IF([.C2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]=&quot;Normal&quot;;1;IF([.C25]=&quot;Fighting&quot;;2;IF([.C25]=&quot;Flying&quot;;3;IF([.C25]=&quot;Poison&quot;;4;IF([.C25]=&quot;Ground&quot;;5;IF([.C25]=&quot;Rock&quot;;6;IF([.C25]=&quot;Bug&quot;;7;IF([.C25]=&quot;Ghost&quot;;8;IF([.C25]=&quot;Steel&quot;;9;IF([.C25]=&quot;Fire&quot;;10;IF([.C25]=&quot;Water&quot;;11;IF([.C25]=&quot;Grass&quot;;12;IF([.C25]=&quot;Electric&quot;;13;IF([.C25]=&quot;Psychic&quot;;14;IF([.C25]=&quot;Ice&quot;;15;IF([.C25]=&quot;Dragon&quot;;16;IF([.C25]=&quot;Dark&quot;;17;IF([.C25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26]=&quot;Normal&quot;;1;IF([.C26]=&quot;Fighting&quot;;2;IF([.C26]=&quot;Flying&quot;;3;IF([.C26]=&quot;Poison&quot;;4;IF([.C26]=&quot;Ground&quot;;5;IF([.C26]=&quot;Rock&quot;;6;IF([.C26]=&quot;Bug&quot;;7;IF([.C26]=&quot;Ghost&quot;;8;IF([.C26]=&quot;Steel&quot;;9;IF([.C26]=&quot;Fire&quot;;10;IF([.C26]=&quot;Water&quot;;11;IF([.C26]=&quot;Grass&quot;;12;IF([.C26]=&quot;Electric&quot;;13;IF([.C26]=&quot;Psychic&quot;;14;IF([.C26]=&quot;Ice&quot;;15;IF([.C26]=&quot;Dragon&quot;;16;IF([.C26]=&quot;Dark&quot;;17;IF([.C2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27]=&quot;Normal&quot;;1;IF([.C27]=&quot;Fighting&quot;;2;IF([.C27]=&quot;Flying&quot;;3;IF([.C27]=&quot;Poison&quot;;4;IF([.C27]=&quot;Ground&quot;;5;IF([.C27]=&quot;Rock&quot;;6;IF([.C27]=&quot;Bug&quot;;7;IF([.C27]=&quot;Ghost&quot;;8;IF([.C27]=&quot;Steel&quot;;9;IF([.C27]=&quot;Fire&quot;;10;IF([.C27]=&quot;Water&quot;;11;IF([.C27]=&quot;Grass&quot;;12;IF([.C27]=&quot;Electric&quot;;13;IF([.C27]=&quot;Psychic&quot;;14;IF([.C27]=&quot;Ice&quot;;15;IF([.C27]=&quot;Dragon&quot;;16;IF([.C27]=&quot;Dark&quot;;17;IF([.C2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28]=&quot;Normal&quot;;1;IF([.C28]=&quot;Fighting&quot;;2;IF([.C28]=&quot;Flying&quot;;3;IF([.C28]=&quot;Poison&quot;;4;IF([.C28]=&quot;Ground&quot;;5;IF([.C28]=&quot;Rock&quot;;6;IF([.C28]=&quot;Bug&quot;;7;IF([.C28]=&quot;Ghost&quot;;8;IF([.C28]=&quot;Steel&quot;;9;IF([.C28]=&quot;Fire&quot;;10;IF([.C28]=&quot;Water&quot;;11;IF([.C28]=&quot;Grass&quot;;12;IF([.C28]=&quot;Electric&quot;;13;IF([.C28]=&quot;Psychic&quot;;14;IF([.C28]=&quot;Ice&quot;;15;IF([.C28]=&quot;Dragon&quot;;16;IF([.C28]=&quot;Dark&quot;;17;IF([.C2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Sand is hurled in the foe's face, reducing its accuracy.</text:p>
          </table:table-cell>
          <table:table-cell table:formula="of:=IF([.C29]=&quot;Normal&quot;;1;IF([.C29]=&quot;Fighting&quot;;2;IF([.C29]=&quot;Flying&quot;;3;IF([.C29]=&quot;Poison&quot;;4;IF([.C29]=&quot;Ground&quot;;5;IF([.C29]=&quot;Rock&quot;;6;IF([.C29]=&quot;Bug&quot;;7;IF([.C29]=&quot;Ghost&quot;;8;IF([.C29]=&quot;Steel&quot;;9;IF([.C29]=&quot;Fire&quot;;10;IF([.C29]=&quot;Water&quot;;11;IF([.C29]=&quot;Grass&quot;;12;IF([.C29]=&quot;Electric&quot;;13;IF([.C29]=&quot;Psychic&quot;;14;IF([.C29]=&quot;Ice&quot;;15;IF([.C29]=&quot;Dragon&quot;;16;IF([.C29]=&quot;Dark&quot;;17;IF([.C29]=&quot;Fairy&quot;;18;0))))))))))))))))))" office:value-type="float" office:value="5" calcext:value-type="float">
            <text:p>5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_32_-1</text:p>
          </table:table-cell>
          <table:table-cell table:number-columns-repeated="1013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0]=&quot;Normal&quot;;1;IF([.C30]=&quot;Fighting&quot;;2;IF([.C30]=&quot;Flying&quot;;3;IF([.C30]=&quot;Poison&quot;;4;IF([.C30]=&quot;Ground&quot;;5;IF([.C30]=&quot;Rock&quot;;6;IF([.C30]=&quot;Bug&quot;;7;IF([.C30]=&quot;Ghost&quot;;8;IF([.C30]=&quot;Steel&quot;;9;IF([.C30]=&quot;Fire&quot;;10;IF([.C30]=&quot;Water&quot;;11;IF([.C30]=&quot;Grass&quot;;12;IF([.C30]=&quot;Electric&quot;;13;IF([.C30]=&quot;Psychic&quot;;14;IF([.C30]=&quot;Ice&quot;;15;IF([.C30]=&quot;Dragon&quot;;16;IF([.C30]=&quot;Dark&quot;;17;IF([.C3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1]=&quot;Normal&quot;;1;IF([.C31]=&quot;Fighting&quot;;2;IF([.C31]=&quot;Flying&quot;;3;IF([.C31]=&quot;Poison&quot;;4;IF([.C31]=&quot;Ground&quot;;5;IF([.C31]=&quot;Rock&quot;;6;IF([.C31]=&quot;Bug&quot;;7;IF([.C31]=&quot;Ghost&quot;;8;IF([.C31]=&quot;Steel&quot;;9;IF([.C31]=&quot;Fire&quot;;10;IF([.C31]=&quot;Water&quot;;11;IF([.C31]=&quot;Grass&quot;;12;IF([.C31]=&quot;Electric&quot;;13;IF([.C31]=&quot;Psychic&quot;;14;IF([.C31]=&quot;Ice&quot;;15;IF([.C31]=&quot;Dragon&quot;;16;IF([.C31]=&quot;Dark&quot;;17;IF([.C3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32]=&quot;Normal&quot;;1;IF([.C32]=&quot;Fighting&quot;;2;IF([.C32]=&quot;Flying&quot;;3;IF([.C32]=&quot;Poison&quot;;4;IF([.C32]=&quot;Ground&quot;;5;IF([.C32]=&quot;Rock&quot;;6;IF([.C32]=&quot;Bug&quot;;7;IF([.C32]=&quot;Ghost&quot;;8;IF([.C32]=&quot;Steel&quot;;9;IF([.C32]=&quot;Fire&quot;;10;IF([.C32]=&quot;Water&quot;;11;IF([.C32]=&quot;Grass&quot;;12;IF([.C32]=&quot;Electric&quot;;13;IF([.C32]=&quot;Psychic&quot;;14;IF([.C32]=&quot;Ice&quot;;15;IF([.C32]=&quot;Dragon&quot;;16;IF([.C32]=&quot;Dark&quot;;17;IF([.C3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3" calcext:value-type="percentage">
            <text:p>30%</text:p>
          </table:table-cell>
          <table:table-cell/>
          <table:table-cell table:formula="of:=IF([.C33]=&quot;Normal&quot;;1;IF([.C33]=&quot;Fighting&quot;;2;IF([.C33]=&quot;Flying&quot;;3;IF([.C33]=&quot;Poison&quot;;4;IF([.C33]=&quot;Ground&quot;;5;IF([.C33]=&quot;Rock&quot;;6;IF([.C33]=&quot;Bug&quot;;7;IF([.C33]=&quot;Ghost&quot;;8;IF([.C33]=&quot;Steel&quot;;9;IF([.C33]=&quot;Fire&quot;;10;IF([.C33]=&quot;Water&quot;;11;IF([.C33]=&quot;Grass&quot;;12;IF([.C33]=&quot;Electric&quot;;13;IF([.C33]=&quot;Psychic&quot;;14;IF([.C33]=&quot;Ice&quot;;15;IF([.C33]=&quot;Dragon&quot;;16;IF([.C33]=&quot;Dark&quot;;17;IF([.C3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A physical attack in which the user charges and slams into the foe with its whole body.</text:p>
          </table:table-cell>
          <table:table-cell table:formula="of:=IF([.C34]=&quot;Normal&quot;;1;IF([.C34]=&quot;Fighting&quot;;2;IF([.C34]=&quot;Flying&quot;;3;IF([.C34]=&quot;Poison&quot;;4;IF([.C34]=&quot;Ground&quot;;5;IF([.C34]=&quot;Rock&quot;;6;IF([.C34]=&quot;Bug&quot;;7;IF([.C34]=&quot;Ghost&quot;;8;IF([.C34]=&quot;Steel&quot;;9;IF([.C34]=&quot;Fire&quot;;10;IF([.C34]=&quot;Water&quot;;11;IF([.C34]=&quot;Grass&quot;;12;IF([.C34]=&quot;Electric&quot;;13;IF([.C34]=&quot;Psychic&quot;;14;IF([.C34]=&quot;Ice&quot;;15;IF([.C34]=&quot;Dragon&quot;;16;IF([.C34]=&quot;Dark&quot;;17;IF([.C3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5]=&quot;Normal&quot;;1;IF([.C35]=&quot;Fighting&quot;;2;IF([.C35]=&quot;Flying&quot;;3;IF([.C35]=&quot;Poison&quot;;4;IF([.C35]=&quot;Ground&quot;;5;IF([.C35]=&quot;Rock&quot;;6;IF([.C35]=&quot;Bug&quot;;7;IF([.C35]=&quot;Ghost&quot;;8;IF([.C35]=&quot;Steel&quot;;9;IF([.C35]=&quot;Fire&quot;;10;IF([.C35]=&quot;Water&quot;;11;IF([.C35]=&quot;Grass&quot;;12;IF([.C35]=&quot;Electric&quot;;13;IF([.C35]=&quot;Psychic&quot;;14;IF([.C35]=&quot;Ice&quot;;15;IF([.C35]=&quot;Dragon&quot;;16;IF([.C35]=&quot;Dark&quot;;17;IF([.C3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6]=&quot;Normal&quot;;1;IF([.C36]=&quot;Fighting&quot;;2;IF([.C36]=&quot;Flying&quot;;3;IF([.C36]=&quot;Poison&quot;;4;IF([.C36]=&quot;Ground&quot;;5;IF([.C36]=&quot;Rock&quot;;6;IF([.C36]=&quot;Bug&quot;;7;IF([.C36]=&quot;Ghost&quot;;8;IF([.C36]=&quot;Steel&quot;;9;IF([.C36]=&quot;Fire&quot;;10;IF([.C36]=&quot;Water&quot;;11;IF([.C36]=&quot;Grass&quot;;12;IF([.C36]=&quot;Electric&quot;;13;IF([.C36]=&quot;Psychic&quot;;14;IF([.C36]=&quot;Ice&quot;;15;IF([.C36]=&quot;Dragon&quot;;16;IF([.C36]=&quot;Dark&quot;;17;IF([.C3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37]=&quot;Normal&quot;;1;IF([.C37]=&quot;Fighting&quot;;2;IF([.C37]=&quot;Flying&quot;;3;IF([.C37]=&quot;Poison&quot;;4;IF([.C37]=&quot;Ground&quot;;5;IF([.C37]=&quot;Rock&quot;;6;IF([.C37]=&quot;Bug&quot;;7;IF([.C37]=&quot;Ghost&quot;;8;IF([.C37]=&quot;Steel&quot;;9;IF([.C37]=&quot;Fire&quot;;10;IF([.C37]=&quot;Water&quot;;11;IF([.C37]=&quot;Grass&quot;;12;IF([.C37]=&quot;Electric&quot;;13;IF([.C37]=&quot;Psychic&quot;;14;IF([.C37]=&quot;Ice&quot;;15;IF([.C37]=&quot;Dragon&quot;;16;IF([.C37]=&quot;Dark&quot;;17;IF([.C3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8]=&quot;Normal&quot;;1;IF([.C38]=&quot;Fighting&quot;;2;IF([.C38]=&quot;Flying&quot;;3;IF([.C38]=&quot;Poison&quot;;4;IF([.C38]=&quot;Ground&quot;;5;IF([.C38]=&quot;Rock&quot;;6;IF([.C38]=&quot;Bug&quot;;7;IF([.C38]=&quot;Ghost&quot;;8;IF([.C38]=&quot;Steel&quot;;9;IF([.C38]=&quot;Fire&quot;;10;IF([.C38]=&quot;Water&quot;;11;IF([.C38]=&quot;Grass&quot;;12;IF([.C38]=&quot;Electric&quot;;13;IF([.C38]=&quot;Psychic&quot;;14;IF([.C38]=&quot;Ice&quot;;15;IF([.C38]=&quot;Dragon&quot;;16;IF([.C38]=&quot;Dark&quot;;17;IF([.C3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9]=&quot;Normal&quot;;1;IF([.C39]=&quot;Fighting&quot;;2;IF([.C39]=&quot;Flying&quot;;3;IF([.C39]=&quot;Poison&quot;;4;IF([.C39]=&quot;Ground&quot;;5;IF([.C39]=&quot;Rock&quot;;6;IF([.C39]=&quot;Bug&quot;;7;IF([.C39]=&quot;Ghost&quot;;8;IF([.C39]=&quot;Steel&quot;;9;IF([.C39]=&quot;Fire&quot;;10;IF([.C39]=&quot;Water&quot;;11;IF([.C39]=&quot;Grass&quot;;12;IF([.C39]=&quot;Electric&quot;;13;IF([.C39]=&quot;Psychic&quot;;14;IF([.C39]=&quot;Ice&quot;;15;IF([.C39]=&quot;Dragon&quot;;16;IF([.C39]=&quot;Dark&quot;;17;IF([.C3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e user wags its tail cutely, making the foe less wary. The target's Defense stat is lowered.</text:p>
          </table:table-cell>
          <table:table-cell table:formula="of:=IF([.C40]=&quot;Normal&quot;;1;IF([.C40]=&quot;Fighting&quot;;2;IF([.C40]=&quot;Flying&quot;;3;IF([.C40]=&quot;Poison&quot;;4;IF([.C40]=&quot;Ground&quot;;5;IF([.C40]=&quot;Rock&quot;;6;IF([.C40]=&quot;Bug&quot;;7;IF([.C40]=&quot;Ghost&quot;;8;IF([.C40]=&quot;Steel&quot;;9;IF([.C40]=&quot;Fire&quot;;10;IF([.C40]=&quot;Water&quot;;11;IF([.C40]=&quot;Grass&quot;;12;IF([.C40]=&quot;Electric&quot;;13;IF([.C40]=&quot;Psychic&quot;;14;IF([.C40]=&quot;Ice&quot;;15;IF([.C40]=&quot;Dragon&quot;;16;IF([.C40]=&quot;Dark&quot;;17;IF([.C40]=&quot;Fairy&quot;;18;0))))))))))))))))))" office:value-type="float" office:value="1" calcext:value-type="float">
            <text:p>1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_28_-1</text:p>
          </table:table-cell>
          <table:table-cell table:number-columns-repeated="1013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]=&quot;Normal&quot;;1;IF([.C41]=&quot;Fighting&quot;;2;IF([.C41]=&quot;Flying&quot;;3;IF([.C41]=&quot;Poison&quot;;4;IF([.C41]=&quot;Ground&quot;;5;IF([.C41]=&quot;Rock&quot;;6;IF([.C41]=&quot;Bug&quot;;7;IF([.C41]=&quot;Ghost&quot;;8;IF([.C41]=&quot;Steel&quot;;9;IF([.C41]=&quot;Fire&quot;;10;IF([.C41]=&quot;Water&quot;;11;IF([.C41]=&quot;Grass&quot;;12;IF([.C41]=&quot;Electric&quot;;13;IF([.C41]=&quot;Psychic&quot;;14;IF([.C41]=&quot;Ice&quot;;15;IF([.C41]=&quot;Dragon&quot;;16;IF([.C41]=&quot;Dark&quot;;17;IF([.C41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]=&quot;Normal&quot;;1;IF([.C42]=&quot;Fighting&quot;;2;IF([.C42]=&quot;Flying&quot;;3;IF([.C42]=&quot;Poison&quot;;4;IF([.C42]=&quot;Ground&quot;;5;IF([.C42]=&quot;Rock&quot;;6;IF([.C42]=&quot;Bug&quot;;7;IF([.C42]=&quot;Ghost&quot;;8;IF([.C42]=&quot;Steel&quot;;9;IF([.C42]=&quot;Fire&quot;;10;IF([.C42]=&quot;Water&quot;;11;IF([.C42]=&quot;Grass&quot;;12;IF([.C42]=&quot;Electric&quot;;13;IF([.C42]=&quot;Psychic&quot;;14;IF([.C42]=&quot;Ice&quot;;15;IF([.C42]=&quot;Dragon&quot;;16;IF([.C42]=&quot;Dark&quot;;17;IF([.C42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3]=&quot;Normal&quot;;1;IF([.C43]=&quot;Fighting&quot;;2;IF([.C43]=&quot;Flying&quot;;3;IF([.C43]=&quot;Poison&quot;;4;IF([.C43]=&quot;Ground&quot;;5;IF([.C43]=&quot;Rock&quot;;6;IF([.C43]=&quot;Bug&quot;;7;IF([.C43]=&quot;Ghost&quot;;8;IF([.C43]=&quot;Steel&quot;;9;IF([.C43]=&quot;Fire&quot;;10;IF([.C43]=&quot;Water&quot;;11;IF([.C43]=&quot;Grass&quot;;12;IF([.C43]=&quot;Electric&quot;;13;IF([.C43]=&quot;Psychic&quot;;14;IF([.C43]=&quot;Ice&quot;;15;IF([.C43]=&quot;Dragon&quot;;16;IF([.C43]=&quot;Dark&quot;;17;IF([.C43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]=&quot;Normal&quot;;1;IF([.C44]=&quot;Fighting&quot;;2;IF([.C44]=&quot;Flying&quot;;3;IF([.C44]=&quot;Poison&quot;;4;IF([.C44]=&quot;Ground&quot;;5;IF([.C44]=&quot;Rock&quot;;6;IF([.C44]=&quot;Bug&quot;;7;IF([.C44]=&quot;Ghost&quot;;8;IF([.C44]=&quot;Steel&quot;;9;IF([.C44]=&quot;Fire&quot;;10;IF([.C44]=&quot;Water&quot;;11;IF([.C44]=&quot;Grass&quot;;12;IF([.C44]=&quot;Electric&quot;;13;IF([.C44]=&quot;Psychic&quot;;14;IF([.C44]=&quot;Ice&quot;;15;IF([.C44]=&quot;Dragon&quot;;16;IF([.C44]=&quot;Dark&quot;;17;IF([.C4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e foe is bitten with viciously sharp fangs. It may make the target flinch.</text:p>
          </table:table-cell>
          <table:table-cell table:formula="of:=IF([.C45]=&quot;Normal&quot;;1;IF([.C45]=&quot;Fighting&quot;;2;IF([.C45]=&quot;Flying&quot;;3;IF([.C45]=&quot;Poison&quot;;4;IF([.C45]=&quot;Ground&quot;;5;IF([.C45]=&quot;Rock&quot;;6;IF([.C45]=&quot;Bug&quot;;7;IF([.C45]=&quot;Ghost&quot;;8;IF([.C45]=&quot;Steel&quot;;9;IF([.C45]=&quot;Fire&quot;;10;IF([.C45]=&quot;Water&quot;;11;IF([.C45]=&quot;Grass&quot;;12;IF([.C45]=&quot;Electric&quot;;13;IF([.C45]=&quot;Psychic&quot;;14;IF([.C45]=&quot;Ice&quot;;15;IF([.C45]=&quot;Dragon&quot;;16;IF([.C45]=&quot;Dark&quot;;17;IF([.C45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e user growls in an endearing way, making the foe less wary. The target's Attack stat is lowered.</text:p>
          </table:table-cell>
          <table:table-cell table:formula="of:=IF([.C46]=&quot;Normal&quot;;1;IF([.C46]=&quot;Fighting&quot;;2;IF([.C46]=&quot;Flying&quot;;3;IF([.C46]=&quot;Poison&quot;;4;IF([.C46]=&quot;Ground&quot;;5;IF([.C46]=&quot;Rock&quot;;6;IF([.C46]=&quot;Bug&quot;;7;IF([.C46]=&quot;Ghost&quot;;8;IF([.C46]=&quot;Steel&quot;;9;IF([.C46]=&quot;Fire&quot;;10;IF([.C46]=&quot;Water&quot;;11;IF([.C46]=&quot;Grass&quot;;12;IF([.C46]=&quot;Electric&quot;;13;IF([.C46]=&quot;Psychic&quot;;14;IF([.C46]=&quot;Ice&quot;;15;IF([.C46]=&quot;Dragon&quot;;16;IF([.C46]=&quot;Dark&quot;;17;IF([.C46]=&quot;Fairy&quot;;18;0))))))))))))))))))"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E_27_-1</text:p>
          </table:table-cell>
          <table:table-cell table:number-columns-repeated="1013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]=&quot;Normal&quot;;1;IF([.C47]=&quot;Fighting&quot;;2;IF([.C47]=&quot;Flying&quot;;3;IF([.C47]=&quot;Poison&quot;;4;IF([.C47]=&quot;Ground&quot;;5;IF([.C47]=&quot;Rock&quot;;6;IF([.C47]=&quot;Bug&quot;;7;IF([.C47]=&quot;Ghost&quot;;8;IF([.C47]=&quot;Steel&quot;;9;IF([.C47]=&quot;Fire&quot;;10;IF([.C47]=&quot;Water&quot;;11;IF([.C47]=&quot;Grass&quot;;12;IF([.C47]=&quot;Electric&quot;;13;IF([.C47]=&quot;Psychic&quot;;14;IF([.C47]=&quot;Ice&quot;;15;IF([.C47]=&quot;Dragon&quot;;16;IF([.C47]=&quot;Dark&quot;;17;IF([.C4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55" calcext:value-type="percentage">
            <text:p>55%</text:p>
          </table:table-cell>
          <table:table-cell/>
          <table:table-cell table:formula="of:=IF([.C48]=&quot;Normal&quot;;1;IF([.C48]=&quot;Fighting&quot;;2;IF([.C48]=&quot;Flying&quot;;3;IF([.C48]=&quot;Poison&quot;;4;IF([.C48]=&quot;Ground&quot;;5;IF([.C48]=&quot;Rock&quot;;6;IF([.C48]=&quot;Bug&quot;;7;IF([.C48]=&quot;Ghost&quot;;8;IF([.C48]=&quot;Steel&quot;;9;IF([.C48]=&quot;Fire&quot;;10;IF([.C48]=&quot;Water&quot;;11;IF([.C48]=&quot;Grass&quot;;12;IF([.C48]=&quot;Electric&quot;;13;IF([.C48]=&quot;Psychic&quot;;14;IF([.C48]=&quot;Ice&quot;;15;IF([.C48]=&quot;Dragon&quot;;16;IF([.C48]=&quot;Dark&quot;;17;IF([.C4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55" calcext:value-type="percentage">
            <text:p>55%</text:p>
          </table:table-cell>
          <table:table-cell/>
          <table:table-cell table:formula="of:=IF([.C49]=&quot;Normal&quot;;1;IF([.C49]=&quot;Fighting&quot;;2;IF([.C49]=&quot;Flying&quot;;3;IF([.C49]=&quot;Poison&quot;;4;IF([.C49]=&quot;Ground&quot;;5;IF([.C49]=&quot;Rock&quot;;6;IF([.C49]=&quot;Bug&quot;;7;IF([.C49]=&quot;Ghost&quot;;8;IF([.C49]=&quot;Steel&quot;;9;IF([.C49]=&quot;Fire&quot;;10;IF([.C49]=&quot;Water&quot;;11;IF([.C49]=&quot;Grass&quot;;12;IF([.C49]=&quot;Electric&quot;;13;IF([.C49]=&quot;Psychic&quot;;14;IF([.C49]=&quot;Ice&quot;;15;IF([.C49]=&quot;Dragon&quot;;16;IF([.C49]=&quot;Dark&quot;;17;IF([.C4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0]=&quot;Normal&quot;;1;IF([.C50]=&quot;Fighting&quot;;2;IF([.C50]=&quot;Flying&quot;;3;IF([.C50]=&quot;Poison&quot;;4;IF([.C50]=&quot;Ground&quot;;5;IF([.C50]=&quot;Rock&quot;;6;IF([.C50]=&quot;Bug&quot;;7;IF([.C50]=&quot;Ghost&quot;;8;IF([.C50]=&quot;Steel&quot;;9;IF([.C50]=&quot;Fire&quot;;10;IF([.C50]=&quot;Water&quot;;11;IF([.C50]=&quot;Grass&quot;;12;IF([.C50]=&quot;Electric&quot;;13;IF([.C50]=&quot;Psychic&quot;;14;IF([.C50]=&quot;Ice&quot;;15;IF([.C50]=&quot;Dragon&quot;;16;IF([.C50]=&quot;Dark&quot;;17;IF([.C5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]=&quot;Normal&quot;;1;IF([.C51]=&quot;Fighting&quot;;2;IF([.C51]=&quot;Flying&quot;;3;IF([.C51]=&quot;Poison&quot;;4;IF([.C51]=&quot;Ground&quot;;5;IF([.C51]=&quot;Rock&quot;;6;IF([.C51]=&quot;Bug&quot;;7;IF([.C51]=&quot;Ghost&quot;;8;IF([.C51]=&quot;Steel&quot;;9;IF([.C51]=&quot;Fire&quot;;10;IF([.C51]=&quot;Water&quot;;11;IF([.C51]=&quot;Grass&quot;;12;IF([.C51]=&quot;Electric&quot;;13;IF([.C51]=&quot;Psychic&quot;;14;IF([.C51]=&quot;Ice&quot;;15;IF([.C51]=&quot;Dragon&quot;;16;IF([.C51]=&quot;Dark&quot;;17;IF([.C5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]=&quot;Normal&quot;;1;IF([.C52]=&quot;Fighting&quot;;2;IF([.C52]=&quot;Flying&quot;;3;IF([.C52]=&quot;Poison&quot;;4;IF([.C52]=&quot;Ground&quot;;5;IF([.C52]=&quot;Rock&quot;;6;IF([.C52]=&quot;Bug&quot;;7;IF([.C52]=&quot;Ghost&quot;;8;IF([.C52]=&quot;Steel&quot;;9;IF([.C52]=&quot;Fire&quot;;10;IF([.C52]=&quot;Water&quot;;11;IF([.C52]=&quot;Grass&quot;;12;IF([.C52]=&quot;Electric&quot;;13;IF([.C52]=&quot;Psychic&quot;;14;IF([.C52]=&quot;Ice&quot;;15;IF([.C52]=&quot;Dragon&quot;;16;IF([.C52]=&quot;Dark&quot;;17;IF([.C5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]=&quot;Normal&quot;;1;IF([.C53]=&quot;Fighting&quot;;2;IF([.C53]=&quot;Flying&quot;;3;IF([.C53]=&quot;Poison&quot;;4;IF([.C53]=&quot;Ground&quot;;5;IF([.C53]=&quot;Rock&quot;;6;IF([.C53]=&quot;Bug&quot;;7;IF([.C53]=&quot;Ghost&quot;;8;IF([.C53]=&quot;Steel&quot;;9;IF([.C53]=&quot;Fire&quot;;10;IF([.C53]=&quot;Water&quot;;11;IF([.C53]=&quot;Grass&quot;;12;IF([.C53]=&quot;Electric&quot;;13;IF([.C53]=&quot;Psychic&quot;;14;IF([.C53]=&quot;Ice&quot;;15;IF([.C53]=&quot;Dragon&quot;;16;IF([.C53]=&quot;Dark&quot;;17;IF([.C53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]=&quot;Normal&quot;;1;IF([.C54]=&quot;Fighting&quot;;2;IF([.C54]=&quot;Flying&quot;;3;IF([.C54]=&quot;Poison&quot;;4;IF([.C54]=&quot;Ground&quot;;5;IF([.C54]=&quot;Rock&quot;;6;IF([.C54]=&quot;Bug&quot;;7;IF([.C54]=&quot;Ghost&quot;;8;IF([.C54]=&quot;Steel&quot;;9;IF([.C54]=&quot;Fire&quot;;10;IF([.C54]=&quot;Water&quot;;11;IF([.C54]=&quot;Grass&quot;;12;IF([.C54]=&quot;Electric&quot;;13;IF([.C54]=&quot;Psychic&quot;;14;IF([.C54]=&quot;Ice&quot;;15;IF([.C54]=&quot;Dragon&quot;;16;IF([.C54]=&quot;Dark&quot;;17;IF([.C54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5]=&quot;Normal&quot;;1;IF([.C55]=&quot;Fighting&quot;;2;IF([.C55]=&quot;Flying&quot;;3;IF([.C55]=&quot;Poison&quot;;4;IF([.C55]=&quot;Ground&quot;;5;IF([.C55]=&quot;Rock&quot;;6;IF([.C55]=&quot;Bug&quot;;7;IF([.C55]=&quot;Ghost&quot;;8;IF([.C55]=&quot;Steel&quot;;9;IF([.C55]=&quot;Fire&quot;;10;IF([.C55]=&quot;Water&quot;;11;IF([.C55]=&quot;Grass&quot;;12;IF([.C55]=&quot;Electric&quot;;13;IF([.C55]=&quot;Psychic&quot;;14;IF([.C55]=&quot;Ice&quot;;15;IF([.C55]=&quot;Dragon&quot;;16;IF([.C55]=&quot;Dark&quot;;17;IF([.C5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]=&quot;Normal&quot;;1;IF([.C56]=&quot;Fighting&quot;;2;IF([.C56]=&quot;Flying&quot;;3;IF([.C56]=&quot;Poison&quot;;4;IF([.C56]=&quot;Ground&quot;;5;IF([.C56]=&quot;Rock&quot;;6;IF([.C56]=&quot;Bug&quot;;7;IF([.C56]=&quot;Ghost&quot;;8;IF([.C56]=&quot;Steel&quot;;9;IF([.C56]=&quot;Fire&quot;;10;IF([.C56]=&quot;Water&quot;;11;IF([.C56]=&quot;Grass&quot;;12;IF([.C56]=&quot;Electric&quot;;13;IF([.C56]=&quot;Psychic&quot;;14;IF([.C56]=&quot;Ice&quot;;15;IF([.C56]=&quot;Dragon&quot;;16;IF([.C56]=&quot;Dark&quot;;17;IF([.C56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57]=&quot;Normal&quot;;1;IF([.C57]=&quot;Fighting&quot;;2;IF([.C57]=&quot;Flying&quot;;3;IF([.C57]=&quot;Poison&quot;;4;IF([.C57]=&quot;Ground&quot;;5;IF([.C57]=&quot;Rock&quot;;6;IF([.C57]=&quot;Bug&quot;;7;IF([.C57]=&quot;Ghost&quot;;8;IF([.C57]=&quot;Steel&quot;;9;IF([.C57]=&quot;Fire&quot;;10;IF([.C57]=&quot;Water&quot;;11;IF([.C57]=&quot;Grass&quot;;12;IF([.C57]=&quot;Electric&quot;;13;IF([.C57]=&quot;Psychic&quot;;14;IF([.C57]=&quot;Ice&quot;;15;IF([.C57]=&quot;Dragon&quot;;16;IF([.C57]=&quot;Dark&quot;;17;IF([.C57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8]=&quot;Normal&quot;;1;IF([.C58]=&quot;Fighting&quot;;2;IF([.C58]=&quot;Flying&quot;;3;IF([.C58]=&quot;Poison&quot;;4;IF([.C58]=&quot;Ground&quot;;5;IF([.C58]=&quot;Rock&quot;;6;IF([.C58]=&quot;Bug&quot;;7;IF([.C58]=&quot;Ghost&quot;;8;IF([.C58]=&quot;Steel&quot;;9;IF([.C58]=&quot;Fire&quot;;10;IF([.C58]=&quot;Water&quot;;11;IF([.C58]=&quot;Grass&quot;;12;IF([.C58]=&quot;Electric&quot;;13;IF([.C58]=&quot;Psychic&quot;;14;IF([.C58]=&quot;Ice&quot;;15;IF([.C58]=&quot;Dragon&quot;;16;IF([.C58]=&quot;Dark&quot;;17;IF([.C58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9]=&quot;Normal&quot;;1;IF([.C59]=&quot;Fighting&quot;;2;IF([.C59]=&quot;Flying&quot;;3;IF([.C59]=&quot;Poison&quot;;4;IF([.C59]=&quot;Ground&quot;;5;IF([.C59]=&quot;Rock&quot;;6;IF([.C59]=&quot;Bug&quot;;7;IF([.C59]=&quot;Ghost&quot;;8;IF([.C59]=&quot;Steel&quot;;9;IF([.C59]=&quot;Fire&quot;;10;IF([.C59]=&quot;Water&quot;;11;IF([.C59]=&quot;Grass&quot;;12;IF([.C59]=&quot;Electric&quot;;13;IF([.C59]=&quot;Psychic&quot;;14;IF([.C59]=&quot;Ice&quot;;15;IF([.C59]=&quot;Dragon&quot;;16;IF([.C59]=&quot;Dark&quot;;17;IF([.C59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0.7" calcext:value-type="percentage">
            <text:p>70%</text:p>
          </table:table-cell>
          <table:table-cell/>
          <table:table-cell table:formula="of:=IF([.C60]=&quot;Normal&quot;;1;IF([.C60]=&quot;Fighting&quot;;2;IF([.C60]=&quot;Flying&quot;;3;IF([.C60]=&quot;Poison&quot;;4;IF([.C60]=&quot;Ground&quot;;5;IF([.C60]=&quot;Rock&quot;;6;IF([.C60]=&quot;Bug&quot;;7;IF([.C60]=&quot;Ghost&quot;;8;IF([.C60]=&quot;Steel&quot;;9;IF([.C60]=&quot;Fire&quot;;10;IF([.C60]=&quot;Water&quot;;11;IF([.C60]=&quot;Grass&quot;;12;IF([.C60]=&quot;Electric&quot;;13;IF([.C60]=&quot;Psychic&quot;;14;IF([.C60]=&quot;Ice&quot;;15;IF([.C60]=&quot;Dragon&quot;;16;IF([.C60]=&quot;Dark&quot;;17;IF([.C60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]=&quot;Normal&quot;;1;IF([.C61]=&quot;Fighting&quot;;2;IF([.C61]=&quot;Flying&quot;;3;IF([.C61]=&quot;Poison&quot;;4;IF([.C61]=&quot;Ground&quot;;5;IF([.C61]=&quot;Rock&quot;;6;IF([.C61]=&quot;Bug&quot;;7;IF([.C61]=&quot;Ghost&quot;;8;IF([.C61]=&quot;Steel&quot;;9;IF([.C61]=&quot;Fire&quot;;10;IF([.C61]=&quot;Water&quot;;11;IF([.C61]=&quot;Grass&quot;;12;IF([.C61]=&quot;Electric&quot;;13;IF([.C61]=&quot;Psychic&quot;;14;IF([.C61]=&quot;Ice&quot;;15;IF([.C61]=&quot;Dragon&quot;;16;IF([.C61]=&quot;Dark&quot;;17;IF([.C6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2]=&quot;Normal&quot;;1;IF([.C62]=&quot;Fighting&quot;;2;IF([.C62]=&quot;Flying&quot;;3;IF([.C62]=&quot;Poison&quot;;4;IF([.C62]=&quot;Ground&quot;;5;IF([.C62]=&quot;Rock&quot;;6;IF([.C62]=&quot;Bug&quot;;7;IF([.C62]=&quot;Ghost&quot;;8;IF([.C62]=&quot;Steel&quot;;9;IF([.C62]=&quot;Fire&quot;;10;IF([.C62]=&quot;Water&quot;;11;IF([.C62]=&quot;Grass&quot;;12;IF([.C62]=&quot;Electric&quot;;13;IF([.C62]=&quot;Psychic&quot;;14;IF([.C62]=&quot;Ice&quot;;15;IF([.C62]=&quot;Dragon&quot;;16;IF([.C62]=&quot;Dark&quot;;17;IF([.C62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3]=&quot;Normal&quot;;1;IF([.C63]=&quot;Fighting&quot;;2;IF([.C63]=&quot;Flying&quot;;3;IF([.C63]=&quot;Poison&quot;;4;IF([.C63]=&quot;Ground&quot;;5;IF([.C63]=&quot;Rock&quot;;6;IF([.C63]=&quot;Bug&quot;;7;IF([.C63]=&quot;Ghost&quot;;8;IF([.C63]=&quot;Steel&quot;;9;IF([.C63]=&quot;Fire&quot;;10;IF([.C63]=&quot;Water&quot;;11;IF([.C63]=&quot;Grass&quot;;12;IF([.C63]=&quot;Electric&quot;;13;IF([.C63]=&quot;Psychic&quot;;14;IF([.C63]=&quot;Ice&quot;;15;IF([.C63]=&quot;Dragon&quot;;16;IF([.C63]=&quot;Dark&quot;;17;IF([.C63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64]=&quot;Normal&quot;;1;IF([.C64]=&quot;Fighting&quot;;2;IF([.C64]=&quot;Flying&quot;;3;IF([.C64]=&quot;Poison&quot;;4;IF([.C64]=&quot;Ground&quot;;5;IF([.C64]=&quot;Rock&quot;;6;IF([.C64]=&quot;Bug&quot;;7;IF([.C64]=&quot;Ghost&quot;;8;IF([.C64]=&quot;Steel&quot;;9;IF([.C64]=&quot;Fire&quot;;10;IF([.C64]=&quot;Water&quot;;11;IF([.C64]=&quot;Grass&quot;;12;IF([.C64]=&quot;Electric&quot;;13;IF([.C64]=&quot;Psychic&quot;;14;IF([.C64]=&quot;Ice&quot;;15;IF([.C64]=&quot;Dragon&quot;;16;IF([.C64]=&quot;Dark&quot;;17;IF([.C6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A standard Flying-type attack. It is favored by Pokémon that have beaks and/or horns.</text:p>
          </table:table-cell>
          <table:table-cell table:formula="of:=IF([.C65]=&quot;Normal&quot;;1;IF([.C65]=&quot;Fighting&quot;;2;IF([.C65]=&quot;Flying&quot;;3;IF([.C65]=&quot;Poison&quot;;4;IF([.C65]=&quot;Ground&quot;;5;IF([.C65]=&quot;Rock&quot;;6;IF([.C65]=&quot;Bug&quot;;7;IF([.C65]=&quot;Ghost&quot;;8;IF([.C65]=&quot;Steel&quot;;9;IF([.C65]=&quot;Fire&quot;;10;IF([.C65]=&quot;Water&quot;;11;IF([.C65]=&quot;Grass&quot;;12;IF([.C65]=&quot;Electric&quot;;13;IF([.C65]=&quot;Psychic&quot;;14;IF([.C65]=&quot;Ice&quot;;15;IF([.C65]=&quot;Dragon&quot;;16;IF([.C65]=&quot;Dark&quot;;17;IF([.C65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]=&quot;Normal&quot;;1;IF([.C66]=&quot;Fighting&quot;;2;IF([.C66]=&quot;Flying&quot;;3;IF([.C66]=&quot;Poison&quot;;4;IF([.C66]=&quot;Ground&quot;;5;IF([.C66]=&quot;Rock&quot;;6;IF([.C66]=&quot;Bug&quot;;7;IF([.C66]=&quot;Ghost&quot;;8;IF([.C66]=&quot;Steel&quot;;9;IF([.C66]=&quot;Fire&quot;;10;IF([.C66]=&quot;Water&quot;;11;IF([.C66]=&quot;Grass&quot;;12;IF([.C66]=&quot;Electric&quot;;13;IF([.C66]=&quot;Psychic&quot;;14;IF([.C66]=&quot;Ice&quot;;15;IF([.C66]=&quot;Dragon&quot;;16;IF([.C66]=&quot;Dark&quot;;17;IF([.C66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20*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67]=&quot;Normal&quot;;1;IF([.C67]=&quot;Fighting&quot;;2;IF([.C67]=&quot;Flying&quot;;3;IF([.C67]=&quot;Poison&quot;;4;IF([.C67]=&quot;Ground&quot;;5;IF([.C67]=&quot;Rock&quot;;6;IF([.C67]=&quot;Bug&quot;;7;IF([.C67]=&quot;Ghost&quot;;8;IF([.C67]=&quot;Steel&quot;;9;IF([.C67]=&quot;Fire&quot;;10;IF([.C67]=&quot;Water&quot;;11;IF([.C67]=&quot;Grass&quot;;12;IF([.C67]=&quot;Electric&quot;;13;IF([.C67]=&quot;Psychic&quot;;14;IF([.C67]=&quot;Ice&quot;;15;IF([.C67]=&quot;Dragon&quot;;16;IF([.C67]=&quot;Dark&quot;;17;IF([.C6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*</text:p>
          </table:table-cell>
          <table:table-cell office:value-type="string" calcext:value-type="string">
            <text:p>100%*</text:p>
          </table:table-cell>
          <table:table-cell/>
          <table:table-cell table:formula="of:=IF([.C68]=&quot;Normal&quot;;1;IF([.C68]=&quot;Fighting&quot;;2;IF([.C68]=&quot;Flying&quot;;3;IF([.C68]=&quot;Poison&quot;;4;IF([.C68]=&quot;Ground&quot;;5;IF([.C68]=&quot;Rock&quot;;6;IF([.C68]=&quot;Bug&quot;;7;IF([.C68]=&quot;Ghost&quot;;8;IF([.C68]=&quot;Steel&quot;;9;IF([.C68]=&quot;Fire&quot;;10;IF([.C68]=&quot;Water&quot;;11;IF([.C68]=&quot;Grass&quot;;12;IF([.C68]=&quot;Electric&quot;;13;IF([.C68]=&quot;Psychic&quot;;14;IF([.C68]=&quot;Ice&quot;;15;IF([.C68]=&quot;Dragon&quot;;16;IF([.C68]=&quot;Dark&quot;;17;IF([.C6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9]=&quot;Normal&quot;;1;IF([.C69]=&quot;Fighting&quot;;2;IF([.C69]=&quot;Flying&quot;;3;IF([.C69]=&quot;Poison&quot;;4;IF([.C69]=&quot;Ground&quot;;5;IF([.C69]=&quot;Rock&quot;;6;IF([.C69]=&quot;Bug&quot;;7;IF([.C69]=&quot;Ghost&quot;;8;IF([.C69]=&quot;Steel&quot;;9;IF([.C69]=&quot;Fire&quot;;10;IF([.C69]=&quot;Water&quot;;11;IF([.C69]=&quot;Grass&quot;;12;IF([.C69]=&quot;Electric&quot;;13;IF([.C69]=&quot;Psychic&quot;;14;IF([.C69]=&quot;Ice&quot;;15;IF([.C69]=&quot;Dragon&quot;;16;IF([.C69]=&quot;Dark&quot;;17;IF([.C69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0]=&quot;Normal&quot;;1;IF([.C70]=&quot;Fighting&quot;;2;IF([.C70]=&quot;Flying&quot;;3;IF([.C70]=&quot;Poison&quot;;4;IF([.C70]=&quot;Ground&quot;;5;IF([.C70]=&quot;Rock&quot;;6;IF([.C70]=&quot;Bug&quot;;7;IF([.C70]=&quot;Ghost&quot;;8;IF([.C70]=&quot;Steel&quot;;9;IF([.C70]=&quot;Fire&quot;;10;IF([.C70]=&quot;Water&quot;;11;IF([.C70]=&quot;Grass&quot;;12;IF([.C70]=&quot;Electric&quot;;13;IF([.C70]=&quot;Psychic&quot;;14;IF([.C70]=&quot;Ice&quot;;15;IF([.C70]=&quot;Dragon&quot;;16;IF([.C70]=&quot;Dark&quot;;17;IF([.C7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]=&quot;Normal&quot;;1;IF([.C71]=&quot;Fighting&quot;;2;IF([.C71]=&quot;Flying&quot;;3;IF([.C71]=&quot;Poison&quot;;4;IF([.C71]=&quot;Ground&quot;;5;IF([.C71]=&quot;Rock&quot;;6;IF([.C71]=&quot;Bug&quot;;7;IF([.C71]=&quot;Ghost&quot;;8;IF([.C71]=&quot;Steel&quot;;9;IF([.C71]=&quot;Fire&quot;;10;IF([.C71]=&quot;Water&quot;;11;IF([.C71]=&quot;Grass&quot;;12;IF([.C71]=&quot;Electric&quot;;13;IF([.C71]=&quot;Psychic&quot;;14;IF([.C71]=&quot;Ice&quot;;15;IF([.C71]=&quot;Dragon&quot;;16;IF([.C71]=&quot;Dark&quot;;17;IF([.C7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2]=&quot;Normal&quot;;1;IF([.C72]=&quot;Fighting&quot;;2;IF([.C72]=&quot;Flying&quot;;3;IF([.C72]=&quot;Poison&quot;;4;IF([.C72]=&quot;Ground&quot;;5;IF([.C72]=&quot;Rock&quot;;6;IF([.C72]=&quot;Bug&quot;;7;IF([.C72]=&quot;Ghost&quot;;8;IF([.C72]=&quot;Steel&quot;;9;IF([.C72]=&quot;Fire&quot;;10;IF([.C72]=&quot;Water&quot;;11;IF([.C72]=&quot;Grass&quot;;12;IF([.C72]=&quot;Electric&quot;;13;IF([.C72]=&quot;Psychic&quot;;14;IF([.C72]=&quot;Ice&quot;;15;IF([.C72]=&quot;Dragon&quot;;16;IF([.C72]=&quot;Dark&quot;;17;IF([.C72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4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]=&quot;Normal&quot;;1;IF([.C73]=&quot;Fighting&quot;;2;IF([.C73]=&quot;Flying&quot;;3;IF([.C73]=&quot;Poison&quot;;4;IF([.C73]=&quot;Ground&quot;;5;IF([.C73]=&quot;Rock&quot;;6;IF([.C73]=&quot;Bug&quot;;7;IF([.C73]=&quot;Ghost&quot;;8;IF([.C73]=&quot;Steel&quot;;9;IF([.C73]=&quot;Fire&quot;;10;IF([.C73]=&quot;Water&quot;;11;IF([.C73]=&quot;Grass&quot;;12;IF([.C73]=&quot;Electric&quot;;13;IF([.C73]=&quot;Psychic&quot;;14;IF([.C73]=&quot;Ice&quot;;15;IF([.C73]=&quot;Dragon&quot;;16;IF([.C73]=&quot;Dark&quot;;17;IF([.C7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74]=&quot;Normal&quot;;1;IF([.C74]=&quot;Fighting&quot;;2;IF([.C74]=&quot;Flying&quot;;3;IF([.C74]=&quot;Poison&quot;;4;IF([.C74]=&quot;Ground&quot;;5;IF([.C74]=&quot;Rock&quot;;6;IF([.C74]=&quot;Bug&quot;;7;IF([.C74]=&quot;Ghost&quot;;8;IF([.C74]=&quot;Steel&quot;;9;IF([.C74]=&quot;Fire&quot;;10;IF([.C74]=&quot;Water&quot;;11;IF([.C74]=&quot;Grass&quot;;12;IF([.C74]=&quot;Electric&quot;;13;IF([.C74]=&quot;Psychic&quot;;14;IF([.C74]=&quot;Ice&quot;;15;IF([.C74]=&quot;Dragon&quot;;16;IF([.C74]=&quot;Dark&quot;;17;IF([.C74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2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5]=&quot;Normal&quot;;1;IF([.C75]=&quot;Fighting&quot;;2;IF([.C75]=&quot;Flying&quot;;3;IF([.C75]=&quot;Poison&quot;;4;IF([.C75]=&quot;Ground&quot;;5;IF([.C75]=&quot;Rock&quot;;6;IF([.C75]=&quot;Bug&quot;;7;IF([.C75]=&quot;Ghost&quot;;8;IF([.C75]=&quot;Steel&quot;;9;IF([.C75]=&quot;Fire&quot;;10;IF([.C75]=&quot;Water&quot;;11;IF([.C75]=&quot;Grass&quot;;12;IF([.C75]=&quot;Electric&quot;;13;IF([.C75]=&quot;Psychic&quot;;14;IF([.C75]=&quot;Ice&quot;;15;IF([.C75]=&quot;Dragon&quot;;16;IF([.C75]=&quot;Dark&quot;;17;IF([.C7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76]=&quot;Normal&quot;;1;IF([.C76]=&quot;Fighting&quot;;2;IF([.C76]=&quot;Flying&quot;;3;IF([.C76]=&quot;Poison&quot;;4;IF([.C76]=&quot;Ground&quot;;5;IF([.C76]=&quot;Rock&quot;;6;IF([.C76]=&quot;Bug&quot;;7;IF([.C76]=&quot;Ghost&quot;;8;IF([.C76]=&quot;Steel&quot;;9;IF([.C76]=&quot;Fire&quot;;10;IF([.C76]=&quot;Water&quot;;11;IF([.C76]=&quot;Grass&quot;;12;IF([.C76]=&quot;Electric&quot;;13;IF([.C76]=&quot;Psychic&quot;;14;IF([.C76]=&quot;Ice&quot;;15;IF([.C76]=&quot;Dragon&quot;;16;IF([.C76]=&quot;Dark&quot;;17;IF([.C7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7]=&quot;Normal&quot;;1;IF([.C77]=&quot;Fighting&quot;;2;IF([.C77]=&quot;Flying&quot;;3;IF([.C77]=&quot;Poison&quot;;4;IF([.C77]=&quot;Ground&quot;;5;IF([.C77]=&quot;Rock&quot;;6;IF([.C77]=&quot;Bug&quot;;7;IF([.C77]=&quot;Ghost&quot;;8;IF([.C77]=&quot;Steel&quot;;9;IF([.C77]=&quot;Fire&quot;;10;IF([.C77]=&quot;Water&quot;;11;IF([.C77]=&quot;Grass&quot;;12;IF([.C77]=&quot;Electric&quot;;13;IF([.C77]=&quot;Psychic&quot;;14;IF([.C77]=&quot;Ice&quot;;15;IF([.C77]=&quot;Dragon&quot;;16;IF([.C77]=&quot;Dark&quot;;17;IF([.C77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78]=&quot;Normal&quot;;1;IF([.C78]=&quot;Fighting&quot;;2;IF([.C78]=&quot;Flying&quot;;3;IF([.C78]=&quot;Poison&quot;;4;IF([.C78]=&quot;Ground&quot;;5;IF([.C78]=&quot;Rock&quot;;6;IF([.C78]=&quot;Bug&quot;;7;IF([.C78]=&quot;Ghost&quot;;8;IF([.C78]=&quot;Steel&quot;;9;IF([.C78]=&quot;Fire&quot;;10;IF([.C78]=&quot;Water&quot;;11;IF([.C78]=&quot;Grass&quot;;12;IF([.C78]=&quot;Electric&quot;;13;IF([.C78]=&quot;Psychic&quot;;14;IF([.C78]=&quot;Ice&quot;;15;IF([.C78]=&quot;Dragon&quot;;16;IF([.C78]=&quot;Dark&quot;;17;IF([.C78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79]=&quot;Normal&quot;;1;IF([.C79]=&quot;Fighting&quot;;2;IF([.C79]=&quot;Flying&quot;;3;IF([.C79]=&quot;Poison&quot;;4;IF([.C79]=&quot;Ground&quot;;5;IF([.C79]=&quot;Rock&quot;;6;IF([.C79]=&quot;Bug&quot;;7;IF([.C79]=&quot;Ghost&quot;;8;IF([.C79]=&quot;Steel&quot;;9;IF([.C79]=&quot;Fire&quot;;10;IF([.C79]=&quot;Water&quot;;11;IF([.C79]=&quot;Grass&quot;;12;IF([.C79]=&quot;Electric&quot;;13;IF([.C79]=&quot;Psychic&quot;;14;IF([.C79]=&quot;Ice&quot;;15;IF([.C79]=&quot;Dragon&quot;;16;IF([.C79]=&quot;Dark&quot;;17;IF([.C7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80]=&quot;Normal&quot;;1;IF([.C80]=&quot;Fighting&quot;;2;IF([.C80]=&quot;Flying&quot;;3;IF([.C80]=&quot;Poison&quot;;4;IF([.C80]=&quot;Ground&quot;;5;IF([.C80]=&quot;Rock&quot;;6;IF([.C80]=&quot;Bug&quot;;7;IF([.C80]=&quot;Ghost&quot;;8;IF([.C80]=&quot;Steel&quot;;9;IF([.C80]=&quot;Fire&quot;;10;IF([.C80]=&quot;Water&quot;;11;IF([.C80]=&quot;Grass&quot;;12;IF([.C80]=&quot;Electric&quot;;13;IF([.C80]=&quot;Psychic&quot;;14;IF([.C80]=&quot;Ice&quot;;15;IF([.C80]=&quot;Dragon&quot;;16;IF([.C80]=&quot;Dark&quot;;17;IF([.C80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]=&quot;Normal&quot;;1;IF([.C81]=&quot;Fighting&quot;;2;IF([.C81]=&quot;Flying&quot;;3;IF([.C81]=&quot;Poison&quot;;4;IF([.C81]=&quot;Ground&quot;;5;IF([.C81]=&quot;Rock&quot;;6;IF([.C81]=&quot;Bug&quot;;7;IF([.C81]=&quot;Ghost&quot;;8;IF([.C81]=&quot;Steel&quot;;9;IF([.C81]=&quot;Fire&quot;;10;IF([.C81]=&quot;Water&quot;;11;IF([.C81]=&quot;Grass&quot;;12;IF([.C81]=&quot;Electric&quot;;13;IF([.C81]=&quot;Psychic&quot;;14;IF([.C81]=&quot;Ice&quot;;15;IF([.C81]=&quot;Dragon&quot;;16;IF([.C81]=&quot;Dark&quot;;17;IF([.C81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85" office:value-type="percentage" office:value="0.95" calcext:value-type="percentage">
            <text:p>95%</text:p>
          </table:table-cell>
          <table:table-cell office:value-type="string" calcext:value-type="string">
            <text:p>The foe is bound with silk blown from the user's mouth. It reduces the target's Speed stat.</text:p>
          </table:table-cell>
          <table:table-cell table:formula="of:=IF([.C82]=&quot;Normal&quot;;1;IF([.C82]=&quot;Fighting&quot;;2;IF([.C82]=&quot;Flying&quot;;3;IF([.C82]=&quot;Poison&quot;;4;IF([.C82]=&quot;Ground&quot;;5;IF([.C82]=&quot;Rock&quot;;6;IF([.C82]=&quot;Bug&quot;;7;IF([.C82]=&quot;Ghost&quot;;8;IF([.C82]=&quot;Steel&quot;;9;IF([.C82]=&quot;Fire&quot;;10;IF([.C82]=&quot;Water&quot;;11;IF([.C82]=&quot;Grass&quot;;12;IF([.C82]=&quot;Electric&quot;;13;IF([.C82]=&quot;Psychic&quot;;14;IF([.C82]=&quot;Ice&quot;;15;IF([.C82]=&quot;Dragon&quot;;16;IF([.C82]=&quot;Dark&quot;;17;IF([.C82]=&quot;Fairy&quot;;18;0))))))))))))))))))"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_31_-1</text:p>
          </table:table-cell>
          <table:table-cell table:number-columns-repeated="1013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3]=&quot;Normal&quot;;1;IF([.C83]=&quot;Fighting&quot;;2;IF([.C83]=&quot;Flying&quot;;3;IF([.C83]=&quot;Poison&quot;;4;IF([.C83]=&quot;Ground&quot;;5;IF([.C83]=&quot;Rock&quot;;6;IF([.C83]=&quot;Bug&quot;;7;IF([.C83]=&quot;Ghost&quot;;8;IF([.C83]=&quot;Steel&quot;;9;IF([.C83]=&quot;Fire&quot;;10;IF([.C83]=&quot;Water&quot;;11;IF([.C83]=&quot;Grass&quot;;12;IF([.C83]=&quot;Electric&quot;;13;IF([.C83]=&quot;Psychic&quot;;14;IF([.C83]=&quot;Ice&quot;;15;IF([.C83]=&quot;Dragon&quot;;16;IF([.C83]=&quot;Dark&quot;;17;IF([.C83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85%*</text:p>
          </table:table-cell>
          <table:table-cell/>
          <table:table-cell table:formula="of:=IF([.C84]=&quot;Normal&quot;;1;IF([.C84]=&quot;Fighting&quot;;2;IF([.C84]=&quot;Flying&quot;;3;IF([.C84]=&quot;Poison&quot;;4;IF([.C84]=&quot;Ground&quot;;5;IF([.C84]=&quot;Rock&quot;;6;IF([.C84]=&quot;Bug&quot;;7;IF([.C84]=&quot;Ghost&quot;;8;IF([.C84]=&quot;Steel&quot;;9;IF([.C84]=&quot;Fire&quot;;10;IF([.C84]=&quot;Water&quot;;11;IF([.C84]=&quot;Grass&quot;;12;IF([.C84]=&quot;Electric&quot;;13;IF([.C84]=&quot;Psychic&quot;;14;IF([.C84]=&quot;Ice&quot;;15;IF([.C84]=&quot;Dragon&quot;;16;IF([.C84]=&quot;Dark&quot;;17;IF([.C84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5]=&quot;Normal&quot;;1;IF([.C85]=&quot;Fighting&quot;;2;IF([.C85]=&quot;Flying&quot;;3;IF([.C85]=&quot;Poison&quot;;4;IF([.C85]=&quot;Ground&quot;;5;IF([.C85]=&quot;Rock&quot;;6;IF([.C85]=&quot;Bug&quot;;7;IF([.C85]=&quot;Ghost&quot;;8;IF([.C85]=&quot;Steel&quot;;9;IF([.C85]=&quot;Fire&quot;;10;IF([.C85]=&quot;Water&quot;;11;IF([.C85]=&quot;Grass&quot;;12;IF([.C85]=&quot;Electric&quot;;13;IF([.C85]=&quot;Psychic&quot;;14;IF([.C85]=&quot;Ice&quot;;15;IF([.C85]=&quot;Dragon&quot;;16;IF([.C85]=&quot;Dark&quot;;17;IF([.C8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6]=&quot;Normal&quot;;1;IF([.C86]=&quot;Fighting&quot;;2;IF([.C86]=&quot;Flying&quot;;3;IF([.C86]=&quot;Poison&quot;;4;IF([.C86]=&quot;Ground&quot;;5;IF([.C86]=&quot;Rock&quot;;6;IF([.C86]=&quot;Bug&quot;;7;IF([.C86]=&quot;Ghost&quot;;8;IF([.C86]=&quot;Steel&quot;;9;IF([.C86]=&quot;Fire&quot;;10;IF([.C86]=&quot;Water&quot;;11;IF([.C86]=&quot;Grass&quot;;12;IF([.C86]=&quot;Electric&quot;;13;IF([.C86]=&quot;Psychic&quot;;14;IF([.C86]=&quot;Ice&quot;;15;IF([.C86]=&quot;Dragon&quot;;16;IF([.C86]=&quot;Dark&quot;;17;IF([.C86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90%*</text:p>
          </table:table-cell>
          <table:table-cell/>
          <table:table-cell table:formula="of:=IF([.C87]=&quot;Normal&quot;;1;IF([.C87]=&quot;Fighting&quot;;2;IF([.C87]=&quot;Flying&quot;;3;IF([.C87]=&quot;Poison&quot;;4;IF([.C87]=&quot;Ground&quot;;5;IF([.C87]=&quot;Rock&quot;;6;IF([.C87]=&quot;Bug&quot;;7;IF([.C87]=&quot;Ghost&quot;;8;IF([.C87]=&quot;Steel&quot;;9;IF([.C87]=&quot;Fire&quot;;10;IF([.C87]=&quot;Water&quot;;11;IF([.C87]=&quot;Grass&quot;;12;IF([.C87]=&quot;Electric&quot;;13;IF([.C87]=&quot;Psychic&quot;;14;IF([.C87]=&quot;Ice&quot;;15;IF([.C87]=&quot;Dragon&quot;;16;IF([.C87]=&quot;Dark&quot;;17;IF([.C87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*</text:p>
          </table:table-cell>
          <table:table-cell table:style-name="ce85" office:value-type="percentage" office:value="0.7" calcext:value-type="percentage">
            <text:p>70%</text:p>
          </table:table-cell>
          <table:table-cell/>
          <table:table-cell table:formula="of:=IF([.C88]=&quot;Normal&quot;;1;IF([.C88]=&quot;Fighting&quot;;2;IF([.C88]=&quot;Flying&quot;;3;IF([.C88]=&quot;Poison&quot;;4;IF([.C88]=&quot;Ground&quot;;5;IF([.C88]=&quot;Rock&quot;;6;IF([.C88]=&quot;Bug&quot;;7;IF([.C88]=&quot;Ghost&quot;;8;IF([.C88]=&quot;Steel&quot;;9;IF([.C88]=&quot;Fire&quot;;10;IF([.C88]=&quot;Water&quot;;11;IF([.C88]=&quot;Grass&quot;;12;IF([.C88]=&quot;Electric&quot;;13;IF([.C88]=&quot;Psychic&quot;;14;IF([.C88]=&quot;Ice&quot;;15;IF([.C88]=&quot;Dragon&quot;;16;IF([.C88]=&quot;Dark&quot;;17;IF([.C88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%*</text:p>
          </table:table-cell>
          <table:table-cell/>
          <table:table-cell table:formula="of:=IF([.C89]=&quot;Normal&quot;;1;IF([.C89]=&quot;Fighting&quot;;2;IF([.C89]=&quot;Flying&quot;;3;IF([.C89]=&quot;Poison&quot;;4;IF([.C89]=&quot;Ground&quot;;5;IF([.C89]=&quot;Rock&quot;;6;IF([.C89]=&quot;Bug&quot;;7;IF([.C89]=&quot;Ghost&quot;;8;IF([.C89]=&quot;Steel&quot;;9;IF([.C89]=&quot;Fire&quot;;10;IF([.C89]=&quot;Water&quot;;11;IF([.C89]=&quot;Grass&quot;;12;IF([.C89]=&quot;Electric&quot;;13;IF([.C89]=&quot;Psychic&quot;;14;IF([.C89]=&quot;Ice&quot;;15;IF([.C89]=&quot;Dragon&quot;;16;IF([.C89]=&quot;Dark&quot;;17;IF([.C89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90]=&quot;Normal&quot;;1;IF([.C90]=&quot;Fighting&quot;;2;IF([.C90]=&quot;Flying&quot;;3;IF([.C90]=&quot;Poison&quot;;4;IF([.C90]=&quot;Ground&quot;;5;IF([.C90]=&quot;Rock&quot;;6;IF([.C90]=&quot;Bug&quot;;7;IF([.C90]=&quot;Ghost&quot;;8;IF([.C90]=&quot;Steel&quot;;9;IF([.C90]=&quot;Fire&quot;;10;IF([.C90]=&quot;Water&quot;;11;IF([.C90]=&quot;Grass&quot;;12;IF([.C90]=&quot;Electric&quot;;13;IF([.C90]=&quot;Psychic&quot;;14;IF([.C90]=&quot;Ice&quot;;15;IF([.C90]=&quot;Dragon&quot;;16;IF([.C90]=&quot;Dark&quot;;17;IF([.C90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3" calcext:value-type="percentage">
            <text:p>30%</text:p>
          </table:table-cell>
          <table:table-cell/>
          <table:table-cell table:formula="of:=IF([.C91]=&quot;Normal&quot;;1;IF([.C91]=&quot;Fighting&quot;;2;IF([.C91]=&quot;Flying&quot;;3;IF([.C91]=&quot;Poison&quot;;4;IF([.C91]=&quot;Ground&quot;;5;IF([.C91]=&quot;Rock&quot;;6;IF([.C91]=&quot;Bug&quot;;7;IF([.C91]=&quot;Ghost&quot;;8;IF([.C91]=&quot;Steel&quot;;9;IF([.C91]=&quot;Fire&quot;;10;IF([.C91]=&quot;Water&quot;;11;IF([.C91]=&quot;Grass&quot;;12;IF([.C91]=&quot;Electric&quot;;13;IF([.C91]=&quot;Psychic&quot;;14;IF([.C91]=&quot;Ice&quot;;15;IF([.C91]=&quot;Dragon&quot;;16;IF([.C91]=&quot;Dark&quot;;17;IF([.C91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92]=&quot;Normal&quot;;1;IF([.C92]=&quot;Fighting&quot;;2;IF([.C92]=&quot;Flying&quot;;3;IF([.C92]=&quot;Poison&quot;;4;IF([.C92]=&quot;Ground&quot;;5;IF([.C92]=&quot;Rock&quot;;6;IF([.C92]=&quot;Bug&quot;;7;IF([.C92]=&quot;Ghost&quot;;8;IF([.C92]=&quot;Steel&quot;;9;IF([.C92]=&quot;Fire&quot;;10;IF([.C92]=&quot;Water&quot;;11;IF([.C92]=&quot;Grass&quot;;12;IF([.C92]=&quot;Electric&quot;;13;IF([.C92]=&quot;Psychic&quot;;14;IF([.C92]=&quot;Ice&quot;;15;IF([.C92]=&quot;Dragon&quot;;16;IF([.C92]=&quot;Dark&quot;;17;IF([.C92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90%*</text:p>
          </table:table-cell>
          <table:table-cell/>
          <table:table-cell table:formula="of:=IF([.C93]=&quot;Normal&quot;;1;IF([.C93]=&quot;Fighting&quot;;2;IF([.C93]=&quot;Flying&quot;;3;IF([.C93]=&quot;Poison&quot;;4;IF([.C93]=&quot;Ground&quot;;5;IF([.C93]=&quot;Rock&quot;;6;IF([.C93]=&quot;Bug&quot;;7;IF([.C93]=&quot;Ghost&quot;;8;IF([.C93]=&quot;Steel&quot;;9;IF([.C93]=&quot;Fire&quot;;10;IF([.C93]=&quot;Water&quot;;11;IF([.C93]=&quot;Grass&quot;;12;IF([.C93]=&quot;Electric&quot;;13;IF([.C93]=&quot;Psychic&quot;;14;IF([.C93]=&quot;Ice&quot;;15;IF([.C93]=&quot;Dragon&quot;;16;IF([.C93]=&quot;Dark&quot;;17;IF([.C93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94]=&quot;Normal&quot;;1;IF([.C94]=&quot;Fighting&quot;;2;IF([.C94]=&quot;Flying&quot;;3;IF([.C94]=&quot;Poison&quot;;4;IF([.C94]=&quot;Ground&quot;;5;IF([.C94]=&quot;Rock&quot;;6;IF([.C94]=&quot;Bug&quot;;7;IF([.C94]=&quot;Ghost&quot;;8;IF([.C94]=&quot;Steel&quot;;9;IF([.C94]=&quot;Fire&quot;;10;IF([.C94]=&quot;Water&quot;;11;IF([.C94]=&quot;Grass&quot;;12;IF([.C94]=&quot;Electric&quot;;13;IF([.C94]=&quot;Psychic&quot;;14;IF([.C94]=&quot;Ice&quot;;15;IF([.C94]=&quot;Dragon&quot;;16;IF([.C94]=&quot;Dark&quot;;17;IF([.C9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95]=&quot;Normal&quot;;1;IF([.C95]=&quot;Fighting&quot;;2;IF([.C95]=&quot;Flying&quot;;3;IF([.C95]=&quot;Poison&quot;;4;IF([.C95]=&quot;Ground&quot;;5;IF([.C95]=&quot;Rock&quot;;6;IF([.C95]=&quot;Bug&quot;;7;IF([.C95]=&quot;Ghost&quot;;8;IF([.C95]=&quot;Steel&quot;;9;IF([.C95]=&quot;Fire&quot;;10;IF([.C95]=&quot;Water&quot;;11;IF([.C95]=&quot;Grass&quot;;12;IF([.C95]=&quot;Electric&quot;;13;IF([.C95]=&quot;Psychic&quot;;14;IF([.C95]=&quot;Ice&quot;;15;IF([.C95]=&quot;Dragon&quot;;16;IF([.C95]=&quot;Dark&quot;;17;IF([.C95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6" calcext:value-type="percentage">
            <text:p>60%</text:p>
          </table:table-cell>
          <table:table-cell/>
          <table:table-cell table:formula="of:=IF([.C96]=&quot;Normal&quot;;1;IF([.C96]=&quot;Fighting&quot;;2;IF([.C96]=&quot;Flying&quot;;3;IF([.C96]=&quot;Poison&quot;;4;IF([.C96]=&quot;Ground&quot;;5;IF([.C96]=&quot;Rock&quot;;6;IF([.C96]=&quot;Bug&quot;;7;IF([.C96]=&quot;Ghost&quot;;8;IF([.C96]=&quot;Steel&quot;;9;IF([.C96]=&quot;Fire&quot;;10;IF([.C96]=&quot;Water&quot;;11;IF([.C96]=&quot;Grass&quot;;12;IF([.C96]=&quot;Electric&quot;;13;IF([.C96]=&quot;Psychic&quot;;14;IF([.C96]=&quot;Ice&quot;;15;IF([.C96]=&quot;Dragon&quot;;16;IF([.C96]=&quot;Dark&quot;;17;IF([.C9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97]=&quot;Normal&quot;;1;IF([.C97]=&quot;Fighting&quot;;2;IF([.C97]=&quot;Flying&quot;;3;IF([.C97]=&quot;Poison&quot;;4;IF([.C97]=&quot;Ground&quot;;5;IF([.C97]=&quot;Rock&quot;;6;IF([.C97]=&quot;Bug&quot;;7;IF([.C97]=&quot;Ghost&quot;;8;IF([.C97]=&quot;Steel&quot;;9;IF([.C97]=&quot;Fire&quot;;10;IF([.C97]=&quot;Water&quot;;11;IF([.C97]=&quot;Grass&quot;;12;IF([.C97]=&quot;Electric&quot;;13;IF([.C97]=&quot;Psychic&quot;;14;IF([.C97]=&quot;Ice&quot;;15;IF([.C97]=&quot;Dragon&quot;;16;IF([.C97]=&quot;Dark&quot;;17;IF([.C9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98]=&quot;Normal&quot;;1;IF([.C98]=&quot;Fighting&quot;;2;IF([.C98]=&quot;Flying&quot;;3;IF([.C98]=&quot;Poison&quot;;4;IF([.C98]=&quot;Ground&quot;;5;IF([.C98]=&quot;Rock&quot;;6;IF([.C98]=&quot;Bug&quot;;7;IF([.C98]=&quot;Ghost&quot;;8;IF([.C98]=&quot;Steel&quot;;9;IF([.C98]=&quot;Fire&quot;;10;IF([.C98]=&quot;Water&quot;;11;IF([.C98]=&quot;Grass&quot;;12;IF([.C98]=&quot;Electric&quot;;13;IF([.C98]=&quot;Psychic&quot;;14;IF([.C98]=&quot;Ice&quot;;15;IF([.C98]=&quot;Dragon&quot;;16;IF([.C98]=&quot;Dark&quot;;17;IF([.C9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e user lunges at the foe at a speed that makes it almost invisible. It is sure to strike first.</text:p>
          </table:table-cell>
          <table:table-cell table:formula="of:=IF([.C99]=&quot;Normal&quot;;1;IF([.C99]=&quot;Fighting&quot;;2;IF([.C99]=&quot;Flying&quot;;3;IF([.C99]=&quot;Poison&quot;;4;IF([.C99]=&quot;Ground&quot;;5;IF([.C99]=&quot;Rock&quot;;6;IF([.C99]=&quot;Bug&quot;;7;IF([.C99]=&quot;Ghost&quot;;8;IF([.C99]=&quot;Steel&quot;;9;IF([.C99]=&quot;Fire&quot;;10;IF([.C99]=&quot;Water&quot;;11;IF([.C99]=&quot;Grass&quot;;12;IF([.C99]=&quot;Electric&quot;;13;IF([.C99]=&quot;Psychic&quot;;14;IF([.C99]=&quot;Ice&quot;;15;IF([.C99]=&quot;Dragon&quot;;16;IF([.C99]=&quot;Dark&quot;;17;IF([.C9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00]=&quot;Normal&quot;;1;IF([.C100]=&quot;Fighting&quot;;2;IF([.C100]=&quot;Flying&quot;;3;IF([.C100]=&quot;Poison&quot;;4;IF([.C100]=&quot;Ground&quot;;5;IF([.C100]=&quot;Rock&quot;;6;IF([.C100]=&quot;Bug&quot;;7;IF([.C100]=&quot;Ghost&quot;;8;IF([.C100]=&quot;Steel&quot;;9;IF([.C100]=&quot;Fire&quot;;10;IF([.C100]=&quot;Water&quot;;11;IF([.C100]=&quot;Grass&quot;;12;IF([.C100]=&quot;Electric&quot;;13;IF([.C100]=&quot;Psychic&quot;;14;IF([.C100]=&quot;Ice&quot;;15;IF([.C100]=&quot;Dragon&quot;;16;IF([.C100]=&quot;Dark&quot;;17;IF([.C10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01]=&quot;Normal&quot;;1;IF([.C101]=&quot;Fighting&quot;;2;IF([.C101]=&quot;Flying&quot;;3;IF([.C101]=&quot;Poison&quot;;4;IF([.C101]=&quot;Ground&quot;;5;IF([.C101]=&quot;Rock&quot;;6;IF([.C101]=&quot;Bug&quot;;7;IF([.C101]=&quot;Ghost&quot;;8;IF([.C101]=&quot;Steel&quot;;9;IF([.C101]=&quot;Fire&quot;;10;IF([.C101]=&quot;Water&quot;;11;IF([.C101]=&quot;Grass&quot;;12;IF([.C101]=&quot;Electric&quot;;13;IF([.C101]=&quot;Psychic&quot;;14;IF([.C101]=&quot;Ice&quot;;15;IF([.C101]=&quot;Dragon&quot;;16;IF([.C101]=&quot;Dark&quot;;17;IF([.C10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02]=&quot;Normal&quot;;1;IF([.C102]=&quot;Fighting&quot;;2;IF([.C102]=&quot;Flying&quot;;3;IF([.C102]=&quot;Poison&quot;;4;IF([.C102]=&quot;Ground&quot;;5;IF([.C102]=&quot;Rock&quot;;6;IF([.C102]=&quot;Bug&quot;;7;IF([.C102]=&quot;Ghost&quot;;8;IF([.C102]=&quot;Steel&quot;;9;IF([.C102]=&quot;Fire&quot;;10;IF([.C102]=&quot;Water&quot;;11;IF([.C102]=&quot;Grass&quot;;12;IF([.C102]=&quot;Electric&quot;;13;IF([.C102]=&quot;Psychic&quot;;14;IF([.C102]=&quot;Ice&quot;;15;IF([.C102]=&quot;Dragon&quot;;16;IF([.C102]=&quot;Dark&quot;;17;IF([.C102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103]=&quot;Normal&quot;;1;IF([.C103]=&quot;Fighting&quot;;2;IF([.C103]=&quot;Flying&quot;;3;IF([.C103]=&quot;Poison&quot;;4;IF([.C103]=&quot;Ground&quot;;5;IF([.C103]=&quot;Rock&quot;;6;IF([.C103]=&quot;Bug&quot;;7;IF([.C103]=&quot;Ghost&quot;;8;IF([.C103]=&quot;Steel&quot;;9;IF([.C103]=&quot;Fire&quot;;10;IF([.C103]=&quot;Water&quot;;11;IF([.C103]=&quot;Grass&quot;;12;IF([.C103]=&quot;Electric&quot;;13;IF([.C103]=&quot;Psychic&quot;;14;IF([.C103]=&quot;Ice&quot;;15;IF([.C103]=&quot;Dragon&quot;;16;IF([.C103]=&quot;Dark&quot;;17;IF([.C10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104]=&quot;Normal&quot;;1;IF([.C104]=&quot;Fighting&quot;;2;IF([.C104]=&quot;Flying&quot;;3;IF([.C104]=&quot;Poison&quot;;4;IF([.C104]=&quot;Ground&quot;;5;IF([.C104]=&quot;Rock&quot;;6;IF([.C104]=&quot;Bug&quot;;7;IF([.C104]=&quot;Ghost&quot;;8;IF([.C104]=&quot;Steel&quot;;9;IF([.C104]=&quot;Fire&quot;;10;IF([.C104]=&quot;Water&quot;;11;IF([.C104]=&quot;Grass&quot;;12;IF([.C104]=&quot;Electric&quot;;13;IF([.C104]=&quot;Psychic&quot;;14;IF([.C104]=&quot;Ice&quot;;15;IF([.C104]=&quot;Dragon&quot;;16;IF([.C104]=&quot;Dark&quot;;17;IF([.C10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05]=&quot;Normal&quot;;1;IF([.C105]=&quot;Fighting&quot;;2;IF([.C105]=&quot;Flying&quot;;3;IF([.C105]=&quot;Poison&quot;;4;IF([.C105]=&quot;Ground&quot;;5;IF([.C105]=&quot;Rock&quot;;6;IF([.C105]=&quot;Bug&quot;;7;IF([.C105]=&quot;Ghost&quot;;8;IF([.C105]=&quot;Steel&quot;;9;IF([.C105]=&quot;Fire&quot;;10;IF([.C105]=&quot;Water&quot;;11;IF([.C105]=&quot;Grass&quot;;12;IF([.C105]=&quot;Electric&quot;;13;IF([.C105]=&quot;Psychic&quot;;14;IF([.C105]=&quot;Ice&quot;;15;IF([.C105]=&quot;Dragon&quot;;16;IF([.C105]=&quot;Dark&quot;;17;IF([.C10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06]=&quot;Normal&quot;;1;IF([.C106]=&quot;Fighting&quot;;2;IF([.C106]=&quot;Flying&quot;;3;IF([.C106]=&quot;Poison&quot;;4;IF([.C106]=&quot;Ground&quot;;5;IF([.C106]=&quot;Rock&quot;;6;IF([.C106]=&quot;Bug&quot;;7;IF([.C106]=&quot;Ghost&quot;;8;IF([.C106]=&quot;Steel&quot;;9;IF([.C106]=&quot;Fire&quot;;10;IF([.C106]=&quot;Water&quot;;11;IF([.C106]=&quot;Grass&quot;;12;IF([.C106]=&quot;Electric&quot;;13;IF([.C106]=&quot;Psychic&quot;;14;IF([.C106]=&quot;Ice&quot;;15;IF([.C106]=&quot;Dragon&quot;;16;IF([.C106]=&quot;Dark&quot;;17;IF([.C10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07]=&quot;Normal&quot;;1;IF([.C107]=&quot;Fighting&quot;;2;IF([.C107]=&quot;Flying&quot;;3;IF([.C107]=&quot;Poison&quot;;4;IF([.C107]=&quot;Ground&quot;;5;IF([.C107]=&quot;Rock&quot;;6;IF([.C107]=&quot;Bug&quot;;7;IF([.C107]=&quot;Ghost&quot;;8;IF([.C107]=&quot;Steel&quot;;9;IF([.C107]=&quot;Fire&quot;;10;IF([.C107]=&quot;Water&quot;;11;IF([.C107]=&quot;Grass&quot;;12;IF([.C107]=&quot;Electric&quot;;13;IF([.C107]=&quot;Psychic&quot;;14;IF([.C107]=&quot;Ice&quot;;15;IF([.C107]=&quot;Dragon&quot;;16;IF([.C107]=&quot;Dark&quot;;17;IF([.C10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08]=&quot;Normal&quot;;1;IF([.C108]=&quot;Fighting&quot;;2;IF([.C108]=&quot;Flying&quot;;3;IF([.C108]=&quot;Poison&quot;;4;IF([.C108]=&quot;Ground&quot;;5;IF([.C108]=&quot;Rock&quot;;6;IF([.C108]=&quot;Bug&quot;;7;IF([.C108]=&quot;Ghost&quot;;8;IF([.C108]=&quot;Steel&quot;;9;IF([.C108]=&quot;Fire&quot;;10;IF([.C108]=&quot;Water&quot;;11;IF([.C108]=&quot;Grass&quot;;12;IF([.C108]=&quot;Electric&quot;;13;IF([.C108]=&quot;Psychic&quot;;14;IF([.C108]=&quot;Ice&quot;;15;IF([.C108]=&quot;Dragon&quot;;16;IF([.C108]=&quot;Dark&quot;;17;IF([.C10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09]=&quot;Normal&quot;;1;IF([.C109]=&quot;Fighting&quot;;2;IF([.C109]=&quot;Flying&quot;;3;IF([.C109]=&quot;Poison&quot;;4;IF([.C109]=&quot;Ground&quot;;5;IF([.C109]=&quot;Rock&quot;;6;IF([.C109]=&quot;Bug&quot;;7;IF([.C109]=&quot;Ghost&quot;;8;IF([.C109]=&quot;Steel&quot;;9;IF([.C109]=&quot;Fire&quot;;10;IF([.C109]=&quot;Water&quot;;11;IF([.C109]=&quot;Grass&quot;;12;IF([.C109]=&quot;Electric&quot;;13;IF([.C109]=&quot;Psychic&quot;;14;IF([.C109]=&quot;Ice&quot;;15;IF([.C109]=&quot;Dragon&quot;;16;IF([.C109]=&quot;Dark&quot;;17;IF([.C10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10]=&quot;Normal&quot;;1;IF([.C110]=&quot;Fighting&quot;;2;IF([.C110]=&quot;Flying&quot;;3;IF([.C110]=&quot;Poison&quot;;4;IF([.C110]=&quot;Ground&quot;;5;IF([.C110]=&quot;Rock&quot;;6;IF([.C110]=&quot;Bug&quot;;7;IF([.C110]=&quot;Ghost&quot;;8;IF([.C110]=&quot;Steel&quot;;9;IF([.C110]=&quot;Fire&quot;;10;IF([.C110]=&quot;Water&quot;;11;IF([.C110]=&quot;Grass&quot;;12;IF([.C110]=&quot;Electric&quot;;13;IF([.C110]=&quot;Psychic&quot;;14;IF([.C110]=&quot;Ice&quot;;15;IF([.C110]=&quot;Dragon&quot;;16;IF([.C110]=&quot;Dark&quot;;17;IF([.C110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1]=&quot;Normal&quot;;1;IF([.C111]=&quot;Fighting&quot;;2;IF([.C111]=&quot;Flying&quot;;3;IF([.C111]=&quot;Poison&quot;;4;IF([.C111]=&quot;Ground&quot;;5;IF([.C111]=&quot;Rock&quot;;6;IF([.C111]=&quot;Bug&quot;;7;IF([.C111]=&quot;Ghost&quot;;8;IF([.C111]=&quot;Steel&quot;;9;IF([.C111]=&quot;Fire&quot;;10;IF([.C111]=&quot;Water&quot;;11;IF([.C111]=&quot;Grass&quot;;12;IF([.C111]=&quot;Electric&quot;;13;IF([.C111]=&quot;Psychic&quot;;14;IF([.C111]=&quot;Ice&quot;;15;IF([.C111]=&quot;Dragon&quot;;16;IF([.C111]=&quot;Dark&quot;;17;IF([.C11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2]=&quot;Normal&quot;;1;IF([.C112]=&quot;Fighting&quot;;2;IF([.C112]=&quot;Flying&quot;;3;IF([.C112]=&quot;Poison&quot;;4;IF([.C112]=&quot;Ground&quot;;5;IF([.C112]=&quot;Rock&quot;;6;IF([.C112]=&quot;Bug&quot;;7;IF([.C112]=&quot;Ghost&quot;;8;IF([.C112]=&quot;Steel&quot;;9;IF([.C112]=&quot;Fire&quot;;10;IF([.C112]=&quot;Water&quot;;11;IF([.C112]=&quot;Grass&quot;;12;IF([.C112]=&quot;Electric&quot;;13;IF([.C112]=&quot;Psychic&quot;;14;IF([.C112]=&quot;Ice&quot;;15;IF([.C112]=&quot;Dragon&quot;;16;IF([.C112]=&quot;Dark&quot;;17;IF([.C11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2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3]=&quot;Normal&quot;;1;IF([.C113]=&quot;Fighting&quot;;2;IF([.C113]=&quot;Flying&quot;;3;IF([.C113]=&quot;Poison&quot;;4;IF([.C113]=&quot;Ground&quot;;5;IF([.C113]=&quot;Rock&quot;;6;IF([.C113]=&quot;Bug&quot;;7;IF([.C113]=&quot;Ghost&quot;;8;IF([.C113]=&quot;Steel&quot;;9;IF([.C113]=&quot;Fire&quot;;10;IF([.C113]=&quot;Water&quot;;11;IF([.C113]=&quot;Grass&quot;;12;IF([.C113]=&quot;Electric&quot;;13;IF([.C113]=&quot;Psychic&quot;;14;IF([.C113]=&quot;Ice&quot;;15;IF([.C113]=&quot;Dragon&quot;;16;IF([.C113]=&quot;Dark&quot;;17;IF([.C11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4]=&quot;Normal&quot;;1;IF([.C114]=&quot;Fighting&quot;;2;IF([.C114]=&quot;Flying&quot;;3;IF([.C114]=&quot;Poison&quot;;4;IF([.C114]=&quot;Ground&quot;;5;IF([.C114]=&quot;Rock&quot;;6;IF([.C114]=&quot;Bug&quot;;7;IF([.C114]=&quot;Ghost&quot;;8;IF([.C114]=&quot;Steel&quot;;9;IF([.C114]=&quot;Fire&quot;;10;IF([.C114]=&quot;Water&quot;;11;IF([.C114]=&quot;Grass&quot;;12;IF([.C114]=&quot;Electric&quot;;13;IF([.C114]=&quot;Psychic&quot;;14;IF([.C114]=&quot;Ice&quot;;15;IF([.C114]=&quot;Dragon&quot;;16;IF([.C114]=&quot;Dark&quot;;17;IF([.C11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5]=&quot;Normal&quot;;1;IF([.C115]=&quot;Fighting&quot;;2;IF([.C115]=&quot;Flying&quot;;3;IF([.C115]=&quot;Poison&quot;;4;IF([.C115]=&quot;Ground&quot;;5;IF([.C115]=&quot;Rock&quot;;6;IF([.C115]=&quot;Bug&quot;;7;IF([.C115]=&quot;Ghost&quot;;8;IF([.C115]=&quot;Steel&quot;;9;IF([.C115]=&quot;Fire&quot;;10;IF([.C115]=&quot;Water&quot;;11;IF([.C115]=&quot;Grass&quot;;12;IF([.C115]=&quot;Electric&quot;;13;IF([.C115]=&quot;Psychic&quot;;14;IF([.C115]=&quot;Ice&quot;;15;IF([.C115]=&quot;Dragon&quot;;16;IF([.C115]=&quot;Dark&quot;;17;IF([.C11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6]=&quot;Normal&quot;;1;IF([.C116]=&quot;Fighting&quot;;2;IF([.C116]=&quot;Flying&quot;;3;IF([.C116]=&quot;Poison&quot;;4;IF([.C116]=&quot;Ground&quot;;5;IF([.C116]=&quot;Rock&quot;;6;IF([.C116]=&quot;Bug&quot;;7;IF([.C116]=&quot;Ghost&quot;;8;IF([.C116]=&quot;Steel&quot;;9;IF([.C116]=&quot;Fire&quot;;10;IF([.C116]=&quot;Water&quot;;11;IF([.C116]=&quot;Grass&quot;;12;IF([.C116]=&quot;Electric&quot;;13;IF([.C116]=&quot;Psychic&quot;;14;IF([.C116]=&quot;Ice&quot;;15;IF([.C116]=&quot;Dragon&quot;;16;IF([.C116]=&quot;Dark&quot;;17;IF([.C11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The user takes a deep breath and focuses to raise the critical-hit ratio of its attacks.</text:p>
          </table:table-cell>
          <table:table-cell table:formula="of:=IF([.C117]=&quot;Normal&quot;;1;IF([.C117]=&quot;Fighting&quot;;2;IF([.C117]=&quot;Flying&quot;;3;IF([.C117]=&quot;Poison&quot;;4;IF([.C117]=&quot;Ground&quot;;5;IF([.C117]=&quot;Rock&quot;;6;IF([.C117]=&quot;Bug&quot;;7;IF([.C117]=&quot;Ghost&quot;;8;IF([.C117]=&quot;Steel&quot;;9;IF([.C117]=&quot;Fire&quot;;10;IF([.C117]=&quot;Water&quot;;11;IF([.C117]=&quot;Grass&quot;;12;IF([.C117]=&quot;Electric&quot;;13;IF([.C117]=&quot;Psychic&quot;;14;IF([.C117]=&quot;Ice&quot;;15;IF([.C117]=&quot;Dragon&quot;;16;IF([.C117]=&quot;Dark&quot;;17;IF([.C11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118]=&quot;Normal&quot;;1;IF([.C118]=&quot;Fighting&quot;;2;IF([.C118]=&quot;Flying&quot;;3;IF([.C118]=&quot;Poison&quot;;4;IF([.C118]=&quot;Ground&quot;;5;IF([.C118]=&quot;Rock&quot;;6;IF([.C118]=&quot;Bug&quot;;7;IF([.C118]=&quot;Ghost&quot;;8;IF([.C118]=&quot;Steel&quot;;9;IF([.C118]=&quot;Fire&quot;;10;IF([.C118]=&quot;Water&quot;;11;IF([.C118]=&quot;Grass&quot;;12;IF([.C118]=&quot;Electric&quot;;13;IF([.C118]=&quot;Psychic&quot;;14;IF([.C118]=&quot;Ice&quot;;15;IF([.C118]=&quot;Dragon&quot;;16;IF([.C118]=&quot;Dark&quot;;17;IF([.C11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19]=&quot;Normal&quot;;1;IF([.C119]=&quot;Fighting&quot;;2;IF([.C119]=&quot;Flying&quot;;3;IF([.C119]=&quot;Poison&quot;;4;IF([.C119]=&quot;Ground&quot;;5;IF([.C119]=&quot;Rock&quot;;6;IF([.C119]=&quot;Bug&quot;;7;IF([.C119]=&quot;Ghost&quot;;8;IF([.C119]=&quot;Steel&quot;;9;IF([.C119]=&quot;Fire&quot;;10;IF([.C119]=&quot;Water&quot;;11;IF([.C119]=&quot;Grass&quot;;12;IF([.C119]=&quot;Electric&quot;;13;IF([.C119]=&quot;Psychic&quot;;14;IF([.C119]=&quot;Ice&quot;;15;IF([.C119]=&quot;Dragon&quot;;16;IF([.C119]=&quot;Dark&quot;;17;IF([.C11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20]=&quot;Normal&quot;;1;IF([.C120]=&quot;Fighting&quot;;2;IF([.C120]=&quot;Flying&quot;;3;IF([.C120]=&quot;Poison&quot;;4;IF([.C120]=&quot;Ground&quot;;5;IF([.C120]=&quot;Rock&quot;;6;IF([.C120]=&quot;Bug&quot;;7;IF([.C120]=&quot;Ghost&quot;;8;IF([.C120]=&quot;Steel&quot;;9;IF([.C120]=&quot;Fire&quot;;10;IF([.C120]=&quot;Water&quot;;11;IF([.C120]=&quot;Grass&quot;;12;IF([.C120]=&quot;Electric&quot;;13;IF([.C120]=&quot;Psychic&quot;;14;IF([.C120]=&quot;Ice&quot;;15;IF([.C120]=&quot;Dragon&quot;;16;IF([.C120]=&quot;Dark&quot;;17;IF([.C120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21]=&quot;Normal&quot;;1;IF([.C121]=&quot;Fighting&quot;;2;IF([.C121]=&quot;Flying&quot;;3;IF([.C121]=&quot;Poison&quot;;4;IF([.C121]=&quot;Ground&quot;;5;IF([.C121]=&quot;Rock&quot;;6;IF([.C121]=&quot;Bug&quot;;7;IF([.C121]=&quot;Ghost&quot;;8;IF([.C121]=&quot;Steel&quot;;9;IF([.C121]=&quot;Fire&quot;;10;IF([.C121]=&quot;Water&quot;;11;IF([.C121]=&quot;Grass&quot;;12;IF([.C121]=&quot;Electric&quot;;13;IF([.C121]=&quot;Psychic&quot;;14;IF([.C121]=&quot;Ice&quot;;15;IF([.C121]=&quot;Dragon&quot;;16;IF([.C121]=&quot;Dark&quot;;17;IF([.C12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122]=&quot;Normal&quot;;1;IF([.C122]=&quot;Fighting&quot;;2;IF([.C122]=&quot;Flying&quot;;3;IF([.C122]=&quot;Poison&quot;;4;IF([.C122]=&quot;Ground&quot;;5;IF([.C122]=&quot;Rock&quot;;6;IF([.C122]=&quot;Bug&quot;;7;IF([.C122]=&quot;Ghost&quot;;8;IF([.C122]=&quot;Steel&quot;;9;IF([.C122]=&quot;Fire&quot;;10;IF([.C122]=&quot;Water&quot;;11;IF([.C122]=&quot;Grass&quot;;12;IF([.C122]=&quot;Electric&quot;;13;IF([.C122]=&quot;Psychic&quot;;14;IF([.C122]=&quot;Ice&quot;;15;IF([.C122]=&quot;Dragon&quot;;16;IF([.C122]=&quot;Dark&quot;;17;IF([.C12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23]=&quot;Normal&quot;;1;IF([.C123]=&quot;Fighting&quot;;2;IF([.C123]=&quot;Flying&quot;;3;IF([.C123]=&quot;Poison&quot;;4;IF([.C123]=&quot;Ground&quot;;5;IF([.C123]=&quot;Rock&quot;;6;IF([.C123]=&quot;Bug&quot;;7;IF([.C123]=&quot;Ghost&quot;;8;IF([.C123]=&quot;Steel&quot;;9;IF([.C123]=&quot;Fire&quot;;10;IF([.C123]=&quot;Water&quot;;11;IF([.C123]=&quot;Grass&quot;;12;IF([.C123]=&quot;Electric&quot;;13;IF([.C123]=&quot;Psychic&quot;;14;IF([.C123]=&quot;Ice&quot;;15;IF([.C123]=&quot;Dragon&quot;;16;IF([.C123]=&quot;Dark&quot;;17;IF([.C123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*</text:p>
          </table:table-cell>
          <table:table-cell table:style-name="ce85" office:value-type="percentage" office:value="0.7" calcext:value-type="percentage">
            <text:p>70%</text:p>
          </table:table-cell>
          <table:table-cell/>
          <table:table-cell table:formula="of:=IF([.C124]=&quot;Normal&quot;;1;IF([.C124]=&quot;Fighting&quot;;2;IF([.C124]=&quot;Flying&quot;;3;IF([.C124]=&quot;Poison&quot;;4;IF([.C124]=&quot;Ground&quot;;5;IF([.C124]=&quot;Rock&quot;;6;IF([.C124]=&quot;Bug&quot;;7;IF([.C124]=&quot;Ghost&quot;;8;IF([.C124]=&quot;Steel&quot;;9;IF([.C124]=&quot;Fire&quot;;10;IF([.C124]=&quot;Water&quot;;11;IF([.C124]=&quot;Grass&quot;;12;IF([.C124]=&quot;Electric&quot;;13;IF([.C124]=&quot;Psychic&quot;;14;IF([.C124]=&quot;Ice&quot;;15;IF([.C124]=&quot;Dragon&quot;;16;IF([.C124]=&quot;Dark&quot;;17;IF([.C124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25]=&quot;Normal&quot;;1;IF([.C125]=&quot;Fighting&quot;;2;IF([.C125]=&quot;Flying&quot;;3;IF([.C125]=&quot;Poison&quot;;4;IF([.C125]=&quot;Ground&quot;;5;IF([.C125]=&quot;Rock&quot;;6;IF([.C125]=&quot;Bug&quot;;7;IF([.C125]=&quot;Ghost&quot;;8;IF([.C125]=&quot;Steel&quot;;9;IF([.C125]=&quot;Fire&quot;;10;IF([.C125]=&quot;Water&quot;;11;IF([.C125]=&quot;Grass&quot;;12;IF([.C125]=&quot;Electric&quot;;13;IF([.C125]=&quot;Psychic&quot;;14;IF([.C125]=&quot;Ice&quot;;15;IF([.C125]=&quot;Dragon&quot;;16;IF([.C125]=&quot;Dark&quot;;17;IF([.C125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126]=&quot;Normal&quot;;1;IF([.C126]=&quot;Fighting&quot;;2;IF([.C126]=&quot;Flying&quot;;3;IF([.C126]=&quot;Poison&quot;;4;IF([.C126]=&quot;Ground&quot;;5;IF([.C126]=&quot;Rock&quot;;6;IF([.C126]=&quot;Bug&quot;;7;IF([.C126]=&quot;Ghost&quot;;8;IF([.C126]=&quot;Steel&quot;;9;IF([.C126]=&quot;Fire&quot;;10;IF([.C126]=&quot;Water&quot;;11;IF([.C126]=&quot;Grass&quot;;12;IF([.C126]=&quot;Electric&quot;;13;IF([.C126]=&quot;Psychic&quot;;14;IF([.C126]=&quot;Ice&quot;;15;IF([.C126]=&quot;Dragon&quot;;16;IF([.C126]=&quot;Dark&quot;;17;IF([.C126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*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127]=&quot;Normal&quot;;1;IF([.C127]=&quot;Fighting&quot;;2;IF([.C127]=&quot;Flying&quot;;3;IF([.C127]=&quot;Poison&quot;;4;IF([.C127]=&quot;Ground&quot;;5;IF([.C127]=&quot;Rock&quot;;6;IF([.C127]=&quot;Bug&quot;;7;IF([.C127]=&quot;Ghost&quot;;8;IF([.C127]=&quot;Steel&quot;;9;IF([.C127]=&quot;Fire&quot;;10;IF([.C127]=&quot;Water&quot;;11;IF([.C127]=&quot;Grass&quot;;12;IF([.C127]=&quot;Electric&quot;;13;IF([.C127]=&quot;Psychic&quot;;14;IF([.C127]=&quot;Ice&quot;;15;IF([.C127]=&quot;Dragon&quot;;16;IF([.C127]=&quot;Dark&quot;;17;IF([.C127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28]=&quot;Normal&quot;;1;IF([.C128]=&quot;Fighting&quot;;2;IF([.C128]=&quot;Flying&quot;;3;IF([.C128]=&quot;Poison&quot;;4;IF([.C128]=&quot;Ground&quot;;5;IF([.C128]=&quot;Rock&quot;;6;IF([.C128]=&quot;Bug&quot;;7;IF([.C128]=&quot;Ghost&quot;;8;IF([.C128]=&quot;Steel&quot;;9;IF([.C128]=&quot;Fire&quot;;10;IF([.C128]=&quot;Water&quot;;11;IF([.C128]=&quot;Grass&quot;;12;IF([.C128]=&quot;Electric&quot;;13;IF([.C128]=&quot;Psychic&quot;;14;IF([.C128]=&quot;Ice&quot;;15;IF([.C128]=&quot;Dragon&quot;;16;IF([.C128]=&quot;Dark&quot;;17;IF([.C128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5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%*</text:p>
          </table:table-cell>
          <table:table-cell/>
          <table:table-cell table:formula="of:=IF([.C129]=&quot;Normal&quot;;1;IF([.C129]=&quot;Fighting&quot;;2;IF([.C129]=&quot;Flying&quot;;3;IF([.C129]=&quot;Poison&quot;;4;IF([.C129]=&quot;Ground&quot;;5;IF([.C129]=&quot;Rock&quot;;6;IF([.C129]=&quot;Bug&quot;;7;IF([.C129]=&quot;Ghost&quot;;8;IF([.C129]=&quot;Steel&quot;;9;IF([.C129]=&quot;Fire&quot;;10;IF([.C129]=&quot;Water&quot;;11;IF([.C129]=&quot;Grass&quot;;12;IF([.C129]=&quot;Electric&quot;;13;IF([.C129]=&quot;Psychic&quot;;14;IF([.C129]=&quot;Ice&quot;;15;IF([.C129]=&quot;Dragon&quot;;16;IF([.C129]=&quot;Dark&quot;;17;IF([.C129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130]=&quot;Normal&quot;;1;IF([.C130]=&quot;Fighting&quot;;2;IF([.C130]=&quot;Flying&quot;;3;IF([.C130]=&quot;Poison&quot;;4;IF([.C130]=&quot;Ground&quot;;5;IF([.C130]=&quot;Rock&quot;;6;IF([.C130]=&quot;Bug&quot;;7;IF([.C130]=&quot;Ghost&quot;;8;IF([.C130]=&quot;Steel&quot;;9;IF([.C130]=&quot;Fire&quot;;10;IF([.C130]=&quot;Water&quot;;11;IF([.C130]=&quot;Grass&quot;;12;IF([.C130]=&quot;Electric&quot;;13;IF([.C130]=&quot;Psychic&quot;;14;IF([.C130]=&quot;Ice&quot;;15;IF([.C130]=&quot;Dragon&quot;;16;IF([.C130]=&quot;Dark&quot;;17;IF([.C13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3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31]=&quot;Normal&quot;;1;IF([.C131]=&quot;Fighting&quot;;2;IF([.C131]=&quot;Flying&quot;;3;IF([.C131]=&quot;Poison&quot;;4;IF([.C131]=&quot;Ground&quot;;5;IF([.C131]=&quot;Rock&quot;;6;IF([.C131]=&quot;Bug&quot;;7;IF([.C131]=&quot;Ghost&quot;;8;IF([.C131]=&quot;Steel&quot;;9;IF([.C131]=&quot;Fire&quot;;10;IF([.C131]=&quot;Water&quot;;11;IF([.C131]=&quot;Grass&quot;;12;IF([.C131]=&quot;Electric&quot;;13;IF([.C131]=&quot;Psychic&quot;;14;IF([.C131]=&quot;Ice&quot;;15;IF([.C131]=&quot;Dragon&quot;;16;IF([.C131]=&quot;Dark&quot;;17;IF([.C13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32]=&quot;Normal&quot;;1;IF([.C132]=&quot;Fighting&quot;;2;IF([.C132]=&quot;Flying&quot;;3;IF([.C132]=&quot;Poison&quot;;4;IF([.C132]=&quot;Ground&quot;;5;IF([.C132]=&quot;Rock&quot;;6;IF([.C132]=&quot;Bug&quot;;7;IF([.C132]=&quot;Ghost&quot;;8;IF([.C132]=&quot;Steel&quot;;9;IF([.C132]=&quot;Fire&quot;;10;IF([.C132]=&quot;Water&quot;;11;IF([.C132]=&quot;Grass&quot;;12;IF([.C132]=&quot;Electric&quot;;13;IF([.C132]=&quot;Psychic&quot;;14;IF([.C132]=&quot;Ice&quot;;15;IF([.C132]=&quot;Dragon&quot;;16;IF([.C132]=&quot;Dark&quot;;17;IF([.C13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33]=&quot;Normal&quot;;1;IF([.C133]=&quot;Fighting&quot;;2;IF([.C133]=&quot;Flying&quot;;3;IF([.C133]=&quot;Poison&quot;;4;IF([.C133]=&quot;Ground&quot;;5;IF([.C133]=&quot;Rock&quot;;6;IF([.C133]=&quot;Bug&quot;;7;IF([.C133]=&quot;Ghost&quot;;8;IF([.C133]=&quot;Steel&quot;;9;IF([.C133]=&quot;Fire&quot;;10;IF([.C133]=&quot;Water&quot;;11;IF([.C133]=&quot;Grass&quot;;12;IF([.C133]=&quot;Electric&quot;;13;IF([.C133]=&quot;Psychic&quot;;14;IF([.C133]=&quot;Ice&quot;;15;IF([.C133]=&quot;Dragon&quot;;16;IF([.C133]=&quot;Dark&quot;;17;IF([.C13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34]=&quot;Normal&quot;;1;IF([.C134]=&quot;Fighting&quot;;2;IF([.C134]=&quot;Flying&quot;;3;IF([.C134]=&quot;Poison&quot;;4;IF([.C134]=&quot;Ground&quot;;5;IF([.C134]=&quot;Rock&quot;;6;IF([.C134]=&quot;Bug&quot;;7;IF([.C134]=&quot;Ghost&quot;;8;IF([.C134]=&quot;Steel&quot;;9;IF([.C134]=&quot;Fire&quot;;10;IF([.C134]=&quot;Water&quot;;11;IF([.C134]=&quot;Grass&quot;;12;IF([.C134]=&quot;Electric&quot;;13;IF([.C134]=&quot;Psychic&quot;;14;IF([.C134]=&quot;Ice&quot;;15;IF([.C134]=&quot;Dragon&quot;;16;IF([.C134]=&quot;Dark&quot;;17;IF([.C13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135]=&quot;Normal&quot;;1;IF([.C135]=&quot;Fighting&quot;;2;IF([.C135]=&quot;Flying&quot;;3;IF([.C135]=&quot;Poison&quot;;4;IF([.C135]=&quot;Ground&quot;;5;IF([.C135]=&quot;Rock&quot;;6;IF([.C135]=&quot;Bug&quot;;7;IF([.C135]=&quot;Ghost&quot;;8;IF([.C135]=&quot;Steel&quot;;9;IF([.C135]=&quot;Fire&quot;;10;IF([.C135]=&quot;Water&quot;;11;IF([.C135]=&quot;Grass&quot;;12;IF([.C135]=&quot;Electric&quot;;13;IF([.C135]=&quot;Psychic&quot;;14;IF([.C135]=&quot;Ice&quot;;15;IF([.C135]=&quot;Dragon&quot;;16;IF([.C135]=&quot;Dark&quot;;17;IF([.C135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36]=&quot;Normal&quot;;1;IF([.C136]=&quot;Fighting&quot;;2;IF([.C136]=&quot;Flying&quot;;3;IF([.C136]=&quot;Poison&quot;;4;IF([.C136]=&quot;Ground&quot;;5;IF([.C136]=&quot;Rock&quot;;6;IF([.C136]=&quot;Bug&quot;;7;IF([.C136]=&quot;Ghost&quot;;8;IF([.C136]=&quot;Steel&quot;;9;IF([.C136]=&quot;Fire&quot;;10;IF([.C136]=&quot;Water&quot;;11;IF([.C136]=&quot;Grass&quot;;12;IF([.C136]=&quot;Electric&quot;;13;IF([.C136]=&quot;Psychic&quot;;14;IF([.C136]=&quot;Ice&quot;;15;IF([.C136]=&quot;Dragon&quot;;16;IF([.C136]=&quot;Dark&quot;;17;IF([.C13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3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37]=&quot;Normal&quot;;1;IF([.C137]=&quot;Fighting&quot;;2;IF([.C137]=&quot;Flying&quot;;3;IF([.C137]=&quot;Poison&quot;;4;IF([.C137]=&quot;Ground&quot;;5;IF([.C137]=&quot;Rock&quot;;6;IF([.C137]=&quot;Bug&quot;;7;IF([.C137]=&quot;Ghost&quot;;8;IF([.C137]=&quot;Steel&quot;;9;IF([.C137]=&quot;Fire&quot;;10;IF([.C137]=&quot;Water&quot;;11;IF([.C137]=&quot;Grass&quot;;12;IF([.C137]=&quot;Electric&quot;;13;IF([.C137]=&quot;Psychic&quot;;14;IF([.C137]=&quot;Ice&quot;;15;IF([.C137]=&quot;Dragon&quot;;16;IF([.C137]=&quot;Dark&quot;;17;IF([.C13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138]=&quot;Normal&quot;;1;IF([.C138]=&quot;Fighting&quot;;2;IF([.C138]=&quot;Flying&quot;;3;IF([.C138]=&quot;Poison&quot;;4;IF([.C138]=&quot;Ground&quot;;5;IF([.C138]=&quot;Rock&quot;;6;IF([.C138]=&quot;Bug&quot;;7;IF([.C138]=&quot;Ghost&quot;;8;IF([.C138]=&quot;Steel&quot;;9;IF([.C138]=&quot;Fire&quot;;10;IF([.C138]=&quot;Water&quot;;11;IF([.C138]=&quot;Grass&quot;;12;IF([.C138]=&quot;Electric&quot;;13;IF([.C138]=&quot;Psychic&quot;;14;IF([.C138]=&quot;Ice&quot;;15;IF([.C138]=&quot;Dragon&quot;;16;IF([.C138]=&quot;Dark&quot;;17;IF([.C13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39]=&quot;Normal&quot;;1;IF([.C139]=&quot;Fighting&quot;;2;IF([.C139]=&quot;Flying&quot;;3;IF([.C139]=&quot;Poison&quot;;4;IF([.C139]=&quot;Ground&quot;;5;IF([.C139]=&quot;Rock&quot;;6;IF([.C139]=&quot;Bug&quot;;7;IF([.C139]=&quot;Ghost&quot;;8;IF([.C139]=&quot;Steel&quot;;9;IF([.C139]=&quot;Fire&quot;;10;IF([.C139]=&quot;Water&quot;;11;IF([.C139]=&quot;Grass&quot;;12;IF([.C139]=&quot;Electric&quot;;13;IF([.C139]=&quot;Psychic&quot;;14;IF([.C139]=&quot;Ice&quot;;15;IF([.C139]=&quot;Dragon&quot;;16;IF([.C139]=&quot;Dark&quot;;17;IF([.C13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90%*</text:p>
          </table:table-cell>
          <table:table-cell/>
          <table:table-cell table:formula="of:=IF([.C140]=&quot;Normal&quot;;1;IF([.C140]=&quot;Fighting&quot;;2;IF([.C140]=&quot;Flying&quot;;3;IF([.C140]=&quot;Poison&quot;;4;IF([.C140]=&quot;Ground&quot;;5;IF([.C140]=&quot;Rock&quot;;6;IF([.C140]=&quot;Bug&quot;;7;IF([.C140]=&quot;Ghost&quot;;8;IF([.C140]=&quot;Steel&quot;;9;IF([.C140]=&quot;Fire&quot;;10;IF([.C140]=&quot;Water&quot;;11;IF([.C140]=&quot;Grass&quot;;12;IF([.C140]=&quot;Electric&quot;;13;IF([.C140]=&quot;Psychic&quot;;14;IF([.C140]=&quot;Ice&quot;;15;IF([.C140]=&quot;Dragon&quot;;16;IF([.C140]=&quot;Dark&quot;;17;IF([.C14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141]=&quot;Normal&quot;;1;IF([.C141]=&quot;Fighting&quot;;2;IF([.C141]=&quot;Flying&quot;;3;IF([.C141]=&quot;Poison&quot;;4;IF([.C141]=&quot;Ground&quot;;5;IF([.C141]=&quot;Rock&quot;;6;IF([.C141]=&quot;Bug&quot;;7;IF([.C141]=&quot;Ghost&quot;;8;IF([.C141]=&quot;Steel&quot;;9;IF([.C141]=&quot;Fire&quot;;10;IF([.C141]=&quot;Water&quot;;11;IF([.C141]=&quot;Grass&quot;;12;IF([.C141]=&quot;Electric&quot;;13;IF([.C141]=&quot;Psychic&quot;;14;IF([.C141]=&quot;Ice&quot;;15;IF([.C141]=&quot;Dragon&quot;;16;IF([.C141]=&quot;Dark&quot;;17;IF([.C14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42]=&quot;Normal&quot;;1;IF([.C142]=&quot;Fighting&quot;;2;IF([.C142]=&quot;Flying&quot;;3;IF([.C142]=&quot;Poison&quot;;4;IF([.C142]=&quot;Ground&quot;;5;IF([.C142]=&quot;Rock&quot;;6;IF([.C142]=&quot;Bug&quot;;7;IF([.C142]=&quot;Ghost&quot;;8;IF([.C142]=&quot;Steel&quot;;9;IF([.C142]=&quot;Fire&quot;;10;IF([.C142]=&quot;Water&quot;;11;IF([.C142]=&quot;Grass&quot;;12;IF([.C142]=&quot;Electric&quot;;13;IF([.C142]=&quot;Psychic&quot;;14;IF([.C142]=&quot;Ice&quot;;15;IF([.C142]=&quot;Dragon&quot;;16;IF([.C142]=&quot;Dark&quot;;17;IF([.C142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143]=&quot;Normal&quot;;1;IF([.C143]=&quot;Fighting&quot;;2;IF([.C143]=&quot;Flying&quot;;3;IF([.C143]=&quot;Poison&quot;;4;IF([.C143]=&quot;Ground&quot;;5;IF([.C143]=&quot;Rock&quot;;6;IF([.C143]=&quot;Bug&quot;;7;IF([.C143]=&quot;Ghost&quot;;8;IF([.C143]=&quot;Steel&quot;;9;IF([.C143]=&quot;Fire&quot;;10;IF([.C143]=&quot;Water&quot;;11;IF([.C143]=&quot;Grass&quot;;12;IF([.C143]=&quot;Electric&quot;;13;IF([.C143]=&quot;Psychic&quot;;14;IF([.C143]=&quot;Ice&quot;;15;IF([.C143]=&quot;Dragon&quot;;16;IF([.C143]=&quot;Dark&quot;;17;IF([.C14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44]=&quot;Normal&quot;;1;IF([.C144]=&quot;Fighting&quot;;2;IF([.C144]=&quot;Flying&quot;;3;IF([.C144]=&quot;Poison&quot;;4;IF([.C144]=&quot;Ground&quot;;5;IF([.C144]=&quot;Rock&quot;;6;IF([.C144]=&quot;Bug&quot;;7;IF([.C144]=&quot;Ghost&quot;;8;IF([.C144]=&quot;Steel&quot;;9;IF([.C144]=&quot;Fire&quot;;10;IF([.C144]=&quot;Water&quot;;11;IF([.C144]=&quot;Grass&quot;;12;IF([.C144]=&quot;Electric&quot;;13;IF([.C144]=&quot;Psychic&quot;;14;IF([.C144]=&quot;Ice&quot;;15;IF([.C144]=&quot;Dragon&quot;;16;IF([.C144]=&quot;Dark&quot;;17;IF([.C144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45]=&quot;Normal&quot;;1;IF([.C145]=&quot;Fighting&quot;;2;IF([.C145]=&quot;Flying&quot;;3;IF([.C145]=&quot;Poison&quot;;4;IF([.C145]=&quot;Ground&quot;;5;IF([.C145]=&quot;Rock&quot;;6;IF([.C145]=&quot;Bug&quot;;7;IF([.C145]=&quot;Ghost&quot;;8;IF([.C145]=&quot;Steel&quot;;9;IF([.C145]=&quot;Fire&quot;;10;IF([.C145]=&quot;Water&quot;;11;IF([.C145]=&quot;Grass&quot;;12;IF([.C145]=&quot;Electric&quot;;13;IF([.C145]=&quot;Psychic&quot;;14;IF([.C145]=&quot;Ice&quot;;15;IF([.C145]=&quot;Dragon&quot;;16;IF([.C145]=&quot;Dark&quot;;17;IF([.C14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46]=&quot;Normal&quot;;1;IF([.C146]=&quot;Fighting&quot;;2;IF([.C146]=&quot;Flying&quot;;3;IF([.C146]=&quot;Poison&quot;;4;IF([.C146]=&quot;Ground&quot;;5;IF([.C146]=&quot;Rock&quot;;6;IF([.C146]=&quot;Bug&quot;;7;IF([.C146]=&quot;Ghost&quot;;8;IF([.C146]=&quot;Steel&quot;;9;IF([.C146]=&quot;Fire&quot;;10;IF([.C146]=&quot;Water&quot;;11;IF([.C146]=&quot;Grass&quot;;12;IF([.C146]=&quot;Electric&quot;;13;IF([.C146]=&quot;Psychic&quot;;14;IF([.C146]=&quot;Ice&quot;;15;IF([.C146]=&quot;Dragon&quot;;16;IF([.C146]=&quot;Dark&quot;;17;IF([.C146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47]=&quot;Normal&quot;;1;IF([.C147]=&quot;Fighting&quot;;2;IF([.C147]=&quot;Flying&quot;;3;IF([.C147]=&quot;Poison&quot;;4;IF([.C147]=&quot;Ground&quot;;5;IF([.C147]=&quot;Rock&quot;;6;IF([.C147]=&quot;Bug&quot;;7;IF([.C147]=&quot;Ghost&quot;;8;IF([.C147]=&quot;Steel&quot;;9;IF([.C147]=&quot;Fire&quot;;10;IF([.C147]=&quot;Water&quot;;11;IF([.C147]=&quot;Grass&quot;;12;IF([.C147]=&quot;Electric&quot;;13;IF([.C147]=&quot;Psychic&quot;;14;IF([.C147]=&quot;Ice&quot;;15;IF([.C147]=&quot;Dragon&quot;;16;IF([.C147]=&quot;Dark&quot;;17;IF([.C14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48]=&quot;Normal&quot;;1;IF([.C148]=&quot;Fighting&quot;;2;IF([.C148]=&quot;Flying&quot;;3;IF([.C148]=&quot;Poison&quot;;4;IF([.C148]=&quot;Ground&quot;;5;IF([.C148]=&quot;Rock&quot;;6;IF([.C148]=&quot;Bug&quot;;7;IF([.C148]=&quot;Ghost&quot;;8;IF([.C148]=&quot;Steel&quot;;9;IF([.C148]=&quot;Fire&quot;;10;IF([.C148]=&quot;Water&quot;;11;IF([.C148]=&quot;Grass&quot;;12;IF([.C148]=&quot;Electric&quot;;13;IF([.C148]=&quot;Psychic&quot;;14;IF([.C148]=&quot;Ice&quot;;15;IF([.C148]=&quot;Dragon&quot;;16;IF([.C148]=&quot;Dark&quot;;17;IF([.C148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149]=&quot;Normal&quot;;1;IF([.C149]=&quot;Fighting&quot;;2;IF([.C149]=&quot;Flying&quot;;3;IF([.C149]=&quot;Poison&quot;;4;IF([.C149]=&quot;Ground&quot;;5;IF([.C149]=&quot;Rock&quot;;6;IF([.C149]=&quot;Bug&quot;;7;IF([.C149]=&quot;Ghost&quot;;8;IF([.C149]=&quot;Steel&quot;;9;IF([.C149]=&quot;Fire&quot;;10;IF([.C149]=&quot;Water&quot;;11;IF([.C149]=&quot;Grass&quot;;12;IF([.C149]=&quot;Electric&quot;;13;IF([.C149]=&quot;Psychic&quot;;14;IF([.C149]=&quot;Ice&quot;;15;IF([.C149]=&quot;Dragon&quot;;16;IF([.C149]=&quot;Dark&quot;;17;IF([.C14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150]=&quot;Normal&quot;;1;IF([.C150]=&quot;Fighting&quot;;2;IF([.C150]=&quot;Flying&quot;;3;IF([.C150]=&quot;Poison&quot;;4;IF([.C150]=&quot;Ground&quot;;5;IF([.C150]=&quot;Rock&quot;;6;IF([.C150]=&quot;Bug&quot;;7;IF([.C150]=&quot;Ghost&quot;;8;IF([.C150]=&quot;Steel&quot;;9;IF([.C150]=&quot;Fire&quot;;10;IF([.C150]=&quot;Water&quot;;11;IF([.C150]=&quot;Grass&quot;;12;IF([.C150]=&quot;Electric&quot;;13;IF([.C150]=&quot;Psychic&quot;;14;IF([.C150]=&quot;Ice&quot;;15;IF([.C150]=&quot;Dragon&quot;;16;IF([.C150]=&quot;Dark&quot;;17;IF([.C15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51]=&quot;Normal&quot;;1;IF([.C151]=&quot;Fighting&quot;;2;IF([.C151]=&quot;Flying&quot;;3;IF([.C151]=&quot;Poison&quot;;4;IF([.C151]=&quot;Ground&quot;;5;IF([.C151]=&quot;Rock&quot;;6;IF([.C151]=&quot;Bug&quot;;7;IF([.C151]=&quot;Ghost&quot;;8;IF([.C151]=&quot;Steel&quot;;9;IF([.C151]=&quot;Fire&quot;;10;IF([.C151]=&quot;Water&quot;;11;IF([.C151]=&quot;Grass&quot;;12;IF([.C151]=&quot;Electric&quot;;13;IF([.C151]=&quot;Psychic&quot;;14;IF([.C151]=&quot;Ice&quot;;15;IF([.C151]=&quot;Dragon&quot;;16;IF([.C151]=&quot;Dark&quot;;17;IF([.C15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2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52]=&quot;Normal&quot;;1;IF([.C152]=&quot;Fighting&quot;;2;IF([.C152]=&quot;Flying&quot;;3;IF([.C152]=&quot;Poison&quot;;4;IF([.C152]=&quot;Ground&quot;;5;IF([.C152]=&quot;Rock&quot;;6;IF([.C152]=&quot;Bug&quot;;7;IF([.C152]=&quot;Ghost&quot;;8;IF([.C152]=&quot;Steel&quot;;9;IF([.C152]=&quot;Fire&quot;;10;IF([.C152]=&quot;Water&quot;;11;IF([.C152]=&quot;Grass&quot;;12;IF([.C152]=&quot;Electric&quot;;13;IF([.C152]=&quot;Psychic&quot;;14;IF([.C152]=&quot;Ice&quot;;15;IF([.C152]=&quot;Dragon&quot;;16;IF([.C152]=&quot;Dark&quot;;17;IF([.C15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90%*</text:p>
          </table:table-cell>
          <table:table-cell/>
          <table:table-cell table:formula="of:=IF([.C153]=&quot;Normal&quot;;1;IF([.C153]=&quot;Fighting&quot;;2;IF([.C153]=&quot;Flying&quot;;3;IF([.C153]=&quot;Poison&quot;;4;IF([.C153]=&quot;Ground&quot;;5;IF([.C153]=&quot;Rock&quot;;6;IF([.C153]=&quot;Bug&quot;;7;IF([.C153]=&quot;Ghost&quot;;8;IF([.C153]=&quot;Steel&quot;;9;IF([.C153]=&quot;Fire&quot;;10;IF([.C153]=&quot;Water&quot;;11;IF([.C153]=&quot;Grass&quot;;12;IF([.C153]=&quot;Electric&quot;;13;IF([.C153]=&quot;Psychic&quot;;14;IF([.C153]=&quot;Ice&quot;;15;IF([.C153]=&quot;Dragon&quot;;16;IF([.C153]=&quot;Dark&quot;;17;IF([.C15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54]=&quot;Normal&quot;;1;IF([.C154]=&quot;Fighting&quot;;2;IF([.C154]=&quot;Flying&quot;;3;IF([.C154]=&quot;Poison&quot;;4;IF([.C154]=&quot;Ground&quot;;5;IF([.C154]=&quot;Rock&quot;;6;IF([.C154]=&quot;Bug&quot;;7;IF([.C154]=&quot;Ghost&quot;;8;IF([.C154]=&quot;Steel&quot;;9;IF([.C154]=&quot;Fire&quot;;10;IF([.C154]=&quot;Water&quot;;11;IF([.C154]=&quot;Grass&quot;;12;IF([.C154]=&quot;Electric&quot;;13;IF([.C154]=&quot;Psychic&quot;;14;IF([.C154]=&quot;Ice&quot;;15;IF([.C154]=&quot;Dragon&quot;;16;IF([.C154]=&quot;Dark&quot;;17;IF([.C15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155]=&quot;Normal&quot;;1;IF([.C155]=&quot;Fighting&quot;;2;IF([.C155]=&quot;Flying&quot;;3;IF([.C155]=&quot;Poison&quot;;4;IF([.C155]=&quot;Ground&quot;;5;IF([.C155]=&quot;Rock&quot;;6;IF([.C155]=&quot;Bug&quot;;7;IF([.C155]=&quot;Ghost&quot;;8;IF([.C155]=&quot;Steel&quot;;9;IF([.C155]=&quot;Fire&quot;;10;IF([.C155]=&quot;Water&quot;;11;IF([.C155]=&quot;Grass&quot;;12;IF([.C155]=&quot;Electric&quot;;13;IF([.C155]=&quot;Psychic&quot;;14;IF([.C155]=&quot;Ice&quot;;15;IF([.C155]=&quot;Dragon&quot;;16;IF([.C155]=&quot;Dark&quot;;17;IF([.C15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56]=&quot;Normal&quot;;1;IF([.C156]=&quot;Fighting&quot;;2;IF([.C156]=&quot;Flying&quot;;3;IF([.C156]=&quot;Poison&quot;;4;IF([.C156]=&quot;Ground&quot;;5;IF([.C156]=&quot;Rock&quot;;6;IF([.C156]=&quot;Bug&quot;;7;IF([.C156]=&quot;Ghost&quot;;8;IF([.C156]=&quot;Steel&quot;;9;IF([.C156]=&quot;Fire&quot;;10;IF([.C156]=&quot;Water&quot;;11;IF([.C156]=&quot;Grass&quot;;12;IF([.C156]=&quot;Electric&quot;;13;IF([.C156]=&quot;Psychic&quot;;14;IF([.C156]=&quot;Ice&quot;;15;IF([.C156]=&quot;Dragon&quot;;16;IF([.C156]=&quot;Dark&quot;;17;IF([.C156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57]=&quot;Normal&quot;;1;IF([.C157]=&quot;Fighting&quot;;2;IF([.C157]=&quot;Flying&quot;;3;IF([.C157]=&quot;Poison&quot;;4;IF([.C157]=&quot;Ground&quot;;5;IF([.C157]=&quot;Rock&quot;;6;IF([.C157]=&quot;Bug&quot;;7;IF([.C157]=&quot;Ghost&quot;;8;IF([.C157]=&quot;Steel&quot;;9;IF([.C157]=&quot;Fire&quot;;10;IF([.C157]=&quot;Water&quot;;11;IF([.C157]=&quot;Grass&quot;;12;IF([.C157]=&quot;Electric&quot;;13;IF([.C157]=&quot;Psychic&quot;;14;IF([.C157]=&quot;Ice&quot;;15;IF([.C157]=&quot;Dragon&quot;;16;IF([.C157]=&quot;Dark&quot;;17;IF([.C15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58]=&quot;Normal&quot;;1;IF([.C158]=&quot;Fighting&quot;;2;IF([.C158]=&quot;Flying&quot;;3;IF([.C158]=&quot;Poison&quot;;4;IF([.C158]=&quot;Ground&quot;;5;IF([.C158]=&quot;Rock&quot;;6;IF([.C158]=&quot;Bug&quot;;7;IF([.C158]=&quot;Ghost&quot;;8;IF([.C158]=&quot;Steel&quot;;9;IF([.C158]=&quot;Fire&quot;;10;IF([.C158]=&quot;Water&quot;;11;IF([.C158]=&quot;Grass&quot;;12;IF([.C158]=&quot;Electric&quot;;13;IF([.C158]=&quot;Psychic&quot;;14;IF([.C158]=&quot;Ice&quot;;15;IF([.C158]=&quot;Dragon&quot;;16;IF([.C158]=&quot;Dark&quot;;17;IF([.C158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9" calcext:value-type="percentage">
            <text:p>90%</text:p>
          </table:table-cell>
          <table:table-cell office:value-type="string" calcext:value-type="string">
            <text:p>The user bites hard on the foe with its sharp front fangs. It may also make the target flinch.</text:p>
          </table:table-cell>
          <table:table-cell table:formula="of:=IF([.C159]=&quot;Normal&quot;;1;IF([.C159]=&quot;Fighting&quot;;2;IF([.C159]=&quot;Flying&quot;;3;IF([.C159]=&quot;Poison&quot;;4;IF([.C159]=&quot;Ground&quot;;5;IF([.C159]=&quot;Rock&quot;;6;IF([.C159]=&quot;Bug&quot;;7;IF([.C159]=&quot;Ghost&quot;;8;IF([.C159]=&quot;Steel&quot;;9;IF([.C159]=&quot;Fire&quot;;10;IF([.C159]=&quot;Water&quot;;11;IF([.C159]=&quot;Grass&quot;;12;IF([.C159]=&quot;Electric&quot;;13;IF([.C159]=&quot;Psychic&quot;;14;IF([.C159]=&quot;Ice&quot;;15;IF([.C159]=&quot;Dragon&quot;;16;IF([.C159]=&quot;Dark&quot;;17;IF([.C15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60]=&quot;Normal&quot;;1;IF([.C160]=&quot;Fighting&quot;;2;IF([.C160]=&quot;Flying&quot;;3;IF([.C160]=&quot;Poison&quot;;4;IF([.C160]=&quot;Ground&quot;;5;IF([.C160]=&quot;Rock&quot;;6;IF([.C160]=&quot;Bug&quot;;7;IF([.C160]=&quot;Ghost&quot;;8;IF([.C160]=&quot;Steel&quot;;9;IF([.C160]=&quot;Fire&quot;;10;IF([.C160]=&quot;Water&quot;;11;IF([.C160]=&quot;Grass&quot;;12;IF([.C160]=&quot;Electric&quot;;13;IF([.C160]=&quot;Psychic&quot;;14;IF([.C160]=&quot;Ice&quot;;15;IF([.C160]=&quot;Dragon&quot;;16;IF([.C160]=&quot;Dark&quot;;17;IF([.C16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61]=&quot;Normal&quot;;1;IF([.C161]=&quot;Fighting&quot;;2;IF([.C161]=&quot;Flying&quot;;3;IF([.C161]=&quot;Poison&quot;;4;IF([.C161]=&quot;Ground&quot;;5;IF([.C161]=&quot;Rock&quot;;6;IF([.C161]=&quot;Bug&quot;;7;IF([.C161]=&quot;Ghost&quot;;8;IF([.C161]=&quot;Steel&quot;;9;IF([.C161]=&quot;Fire&quot;;10;IF([.C161]=&quot;Water&quot;;11;IF([.C161]=&quot;Grass&quot;;12;IF([.C161]=&quot;Electric&quot;;13;IF([.C161]=&quot;Psychic&quot;;14;IF([.C161]=&quot;Ice&quot;;15;IF([.C161]=&quot;Dragon&quot;;16;IF([.C161]=&quot;Dark&quot;;17;IF([.C16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62]=&quot;Normal&quot;;1;IF([.C162]=&quot;Fighting&quot;;2;IF([.C162]=&quot;Flying&quot;;3;IF([.C162]=&quot;Poison&quot;;4;IF([.C162]=&quot;Ground&quot;;5;IF([.C162]=&quot;Rock&quot;;6;IF([.C162]=&quot;Bug&quot;;7;IF([.C162]=&quot;Ghost&quot;;8;IF([.C162]=&quot;Steel&quot;;9;IF([.C162]=&quot;Fire&quot;;10;IF([.C162]=&quot;Water&quot;;11;IF([.C162]=&quot;Grass&quot;;12;IF([.C162]=&quot;Electric&quot;;13;IF([.C162]=&quot;Psychic&quot;;14;IF([.C162]=&quot;Ice&quot;;15;IF([.C162]=&quot;Dragon&quot;;16;IF([.C162]=&quot;Dark&quot;;17;IF([.C16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63]=&quot;Normal&quot;;1;IF([.C163]=&quot;Fighting&quot;;2;IF([.C163]=&quot;Flying&quot;;3;IF([.C163]=&quot;Poison&quot;;4;IF([.C163]=&quot;Ground&quot;;5;IF([.C163]=&quot;Rock&quot;;6;IF([.C163]=&quot;Bug&quot;;7;IF([.C163]=&quot;Ghost&quot;;8;IF([.C163]=&quot;Steel&quot;;9;IF([.C163]=&quot;Fire&quot;;10;IF([.C163]=&quot;Water&quot;;11;IF([.C163]=&quot;Grass&quot;;12;IF([.C163]=&quot;Electric&quot;;13;IF([.C163]=&quot;Psychic&quot;;14;IF([.C163]=&quot;Ice&quot;;15;IF([.C163]=&quot;Dragon&quot;;16;IF([.C163]=&quot;Dark&quot;;17;IF([.C16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64]=&quot;Normal&quot;;1;IF([.C164]=&quot;Fighting&quot;;2;IF([.C164]=&quot;Flying&quot;;3;IF([.C164]=&quot;Poison&quot;;4;IF([.C164]=&quot;Ground&quot;;5;IF([.C164]=&quot;Rock&quot;;6;IF([.C164]=&quot;Bug&quot;;7;IF([.C164]=&quot;Ghost&quot;;8;IF([.C164]=&quot;Steel&quot;;9;IF([.C164]=&quot;Fire&quot;;10;IF([.C164]=&quot;Water&quot;;11;IF([.C164]=&quot;Grass&quot;;12;IF([.C164]=&quot;Electric&quot;;13;IF([.C164]=&quot;Psychic&quot;;14;IF([.C164]=&quot;Ice&quot;;15;IF([.C164]=&quot;Dragon&quot;;16;IF([.C164]=&quot;Dark&quot;;17;IF([.C16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65]=&quot;Normal&quot;;1;IF([.C165]=&quot;Fighting&quot;;2;IF([.C165]=&quot;Flying&quot;;3;IF([.C165]=&quot;Poison&quot;;4;IF([.C165]=&quot;Ground&quot;;5;IF([.C165]=&quot;Rock&quot;;6;IF([.C165]=&quot;Bug&quot;;7;IF([.C165]=&quot;Ghost&quot;;8;IF([.C165]=&quot;Steel&quot;;9;IF([.C165]=&quot;Fire&quot;;10;IF([.C165]=&quot;Water&quot;;11;IF([.C165]=&quot;Grass&quot;;12;IF([.C165]=&quot;Electric&quot;;13;IF([.C165]=&quot;Psychic&quot;;14;IF([.C165]=&quot;Ice&quot;;15;IF([.C165]=&quot;Dragon&quot;;16;IF([.C165]=&quot;Dark&quot;;17;IF([.C16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—*</text:p>
          </table:table-cell>
          <table:table-cell/>
          <table:table-cell table:formula="of:=IF([.C166]=&quot;Normal&quot;;1;IF([.C166]=&quot;Fighting&quot;;2;IF([.C166]=&quot;Flying&quot;;3;IF([.C166]=&quot;Poison&quot;;4;IF([.C166]=&quot;Ground&quot;;5;IF([.C166]=&quot;Rock&quot;;6;IF([.C166]=&quot;Bug&quot;;7;IF([.C166]=&quot;Ghost&quot;;8;IF([.C166]=&quot;Steel&quot;;9;IF([.C166]=&quot;Fire&quot;;10;IF([.C166]=&quot;Water&quot;;11;IF([.C166]=&quot;Grass&quot;;12;IF([.C166]=&quot;Electric&quot;;13;IF([.C166]=&quot;Psychic&quot;;14;IF([.C166]=&quot;Ice&quot;;15;IF([.C166]=&quot;Dragon&quot;;16;IF([.C166]=&quot;Dark&quot;;17;IF([.C16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67]=&quot;Normal&quot;;1;IF([.C167]=&quot;Fighting&quot;;2;IF([.C167]=&quot;Flying&quot;;3;IF([.C167]=&quot;Poison&quot;;4;IF([.C167]=&quot;Ground&quot;;5;IF([.C167]=&quot;Rock&quot;;6;IF([.C167]=&quot;Bug&quot;;7;IF([.C167]=&quot;Ghost&quot;;8;IF([.C167]=&quot;Steel&quot;;9;IF([.C167]=&quot;Fire&quot;;10;IF([.C167]=&quot;Water&quot;;11;IF([.C167]=&quot;Grass&quot;;12;IF([.C167]=&quot;Electric&quot;;13;IF([.C167]=&quot;Psychic&quot;;14;IF([.C167]=&quot;Ice&quot;;15;IF([.C167]=&quot;Dragon&quot;;16;IF([.C167]=&quot;Dark&quot;;17;IF([.C16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168]=&quot;Normal&quot;;1;IF([.C168]=&quot;Fighting&quot;;2;IF([.C168]=&quot;Flying&quot;;3;IF([.C168]=&quot;Poison&quot;;4;IF([.C168]=&quot;Ground&quot;;5;IF([.C168]=&quot;Rock&quot;;6;IF([.C168]=&quot;Bug&quot;;7;IF([.C168]=&quot;Ghost&quot;;8;IF([.C168]=&quot;Steel&quot;;9;IF([.C168]=&quot;Fire&quot;;10;IF([.C168]=&quot;Water&quot;;11;IF([.C168]=&quot;Grass&quot;;12;IF([.C168]=&quot;Electric&quot;;13;IF([.C168]=&quot;Psychic&quot;;14;IF([.C168]=&quot;Ice&quot;;15;IF([.C168]=&quot;Dragon&quot;;16;IF([.C168]=&quot;Dark&quot;;17;IF([.C16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69]=&quot;Normal&quot;;1;IF([.C169]=&quot;Fighting&quot;;2;IF([.C169]=&quot;Flying&quot;;3;IF([.C169]=&quot;Poison&quot;;4;IF([.C169]=&quot;Ground&quot;;5;IF([.C169]=&quot;Rock&quot;;6;IF([.C169]=&quot;Bug&quot;;7;IF([.C169]=&quot;Ghost&quot;;8;IF([.C169]=&quot;Steel&quot;;9;IF([.C169]=&quot;Fire&quot;;10;IF([.C169]=&quot;Water&quot;;11;IF([.C169]=&quot;Grass&quot;;12;IF([.C169]=&quot;Electric&quot;;13;IF([.C169]=&quot;Psychic&quot;;14;IF([.C169]=&quot;Ice&quot;;15;IF([.C169]=&quot;Dragon&quot;;16;IF([.C169]=&quot;Dark&quot;;17;IF([.C169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70]=&quot;Normal&quot;;1;IF([.C170]=&quot;Fighting&quot;;2;IF([.C170]=&quot;Flying&quot;;3;IF([.C170]=&quot;Poison&quot;;4;IF([.C170]=&quot;Ground&quot;;5;IF([.C170]=&quot;Rock&quot;;6;IF([.C170]=&quot;Bug&quot;;7;IF([.C170]=&quot;Ghost&quot;;8;IF([.C170]=&quot;Steel&quot;;9;IF([.C170]=&quot;Fire&quot;;10;IF([.C170]=&quot;Water&quot;;11;IF([.C170]=&quot;Grass&quot;;12;IF([.C170]=&quot;Electric&quot;;13;IF([.C170]=&quot;Psychic&quot;;14;IF([.C170]=&quot;Ice&quot;;15;IF([.C170]=&quot;Dragon&quot;;16;IF([.C170]=&quot;Dark&quot;;17;IF([.C170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171]=&quot;Normal&quot;;1;IF([.C171]=&quot;Fighting&quot;;2;IF([.C171]=&quot;Flying&quot;;3;IF([.C171]=&quot;Poison&quot;;4;IF([.C171]=&quot;Ground&quot;;5;IF([.C171]=&quot;Rock&quot;;6;IF([.C171]=&quot;Bug&quot;;7;IF([.C171]=&quot;Ghost&quot;;8;IF([.C171]=&quot;Steel&quot;;9;IF([.C171]=&quot;Fire&quot;;10;IF([.C171]=&quot;Water&quot;;11;IF([.C171]=&quot;Grass&quot;;12;IF([.C171]=&quot;Electric&quot;;13;IF([.C171]=&quot;Psychic&quot;;14;IF([.C171]=&quot;Ice&quot;;15;IF([.C171]=&quot;Dragon&quot;;16;IF([.C171]=&quot;Dark&quot;;17;IF([.C17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72]=&quot;Normal&quot;;1;IF([.C172]=&quot;Fighting&quot;;2;IF([.C172]=&quot;Flying&quot;;3;IF([.C172]=&quot;Poison&quot;;4;IF([.C172]=&quot;Ground&quot;;5;IF([.C172]=&quot;Rock&quot;;6;IF([.C172]=&quot;Bug&quot;;7;IF([.C172]=&quot;Ghost&quot;;8;IF([.C172]=&quot;Steel&quot;;9;IF([.C172]=&quot;Fire&quot;;10;IF([.C172]=&quot;Water&quot;;11;IF([.C172]=&quot;Grass&quot;;12;IF([.C172]=&quot;Electric&quot;;13;IF([.C172]=&quot;Psychic&quot;;14;IF([.C172]=&quot;Ice&quot;;15;IF([.C172]=&quot;Dragon&quot;;16;IF([.C172]=&quot;Dark&quot;;17;IF([.C172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73]=&quot;Normal&quot;;1;IF([.C173]=&quot;Fighting&quot;;2;IF([.C173]=&quot;Flying&quot;;3;IF([.C173]=&quot;Poison&quot;;4;IF([.C173]=&quot;Ground&quot;;5;IF([.C173]=&quot;Rock&quot;;6;IF([.C173]=&quot;Bug&quot;;7;IF([.C173]=&quot;Ghost&quot;;8;IF([.C173]=&quot;Steel&quot;;9;IF([.C173]=&quot;Fire&quot;;10;IF([.C173]=&quot;Water&quot;;11;IF([.C173]=&quot;Grass&quot;;12;IF([.C173]=&quot;Electric&quot;;13;IF([.C173]=&quot;Psychic&quot;;14;IF([.C173]=&quot;Ice&quot;;15;IF([.C173]=&quot;Dragon&quot;;16;IF([.C173]=&quot;Dark&quot;;17;IF([.C173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74]=&quot;Normal&quot;;1;IF([.C174]=&quot;Fighting&quot;;2;IF([.C174]=&quot;Flying&quot;;3;IF([.C174]=&quot;Poison&quot;;4;IF([.C174]=&quot;Ground&quot;;5;IF([.C174]=&quot;Rock&quot;;6;IF([.C174]=&quot;Bug&quot;;7;IF([.C174]=&quot;Ghost&quot;;8;IF([.C174]=&quot;Steel&quot;;9;IF([.C174]=&quot;Fire&quot;;10;IF([.C174]=&quot;Water&quot;;11;IF([.C174]=&quot;Grass&quot;;12;IF([.C174]=&quot;Electric&quot;;13;IF([.C174]=&quot;Psychic&quot;;14;IF([.C174]=&quot;Ice&quot;;15;IF([.C174]=&quot;Dragon&quot;;16;IF([.C174]=&quot;Dark&quot;;17;IF([.C17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Curse*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75]=&quot;Normal&quot;;1;IF([.C175]=&quot;Fighting&quot;;2;IF([.C175]=&quot;Flying&quot;;3;IF([.C175]=&quot;Poison&quot;;4;IF([.C175]=&quot;Ground&quot;;5;IF([.C175]=&quot;Rock&quot;;6;IF([.C175]=&quot;Bug&quot;;7;IF([.C175]=&quot;Ghost&quot;;8;IF([.C175]=&quot;Steel&quot;;9;IF([.C175]=&quot;Fire&quot;;10;IF([.C175]=&quot;Water&quot;;11;IF([.C175]=&quot;Grass&quot;;12;IF([.C175]=&quot;Electric&quot;;13;IF([.C175]=&quot;Psychic&quot;;14;IF([.C175]=&quot;Ice&quot;;15;IF([.C175]=&quot;Dragon&quot;;16;IF([.C175]=&quot;Dark&quot;;17;IF([.C175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76]=&quot;Normal&quot;;1;IF([.C176]=&quot;Fighting&quot;;2;IF([.C176]=&quot;Flying&quot;;3;IF([.C176]=&quot;Poison&quot;;4;IF([.C176]=&quot;Ground&quot;;5;IF([.C176]=&quot;Rock&quot;;6;IF([.C176]=&quot;Bug&quot;;7;IF([.C176]=&quot;Ghost&quot;;8;IF([.C176]=&quot;Steel&quot;;9;IF([.C176]=&quot;Fire&quot;;10;IF([.C176]=&quot;Water&quot;;11;IF([.C176]=&quot;Grass&quot;;12;IF([.C176]=&quot;Electric&quot;;13;IF([.C176]=&quot;Psychic&quot;;14;IF([.C176]=&quot;Ice&quot;;15;IF([.C176]=&quot;Dragon&quot;;16;IF([.C176]=&quot;Dark&quot;;17;IF([.C17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77]=&quot;Normal&quot;;1;IF([.C177]=&quot;Fighting&quot;;2;IF([.C177]=&quot;Flying&quot;;3;IF([.C177]=&quot;Poison&quot;;4;IF([.C177]=&quot;Ground&quot;;5;IF([.C177]=&quot;Rock&quot;;6;IF([.C177]=&quot;Bug&quot;;7;IF([.C177]=&quot;Ghost&quot;;8;IF([.C177]=&quot;Steel&quot;;9;IF([.C177]=&quot;Fire&quot;;10;IF([.C177]=&quot;Water&quot;;11;IF([.C177]=&quot;Grass&quot;;12;IF([.C177]=&quot;Electric&quot;;13;IF([.C177]=&quot;Psychic&quot;;14;IF([.C177]=&quot;Ice&quot;;15;IF([.C177]=&quot;Dragon&quot;;16;IF([.C177]=&quot;Dark&quot;;17;IF([.C17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178]=&quot;Normal&quot;;1;IF([.C178]=&quot;Fighting&quot;;2;IF([.C178]=&quot;Flying&quot;;3;IF([.C178]=&quot;Poison&quot;;4;IF([.C178]=&quot;Ground&quot;;5;IF([.C178]=&quot;Rock&quot;;6;IF([.C178]=&quot;Bug&quot;;7;IF([.C178]=&quot;Ghost&quot;;8;IF([.C178]=&quot;Steel&quot;;9;IF([.C178]=&quot;Fire&quot;;10;IF([.C178]=&quot;Water&quot;;11;IF([.C178]=&quot;Grass&quot;;12;IF([.C178]=&quot;Electric&quot;;13;IF([.C178]=&quot;Psychic&quot;;14;IF([.C178]=&quot;Ice&quot;;15;IF([.C178]=&quot;Dragon&quot;;16;IF([.C178]=&quot;Dark&quot;;17;IF([.C178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Cotton 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179]=&quot;Normal&quot;;1;IF([.C179]=&quot;Fighting&quot;;2;IF([.C179]=&quot;Flying&quot;;3;IF([.C179]=&quot;Poison&quot;;4;IF([.C179]=&quot;Ground&quot;;5;IF([.C179]=&quot;Rock&quot;;6;IF([.C179]=&quot;Bug&quot;;7;IF([.C179]=&quot;Ghost&quot;;8;IF([.C179]=&quot;Steel&quot;;9;IF([.C179]=&quot;Fire&quot;;10;IF([.C179]=&quot;Water&quot;;11;IF([.C179]=&quot;Grass&quot;;12;IF([.C179]=&quot;Electric&quot;;13;IF([.C179]=&quot;Psychic&quot;;14;IF([.C179]=&quot;Ice&quot;;15;IF([.C179]=&quot;Dragon&quot;;16;IF([.C179]=&quot;Dark&quot;;17;IF([.C17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0]=&quot;Normal&quot;;1;IF([.C180]=&quot;Fighting&quot;;2;IF([.C180]=&quot;Flying&quot;;3;IF([.C180]=&quot;Poison&quot;;4;IF([.C180]=&quot;Ground&quot;;5;IF([.C180]=&quot;Rock&quot;;6;IF([.C180]=&quot;Bug&quot;;7;IF([.C180]=&quot;Ghost&quot;;8;IF([.C180]=&quot;Steel&quot;;9;IF([.C180]=&quot;Fire&quot;;10;IF([.C180]=&quot;Water&quot;;11;IF([.C180]=&quot;Grass&quot;;12;IF([.C180]=&quot;Electric&quot;;13;IF([.C180]=&quot;Psychic&quot;;14;IF([.C180]=&quot;Ice&quot;;15;IF([.C180]=&quot;Dragon&quot;;16;IF([.C180]=&quot;Dark&quot;;17;IF([.C18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1]=&quot;Normal&quot;;1;IF([.C181]=&quot;Fighting&quot;;2;IF([.C181]=&quot;Flying&quot;;3;IF([.C181]=&quot;Poison&quot;;4;IF([.C181]=&quot;Ground&quot;;5;IF([.C181]=&quot;Rock&quot;;6;IF([.C181]=&quot;Bug&quot;;7;IF([.C181]=&quot;Ghost&quot;;8;IF([.C181]=&quot;Steel&quot;;9;IF([.C181]=&quot;Fire&quot;;10;IF([.C181]=&quot;Water&quot;;11;IF([.C181]=&quot;Grass&quot;;12;IF([.C181]=&quot;Electric&quot;;13;IF([.C181]=&quot;Psychic&quot;;14;IF([.C181]=&quot;Ice&quot;;15;IF([.C181]=&quot;Dragon&quot;;16;IF([.C181]=&quot;Dark&quot;;17;IF([.C181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2]=&quot;Normal&quot;;1;IF([.C182]=&quot;Fighting&quot;;2;IF([.C182]=&quot;Flying&quot;;3;IF([.C182]=&quot;Poison&quot;;4;IF([.C182]=&quot;Ground&quot;;5;IF([.C182]=&quot;Rock&quot;;6;IF([.C182]=&quot;Bug&quot;;7;IF([.C182]=&quot;Ghost&quot;;8;IF([.C182]=&quot;Steel&quot;;9;IF([.C182]=&quot;Fire&quot;;10;IF([.C182]=&quot;Water&quot;;11;IF([.C182]=&quot;Grass&quot;;12;IF([.C182]=&quot;Electric&quot;;13;IF([.C182]=&quot;Psychic&quot;;14;IF([.C182]=&quot;Ice&quot;;15;IF([.C182]=&quot;Dragon&quot;;16;IF([.C182]=&quot;Dark&quot;;17;IF([.C182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83]=&quot;Normal&quot;;1;IF([.C183]=&quot;Fighting&quot;;2;IF([.C183]=&quot;Flying&quot;;3;IF([.C183]=&quot;Poison&quot;;4;IF([.C183]=&quot;Ground&quot;;5;IF([.C183]=&quot;Rock&quot;;6;IF([.C183]=&quot;Bug&quot;;7;IF([.C183]=&quot;Ghost&quot;;8;IF([.C183]=&quot;Steel&quot;;9;IF([.C183]=&quot;Fire&quot;;10;IF([.C183]=&quot;Water&quot;;11;IF([.C183]=&quot;Grass&quot;;12;IF([.C183]=&quot;Electric&quot;;13;IF([.C183]=&quot;Psychic&quot;;14;IF([.C183]=&quot;Ice&quot;;15;IF([.C183]=&quot;Dragon&quot;;16;IF([.C183]=&quot;Dark&quot;;17;IF([.C18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4]=&quot;Normal&quot;;1;IF([.C184]=&quot;Fighting&quot;;2;IF([.C184]=&quot;Flying&quot;;3;IF([.C184]=&quot;Poison&quot;;4;IF([.C184]=&quot;Ground&quot;;5;IF([.C184]=&quot;Rock&quot;;6;IF([.C184]=&quot;Bug&quot;;7;IF([.C184]=&quot;Ghost&quot;;8;IF([.C184]=&quot;Steel&quot;;9;IF([.C184]=&quot;Fire&quot;;10;IF([.C184]=&quot;Water&quot;;11;IF([.C184]=&quot;Grass&quot;;12;IF([.C184]=&quot;Electric&quot;;13;IF([.C184]=&quot;Psychic&quot;;14;IF([.C184]=&quot;Ice&quot;;15;IF([.C184]=&quot;Dragon&quot;;16;IF([.C184]=&quot;Dark&quot;;17;IF([.C18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185]=&quot;Normal&quot;;1;IF([.C185]=&quot;Fighting&quot;;2;IF([.C185]=&quot;Flying&quot;;3;IF([.C185]=&quot;Poison&quot;;4;IF([.C185]=&quot;Ground&quot;;5;IF([.C185]=&quot;Rock&quot;;6;IF([.C185]=&quot;Bug&quot;;7;IF([.C185]=&quot;Ghost&quot;;8;IF([.C185]=&quot;Steel&quot;;9;IF([.C185]=&quot;Fire&quot;;10;IF([.C185]=&quot;Water&quot;;11;IF([.C185]=&quot;Grass&quot;;12;IF([.C185]=&quot;Electric&quot;;13;IF([.C185]=&quot;Psychic&quot;;14;IF([.C185]=&quot;Ice&quot;;15;IF([.C185]=&quot;Dragon&quot;;16;IF([.C185]=&quot;Dark&quot;;17;IF([.C18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Feint Atta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186]=&quot;Normal&quot;;1;IF([.C186]=&quot;Fighting&quot;;2;IF([.C186]=&quot;Flying&quot;;3;IF([.C186]=&quot;Poison&quot;;4;IF([.C186]=&quot;Ground&quot;;5;IF([.C186]=&quot;Rock&quot;;6;IF([.C186]=&quot;Bug&quot;;7;IF([.C186]=&quot;Ghost&quot;;8;IF([.C186]=&quot;Steel&quot;;9;IF([.C186]=&quot;Fire&quot;;10;IF([.C186]=&quot;Water&quot;;11;IF([.C186]=&quot;Grass&quot;;12;IF([.C186]=&quot;Electric&quot;;13;IF([.C186]=&quot;Psychic&quot;;14;IF([.C186]=&quot;Ice&quot;;15;IF([.C186]=&quot;Dragon&quot;;16;IF([.C186]=&quot;Dark&quot;;17;IF([.C18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Sweet Kiss*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187]=&quot;Normal&quot;;1;IF([.C187]=&quot;Fighting&quot;;2;IF([.C187]=&quot;Flying&quot;;3;IF([.C187]=&quot;Poison&quot;;4;IF([.C187]=&quot;Ground&quot;;5;IF([.C187]=&quot;Rock&quot;;6;IF([.C187]=&quot;Bug&quot;;7;IF([.C187]=&quot;Ghost&quot;;8;IF([.C187]=&quot;Steel&quot;;9;IF([.C187]=&quot;Fire&quot;;10;IF([.C187]=&quot;Water&quot;;11;IF([.C187]=&quot;Grass&quot;;12;IF([.C187]=&quot;Electric&quot;;13;IF([.C187]=&quot;Psychic&quot;;14;IF([.C187]=&quot;Ice&quot;;15;IF([.C187]=&quot;Dragon&quot;;16;IF([.C187]=&quot;Dark&quot;;17;IF([.C187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88]=&quot;Normal&quot;;1;IF([.C188]=&quot;Fighting&quot;;2;IF([.C188]=&quot;Flying&quot;;3;IF([.C188]=&quot;Poison&quot;;4;IF([.C188]=&quot;Ground&quot;;5;IF([.C188]=&quot;Rock&quot;;6;IF([.C188]=&quot;Bug&quot;;7;IF([.C188]=&quot;Ghost&quot;;8;IF([.C188]=&quot;Steel&quot;;9;IF([.C188]=&quot;Fire&quot;;10;IF([.C188]=&quot;Water&quot;;11;IF([.C188]=&quot;Grass&quot;;12;IF([.C188]=&quot;Electric&quot;;13;IF([.C188]=&quot;Psychic&quot;;14;IF([.C188]=&quot;Ice&quot;;15;IF([.C188]=&quot;Dragon&quot;;16;IF([.C188]=&quot;Dark&quot;;17;IF([.C18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89]=&quot;Normal&quot;;1;IF([.C189]=&quot;Fighting&quot;;2;IF([.C189]=&quot;Flying&quot;;3;IF([.C189]=&quot;Poison&quot;;4;IF([.C189]=&quot;Ground&quot;;5;IF([.C189]=&quot;Rock&quot;;6;IF([.C189]=&quot;Bug&quot;;7;IF([.C189]=&quot;Ghost&quot;;8;IF([.C189]=&quot;Steel&quot;;9;IF([.C189]=&quot;Fire&quot;;10;IF([.C189]=&quot;Water&quot;;11;IF([.C189]=&quot;Grass&quot;;12;IF([.C189]=&quot;Electric&quot;;13;IF([.C189]=&quot;Psychic&quot;;14;IF([.C189]=&quot;Ice&quot;;15;IF([.C189]=&quot;Dragon&quot;;16;IF([.C189]=&quot;Dark&quot;;17;IF([.C189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190]=&quot;Normal&quot;;1;IF([.C190]=&quot;Fighting&quot;;2;IF([.C190]=&quot;Flying&quot;;3;IF([.C190]=&quot;Poison&quot;;4;IF([.C190]=&quot;Ground&quot;;5;IF([.C190]=&quot;Rock&quot;;6;IF([.C190]=&quot;Bug&quot;;7;IF([.C190]=&quot;Ghost&quot;;8;IF([.C190]=&quot;Steel&quot;;9;IF([.C190]=&quot;Fire&quot;;10;IF([.C190]=&quot;Water&quot;;11;IF([.C190]=&quot;Grass&quot;;12;IF([.C190]=&quot;Electric&quot;;13;IF([.C190]=&quot;Psychic&quot;;14;IF([.C190]=&quot;Ice&quot;;15;IF([.C190]=&quot;Dragon&quot;;16;IF([.C190]=&quot;Dark&quot;;17;IF([.C190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191]=&quot;Normal&quot;;1;IF([.C191]=&quot;Fighting&quot;;2;IF([.C191]=&quot;Flying&quot;;3;IF([.C191]=&quot;Poison&quot;;4;IF([.C191]=&quot;Ground&quot;;5;IF([.C191]=&quot;Rock&quot;;6;IF([.C191]=&quot;Bug&quot;;7;IF([.C191]=&quot;Ghost&quot;;8;IF([.C191]=&quot;Steel&quot;;9;IF([.C191]=&quot;Fire&quot;;10;IF([.C191]=&quot;Water&quot;;11;IF([.C191]=&quot;Grass&quot;;12;IF([.C191]=&quot;Electric&quot;;13;IF([.C191]=&quot;Psychic&quot;;14;IF([.C191]=&quot;Ice&quot;;15;IF([.C191]=&quot;Dragon&quot;;16;IF([.C191]=&quot;Dark&quot;;17;IF([.C19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92]=&quot;Normal&quot;;1;IF([.C192]=&quot;Fighting&quot;;2;IF([.C192]=&quot;Flying&quot;;3;IF([.C192]=&quot;Poison&quot;;4;IF([.C192]=&quot;Ground&quot;;5;IF([.C192]=&quot;Rock&quot;;6;IF([.C192]=&quot;Bug&quot;;7;IF([.C192]=&quot;Ghost&quot;;8;IF([.C192]=&quot;Steel&quot;;9;IF([.C192]=&quot;Fire&quot;;10;IF([.C192]=&quot;Water&quot;;11;IF([.C192]=&quot;Grass&quot;;12;IF([.C192]=&quot;Electric&quot;;13;IF([.C192]=&quot;Psychic&quot;;14;IF([.C192]=&quot;Ice&quot;;15;IF([.C192]=&quot;Dragon&quot;;16;IF([.C192]=&quot;Dark&quot;;17;IF([.C192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0.5" calcext:value-type="percentage">
            <text:p>50%</text:p>
          </table:table-cell>
          <table:table-cell/>
          <table:table-cell table:formula="of:=IF([.C193]=&quot;Normal&quot;;1;IF([.C193]=&quot;Fighting&quot;;2;IF([.C193]=&quot;Flying&quot;;3;IF([.C193]=&quot;Poison&quot;;4;IF([.C193]=&quot;Ground&quot;;5;IF([.C193]=&quot;Rock&quot;;6;IF([.C193]=&quot;Bug&quot;;7;IF([.C193]=&quot;Ghost&quot;;8;IF([.C193]=&quot;Steel&quot;;9;IF([.C193]=&quot;Fire&quot;;10;IF([.C193]=&quot;Water&quot;;11;IF([.C193]=&quot;Grass&quot;;12;IF([.C193]=&quot;Electric&quot;;13;IF([.C193]=&quot;Psychic&quot;;14;IF([.C193]=&quot;Ice&quot;;15;IF([.C193]=&quot;Dragon&quot;;16;IF([.C193]=&quot;Dark&quot;;17;IF([.C193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194]=&quot;Normal&quot;;1;IF([.C194]=&quot;Fighting&quot;;2;IF([.C194]=&quot;Flying&quot;;3;IF([.C194]=&quot;Poison&quot;;4;IF([.C194]=&quot;Ground&quot;;5;IF([.C194]=&quot;Rock&quot;;6;IF([.C194]=&quot;Bug&quot;;7;IF([.C194]=&quot;Ghost&quot;;8;IF([.C194]=&quot;Steel&quot;;9;IF([.C194]=&quot;Fire&quot;;10;IF([.C194]=&quot;Water&quot;;11;IF([.C194]=&quot;Grass&quot;;12;IF([.C194]=&quot;Electric&quot;;13;IF([.C194]=&quot;Psychic&quot;;14;IF([.C194]=&quot;Ice&quot;;15;IF([.C194]=&quot;Dragon&quot;;16;IF([.C194]=&quot;Dark&quot;;17;IF([.C19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95]=&quot;Normal&quot;;1;IF([.C195]=&quot;Fighting&quot;;2;IF([.C195]=&quot;Flying&quot;;3;IF([.C195]=&quot;Poison&quot;;4;IF([.C195]=&quot;Ground&quot;;5;IF([.C195]=&quot;Rock&quot;;6;IF([.C195]=&quot;Bug&quot;;7;IF([.C195]=&quot;Ghost&quot;;8;IF([.C195]=&quot;Steel&quot;;9;IF([.C195]=&quot;Fire&quot;;10;IF([.C195]=&quot;Water&quot;;11;IF([.C195]=&quot;Grass&quot;;12;IF([.C195]=&quot;Electric&quot;;13;IF([.C195]=&quot;Psychic&quot;;14;IF([.C195]=&quot;Ice&quot;;15;IF([.C195]=&quot;Dragon&quot;;16;IF([.C195]=&quot;Dark&quot;;17;IF([.C195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96]=&quot;Normal&quot;;1;IF([.C196]=&quot;Fighting&quot;;2;IF([.C196]=&quot;Flying&quot;;3;IF([.C196]=&quot;Poison&quot;;4;IF([.C196]=&quot;Ground&quot;;5;IF([.C196]=&quot;Rock&quot;;6;IF([.C196]=&quot;Bug&quot;;7;IF([.C196]=&quot;Ghost&quot;;8;IF([.C196]=&quot;Steel&quot;;9;IF([.C196]=&quot;Fire&quot;;10;IF([.C196]=&quot;Water&quot;;11;IF([.C196]=&quot;Grass&quot;;12;IF([.C196]=&quot;Electric&quot;;13;IF([.C196]=&quot;Psychic&quot;;14;IF([.C196]=&quot;Ice&quot;;15;IF([.C196]=&quot;Dragon&quot;;16;IF([.C196]=&quot;Dark&quot;;17;IF([.C19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197]=&quot;Normal&quot;;1;IF([.C197]=&quot;Fighting&quot;;2;IF([.C197]=&quot;Flying&quot;;3;IF([.C197]=&quot;Poison&quot;;4;IF([.C197]=&quot;Ground&quot;;5;IF([.C197]=&quot;Rock&quot;;6;IF([.C197]=&quot;Bug&quot;;7;IF([.C197]=&quot;Ghost&quot;;8;IF([.C197]=&quot;Steel&quot;;9;IF([.C197]=&quot;Fire&quot;;10;IF([.C197]=&quot;Water&quot;;11;IF([.C197]=&quot;Grass&quot;;12;IF([.C197]=&quot;Electric&quot;;13;IF([.C197]=&quot;Psychic&quot;;14;IF([.C197]=&quot;Ice&quot;;15;IF([.C197]=&quot;Dragon&quot;;16;IF([.C197]=&quot;Dark&quot;;17;IF([.C197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198]=&quot;Normal&quot;;1;IF([.C198]=&quot;Fighting&quot;;2;IF([.C198]=&quot;Flying&quot;;3;IF([.C198]=&quot;Poison&quot;;4;IF([.C198]=&quot;Ground&quot;;5;IF([.C198]=&quot;Rock&quot;;6;IF([.C198]=&quot;Bug&quot;;7;IF([.C198]=&quot;Ghost&quot;;8;IF([.C198]=&quot;Steel&quot;;9;IF([.C198]=&quot;Fire&quot;;10;IF([.C198]=&quot;Water&quot;;11;IF([.C198]=&quot;Grass&quot;;12;IF([.C198]=&quot;Electric&quot;;13;IF([.C198]=&quot;Psychic&quot;;14;IF([.C198]=&quot;Ice&quot;;15;IF([.C198]=&quot;Dragon&quot;;16;IF([.C198]=&quot;Dark&quot;;17;IF([.C19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%*</text:p>
          </table:table-cell>
          <table:table-cell/>
          <table:table-cell table:formula="of:=IF([.C199]=&quot;Normal&quot;;1;IF([.C199]=&quot;Fighting&quot;;2;IF([.C199]=&quot;Flying&quot;;3;IF([.C199]=&quot;Poison&quot;;4;IF([.C199]=&quot;Ground&quot;;5;IF([.C199]=&quot;Rock&quot;;6;IF([.C199]=&quot;Bug&quot;;7;IF([.C199]=&quot;Ghost&quot;;8;IF([.C199]=&quot;Steel&quot;;9;IF([.C199]=&quot;Fire&quot;;10;IF([.C199]=&quot;Water&quot;;11;IF([.C199]=&quot;Grass&quot;;12;IF([.C199]=&quot;Electric&quot;;13;IF([.C199]=&quot;Psychic&quot;;14;IF([.C199]=&quot;Ice&quot;;15;IF([.C199]=&quot;Dragon&quot;;16;IF([.C199]=&quot;Dark&quot;;17;IF([.C199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200]=&quot;Normal&quot;;1;IF([.C200]=&quot;Fighting&quot;;2;IF([.C200]=&quot;Flying&quot;;3;IF([.C200]=&quot;Poison&quot;;4;IF([.C200]=&quot;Ground&quot;;5;IF([.C200]=&quot;Rock&quot;;6;IF([.C200]=&quot;Bug&quot;;7;IF([.C200]=&quot;Ghost&quot;;8;IF([.C200]=&quot;Steel&quot;;9;IF([.C200]=&quot;Fire&quot;;10;IF([.C200]=&quot;Water&quot;;11;IF([.C200]=&quot;Grass&quot;;12;IF([.C200]=&quot;Electric&quot;;13;IF([.C200]=&quot;Psychic&quot;;14;IF([.C200]=&quot;Ice&quot;;15;IF([.C200]=&quot;Dragon&quot;;16;IF([.C200]=&quot;Dark&quot;;17;IF([.C20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01]=&quot;Normal&quot;;1;IF([.C201]=&quot;Fighting&quot;;2;IF([.C201]=&quot;Flying&quot;;3;IF([.C201]=&quot;Poison&quot;;4;IF([.C201]=&quot;Ground&quot;;5;IF([.C201]=&quot;Rock&quot;;6;IF([.C201]=&quot;Bug&quot;;7;IF([.C201]=&quot;Ghost&quot;;8;IF([.C201]=&quot;Steel&quot;;9;IF([.C201]=&quot;Fire&quot;;10;IF([.C201]=&quot;Water&quot;;11;IF([.C201]=&quot;Grass&quot;;12;IF([.C201]=&quot;Electric&quot;;13;IF([.C201]=&quot;Psychic&quot;;14;IF([.C201]=&quot;Ice&quot;;15;IF([.C201]=&quot;Dragon&quot;;16;IF([.C201]=&quot;Dark&quot;;17;IF([.C201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02]=&quot;Normal&quot;;1;IF([.C202]=&quot;Fighting&quot;;2;IF([.C202]=&quot;Flying&quot;;3;IF([.C202]=&quot;Poison&quot;;4;IF([.C202]=&quot;Ground&quot;;5;IF([.C202]=&quot;Rock&quot;;6;IF([.C202]=&quot;Bug&quot;;7;IF([.C202]=&quot;Ghost&quot;;8;IF([.C202]=&quot;Steel&quot;;9;IF([.C202]=&quot;Fire&quot;;10;IF([.C202]=&quot;Water&quot;;11;IF([.C202]=&quot;Grass&quot;;12;IF([.C202]=&quot;Electric&quot;;13;IF([.C202]=&quot;Psychic&quot;;14;IF([.C202]=&quot;Ice&quot;;15;IF([.C202]=&quot;Dragon&quot;;16;IF([.C202]=&quot;Dark&quot;;17;IF([.C202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7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03]=&quot;Normal&quot;;1;IF([.C203]=&quot;Fighting&quot;;2;IF([.C203]=&quot;Flying&quot;;3;IF([.C203]=&quot;Poison&quot;;4;IF([.C203]=&quot;Ground&quot;;5;IF([.C203]=&quot;Rock&quot;;6;IF([.C203]=&quot;Bug&quot;;7;IF([.C203]=&quot;Ghost&quot;;8;IF([.C203]=&quot;Steel&quot;;9;IF([.C203]=&quot;Fire&quot;;10;IF([.C203]=&quot;Water&quot;;11;IF([.C203]=&quot;Grass&quot;;12;IF([.C203]=&quot;Electric&quot;;13;IF([.C203]=&quot;Psychic&quot;;14;IF([.C203]=&quot;Ice&quot;;15;IF([.C203]=&quot;Dragon&quot;;16;IF([.C203]=&quot;Dark&quot;;17;IF([.C20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04]=&quot;Normal&quot;;1;IF([.C204]=&quot;Fighting&quot;;2;IF([.C204]=&quot;Flying&quot;;3;IF([.C204]=&quot;Poison&quot;;4;IF([.C204]=&quot;Ground&quot;;5;IF([.C204]=&quot;Rock&quot;;6;IF([.C204]=&quot;Bug&quot;;7;IF([.C204]=&quot;Ghost&quot;;8;IF([.C204]=&quot;Steel&quot;;9;IF([.C204]=&quot;Fire&quot;;10;IF([.C204]=&quot;Water&quot;;11;IF([.C204]=&quot;Grass&quot;;12;IF([.C204]=&quot;Electric&quot;;13;IF([.C204]=&quot;Psychic&quot;;14;IF([.C204]=&quot;Ice&quot;;15;IF([.C204]=&quot;Dragon&quot;;16;IF([.C204]=&quot;Dark&quot;;17;IF([.C20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05]=&quot;Normal&quot;;1;IF([.C205]=&quot;Fighting&quot;;2;IF([.C205]=&quot;Flying&quot;;3;IF([.C205]=&quot;Poison&quot;;4;IF([.C205]=&quot;Ground&quot;;5;IF([.C205]=&quot;Rock&quot;;6;IF([.C205]=&quot;Bug&quot;;7;IF([.C205]=&quot;Ghost&quot;;8;IF([.C205]=&quot;Steel&quot;;9;IF([.C205]=&quot;Fire&quot;;10;IF([.C205]=&quot;Water&quot;;11;IF([.C205]=&quot;Grass&quot;;12;IF([.C205]=&quot;Electric&quot;;13;IF([.C205]=&quot;Psychic&quot;;14;IF([.C205]=&quot;Ice&quot;;15;IF([.C205]=&quot;Dragon&quot;;16;IF([.C205]=&quot;Dark&quot;;17;IF([.C205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206]=&quot;Normal&quot;;1;IF([.C206]=&quot;Fighting&quot;;2;IF([.C206]=&quot;Flying&quot;;3;IF([.C206]=&quot;Poison&quot;;4;IF([.C206]=&quot;Ground&quot;;5;IF([.C206]=&quot;Rock&quot;;6;IF([.C206]=&quot;Bug&quot;;7;IF([.C206]=&quot;Ghost&quot;;8;IF([.C206]=&quot;Steel&quot;;9;IF([.C206]=&quot;Fire&quot;;10;IF([.C206]=&quot;Water&quot;;11;IF([.C206]=&quot;Grass&quot;;12;IF([.C206]=&quot;Electric&quot;;13;IF([.C206]=&quot;Psychic&quot;;14;IF([.C206]=&quot;Ice&quot;;15;IF([.C206]=&quot;Dragon&quot;;16;IF([.C206]=&quot;Dark&quot;;17;IF([.C206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07]=&quot;Normal&quot;;1;IF([.C207]=&quot;Fighting&quot;;2;IF([.C207]=&quot;Flying&quot;;3;IF([.C207]=&quot;Poison&quot;;4;IF([.C207]=&quot;Ground&quot;;5;IF([.C207]=&quot;Rock&quot;;6;IF([.C207]=&quot;Bug&quot;;7;IF([.C207]=&quot;Ghost&quot;;8;IF([.C207]=&quot;Steel&quot;;9;IF([.C207]=&quot;Fire&quot;;10;IF([.C207]=&quot;Water&quot;;11;IF([.C207]=&quot;Grass&quot;;12;IF([.C207]=&quot;Electric&quot;;13;IF([.C207]=&quot;Psychic&quot;;14;IF([.C207]=&quot;Ice&quot;;15;IF([.C207]=&quot;Dragon&quot;;16;IF([.C207]=&quot;Dark&quot;;17;IF([.C20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85%*</text:p>
          </table:table-cell>
          <table:table-cell/>
          <table:table-cell table:formula="of:=IF([.C208]=&quot;Normal&quot;;1;IF([.C208]=&quot;Fighting&quot;;2;IF([.C208]=&quot;Flying&quot;;3;IF([.C208]=&quot;Poison&quot;;4;IF([.C208]=&quot;Ground&quot;;5;IF([.C208]=&quot;Rock&quot;;6;IF([.C208]=&quot;Bug&quot;;7;IF([.C208]=&quot;Ghost&quot;;8;IF([.C208]=&quot;Steel&quot;;9;IF([.C208]=&quot;Fire&quot;;10;IF([.C208]=&quot;Water&quot;;11;IF([.C208]=&quot;Grass&quot;;12;IF([.C208]=&quot;Electric&quot;;13;IF([.C208]=&quot;Psychic&quot;;14;IF([.C208]=&quot;Ice&quot;;15;IF([.C208]=&quot;Dragon&quot;;16;IF([.C208]=&quot;Dark&quot;;17;IF([.C20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09]=&quot;Normal&quot;;1;IF([.C209]=&quot;Fighting&quot;;2;IF([.C209]=&quot;Flying&quot;;3;IF([.C209]=&quot;Poison&quot;;4;IF([.C209]=&quot;Ground&quot;;5;IF([.C209]=&quot;Rock&quot;;6;IF([.C209]=&quot;Bug&quot;;7;IF([.C209]=&quot;Ghost&quot;;8;IF([.C209]=&quot;Steel&quot;;9;IF([.C209]=&quot;Fire&quot;;10;IF([.C209]=&quot;Water&quot;;11;IF([.C209]=&quot;Grass&quot;;12;IF([.C209]=&quot;Electric&quot;;13;IF([.C209]=&quot;Psychic&quot;;14;IF([.C209]=&quot;Ice&quot;;15;IF([.C209]=&quot;Dragon&quot;;16;IF([.C209]=&quot;Dark&quot;;17;IF([.C20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10]=&quot;Normal&quot;;1;IF([.C210]=&quot;Fighting&quot;;2;IF([.C210]=&quot;Flying&quot;;3;IF([.C210]=&quot;Poison&quot;;4;IF([.C210]=&quot;Ground&quot;;5;IF([.C210]=&quot;Rock&quot;;6;IF([.C210]=&quot;Bug&quot;;7;IF([.C210]=&quot;Ghost&quot;;8;IF([.C210]=&quot;Steel&quot;;9;IF([.C210]=&quot;Fire&quot;;10;IF([.C210]=&quot;Water&quot;;11;IF([.C210]=&quot;Grass&quot;;12;IF([.C210]=&quot;Electric&quot;;13;IF([.C210]=&quot;Psychic&quot;;14;IF([.C210]=&quot;Ice&quot;;15;IF([.C210]=&quot;Dragon&quot;;16;IF([.C210]=&quot;Dark&quot;;17;IF([.C21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*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211]=&quot;Normal&quot;;1;IF([.C211]=&quot;Fighting&quot;;2;IF([.C211]=&quot;Flying&quot;;3;IF([.C211]=&quot;Poison&quot;;4;IF([.C211]=&quot;Ground&quot;;5;IF([.C211]=&quot;Rock&quot;;6;IF([.C211]=&quot;Bug&quot;;7;IF([.C211]=&quot;Ghost&quot;;8;IF([.C211]=&quot;Steel&quot;;9;IF([.C211]=&quot;Fire&quot;;10;IF([.C211]=&quot;Water&quot;;11;IF([.C211]=&quot;Grass&quot;;12;IF([.C211]=&quot;Electric&quot;;13;IF([.C211]=&quot;Psychic&quot;;14;IF([.C211]=&quot;Ice&quot;;15;IF([.C211]=&quot;Dragon&quot;;16;IF([.C211]=&quot;Dark&quot;;17;IF([.C211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212]=&quot;Normal&quot;;1;IF([.C212]=&quot;Fighting&quot;;2;IF([.C212]=&quot;Flying&quot;;3;IF([.C212]=&quot;Poison&quot;;4;IF([.C212]=&quot;Ground&quot;;5;IF([.C212]=&quot;Rock&quot;;6;IF([.C212]=&quot;Bug&quot;;7;IF([.C212]=&quot;Ghost&quot;;8;IF([.C212]=&quot;Steel&quot;;9;IF([.C212]=&quot;Fire&quot;;10;IF([.C212]=&quot;Water&quot;;11;IF([.C212]=&quot;Grass&quot;;12;IF([.C212]=&quot;Electric&quot;;13;IF([.C212]=&quot;Psychic&quot;;14;IF([.C212]=&quot;Ice&quot;;15;IF([.C212]=&quot;Dragon&quot;;16;IF([.C212]=&quot;Dark&quot;;17;IF([.C212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13]=&quot;Normal&quot;;1;IF([.C213]=&quot;Fighting&quot;;2;IF([.C213]=&quot;Flying&quot;;3;IF([.C213]=&quot;Poison&quot;;4;IF([.C213]=&quot;Ground&quot;;5;IF([.C213]=&quot;Rock&quot;;6;IF([.C213]=&quot;Bug&quot;;7;IF([.C213]=&quot;Ghost&quot;;8;IF([.C213]=&quot;Steel&quot;;9;IF([.C213]=&quot;Fire&quot;;10;IF([.C213]=&quot;Water&quot;;11;IF([.C213]=&quot;Grass&quot;;12;IF([.C213]=&quot;Electric&quot;;13;IF([.C213]=&quot;Psychic&quot;;14;IF([.C213]=&quot;Ice&quot;;15;IF([.C213]=&quot;Dragon&quot;;16;IF([.C213]=&quot;Dark&quot;;17;IF([.C21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14]=&quot;Normal&quot;;1;IF([.C214]=&quot;Fighting&quot;;2;IF([.C214]=&quot;Flying&quot;;3;IF([.C214]=&quot;Poison&quot;;4;IF([.C214]=&quot;Ground&quot;;5;IF([.C214]=&quot;Rock&quot;;6;IF([.C214]=&quot;Bug&quot;;7;IF([.C214]=&quot;Ghost&quot;;8;IF([.C214]=&quot;Steel&quot;;9;IF([.C214]=&quot;Fire&quot;;10;IF([.C214]=&quot;Water&quot;;11;IF([.C214]=&quot;Grass&quot;;12;IF([.C214]=&quot;Electric&quot;;13;IF([.C214]=&quot;Psychic&quot;;14;IF([.C214]=&quot;Ice&quot;;15;IF([.C214]=&quot;Dragon&quot;;16;IF([.C214]=&quot;Dark&quot;;17;IF([.C21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15]=&quot;Normal&quot;;1;IF([.C215]=&quot;Fighting&quot;;2;IF([.C215]=&quot;Flying&quot;;3;IF([.C215]=&quot;Poison&quot;;4;IF([.C215]=&quot;Ground&quot;;5;IF([.C215]=&quot;Rock&quot;;6;IF([.C215]=&quot;Bug&quot;;7;IF([.C215]=&quot;Ghost&quot;;8;IF([.C215]=&quot;Steel&quot;;9;IF([.C215]=&quot;Fire&quot;;10;IF([.C215]=&quot;Water&quot;;11;IF([.C215]=&quot;Grass&quot;;12;IF([.C215]=&quot;Electric&quot;;13;IF([.C215]=&quot;Psychic&quot;;14;IF([.C215]=&quot;Ice&quot;;15;IF([.C215]=&quot;Dragon&quot;;16;IF([.C215]=&quot;Dark&quot;;17;IF([.C21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16]=&quot;Normal&quot;;1;IF([.C216]=&quot;Fighting&quot;;2;IF([.C216]=&quot;Flying&quot;;3;IF([.C216]=&quot;Poison&quot;;4;IF([.C216]=&quot;Ground&quot;;5;IF([.C216]=&quot;Rock&quot;;6;IF([.C216]=&quot;Bug&quot;;7;IF([.C216]=&quot;Ghost&quot;;8;IF([.C216]=&quot;Steel&quot;;9;IF([.C216]=&quot;Fire&quot;;10;IF([.C216]=&quot;Water&quot;;11;IF([.C216]=&quot;Grass&quot;;12;IF([.C216]=&quot;Electric&quot;;13;IF([.C216]=&quot;Psychic&quot;;14;IF([.C216]=&quot;Ice&quot;;15;IF([.C216]=&quot;Dragon&quot;;16;IF([.C216]=&quot;Dark&quot;;17;IF([.C21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17]=&quot;Normal&quot;;1;IF([.C217]=&quot;Fighting&quot;;2;IF([.C217]=&quot;Flying&quot;;3;IF([.C217]=&quot;Poison&quot;;4;IF([.C217]=&quot;Ground&quot;;5;IF([.C217]=&quot;Rock&quot;;6;IF([.C217]=&quot;Bug&quot;;7;IF([.C217]=&quot;Ghost&quot;;8;IF([.C217]=&quot;Steel&quot;;9;IF([.C217]=&quot;Fire&quot;;10;IF([.C217]=&quot;Water&quot;;11;IF([.C217]=&quot;Grass&quot;;12;IF([.C217]=&quot;Electric&quot;;13;IF([.C217]=&quot;Psychic&quot;;14;IF([.C217]=&quot;Ice&quot;;15;IF([.C217]=&quot;Dragon&quot;;16;IF([.C217]=&quot;Dark&quot;;17;IF([.C21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218]=&quot;Normal&quot;;1;IF([.C218]=&quot;Fighting&quot;;2;IF([.C218]=&quot;Flying&quot;;3;IF([.C218]=&quot;Poison&quot;;4;IF([.C218]=&quot;Ground&quot;;5;IF([.C218]=&quot;Rock&quot;;6;IF([.C218]=&quot;Bug&quot;;7;IF([.C218]=&quot;Ghost&quot;;8;IF([.C218]=&quot;Steel&quot;;9;IF([.C218]=&quot;Fire&quot;;10;IF([.C218]=&quot;Water&quot;;11;IF([.C218]=&quot;Grass&quot;;12;IF([.C218]=&quot;Electric&quot;;13;IF([.C218]=&quot;Psychic&quot;;14;IF([.C218]=&quot;Ice&quot;;15;IF([.C218]=&quot;Dragon&quot;;16;IF([.C218]=&quot;Dark&quot;;17;IF([.C21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19]=&quot;Normal&quot;;1;IF([.C219]=&quot;Fighting&quot;;2;IF([.C219]=&quot;Flying&quot;;3;IF([.C219]=&quot;Poison&quot;;4;IF([.C219]=&quot;Ground&quot;;5;IF([.C219]=&quot;Rock&quot;;6;IF([.C219]=&quot;Bug&quot;;7;IF([.C219]=&quot;Ghost&quot;;8;IF([.C219]=&quot;Steel&quot;;9;IF([.C219]=&quot;Fire&quot;;10;IF([.C219]=&quot;Water&quot;;11;IF([.C219]=&quot;Grass&quot;;12;IF([.C219]=&quot;Electric&quot;;13;IF([.C219]=&quot;Psychic&quot;;14;IF([.C219]=&quot;Ice&quot;;15;IF([.C219]=&quot;Dragon&quot;;16;IF([.C219]=&quot;Dark&quot;;17;IF([.C21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20]=&quot;Normal&quot;;1;IF([.C220]=&quot;Fighting&quot;;2;IF([.C220]=&quot;Flying&quot;;3;IF([.C220]=&quot;Poison&quot;;4;IF([.C220]=&quot;Ground&quot;;5;IF([.C220]=&quot;Rock&quot;;6;IF([.C220]=&quot;Bug&quot;;7;IF([.C220]=&quot;Ghost&quot;;8;IF([.C220]=&quot;Steel&quot;;9;IF([.C220]=&quot;Fire&quot;;10;IF([.C220]=&quot;Water&quot;;11;IF([.C220]=&quot;Grass&quot;;12;IF([.C220]=&quot;Electric&quot;;13;IF([.C220]=&quot;Psychic&quot;;14;IF([.C220]=&quot;Ice&quot;;15;IF([.C220]=&quot;Dragon&quot;;16;IF([.C220]=&quot;Dark&quot;;17;IF([.C22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221]=&quot;Normal&quot;;1;IF([.C221]=&quot;Fighting&quot;;2;IF([.C221]=&quot;Flying&quot;;3;IF([.C221]=&quot;Poison&quot;;4;IF([.C221]=&quot;Ground&quot;;5;IF([.C221]=&quot;Rock&quot;;6;IF([.C221]=&quot;Bug&quot;;7;IF([.C221]=&quot;Ghost&quot;;8;IF([.C221]=&quot;Steel&quot;;9;IF([.C221]=&quot;Fire&quot;;10;IF([.C221]=&quot;Water&quot;;11;IF([.C221]=&quot;Grass&quot;;12;IF([.C221]=&quot;Electric&quot;;13;IF([.C221]=&quot;Psychic&quot;;14;IF([.C221]=&quot;Ice&quot;;15;IF([.C221]=&quot;Dragon&quot;;16;IF([.C221]=&quot;Dark&quot;;17;IF([.C22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222]=&quot;Normal&quot;;1;IF([.C222]=&quot;Fighting&quot;;2;IF([.C222]=&quot;Flying&quot;;3;IF([.C222]=&quot;Poison&quot;;4;IF([.C222]=&quot;Ground&quot;;5;IF([.C222]=&quot;Rock&quot;;6;IF([.C222]=&quot;Bug&quot;;7;IF([.C222]=&quot;Ghost&quot;;8;IF([.C222]=&quot;Steel&quot;;9;IF([.C222]=&quot;Fire&quot;;10;IF([.C222]=&quot;Water&quot;;11;IF([.C222]=&quot;Grass&quot;;12;IF([.C222]=&quot;Electric&quot;;13;IF([.C222]=&quot;Psychic&quot;;14;IF([.C222]=&quot;Ice&quot;;15;IF([.C222]=&quot;Dragon&quot;;16;IF([.C222]=&quot;Dark&quot;;17;IF([.C22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23]=&quot;Normal&quot;;1;IF([.C223]=&quot;Fighting&quot;;2;IF([.C223]=&quot;Flying&quot;;3;IF([.C223]=&quot;Poison&quot;;4;IF([.C223]=&quot;Ground&quot;;5;IF([.C223]=&quot;Rock&quot;;6;IF([.C223]=&quot;Bug&quot;;7;IF([.C223]=&quot;Ghost&quot;;8;IF([.C223]=&quot;Steel&quot;;9;IF([.C223]=&quot;Fire&quot;;10;IF([.C223]=&quot;Water&quot;;11;IF([.C223]=&quot;Grass&quot;;12;IF([.C223]=&quot;Electric&quot;;13;IF([.C223]=&quot;Psychic&quot;;14;IF([.C223]=&quot;Ice&quot;;15;IF([.C223]=&quot;Dragon&quot;;16;IF([.C223]=&quot;Dark&quot;;17;IF([.C223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Dynamic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5" calcext:value-type="percentage">
            <text:p>50%</text:p>
          </table:table-cell>
          <table:table-cell/>
          <table:table-cell table:formula="of:=IF([.C224]=&quot;Normal&quot;;1;IF([.C224]=&quot;Fighting&quot;;2;IF([.C224]=&quot;Flying&quot;;3;IF([.C224]=&quot;Poison&quot;;4;IF([.C224]=&quot;Ground&quot;;5;IF([.C224]=&quot;Rock&quot;;6;IF([.C224]=&quot;Bug&quot;;7;IF([.C224]=&quot;Ghost&quot;;8;IF([.C224]=&quot;Steel&quot;;9;IF([.C224]=&quot;Fire&quot;;10;IF([.C224]=&quot;Water&quot;;11;IF([.C224]=&quot;Grass&quot;;12;IF([.C224]=&quot;Electric&quot;;13;IF([.C224]=&quot;Psychic&quot;;14;IF([.C224]=&quot;Ice&quot;;15;IF([.C224]=&quot;Dragon&quot;;16;IF([.C224]=&quot;Dark&quot;;17;IF([.C22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225]=&quot;Normal&quot;;1;IF([.C225]=&quot;Fighting&quot;;2;IF([.C225]=&quot;Flying&quot;;3;IF([.C225]=&quot;Poison&quot;;4;IF([.C225]=&quot;Ground&quot;;5;IF([.C225]=&quot;Rock&quot;;6;IF([.C225]=&quot;Bug&quot;;7;IF([.C225]=&quot;Ghost&quot;;8;IF([.C225]=&quot;Steel&quot;;9;IF([.C225]=&quot;Fire&quot;;10;IF([.C225]=&quot;Water&quot;;11;IF([.C225]=&quot;Grass&quot;;12;IF([.C225]=&quot;Electric&quot;;13;IF([.C225]=&quot;Psychic&quot;;14;IF([.C225]=&quot;Ice&quot;;15;IF([.C225]=&quot;Dragon&quot;;16;IF([.C225]=&quot;Dark&quot;;17;IF([.C22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Dragon Breath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26]=&quot;Normal&quot;;1;IF([.C226]=&quot;Fighting&quot;;2;IF([.C226]=&quot;Flying&quot;;3;IF([.C226]=&quot;Poison&quot;;4;IF([.C226]=&quot;Ground&quot;;5;IF([.C226]=&quot;Rock&quot;;6;IF([.C226]=&quot;Bug&quot;;7;IF([.C226]=&quot;Ghost&quot;;8;IF([.C226]=&quot;Steel&quot;;9;IF([.C226]=&quot;Fire&quot;;10;IF([.C226]=&quot;Water&quot;;11;IF([.C226]=&quot;Grass&quot;;12;IF([.C226]=&quot;Electric&quot;;13;IF([.C226]=&quot;Psychic&quot;;14;IF([.C226]=&quot;Ice&quot;;15;IF([.C226]=&quot;Dragon&quot;;16;IF([.C226]=&quot;Dark&quot;;17;IF([.C226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The user switches places with a party Pokémon in waiting, passing along any stat changes.</text:p>
          </table:table-cell>
          <table:table-cell table:formula="of:=IF([.C227]=&quot;Normal&quot;;1;IF([.C227]=&quot;Fighting&quot;;2;IF([.C227]=&quot;Flying&quot;;3;IF([.C227]=&quot;Poison&quot;;4;IF([.C227]=&quot;Ground&quot;;5;IF([.C227]=&quot;Rock&quot;;6;IF([.C227]=&quot;Bug&quot;;7;IF([.C227]=&quot;Ghost&quot;;8;IF([.C227]=&quot;Steel&quot;;9;IF([.C227]=&quot;Fire&quot;;10;IF([.C227]=&quot;Water&quot;;11;IF([.C227]=&quot;Grass&quot;;12;IF([.C227]=&quot;Electric&quot;;13;IF([.C227]=&quot;Psychic&quot;;14;IF([.C227]=&quot;Ice&quot;;15;IF([.C227]=&quot;Dragon&quot;;16;IF([.C227]=&quot;Dark&quot;;17;IF([.C22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28]=&quot;Normal&quot;;1;IF([.C228]=&quot;Fighting&quot;;2;IF([.C228]=&quot;Flying&quot;;3;IF([.C228]=&quot;Poison&quot;;4;IF([.C228]=&quot;Ground&quot;;5;IF([.C228]=&quot;Rock&quot;;6;IF([.C228]=&quot;Bug&quot;;7;IF([.C228]=&quot;Ghost&quot;;8;IF([.C228]=&quot;Steel&quot;;9;IF([.C228]=&quot;Fire&quot;;10;IF([.C228]=&quot;Water&quot;;11;IF([.C228]=&quot;Grass&quot;;12;IF([.C228]=&quot;Electric&quot;;13;IF([.C228]=&quot;Psychic&quot;;14;IF([.C228]=&quot;Ice&quot;;15;IF([.C228]=&quot;Dragon&quot;;16;IF([.C228]=&quot;Dark&quot;;17;IF([.C22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An attack move that inflicts double damage if used on a foe that is switching out of battle.</text:p>
          </table:table-cell>
          <table:table-cell table:formula="of:=IF([.C229]=&quot;Normal&quot;;1;IF([.C229]=&quot;Fighting&quot;;2;IF([.C229]=&quot;Flying&quot;;3;IF([.C229]=&quot;Poison&quot;;4;IF([.C229]=&quot;Ground&quot;;5;IF([.C229]=&quot;Rock&quot;;6;IF([.C229]=&quot;Bug&quot;;7;IF([.C229]=&quot;Ghost&quot;;8;IF([.C229]=&quot;Steel&quot;;9;IF([.C229]=&quot;Fire&quot;;10;IF([.C229]=&quot;Water&quot;;11;IF([.C229]=&quot;Grass&quot;;12;IF([.C229]=&quot;Electric&quot;;13;IF([.C229]=&quot;Psychic&quot;;14;IF([.C229]=&quot;Ice&quot;;15;IF([.C229]=&quot;Dragon&quot;;16;IF([.C229]=&quot;Dark&quot;;17;IF([.C229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30]=&quot;Normal&quot;;1;IF([.C230]=&quot;Fighting&quot;;2;IF([.C230]=&quot;Flying&quot;;3;IF([.C230]=&quot;Poison&quot;;4;IF([.C230]=&quot;Ground&quot;;5;IF([.C230]=&quot;Rock&quot;;6;IF([.C230]=&quot;Bug&quot;;7;IF([.C230]=&quot;Ghost&quot;;8;IF([.C230]=&quot;Steel&quot;;9;IF([.C230]=&quot;Fire&quot;;10;IF([.C230]=&quot;Water&quot;;11;IF([.C230]=&quot;Grass&quot;;12;IF([.C230]=&quot;Electric&quot;;13;IF([.C230]=&quot;Psychic&quot;;14;IF([.C230]=&quot;Ice&quot;;15;IF([.C230]=&quot;Dragon&quot;;16;IF([.C230]=&quot;Dark&quot;;17;IF([.C23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31]=&quot;Normal&quot;;1;IF([.C231]=&quot;Fighting&quot;;2;IF([.C231]=&quot;Flying&quot;;3;IF([.C231]=&quot;Poison&quot;;4;IF([.C231]=&quot;Ground&quot;;5;IF([.C231]=&quot;Rock&quot;;6;IF([.C231]=&quot;Bug&quot;;7;IF([.C231]=&quot;Ghost&quot;;8;IF([.C231]=&quot;Steel&quot;;9;IF([.C231]=&quot;Fire&quot;;10;IF([.C231]=&quot;Water&quot;;11;IF([.C231]=&quot;Grass&quot;;12;IF([.C231]=&quot;Electric&quot;;13;IF([.C231]=&quot;Psychic&quot;;14;IF([.C231]=&quot;Ice&quot;;15;IF([.C231]=&quot;Dragon&quot;;16;IF([.C231]=&quot;Dark&quot;;17;IF([.C23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232]=&quot;Normal&quot;;1;IF([.C232]=&quot;Fighting&quot;;2;IF([.C232]=&quot;Flying&quot;;3;IF([.C232]=&quot;Poison&quot;;4;IF([.C232]=&quot;Ground&quot;;5;IF([.C232]=&quot;Rock&quot;;6;IF([.C232]=&quot;Bug&quot;;7;IF([.C232]=&quot;Ghost&quot;;8;IF([.C232]=&quot;Steel&quot;;9;IF([.C232]=&quot;Fire&quot;;10;IF([.C232]=&quot;Water&quot;;11;IF([.C232]=&quot;Grass&quot;;12;IF([.C232]=&quot;Electric&quot;;13;IF([.C232]=&quot;Psychic&quot;;14;IF([.C232]=&quot;Ice&quot;;15;IF([.C232]=&quot;Dragon&quot;;16;IF([.C232]=&quot;Dark&quot;;17;IF([.C232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233]=&quot;Normal&quot;;1;IF([.C233]=&quot;Fighting&quot;;2;IF([.C233]=&quot;Flying&quot;;3;IF([.C233]=&quot;Poison&quot;;4;IF([.C233]=&quot;Ground&quot;;5;IF([.C233]=&quot;Rock&quot;;6;IF([.C233]=&quot;Bug&quot;;7;IF([.C233]=&quot;Ghost&quot;;8;IF([.C233]=&quot;Steel&quot;;9;IF([.C233]=&quot;Fire&quot;;10;IF([.C233]=&quot;Water&quot;;11;IF([.C233]=&quot;Grass&quot;;12;IF([.C233]=&quot;Electric&quot;;13;IF([.C233]=&quot;Psychic&quot;;14;IF([.C233]=&quot;Ice&quot;;15;IF([.C233]=&quot;Dragon&quot;;16;IF([.C233]=&quot;Dark&quot;;17;IF([.C233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—</text:p>
          </table:table-cell>
          <table:table-cell/>
          <table:table-cell table:formula="of:=IF([.C234]=&quot;Normal&quot;;1;IF([.C234]=&quot;Fighting&quot;;2;IF([.C234]=&quot;Flying&quot;;3;IF([.C234]=&quot;Poison&quot;;4;IF([.C234]=&quot;Ground&quot;;5;IF([.C234]=&quot;Rock&quot;;6;IF([.C234]=&quot;Bug&quot;;7;IF([.C234]=&quot;Ghost&quot;;8;IF([.C234]=&quot;Steel&quot;;9;IF([.C234]=&quot;Fire&quot;;10;IF([.C234]=&quot;Water&quot;;11;IF([.C234]=&quot;Grass&quot;;12;IF([.C234]=&quot;Electric&quot;;13;IF([.C234]=&quot;Psychic&quot;;14;IF([.C234]=&quot;Ice&quot;;15;IF([.C234]=&quot;Dragon&quot;;16;IF([.C234]=&quot;Dark&quot;;17;IF([.C23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35]=&quot;Normal&quot;;1;IF([.C235]=&quot;Fighting&quot;;2;IF([.C235]=&quot;Flying&quot;;3;IF([.C235]=&quot;Poison&quot;;4;IF([.C235]=&quot;Ground&quot;;5;IF([.C235]=&quot;Rock&quot;;6;IF([.C235]=&quot;Bug&quot;;7;IF([.C235]=&quot;Ghost&quot;;8;IF([.C235]=&quot;Steel&quot;;9;IF([.C235]=&quot;Fire&quot;;10;IF([.C235]=&quot;Water&quot;;11;IF([.C235]=&quot;Grass&quot;;12;IF([.C235]=&quot;Electric&quot;;13;IF([.C235]=&quot;Psychic&quot;;14;IF([.C235]=&quot;Ice&quot;;15;IF([.C235]=&quot;Dragon&quot;;16;IF([.C235]=&quot;Dark&quot;;17;IF([.C23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36]=&quot;Normal&quot;;1;IF([.C236]=&quot;Fighting&quot;;2;IF([.C236]=&quot;Flying&quot;;3;IF([.C236]=&quot;Poison&quot;;4;IF([.C236]=&quot;Ground&quot;;5;IF([.C236]=&quot;Rock&quot;;6;IF([.C236]=&quot;Bug&quot;;7;IF([.C236]=&quot;Ghost&quot;;8;IF([.C236]=&quot;Steel&quot;;9;IF([.C236]=&quot;Fire&quot;;10;IF([.C236]=&quot;Water&quot;;11;IF([.C236]=&quot;Grass&quot;;12;IF([.C236]=&quot;Electric&quot;;13;IF([.C236]=&quot;Psychic&quot;;14;IF([.C236]=&quot;Ice&quot;;15;IF([.C236]=&quot;Dragon&quot;;16;IF([.C236]=&quot;Dark&quot;;17;IF([.C23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Moonlight*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37]=&quot;Normal&quot;;1;IF([.C237]=&quot;Fighting&quot;;2;IF([.C237]=&quot;Flying&quot;;3;IF([.C237]=&quot;Poison&quot;;4;IF([.C237]=&quot;Ground&quot;;5;IF([.C237]=&quot;Rock&quot;;6;IF([.C237]=&quot;Bug&quot;;7;IF([.C237]=&quot;Ghost&quot;;8;IF([.C237]=&quot;Steel&quot;;9;IF([.C237]=&quot;Fire&quot;;10;IF([.C237]=&quot;Water&quot;;11;IF([.C237]=&quot;Grass&quot;;12;IF([.C237]=&quot;Electric&quot;;13;IF([.C237]=&quot;Psychic&quot;;14;IF([.C237]=&quot;Ice&quot;;15;IF([.C237]=&quot;Dragon&quot;;16;IF([.C237]=&quot;Dark&quot;;17;IF([.C237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38]=&quot;Normal&quot;;1;IF([.C238]=&quot;Fighting&quot;;2;IF([.C238]=&quot;Flying&quot;;3;IF([.C238]=&quot;Poison&quot;;4;IF([.C238]=&quot;Ground&quot;;5;IF([.C238]=&quot;Rock&quot;;6;IF([.C238]=&quot;Bug&quot;;7;IF([.C238]=&quot;Ghost&quot;;8;IF([.C238]=&quot;Steel&quot;;9;IF([.C238]=&quot;Fire&quot;;10;IF([.C238]=&quot;Water&quot;;11;IF([.C238]=&quot;Grass&quot;;12;IF([.C238]=&quot;Electric&quot;;13;IF([.C238]=&quot;Psychic&quot;;14;IF([.C238]=&quot;Ice&quot;;15;IF([.C238]=&quot;Dragon&quot;;16;IF([.C238]=&quot;Dark&quot;;17;IF([.C23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239]=&quot;Normal&quot;;1;IF([.C239]=&quot;Fighting&quot;;2;IF([.C239]=&quot;Flying&quot;;3;IF([.C239]=&quot;Poison&quot;;4;IF([.C239]=&quot;Ground&quot;;5;IF([.C239]=&quot;Rock&quot;;6;IF([.C239]=&quot;Bug&quot;;7;IF([.C239]=&quot;Ghost&quot;;8;IF([.C239]=&quot;Steel&quot;;9;IF([.C239]=&quot;Fire&quot;;10;IF([.C239]=&quot;Water&quot;;11;IF([.C239]=&quot;Grass&quot;;12;IF([.C239]=&quot;Electric&quot;;13;IF([.C239]=&quot;Psychic&quot;;14;IF([.C239]=&quot;Ice&quot;;15;IF([.C239]=&quot;Dragon&quot;;16;IF([.C239]=&quot;Dark&quot;;17;IF([.C239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0]=&quot;Normal&quot;;1;IF([.C240]=&quot;Fighting&quot;;2;IF([.C240]=&quot;Flying&quot;;3;IF([.C240]=&quot;Poison&quot;;4;IF([.C240]=&quot;Ground&quot;;5;IF([.C240]=&quot;Rock&quot;;6;IF([.C240]=&quot;Bug&quot;;7;IF([.C240]=&quot;Ghost&quot;;8;IF([.C240]=&quot;Steel&quot;;9;IF([.C240]=&quot;Fire&quot;;10;IF([.C240]=&quot;Water&quot;;11;IF([.C240]=&quot;Grass&quot;;12;IF([.C240]=&quot;Electric&quot;;13;IF([.C240]=&quot;Psychic&quot;;14;IF([.C240]=&quot;Ice&quot;;15;IF([.C240]=&quot;Dragon&quot;;16;IF([.C240]=&quot;Dark&quot;;17;IF([.C240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41]=&quot;Normal&quot;;1;IF([.C241]=&quot;Fighting&quot;;2;IF([.C241]=&quot;Flying&quot;;3;IF([.C241]=&quot;Poison&quot;;4;IF([.C241]=&quot;Ground&quot;;5;IF([.C241]=&quot;Rock&quot;;6;IF([.C241]=&quot;Bug&quot;;7;IF([.C241]=&quot;Ghost&quot;;8;IF([.C241]=&quot;Steel&quot;;9;IF([.C241]=&quot;Fire&quot;;10;IF([.C241]=&quot;Water&quot;;11;IF([.C241]=&quot;Grass&quot;;12;IF([.C241]=&quot;Electric&quot;;13;IF([.C241]=&quot;Psychic&quot;;14;IF([.C241]=&quot;Ice&quot;;15;IF([.C241]=&quot;Dragon&quot;;16;IF([.C241]=&quot;Dark&quot;;17;IF([.C24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42]=&quot;Normal&quot;;1;IF([.C242]=&quot;Fighting&quot;;2;IF([.C242]=&quot;Flying&quot;;3;IF([.C242]=&quot;Poison&quot;;4;IF([.C242]=&quot;Ground&quot;;5;IF([.C242]=&quot;Rock&quot;;6;IF([.C242]=&quot;Bug&quot;;7;IF([.C242]=&quot;Ghost&quot;;8;IF([.C242]=&quot;Steel&quot;;9;IF([.C242]=&quot;Fire&quot;;10;IF([.C242]=&quot;Water&quot;;11;IF([.C242]=&quot;Grass&quot;;12;IF([.C242]=&quot;Electric&quot;;13;IF([.C242]=&quot;Psychic&quot;;14;IF([.C242]=&quot;Ice&quot;;15;IF([.C242]=&quot;Dragon&quot;;16;IF([.C242]=&quot;Dark&quot;;17;IF([.C24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e user crunches up the foe with sharp fangs. It may also lower the target's Defense stat.</text:p>
          </table:table-cell>
          <table:table-cell table:formula="of:=IF([.C243]=&quot;Normal&quot;;1;IF([.C243]=&quot;Fighting&quot;;2;IF([.C243]=&quot;Flying&quot;;3;IF([.C243]=&quot;Poison&quot;;4;IF([.C243]=&quot;Ground&quot;;5;IF([.C243]=&quot;Rock&quot;;6;IF([.C243]=&quot;Bug&quot;;7;IF([.C243]=&quot;Ghost&quot;;8;IF([.C243]=&quot;Steel&quot;;9;IF([.C243]=&quot;Fire&quot;;10;IF([.C243]=&quot;Water&quot;;11;IF([.C243]=&quot;Grass&quot;;12;IF([.C243]=&quot;Electric&quot;;13;IF([.C243]=&quot;Psychic&quot;;14;IF([.C243]=&quot;Ice&quot;;15;IF([.C243]=&quot;Dragon&quot;;16;IF([.C243]=&quot;Dark&quot;;17;IF([.C24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4]=&quot;Normal&quot;;1;IF([.C244]=&quot;Fighting&quot;;2;IF([.C244]=&quot;Flying&quot;;3;IF([.C244]=&quot;Poison&quot;;4;IF([.C244]=&quot;Ground&quot;;5;IF([.C244]=&quot;Rock&quot;;6;IF([.C244]=&quot;Bug&quot;;7;IF([.C244]=&quot;Ghost&quot;;8;IF([.C244]=&quot;Steel&quot;;9;IF([.C244]=&quot;Fire&quot;;10;IF([.C244]=&quot;Water&quot;;11;IF([.C244]=&quot;Grass&quot;;12;IF([.C244]=&quot;Electric&quot;;13;IF([.C244]=&quot;Psychic&quot;;14;IF([.C244]=&quot;Ice&quot;;15;IF([.C244]=&quot;Dragon&quot;;16;IF([.C244]=&quot;Dark&quot;;17;IF([.C24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45]=&quot;Normal&quot;;1;IF([.C245]=&quot;Fighting&quot;;2;IF([.C245]=&quot;Flying&quot;;3;IF([.C245]=&quot;Poison&quot;;4;IF([.C245]=&quot;Ground&quot;;5;IF([.C245]=&quot;Rock&quot;;6;IF([.C245]=&quot;Bug&quot;;7;IF([.C245]=&quot;Ghost&quot;;8;IF([.C245]=&quot;Steel&quot;;9;IF([.C245]=&quot;Fire&quot;;10;IF([.C245]=&quot;Water&quot;;11;IF([.C245]=&quot;Grass&quot;;12;IF([.C245]=&quot;Electric&quot;;13;IF([.C245]=&quot;Psychic&quot;;14;IF([.C245]=&quot;Ice&quot;;15;IF([.C245]=&quot;Dragon&quot;;16;IF([.C245]=&quot;Dark&quot;;17;IF([.C24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xtreme Spe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6]=&quot;Normal&quot;;1;IF([.C246]=&quot;Fighting&quot;;2;IF([.C246]=&quot;Flying&quot;;3;IF([.C246]=&quot;Poison&quot;;4;IF([.C246]=&quot;Ground&quot;;5;IF([.C246]=&quot;Rock&quot;;6;IF([.C246]=&quot;Bug&quot;;7;IF([.C246]=&quot;Ghost&quot;;8;IF([.C246]=&quot;Steel&quot;;9;IF([.C246]=&quot;Fire&quot;;10;IF([.C246]=&quot;Water&quot;;11;IF([.C246]=&quot;Grass&quot;;12;IF([.C246]=&quot;Electric&quot;;13;IF([.C246]=&quot;Psychic&quot;;14;IF([.C246]=&quot;Ice&quot;;15;IF([.C246]=&quot;Dragon&quot;;16;IF([.C246]=&quot;Dark&quot;;17;IF([.C24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7]=&quot;Normal&quot;;1;IF([.C247]=&quot;Fighting&quot;;2;IF([.C247]=&quot;Flying&quot;;3;IF([.C247]=&quot;Poison&quot;;4;IF([.C247]=&quot;Ground&quot;;5;IF([.C247]=&quot;Rock&quot;;6;IF([.C247]=&quot;Bug&quot;;7;IF([.C247]=&quot;Ghost&quot;;8;IF([.C247]=&quot;Steel&quot;;9;IF([.C247]=&quot;Fire&quot;;10;IF([.C247]=&quot;Water&quot;;11;IF([.C247]=&quot;Grass&quot;;12;IF([.C247]=&quot;Electric&quot;;13;IF([.C247]=&quot;Psychic&quot;;14;IF([.C247]=&quot;Ice&quot;;15;IF([.C247]=&quot;Dragon&quot;;16;IF([.C247]=&quot;Dark&quot;;17;IF([.C247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48]=&quot;Normal&quot;;1;IF([.C248]=&quot;Fighting&quot;;2;IF([.C248]=&quot;Flying&quot;;3;IF([.C248]=&quot;Poison&quot;;4;IF([.C248]=&quot;Ground&quot;;5;IF([.C248]=&quot;Rock&quot;;6;IF([.C248]=&quot;Bug&quot;;7;IF([.C248]=&quot;Ghost&quot;;8;IF([.C248]=&quot;Steel&quot;;9;IF([.C248]=&quot;Fire&quot;;10;IF([.C248]=&quot;Water&quot;;11;IF([.C248]=&quot;Grass&quot;;12;IF([.C248]=&quot;Electric&quot;;13;IF([.C248]=&quot;Psychic&quot;;14;IF([.C248]=&quot;Ice&quot;;15;IF([.C248]=&quot;Dragon&quot;;16;IF([.C248]=&quot;Dark&quot;;17;IF([.C248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office:value-type="string" calcext:value-type="string">
            <text:p>100%*</text:p>
          </table:table-cell>
          <table:table-cell/>
          <table:table-cell table:formula="of:=IF([.C249]=&quot;Normal&quot;;1;IF([.C249]=&quot;Fighting&quot;;2;IF([.C249]=&quot;Flying&quot;;3;IF([.C249]=&quot;Poison&quot;;4;IF([.C249]=&quot;Ground&quot;;5;IF([.C249]=&quot;Rock&quot;;6;IF([.C249]=&quot;Bug&quot;;7;IF([.C249]=&quot;Ghost&quot;;8;IF([.C249]=&quot;Steel&quot;;9;IF([.C249]=&quot;Fire&quot;;10;IF([.C249]=&quot;Water&quot;;11;IF([.C249]=&quot;Grass&quot;;12;IF([.C249]=&quot;Electric&quot;;13;IF([.C249]=&quot;Psychic&quot;;14;IF([.C249]=&quot;Ice&quot;;15;IF([.C249]=&quot;Dragon&quot;;16;IF([.C249]=&quot;Dark&quot;;17;IF([.C24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0]=&quot;Normal&quot;;1;IF([.C250]=&quot;Fighting&quot;;2;IF([.C250]=&quot;Flying&quot;;3;IF([.C250]=&quot;Poison&quot;;4;IF([.C250]=&quot;Ground&quot;;5;IF([.C250]=&quot;Rock&quot;;6;IF([.C250]=&quot;Bug&quot;;7;IF([.C250]=&quot;Ghost&quot;;8;IF([.C250]=&quot;Steel&quot;;9;IF([.C250]=&quot;Fire&quot;;10;IF([.C250]=&quot;Water&quot;;11;IF([.C250]=&quot;Grass&quot;;12;IF([.C250]=&quot;Electric&quot;;13;IF([.C250]=&quot;Psychic&quot;;14;IF([.C250]=&quot;Ice&quot;;15;IF([.C250]=&quot;Dragon&quot;;16;IF([.C250]=&quot;Dark&quot;;17;IF([.C25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85%*</text:p>
          </table:table-cell>
          <table:table-cell/>
          <table:table-cell table:formula="of:=IF([.C251]=&quot;Normal&quot;;1;IF([.C251]=&quot;Fighting&quot;;2;IF([.C251]=&quot;Flying&quot;;3;IF([.C251]=&quot;Poison&quot;;4;IF([.C251]=&quot;Ground&quot;;5;IF([.C251]=&quot;Rock&quot;;6;IF([.C251]=&quot;Bug&quot;;7;IF([.C251]=&quot;Ghost&quot;;8;IF([.C251]=&quot;Steel&quot;;9;IF([.C251]=&quot;Fire&quot;;10;IF([.C251]=&quot;Water&quot;;11;IF([.C251]=&quot;Grass&quot;;12;IF([.C251]=&quot;Electric&quot;;13;IF([.C251]=&quot;Psychic&quot;;14;IF([.C251]=&quot;Ice&quot;;15;IF([.C251]=&quot;Dragon&quot;;16;IF([.C251]=&quot;Dark&quot;;17;IF([.C25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2]=&quot;Normal&quot;;1;IF([.C252]=&quot;Fighting&quot;;2;IF([.C252]=&quot;Flying&quot;;3;IF([.C252]=&quot;Poison&quot;;4;IF([.C252]=&quot;Ground&quot;;5;IF([.C252]=&quot;Rock&quot;;6;IF([.C252]=&quot;Bug&quot;;7;IF([.C252]=&quot;Ghost&quot;;8;IF([.C252]=&quot;Steel&quot;;9;IF([.C252]=&quot;Fire&quot;;10;IF([.C252]=&quot;Water&quot;;11;IF([.C252]=&quot;Grass&quot;;12;IF([.C252]=&quot;Electric&quot;;13;IF([.C252]=&quot;Psychic&quot;;14;IF([.C252]=&quot;Ice&quot;;15;IF([.C252]=&quot;Dragon&quot;;16;IF([.C252]=&quot;Dark&quot;;17;IF([.C252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3]=&quot;Normal&quot;;1;IF([.C253]=&quot;Fighting&quot;;2;IF([.C253]=&quot;Flying&quot;;3;IF([.C253]=&quot;Poison&quot;;4;IF([.C253]=&quot;Ground&quot;;5;IF([.C253]=&quot;Rock&quot;;6;IF([.C253]=&quot;Bug&quot;;7;IF([.C253]=&quot;Ghost&quot;;8;IF([.C253]=&quot;Steel&quot;;9;IF([.C253]=&quot;Fire&quot;;10;IF([.C253]=&quot;Water&quot;;11;IF([.C253]=&quot;Grass&quot;;12;IF([.C253]=&quot;Electric&quot;;13;IF([.C253]=&quot;Psychic&quot;;14;IF([.C253]=&quot;Ice&quot;;15;IF([.C253]=&quot;Dragon&quot;;16;IF([.C253]=&quot;Dark&quot;;17;IF([.C25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4]=&quot;Normal&quot;;1;IF([.C254]=&quot;Fighting&quot;;2;IF([.C254]=&quot;Flying&quot;;3;IF([.C254]=&quot;Poison&quot;;4;IF([.C254]=&quot;Ground&quot;;5;IF([.C254]=&quot;Rock&quot;;6;IF([.C254]=&quot;Bug&quot;;7;IF([.C254]=&quot;Ghost&quot;;8;IF([.C254]=&quot;Steel&quot;;9;IF([.C254]=&quot;Fire&quot;;10;IF([.C254]=&quot;Water&quot;;11;IF([.C254]=&quot;Grass&quot;;12;IF([.C254]=&quot;Electric&quot;;13;IF([.C254]=&quot;Psychic&quot;;14;IF([.C254]=&quot;Ice&quot;;15;IF([.C254]=&quot;Dragon&quot;;16;IF([.C254]=&quot;Dark&quot;;17;IF([.C25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20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55]=&quot;Normal&quot;;1;IF([.C255]=&quot;Fighting&quot;;2;IF([.C255]=&quot;Flying&quot;;3;IF([.C255]=&quot;Poison&quot;;4;IF([.C255]=&quot;Ground&quot;;5;IF([.C255]=&quot;Rock&quot;;6;IF([.C255]=&quot;Bug&quot;;7;IF([.C255]=&quot;Ghost&quot;;8;IF([.C255]=&quot;Steel&quot;;9;IF([.C255]=&quot;Fire&quot;;10;IF([.C255]=&quot;Water&quot;;11;IF([.C255]=&quot;Grass&quot;;12;IF([.C255]=&quot;Electric&quot;;13;IF([.C255]=&quot;Psychic&quot;;14;IF([.C255]=&quot;Ice&quot;;15;IF([.C255]=&quot;Dragon&quot;;16;IF([.C255]=&quot;Dark&quot;;17;IF([.C25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56]=&quot;Normal&quot;;1;IF([.C256]=&quot;Fighting&quot;;2;IF([.C256]=&quot;Flying&quot;;3;IF([.C256]=&quot;Poison&quot;;4;IF([.C256]=&quot;Ground&quot;;5;IF([.C256]=&quot;Rock&quot;;6;IF([.C256]=&quot;Bug&quot;;7;IF([.C256]=&quot;Ghost&quot;;8;IF([.C256]=&quot;Steel&quot;;9;IF([.C256]=&quot;Fire&quot;;10;IF([.C256]=&quot;Water&quot;;11;IF([.C256]=&quot;Grass&quot;;12;IF([.C256]=&quot;Electric&quot;;13;IF([.C256]=&quot;Psychic&quot;;14;IF([.C256]=&quot;Ice&quot;;15;IF([.C256]=&quot;Dragon&quot;;16;IF([.C256]=&quot;Dark&quot;;17;IF([.C25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57]=&quot;Normal&quot;;1;IF([.C257]=&quot;Fighting&quot;;2;IF([.C257]=&quot;Flying&quot;;3;IF([.C257]=&quot;Poison&quot;;4;IF([.C257]=&quot;Ground&quot;;5;IF([.C257]=&quot;Rock&quot;;6;IF([.C257]=&quot;Bug&quot;;7;IF([.C257]=&quot;Ghost&quot;;8;IF([.C257]=&quot;Steel&quot;;9;IF([.C257]=&quot;Fire&quot;;10;IF([.C257]=&quot;Water&quot;;11;IF([.C257]=&quot;Grass&quot;;12;IF([.C257]=&quot;Electric&quot;;13;IF([.C257]=&quot;Psychic&quot;;14;IF([.C257]=&quot;Ice&quot;;15;IF([.C257]=&quot;Dragon&quot;;16;IF([.C257]=&quot;Dark&quot;;17;IF([.C25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258]=&quot;Normal&quot;;1;IF([.C258]=&quot;Fighting&quot;;2;IF([.C258]=&quot;Flying&quot;;3;IF([.C258]=&quot;Poison&quot;;4;IF([.C258]=&quot;Ground&quot;;5;IF([.C258]=&quot;Rock&quot;;6;IF([.C258]=&quot;Bug&quot;;7;IF([.C258]=&quot;Ghost&quot;;8;IF([.C258]=&quot;Steel&quot;;9;IF([.C258]=&quot;Fire&quot;;10;IF([.C258]=&quot;Water&quot;;11;IF([.C258]=&quot;Grass&quot;;12;IF([.C258]=&quot;Electric&quot;;13;IF([.C258]=&quot;Psychic&quot;;14;IF([.C258]=&quot;Ice&quot;;15;IF([.C258]=&quot;Dragon&quot;;16;IF([.C258]=&quot;Dark&quot;;17;IF([.C25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59]=&quot;Normal&quot;;1;IF([.C259]=&quot;Fighting&quot;;2;IF([.C259]=&quot;Flying&quot;;3;IF([.C259]=&quot;Poison&quot;;4;IF([.C259]=&quot;Ground&quot;;5;IF([.C259]=&quot;Rock&quot;;6;IF([.C259]=&quot;Bug&quot;;7;IF([.C259]=&quot;Ghost&quot;;8;IF([.C259]=&quot;Steel&quot;;9;IF([.C259]=&quot;Fire&quot;;10;IF([.C259]=&quot;Water&quot;;11;IF([.C259]=&quot;Grass&quot;;12;IF([.C259]=&quot;Electric&quot;;13;IF([.C259]=&quot;Psychic&quot;;14;IF([.C259]=&quot;Ice&quot;;15;IF([.C259]=&quot;Dragon&quot;;16;IF([.C259]=&quot;Dark&quot;;17;IF([.C259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0]=&quot;Normal&quot;;1;IF([.C260]=&quot;Fighting&quot;;2;IF([.C260]=&quot;Flying&quot;;3;IF([.C260]=&quot;Poison&quot;;4;IF([.C260]=&quot;Ground&quot;;5;IF([.C260]=&quot;Rock&quot;;6;IF([.C260]=&quot;Bug&quot;;7;IF([.C260]=&quot;Ghost&quot;;8;IF([.C260]=&quot;Steel&quot;;9;IF([.C260]=&quot;Fire&quot;;10;IF([.C260]=&quot;Water&quot;;11;IF([.C260]=&quot;Grass&quot;;12;IF([.C260]=&quot;Electric&quot;;13;IF([.C260]=&quot;Psychic&quot;;14;IF([.C260]=&quot;Ice&quot;;15;IF([.C260]=&quot;Dragon&quot;;16;IF([.C260]=&quot;Dark&quot;;17;IF([.C26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1]=&quot;Normal&quot;;1;IF([.C261]=&quot;Fighting&quot;;2;IF([.C261]=&quot;Flying&quot;;3;IF([.C261]=&quot;Poison&quot;;4;IF([.C261]=&quot;Ground&quot;;5;IF([.C261]=&quot;Rock&quot;;6;IF([.C261]=&quot;Bug&quot;;7;IF([.C261]=&quot;Ghost&quot;;8;IF([.C261]=&quot;Steel&quot;;9;IF([.C261]=&quot;Fire&quot;;10;IF([.C261]=&quot;Water&quot;;11;IF([.C261]=&quot;Grass&quot;;12;IF([.C261]=&quot;Electric&quot;;13;IF([.C261]=&quot;Psychic&quot;;14;IF([.C261]=&quot;Ice&quot;;15;IF([.C261]=&quot;Dragon&quot;;16;IF([.C261]=&quot;Dark&quot;;17;IF([.C261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85%*</text:p>
          </table:table-cell>
          <table:table-cell/>
          <table:table-cell table:formula="of:=IF([.C262]=&quot;Normal&quot;;1;IF([.C262]=&quot;Fighting&quot;;2;IF([.C262]=&quot;Flying&quot;;3;IF([.C262]=&quot;Poison&quot;;4;IF([.C262]=&quot;Ground&quot;;5;IF([.C262]=&quot;Rock&quot;;6;IF([.C262]=&quot;Bug&quot;;7;IF([.C262]=&quot;Ghost&quot;;8;IF([.C262]=&quot;Steel&quot;;9;IF([.C262]=&quot;Fire&quot;;10;IF([.C262]=&quot;Water&quot;;11;IF([.C262]=&quot;Grass&quot;;12;IF([.C262]=&quot;Electric&quot;;13;IF([.C262]=&quot;Psychic&quot;;14;IF([.C262]=&quot;Ice&quot;;15;IF([.C262]=&quot;Dragon&quot;;16;IF([.C262]=&quot;Dark&quot;;17;IF([.C26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3]=&quot;Normal&quot;;1;IF([.C263]=&quot;Fighting&quot;;2;IF([.C263]=&quot;Flying&quot;;3;IF([.C263]=&quot;Poison&quot;;4;IF([.C263]=&quot;Ground&quot;;5;IF([.C263]=&quot;Rock&quot;;6;IF([.C263]=&quot;Bug&quot;;7;IF([.C263]=&quot;Ghost&quot;;8;IF([.C263]=&quot;Steel&quot;;9;IF([.C263]=&quot;Fire&quot;;10;IF([.C263]=&quot;Water&quot;;11;IF([.C263]=&quot;Grass&quot;;12;IF([.C263]=&quot;Electric&quot;;13;IF([.C263]=&quot;Psychic&quot;;14;IF([.C263]=&quot;Ice&quot;;15;IF([.C263]=&quot;Dragon&quot;;16;IF([.C263]=&quot;Dark&quot;;17;IF([.C26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4]=&quot;Normal&quot;;1;IF([.C264]=&quot;Fighting&quot;;2;IF([.C264]=&quot;Flying&quot;;3;IF([.C264]=&quot;Poison&quot;;4;IF([.C264]=&quot;Ground&quot;;5;IF([.C264]=&quot;Rock&quot;;6;IF([.C264]=&quot;Bug&quot;;7;IF([.C264]=&quot;Ghost&quot;;8;IF([.C264]=&quot;Steel&quot;;9;IF([.C264]=&quot;Fire&quot;;10;IF([.C264]=&quot;Water&quot;;11;IF([.C264]=&quot;Grass&quot;;12;IF([.C264]=&quot;Electric&quot;;13;IF([.C264]=&quot;Psychic&quot;;14;IF([.C264]=&quot;Ice&quot;;15;IF([.C264]=&quot;Dragon&quot;;16;IF([.C264]=&quot;Dark&quot;;17;IF([.C26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5]=&quot;Normal&quot;;1;IF([.C265]=&quot;Fighting&quot;;2;IF([.C265]=&quot;Flying&quot;;3;IF([.C265]=&quot;Poison&quot;;4;IF([.C265]=&quot;Ground&quot;;5;IF([.C265]=&quot;Rock&quot;;6;IF([.C265]=&quot;Bug&quot;;7;IF([.C265]=&quot;Ghost&quot;;8;IF([.C265]=&quot;Steel&quot;;9;IF([.C265]=&quot;Fire&quot;;10;IF([.C265]=&quot;Water&quot;;11;IF([.C265]=&quot;Grass&quot;;12;IF([.C265]=&quot;Electric&quot;;13;IF([.C265]=&quot;Psychic&quot;;14;IF([.C265]=&quot;Ice&quot;;15;IF([.C265]=&quot;Dragon&quot;;16;IF([.C265]=&quot;Dark&quot;;17;IF([.C265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Smelling Salt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66]=&quot;Normal&quot;;1;IF([.C266]=&quot;Fighting&quot;;2;IF([.C266]=&quot;Flying&quot;;3;IF([.C266]=&quot;Poison&quot;;4;IF([.C266]=&quot;Ground&quot;;5;IF([.C266]=&quot;Rock&quot;;6;IF([.C266]=&quot;Bug&quot;;7;IF([.C266]=&quot;Ghost&quot;;8;IF([.C266]=&quot;Steel&quot;;9;IF([.C266]=&quot;Fire&quot;;10;IF([.C266]=&quot;Water&quot;;11;IF([.C266]=&quot;Grass&quot;;12;IF([.C266]=&quot;Electric&quot;;13;IF([.C266]=&quot;Psychic&quot;;14;IF([.C266]=&quot;Ice&quot;;15;IF([.C266]=&quot;Dragon&quot;;16;IF([.C266]=&quot;Dark&quot;;17;IF([.C26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67]=&quot;Normal&quot;;1;IF([.C267]=&quot;Fighting&quot;;2;IF([.C267]=&quot;Flying&quot;;3;IF([.C267]=&quot;Poison&quot;;4;IF([.C267]=&quot;Ground&quot;;5;IF([.C267]=&quot;Rock&quot;;6;IF([.C267]=&quot;Bug&quot;;7;IF([.C267]=&quot;Ghost&quot;;8;IF([.C267]=&quot;Steel&quot;;9;IF([.C267]=&quot;Fire&quot;;10;IF([.C267]=&quot;Water&quot;;11;IF([.C267]=&quot;Grass&quot;;12;IF([.C267]=&quot;Electric&quot;;13;IF([.C267]=&quot;Psychic&quot;;14;IF([.C267]=&quot;Ice&quot;;15;IF([.C267]=&quot;Dragon&quot;;16;IF([.C267]=&quot;Dark&quot;;17;IF([.C26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68]=&quot;Normal&quot;;1;IF([.C268]=&quot;Fighting&quot;;2;IF([.C268]=&quot;Flying&quot;;3;IF([.C268]=&quot;Poison&quot;;4;IF([.C268]=&quot;Ground&quot;;5;IF([.C268]=&quot;Rock&quot;;6;IF([.C268]=&quot;Bug&quot;;7;IF([.C268]=&quot;Ghost&quot;;8;IF([.C268]=&quot;Steel&quot;;9;IF([.C268]=&quot;Fire&quot;;10;IF([.C268]=&quot;Water&quot;;11;IF([.C268]=&quot;Grass&quot;;12;IF([.C268]=&quot;Electric&quot;;13;IF([.C268]=&quot;Psychic&quot;;14;IF([.C268]=&quot;Ice&quot;;15;IF([.C268]=&quot;Dragon&quot;;16;IF([.C268]=&quot;Dark&quot;;17;IF([.C26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69]=&quot;Normal&quot;;1;IF([.C269]=&quot;Fighting&quot;;2;IF([.C269]=&quot;Flying&quot;;3;IF([.C269]=&quot;Poison&quot;;4;IF([.C269]=&quot;Ground&quot;;5;IF([.C269]=&quot;Rock&quot;;6;IF([.C269]=&quot;Bug&quot;;7;IF([.C269]=&quot;Ghost&quot;;8;IF([.C269]=&quot;Steel&quot;;9;IF([.C269]=&quot;Fire&quot;;10;IF([.C269]=&quot;Water&quot;;11;IF([.C269]=&quot;Grass&quot;;12;IF([.C269]=&quot;Electric&quot;;13;IF([.C269]=&quot;Psychic&quot;;14;IF([.C269]=&quot;Ice&quot;;15;IF([.C269]=&quot;Dragon&quot;;16;IF([.C269]=&quot;Dark&quot;;17;IF([.C269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70]=&quot;Normal&quot;;1;IF([.C270]=&quot;Fighting&quot;;2;IF([.C270]=&quot;Flying&quot;;3;IF([.C270]=&quot;Poison&quot;;4;IF([.C270]=&quot;Ground&quot;;5;IF([.C270]=&quot;Rock&quot;;6;IF([.C270]=&quot;Bug&quot;;7;IF([.C270]=&quot;Ghost&quot;;8;IF([.C270]=&quot;Steel&quot;;9;IF([.C270]=&quot;Fire&quot;;10;IF([.C270]=&quot;Water&quot;;11;IF([.C270]=&quot;Grass&quot;;12;IF([.C270]=&quot;Electric&quot;;13;IF([.C270]=&quot;Psychic&quot;;14;IF([.C270]=&quot;Ice&quot;;15;IF([.C270]=&quot;Dragon&quot;;16;IF([.C270]=&quot;Dark&quot;;17;IF([.C27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A move that boosts the power of the ally's attack in a Double Battle.</text:p>
          </table:table-cell>
          <table:table-cell table:formula="of:=IF([.C271]=&quot;Normal&quot;;1;IF([.C271]=&quot;Fighting&quot;;2;IF([.C271]=&quot;Flying&quot;;3;IF([.C271]=&quot;Poison&quot;;4;IF([.C271]=&quot;Ground&quot;;5;IF([.C271]=&quot;Rock&quot;;6;IF([.C271]=&quot;Bug&quot;;7;IF([.C271]=&quot;Ghost&quot;;8;IF([.C271]=&quot;Steel&quot;;9;IF([.C271]=&quot;Fire&quot;;10;IF([.C271]=&quot;Water&quot;;11;IF([.C271]=&quot;Grass&quot;;12;IF([.C271]=&quot;Electric&quot;;13;IF([.C271]=&quot;Psychic&quot;;14;IF([.C271]=&quot;Ice&quot;;15;IF([.C271]=&quot;Dragon&quot;;16;IF([.C271]=&quot;Dark&quot;;17;IF([.C27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72]=&quot;Normal&quot;;1;IF([.C272]=&quot;Fighting&quot;;2;IF([.C272]=&quot;Flying&quot;;3;IF([.C272]=&quot;Poison&quot;;4;IF([.C272]=&quot;Ground&quot;;5;IF([.C272]=&quot;Rock&quot;;6;IF([.C272]=&quot;Bug&quot;;7;IF([.C272]=&quot;Ghost&quot;;8;IF([.C272]=&quot;Steel&quot;;9;IF([.C272]=&quot;Fire&quot;;10;IF([.C272]=&quot;Water&quot;;11;IF([.C272]=&quot;Grass&quot;;12;IF([.C272]=&quot;Electric&quot;;13;IF([.C272]=&quot;Psychic&quot;;14;IF([.C272]=&quot;Ice&quot;;15;IF([.C272]=&quot;Dragon&quot;;16;IF([.C272]=&quot;Dark&quot;;17;IF([.C27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3]=&quot;Normal&quot;;1;IF([.C273]=&quot;Fighting&quot;;2;IF([.C273]=&quot;Flying&quot;;3;IF([.C273]=&quot;Poison&quot;;4;IF([.C273]=&quot;Ground&quot;;5;IF([.C273]=&quot;Rock&quot;;6;IF([.C273]=&quot;Bug&quot;;7;IF([.C273]=&quot;Ghost&quot;;8;IF([.C273]=&quot;Steel&quot;;9;IF([.C273]=&quot;Fire&quot;;10;IF([.C273]=&quot;Water&quot;;11;IF([.C273]=&quot;Grass&quot;;12;IF([.C273]=&quot;Electric&quot;;13;IF([.C273]=&quot;Psychic&quot;;14;IF([.C273]=&quot;Ice&quot;;15;IF([.C273]=&quot;Dragon&quot;;16;IF([.C273]=&quot;Dark&quot;;17;IF([.C27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4]=&quot;Normal&quot;;1;IF([.C274]=&quot;Fighting&quot;;2;IF([.C274]=&quot;Flying&quot;;3;IF([.C274]=&quot;Poison&quot;;4;IF([.C274]=&quot;Ground&quot;;5;IF([.C274]=&quot;Rock&quot;;6;IF([.C274]=&quot;Bug&quot;;7;IF([.C274]=&quot;Ghost&quot;;8;IF([.C274]=&quot;Steel&quot;;9;IF([.C274]=&quot;Fire&quot;;10;IF([.C274]=&quot;Water&quot;;11;IF([.C274]=&quot;Grass&quot;;12;IF([.C274]=&quot;Electric&quot;;13;IF([.C274]=&quot;Psychic&quot;;14;IF([.C274]=&quot;Ice&quot;;15;IF([.C274]=&quot;Dragon&quot;;16;IF([.C274]=&quot;Dark&quot;;17;IF([.C27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5]=&quot;Normal&quot;;1;IF([.C275]=&quot;Fighting&quot;;2;IF([.C275]=&quot;Flying&quot;;3;IF([.C275]=&quot;Poison&quot;;4;IF([.C275]=&quot;Ground&quot;;5;IF([.C275]=&quot;Rock&quot;;6;IF([.C275]=&quot;Bug&quot;;7;IF([.C275]=&quot;Ghost&quot;;8;IF([.C275]=&quot;Steel&quot;;9;IF([.C275]=&quot;Fire&quot;;10;IF([.C275]=&quot;Water&quot;;11;IF([.C275]=&quot;Grass&quot;;12;IF([.C275]=&quot;Electric&quot;;13;IF([.C275]=&quot;Psychic&quot;;14;IF([.C275]=&quot;Ice&quot;;15;IF([.C275]=&quot;Dragon&quot;;16;IF([.C275]=&quot;Dark&quot;;17;IF([.C27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6]=&quot;Normal&quot;;1;IF([.C276]=&quot;Fighting&quot;;2;IF([.C276]=&quot;Flying&quot;;3;IF([.C276]=&quot;Poison&quot;;4;IF([.C276]=&quot;Ground&quot;;5;IF([.C276]=&quot;Rock&quot;;6;IF([.C276]=&quot;Bug&quot;;7;IF([.C276]=&quot;Ghost&quot;;8;IF([.C276]=&quot;Steel&quot;;9;IF([.C276]=&quot;Fire&quot;;10;IF([.C276]=&quot;Water&quot;;11;IF([.C276]=&quot;Grass&quot;;12;IF([.C276]=&quot;Electric&quot;;13;IF([.C276]=&quot;Psychic&quot;;14;IF([.C276]=&quot;Ice&quot;;15;IF([.C276]=&quot;Dragon&quot;;16;IF([.C276]=&quot;Dark&quot;;17;IF([.C27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77]=&quot;Normal&quot;;1;IF([.C277]=&quot;Fighting&quot;;2;IF([.C277]=&quot;Flying&quot;;3;IF([.C277]=&quot;Poison&quot;;4;IF([.C277]=&quot;Ground&quot;;5;IF([.C277]=&quot;Rock&quot;;6;IF([.C277]=&quot;Bug&quot;;7;IF([.C277]=&quot;Ghost&quot;;8;IF([.C277]=&quot;Steel&quot;;9;IF([.C277]=&quot;Fire&quot;;10;IF([.C277]=&quot;Water&quot;;11;IF([.C277]=&quot;Grass&quot;;12;IF([.C277]=&quot;Electric&quot;;13;IF([.C277]=&quot;Psychic&quot;;14;IF([.C277]=&quot;Ice&quot;;15;IF([.C277]=&quot;Dragon&quot;;16;IF([.C277]=&quot;Dark&quot;;17;IF([.C27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8]=&quot;Normal&quot;;1;IF([.C278]=&quot;Fighting&quot;;2;IF([.C278]=&quot;Flying&quot;;3;IF([.C278]=&quot;Poison&quot;;4;IF([.C278]=&quot;Ground&quot;;5;IF([.C278]=&quot;Rock&quot;;6;IF([.C278]=&quot;Bug&quot;;7;IF([.C278]=&quot;Ghost&quot;;8;IF([.C278]=&quot;Steel&quot;;9;IF([.C278]=&quot;Fire&quot;;10;IF([.C278]=&quot;Water&quot;;11;IF([.C278]=&quot;Grass&quot;;12;IF([.C278]=&quot;Electric&quot;;13;IF([.C278]=&quot;Psychic&quot;;14;IF([.C278]=&quot;Ice&quot;;15;IF([.C278]=&quot;Dragon&quot;;16;IF([.C278]=&quot;Dark&quot;;17;IF([.C27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79]=&quot;Normal&quot;;1;IF([.C279]=&quot;Fighting&quot;;2;IF([.C279]=&quot;Flying&quot;;3;IF([.C279]=&quot;Poison&quot;;4;IF([.C279]=&quot;Ground&quot;;5;IF([.C279]=&quot;Rock&quot;;6;IF([.C279]=&quot;Bug&quot;;7;IF([.C279]=&quot;Ghost&quot;;8;IF([.C279]=&quot;Steel&quot;;9;IF([.C279]=&quot;Fire&quot;;10;IF([.C279]=&quot;Water&quot;;11;IF([.C279]=&quot;Grass&quot;;12;IF([.C279]=&quot;Electric&quot;;13;IF([.C279]=&quot;Psychic&quot;;14;IF([.C279]=&quot;Ice&quot;;15;IF([.C279]=&quot;Dragon&quot;;16;IF([.C279]=&quot;Dark&quot;;17;IF([.C27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80]=&quot;Normal&quot;;1;IF([.C280]=&quot;Fighting&quot;;2;IF([.C280]=&quot;Flying&quot;;3;IF([.C280]=&quot;Poison&quot;;4;IF([.C280]=&quot;Ground&quot;;5;IF([.C280]=&quot;Rock&quot;;6;IF([.C280]=&quot;Bug&quot;;7;IF([.C280]=&quot;Ghost&quot;;8;IF([.C280]=&quot;Steel&quot;;9;IF([.C280]=&quot;Fire&quot;;10;IF([.C280]=&quot;Water&quot;;11;IF([.C280]=&quot;Grass&quot;;12;IF([.C280]=&quot;Electric&quot;;13;IF([.C280]=&quot;Psychic&quot;;14;IF([.C280]=&quot;Ice&quot;;15;IF([.C280]=&quot;Dragon&quot;;16;IF([.C280]=&quot;Dark&quot;;17;IF([.C28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81]=&quot;Normal&quot;;1;IF([.C281]=&quot;Fighting&quot;;2;IF([.C281]=&quot;Flying&quot;;3;IF([.C281]=&quot;Poison&quot;;4;IF([.C281]=&quot;Ground&quot;;5;IF([.C281]=&quot;Rock&quot;;6;IF([.C281]=&quot;Bug&quot;;7;IF([.C281]=&quot;Ghost&quot;;8;IF([.C281]=&quot;Steel&quot;;9;IF([.C281]=&quot;Fire&quot;;10;IF([.C281]=&quot;Water&quot;;11;IF([.C281]=&quot;Grass&quot;;12;IF([.C281]=&quot;Electric&quot;;13;IF([.C281]=&quot;Psychic&quot;;14;IF([.C281]=&quot;Ice&quot;;15;IF([.C281]=&quot;Dragon&quot;;16;IF([.C281]=&quot;Dark&quot;;17;IF([.C28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82]=&quot;Normal&quot;;1;IF([.C282]=&quot;Fighting&quot;;2;IF([.C282]=&quot;Flying&quot;;3;IF([.C282]=&quot;Poison&quot;;4;IF([.C282]=&quot;Ground&quot;;5;IF([.C282]=&quot;Rock&quot;;6;IF([.C282]=&quot;Bug&quot;;7;IF([.C282]=&quot;Ghost&quot;;8;IF([.C282]=&quot;Steel&quot;;9;IF([.C282]=&quot;Fire&quot;;10;IF([.C282]=&quot;Water&quot;;11;IF([.C282]=&quot;Grass&quot;;12;IF([.C282]=&quot;Electric&quot;;13;IF([.C282]=&quot;Psychic&quot;;14;IF([.C282]=&quot;Ice&quot;;15;IF([.C282]=&quot;Dragon&quot;;16;IF([.C282]=&quot;Dark&quot;;17;IF([.C28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83]=&quot;Normal&quot;;1;IF([.C283]=&quot;Fighting&quot;;2;IF([.C283]=&quot;Flying&quot;;3;IF([.C283]=&quot;Poison&quot;;4;IF([.C283]=&quot;Ground&quot;;5;IF([.C283]=&quot;Rock&quot;;6;IF([.C283]=&quot;Bug&quot;;7;IF([.C283]=&quot;Ghost&quot;;8;IF([.C283]=&quot;Steel&quot;;9;IF([.C283]=&quot;Fire&quot;;10;IF([.C283]=&quot;Water&quot;;11;IF([.C283]=&quot;Grass&quot;;12;IF([.C283]=&quot;Electric&quot;;13;IF([.C283]=&quot;Psychic&quot;;14;IF([.C283]=&quot;Ice&quot;;15;IF([.C283]=&quot;Dragon&quot;;16;IF([.C283]=&quot;Dark&quot;;17;IF([.C28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84]=&quot;Normal&quot;;1;IF([.C284]=&quot;Fighting&quot;;2;IF([.C284]=&quot;Flying&quot;;3;IF([.C284]=&quot;Poison&quot;;4;IF([.C284]=&quot;Ground&quot;;5;IF([.C284]=&quot;Rock&quot;;6;IF([.C284]=&quot;Bug&quot;;7;IF([.C284]=&quot;Ghost&quot;;8;IF([.C284]=&quot;Steel&quot;;9;IF([.C284]=&quot;Fire&quot;;10;IF([.C284]=&quot;Water&quot;;11;IF([.C284]=&quot;Grass&quot;;12;IF([.C284]=&quot;Electric&quot;;13;IF([.C284]=&quot;Psychic&quot;;14;IF([.C284]=&quot;Ice&quot;;15;IF([.C284]=&quot;Dragon&quot;;16;IF([.C284]=&quot;Dark&quot;;17;IF([.C28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85]=&quot;Normal&quot;;1;IF([.C285]=&quot;Fighting&quot;;2;IF([.C285]=&quot;Flying&quot;;3;IF([.C285]=&quot;Poison&quot;;4;IF([.C285]=&quot;Ground&quot;;5;IF([.C285]=&quot;Rock&quot;;6;IF([.C285]=&quot;Bug&quot;;7;IF([.C285]=&quot;Ghost&quot;;8;IF([.C285]=&quot;Steel&quot;;9;IF([.C285]=&quot;Fire&quot;;10;IF([.C285]=&quot;Water&quot;;11;IF([.C285]=&quot;Grass&quot;;12;IF([.C285]=&quot;Electric&quot;;13;IF([.C285]=&quot;Psychic&quot;;14;IF([.C285]=&quot;Ice&quot;;15;IF([.C285]=&quot;Dragon&quot;;16;IF([.C285]=&quot;Dark&quot;;17;IF([.C285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86]=&quot;Normal&quot;;1;IF([.C286]=&quot;Fighting&quot;;2;IF([.C286]=&quot;Flying&quot;;3;IF([.C286]=&quot;Poison&quot;;4;IF([.C286]=&quot;Ground&quot;;5;IF([.C286]=&quot;Rock&quot;;6;IF([.C286]=&quot;Bug&quot;;7;IF([.C286]=&quot;Ghost&quot;;8;IF([.C286]=&quot;Steel&quot;;9;IF([.C286]=&quot;Fire&quot;;10;IF([.C286]=&quot;Water&quot;;11;IF([.C286]=&quot;Grass&quot;;12;IF([.C286]=&quot;Electric&quot;;13;IF([.C286]=&quot;Psychic&quot;;14;IF([.C286]=&quot;Ice&quot;;15;IF([.C286]=&quot;Dragon&quot;;16;IF([.C286]=&quot;Dark&quot;;17;IF([.C28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87]=&quot;Normal&quot;;1;IF([.C287]=&quot;Fighting&quot;;2;IF([.C287]=&quot;Flying&quot;;3;IF([.C287]=&quot;Poison&quot;;4;IF([.C287]=&quot;Ground&quot;;5;IF([.C287]=&quot;Rock&quot;;6;IF([.C287]=&quot;Bug&quot;;7;IF([.C287]=&quot;Ghost&quot;;8;IF([.C287]=&quot;Steel&quot;;9;IF([.C287]=&quot;Fire&quot;;10;IF([.C287]=&quot;Water&quot;;11;IF([.C287]=&quot;Grass&quot;;12;IF([.C287]=&quot;Electric&quot;;13;IF([.C287]=&quot;Psychic&quot;;14;IF([.C287]=&quot;Ice&quot;;15;IF([.C287]=&quot;Dragon&quot;;16;IF([.C287]=&quot;Dark&quot;;17;IF([.C28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88]=&quot;Normal&quot;;1;IF([.C288]=&quot;Fighting&quot;;2;IF([.C288]=&quot;Flying&quot;;3;IF([.C288]=&quot;Poison&quot;;4;IF([.C288]=&quot;Ground&quot;;5;IF([.C288]=&quot;Rock&quot;;6;IF([.C288]=&quot;Bug&quot;;7;IF([.C288]=&quot;Ghost&quot;;8;IF([.C288]=&quot;Steel&quot;;9;IF([.C288]=&quot;Fire&quot;;10;IF([.C288]=&quot;Water&quot;;11;IF([.C288]=&quot;Grass&quot;;12;IF([.C288]=&quot;Electric&quot;;13;IF([.C288]=&quot;Psychic&quot;;14;IF([.C288]=&quot;Ice&quot;;15;IF([.C288]=&quot;Dragon&quot;;16;IF([.C288]=&quot;Dark&quot;;17;IF([.C28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89]=&quot;Normal&quot;;1;IF([.C289]=&quot;Fighting&quot;;2;IF([.C289]=&quot;Flying&quot;;3;IF([.C289]=&quot;Poison&quot;;4;IF([.C289]=&quot;Ground&quot;;5;IF([.C289]=&quot;Rock&quot;;6;IF([.C289]=&quot;Bug&quot;;7;IF([.C289]=&quot;Ghost&quot;;8;IF([.C289]=&quot;Steel&quot;;9;IF([.C289]=&quot;Fire&quot;;10;IF([.C289]=&quot;Water&quot;;11;IF([.C289]=&quot;Grass&quot;;12;IF([.C289]=&quot;Electric&quot;;13;IF([.C289]=&quot;Psychic&quot;;14;IF([.C289]=&quot;Ice&quot;;15;IF([.C289]=&quot;Dragon&quot;;16;IF([.C289]=&quot;Dark&quot;;17;IF([.C289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90]=&quot;Normal&quot;;1;IF([.C290]=&quot;Fighting&quot;;2;IF([.C290]=&quot;Flying&quot;;3;IF([.C290]=&quot;Poison&quot;;4;IF([.C290]=&quot;Ground&quot;;5;IF([.C290]=&quot;Rock&quot;;6;IF([.C290]=&quot;Bug&quot;;7;IF([.C290]=&quot;Ghost&quot;;8;IF([.C290]=&quot;Steel&quot;;9;IF([.C290]=&quot;Fire&quot;;10;IF([.C290]=&quot;Water&quot;;11;IF([.C290]=&quot;Grass&quot;;12;IF([.C290]=&quot;Electric&quot;;13;IF([.C290]=&quot;Psychic&quot;;14;IF([.C290]=&quot;Ice&quot;;15;IF([.C290]=&quot;Dragon&quot;;16;IF([.C290]=&quot;Dark&quot;;17;IF([.C29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1]=&quot;Normal&quot;;1;IF([.C291]=&quot;Fighting&quot;;2;IF([.C291]=&quot;Flying&quot;;3;IF([.C291]=&quot;Poison&quot;;4;IF([.C291]=&quot;Ground&quot;;5;IF([.C291]=&quot;Rock&quot;;6;IF([.C291]=&quot;Bug&quot;;7;IF([.C291]=&quot;Ghost&quot;;8;IF([.C291]=&quot;Steel&quot;;9;IF([.C291]=&quot;Fire&quot;;10;IF([.C291]=&quot;Water&quot;;11;IF([.C291]=&quot;Grass&quot;;12;IF([.C291]=&quot;Electric&quot;;13;IF([.C291]=&quot;Psychic&quot;;14;IF([.C291]=&quot;Ice&quot;;15;IF([.C291]=&quot;Dragon&quot;;16;IF([.C291]=&quot;Dark&quot;;17;IF([.C29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2]=&quot;Normal&quot;;1;IF([.C292]=&quot;Fighting&quot;;2;IF([.C292]=&quot;Flying&quot;;3;IF([.C292]=&quot;Poison&quot;;4;IF([.C292]=&quot;Ground&quot;;5;IF([.C292]=&quot;Rock&quot;;6;IF([.C292]=&quot;Bug&quot;;7;IF([.C292]=&quot;Ghost&quot;;8;IF([.C292]=&quot;Steel&quot;;9;IF([.C292]=&quot;Fire&quot;;10;IF([.C292]=&quot;Water&quot;;11;IF([.C292]=&quot;Grass&quot;;12;IF([.C292]=&quot;Electric&quot;;13;IF([.C292]=&quot;Psychic&quot;;14;IF([.C292]=&quot;Ice&quot;;15;IF([.C292]=&quot;Dragon&quot;;16;IF([.C292]=&quot;Dark&quot;;17;IF([.C292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3]=&quot;Normal&quot;;1;IF([.C293]=&quot;Fighting&quot;;2;IF([.C293]=&quot;Flying&quot;;3;IF([.C293]=&quot;Poison&quot;;4;IF([.C293]=&quot;Ground&quot;;5;IF([.C293]=&quot;Rock&quot;;6;IF([.C293]=&quot;Bug&quot;;7;IF([.C293]=&quot;Ghost&quot;;8;IF([.C293]=&quot;Steel&quot;;9;IF([.C293]=&quot;Fire&quot;;10;IF([.C293]=&quot;Water&quot;;11;IF([.C293]=&quot;Grass&quot;;12;IF([.C293]=&quot;Electric&quot;;13;IF([.C293]=&quot;Psychic&quot;;14;IF([.C293]=&quot;Ice&quot;;15;IF([.C293]=&quot;Dragon&quot;;16;IF([.C293]=&quot;Dark&quot;;17;IF([.C293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94]=&quot;Normal&quot;;1;IF([.C294]=&quot;Fighting&quot;;2;IF([.C294]=&quot;Flying&quot;;3;IF([.C294]=&quot;Poison&quot;;4;IF([.C294]=&quot;Ground&quot;;5;IF([.C294]=&quot;Rock&quot;;6;IF([.C294]=&quot;Bug&quot;;7;IF([.C294]=&quot;Ghost&quot;;8;IF([.C294]=&quot;Steel&quot;;9;IF([.C294]=&quot;Fire&quot;;10;IF([.C294]=&quot;Water&quot;;11;IF([.C294]=&quot;Grass&quot;;12;IF([.C294]=&quot;Electric&quot;;13;IF([.C294]=&quot;Psychic&quot;;14;IF([.C294]=&quot;Ice&quot;;15;IF([.C294]=&quot;Dragon&quot;;16;IF([.C294]=&quot;Dark&quot;;17;IF([.C29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295]=&quot;Normal&quot;;1;IF([.C295]=&quot;Fighting&quot;;2;IF([.C295]=&quot;Flying&quot;;3;IF([.C295]=&quot;Poison&quot;;4;IF([.C295]=&quot;Ground&quot;;5;IF([.C295]=&quot;Rock&quot;;6;IF([.C295]=&quot;Bug&quot;;7;IF([.C295]=&quot;Ghost&quot;;8;IF([.C295]=&quot;Steel&quot;;9;IF([.C295]=&quot;Fire&quot;;10;IF([.C295]=&quot;Water&quot;;11;IF([.C295]=&quot;Grass&quot;;12;IF([.C295]=&quot;Electric&quot;;13;IF([.C295]=&quot;Psychic&quot;;14;IF([.C295]=&quot;Ice&quot;;15;IF([.C295]=&quot;Dragon&quot;;16;IF([.C295]=&quot;Dark&quot;;17;IF([.C29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6]=&quot;Normal&quot;;1;IF([.C296]=&quot;Fighting&quot;;2;IF([.C296]=&quot;Flying&quot;;3;IF([.C296]=&quot;Poison&quot;;4;IF([.C296]=&quot;Ground&quot;;5;IF([.C296]=&quot;Rock&quot;;6;IF([.C296]=&quot;Bug&quot;;7;IF([.C296]=&quot;Ghost&quot;;8;IF([.C296]=&quot;Steel&quot;;9;IF([.C296]=&quot;Fire&quot;;10;IF([.C296]=&quot;Water&quot;;11;IF([.C296]=&quot;Grass&quot;;12;IF([.C296]=&quot;Electric&quot;;13;IF([.C296]=&quot;Psychic&quot;;14;IF([.C296]=&quot;Ice&quot;;15;IF([.C296]=&quot;Dragon&quot;;16;IF([.C296]=&quot;Dark&quot;;17;IF([.C29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7]=&quot;Normal&quot;;1;IF([.C297]=&quot;Fighting&quot;;2;IF([.C297]=&quot;Flying&quot;;3;IF([.C297]=&quot;Poison&quot;;4;IF([.C297]=&quot;Ground&quot;;5;IF([.C297]=&quot;Rock&quot;;6;IF([.C297]=&quot;Bug&quot;;7;IF([.C297]=&quot;Ghost&quot;;8;IF([.C297]=&quot;Steel&quot;;9;IF([.C297]=&quot;Fire&quot;;10;IF([.C297]=&quot;Water&quot;;11;IF([.C297]=&quot;Grass&quot;;12;IF([.C297]=&quot;Electric&quot;;13;IF([.C297]=&quot;Psychic&quot;;14;IF([.C297]=&quot;Ice&quot;;15;IF([.C297]=&quot;Dragon&quot;;16;IF([.C297]=&quot;Dark&quot;;17;IF([.C29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Feather Dan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8]=&quot;Normal&quot;;1;IF([.C298]=&quot;Fighting&quot;;2;IF([.C298]=&quot;Flying&quot;;3;IF([.C298]=&quot;Poison&quot;;4;IF([.C298]=&quot;Ground&quot;;5;IF([.C298]=&quot;Rock&quot;;6;IF([.C298]=&quot;Bug&quot;;7;IF([.C298]=&quot;Ghost&quot;;8;IF([.C298]=&quot;Steel&quot;;9;IF([.C298]=&quot;Fire&quot;;10;IF([.C298]=&quot;Water&quot;;11;IF([.C298]=&quot;Grass&quot;;12;IF([.C298]=&quot;Electric&quot;;13;IF([.C298]=&quot;Psychic&quot;;14;IF([.C298]=&quot;Ice&quot;;15;IF([.C298]=&quot;Dragon&quot;;16;IF([.C298]=&quot;Dark&quot;;17;IF([.C298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299]=&quot;Normal&quot;;1;IF([.C299]=&quot;Fighting&quot;;2;IF([.C299]=&quot;Flying&quot;;3;IF([.C299]=&quot;Poison&quot;;4;IF([.C299]=&quot;Ground&quot;;5;IF([.C299]=&quot;Rock&quot;;6;IF([.C299]=&quot;Bug&quot;;7;IF([.C299]=&quot;Ghost&quot;;8;IF([.C299]=&quot;Steel&quot;;9;IF([.C299]=&quot;Fire&quot;;10;IF([.C299]=&quot;Water&quot;;11;IF([.C299]=&quot;Grass&quot;;12;IF([.C299]=&quot;Electric&quot;;13;IF([.C299]=&quot;Psychic&quot;;14;IF([.C299]=&quot;Ice&quot;;15;IF([.C299]=&quot;Dragon&quot;;16;IF([.C299]=&quot;Dark&quot;;17;IF([.C29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00]=&quot;Normal&quot;;1;IF([.C300]=&quot;Fighting&quot;;2;IF([.C300]=&quot;Flying&quot;;3;IF([.C300]=&quot;Poison&quot;;4;IF([.C300]=&quot;Ground&quot;;5;IF([.C300]=&quot;Rock&quot;;6;IF([.C300]=&quot;Bug&quot;;7;IF([.C300]=&quot;Ghost&quot;;8;IF([.C300]=&quot;Steel&quot;;9;IF([.C300]=&quot;Fire&quot;;10;IF([.C300]=&quot;Water&quot;;11;IF([.C300]=&quot;Grass&quot;;12;IF([.C300]=&quot;Electric&quot;;13;IF([.C300]=&quot;Psychic&quot;;14;IF([.C300]=&quot;Ice&quot;;15;IF([.C300]=&quot;Dragon&quot;;16;IF([.C300]=&quot;Dark&quot;;17;IF([.C300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01]=&quot;Normal&quot;;1;IF([.C301]=&quot;Fighting&quot;;2;IF([.C301]=&quot;Flying&quot;;3;IF([.C301]=&quot;Poison&quot;;4;IF([.C301]=&quot;Ground&quot;;5;IF([.C301]=&quot;Rock&quot;;6;IF([.C301]=&quot;Bug&quot;;7;IF([.C301]=&quot;Ghost&quot;;8;IF([.C301]=&quot;Steel&quot;;9;IF([.C301]=&quot;Fire&quot;;10;IF([.C301]=&quot;Water&quot;;11;IF([.C301]=&quot;Grass&quot;;12;IF([.C301]=&quot;Electric&quot;;13;IF([.C301]=&quot;Psychic&quot;;14;IF([.C301]=&quot;Ice&quot;;15;IF([.C301]=&quot;Dragon&quot;;16;IF([.C301]=&quot;Dark&quot;;17;IF([.C301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02]=&quot;Normal&quot;;1;IF([.C302]=&quot;Fighting&quot;;2;IF([.C302]=&quot;Flying&quot;;3;IF([.C302]=&quot;Poison&quot;;4;IF([.C302]=&quot;Ground&quot;;5;IF([.C302]=&quot;Rock&quot;;6;IF([.C302]=&quot;Bug&quot;;7;IF([.C302]=&quot;Ghost&quot;;8;IF([.C302]=&quot;Steel&quot;;9;IF([.C302]=&quot;Fire&quot;;10;IF([.C302]=&quot;Water&quot;;11;IF([.C302]=&quot;Grass&quot;;12;IF([.C302]=&quot;Electric&quot;;13;IF([.C302]=&quot;Psychic&quot;;14;IF([.C302]=&quot;Ice&quot;;15;IF([.C302]=&quot;Dragon&quot;;16;IF([.C302]=&quot;Dark&quot;;17;IF([.C302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03]=&quot;Normal&quot;;1;IF([.C303]=&quot;Fighting&quot;;2;IF([.C303]=&quot;Flying&quot;;3;IF([.C303]=&quot;Poison&quot;;4;IF([.C303]=&quot;Ground&quot;;5;IF([.C303]=&quot;Rock&quot;;6;IF([.C303]=&quot;Bug&quot;;7;IF([.C303]=&quot;Ghost&quot;;8;IF([.C303]=&quot;Steel&quot;;9;IF([.C303]=&quot;Fire&quot;;10;IF([.C303]=&quot;Water&quot;;11;IF([.C303]=&quot;Grass&quot;;12;IF([.C303]=&quot;Electric&quot;;13;IF([.C303]=&quot;Psychic&quot;;14;IF([.C303]=&quot;Ice&quot;;15;IF([.C303]=&quot;Dragon&quot;;16;IF([.C303]=&quot;Dark&quot;;17;IF([.C30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04]=&quot;Normal&quot;;1;IF([.C304]=&quot;Fighting&quot;;2;IF([.C304]=&quot;Flying&quot;;3;IF([.C304]=&quot;Poison&quot;;4;IF([.C304]=&quot;Ground&quot;;5;IF([.C304]=&quot;Rock&quot;;6;IF([.C304]=&quot;Bug&quot;;7;IF([.C304]=&quot;Ghost&quot;;8;IF([.C304]=&quot;Steel&quot;;9;IF([.C304]=&quot;Fire&quot;;10;IF([.C304]=&quot;Water&quot;;11;IF([.C304]=&quot;Grass&quot;;12;IF([.C304]=&quot;Electric&quot;;13;IF([.C304]=&quot;Psychic&quot;;14;IF([.C304]=&quot;Ice&quot;;15;IF([.C304]=&quot;Dragon&quot;;16;IF([.C304]=&quot;Dark&quot;;17;IF([.C30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05]=&quot;Normal&quot;;1;IF([.C305]=&quot;Fighting&quot;;2;IF([.C305]=&quot;Flying&quot;;3;IF([.C305]=&quot;Poison&quot;;4;IF([.C305]=&quot;Ground&quot;;5;IF([.C305]=&quot;Rock&quot;;6;IF([.C305]=&quot;Bug&quot;;7;IF([.C305]=&quot;Ghost&quot;;8;IF([.C305]=&quot;Steel&quot;;9;IF([.C305]=&quot;Fire&quot;;10;IF([.C305]=&quot;Water&quot;;11;IF([.C305]=&quot;Grass&quot;;12;IF([.C305]=&quot;Electric&quot;;13;IF([.C305]=&quot;Psychic&quot;;14;IF([.C305]=&quot;Ice&quot;;15;IF([.C305]=&quot;Dragon&quot;;16;IF([.C305]=&quot;Dark&quot;;17;IF([.C30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06]=&quot;Normal&quot;;1;IF([.C306]=&quot;Fighting&quot;;2;IF([.C306]=&quot;Flying&quot;;3;IF([.C306]=&quot;Poison&quot;;4;IF([.C306]=&quot;Ground&quot;;5;IF([.C306]=&quot;Rock&quot;;6;IF([.C306]=&quot;Bug&quot;;7;IF([.C306]=&quot;Ghost&quot;;8;IF([.C306]=&quot;Steel&quot;;9;IF([.C306]=&quot;Fire&quot;;10;IF([.C306]=&quot;Water&quot;;11;IF([.C306]=&quot;Grass&quot;;12;IF([.C306]=&quot;Electric&quot;;13;IF([.C306]=&quot;Psychic&quot;;14;IF([.C306]=&quot;Ice&quot;;15;IF([.C306]=&quot;Dragon&quot;;16;IF([.C306]=&quot;Dark&quot;;17;IF([.C306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307]=&quot;Normal&quot;;1;IF([.C307]=&quot;Fighting&quot;;2;IF([.C307]=&quot;Flying&quot;;3;IF([.C307]=&quot;Poison&quot;;4;IF([.C307]=&quot;Ground&quot;;5;IF([.C307]=&quot;Rock&quot;;6;IF([.C307]=&quot;Bug&quot;;7;IF([.C307]=&quot;Ghost&quot;;8;IF([.C307]=&quot;Steel&quot;;9;IF([.C307]=&quot;Fire&quot;;10;IF([.C307]=&quot;Water&quot;;11;IF([.C307]=&quot;Grass&quot;;12;IF([.C307]=&quot;Electric&quot;;13;IF([.C307]=&quot;Psychic&quot;;14;IF([.C307]=&quot;Ice&quot;;15;IF([.C307]=&quot;Dragon&quot;;16;IF([.C307]=&quot;Dark&quot;;17;IF([.C30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08]=&quot;Normal&quot;;1;IF([.C308]=&quot;Fighting&quot;;2;IF([.C308]=&quot;Flying&quot;;3;IF([.C308]=&quot;Poison&quot;;4;IF([.C308]=&quot;Ground&quot;;5;IF([.C308]=&quot;Rock&quot;;6;IF([.C308]=&quot;Bug&quot;;7;IF([.C308]=&quot;Ghost&quot;;8;IF([.C308]=&quot;Steel&quot;;9;IF([.C308]=&quot;Fire&quot;;10;IF([.C308]=&quot;Water&quot;;11;IF([.C308]=&quot;Grass&quot;;12;IF([.C308]=&quot;Electric&quot;;13;IF([.C308]=&quot;Psychic&quot;;14;IF([.C308]=&quot;Ice&quot;;15;IF([.C308]=&quot;Dragon&quot;;16;IF([.C308]=&quot;Dark&quot;;17;IF([.C30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09]=&quot;Normal&quot;;1;IF([.C309]=&quot;Fighting&quot;;2;IF([.C309]=&quot;Flying&quot;;3;IF([.C309]=&quot;Poison&quot;;4;IF([.C309]=&quot;Ground&quot;;5;IF([.C309]=&quot;Rock&quot;;6;IF([.C309]=&quot;Bug&quot;;7;IF([.C309]=&quot;Ghost&quot;;8;IF([.C309]=&quot;Steel&quot;;9;IF([.C309]=&quot;Fire&quot;;10;IF([.C309]=&quot;Water&quot;;11;IF([.C309]=&quot;Grass&quot;;12;IF([.C309]=&quot;Electric&quot;;13;IF([.C309]=&quot;Psychic&quot;;14;IF([.C309]=&quot;Ice&quot;;15;IF([.C309]=&quot;Dragon&quot;;16;IF([.C309]=&quot;Dark&quot;;17;IF([.C309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office:value-type="string" calcext:value-type="string">
            <text:p>90%*</text:p>
          </table:table-cell>
          <table:table-cell/>
          <table:table-cell table:formula="of:=IF([.C310]=&quot;Normal&quot;;1;IF([.C310]=&quot;Fighting&quot;;2;IF([.C310]=&quot;Flying&quot;;3;IF([.C310]=&quot;Poison&quot;;4;IF([.C310]=&quot;Ground&quot;;5;IF([.C310]=&quot;Rock&quot;;6;IF([.C310]=&quot;Bug&quot;;7;IF([.C310]=&quot;Ghost&quot;;8;IF([.C310]=&quot;Steel&quot;;9;IF([.C310]=&quot;Fire&quot;;10;IF([.C310]=&quot;Water&quot;;11;IF([.C310]=&quot;Grass&quot;;12;IF([.C310]=&quot;Electric&quot;;13;IF([.C310]=&quot;Psychic&quot;;14;IF([.C310]=&quot;Ice&quot;;15;IF([.C310]=&quot;Dragon&quot;;16;IF([.C310]=&quot;Dark&quot;;17;IF([.C310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11]=&quot;Normal&quot;;1;IF([.C311]=&quot;Fighting&quot;;2;IF([.C311]=&quot;Flying&quot;;3;IF([.C311]=&quot;Poison&quot;;4;IF([.C311]=&quot;Ground&quot;;5;IF([.C311]=&quot;Rock&quot;;6;IF([.C311]=&quot;Bug&quot;;7;IF([.C311]=&quot;Ghost&quot;;8;IF([.C311]=&quot;Steel&quot;;9;IF([.C311]=&quot;Fire&quot;;10;IF([.C311]=&quot;Water&quot;;11;IF([.C311]=&quot;Grass&quot;;12;IF([.C311]=&quot;Electric&quot;;13;IF([.C311]=&quot;Psychic&quot;;14;IF([.C311]=&quot;Ice&quot;;15;IF([.C311]=&quot;Dragon&quot;;16;IF([.C311]=&quot;Dark&quot;;17;IF([.C311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12]=&quot;Normal&quot;;1;IF([.C312]=&quot;Fighting&quot;;2;IF([.C312]=&quot;Flying&quot;;3;IF([.C312]=&quot;Poison&quot;;4;IF([.C312]=&quot;Ground&quot;;5;IF([.C312]=&quot;Rock&quot;;6;IF([.C312]=&quot;Bug&quot;;7;IF([.C312]=&quot;Ghost&quot;;8;IF([.C312]=&quot;Steel&quot;;9;IF([.C312]=&quot;Fire&quot;;10;IF([.C312]=&quot;Water&quot;;11;IF([.C312]=&quot;Grass&quot;;12;IF([.C312]=&quot;Electric&quot;;13;IF([.C312]=&quot;Psychic&quot;;14;IF([.C312]=&quot;Ice&quot;;15;IF([.C312]=&quot;Dragon&quot;;16;IF([.C312]=&quot;Dark&quot;;17;IF([.C31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13]=&quot;Normal&quot;;1;IF([.C313]=&quot;Fighting&quot;;2;IF([.C313]=&quot;Flying&quot;;3;IF([.C313]=&quot;Poison&quot;;4;IF([.C313]=&quot;Ground&quot;;5;IF([.C313]=&quot;Rock&quot;;6;IF([.C313]=&quot;Bug&quot;;7;IF([.C313]=&quot;Ghost&quot;;8;IF([.C313]=&quot;Steel&quot;;9;IF([.C313]=&quot;Fire&quot;;10;IF([.C313]=&quot;Water&quot;;11;IF([.C313]=&quot;Grass&quot;;12;IF([.C313]=&quot;Electric&quot;;13;IF([.C313]=&quot;Psychic&quot;;14;IF([.C313]=&quot;Ice&quot;;15;IF([.C313]=&quot;Dragon&quot;;16;IF([.C313]=&quot;Dark&quot;;17;IF([.C31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14]=&quot;Normal&quot;;1;IF([.C314]=&quot;Fighting&quot;;2;IF([.C314]=&quot;Flying&quot;;3;IF([.C314]=&quot;Poison&quot;;4;IF([.C314]=&quot;Ground&quot;;5;IF([.C314]=&quot;Rock&quot;;6;IF([.C314]=&quot;Bug&quot;;7;IF([.C314]=&quot;Ghost&quot;;8;IF([.C314]=&quot;Steel&quot;;9;IF([.C314]=&quot;Fire&quot;;10;IF([.C314]=&quot;Water&quot;;11;IF([.C314]=&quot;Grass&quot;;12;IF([.C314]=&quot;Electric&quot;;13;IF([.C314]=&quot;Psychic&quot;;14;IF([.C314]=&quot;Ice&quot;;15;IF([.C314]=&quot;Dragon&quot;;16;IF([.C314]=&quot;Dark&quot;;17;IF([.C314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315]=&quot;Normal&quot;;1;IF([.C315]=&quot;Fighting&quot;;2;IF([.C315]=&quot;Flying&quot;;3;IF([.C315]=&quot;Poison&quot;;4;IF([.C315]=&quot;Ground&quot;;5;IF([.C315]=&quot;Rock&quot;;6;IF([.C315]=&quot;Bug&quot;;7;IF([.C315]=&quot;Ghost&quot;;8;IF([.C315]=&quot;Steel&quot;;9;IF([.C315]=&quot;Fire&quot;;10;IF([.C315]=&quot;Water&quot;;11;IF([.C315]=&quot;Grass&quot;;12;IF([.C315]=&quot;Electric&quot;;13;IF([.C315]=&quot;Psychic&quot;;14;IF([.C315]=&quot;Ice&quot;;15;IF([.C315]=&quot;Dragon&quot;;16;IF([.C315]=&quot;Dark&quot;;17;IF([.C315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16]=&quot;Normal&quot;;1;IF([.C316]=&quot;Fighting&quot;;2;IF([.C316]=&quot;Flying&quot;;3;IF([.C316]=&quot;Poison&quot;;4;IF([.C316]=&quot;Ground&quot;;5;IF([.C316]=&quot;Rock&quot;;6;IF([.C316]=&quot;Bug&quot;;7;IF([.C316]=&quot;Ghost&quot;;8;IF([.C316]=&quot;Steel&quot;;9;IF([.C316]=&quot;Fire&quot;;10;IF([.C316]=&quot;Water&quot;;11;IF([.C316]=&quot;Grass&quot;;12;IF([.C316]=&quot;Electric&quot;;13;IF([.C316]=&quot;Psychic&quot;;14;IF([.C316]=&quot;Ice&quot;;15;IF([.C316]=&quot;Dragon&quot;;16;IF([.C316]=&quot;Dark&quot;;17;IF([.C316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317]=&quot;Normal&quot;;1;IF([.C317]=&quot;Fighting&quot;;2;IF([.C317]=&quot;Flying&quot;;3;IF([.C317]=&quot;Poison&quot;;4;IF([.C317]=&quot;Ground&quot;;5;IF([.C317]=&quot;Rock&quot;;6;IF([.C317]=&quot;Bug&quot;;7;IF([.C317]=&quot;Ghost&quot;;8;IF([.C317]=&quot;Steel&quot;;9;IF([.C317]=&quot;Fire&quot;;10;IF([.C317]=&quot;Water&quot;;11;IF([.C317]=&quot;Grass&quot;;12;IF([.C317]=&quot;Electric&quot;;13;IF([.C317]=&quot;Psychic&quot;;14;IF([.C317]=&quot;Ice&quot;;15;IF([.C317]=&quot;Dragon&quot;;16;IF([.C317]=&quot;Dark&quot;;17;IF([.C31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95%*</text:p>
          </table:table-cell>
          <table:table-cell/>
          <table:table-cell table:formula="of:=IF([.C318]=&quot;Normal&quot;;1;IF([.C318]=&quot;Fighting&quot;;2;IF([.C318]=&quot;Flying&quot;;3;IF([.C318]=&quot;Poison&quot;;4;IF([.C318]=&quot;Ground&quot;;5;IF([.C318]=&quot;Rock&quot;;6;IF([.C318]=&quot;Bug&quot;;7;IF([.C318]=&quot;Ghost&quot;;8;IF([.C318]=&quot;Steel&quot;;9;IF([.C318]=&quot;Fire&quot;;10;IF([.C318]=&quot;Water&quot;;11;IF([.C318]=&quot;Grass&quot;;12;IF([.C318]=&quot;Electric&quot;;13;IF([.C318]=&quot;Psychic&quot;;14;IF([.C318]=&quot;Ice&quot;;15;IF([.C318]=&quot;Dragon&quot;;16;IF([.C318]=&quot;Dark&quot;;17;IF([.C318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19]=&quot;Normal&quot;;1;IF([.C319]=&quot;Fighting&quot;;2;IF([.C319]=&quot;Flying&quot;;3;IF([.C319]=&quot;Poison&quot;;4;IF([.C319]=&quot;Ground&quot;;5;IF([.C319]=&quot;Rock&quot;;6;IF([.C319]=&quot;Bug&quot;;7;IF([.C319]=&quot;Ghost&quot;;8;IF([.C319]=&quot;Steel&quot;;9;IF([.C319]=&quot;Fire&quot;;10;IF([.C319]=&quot;Water&quot;;11;IF([.C319]=&quot;Grass&quot;;12;IF([.C319]=&quot;Electric&quot;;13;IF([.C319]=&quot;Psychic&quot;;14;IF([.C319]=&quot;Ice&quot;;15;IF([.C319]=&quot;Dragon&quot;;16;IF([.C319]=&quot;Dark&quot;;17;IF([.C319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320]=&quot;Normal&quot;;1;IF([.C320]=&quot;Fighting&quot;;2;IF([.C320]=&quot;Flying&quot;;3;IF([.C320]=&quot;Poison&quot;;4;IF([.C320]=&quot;Ground&quot;;5;IF([.C320]=&quot;Rock&quot;;6;IF([.C320]=&quot;Bug&quot;;7;IF([.C320]=&quot;Ghost&quot;;8;IF([.C320]=&quot;Steel&quot;;9;IF([.C320]=&quot;Fire&quot;;10;IF([.C320]=&quot;Water&quot;;11;IF([.C320]=&quot;Grass&quot;;12;IF([.C320]=&quot;Electric&quot;;13;IF([.C320]=&quot;Psychic&quot;;14;IF([.C320]=&quot;Ice&quot;;15;IF([.C320]=&quot;Dragon&quot;;16;IF([.C320]=&quot;Dark&quot;;17;IF([.C320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Grass Whistl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55" calcext:value-type="percentage">
            <text:p>55%</text:p>
          </table:table-cell>
          <table:table-cell/>
          <table:table-cell table:formula="of:=IF([.C321]=&quot;Normal&quot;;1;IF([.C321]=&quot;Fighting&quot;;2;IF([.C321]=&quot;Flying&quot;;3;IF([.C321]=&quot;Poison&quot;;4;IF([.C321]=&quot;Ground&quot;;5;IF([.C321]=&quot;Rock&quot;;6;IF([.C321]=&quot;Bug&quot;;7;IF([.C321]=&quot;Ghost&quot;;8;IF([.C321]=&quot;Steel&quot;;9;IF([.C321]=&quot;Fire&quot;;10;IF([.C321]=&quot;Water&quot;;11;IF([.C321]=&quot;Grass&quot;;12;IF([.C321]=&quot;Electric&quot;;13;IF([.C321]=&quot;Psychic&quot;;14;IF([.C321]=&quot;Ice&quot;;15;IF([.C321]=&quot;Dragon&quot;;16;IF([.C321]=&quot;Dark&quot;;17;IF([.C321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22]=&quot;Normal&quot;;1;IF([.C322]=&quot;Fighting&quot;;2;IF([.C322]=&quot;Flying&quot;;3;IF([.C322]=&quot;Poison&quot;;4;IF([.C322]=&quot;Ground&quot;;5;IF([.C322]=&quot;Rock&quot;;6;IF([.C322]=&quot;Bug&quot;;7;IF([.C322]=&quot;Ghost&quot;;8;IF([.C322]=&quot;Steel&quot;;9;IF([.C322]=&quot;Fire&quot;;10;IF([.C322]=&quot;Water&quot;;11;IF([.C322]=&quot;Grass&quot;;12;IF([.C322]=&quot;Electric&quot;;13;IF([.C322]=&quot;Psychic&quot;;14;IF([.C322]=&quot;Ice&quot;;15;IF([.C322]=&quot;Dragon&quot;;16;IF([.C322]=&quot;Dark&quot;;17;IF([.C32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Cosmic Pow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23]=&quot;Normal&quot;;1;IF([.C323]=&quot;Fighting&quot;;2;IF([.C323]=&quot;Flying&quot;;3;IF([.C323]=&quot;Poison&quot;;4;IF([.C323]=&quot;Ground&quot;;5;IF([.C323]=&quot;Rock&quot;;6;IF([.C323]=&quot;Bug&quot;;7;IF([.C323]=&quot;Ghost&quot;;8;IF([.C323]=&quot;Steel&quot;;9;IF([.C323]=&quot;Fire&quot;;10;IF([.C323]=&quot;Water&quot;;11;IF([.C323]=&quot;Grass&quot;;12;IF([.C323]=&quot;Electric&quot;;13;IF([.C323]=&quot;Psychic&quot;;14;IF([.C323]=&quot;Ice&quot;;15;IF([.C323]=&quot;Dragon&quot;;16;IF([.C323]=&quot;Dark&quot;;17;IF([.C32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24]=&quot;Normal&quot;;1;IF([.C324]=&quot;Fighting&quot;;2;IF([.C324]=&quot;Flying&quot;;3;IF([.C324]=&quot;Poison&quot;;4;IF([.C324]=&quot;Ground&quot;;5;IF([.C324]=&quot;Rock&quot;;6;IF([.C324]=&quot;Bug&quot;;7;IF([.C324]=&quot;Ghost&quot;;8;IF([.C324]=&quot;Steel&quot;;9;IF([.C324]=&quot;Fire&quot;;10;IF([.C324]=&quot;Water&quot;;11;IF([.C324]=&quot;Grass&quot;;12;IF([.C324]=&quot;Electric&quot;;13;IF([.C324]=&quot;Psychic&quot;;14;IF([.C324]=&quot;Ice&quot;;15;IF([.C324]=&quot;Dragon&quot;;16;IF([.C324]=&quot;Dark&quot;;17;IF([.C324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25]=&quot;Normal&quot;;1;IF([.C325]=&quot;Fighting&quot;;2;IF([.C325]=&quot;Flying&quot;;3;IF([.C325]=&quot;Poison&quot;;4;IF([.C325]=&quot;Ground&quot;;5;IF([.C325]=&quot;Rock&quot;;6;IF([.C325]=&quot;Bug&quot;;7;IF([.C325]=&quot;Ghost&quot;;8;IF([.C325]=&quot;Steel&quot;;9;IF([.C325]=&quot;Fire&quot;;10;IF([.C325]=&quot;Water&quot;;11;IF([.C325]=&quot;Grass&quot;;12;IF([.C325]=&quot;Electric&quot;;13;IF([.C325]=&quot;Psychic&quot;;14;IF([.C325]=&quot;Ice&quot;;15;IF([.C325]=&quot;Dragon&quot;;16;IF([.C325]=&quot;Dark&quot;;17;IF([.C32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326]=&quot;Normal&quot;;1;IF([.C326]=&quot;Fighting&quot;;2;IF([.C326]=&quot;Flying&quot;;3;IF([.C326]=&quot;Poison&quot;;4;IF([.C326]=&quot;Ground&quot;;5;IF([.C326]=&quot;Rock&quot;;6;IF([.C326]=&quot;Bug&quot;;7;IF([.C326]=&quot;Ghost&quot;;8;IF([.C326]=&quot;Steel&quot;;9;IF([.C326]=&quot;Fire&quot;;10;IF([.C326]=&quot;Water&quot;;11;IF([.C326]=&quot;Grass&quot;;12;IF([.C326]=&quot;Electric&quot;;13;IF([.C326]=&quot;Psychic&quot;;14;IF([.C326]=&quot;Ice&quot;;15;IF([.C326]=&quot;Dragon&quot;;16;IF([.C326]=&quot;Dark&quot;;17;IF([.C326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20*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27]=&quot;Normal&quot;;1;IF([.C327]=&quot;Fighting&quot;;2;IF([.C327]=&quot;Flying&quot;;3;IF([.C327]=&quot;Poison&quot;;4;IF([.C327]=&quot;Ground&quot;;5;IF([.C327]=&quot;Rock&quot;;6;IF([.C327]=&quot;Bug&quot;;7;IF([.C327]=&quot;Ghost&quot;;8;IF([.C327]=&quot;Steel&quot;;9;IF([.C327]=&quot;Fire&quot;;10;IF([.C327]=&quot;Water&quot;;11;IF([.C327]=&quot;Grass&quot;;12;IF([.C327]=&quot;Electric&quot;;13;IF([.C327]=&quot;Psychic&quot;;14;IF([.C327]=&quot;Ice&quot;;15;IF([.C327]=&quot;Dragon&quot;;16;IF([.C327]=&quot;Dark&quot;;17;IF([.C32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28]=&quot;Normal&quot;;1;IF([.C328]=&quot;Fighting&quot;;2;IF([.C328]=&quot;Flying&quot;;3;IF([.C328]=&quot;Poison&quot;;4;IF([.C328]=&quot;Ground&quot;;5;IF([.C328]=&quot;Rock&quot;;6;IF([.C328]=&quot;Bug&quot;;7;IF([.C328]=&quot;Ghost&quot;;8;IF([.C328]=&quot;Steel&quot;;9;IF([.C328]=&quot;Fire&quot;;10;IF([.C328]=&quot;Water&quot;;11;IF([.C328]=&quot;Grass&quot;;12;IF([.C328]=&quot;Electric&quot;;13;IF([.C328]=&quot;Psychic&quot;;14;IF([.C328]=&quot;Ice&quot;;15;IF([.C328]=&quot;Dragon&quot;;16;IF([.C328]=&quot;Dark&quot;;17;IF([.C32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85%*</text:p>
          </table:table-cell>
          <table:table-cell/>
          <table:table-cell table:formula="of:=IF([.C329]=&quot;Normal&quot;;1;IF([.C329]=&quot;Fighting&quot;;2;IF([.C329]=&quot;Flying&quot;;3;IF([.C329]=&quot;Poison&quot;;4;IF([.C329]=&quot;Ground&quot;;5;IF([.C329]=&quot;Rock&quot;;6;IF([.C329]=&quot;Bug&quot;;7;IF([.C329]=&quot;Ghost&quot;;8;IF([.C329]=&quot;Steel&quot;;9;IF([.C329]=&quot;Fire&quot;;10;IF([.C329]=&quot;Water&quot;;11;IF([.C329]=&quot;Grass&quot;;12;IF([.C329]=&quot;Electric&quot;;13;IF([.C329]=&quot;Psychic&quot;;14;IF([.C329]=&quot;Ice&quot;;15;IF([.C329]=&quot;Dragon&quot;;16;IF([.C329]=&quot;Dark&quot;;17;IF([.C329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3" calcext:value-type="percentage">
            <text:p>30%</text:p>
          </table:table-cell>
          <table:table-cell/>
          <table:table-cell table:formula="of:=IF([.C330]=&quot;Normal&quot;;1;IF([.C330]=&quot;Fighting&quot;;2;IF([.C330]=&quot;Flying&quot;;3;IF([.C330]=&quot;Poison&quot;;4;IF([.C330]=&quot;Ground&quot;;5;IF([.C330]=&quot;Rock&quot;;6;IF([.C330]=&quot;Bug&quot;;7;IF([.C330]=&quot;Ghost&quot;;8;IF([.C330]=&quot;Steel&quot;;9;IF([.C330]=&quot;Fire&quot;;10;IF([.C330]=&quot;Water&quot;;11;IF([.C330]=&quot;Grass&quot;;12;IF([.C330]=&quot;Electric&quot;;13;IF([.C330]=&quot;Psychic&quot;;14;IF([.C330]=&quot;Ice&quot;;15;IF([.C330]=&quot;Dragon&quot;;16;IF([.C330]=&quot;Dark&quot;;17;IF([.C330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331]=&quot;Normal&quot;;1;IF([.C331]=&quot;Fighting&quot;;2;IF([.C331]=&quot;Flying&quot;;3;IF([.C331]=&quot;Poison&quot;;4;IF([.C331]=&quot;Ground&quot;;5;IF([.C331]=&quot;Rock&quot;;6;IF([.C331]=&quot;Bug&quot;;7;IF([.C331]=&quot;Ghost&quot;;8;IF([.C331]=&quot;Steel&quot;;9;IF([.C331]=&quot;Fire&quot;;10;IF([.C331]=&quot;Water&quot;;11;IF([.C331]=&quot;Grass&quot;;12;IF([.C331]=&quot;Electric&quot;;13;IF([.C331]=&quot;Psychic&quot;;14;IF([.C331]=&quot;Ice&quot;;15;IF([.C331]=&quot;Dragon&quot;;16;IF([.C331]=&quot;Dark&quot;;17;IF([.C33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32]=&quot;Normal&quot;;1;IF([.C332]=&quot;Fighting&quot;;2;IF([.C332]=&quot;Flying&quot;;3;IF([.C332]=&quot;Poison&quot;;4;IF([.C332]=&quot;Ground&quot;;5;IF([.C332]=&quot;Rock&quot;;6;IF([.C332]=&quot;Bug&quot;;7;IF([.C332]=&quot;Ghost&quot;;8;IF([.C332]=&quot;Steel&quot;;9;IF([.C332]=&quot;Fire&quot;;10;IF([.C332]=&quot;Water&quot;;11;IF([.C332]=&quot;Grass&quot;;12;IF([.C332]=&quot;Electric&quot;;13;IF([.C332]=&quot;Psychic&quot;;14;IF([.C332]=&quot;Ice&quot;;15;IF([.C332]=&quot;Dragon&quot;;16;IF([.C332]=&quot;Dark&quot;;17;IF([.C332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333]=&quot;Normal&quot;;1;IF([.C333]=&quot;Fighting&quot;;2;IF([.C333]=&quot;Flying&quot;;3;IF([.C333]=&quot;Poison&quot;;4;IF([.C333]=&quot;Ground&quot;;5;IF([.C333]=&quot;Rock&quot;;6;IF([.C333]=&quot;Bug&quot;;7;IF([.C333]=&quot;Ghost&quot;;8;IF([.C333]=&quot;Steel&quot;;9;IF([.C333]=&quot;Fire&quot;;10;IF([.C333]=&quot;Water&quot;;11;IF([.C333]=&quot;Grass&quot;;12;IF([.C333]=&quot;Electric&quot;;13;IF([.C333]=&quot;Psychic&quot;;14;IF([.C333]=&quot;Ice&quot;;15;IF([.C333]=&quot;Dragon&quot;;16;IF([.C333]=&quot;Dark&quot;;17;IF([.C333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34]=&quot;Normal&quot;;1;IF([.C334]=&quot;Fighting&quot;;2;IF([.C334]=&quot;Flying&quot;;3;IF([.C334]=&quot;Poison&quot;;4;IF([.C334]=&quot;Ground&quot;;5;IF([.C334]=&quot;Rock&quot;;6;IF([.C334]=&quot;Bug&quot;;7;IF([.C334]=&quot;Ghost&quot;;8;IF([.C334]=&quot;Steel&quot;;9;IF([.C334]=&quot;Fire&quot;;10;IF([.C334]=&quot;Water&quot;;11;IF([.C334]=&quot;Grass&quot;;12;IF([.C334]=&quot;Electric&quot;;13;IF([.C334]=&quot;Psychic&quot;;14;IF([.C334]=&quot;Ice&quot;;15;IF([.C334]=&quot;Dragon&quot;;16;IF([.C334]=&quot;Dark&quot;;17;IF([.C33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35]=&quot;Normal&quot;;1;IF([.C335]=&quot;Fighting&quot;;2;IF([.C335]=&quot;Flying&quot;;3;IF([.C335]=&quot;Poison&quot;;4;IF([.C335]=&quot;Ground&quot;;5;IF([.C335]=&quot;Rock&quot;;6;IF([.C335]=&quot;Bug&quot;;7;IF([.C335]=&quot;Ghost&quot;;8;IF([.C335]=&quot;Steel&quot;;9;IF([.C335]=&quot;Fire&quot;;10;IF([.C335]=&quot;Water&quot;;11;IF([.C335]=&quot;Grass&quot;;12;IF([.C335]=&quot;Electric&quot;;13;IF([.C335]=&quot;Psychic&quot;;14;IF([.C335]=&quot;Ice&quot;;15;IF([.C335]=&quot;Dragon&quot;;16;IF([.C335]=&quot;Dark&quot;;17;IF([.C33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36]=&quot;Normal&quot;;1;IF([.C336]=&quot;Fighting&quot;;2;IF([.C336]=&quot;Flying&quot;;3;IF([.C336]=&quot;Poison&quot;;4;IF([.C336]=&quot;Ground&quot;;5;IF([.C336]=&quot;Rock&quot;;6;IF([.C336]=&quot;Bug&quot;;7;IF([.C336]=&quot;Ghost&quot;;8;IF([.C336]=&quot;Steel&quot;;9;IF([.C336]=&quot;Fire&quot;;10;IF([.C336]=&quot;Water&quot;;11;IF([.C336]=&quot;Grass&quot;;12;IF([.C336]=&quot;Electric&quot;;13;IF([.C336]=&quot;Psychic&quot;;14;IF([.C336]=&quot;Ice&quot;;15;IF([.C336]=&quot;Dragon&quot;;16;IF([.C336]=&quot;Dark&quot;;17;IF([.C33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 user howls loudly to raise its spirit, boosting its Attack stat.</text:p>
          </table:table-cell>
          <table:table-cell table:formula="of:=IF([.C337]=&quot;Normal&quot;;1;IF([.C337]=&quot;Fighting&quot;;2;IF([.C337]=&quot;Flying&quot;;3;IF([.C337]=&quot;Poison&quot;;4;IF([.C337]=&quot;Ground&quot;;5;IF([.C337]=&quot;Rock&quot;;6;IF([.C337]=&quot;Bug&quot;;7;IF([.C337]=&quot;Ghost&quot;;8;IF([.C337]=&quot;Steel&quot;;9;IF([.C337]=&quot;Fire&quot;;10;IF([.C337]=&quot;Water&quot;;11;IF([.C337]=&quot;Grass&quot;;12;IF([.C337]=&quot;Electric&quot;;13;IF([.C337]=&quot;Psychic&quot;;14;IF([.C337]=&quot;Ice&quot;;15;IF([.C337]=&quot;Dragon&quot;;16;IF([.C337]=&quot;Dark&quot;;17;IF([.C337]=&quot;Fairy&quot;;18;0))))))))))))))))))"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_27_+1</text:p>
          </table:table-cell>
          <table:table-cell table:number-columns-repeated="1013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38]=&quot;Normal&quot;;1;IF([.C338]=&quot;Fighting&quot;;2;IF([.C338]=&quot;Flying&quot;;3;IF([.C338]=&quot;Poison&quot;;4;IF([.C338]=&quot;Ground&quot;;5;IF([.C338]=&quot;Rock&quot;;6;IF([.C338]=&quot;Bug&quot;;7;IF([.C338]=&quot;Ghost&quot;;8;IF([.C338]=&quot;Steel&quot;;9;IF([.C338]=&quot;Fire&quot;;10;IF([.C338]=&quot;Water&quot;;11;IF([.C338]=&quot;Grass&quot;;12;IF([.C338]=&quot;Electric&quot;;13;IF([.C338]=&quot;Psychic&quot;;14;IF([.C338]=&quot;Ice&quot;;15;IF([.C338]=&quot;Dragon&quot;;16;IF([.C338]=&quot;Dark&quot;;17;IF([.C338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39]=&quot;Normal&quot;;1;IF([.C339]=&quot;Fighting&quot;;2;IF([.C339]=&quot;Flying&quot;;3;IF([.C339]=&quot;Poison&quot;;4;IF([.C339]=&quot;Ground&quot;;5;IF([.C339]=&quot;Rock&quot;;6;IF([.C339]=&quot;Bug&quot;;7;IF([.C339]=&quot;Ghost&quot;;8;IF([.C339]=&quot;Steel&quot;;9;IF([.C339]=&quot;Fire&quot;;10;IF([.C339]=&quot;Water&quot;;11;IF([.C339]=&quot;Grass&quot;;12;IF([.C339]=&quot;Electric&quot;;13;IF([.C339]=&quot;Psychic&quot;;14;IF([.C339]=&quot;Ice&quot;;15;IF([.C339]=&quot;Dragon&quot;;16;IF([.C339]=&quot;Dark&quot;;17;IF([.C33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40]=&quot;Normal&quot;;1;IF([.C340]=&quot;Fighting&quot;;2;IF([.C340]=&quot;Flying&quot;;3;IF([.C340]=&quot;Poison&quot;;4;IF([.C340]=&quot;Ground&quot;;5;IF([.C340]=&quot;Rock&quot;;6;IF([.C340]=&quot;Bug&quot;;7;IF([.C340]=&quot;Ghost&quot;;8;IF([.C340]=&quot;Steel&quot;;9;IF([.C340]=&quot;Fire&quot;;10;IF([.C340]=&quot;Water&quot;;11;IF([.C340]=&quot;Grass&quot;;12;IF([.C340]=&quot;Electric&quot;;13;IF([.C340]=&quot;Psychic&quot;;14;IF([.C340]=&quot;Ice&quot;;15;IF([.C340]=&quot;Dragon&quot;;16;IF([.C340]=&quot;Dark&quot;;17;IF([.C34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341]=&quot;Normal&quot;;1;IF([.C341]=&quot;Fighting&quot;;2;IF([.C341]=&quot;Flying&quot;;3;IF([.C341]=&quot;Poison&quot;;4;IF([.C341]=&quot;Ground&quot;;5;IF([.C341]=&quot;Rock&quot;;6;IF([.C341]=&quot;Bug&quot;;7;IF([.C341]=&quot;Ghost&quot;;8;IF([.C341]=&quot;Steel&quot;;9;IF([.C341]=&quot;Fire&quot;;10;IF([.C341]=&quot;Water&quot;;11;IF([.C341]=&quot;Grass&quot;;12;IF([.C341]=&quot;Electric&quot;;13;IF([.C341]=&quot;Psychic&quot;;14;IF([.C341]=&quot;Ice&quot;;15;IF([.C341]=&quot;Dragon&quot;;16;IF([.C341]=&quot;Dark&quot;;17;IF([.C341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342]=&quot;Normal&quot;;1;IF([.C342]=&quot;Fighting&quot;;2;IF([.C342]=&quot;Flying&quot;;3;IF([.C342]=&quot;Poison&quot;;4;IF([.C342]=&quot;Ground&quot;;5;IF([.C342]=&quot;Rock&quot;;6;IF([.C342]=&quot;Bug&quot;;7;IF([.C342]=&quot;Ghost&quot;;8;IF([.C342]=&quot;Steel&quot;;9;IF([.C342]=&quot;Fire&quot;;10;IF([.C342]=&quot;Water&quot;;11;IF([.C342]=&quot;Grass&quot;;12;IF([.C342]=&quot;Electric&quot;;13;IF([.C342]=&quot;Psychic&quot;;14;IF([.C342]=&quot;Ice&quot;;15;IF([.C342]=&quot;Dragon&quot;;16;IF([.C342]=&quot;Dark&quot;;17;IF([.C342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43]=&quot;Normal&quot;;1;IF([.C343]=&quot;Fighting&quot;;2;IF([.C343]=&quot;Flying&quot;;3;IF([.C343]=&quot;Poison&quot;;4;IF([.C343]=&quot;Ground&quot;;5;IF([.C343]=&quot;Rock&quot;;6;IF([.C343]=&quot;Bug&quot;;7;IF([.C343]=&quot;Ghost&quot;;8;IF([.C343]=&quot;Steel&quot;;9;IF([.C343]=&quot;Fire&quot;;10;IF([.C343]=&quot;Water&quot;;11;IF([.C343]=&quot;Grass&quot;;12;IF([.C343]=&quot;Electric&quot;;13;IF([.C343]=&quot;Psychic&quot;;14;IF([.C343]=&quot;Ice&quot;;15;IF([.C343]=&quot;Dragon&quot;;16;IF([.C343]=&quot;Dark&quot;;17;IF([.C343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44]=&quot;Normal&quot;;1;IF([.C344]=&quot;Fighting&quot;;2;IF([.C344]=&quot;Flying&quot;;3;IF([.C344]=&quot;Poison&quot;;4;IF([.C344]=&quot;Ground&quot;;5;IF([.C344]=&quot;Rock&quot;;6;IF([.C344]=&quot;Bug&quot;;7;IF([.C344]=&quot;Ghost&quot;;8;IF([.C344]=&quot;Steel&quot;;9;IF([.C344]=&quot;Fire&quot;;10;IF([.C344]=&quot;Water&quot;;11;IF([.C344]=&quot;Grass&quot;;12;IF([.C344]=&quot;Electric&quot;;13;IF([.C344]=&quot;Psychic&quot;;14;IF([.C344]=&quot;Ice&quot;;15;IF([.C344]=&quot;Dragon&quot;;16;IF([.C344]=&quot;Dark&quot;;17;IF([.C34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45]=&quot;Normal&quot;;1;IF([.C345]=&quot;Fighting&quot;;2;IF([.C345]=&quot;Flying&quot;;3;IF([.C345]=&quot;Poison&quot;;4;IF([.C345]=&quot;Ground&quot;;5;IF([.C345]=&quot;Rock&quot;;6;IF([.C345]=&quot;Bug&quot;;7;IF([.C345]=&quot;Ghost&quot;;8;IF([.C345]=&quot;Steel&quot;;9;IF([.C345]=&quot;Fire&quot;;10;IF([.C345]=&quot;Water&quot;;11;IF([.C345]=&quot;Grass&quot;;12;IF([.C345]=&quot;Electric&quot;;13;IF([.C345]=&quot;Psychic&quot;;14;IF([.C345]=&quot;Ice&quot;;15;IF([.C345]=&quot;Dragon&quot;;16;IF([.C345]=&quot;Dark&quot;;17;IF([.C34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346]=&quot;Normal&quot;;1;IF([.C346]=&quot;Fighting&quot;;2;IF([.C346]=&quot;Flying&quot;;3;IF([.C346]=&quot;Poison&quot;;4;IF([.C346]=&quot;Ground&quot;;5;IF([.C346]=&quot;Rock&quot;;6;IF([.C346]=&quot;Bug&quot;;7;IF([.C346]=&quot;Ghost&quot;;8;IF([.C346]=&quot;Steel&quot;;9;IF([.C346]=&quot;Fire&quot;;10;IF([.C346]=&quot;Water&quot;;11;IF([.C346]=&quot;Grass&quot;;12;IF([.C346]=&quot;Electric&quot;;13;IF([.C346]=&quot;Psychic&quot;;14;IF([.C346]=&quot;Ice&quot;;15;IF([.C346]=&quot;Dragon&quot;;16;IF([.C346]=&quot;Dark&quot;;17;IF([.C34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47]=&quot;Normal&quot;;1;IF([.C347]=&quot;Fighting&quot;;2;IF([.C347]=&quot;Flying&quot;;3;IF([.C347]=&quot;Poison&quot;;4;IF([.C347]=&quot;Ground&quot;;5;IF([.C347]=&quot;Rock&quot;;6;IF([.C347]=&quot;Bug&quot;;7;IF([.C347]=&quot;Ghost&quot;;8;IF([.C347]=&quot;Steel&quot;;9;IF([.C347]=&quot;Fire&quot;;10;IF([.C347]=&quot;Water&quot;;11;IF([.C347]=&quot;Grass&quot;;12;IF([.C347]=&quot;Electric&quot;;13;IF([.C347]=&quot;Psychic&quot;;14;IF([.C347]=&quot;Ice&quot;;15;IF([.C347]=&quot;Dragon&quot;;16;IF([.C347]=&quot;Dark&quot;;17;IF([.C347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48]=&quot;Normal&quot;;1;IF([.C348]=&quot;Fighting&quot;;2;IF([.C348]=&quot;Flying&quot;;3;IF([.C348]=&quot;Poison&quot;;4;IF([.C348]=&quot;Ground&quot;;5;IF([.C348]=&quot;Rock&quot;;6;IF([.C348]=&quot;Bug&quot;;7;IF([.C348]=&quot;Ghost&quot;;8;IF([.C348]=&quot;Steel&quot;;9;IF([.C348]=&quot;Fire&quot;;10;IF([.C348]=&quot;Water&quot;;11;IF([.C348]=&quot;Grass&quot;;12;IF([.C348]=&quot;Electric&quot;;13;IF([.C348]=&quot;Psychic&quot;;14;IF([.C348]=&quot;Ice&quot;;15;IF([.C348]=&quot;Dragon&quot;;16;IF([.C348]=&quot;Dark&quot;;17;IF([.C34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49]=&quot;Normal&quot;;1;IF([.C349]=&quot;Fighting&quot;;2;IF([.C349]=&quot;Flying&quot;;3;IF([.C349]=&quot;Poison&quot;;4;IF([.C349]=&quot;Ground&quot;;5;IF([.C349]=&quot;Rock&quot;;6;IF([.C349]=&quot;Bug&quot;;7;IF([.C349]=&quot;Ghost&quot;;8;IF([.C349]=&quot;Steel&quot;;9;IF([.C349]=&quot;Fire&quot;;10;IF([.C349]=&quot;Water&quot;;11;IF([.C349]=&quot;Grass&quot;;12;IF([.C349]=&quot;Electric&quot;;13;IF([.C349]=&quot;Psychic&quot;;14;IF([.C349]=&quot;Ice&quot;;15;IF([.C349]=&quot;Dragon&quot;;16;IF([.C349]=&quot;Dark&quot;;17;IF([.C34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50]=&quot;Normal&quot;;1;IF([.C350]=&quot;Fighting&quot;;2;IF([.C350]=&quot;Flying&quot;;3;IF([.C350]=&quot;Poison&quot;;4;IF([.C350]=&quot;Ground&quot;;5;IF([.C350]=&quot;Rock&quot;;6;IF([.C350]=&quot;Bug&quot;;7;IF([.C350]=&quot;Ghost&quot;;8;IF([.C350]=&quot;Steel&quot;;9;IF([.C350]=&quot;Fire&quot;;10;IF([.C350]=&quot;Water&quot;;11;IF([.C350]=&quot;Grass&quot;;12;IF([.C350]=&quot;Electric&quot;;13;IF([.C350]=&quot;Psychic&quot;;14;IF([.C350]=&quot;Ice&quot;;15;IF([.C350]=&quot;Dragon&quot;;16;IF([.C350]=&quot;Dark&quot;;17;IF([.C350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%*</text:p>
          </table:table-cell>
          <table:table-cell/>
          <table:table-cell table:formula="of:=IF([.C351]=&quot;Normal&quot;;1;IF([.C351]=&quot;Fighting&quot;;2;IF([.C351]=&quot;Flying&quot;;3;IF([.C351]=&quot;Poison&quot;;4;IF([.C351]=&quot;Ground&quot;;5;IF([.C351]=&quot;Rock&quot;;6;IF([.C351]=&quot;Bug&quot;;7;IF([.C351]=&quot;Ghost&quot;;8;IF([.C351]=&quot;Steel&quot;;9;IF([.C351]=&quot;Fire&quot;;10;IF([.C351]=&quot;Water&quot;;11;IF([.C351]=&quot;Grass&quot;;12;IF([.C351]=&quot;Electric&quot;;13;IF([.C351]=&quot;Psychic&quot;;14;IF([.C351]=&quot;Ice&quot;;15;IF([.C351]=&quot;Dragon&quot;;16;IF([.C351]=&quot;Dark&quot;;17;IF([.C351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352]=&quot;Normal&quot;;1;IF([.C352]=&quot;Fighting&quot;;2;IF([.C352]=&quot;Flying&quot;;3;IF([.C352]=&quot;Poison&quot;;4;IF([.C352]=&quot;Ground&quot;;5;IF([.C352]=&quot;Rock&quot;;6;IF([.C352]=&quot;Bug&quot;;7;IF([.C352]=&quot;Ghost&quot;;8;IF([.C352]=&quot;Steel&quot;;9;IF([.C352]=&quot;Fire&quot;;10;IF([.C352]=&quot;Water&quot;;11;IF([.C352]=&quot;Grass&quot;;12;IF([.C352]=&quot;Electric&quot;;13;IF([.C352]=&quot;Psychic&quot;;14;IF([.C352]=&quot;Ice&quot;;15;IF([.C352]=&quot;Dragon&quot;;16;IF([.C352]=&quot;Dark&quot;;17;IF([.C352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53]=&quot;Normal&quot;;1;IF([.C353]=&quot;Fighting&quot;;2;IF([.C353]=&quot;Flying&quot;;3;IF([.C353]=&quot;Poison&quot;;4;IF([.C353]=&quot;Ground&quot;;5;IF([.C353]=&quot;Rock&quot;;6;IF([.C353]=&quot;Bug&quot;;7;IF([.C353]=&quot;Ghost&quot;;8;IF([.C353]=&quot;Steel&quot;;9;IF([.C353]=&quot;Fire&quot;;10;IF([.C353]=&quot;Water&quot;;11;IF([.C353]=&quot;Grass&quot;;12;IF([.C353]=&quot;Electric&quot;;13;IF([.C353]=&quot;Psychic&quot;;14;IF([.C353]=&quot;Ice&quot;;15;IF([.C353]=&quot;Dragon&quot;;16;IF([.C353]=&quot;Dark&quot;;17;IF([.C35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0*</text:p>
          </table:table-cell>
          <table:table-cell office:value-type="string" calcext:value-type="string">
            <text:p>100%*</text:p>
          </table:table-cell>
          <table:table-cell/>
          <table:table-cell table:formula="of:=IF([.C354]=&quot;Normal&quot;;1;IF([.C354]=&quot;Fighting&quot;;2;IF([.C354]=&quot;Flying&quot;;3;IF([.C354]=&quot;Poison&quot;;4;IF([.C354]=&quot;Ground&quot;;5;IF([.C354]=&quot;Rock&quot;;6;IF([.C354]=&quot;Bug&quot;;7;IF([.C354]=&quot;Ghost&quot;;8;IF([.C354]=&quot;Steel&quot;;9;IF([.C354]=&quot;Fire&quot;;10;IF([.C354]=&quot;Water&quot;;11;IF([.C354]=&quot;Grass&quot;;12;IF([.C354]=&quot;Electric&quot;;13;IF([.C354]=&quot;Psychic&quot;;14;IF([.C354]=&quot;Ice&quot;;15;IF([.C354]=&quot;Dragon&quot;;16;IF([.C354]=&quot;Dark&quot;;17;IF([.C354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55]=&quot;Normal&quot;;1;IF([.C355]=&quot;Fighting&quot;;2;IF([.C355]=&quot;Flying&quot;;3;IF([.C355]=&quot;Poison&quot;;4;IF([.C355]=&quot;Ground&quot;;5;IF([.C355]=&quot;Rock&quot;;6;IF([.C355]=&quot;Bug&quot;;7;IF([.C355]=&quot;Ghost&quot;;8;IF([.C355]=&quot;Steel&quot;;9;IF([.C355]=&quot;Fire&quot;;10;IF([.C355]=&quot;Water&quot;;11;IF([.C355]=&quot;Grass&quot;;12;IF([.C355]=&quot;Electric&quot;;13;IF([.C355]=&quot;Psychic&quot;;14;IF([.C355]=&quot;Ice&quot;;15;IF([.C355]=&quot;Dragon&quot;;16;IF([.C355]=&quot;Dark&quot;;17;IF([.C355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56]=&quot;Normal&quot;;1;IF([.C356]=&quot;Fighting&quot;;2;IF([.C356]=&quot;Flying&quot;;3;IF([.C356]=&quot;Poison&quot;;4;IF([.C356]=&quot;Ground&quot;;5;IF([.C356]=&quot;Rock&quot;;6;IF([.C356]=&quot;Bug&quot;;7;IF([.C356]=&quot;Ghost&quot;;8;IF([.C356]=&quot;Steel&quot;;9;IF([.C356]=&quot;Fire&quot;;10;IF([.C356]=&quot;Water&quot;;11;IF([.C356]=&quot;Grass&quot;;12;IF([.C356]=&quot;Electric&quot;;13;IF([.C356]=&quot;Psychic&quot;;14;IF([.C356]=&quot;Ice&quot;;15;IF([.C356]=&quot;Dragon&quot;;16;IF([.C356]=&quot;Dark&quot;;17;IF([.C356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57]=&quot;Normal&quot;;1;IF([.C357]=&quot;Fighting&quot;;2;IF([.C357]=&quot;Flying&quot;;3;IF([.C357]=&quot;Poison&quot;;4;IF([.C357]=&quot;Ground&quot;;5;IF([.C357]=&quot;Rock&quot;;6;IF([.C357]=&quot;Bug&quot;;7;IF([.C357]=&quot;Ghost&quot;;8;IF([.C357]=&quot;Steel&quot;;9;IF([.C357]=&quot;Fire&quot;;10;IF([.C357]=&quot;Water&quot;;11;IF([.C357]=&quot;Grass&quot;;12;IF([.C357]=&quot;Electric&quot;;13;IF([.C357]=&quot;Psychic&quot;;14;IF([.C357]=&quot;Ice&quot;;15;IF([.C357]=&quot;Dragon&quot;;16;IF([.C357]=&quot;Dark&quot;;17;IF([.C35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58]=&quot;Normal&quot;;1;IF([.C358]=&quot;Fighting&quot;;2;IF([.C358]=&quot;Flying&quot;;3;IF([.C358]=&quot;Poison&quot;;4;IF([.C358]=&quot;Ground&quot;;5;IF([.C358]=&quot;Rock&quot;;6;IF([.C358]=&quot;Bug&quot;;7;IF([.C358]=&quot;Ghost&quot;;8;IF([.C358]=&quot;Steel&quot;;9;IF([.C358]=&quot;Fire&quot;;10;IF([.C358]=&quot;Water&quot;;11;IF([.C358]=&quot;Grass&quot;;12;IF([.C358]=&quot;Electric&quot;;13;IF([.C358]=&quot;Psychic&quot;;14;IF([.C358]=&quot;Ice&quot;;15;IF([.C358]=&quot;Dragon&quot;;16;IF([.C358]=&quot;Dark&quot;;17;IF([.C35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59]=&quot;Normal&quot;;1;IF([.C359]=&quot;Fighting&quot;;2;IF([.C359]=&quot;Flying&quot;;3;IF([.C359]=&quot;Poison&quot;;4;IF([.C359]=&quot;Ground&quot;;5;IF([.C359]=&quot;Rock&quot;;6;IF([.C359]=&quot;Bug&quot;;7;IF([.C359]=&quot;Ghost&quot;;8;IF([.C359]=&quot;Steel&quot;;9;IF([.C359]=&quot;Fire&quot;;10;IF([.C359]=&quot;Water&quot;;11;IF([.C359]=&quot;Grass&quot;;12;IF([.C359]=&quot;Electric&quot;;13;IF([.C359]=&quot;Psychic&quot;;14;IF([.C359]=&quot;Ice&quot;;15;IF([.C359]=&quot;Dragon&quot;;16;IF([.C359]=&quot;Dark&quot;;17;IF([.C359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360]=&quot;Normal&quot;;1;IF([.C360]=&quot;Fighting&quot;;2;IF([.C360]=&quot;Flying&quot;;3;IF([.C360]=&quot;Poison&quot;;4;IF([.C360]=&quot;Ground&quot;;5;IF([.C360]=&quot;Rock&quot;;6;IF([.C360]=&quot;Bug&quot;;7;IF([.C360]=&quot;Ghost&quot;;8;IF([.C360]=&quot;Steel&quot;;9;IF([.C360]=&quot;Fire&quot;;10;IF([.C360]=&quot;Water&quot;;11;IF([.C360]=&quot;Grass&quot;;12;IF([.C360]=&quot;Electric&quot;;13;IF([.C360]=&quot;Psychic&quot;;14;IF([.C360]=&quot;Ice&quot;;15;IF([.C360]=&quot;Dragon&quot;;16;IF([.C360]=&quot;Dark&quot;;17;IF([.C36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1]=&quot;Normal&quot;;1;IF([.C361]=&quot;Fighting&quot;;2;IF([.C361]=&quot;Flying&quot;;3;IF([.C361]=&quot;Poison&quot;;4;IF([.C361]=&quot;Ground&quot;;5;IF([.C361]=&quot;Rock&quot;;6;IF([.C361]=&quot;Bug&quot;;7;IF([.C361]=&quot;Ghost&quot;;8;IF([.C361]=&quot;Steel&quot;;9;IF([.C361]=&quot;Fire&quot;;10;IF([.C361]=&quot;Water&quot;;11;IF([.C361]=&quot;Grass&quot;;12;IF([.C361]=&quot;Electric&quot;;13;IF([.C361]=&quot;Psychic&quot;;14;IF([.C361]=&quot;Ice&quot;;15;IF([.C361]=&quot;Dragon&quot;;16;IF([.C361]=&quot;Dark&quot;;17;IF([.C361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62]=&quot;Normal&quot;;1;IF([.C362]=&quot;Fighting&quot;;2;IF([.C362]=&quot;Flying&quot;;3;IF([.C362]=&quot;Poison&quot;;4;IF([.C362]=&quot;Ground&quot;;5;IF([.C362]=&quot;Rock&quot;;6;IF([.C362]=&quot;Bug&quot;;7;IF([.C362]=&quot;Ghost&quot;;8;IF([.C362]=&quot;Steel&quot;;9;IF([.C362]=&quot;Fire&quot;;10;IF([.C362]=&quot;Water&quot;;11;IF([.C362]=&quot;Grass&quot;;12;IF([.C362]=&quot;Electric&quot;;13;IF([.C362]=&quot;Psychic&quot;;14;IF([.C362]=&quot;Ice&quot;;15;IF([.C362]=&quot;Dragon&quot;;16;IF([.C362]=&quot;Dark&quot;;17;IF([.C36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3]=&quot;Normal&quot;;1;IF([.C363]=&quot;Fighting&quot;;2;IF([.C363]=&quot;Flying&quot;;3;IF([.C363]=&quot;Poison&quot;;4;IF([.C363]=&quot;Ground&quot;;5;IF([.C363]=&quot;Rock&quot;;6;IF([.C363]=&quot;Bug&quot;;7;IF([.C363]=&quot;Ghost&quot;;8;IF([.C363]=&quot;Steel&quot;;9;IF([.C363]=&quot;Fire&quot;;10;IF([.C363]=&quot;Water&quot;;11;IF([.C363]=&quot;Grass&quot;;12;IF([.C363]=&quot;Electric&quot;;13;IF([.C363]=&quot;Psychic&quot;;14;IF([.C363]=&quot;Ice&quot;;15;IF([.C363]=&quot;Dragon&quot;;16;IF([.C363]=&quot;Dark&quot;;17;IF([.C36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4]=&quot;Normal&quot;;1;IF([.C364]=&quot;Fighting&quot;;2;IF([.C364]=&quot;Flying&quot;;3;IF([.C364]=&quot;Poison&quot;;4;IF([.C364]=&quot;Ground&quot;;5;IF([.C364]=&quot;Rock&quot;;6;IF([.C364]=&quot;Bug&quot;;7;IF([.C364]=&quot;Ghost&quot;;8;IF([.C364]=&quot;Steel&quot;;9;IF([.C364]=&quot;Fire&quot;;10;IF([.C364]=&quot;Water&quot;;11;IF([.C364]=&quot;Grass&quot;;12;IF([.C364]=&quot;Electric&quot;;13;IF([.C364]=&quot;Psychic&quot;;14;IF([.C364]=&quot;Ice&quot;;15;IF([.C364]=&quot;Dragon&quot;;16;IF([.C364]=&quot;Dark&quot;;17;IF([.C36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5]=&quot;Normal&quot;;1;IF([.C365]=&quot;Fighting&quot;;2;IF([.C365]=&quot;Flying&quot;;3;IF([.C365]=&quot;Poison&quot;;4;IF([.C365]=&quot;Ground&quot;;5;IF([.C365]=&quot;Rock&quot;;6;IF([.C365]=&quot;Bug&quot;;7;IF([.C365]=&quot;Ghost&quot;;8;IF([.C365]=&quot;Steel&quot;;9;IF([.C365]=&quot;Fire&quot;;10;IF([.C365]=&quot;Water&quot;;11;IF([.C365]=&quot;Grass&quot;;12;IF([.C365]=&quot;Electric&quot;;13;IF([.C365]=&quot;Psychic&quot;;14;IF([.C365]=&quot;Ice&quot;;15;IF([.C365]=&quot;Dragon&quot;;16;IF([.C365]=&quot;Dark&quot;;17;IF([.C36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6]=&quot;Normal&quot;;1;IF([.C366]=&quot;Fighting&quot;;2;IF([.C366]=&quot;Flying&quot;;3;IF([.C366]=&quot;Poison&quot;;4;IF([.C366]=&quot;Ground&quot;;5;IF([.C366]=&quot;Rock&quot;;6;IF([.C366]=&quot;Bug&quot;;7;IF([.C366]=&quot;Ghost&quot;;8;IF([.C366]=&quot;Steel&quot;;9;IF([.C366]=&quot;Fire&quot;;10;IF([.C366]=&quot;Water&quot;;11;IF([.C366]=&quot;Grass&quot;;12;IF([.C366]=&quot;Electric&quot;;13;IF([.C366]=&quot;Psychic&quot;;14;IF([.C366]=&quot;Ice&quot;;15;IF([.C366]=&quot;Dragon&quot;;16;IF([.C366]=&quot;Dark&quot;;17;IF([.C366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5*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67]=&quot;Normal&quot;;1;IF([.C367]=&quot;Fighting&quot;;2;IF([.C367]=&quot;Flying&quot;;3;IF([.C367]=&quot;Poison&quot;;4;IF([.C367]=&quot;Ground&quot;;5;IF([.C367]=&quot;Rock&quot;;6;IF([.C367]=&quot;Bug&quot;;7;IF([.C367]=&quot;Ghost&quot;;8;IF([.C367]=&quot;Steel&quot;;9;IF([.C367]=&quot;Fire&quot;;10;IF([.C367]=&quot;Water&quot;;11;IF([.C367]=&quot;Grass&quot;;12;IF([.C367]=&quot;Electric&quot;;13;IF([.C367]=&quot;Psychic&quot;;14;IF([.C367]=&quot;Ice&quot;;15;IF([.C367]=&quot;Dragon&quot;;16;IF([.C367]=&quot;Dark&quot;;17;IF([.C367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68]=&quot;Normal&quot;;1;IF([.C368]=&quot;Fighting&quot;;2;IF([.C368]=&quot;Flying&quot;;3;IF([.C368]=&quot;Poison&quot;;4;IF([.C368]=&quot;Ground&quot;;5;IF([.C368]=&quot;Rock&quot;;6;IF([.C368]=&quot;Bug&quot;;7;IF([.C368]=&quot;Ghost&quot;;8;IF([.C368]=&quot;Steel&quot;;9;IF([.C368]=&quot;Fire&quot;;10;IF([.C368]=&quot;Water&quot;;11;IF([.C368]=&quot;Grass&quot;;12;IF([.C368]=&quot;Electric&quot;;13;IF([.C368]=&quot;Psychic&quot;;14;IF([.C368]=&quot;Ice&quot;;15;IF([.C368]=&quot;Dragon&quot;;16;IF([.C368]=&quot;Dark&quot;;17;IF([.C36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69]=&quot;Normal&quot;;1;IF([.C369]=&quot;Fighting&quot;;2;IF([.C369]=&quot;Flying&quot;;3;IF([.C369]=&quot;Poison&quot;;4;IF([.C369]=&quot;Ground&quot;;5;IF([.C369]=&quot;Rock&quot;;6;IF([.C369]=&quot;Bug&quot;;7;IF([.C369]=&quot;Ghost&quot;;8;IF([.C369]=&quot;Steel&quot;;9;IF([.C369]=&quot;Fire&quot;;10;IF([.C369]=&quot;Water&quot;;11;IF([.C369]=&quot;Grass&quot;;12;IF([.C369]=&quot;Electric&quot;;13;IF([.C369]=&quot;Psychic&quot;;14;IF([.C369]=&quot;Ice&quot;;15;IF([.C369]=&quot;Dragon&quot;;16;IF([.C369]=&quot;Dark&quot;;17;IF([.C36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0]=&quot;Normal&quot;;1;IF([.C370]=&quot;Fighting&quot;;2;IF([.C370]=&quot;Flying&quot;;3;IF([.C370]=&quot;Poison&quot;;4;IF([.C370]=&quot;Ground&quot;;5;IF([.C370]=&quot;Rock&quot;;6;IF([.C370]=&quot;Bug&quot;;7;IF([.C370]=&quot;Ghost&quot;;8;IF([.C370]=&quot;Steel&quot;;9;IF([.C370]=&quot;Fire&quot;;10;IF([.C370]=&quot;Water&quot;;11;IF([.C370]=&quot;Grass&quot;;12;IF([.C370]=&quot;Electric&quot;;13;IF([.C370]=&quot;Psychic&quot;;14;IF([.C370]=&quot;Ice&quot;;15;IF([.C370]=&quot;Dragon&quot;;16;IF([.C370]=&quot;Dark&quot;;17;IF([.C370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1]=&quot;Normal&quot;;1;IF([.C371]=&quot;Fighting&quot;;2;IF([.C371]=&quot;Flying&quot;;3;IF([.C371]=&quot;Poison&quot;;4;IF([.C371]=&quot;Ground&quot;;5;IF([.C371]=&quot;Rock&quot;;6;IF([.C371]=&quot;Bug&quot;;7;IF([.C371]=&quot;Ghost&quot;;8;IF([.C371]=&quot;Steel&quot;;9;IF([.C371]=&quot;Fire&quot;;10;IF([.C371]=&quot;Water&quot;;11;IF([.C371]=&quot;Grass&quot;;12;IF([.C371]=&quot;Electric&quot;;13;IF([.C371]=&quot;Psychic&quot;;14;IF([.C371]=&quot;Ice&quot;;15;IF([.C371]=&quot;Dragon&quot;;16;IF([.C371]=&quot;Dark&quot;;17;IF([.C37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2]=&quot;Normal&quot;;1;IF([.C372]=&quot;Fighting&quot;;2;IF([.C372]=&quot;Flying&quot;;3;IF([.C372]=&quot;Poison&quot;;4;IF([.C372]=&quot;Ground&quot;;5;IF([.C372]=&quot;Rock&quot;;6;IF([.C372]=&quot;Bug&quot;;7;IF([.C372]=&quot;Ghost&quot;;8;IF([.C372]=&quot;Steel&quot;;9;IF([.C372]=&quot;Fire&quot;;10;IF([.C372]=&quot;Water&quot;;11;IF([.C372]=&quot;Grass&quot;;12;IF([.C372]=&quot;Electric&quot;;13;IF([.C372]=&quot;Psychic&quot;;14;IF([.C372]=&quot;Ice&quot;;15;IF([.C372]=&quot;Dragon&quot;;16;IF([.C372]=&quot;Dark&quot;;17;IF([.C372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3]=&quot;Normal&quot;;1;IF([.C373]=&quot;Fighting&quot;;2;IF([.C373]=&quot;Flying&quot;;3;IF([.C373]=&quot;Poison&quot;;4;IF([.C373]=&quot;Ground&quot;;5;IF([.C373]=&quot;Rock&quot;;6;IF([.C373]=&quot;Bug&quot;;7;IF([.C373]=&quot;Ghost&quot;;8;IF([.C373]=&quot;Steel&quot;;9;IF([.C373]=&quot;Fire&quot;;10;IF([.C373]=&quot;Water&quot;;11;IF([.C373]=&quot;Grass&quot;;12;IF([.C373]=&quot;Electric&quot;;13;IF([.C373]=&quot;Psychic&quot;;14;IF([.C373]=&quot;Ice&quot;;15;IF([.C373]=&quot;Dragon&quot;;16;IF([.C373]=&quot;Dark&quot;;17;IF([.C37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4]=&quot;Normal&quot;;1;IF([.C374]=&quot;Fighting&quot;;2;IF([.C374]=&quot;Flying&quot;;3;IF([.C374]=&quot;Poison&quot;;4;IF([.C374]=&quot;Ground&quot;;5;IF([.C374]=&quot;Rock&quot;;6;IF([.C374]=&quot;Bug&quot;;7;IF([.C374]=&quot;Ghost&quot;;8;IF([.C374]=&quot;Steel&quot;;9;IF([.C374]=&quot;Fire&quot;;10;IF([.C374]=&quot;Water&quot;;11;IF([.C374]=&quot;Grass&quot;;12;IF([.C374]=&quot;Electric&quot;;13;IF([.C374]=&quot;Psychic&quot;;14;IF([.C374]=&quot;Ice&quot;;15;IF([.C374]=&quot;Dragon&quot;;16;IF([.C374]=&quot;Dark&quot;;17;IF([.C374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5]=&quot;Normal&quot;;1;IF([.C375]=&quot;Fighting&quot;;2;IF([.C375]=&quot;Flying&quot;;3;IF([.C375]=&quot;Poison&quot;;4;IF([.C375]=&quot;Ground&quot;;5;IF([.C375]=&quot;Rock&quot;;6;IF([.C375]=&quot;Bug&quot;;7;IF([.C375]=&quot;Ghost&quot;;8;IF([.C375]=&quot;Steel&quot;;9;IF([.C375]=&quot;Fire&quot;;10;IF([.C375]=&quot;Water&quot;;11;IF([.C375]=&quot;Grass&quot;;12;IF([.C375]=&quot;Electric&quot;;13;IF([.C375]=&quot;Psychic&quot;;14;IF([.C375]=&quot;Ice&quot;;15;IF([.C375]=&quot;Dragon&quot;;16;IF([.C375]=&quot;Dark&quot;;17;IF([.C375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/>
          <table:table-cell table:formula="of:=IF([.C376]=&quot;Normal&quot;;1;IF([.C376]=&quot;Fighting&quot;;2;IF([.C376]=&quot;Flying&quot;;3;IF([.C376]=&quot;Poison&quot;;4;IF([.C376]=&quot;Ground&quot;;5;IF([.C376]=&quot;Rock&quot;;6;IF([.C376]=&quot;Bug&quot;;7;IF([.C376]=&quot;Ghost&quot;;8;IF([.C376]=&quot;Steel&quot;;9;IF([.C376]=&quot;Fire&quot;;10;IF([.C376]=&quot;Water&quot;;11;IF([.C376]=&quot;Grass&quot;;12;IF([.C376]=&quot;Electric&quot;;13;IF([.C376]=&quot;Psychic&quot;;14;IF([.C376]=&quot;Ice&quot;;15;IF([.C376]=&quot;Dragon&quot;;16;IF([.C376]=&quot;Dark&quot;;17;IF([.C37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77]=&quot;Normal&quot;;1;IF([.C377]=&quot;Fighting&quot;;2;IF([.C377]=&quot;Flying&quot;;3;IF([.C377]=&quot;Poison&quot;;4;IF([.C377]=&quot;Ground&quot;;5;IF([.C377]=&quot;Rock&quot;;6;IF([.C377]=&quot;Bug&quot;;7;IF([.C377]=&quot;Ghost&quot;;8;IF([.C377]=&quot;Steel&quot;;9;IF([.C377]=&quot;Fire&quot;;10;IF([.C377]=&quot;Water&quot;;11;IF([.C377]=&quot;Grass&quot;;12;IF([.C377]=&quot;Electric&quot;;13;IF([.C377]=&quot;Psychic&quot;;14;IF([.C377]=&quot;Ice&quot;;15;IF([.C377]=&quot;Dragon&quot;;16;IF([.C377]=&quot;Dark&quot;;17;IF([.C37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8]=&quot;Normal&quot;;1;IF([.C378]=&quot;Fighting&quot;;2;IF([.C378]=&quot;Flying&quot;;3;IF([.C378]=&quot;Poison&quot;;4;IF([.C378]=&quot;Ground&quot;;5;IF([.C378]=&quot;Rock&quot;;6;IF([.C378]=&quot;Bug&quot;;7;IF([.C378]=&quot;Ghost&quot;;8;IF([.C378]=&quot;Steel&quot;;9;IF([.C378]=&quot;Fire&quot;;10;IF([.C378]=&quot;Water&quot;;11;IF([.C378]=&quot;Grass&quot;;12;IF([.C378]=&quot;Electric&quot;;13;IF([.C378]=&quot;Psychic&quot;;14;IF([.C378]=&quot;Ice&quot;;15;IF([.C378]=&quot;Dragon&quot;;16;IF([.C378]=&quot;Dark&quot;;17;IF([.C37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Wring Ou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79]=&quot;Normal&quot;;1;IF([.C379]=&quot;Fighting&quot;;2;IF([.C379]=&quot;Flying&quot;;3;IF([.C379]=&quot;Poison&quot;;4;IF([.C379]=&quot;Ground&quot;;5;IF([.C379]=&quot;Rock&quot;;6;IF([.C379]=&quot;Bug&quot;;7;IF([.C379]=&quot;Ghost&quot;;8;IF([.C379]=&quot;Steel&quot;;9;IF([.C379]=&quot;Fire&quot;;10;IF([.C379]=&quot;Water&quot;;11;IF([.C379]=&quot;Grass&quot;;12;IF([.C379]=&quot;Electric&quot;;13;IF([.C379]=&quot;Psychic&quot;;14;IF([.C379]=&quot;Ice&quot;;15;IF([.C379]=&quot;Dragon&quot;;16;IF([.C379]=&quot;Dark&quot;;17;IF([.C37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0]=&quot;Normal&quot;;1;IF([.C380]=&quot;Fighting&quot;;2;IF([.C380]=&quot;Flying&quot;;3;IF([.C380]=&quot;Poison&quot;;4;IF([.C380]=&quot;Ground&quot;;5;IF([.C380]=&quot;Rock&quot;;6;IF([.C380]=&quot;Bug&quot;;7;IF([.C380]=&quot;Ghost&quot;;8;IF([.C380]=&quot;Steel&quot;;9;IF([.C380]=&quot;Fire&quot;;10;IF([.C380]=&quot;Water&quot;;11;IF([.C380]=&quot;Grass&quot;;12;IF([.C380]=&quot;Electric&quot;;13;IF([.C380]=&quot;Psychic&quot;;14;IF([.C380]=&quot;Ice&quot;;15;IF([.C380]=&quot;Dragon&quot;;16;IF([.C380]=&quot;Dark&quot;;17;IF([.C38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81]=&quot;Normal&quot;;1;IF([.C381]=&quot;Fighting&quot;;2;IF([.C381]=&quot;Flying&quot;;3;IF([.C381]=&quot;Poison&quot;;4;IF([.C381]=&quot;Ground&quot;;5;IF([.C381]=&quot;Rock&quot;;6;IF([.C381]=&quot;Bug&quot;;7;IF([.C381]=&quot;Ghost&quot;;8;IF([.C381]=&quot;Steel&quot;;9;IF([.C381]=&quot;Fire&quot;;10;IF([.C381]=&quot;Water&quot;;11;IF([.C381]=&quot;Grass&quot;;12;IF([.C381]=&quot;Electric&quot;;13;IF([.C381]=&quot;Psychic&quot;;14;IF([.C381]=&quot;Ice&quot;;15;IF([.C381]=&quot;Dragon&quot;;16;IF([.C381]=&quot;Dark&quot;;17;IF([.C381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2]=&quot;Normal&quot;;1;IF([.C382]=&quot;Fighting&quot;;2;IF([.C382]=&quot;Flying&quot;;3;IF([.C382]=&quot;Poison&quot;;4;IF([.C382]=&quot;Ground&quot;;5;IF([.C382]=&quot;Rock&quot;;6;IF([.C382]=&quot;Bug&quot;;7;IF([.C382]=&quot;Ghost&quot;;8;IF([.C382]=&quot;Steel&quot;;9;IF([.C382]=&quot;Fire&quot;;10;IF([.C382]=&quot;Water&quot;;11;IF([.C382]=&quot;Grass&quot;;12;IF([.C382]=&quot;Electric&quot;;13;IF([.C382]=&quot;Psychic&quot;;14;IF([.C382]=&quot;Ice&quot;;15;IF([.C382]=&quot;Dragon&quot;;16;IF([.C382]=&quot;Dark&quot;;17;IF([.C38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3]=&quot;Normal&quot;;1;IF([.C383]=&quot;Fighting&quot;;2;IF([.C383]=&quot;Flying&quot;;3;IF([.C383]=&quot;Poison&quot;;4;IF([.C383]=&quot;Ground&quot;;5;IF([.C383]=&quot;Rock&quot;;6;IF([.C383]=&quot;Bug&quot;;7;IF([.C383]=&quot;Ghost&quot;;8;IF([.C383]=&quot;Steel&quot;;9;IF([.C383]=&quot;Fire&quot;;10;IF([.C383]=&quot;Water&quot;;11;IF([.C383]=&quot;Grass&quot;;12;IF([.C383]=&quot;Electric&quot;;13;IF([.C383]=&quot;Psychic&quot;;14;IF([.C383]=&quot;Ice&quot;;15;IF([.C383]=&quot;Dragon&quot;;16;IF([.C383]=&quot;Dark&quot;;17;IF([.C38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4]=&quot;Normal&quot;;1;IF([.C384]=&quot;Fighting&quot;;2;IF([.C384]=&quot;Flying&quot;;3;IF([.C384]=&quot;Poison&quot;;4;IF([.C384]=&quot;Ground&quot;;5;IF([.C384]=&quot;Rock&quot;;6;IF([.C384]=&quot;Bug&quot;;7;IF([.C384]=&quot;Ghost&quot;;8;IF([.C384]=&quot;Steel&quot;;9;IF([.C384]=&quot;Fire&quot;;10;IF([.C384]=&quot;Water&quot;;11;IF([.C384]=&quot;Grass&quot;;12;IF([.C384]=&quot;Electric&quot;;13;IF([.C384]=&quot;Psychic&quot;;14;IF([.C384]=&quot;Ice&quot;;15;IF([.C384]=&quot;Dragon&quot;;16;IF([.C384]=&quot;Dark&quot;;17;IF([.C38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Power Swa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5]=&quot;Normal&quot;;1;IF([.C385]=&quot;Fighting&quot;;2;IF([.C385]=&quot;Flying&quot;;3;IF([.C385]=&quot;Poison&quot;;4;IF([.C385]=&quot;Ground&quot;;5;IF([.C385]=&quot;Rock&quot;;6;IF([.C385]=&quot;Bug&quot;;7;IF([.C385]=&quot;Ghost&quot;;8;IF([.C385]=&quot;Steel&quot;;9;IF([.C385]=&quot;Fire&quot;;10;IF([.C385]=&quot;Water&quot;;11;IF([.C385]=&quot;Grass&quot;;12;IF([.C385]=&quot;Electric&quot;;13;IF([.C385]=&quot;Psychic&quot;;14;IF([.C385]=&quot;Ice&quot;;15;IF([.C385]=&quot;Dragon&quot;;16;IF([.C385]=&quot;Dark&quot;;17;IF([.C385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86]=&quot;Normal&quot;;1;IF([.C386]=&quot;Fighting&quot;;2;IF([.C386]=&quot;Flying&quot;;3;IF([.C386]=&quot;Poison&quot;;4;IF([.C386]=&quot;Ground&quot;;5;IF([.C386]=&quot;Rock&quot;;6;IF([.C386]=&quot;Bug&quot;;7;IF([.C386]=&quot;Ghost&quot;;8;IF([.C386]=&quot;Steel&quot;;9;IF([.C386]=&quot;Fire&quot;;10;IF([.C386]=&quot;Water&quot;;11;IF([.C386]=&quot;Grass&quot;;12;IF([.C386]=&quot;Electric&quot;;13;IF([.C386]=&quot;Psychic&quot;;14;IF([.C386]=&quot;Ice&quot;;15;IF([.C386]=&quot;Dragon&quot;;16;IF([.C386]=&quot;Dark&quot;;17;IF([.C38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87]=&quot;Normal&quot;;1;IF([.C387]=&quot;Fighting&quot;;2;IF([.C387]=&quot;Flying&quot;;3;IF([.C387]=&quot;Poison&quot;;4;IF([.C387]=&quot;Ground&quot;;5;IF([.C387]=&quot;Rock&quot;;6;IF([.C387]=&quot;Bug&quot;;7;IF([.C387]=&quot;Ghost&quot;;8;IF([.C387]=&quot;Steel&quot;;9;IF([.C387]=&quot;Fire&quot;;10;IF([.C387]=&quot;Water&quot;;11;IF([.C387]=&quot;Grass&quot;;12;IF([.C387]=&quot;Electric&quot;;13;IF([.C387]=&quot;Psychic&quot;;14;IF([.C387]=&quot;Ice&quot;;15;IF([.C387]=&quot;Dragon&quot;;16;IF([.C387]=&quot;Dark&quot;;17;IF([.C387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88]=&quot;Normal&quot;;1;IF([.C388]=&quot;Fighting&quot;;2;IF([.C388]=&quot;Flying&quot;;3;IF([.C388]=&quot;Poison&quot;;4;IF([.C388]=&quot;Ground&quot;;5;IF([.C388]=&quot;Rock&quot;;6;IF([.C388]=&quot;Bug&quot;;7;IF([.C388]=&quot;Ghost&quot;;8;IF([.C388]=&quot;Steel&quot;;9;IF([.C388]=&quot;Fire&quot;;10;IF([.C388]=&quot;Water&quot;;11;IF([.C388]=&quot;Grass&quot;;12;IF([.C388]=&quot;Electric&quot;;13;IF([.C388]=&quot;Psychic&quot;;14;IF([.C388]=&quot;Ice&quot;;15;IF([.C388]=&quot;Dragon&quot;;16;IF([.C388]=&quot;Dark&quot;;17;IF([.C38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89]=&quot;Normal&quot;;1;IF([.C389]=&quot;Fighting&quot;;2;IF([.C389]=&quot;Flying&quot;;3;IF([.C389]=&quot;Poison&quot;;4;IF([.C389]=&quot;Ground&quot;;5;IF([.C389]=&quot;Rock&quot;;6;IF([.C389]=&quot;Bug&quot;;7;IF([.C389]=&quot;Ghost&quot;;8;IF([.C389]=&quot;Steel&quot;;9;IF([.C389]=&quot;Fire&quot;;10;IF([.C389]=&quot;Water&quot;;11;IF([.C389]=&quot;Grass&quot;;12;IF([.C389]=&quot;Electric&quot;;13;IF([.C389]=&quot;Psychic&quot;;14;IF([.C389]=&quot;Ice&quot;;15;IF([.C389]=&quot;Dragon&quot;;16;IF([.C389]=&quot;Dark&quot;;17;IF([.C38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 office:value-type="string" calcext:value-type="string">
            <text:p>This move enables the user to attack first. It fails if the foe is not readying an attack, however.</text:p>
          </table:table-cell>
          <table:table-cell table:formula="of:=IF([.C390]=&quot;Normal&quot;;1;IF([.C390]=&quot;Fighting&quot;;2;IF([.C390]=&quot;Flying&quot;;3;IF([.C390]=&quot;Poison&quot;;4;IF([.C390]=&quot;Ground&quot;;5;IF([.C390]=&quot;Rock&quot;;6;IF([.C390]=&quot;Bug&quot;;7;IF([.C390]=&quot;Ghost&quot;;8;IF([.C390]=&quot;Steel&quot;;9;IF([.C390]=&quot;Fire&quot;;10;IF([.C390]=&quot;Water&quot;;11;IF([.C390]=&quot;Grass&quot;;12;IF([.C390]=&quot;Electric&quot;;13;IF([.C390]=&quot;Psychic&quot;;14;IF([.C390]=&quot;Ice&quot;;15;IF([.C390]=&quot;Dragon&quot;;16;IF([.C390]=&quot;Dark&quot;;17;IF([.C39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91]=&quot;Normal&quot;;1;IF([.C391]=&quot;Fighting&quot;;2;IF([.C391]=&quot;Flying&quot;;3;IF([.C391]=&quot;Poison&quot;;4;IF([.C391]=&quot;Ground&quot;;5;IF([.C391]=&quot;Rock&quot;;6;IF([.C391]=&quot;Bug&quot;;7;IF([.C391]=&quot;Ghost&quot;;8;IF([.C391]=&quot;Steel&quot;;9;IF([.C391]=&quot;Fire&quot;;10;IF([.C391]=&quot;Water&quot;;11;IF([.C391]=&quot;Grass&quot;;12;IF([.C391]=&quot;Electric&quot;;13;IF([.C391]=&quot;Psychic&quot;;14;IF([.C391]=&quot;Ice&quot;;15;IF([.C391]=&quot;Dragon&quot;;16;IF([.C391]=&quot;Dark&quot;;17;IF([.C391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92]=&quot;Normal&quot;;1;IF([.C392]=&quot;Fighting&quot;;2;IF([.C392]=&quot;Flying&quot;;3;IF([.C392]=&quot;Poison&quot;;4;IF([.C392]=&quot;Ground&quot;;5;IF([.C392]=&quot;Rock&quot;;6;IF([.C392]=&quot;Bug&quot;;7;IF([.C392]=&quot;Ghost&quot;;8;IF([.C392]=&quot;Steel&quot;;9;IF([.C392]=&quot;Fire&quot;;10;IF([.C392]=&quot;Water&quot;;11;IF([.C392]=&quot;Grass&quot;;12;IF([.C392]=&quot;Electric&quot;;13;IF([.C392]=&quot;Psychic&quot;;14;IF([.C392]=&quot;Ice&quot;;15;IF([.C392]=&quot;Dragon&quot;;16;IF([.C392]=&quot;Dark&quot;;17;IF([.C39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93]=&quot;Normal&quot;;1;IF([.C393]=&quot;Fighting&quot;;2;IF([.C393]=&quot;Flying&quot;;3;IF([.C393]=&quot;Poison&quot;;4;IF([.C393]=&quot;Ground&quot;;5;IF([.C393]=&quot;Rock&quot;;6;IF([.C393]=&quot;Bug&quot;;7;IF([.C393]=&quot;Ghost&quot;;8;IF([.C393]=&quot;Steel&quot;;9;IF([.C393]=&quot;Fire&quot;;10;IF([.C393]=&quot;Water&quot;;11;IF([.C393]=&quot;Grass&quot;;12;IF([.C393]=&quot;Electric&quot;;13;IF([.C393]=&quot;Psychic&quot;;14;IF([.C393]=&quot;Ice&quot;;15;IF([.C393]=&quot;Dragon&quot;;16;IF([.C393]=&quot;Dark&quot;;17;IF([.C39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94]=&quot;Normal&quot;;1;IF([.C394]=&quot;Fighting&quot;;2;IF([.C394]=&quot;Flying&quot;;3;IF([.C394]=&quot;Poison&quot;;4;IF([.C394]=&quot;Ground&quot;;5;IF([.C394]=&quot;Rock&quot;;6;IF([.C394]=&quot;Bug&quot;;7;IF([.C394]=&quot;Ghost&quot;;8;IF([.C394]=&quot;Steel&quot;;9;IF([.C394]=&quot;Fire&quot;;10;IF([.C394]=&quot;Water&quot;;11;IF([.C394]=&quot;Grass&quot;;12;IF([.C394]=&quot;Electric&quot;;13;IF([.C394]=&quot;Psychic&quot;;14;IF([.C394]=&quot;Ice&quot;;15;IF([.C394]=&quot;Dragon&quot;;16;IF([.C394]=&quot;Dark&quot;;17;IF([.C394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95]=&quot;Normal&quot;;1;IF([.C395]=&quot;Fighting&quot;;2;IF([.C395]=&quot;Flying&quot;;3;IF([.C395]=&quot;Poison&quot;;4;IF([.C395]=&quot;Ground&quot;;5;IF([.C395]=&quot;Rock&quot;;6;IF([.C395]=&quot;Bug&quot;;7;IF([.C395]=&quot;Ghost&quot;;8;IF([.C395]=&quot;Steel&quot;;9;IF([.C395]=&quot;Fire&quot;;10;IF([.C395]=&quot;Water&quot;;11;IF([.C395]=&quot;Grass&quot;;12;IF([.C395]=&quot;Electric&quot;;13;IF([.C395]=&quot;Psychic&quot;;14;IF([.C395]=&quot;Ice&quot;;15;IF([.C395]=&quot;Dragon&quot;;16;IF([.C395]=&quot;Dark&quot;;17;IF([.C395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96]=&quot;Normal&quot;;1;IF([.C396]=&quot;Fighting&quot;;2;IF([.C396]=&quot;Flying&quot;;3;IF([.C396]=&quot;Poison&quot;;4;IF([.C396]=&quot;Ground&quot;;5;IF([.C396]=&quot;Rock&quot;;6;IF([.C396]=&quot;Bug&quot;;7;IF([.C396]=&quot;Ghost&quot;;8;IF([.C396]=&quot;Steel&quot;;9;IF([.C396]=&quot;Fire&quot;;10;IF([.C396]=&quot;Water&quot;;11;IF([.C396]=&quot;Grass&quot;;12;IF([.C396]=&quot;Electric&quot;;13;IF([.C396]=&quot;Psychic&quot;;14;IF([.C396]=&quot;Ice&quot;;15;IF([.C396]=&quot;Dragon&quot;;16;IF([.C396]=&quot;Dark&quot;;17;IF([.C396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—</text:p>
          </table:table-cell>
          <table:table-cell/>
          <table:table-cell table:formula="of:=IF([.C397]=&quot;Normal&quot;;1;IF([.C397]=&quot;Fighting&quot;;2;IF([.C397]=&quot;Flying&quot;;3;IF([.C397]=&quot;Poison&quot;;4;IF([.C397]=&quot;Ground&quot;;5;IF([.C397]=&quot;Rock&quot;;6;IF([.C397]=&quot;Bug&quot;;7;IF([.C397]=&quot;Ghost&quot;;8;IF([.C397]=&quot;Steel&quot;;9;IF([.C397]=&quot;Fire&quot;;10;IF([.C397]=&quot;Water&quot;;11;IF([.C397]=&quot;Grass&quot;;12;IF([.C397]=&quot;Electric&quot;;13;IF([.C397]=&quot;Psychic&quot;;14;IF([.C397]=&quot;Ice&quot;;15;IF([.C397]=&quot;Dragon&quot;;16;IF([.C397]=&quot;Dark&quot;;17;IF([.C39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398]=&quot;Normal&quot;;1;IF([.C398]=&quot;Fighting&quot;;2;IF([.C398]=&quot;Flying&quot;;3;IF([.C398]=&quot;Poison&quot;;4;IF([.C398]=&quot;Ground&quot;;5;IF([.C398]=&quot;Rock&quot;;6;IF([.C398]=&quot;Bug&quot;;7;IF([.C398]=&quot;Ghost&quot;;8;IF([.C398]=&quot;Steel&quot;;9;IF([.C398]=&quot;Fire&quot;;10;IF([.C398]=&quot;Water&quot;;11;IF([.C398]=&quot;Grass&quot;;12;IF([.C398]=&quot;Electric&quot;;13;IF([.C398]=&quot;Psychic&quot;;14;IF([.C398]=&quot;Ice&quot;;15;IF([.C398]=&quot;Dragon&quot;;16;IF([.C398]=&quot;Dark&quot;;17;IF([.C398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399]=&quot;Normal&quot;;1;IF([.C399]=&quot;Fighting&quot;;2;IF([.C399]=&quot;Flying&quot;;3;IF([.C399]=&quot;Poison&quot;;4;IF([.C399]=&quot;Ground&quot;;5;IF([.C399]=&quot;Rock&quot;;6;IF([.C399]=&quot;Bug&quot;;7;IF([.C399]=&quot;Ghost&quot;;8;IF([.C399]=&quot;Steel&quot;;9;IF([.C399]=&quot;Fire&quot;;10;IF([.C399]=&quot;Water&quot;;11;IF([.C399]=&quot;Grass&quot;;12;IF([.C399]=&quot;Electric&quot;;13;IF([.C399]=&quot;Psychic&quot;;14;IF([.C399]=&quot;Ice&quot;;15;IF([.C399]=&quot;Dragon&quot;;16;IF([.C399]=&quot;Dark&quot;;17;IF([.C399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0]=&quot;Normal&quot;;1;IF([.C400]=&quot;Fighting&quot;;2;IF([.C400]=&quot;Flying&quot;;3;IF([.C400]=&quot;Poison&quot;;4;IF([.C400]=&quot;Ground&quot;;5;IF([.C400]=&quot;Rock&quot;;6;IF([.C400]=&quot;Bug&quot;;7;IF([.C400]=&quot;Ghost&quot;;8;IF([.C400]=&quot;Steel&quot;;9;IF([.C400]=&quot;Fire&quot;;10;IF([.C400]=&quot;Water&quot;;11;IF([.C400]=&quot;Grass&quot;;12;IF([.C400]=&quot;Electric&quot;;13;IF([.C400]=&quot;Psychic&quot;;14;IF([.C400]=&quot;Ice&quot;;15;IF([.C400]=&quot;Dragon&quot;;16;IF([.C400]=&quot;Dark&quot;;17;IF([.C40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1]=&quot;Normal&quot;;1;IF([.C401]=&quot;Fighting&quot;;2;IF([.C401]=&quot;Flying&quot;;3;IF([.C401]=&quot;Poison&quot;;4;IF([.C401]=&quot;Ground&quot;;5;IF([.C401]=&quot;Rock&quot;;6;IF([.C401]=&quot;Bug&quot;;7;IF([.C401]=&quot;Ghost&quot;;8;IF([.C401]=&quot;Steel&quot;;9;IF([.C401]=&quot;Fire&quot;;10;IF([.C401]=&quot;Water&quot;;11;IF([.C401]=&quot;Grass&quot;;12;IF([.C401]=&quot;Electric&quot;;13;IF([.C401]=&quot;Psychic&quot;;14;IF([.C401]=&quot;Ice&quot;;15;IF([.C401]=&quot;Dragon&quot;;16;IF([.C401]=&quot;Dark&quot;;17;IF([.C401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02]=&quot;Normal&quot;;1;IF([.C402]=&quot;Fighting&quot;;2;IF([.C402]=&quot;Flying&quot;;3;IF([.C402]=&quot;Poison&quot;;4;IF([.C402]=&quot;Ground&quot;;5;IF([.C402]=&quot;Rock&quot;;6;IF([.C402]=&quot;Bug&quot;;7;IF([.C402]=&quot;Ghost&quot;;8;IF([.C402]=&quot;Steel&quot;;9;IF([.C402]=&quot;Fire&quot;;10;IF([.C402]=&quot;Water&quot;;11;IF([.C402]=&quot;Grass&quot;;12;IF([.C402]=&quot;Electric&quot;;13;IF([.C402]=&quot;Psychic&quot;;14;IF([.C402]=&quot;Ice&quot;;15;IF([.C402]=&quot;Dragon&quot;;16;IF([.C402]=&quot;Dark&quot;;17;IF([.C402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3]=&quot;Normal&quot;;1;IF([.C403]=&quot;Fighting&quot;;2;IF([.C403]=&quot;Flying&quot;;3;IF([.C403]=&quot;Poison&quot;;4;IF([.C403]=&quot;Ground&quot;;5;IF([.C403]=&quot;Rock&quot;;6;IF([.C403]=&quot;Bug&quot;;7;IF([.C403]=&quot;Ghost&quot;;8;IF([.C403]=&quot;Steel&quot;;9;IF([.C403]=&quot;Fire&quot;;10;IF([.C403]=&quot;Water&quot;;11;IF([.C403]=&quot;Grass&quot;;12;IF([.C403]=&quot;Electric&quot;;13;IF([.C403]=&quot;Psychic&quot;;14;IF([.C403]=&quot;Ice&quot;;15;IF([.C403]=&quot;Dragon&quot;;16;IF([.C403]=&quot;Dark&quot;;17;IF([.C40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5*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04]=&quot;Normal&quot;;1;IF([.C404]=&quot;Fighting&quot;;2;IF([.C404]=&quot;Flying&quot;;3;IF([.C404]=&quot;Poison&quot;;4;IF([.C404]=&quot;Ground&quot;;5;IF([.C404]=&quot;Rock&quot;;6;IF([.C404]=&quot;Bug&quot;;7;IF([.C404]=&quot;Ghost&quot;;8;IF([.C404]=&quot;Steel&quot;;9;IF([.C404]=&quot;Fire&quot;;10;IF([.C404]=&quot;Water&quot;;11;IF([.C404]=&quot;Grass&quot;;12;IF([.C404]=&quot;Electric&quot;;13;IF([.C404]=&quot;Psychic&quot;;14;IF([.C404]=&quot;Ice&quot;;15;IF([.C404]=&quot;Dragon&quot;;16;IF([.C404]=&quot;Dark&quot;;17;IF([.C404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5]=&quot;Normal&quot;;1;IF([.C405]=&quot;Fighting&quot;;2;IF([.C405]=&quot;Flying&quot;;3;IF([.C405]=&quot;Poison&quot;;4;IF([.C405]=&quot;Ground&quot;;5;IF([.C405]=&quot;Rock&quot;;6;IF([.C405]=&quot;Bug&quot;;7;IF([.C405]=&quot;Ghost&quot;;8;IF([.C405]=&quot;Steel&quot;;9;IF([.C405]=&quot;Fire&quot;;10;IF([.C405]=&quot;Water&quot;;11;IF([.C405]=&quot;Grass&quot;;12;IF([.C405]=&quot;Electric&quot;;13;IF([.C405]=&quot;Psychic&quot;;14;IF([.C405]=&quot;Ice&quot;;15;IF([.C405]=&quot;Dragon&quot;;16;IF([.C405]=&quot;Dark&quot;;17;IF([.C40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6]=&quot;Normal&quot;;1;IF([.C406]=&quot;Fighting&quot;;2;IF([.C406]=&quot;Flying&quot;;3;IF([.C406]=&quot;Poison&quot;;4;IF([.C406]=&quot;Ground&quot;;5;IF([.C406]=&quot;Rock&quot;;6;IF([.C406]=&quot;Bug&quot;;7;IF([.C406]=&quot;Ghost&quot;;8;IF([.C406]=&quot;Steel&quot;;9;IF([.C406]=&quot;Fire&quot;;10;IF([.C406]=&quot;Water&quot;;11;IF([.C406]=&quot;Grass&quot;;12;IF([.C406]=&quot;Electric&quot;;13;IF([.C406]=&quot;Psychic&quot;;14;IF([.C406]=&quot;Ice&quot;;15;IF([.C406]=&quot;Dragon&quot;;16;IF([.C406]=&quot;Dark&quot;;17;IF([.C406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7]=&quot;Normal&quot;;1;IF([.C407]=&quot;Fighting&quot;;2;IF([.C407]=&quot;Flying&quot;;3;IF([.C407]=&quot;Poison&quot;;4;IF([.C407]=&quot;Ground&quot;;5;IF([.C407]=&quot;Rock&quot;;6;IF([.C407]=&quot;Bug&quot;;7;IF([.C407]=&quot;Ghost&quot;;8;IF([.C407]=&quot;Steel&quot;;9;IF([.C407]=&quot;Fire&quot;;10;IF([.C407]=&quot;Water&quot;;11;IF([.C407]=&quot;Grass&quot;;12;IF([.C407]=&quot;Electric&quot;;13;IF([.C407]=&quot;Psychic&quot;;14;IF([.C407]=&quot;Ice&quot;;15;IF([.C407]=&quot;Dragon&quot;;16;IF([.C407]=&quot;Dark&quot;;17;IF([.C407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75" calcext:value-type="percentage">
            <text:p>75%</text:p>
          </table:table-cell>
          <table:table-cell/>
          <table:table-cell table:formula="of:=IF([.C408]=&quot;Normal&quot;;1;IF([.C408]=&quot;Fighting&quot;;2;IF([.C408]=&quot;Flying&quot;;3;IF([.C408]=&quot;Poison&quot;;4;IF([.C408]=&quot;Ground&quot;;5;IF([.C408]=&quot;Rock&quot;;6;IF([.C408]=&quot;Bug&quot;;7;IF([.C408]=&quot;Ghost&quot;;8;IF([.C408]=&quot;Steel&quot;;9;IF([.C408]=&quot;Fire&quot;;10;IF([.C408]=&quot;Water&quot;;11;IF([.C408]=&quot;Grass&quot;;12;IF([.C408]=&quot;Electric&quot;;13;IF([.C408]=&quot;Psychic&quot;;14;IF([.C408]=&quot;Ice&quot;;15;IF([.C408]=&quot;Dragon&quot;;16;IF([.C408]=&quot;Dark&quot;;17;IF([.C408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09]=&quot;Normal&quot;;1;IF([.C409]=&quot;Fighting&quot;;2;IF([.C409]=&quot;Flying&quot;;3;IF([.C409]=&quot;Poison&quot;;4;IF([.C409]=&quot;Ground&quot;;5;IF([.C409]=&quot;Rock&quot;;6;IF([.C409]=&quot;Bug&quot;;7;IF([.C409]=&quot;Ghost&quot;;8;IF([.C409]=&quot;Steel&quot;;9;IF([.C409]=&quot;Fire&quot;;10;IF([.C409]=&quot;Water&quot;;11;IF([.C409]=&quot;Grass&quot;;12;IF([.C409]=&quot;Electric&quot;;13;IF([.C409]=&quot;Psychic&quot;;14;IF([.C409]=&quot;Ice&quot;;15;IF([.C409]=&quot;Dragon&quot;;16;IF([.C409]=&quot;Dark&quot;;17;IF([.C409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7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0]=&quot;Normal&quot;;1;IF([.C410]=&quot;Fighting&quot;;2;IF([.C410]=&quot;Flying&quot;;3;IF([.C410]=&quot;Poison&quot;;4;IF([.C410]=&quot;Ground&quot;;5;IF([.C410]=&quot;Rock&quot;;6;IF([.C410]=&quot;Bug&quot;;7;IF([.C410]=&quot;Ghost&quot;;8;IF([.C410]=&quot;Steel&quot;;9;IF([.C410]=&quot;Fire&quot;;10;IF([.C410]=&quot;Water&quot;;11;IF([.C410]=&quot;Grass&quot;;12;IF([.C410]=&quot;Electric&quot;;13;IF([.C410]=&quot;Psychic&quot;;14;IF([.C410]=&quot;Ice&quot;;15;IF([.C410]=&quot;Dragon&quot;;16;IF([.C410]=&quot;Dark&quot;;17;IF([.C41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1]=&quot;Normal&quot;;1;IF([.C411]=&quot;Fighting&quot;;2;IF([.C411]=&quot;Flying&quot;;3;IF([.C411]=&quot;Poison&quot;;4;IF([.C411]=&quot;Ground&quot;;5;IF([.C411]=&quot;Rock&quot;;6;IF([.C411]=&quot;Bug&quot;;7;IF([.C411]=&quot;Ghost&quot;;8;IF([.C411]=&quot;Steel&quot;;9;IF([.C411]=&quot;Fire&quot;;10;IF([.C411]=&quot;Water&quot;;11;IF([.C411]=&quot;Grass&quot;;12;IF([.C411]=&quot;Electric&quot;;13;IF([.C411]=&quot;Psychic&quot;;14;IF([.C411]=&quot;Ice&quot;;15;IF([.C411]=&quot;Dragon&quot;;16;IF([.C411]=&quot;Dark&quot;;17;IF([.C41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7" calcext:value-type="percentage">
            <text:p>70%</text:p>
          </table:table-cell>
          <table:table-cell/>
          <table:table-cell table:formula="of:=IF([.C412]=&quot;Normal&quot;;1;IF([.C412]=&quot;Fighting&quot;;2;IF([.C412]=&quot;Flying&quot;;3;IF([.C412]=&quot;Poison&quot;;4;IF([.C412]=&quot;Ground&quot;;5;IF([.C412]=&quot;Rock&quot;;6;IF([.C412]=&quot;Bug&quot;;7;IF([.C412]=&quot;Ghost&quot;;8;IF([.C412]=&quot;Steel&quot;;9;IF([.C412]=&quot;Fire&quot;;10;IF([.C412]=&quot;Water&quot;;11;IF([.C412]=&quot;Grass&quot;;12;IF([.C412]=&quot;Electric&quot;;13;IF([.C412]=&quot;Psychic&quot;;14;IF([.C412]=&quot;Ice&quot;;15;IF([.C412]=&quot;Dragon&quot;;16;IF([.C412]=&quot;Dark&quot;;17;IF([.C412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3]=&quot;Normal&quot;;1;IF([.C413]=&quot;Fighting&quot;;2;IF([.C413]=&quot;Flying&quot;;3;IF([.C413]=&quot;Poison&quot;;4;IF([.C413]=&quot;Ground&quot;;5;IF([.C413]=&quot;Rock&quot;;6;IF([.C413]=&quot;Bug&quot;;7;IF([.C413]=&quot;Ghost&quot;;8;IF([.C413]=&quot;Steel&quot;;9;IF([.C413]=&quot;Fire&quot;;10;IF([.C413]=&quot;Water&quot;;11;IF([.C413]=&quot;Grass&quot;;12;IF([.C413]=&quot;Electric&quot;;13;IF([.C413]=&quot;Psychic&quot;;14;IF([.C413]=&quot;Ice&quot;;15;IF([.C413]=&quot;Dragon&quot;;16;IF([.C413]=&quot;Dark&quot;;17;IF([.C41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4]=&quot;Normal&quot;;1;IF([.C414]=&quot;Fighting&quot;;2;IF([.C414]=&quot;Flying&quot;;3;IF([.C414]=&quot;Poison&quot;;4;IF([.C414]=&quot;Ground&quot;;5;IF([.C414]=&quot;Rock&quot;;6;IF([.C414]=&quot;Bug&quot;;7;IF([.C414]=&quot;Ghost&quot;;8;IF([.C414]=&quot;Steel&quot;;9;IF([.C414]=&quot;Fire&quot;;10;IF([.C414]=&quot;Water&quot;;11;IF([.C414]=&quot;Grass&quot;;12;IF([.C414]=&quot;Electric&quot;;13;IF([.C414]=&quot;Psychic&quot;;14;IF([.C414]=&quot;Ice&quot;;15;IF([.C414]=&quot;Dragon&quot;;16;IF([.C414]=&quot;Dark&quot;;17;IF([.C414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5]=&quot;Normal&quot;;1;IF([.C415]=&quot;Fighting&quot;;2;IF([.C415]=&quot;Flying&quot;;3;IF([.C415]=&quot;Poison&quot;;4;IF([.C415]=&quot;Ground&quot;;5;IF([.C415]=&quot;Rock&quot;;6;IF([.C415]=&quot;Bug&quot;;7;IF([.C415]=&quot;Ghost&quot;;8;IF([.C415]=&quot;Steel&quot;;9;IF([.C415]=&quot;Fire&quot;;10;IF([.C415]=&quot;Water&quot;;11;IF([.C415]=&quot;Grass&quot;;12;IF([.C415]=&quot;Electric&quot;;13;IF([.C415]=&quot;Psychic&quot;;14;IF([.C415]=&quot;Ice&quot;;15;IF([.C415]=&quot;Dragon&quot;;16;IF([.C415]=&quot;Dark&quot;;17;IF([.C415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Switchero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6]=&quot;Normal&quot;;1;IF([.C416]=&quot;Fighting&quot;;2;IF([.C416]=&quot;Flying&quot;;3;IF([.C416]=&quot;Poison&quot;;4;IF([.C416]=&quot;Ground&quot;;5;IF([.C416]=&quot;Rock&quot;;6;IF([.C416]=&quot;Bug&quot;;7;IF([.C416]=&quot;Ghost&quot;;8;IF([.C416]=&quot;Steel&quot;;9;IF([.C416]=&quot;Fire&quot;;10;IF([.C416]=&quot;Water&quot;;11;IF([.C416]=&quot;Grass&quot;;12;IF([.C416]=&quot;Electric&quot;;13;IF([.C416]=&quot;Psychic&quot;;14;IF([.C416]=&quot;Ice&quot;;15;IF([.C416]=&quot;Dragon&quot;;16;IF([.C416]=&quot;Dark&quot;;17;IF([.C41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17]=&quot;Normal&quot;;1;IF([.C417]=&quot;Fighting&quot;;2;IF([.C417]=&quot;Flying&quot;;3;IF([.C417]=&quot;Poison&quot;;4;IF([.C417]=&quot;Ground&quot;;5;IF([.C417]=&quot;Rock&quot;;6;IF([.C417]=&quot;Bug&quot;;7;IF([.C417]=&quot;Ghost&quot;;8;IF([.C417]=&quot;Steel&quot;;9;IF([.C417]=&quot;Fire&quot;;10;IF([.C417]=&quot;Water&quot;;11;IF([.C417]=&quot;Grass&quot;;12;IF([.C417]=&quot;Electric&quot;;13;IF([.C417]=&quot;Psychic&quot;;14;IF([.C417]=&quot;Ice&quot;;15;IF([.C417]=&quot;Dragon&quot;;16;IF([.C417]=&quot;Dark&quot;;17;IF([.C41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18]=&quot;Normal&quot;;1;IF([.C418]=&quot;Fighting&quot;;2;IF([.C418]=&quot;Flying&quot;;3;IF([.C418]=&quot;Poison&quot;;4;IF([.C418]=&quot;Ground&quot;;5;IF([.C418]=&quot;Rock&quot;;6;IF([.C418]=&quot;Bug&quot;;7;IF([.C418]=&quot;Ghost&quot;;8;IF([.C418]=&quot;Steel&quot;;9;IF([.C418]=&quot;Fire&quot;;10;IF([.C418]=&quot;Water&quot;;11;IF([.C418]=&quot;Grass&quot;;12;IF([.C418]=&quot;Electric&quot;;13;IF([.C418]=&quot;Psychic&quot;;14;IF([.C418]=&quot;Ice&quot;;15;IF([.C418]=&quot;Dragon&quot;;16;IF([.C418]=&quot;Dark&quot;;17;IF([.C418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19]=&quot;Normal&quot;;1;IF([.C419]=&quot;Fighting&quot;;2;IF([.C419]=&quot;Flying&quot;;3;IF([.C419]=&quot;Poison&quot;;4;IF([.C419]=&quot;Ground&quot;;5;IF([.C419]=&quot;Rock&quot;;6;IF([.C419]=&quot;Bug&quot;;7;IF([.C419]=&quot;Ghost&quot;;8;IF([.C419]=&quot;Steel&quot;;9;IF([.C419]=&quot;Fire&quot;;10;IF([.C419]=&quot;Water&quot;;11;IF([.C419]=&quot;Grass&quot;;12;IF([.C419]=&quot;Electric&quot;;13;IF([.C419]=&quot;Psychic&quot;;14;IF([.C419]=&quot;Ice&quot;;15;IF([.C419]=&quot;Dragon&quot;;16;IF([.C419]=&quot;Dark&quot;;17;IF([.C41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0]=&quot;Normal&quot;;1;IF([.C420]=&quot;Fighting&quot;;2;IF([.C420]=&quot;Flying&quot;;3;IF([.C420]=&quot;Poison&quot;;4;IF([.C420]=&quot;Ground&quot;;5;IF([.C420]=&quot;Rock&quot;;6;IF([.C420]=&quot;Bug&quot;;7;IF([.C420]=&quot;Ghost&quot;;8;IF([.C420]=&quot;Steel&quot;;9;IF([.C420]=&quot;Fire&quot;;10;IF([.C420]=&quot;Water&quot;;11;IF([.C420]=&quot;Grass&quot;;12;IF([.C420]=&quot;Electric&quot;;13;IF([.C420]=&quot;Psychic&quot;;14;IF([.C420]=&quot;Ice&quot;;15;IF([.C420]=&quot;Dragon&quot;;16;IF([.C420]=&quot;Dark&quot;;17;IF([.C420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1]=&quot;Normal&quot;;1;IF([.C421]=&quot;Fighting&quot;;2;IF([.C421]=&quot;Flying&quot;;3;IF([.C421]=&quot;Poison&quot;;4;IF([.C421]=&quot;Ground&quot;;5;IF([.C421]=&quot;Rock&quot;;6;IF([.C421]=&quot;Bug&quot;;7;IF([.C421]=&quot;Ghost&quot;;8;IF([.C421]=&quot;Steel&quot;;9;IF([.C421]=&quot;Fire&quot;;10;IF([.C421]=&quot;Water&quot;;11;IF([.C421]=&quot;Grass&quot;;12;IF([.C421]=&quot;Electric&quot;;13;IF([.C421]=&quot;Psychic&quot;;14;IF([.C421]=&quot;Ice&quot;;15;IF([.C421]=&quot;Dragon&quot;;16;IF([.C421]=&quot;Dark&quot;;17;IF([.C421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2]=&quot;Normal&quot;;1;IF([.C422]=&quot;Fighting&quot;;2;IF([.C422]=&quot;Flying&quot;;3;IF([.C422]=&quot;Poison&quot;;4;IF([.C422]=&quot;Ground&quot;;5;IF([.C422]=&quot;Rock&quot;;6;IF([.C422]=&quot;Bug&quot;;7;IF([.C422]=&quot;Ghost&quot;;8;IF([.C422]=&quot;Steel&quot;;9;IF([.C422]=&quot;Fire&quot;;10;IF([.C422]=&quot;Water&quot;;11;IF([.C422]=&quot;Grass&quot;;12;IF([.C422]=&quot;Electric&quot;;13;IF([.C422]=&quot;Psychic&quot;;14;IF([.C422]=&quot;Ice&quot;;15;IF([.C422]=&quot;Dragon&quot;;16;IF([.C422]=&quot;Dark&quot;;17;IF([.C422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23]=&quot;Normal&quot;;1;IF([.C423]=&quot;Fighting&quot;;2;IF([.C423]=&quot;Flying&quot;;3;IF([.C423]=&quot;Poison&quot;;4;IF([.C423]=&quot;Ground&quot;;5;IF([.C423]=&quot;Rock&quot;;6;IF([.C423]=&quot;Bug&quot;;7;IF([.C423]=&quot;Ghost&quot;;8;IF([.C423]=&quot;Steel&quot;;9;IF([.C423]=&quot;Fire&quot;;10;IF([.C423]=&quot;Water&quot;;11;IF([.C423]=&quot;Grass&quot;;12;IF([.C423]=&quot;Electric&quot;;13;IF([.C423]=&quot;Psychic&quot;;14;IF([.C423]=&quot;Ice&quot;;15;IF([.C423]=&quot;Dragon&quot;;16;IF([.C423]=&quot;Dark&quot;;17;IF([.C423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24]=&quot;Normal&quot;;1;IF([.C424]=&quot;Fighting&quot;;2;IF([.C424]=&quot;Flying&quot;;3;IF([.C424]=&quot;Poison&quot;;4;IF([.C424]=&quot;Ground&quot;;5;IF([.C424]=&quot;Rock&quot;;6;IF([.C424]=&quot;Bug&quot;;7;IF([.C424]=&quot;Ghost&quot;;8;IF([.C424]=&quot;Steel&quot;;9;IF([.C424]=&quot;Fire&quot;;10;IF([.C424]=&quot;Water&quot;;11;IF([.C424]=&quot;Grass&quot;;12;IF([.C424]=&quot;Electric&quot;;13;IF([.C424]=&quot;Psychic&quot;;14;IF([.C424]=&quot;Ice&quot;;15;IF([.C424]=&quot;Dragon&quot;;16;IF([.C424]=&quot;Dark&quot;;17;IF([.C42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25]=&quot;Normal&quot;;1;IF([.C425]=&quot;Fighting&quot;;2;IF([.C425]=&quot;Flying&quot;;3;IF([.C425]=&quot;Poison&quot;;4;IF([.C425]=&quot;Ground&quot;;5;IF([.C425]=&quot;Rock&quot;;6;IF([.C425]=&quot;Bug&quot;;7;IF([.C425]=&quot;Ghost&quot;;8;IF([.C425]=&quot;Steel&quot;;9;IF([.C425]=&quot;Fire&quot;;10;IF([.C425]=&quot;Water&quot;;11;IF([.C425]=&quot;Grass&quot;;12;IF([.C425]=&quot;Electric&quot;;13;IF([.C425]=&quot;Psychic&quot;;14;IF([.C425]=&quot;Ice&quot;;15;IF([.C425]=&quot;Dragon&quot;;16;IF([.C425]=&quot;Dark&quot;;17;IF([.C425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6]=&quot;Normal&quot;;1;IF([.C426]=&quot;Fighting&quot;;2;IF([.C426]=&quot;Flying&quot;;3;IF([.C426]=&quot;Poison&quot;;4;IF([.C426]=&quot;Ground&quot;;5;IF([.C426]=&quot;Rock&quot;;6;IF([.C426]=&quot;Bug&quot;;7;IF([.C426]=&quot;Ghost&quot;;8;IF([.C426]=&quot;Steel&quot;;9;IF([.C426]=&quot;Fire&quot;;10;IF([.C426]=&quot;Water&quot;;11;IF([.C426]=&quot;Grass&quot;;12;IF([.C426]=&quot;Electric&quot;;13;IF([.C426]=&quot;Psychic&quot;;14;IF([.C426]=&quot;Ice&quot;;15;IF([.C426]=&quot;Dragon&quot;;16;IF([.C426]=&quot;Dark&quot;;17;IF([.C426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27]=&quot;Normal&quot;;1;IF([.C427]=&quot;Fighting&quot;;2;IF([.C427]=&quot;Flying&quot;;3;IF([.C427]=&quot;Poison&quot;;4;IF([.C427]=&quot;Ground&quot;;5;IF([.C427]=&quot;Rock&quot;;6;IF([.C427]=&quot;Bug&quot;;7;IF([.C427]=&quot;Ghost&quot;;8;IF([.C427]=&quot;Steel&quot;;9;IF([.C427]=&quot;Fire&quot;;10;IF([.C427]=&quot;Water&quot;;11;IF([.C427]=&quot;Grass&quot;;12;IF([.C427]=&quot;Electric&quot;;13;IF([.C427]=&quot;Psychic&quot;;14;IF([.C427]=&quot;Ice&quot;;15;IF([.C427]=&quot;Dragon&quot;;16;IF([.C427]=&quot;Dark&quot;;17;IF([.C427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28]=&quot;Normal&quot;;1;IF([.C428]=&quot;Fighting&quot;;2;IF([.C428]=&quot;Flying&quot;;3;IF([.C428]=&quot;Poison&quot;;4;IF([.C428]=&quot;Ground&quot;;5;IF([.C428]=&quot;Rock&quot;;6;IF([.C428]=&quot;Bug&quot;;7;IF([.C428]=&quot;Ghost&quot;;8;IF([.C428]=&quot;Steel&quot;;9;IF([.C428]=&quot;Fire&quot;;10;IF([.C428]=&quot;Water&quot;;11;IF([.C428]=&quot;Grass&quot;;12;IF([.C428]=&quot;Electric&quot;;13;IF([.C428]=&quot;Psychic&quot;;14;IF([.C428]=&quot;Ice&quot;;15;IF([.C428]=&quot;Dragon&quot;;16;IF([.C428]=&quot;Dark&quot;;17;IF([.C42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29]=&quot;Normal&quot;;1;IF([.C429]=&quot;Fighting&quot;;2;IF([.C429]=&quot;Flying&quot;;3;IF([.C429]=&quot;Poison&quot;;4;IF([.C429]=&quot;Ground&quot;;5;IF([.C429]=&quot;Rock&quot;;6;IF([.C429]=&quot;Bug&quot;;7;IF([.C429]=&quot;Ghost&quot;;8;IF([.C429]=&quot;Steel&quot;;9;IF([.C429]=&quot;Fire&quot;;10;IF([.C429]=&quot;Water&quot;;11;IF([.C429]=&quot;Grass&quot;;12;IF([.C429]=&quot;Electric&quot;;13;IF([.C429]=&quot;Psychic&quot;;14;IF([.C429]=&quot;Ice&quot;;15;IF([.C429]=&quot;Dragon&quot;;16;IF([.C429]=&quot;Dark&quot;;17;IF([.C42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30]=&quot;Normal&quot;;1;IF([.C430]=&quot;Fighting&quot;;2;IF([.C430]=&quot;Flying&quot;;3;IF([.C430]=&quot;Poison&quot;;4;IF([.C430]=&quot;Ground&quot;;5;IF([.C430]=&quot;Rock&quot;;6;IF([.C430]=&quot;Bug&quot;;7;IF([.C430]=&quot;Ghost&quot;;8;IF([.C430]=&quot;Steel&quot;;9;IF([.C430]=&quot;Fire&quot;;10;IF([.C430]=&quot;Water&quot;;11;IF([.C430]=&quot;Grass&quot;;12;IF([.C430]=&quot;Electric&quot;;13;IF([.C430]=&quot;Psychic&quot;;14;IF([.C430]=&quot;Ice&quot;;15;IF([.C430]=&quot;Dragon&quot;;16;IF([.C430]=&quot;Dark&quot;;17;IF([.C430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31]=&quot;Normal&quot;;1;IF([.C431]=&quot;Fighting&quot;;2;IF([.C431]=&quot;Flying&quot;;3;IF([.C431]=&quot;Poison&quot;;4;IF([.C431]=&quot;Ground&quot;;5;IF([.C431]=&quot;Rock&quot;;6;IF([.C431]=&quot;Bug&quot;;7;IF([.C431]=&quot;Ghost&quot;;8;IF([.C431]=&quot;Steel&quot;;9;IF([.C431]=&quot;Fire&quot;;10;IF([.C431]=&quot;Water&quot;;11;IF([.C431]=&quot;Grass&quot;;12;IF([.C431]=&quot;Electric&quot;;13;IF([.C431]=&quot;Psychic&quot;;14;IF([.C431]=&quot;Ice&quot;;15;IF([.C431]=&quot;Dragon&quot;;16;IF([.C431]=&quot;Dark&quot;;17;IF([.C431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32]=&quot;Normal&quot;;1;IF([.C432]=&quot;Fighting&quot;;2;IF([.C432]=&quot;Flying&quot;;3;IF([.C432]=&quot;Poison&quot;;4;IF([.C432]=&quot;Ground&quot;;5;IF([.C432]=&quot;Rock&quot;;6;IF([.C432]=&quot;Bug&quot;;7;IF([.C432]=&quot;Ghost&quot;;8;IF([.C432]=&quot;Steel&quot;;9;IF([.C432]=&quot;Fire&quot;;10;IF([.C432]=&quot;Water&quot;;11;IF([.C432]=&quot;Grass&quot;;12;IF([.C432]=&quot;Electric&quot;;13;IF([.C432]=&quot;Psychic&quot;;14;IF([.C432]=&quot;Ice&quot;;15;IF([.C432]=&quot;Dragon&quot;;16;IF([.C432]=&quot;Dark&quot;;17;IF([.C43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33]=&quot;Normal&quot;;1;IF([.C433]=&quot;Fighting&quot;;2;IF([.C433]=&quot;Flying&quot;;3;IF([.C433]=&quot;Poison&quot;;4;IF([.C433]=&quot;Ground&quot;;5;IF([.C433]=&quot;Rock&quot;;6;IF([.C433]=&quot;Bug&quot;;7;IF([.C433]=&quot;Ghost&quot;;8;IF([.C433]=&quot;Steel&quot;;9;IF([.C433]=&quot;Fire&quot;;10;IF([.C433]=&quot;Water&quot;;11;IF([.C433]=&quot;Grass&quot;;12;IF([.C433]=&quot;Electric&quot;;13;IF([.C433]=&quot;Psychic&quot;;14;IF([.C433]=&quot;Ice&quot;;15;IF([.C433]=&quot;Dragon&quot;;16;IF([.C433]=&quot;Dark&quot;;17;IF([.C433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Trick Roo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34]=&quot;Normal&quot;;1;IF([.C434]=&quot;Fighting&quot;;2;IF([.C434]=&quot;Flying&quot;;3;IF([.C434]=&quot;Poison&quot;;4;IF([.C434]=&quot;Ground&quot;;5;IF([.C434]=&quot;Rock&quot;;6;IF([.C434]=&quot;Bug&quot;;7;IF([.C434]=&quot;Ghost&quot;;8;IF([.C434]=&quot;Steel&quot;;9;IF([.C434]=&quot;Fire&quot;;10;IF([.C434]=&quot;Water&quot;;11;IF([.C434]=&quot;Grass&quot;;12;IF([.C434]=&quot;Electric&quot;;13;IF([.C434]=&quot;Psychic&quot;;14;IF([.C434]=&quot;Ice&quot;;15;IF([.C434]=&quot;Dragon&quot;;16;IF([.C434]=&quot;Dark&quot;;17;IF([.C43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35]=&quot;Normal&quot;;1;IF([.C435]=&quot;Fighting&quot;;2;IF([.C435]=&quot;Flying&quot;;3;IF([.C435]=&quot;Poison&quot;;4;IF([.C435]=&quot;Ground&quot;;5;IF([.C435]=&quot;Rock&quot;;6;IF([.C435]=&quot;Bug&quot;;7;IF([.C435]=&quot;Ghost&quot;;8;IF([.C435]=&quot;Steel&quot;;9;IF([.C435]=&quot;Fire&quot;;10;IF([.C435]=&quot;Water&quot;;11;IF([.C435]=&quot;Grass&quot;;12;IF([.C435]=&quot;Electric&quot;;13;IF([.C435]=&quot;Psychic&quot;;14;IF([.C435]=&quot;Ice&quot;;15;IF([.C435]=&quot;Dragon&quot;;16;IF([.C435]=&quot;Dark&quot;;17;IF([.C435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36]=&quot;Normal&quot;;1;IF([.C436]=&quot;Fighting&quot;;2;IF([.C436]=&quot;Flying&quot;;3;IF([.C436]=&quot;Poison&quot;;4;IF([.C436]=&quot;Ground&quot;;5;IF([.C436]=&quot;Rock&quot;;6;IF([.C436]=&quot;Bug&quot;;7;IF([.C436]=&quot;Ghost&quot;;8;IF([.C436]=&quot;Steel&quot;;9;IF([.C436]=&quot;Fire&quot;;10;IF([.C436]=&quot;Water&quot;;11;IF([.C436]=&quot;Grass&quot;;12;IF([.C436]=&quot;Electric&quot;;13;IF([.C436]=&quot;Psychic&quot;;14;IF([.C436]=&quot;Ice&quot;;15;IF([.C436]=&quot;Dragon&quot;;16;IF([.C436]=&quot;Dark&quot;;17;IF([.C436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37]=&quot;Normal&quot;;1;IF([.C437]=&quot;Fighting&quot;;2;IF([.C437]=&quot;Flying&quot;;3;IF([.C437]=&quot;Poison&quot;;4;IF([.C437]=&quot;Ground&quot;;5;IF([.C437]=&quot;Rock&quot;;6;IF([.C437]=&quot;Bug&quot;;7;IF([.C437]=&quot;Ghost&quot;;8;IF([.C437]=&quot;Steel&quot;;9;IF([.C437]=&quot;Fire&quot;;10;IF([.C437]=&quot;Water&quot;;11;IF([.C437]=&quot;Grass&quot;;12;IF([.C437]=&quot;Electric&quot;;13;IF([.C437]=&quot;Psychic&quot;;14;IF([.C437]=&quot;Ice&quot;;15;IF([.C437]=&quot;Dragon&quot;;16;IF([.C437]=&quot;Dark&quot;;17;IF([.C437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38]=&quot;Normal&quot;;1;IF([.C438]=&quot;Fighting&quot;;2;IF([.C438]=&quot;Flying&quot;;3;IF([.C438]=&quot;Poison&quot;;4;IF([.C438]=&quot;Ground&quot;;5;IF([.C438]=&quot;Rock&quot;;6;IF([.C438]=&quot;Bug&quot;;7;IF([.C438]=&quot;Ghost&quot;;8;IF([.C438]=&quot;Steel&quot;;9;IF([.C438]=&quot;Fire&quot;;10;IF([.C438]=&quot;Water&quot;;11;IF([.C438]=&quot;Grass&quot;;12;IF([.C438]=&quot;Electric&quot;;13;IF([.C438]=&quot;Psychic&quot;;14;IF([.C438]=&quot;Ice&quot;;15;IF([.C438]=&quot;Dragon&quot;;16;IF([.C438]=&quot;Dark&quot;;17;IF([.C438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39]=&quot;Normal&quot;;1;IF([.C439]=&quot;Fighting&quot;;2;IF([.C439]=&quot;Flying&quot;;3;IF([.C439]=&quot;Poison&quot;;4;IF([.C439]=&quot;Ground&quot;;5;IF([.C439]=&quot;Rock&quot;;6;IF([.C439]=&quot;Bug&quot;;7;IF([.C439]=&quot;Ghost&quot;;8;IF([.C439]=&quot;Steel&quot;;9;IF([.C439]=&quot;Fire&quot;;10;IF([.C439]=&quot;Water&quot;;11;IF([.C439]=&quot;Grass&quot;;12;IF([.C439]=&quot;Electric&quot;;13;IF([.C439]=&quot;Psychic&quot;;14;IF([.C439]=&quot;Ice&quot;;15;IF([.C439]=&quot;Dragon&quot;;16;IF([.C439]=&quot;Dark&quot;;17;IF([.C43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40]=&quot;Normal&quot;;1;IF([.C440]=&quot;Fighting&quot;;2;IF([.C440]=&quot;Flying&quot;;3;IF([.C440]=&quot;Poison&quot;;4;IF([.C440]=&quot;Ground&quot;;5;IF([.C440]=&quot;Rock&quot;;6;IF([.C440]=&quot;Bug&quot;;7;IF([.C440]=&quot;Ghost&quot;;8;IF([.C440]=&quot;Steel&quot;;9;IF([.C440]=&quot;Fire&quot;;10;IF([.C440]=&quot;Water&quot;;11;IF([.C440]=&quot;Grass&quot;;12;IF([.C440]=&quot;Electric&quot;;13;IF([.C440]=&quot;Psychic&quot;;14;IF([.C440]=&quot;Ice&quot;;15;IF([.C440]=&quot;Dragon&quot;;16;IF([.C440]=&quot;Dark&quot;;17;IF([.C440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1]=&quot;Normal&quot;;1;IF([.C441]=&quot;Fighting&quot;;2;IF([.C441]=&quot;Flying&quot;;3;IF([.C441]=&quot;Poison&quot;;4;IF([.C441]=&quot;Ground&quot;;5;IF([.C441]=&quot;Rock&quot;;6;IF([.C441]=&quot;Bug&quot;;7;IF([.C441]=&quot;Ghost&quot;;8;IF([.C441]=&quot;Steel&quot;;9;IF([.C441]=&quot;Fire&quot;;10;IF([.C441]=&quot;Water&quot;;11;IF([.C441]=&quot;Grass&quot;;12;IF([.C441]=&quot;Electric&quot;;13;IF([.C441]=&quot;Psychic&quot;;14;IF([.C441]=&quot;Ice&quot;;15;IF([.C441]=&quot;Dragon&quot;;16;IF([.C441]=&quot;Dark&quot;;17;IF([.C441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0%*</text:p>
          </table:table-cell>
          <table:table-cell/>
          <table:table-cell table:formula="of:=IF([.C442]=&quot;Normal&quot;;1;IF([.C442]=&quot;Fighting&quot;;2;IF([.C442]=&quot;Flying&quot;;3;IF([.C442]=&quot;Poison&quot;;4;IF([.C442]=&quot;Ground&quot;;5;IF([.C442]=&quot;Rock&quot;;6;IF([.C442]=&quot;Bug&quot;;7;IF([.C442]=&quot;Ghost&quot;;8;IF([.C442]=&quot;Steel&quot;;9;IF([.C442]=&quot;Fire&quot;;10;IF([.C442]=&quot;Water&quot;;11;IF([.C442]=&quot;Grass&quot;;12;IF([.C442]=&quot;Electric&quot;;13;IF([.C442]=&quot;Psychic&quot;;14;IF([.C442]=&quot;Ice&quot;;15;IF([.C442]=&quot;Dragon&quot;;16;IF([.C442]=&quot;Dark&quot;;17;IF([.C44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3]=&quot;Normal&quot;;1;IF([.C443]=&quot;Fighting&quot;;2;IF([.C443]=&quot;Flying&quot;;3;IF([.C443]=&quot;Poison&quot;;4;IF([.C443]=&quot;Ground&quot;;5;IF([.C443]=&quot;Rock&quot;;6;IF([.C443]=&quot;Bug&quot;;7;IF([.C443]=&quot;Ghost&quot;;8;IF([.C443]=&quot;Steel&quot;;9;IF([.C443]=&quot;Fire&quot;;10;IF([.C443]=&quot;Water&quot;;11;IF([.C443]=&quot;Grass&quot;;12;IF([.C443]=&quot;Electric&quot;;13;IF([.C443]=&quot;Psychic&quot;;14;IF([.C443]=&quot;Ice&quot;;15;IF([.C443]=&quot;Dragon&quot;;16;IF([.C443]=&quot;Dark&quot;;17;IF([.C443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/>
          <table:table-cell table:formula="of:=IF([.C444]=&quot;Normal&quot;;1;IF([.C444]=&quot;Fighting&quot;;2;IF([.C444]=&quot;Flying&quot;;3;IF([.C444]=&quot;Poison&quot;;4;IF([.C444]=&quot;Ground&quot;;5;IF([.C444]=&quot;Rock&quot;;6;IF([.C444]=&quot;Bug&quot;;7;IF([.C444]=&quot;Ghost&quot;;8;IF([.C444]=&quot;Steel&quot;;9;IF([.C444]=&quot;Fire&quot;;10;IF([.C444]=&quot;Water&quot;;11;IF([.C444]=&quot;Grass&quot;;12;IF([.C444]=&quot;Electric&quot;;13;IF([.C444]=&quot;Psychic&quot;;14;IF([.C444]=&quot;Ice&quot;;15;IF([.C444]=&quot;Dragon&quot;;16;IF([.C444]=&quot;Dark&quot;;17;IF([.C444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445]=&quot;Normal&quot;;1;IF([.C445]=&quot;Fighting&quot;;2;IF([.C445]=&quot;Flying&quot;;3;IF([.C445]=&quot;Poison&quot;;4;IF([.C445]=&quot;Ground&quot;;5;IF([.C445]=&quot;Rock&quot;;6;IF([.C445]=&quot;Bug&quot;;7;IF([.C445]=&quot;Ghost&quot;;8;IF([.C445]=&quot;Steel&quot;;9;IF([.C445]=&quot;Fire&quot;;10;IF([.C445]=&quot;Water&quot;;11;IF([.C445]=&quot;Grass&quot;;12;IF([.C445]=&quot;Electric&quot;;13;IF([.C445]=&quot;Psychic&quot;;14;IF([.C445]=&quot;Ice&quot;;15;IF([.C445]=&quot;Dragon&quot;;16;IF([.C445]=&quot;Dark&quot;;17;IF([.C445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6]=&quot;Normal&quot;;1;IF([.C446]=&quot;Fighting&quot;;2;IF([.C446]=&quot;Flying&quot;;3;IF([.C446]=&quot;Poison&quot;;4;IF([.C446]=&quot;Ground&quot;;5;IF([.C446]=&quot;Rock&quot;;6;IF([.C446]=&quot;Bug&quot;;7;IF([.C446]=&quot;Ghost&quot;;8;IF([.C446]=&quot;Steel&quot;;9;IF([.C446]=&quot;Fire&quot;;10;IF([.C446]=&quot;Water&quot;;11;IF([.C446]=&quot;Grass&quot;;12;IF([.C446]=&quot;Electric&quot;;13;IF([.C446]=&quot;Psychic&quot;;14;IF([.C446]=&quot;Ice&quot;;15;IF([.C446]=&quot;Dragon&quot;;16;IF([.C446]=&quot;Dark&quot;;17;IF([.C44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47]=&quot;Normal&quot;;1;IF([.C447]=&quot;Fighting&quot;;2;IF([.C447]=&quot;Flying&quot;;3;IF([.C447]=&quot;Poison&quot;;4;IF([.C447]=&quot;Ground&quot;;5;IF([.C447]=&quot;Rock&quot;;6;IF([.C447]=&quot;Bug&quot;;7;IF([.C447]=&quot;Ghost&quot;;8;IF([.C447]=&quot;Steel&quot;;9;IF([.C447]=&quot;Fire&quot;;10;IF([.C447]=&quot;Water&quot;;11;IF([.C447]=&quot;Grass&quot;;12;IF([.C447]=&quot;Electric&quot;;13;IF([.C447]=&quot;Psychic&quot;;14;IF([.C447]=&quot;Ice&quot;;15;IF([.C447]=&quot;Dragon&quot;;16;IF([.C447]=&quot;Dark&quot;;17;IF([.C447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8]=&quot;Normal&quot;;1;IF([.C448]=&quot;Fighting&quot;;2;IF([.C448]=&quot;Flying&quot;;3;IF([.C448]=&quot;Poison&quot;;4;IF([.C448]=&quot;Ground&quot;;5;IF([.C448]=&quot;Rock&quot;;6;IF([.C448]=&quot;Bug&quot;;7;IF([.C448]=&quot;Ghost&quot;;8;IF([.C448]=&quot;Steel&quot;;9;IF([.C448]=&quot;Fire&quot;;10;IF([.C448]=&quot;Water&quot;;11;IF([.C448]=&quot;Grass&quot;;12;IF([.C448]=&quot;Electric&quot;;13;IF([.C448]=&quot;Psychic&quot;;14;IF([.C448]=&quot;Ice&quot;;15;IF([.C448]=&quot;Dragon&quot;;16;IF([.C448]=&quot;Dark&quot;;17;IF([.C448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Chat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49]=&quot;Normal&quot;;1;IF([.C449]=&quot;Fighting&quot;;2;IF([.C449]=&quot;Flying&quot;;3;IF([.C449]=&quot;Poison&quot;;4;IF([.C449]=&quot;Ground&quot;;5;IF([.C449]=&quot;Rock&quot;;6;IF([.C449]=&quot;Bug&quot;;7;IF([.C449]=&quot;Ghost&quot;;8;IF([.C449]=&quot;Steel&quot;;9;IF([.C449]=&quot;Fire&quot;;10;IF([.C449]=&quot;Water&quot;;11;IF([.C449]=&quot;Grass&quot;;12;IF([.C449]=&quot;Electric&quot;;13;IF([.C449]=&quot;Psychic&quot;;14;IF([.C449]=&quot;Ice&quot;;15;IF([.C449]=&quot;Dragon&quot;;16;IF([.C449]=&quot;Dark&quot;;17;IF([.C449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50]=&quot;Normal&quot;;1;IF([.C450]=&quot;Fighting&quot;;2;IF([.C450]=&quot;Flying&quot;;3;IF([.C450]=&quot;Poison&quot;;4;IF([.C450]=&quot;Ground&quot;;5;IF([.C450]=&quot;Rock&quot;;6;IF([.C450]=&quot;Bug&quot;;7;IF([.C450]=&quot;Ghost&quot;;8;IF([.C450]=&quot;Steel&quot;;9;IF([.C450]=&quot;Fire&quot;;10;IF([.C450]=&quot;Water&quot;;11;IF([.C450]=&quot;Grass&quot;;12;IF([.C450]=&quot;Electric&quot;;13;IF([.C450]=&quot;Psychic&quot;;14;IF([.C450]=&quot;Ice&quot;;15;IF([.C450]=&quot;Dragon&quot;;16;IF([.C450]=&quot;Dark&quot;;17;IF([.C45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51]=&quot;Normal&quot;;1;IF([.C451]=&quot;Fighting&quot;;2;IF([.C451]=&quot;Flying&quot;;3;IF([.C451]=&quot;Poison&quot;;4;IF([.C451]=&quot;Ground&quot;;5;IF([.C451]=&quot;Rock&quot;;6;IF([.C451]=&quot;Bug&quot;;7;IF([.C451]=&quot;Ghost&quot;;8;IF([.C451]=&quot;Steel&quot;;9;IF([.C451]=&quot;Fire&quot;;10;IF([.C451]=&quot;Water&quot;;11;IF([.C451]=&quot;Grass&quot;;12;IF([.C451]=&quot;Electric&quot;;13;IF([.C451]=&quot;Psychic&quot;;14;IF([.C451]=&quot;Ice&quot;;15;IF([.C451]=&quot;Dragon&quot;;16;IF([.C451]=&quot;Dark&quot;;17;IF([.C451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52]=&quot;Normal&quot;;1;IF([.C452]=&quot;Fighting&quot;;2;IF([.C452]=&quot;Flying&quot;;3;IF([.C452]=&quot;Poison&quot;;4;IF([.C452]=&quot;Ground&quot;;5;IF([.C452]=&quot;Rock&quot;;6;IF([.C452]=&quot;Bug&quot;;7;IF([.C452]=&quot;Ghost&quot;;8;IF([.C452]=&quot;Steel&quot;;9;IF([.C452]=&quot;Fire&quot;;10;IF([.C452]=&quot;Water&quot;;11;IF([.C452]=&quot;Grass&quot;;12;IF([.C452]=&quot;Electric&quot;;13;IF([.C452]=&quot;Psychic&quot;;14;IF([.C452]=&quot;Ice&quot;;15;IF([.C452]=&quot;Dragon&quot;;16;IF([.C452]=&quot;Dark&quot;;17;IF([.C452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Wood Hamm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53]=&quot;Normal&quot;;1;IF([.C453]=&quot;Fighting&quot;;2;IF([.C453]=&quot;Flying&quot;;3;IF([.C453]=&quot;Poison&quot;;4;IF([.C453]=&quot;Ground&quot;;5;IF([.C453]=&quot;Rock&quot;;6;IF([.C453]=&quot;Bug&quot;;7;IF([.C453]=&quot;Ghost&quot;;8;IF([.C453]=&quot;Steel&quot;;9;IF([.C453]=&quot;Fire&quot;;10;IF([.C453]=&quot;Water&quot;;11;IF([.C453]=&quot;Grass&quot;;12;IF([.C453]=&quot;Electric&quot;;13;IF([.C453]=&quot;Psychic&quot;;14;IF([.C453]=&quot;Ice&quot;;15;IF([.C453]=&quot;Dragon&quot;;16;IF([.C453]=&quot;Dark&quot;;17;IF([.C45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54]=&quot;Normal&quot;;1;IF([.C454]=&quot;Fighting&quot;;2;IF([.C454]=&quot;Flying&quot;;3;IF([.C454]=&quot;Poison&quot;;4;IF([.C454]=&quot;Ground&quot;;5;IF([.C454]=&quot;Rock&quot;;6;IF([.C454]=&quot;Bug&quot;;7;IF([.C454]=&quot;Ghost&quot;;8;IF([.C454]=&quot;Steel&quot;;9;IF([.C454]=&quot;Fire&quot;;10;IF([.C454]=&quot;Water&quot;;11;IF([.C454]=&quot;Grass&quot;;12;IF([.C454]=&quot;Electric&quot;;13;IF([.C454]=&quot;Psychic&quot;;14;IF([.C454]=&quot;Ice&quot;;15;IF([.C454]=&quot;Dragon&quot;;16;IF([.C454]=&quot;Dark&quot;;17;IF([.C454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55]=&quot;Normal&quot;;1;IF([.C455]=&quot;Fighting&quot;;2;IF([.C455]=&quot;Flying&quot;;3;IF([.C455]=&quot;Poison&quot;;4;IF([.C455]=&quot;Ground&quot;;5;IF([.C455]=&quot;Rock&quot;;6;IF([.C455]=&quot;Bug&quot;;7;IF([.C455]=&quot;Ghost&quot;;8;IF([.C455]=&quot;Steel&quot;;9;IF([.C455]=&quot;Fire&quot;;10;IF([.C455]=&quot;Water&quot;;11;IF([.C455]=&quot;Grass&quot;;12;IF([.C455]=&quot;Electric&quot;;13;IF([.C455]=&quot;Psychic&quot;;14;IF([.C455]=&quot;Ice&quot;;15;IF([.C455]=&quot;Dragon&quot;;16;IF([.C455]=&quot;Dark&quot;;17;IF([.C45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56]=&quot;Normal&quot;;1;IF([.C456]=&quot;Fighting&quot;;2;IF([.C456]=&quot;Flying&quot;;3;IF([.C456]=&quot;Poison&quot;;4;IF([.C456]=&quot;Ground&quot;;5;IF([.C456]=&quot;Rock&quot;;6;IF([.C456]=&quot;Bug&quot;;7;IF([.C456]=&quot;Ghost&quot;;8;IF([.C456]=&quot;Steel&quot;;9;IF([.C456]=&quot;Fire&quot;;10;IF([.C456]=&quot;Water&quot;;11;IF([.C456]=&quot;Grass&quot;;12;IF([.C456]=&quot;Electric&quot;;13;IF([.C456]=&quot;Psychic&quot;;14;IF([.C456]=&quot;Ice&quot;;15;IF([.C456]=&quot;Dragon&quot;;16;IF([.C456]=&quot;Dark&quot;;17;IF([.C456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57]=&quot;Normal&quot;;1;IF([.C457]=&quot;Fighting&quot;;2;IF([.C457]=&quot;Flying&quot;;3;IF([.C457]=&quot;Poison&quot;;4;IF([.C457]=&quot;Ground&quot;;5;IF([.C457]=&quot;Rock&quot;;6;IF([.C457]=&quot;Bug&quot;;7;IF([.C457]=&quot;Ghost&quot;;8;IF([.C457]=&quot;Steel&quot;;9;IF([.C457]=&quot;Fire&quot;;10;IF([.C457]=&quot;Water&quot;;11;IF([.C457]=&quot;Grass&quot;;12;IF([.C457]=&quot;Electric&quot;;13;IF([.C457]=&quot;Psychic&quot;;14;IF([.C457]=&quot;Ice&quot;;15;IF([.C457]=&quot;Dragon&quot;;16;IF([.C457]=&quot;Dark&quot;;17;IF([.C457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8" calcext:value-type="percentage">
            <text:p>80%</text:p>
          </table:table-cell>
          <table:table-cell/>
          <table:table-cell table:formula="of:=IF([.C458]=&quot;Normal&quot;;1;IF([.C458]=&quot;Fighting&quot;;2;IF([.C458]=&quot;Flying&quot;;3;IF([.C458]=&quot;Poison&quot;;4;IF([.C458]=&quot;Ground&quot;;5;IF([.C458]=&quot;Rock&quot;;6;IF([.C458]=&quot;Bug&quot;;7;IF([.C458]=&quot;Ghost&quot;;8;IF([.C458]=&quot;Steel&quot;;9;IF([.C458]=&quot;Fire&quot;;10;IF([.C458]=&quot;Water&quot;;11;IF([.C458]=&quot;Grass&quot;;12;IF([.C458]=&quot;Electric&quot;;13;IF([.C458]=&quot;Psychic&quot;;14;IF([.C458]=&quot;Ice&quot;;15;IF([.C458]=&quot;Dragon&quot;;16;IF([.C458]=&quot;Dark&quot;;17;IF([.C458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59]=&quot;Normal&quot;;1;IF([.C459]=&quot;Fighting&quot;;2;IF([.C459]=&quot;Flying&quot;;3;IF([.C459]=&quot;Poison&quot;;4;IF([.C459]=&quot;Ground&quot;;5;IF([.C459]=&quot;Rock&quot;;6;IF([.C459]=&quot;Bug&quot;;7;IF([.C459]=&quot;Ghost&quot;;8;IF([.C459]=&quot;Steel&quot;;9;IF([.C459]=&quot;Fire&quot;;10;IF([.C459]=&quot;Water&quot;;11;IF([.C459]=&quot;Grass&quot;;12;IF([.C459]=&quot;Electric&quot;;13;IF([.C459]=&quot;Psychic&quot;;14;IF([.C459]=&quot;Ice&quot;;15;IF([.C459]=&quot;Dragon&quot;;16;IF([.C459]=&quot;Dark&quot;;17;IF([.C45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460]=&quot;Normal&quot;;1;IF([.C460]=&quot;Fighting&quot;;2;IF([.C460]=&quot;Flying&quot;;3;IF([.C460]=&quot;Poison&quot;;4;IF([.C460]=&quot;Ground&quot;;5;IF([.C460]=&quot;Rock&quot;;6;IF([.C460]=&quot;Bug&quot;;7;IF([.C460]=&quot;Ghost&quot;;8;IF([.C460]=&quot;Steel&quot;;9;IF([.C460]=&quot;Fire&quot;;10;IF([.C460]=&quot;Water&quot;;11;IF([.C460]=&quot;Grass&quot;;12;IF([.C460]=&quot;Electric&quot;;13;IF([.C460]=&quot;Psychic&quot;;14;IF([.C460]=&quot;Ice&quot;;15;IF([.C460]=&quot;Dragon&quot;;16;IF([.C460]=&quot;Dark&quot;;17;IF([.C460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461]=&quot;Normal&quot;;1;IF([.C461]=&quot;Fighting&quot;;2;IF([.C461]=&quot;Flying&quot;;3;IF([.C461]=&quot;Poison&quot;;4;IF([.C461]=&quot;Ground&quot;;5;IF([.C461]=&quot;Rock&quot;;6;IF([.C461]=&quot;Bug&quot;;7;IF([.C461]=&quot;Ghost&quot;;8;IF([.C461]=&quot;Steel&quot;;9;IF([.C461]=&quot;Fire&quot;;10;IF([.C461]=&quot;Water&quot;;11;IF([.C461]=&quot;Grass&quot;;12;IF([.C461]=&quot;Electric&quot;;13;IF([.C461]=&quot;Psychic&quot;;14;IF([.C461]=&quot;Ice&quot;;15;IF([.C461]=&quot;Dragon&quot;;16;IF([.C461]=&quot;Dark&quot;;17;IF([.C461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62]=&quot;Normal&quot;;1;IF([.C462]=&quot;Fighting&quot;;2;IF([.C462]=&quot;Flying&quot;;3;IF([.C462]=&quot;Poison&quot;;4;IF([.C462]=&quot;Ground&quot;;5;IF([.C462]=&quot;Rock&quot;;6;IF([.C462]=&quot;Bug&quot;;7;IF([.C462]=&quot;Ghost&quot;;8;IF([.C462]=&quot;Steel&quot;;9;IF([.C462]=&quot;Fire&quot;;10;IF([.C462]=&quot;Water&quot;;11;IF([.C462]=&quot;Grass&quot;;12;IF([.C462]=&quot;Electric&quot;;13;IF([.C462]=&quot;Psychic&quot;;14;IF([.C462]=&quot;Ice&quot;;15;IF([.C462]=&quot;Dragon&quot;;16;IF([.C462]=&quot;Dark&quot;;17;IF([.C46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63]=&quot;Normal&quot;;1;IF([.C463]=&quot;Fighting&quot;;2;IF([.C463]=&quot;Flying&quot;;3;IF([.C463]=&quot;Poison&quot;;4;IF([.C463]=&quot;Ground&quot;;5;IF([.C463]=&quot;Rock&quot;;6;IF([.C463]=&quot;Bug&quot;;7;IF([.C463]=&quot;Ghost&quot;;8;IF([.C463]=&quot;Steel&quot;;9;IF([.C463]=&quot;Fire&quot;;10;IF([.C463]=&quot;Water&quot;;11;IF([.C463]=&quot;Grass&quot;;12;IF([.C463]=&quot;Electric&quot;;13;IF([.C463]=&quot;Psychic&quot;;14;IF([.C463]=&quot;Ice&quot;;15;IF([.C463]=&quot;Dragon&quot;;16;IF([.C463]=&quot;Dark&quot;;17;IF([.C46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75%*</text:p>
          </table:table-cell>
          <table:table-cell/>
          <table:table-cell table:formula="of:=IF([.C464]=&quot;Normal&quot;;1;IF([.C464]=&quot;Fighting&quot;;2;IF([.C464]=&quot;Flying&quot;;3;IF([.C464]=&quot;Poison&quot;;4;IF([.C464]=&quot;Ground&quot;;5;IF([.C464]=&quot;Rock&quot;;6;IF([.C464]=&quot;Bug&quot;;7;IF([.C464]=&quot;Ghost&quot;;8;IF([.C464]=&quot;Steel&quot;;9;IF([.C464]=&quot;Fire&quot;;10;IF([.C464]=&quot;Water&quot;;11;IF([.C464]=&quot;Grass&quot;;12;IF([.C464]=&quot;Electric&quot;;13;IF([.C464]=&quot;Psychic&quot;;14;IF([.C464]=&quot;Ice&quot;;15;IF([.C464]=&quot;Dragon&quot;;16;IF([.C464]=&quot;Dark&quot;;17;IF([.C464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50%*</text:p>
          </table:table-cell>
          <table:table-cell/>
          <table:table-cell table:formula="of:=IF([.C465]=&quot;Normal&quot;;1;IF([.C465]=&quot;Fighting&quot;;2;IF([.C465]=&quot;Flying&quot;;3;IF([.C465]=&quot;Poison&quot;;4;IF([.C465]=&quot;Ground&quot;;5;IF([.C465]=&quot;Rock&quot;;6;IF([.C465]=&quot;Bug&quot;;7;IF([.C465]=&quot;Ghost&quot;;8;IF([.C465]=&quot;Steel&quot;;9;IF([.C465]=&quot;Fire&quot;;10;IF([.C465]=&quot;Water&quot;;11;IF([.C465]=&quot;Grass&quot;;12;IF([.C465]=&quot;Electric&quot;;13;IF([.C465]=&quot;Psychic&quot;;14;IF([.C465]=&quot;Ice&quot;;15;IF([.C465]=&quot;Dragon&quot;;16;IF([.C465]=&quot;Dark&quot;;17;IF([.C465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466]=&quot;Normal&quot;;1;IF([.C466]=&quot;Fighting&quot;;2;IF([.C466]=&quot;Flying&quot;;3;IF([.C466]=&quot;Poison&quot;;4;IF([.C466]=&quot;Ground&quot;;5;IF([.C466]=&quot;Rock&quot;;6;IF([.C466]=&quot;Bug&quot;;7;IF([.C466]=&quot;Ghost&quot;;8;IF([.C466]=&quot;Steel&quot;;9;IF([.C466]=&quot;Fire&quot;;10;IF([.C466]=&quot;Water&quot;;11;IF([.C466]=&quot;Grass&quot;;12;IF([.C466]=&quot;Electric&quot;;13;IF([.C466]=&quot;Psychic&quot;;14;IF([.C466]=&quot;Ice&quot;;15;IF([.C466]=&quot;Dragon&quot;;16;IF([.C466]=&quot;Dark&quot;;17;IF([.C46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67]=&quot;Normal&quot;;1;IF([.C467]=&quot;Fighting&quot;;2;IF([.C467]=&quot;Flying&quot;;3;IF([.C467]=&quot;Poison&quot;;4;IF([.C467]=&quot;Ground&quot;;5;IF([.C467]=&quot;Rock&quot;;6;IF([.C467]=&quot;Bug&quot;;7;IF([.C467]=&quot;Ghost&quot;;8;IF([.C467]=&quot;Steel&quot;;9;IF([.C467]=&quot;Fire&quot;;10;IF([.C467]=&quot;Water&quot;;11;IF([.C467]=&quot;Grass&quot;;12;IF([.C467]=&quot;Electric&quot;;13;IF([.C467]=&quot;Psychic&quot;;14;IF([.C467]=&quot;Ice&quot;;15;IF([.C467]=&quot;Dragon&quot;;16;IF([.C467]=&quot;Dark&quot;;17;IF([.C467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68]=&quot;Normal&quot;;1;IF([.C468]=&quot;Fighting&quot;;2;IF([.C468]=&quot;Flying&quot;;3;IF([.C468]=&quot;Poison&quot;;4;IF([.C468]=&quot;Ground&quot;;5;IF([.C468]=&quot;Rock&quot;;6;IF([.C468]=&quot;Bug&quot;;7;IF([.C468]=&quot;Ghost&quot;;8;IF([.C468]=&quot;Steel&quot;;9;IF([.C468]=&quot;Fire&quot;;10;IF([.C468]=&quot;Water&quot;;11;IF([.C468]=&quot;Grass&quot;;12;IF([.C468]=&quot;Electric&quot;;13;IF([.C468]=&quot;Psychic&quot;;14;IF([.C468]=&quot;Ice&quot;;15;IF([.C468]=&quot;Dragon&quot;;16;IF([.C468]=&quot;Dark&quot;;17;IF([.C468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Hone Claw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69]=&quot;Normal&quot;;1;IF([.C469]=&quot;Fighting&quot;;2;IF([.C469]=&quot;Flying&quot;;3;IF([.C469]=&quot;Poison&quot;;4;IF([.C469]=&quot;Ground&quot;;5;IF([.C469]=&quot;Rock&quot;;6;IF([.C469]=&quot;Bug&quot;;7;IF([.C469]=&quot;Ghost&quot;;8;IF([.C469]=&quot;Steel&quot;;9;IF([.C469]=&quot;Fire&quot;;10;IF([.C469]=&quot;Water&quot;;11;IF([.C469]=&quot;Grass&quot;;12;IF([.C469]=&quot;Electric&quot;;13;IF([.C469]=&quot;Psychic&quot;;14;IF([.C469]=&quot;Ice&quot;;15;IF([.C469]=&quot;Dragon&quot;;16;IF([.C469]=&quot;Dark&quot;;17;IF([.C469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Wide Guar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0]=&quot;Normal&quot;;1;IF([.C470]=&quot;Fighting&quot;;2;IF([.C470]=&quot;Flying&quot;;3;IF([.C470]=&quot;Poison&quot;;4;IF([.C470]=&quot;Ground&quot;;5;IF([.C470]=&quot;Rock&quot;;6;IF([.C470]=&quot;Bug&quot;;7;IF([.C470]=&quot;Ghost&quot;;8;IF([.C470]=&quot;Steel&quot;;9;IF([.C470]=&quot;Fire&quot;;10;IF([.C470]=&quot;Water&quot;;11;IF([.C470]=&quot;Grass&quot;;12;IF([.C470]=&quot;Electric&quot;;13;IF([.C470]=&quot;Psychic&quot;;14;IF([.C470]=&quot;Ice&quot;;15;IF([.C470]=&quot;Dragon&quot;;16;IF([.C470]=&quot;Dark&quot;;17;IF([.C470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Guard Spli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1]=&quot;Normal&quot;;1;IF([.C471]=&quot;Fighting&quot;;2;IF([.C471]=&quot;Flying&quot;;3;IF([.C471]=&quot;Poison&quot;;4;IF([.C471]=&quot;Ground&quot;;5;IF([.C471]=&quot;Rock&quot;;6;IF([.C471]=&quot;Bug&quot;;7;IF([.C471]=&quot;Ghost&quot;;8;IF([.C471]=&quot;Steel&quot;;9;IF([.C471]=&quot;Fire&quot;;10;IF([.C471]=&quot;Water&quot;;11;IF([.C471]=&quot;Grass&quot;;12;IF([.C471]=&quot;Electric&quot;;13;IF([.C471]=&quot;Psychic&quot;;14;IF([.C471]=&quot;Ice&quot;;15;IF([.C471]=&quot;Dragon&quot;;16;IF([.C471]=&quot;Dark&quot;;17;IF([.C47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Power Spli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2]=&quot;Normal&quot;;1;IF([.C472]=&quot;Fighting&quot;;2;IF([.C472]=&quot;Flying&quot;;3;IF([.C472]=&quot;Poison&quot;;4;IF([.C472]=&quot;Ground&quot;;5;IF([.C472]=&quot;Rock&quot;;6;IF([.C472]=&quot;Bug&quot;;7;IF([.C472]=&quot;Ghost&quot;;8;IF([.C472]=&quot;Steel&quot;;9;IF([.C472]=&quot;Fire&quot;;10;IF([.C472]=&quot;Water&quot;;11;IF([.C472]=&quot;Grass&quot;;12;IF([.C472]=&quot;Electric&quot;;13;IF([.C472]=&quot;Psychic&quot;;14;IF([.C472]=&quot;Ice&quot;;15;IF([.C472]=&quot;Dragon&quot;;16;IF([.C472]=&quot;Dark&quot;;17;IF([.C47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Wonder Roo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3]=&quot;Normal&quot;;1;IF([.C473]=&quot;Fighting&quot;;2;IF([.C473]=&quot;Flying&quot;;3;IF([.C473]=&quot;Poison&quot;;4;IF([.C473]=&quot;Ground&quot;;5;IF([.C473]=&quot;Rock&quot;;6;IF([.C473]=&quot;Bug&quot;;7;IF([.C473]=&quot;Ghost&quot;;8;IF([.C473]=&quot;Steel&quot;;9;IF([.C473]=&quot;Fire&quot;;10;IF([.C473]=&quot;Water&quot;;11;IF([.C473]=&quot;Grass&quot;;12;IF([.C473]=&quot;Electric&quot;;13;IF([.C473]=&quot;Psychic&quot;;14;IF([.C473]=&quot;Ice&quot;;15;IF([.C473]=&quot;Dragon&quot;;16;IF([.C473]=&quot;Dark&quot;;17;IF([.C47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Psyshock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74]=&quot;Normal&quot;;1;IF([.C474]=&quot;Fighting&quot;;2;IF([.C474]=&quot;Flying&quot;;3;IF([.C474]=&quot;Poison&quot;;4;IF([.C474]=&quot;Ground&quot;;5;IF([.C474]=&quot;Rock&quot;;6;IF([.C474]=&quot;Bug&quot;;7;IF([.C474]=&quot;Ghost&quot;;8;IF([.C474]=&quot;Steel&quot;;9;IF([.C474]=&quot;Fire&quot;;10;IF([.C474]=&quot;Water&quot;;11;IF([.C474]=&quot;Grass&quot;;12;IF([.C474]=&quot;Electric&quot;;13;IF([.C474]=&quot;Psychic&quot;;14;IF([.C474]=&quot;Ice&quot;;15;IF([.C474]=&quot;Dragon&quot;;16;IF([.C474]=&quot;Dark&quot;;17;IF([.C47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Venoshoc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75]=&quot;Normal&quot;;1;IF([.C475]=&quot;Fighting&quot;;2;IF([.C475]=&quot;Flying&quot;;3;IF([.C475]=&quot;Poison&quot;;4;IF([.C475]=&quot;Ground&quot;;5;IF([.C475]=&quot;Rock&quot;;6;IF([.C475]=&quot;Bug&quot;;7;IF([.C475]=&quot;Ghost&quot;;8;IF([.C475]=&quot;Steel&quot;;9;IF([.C475]=&quot;Fire&quot;;10;IF([.C475]=&quot;Water&quot;;11;IF([.C475]=&quot;Grass&quot;;12;IF([.C475]=&quot;Electric&quot;;13;IF([.C475]=&quot;Psychic&quot;;14;IF([.C475]=&quot;Ice&quot;;15;IF([.C475]=&quot;Dragon&quot;;16;IF([.C475]=&quot;Dark&quot;;17;IF([.C475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Autotomiz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6]=&quot;Normal&quot;;1;IF([.C476]=&quot;Fighting&quot;;2;IF([.C476]=&quot;Flying&quot;;3;IF([.C476]=&quot;Poison&quot;;4;IF([.C476]=&quot;Ground&quot;;5;IF([.C476]=&quot;Rock&quot;;6;IF([.C476]=&quot;Bug&quot;;7;IF([.C476]=&quot;Ghost&quot;;8;IF([.C476]=&quot;Steel&quot;;9;IF([.C476]=&quot;Fire&quot;;10;IF([.C476]=&quot;Water&quot;;11;IF([.C476]=&quot;Grass&quot;;12;IF([.C476]=&quot;Electric&quot;;13;IF([.C476]=&quot;Psychic&quot;;14;IF([.C476]=&quot;Ice&quot;;15;IF([.C476]=&quot;Dragon&quot;;16;IF([.C476]=&quot;Dark&quot;;17;IF([.C476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Rage Pow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7]=&quot;Normal&quot;;1;IF([.C477]=&quot;Fighting&quot;;2;IF([.C477]=&quot;Flying&quot;;3;IF([.C477]=&quot;Poison&quot;;4;IF([.C477]=&quot;Ground&quot;;5;IF([.C477]=&quot;Rock&quot;;6;IF([.C477]=&quot;Bug&quot;;7;IF([.C477]=&quot;Ghost&quot;;8;IF([.C477]=&quot;Steel&quot;;9;IF([.C477]=&quot;Fire&quot;;10;IF([.C477]=&quot;Water&quot;;11;IF([.C477]=&quot;Grass&quot;;12;IF([.C477]=&quot;Electric&quot;;13;IF([.C477]=&quot;Psychic&quot;;14;IF([.C477]=&quot;Ice&quot;;15;IF([.C477]=&quot;Dragon&quot;;16;IF([.C477]=&quot;Dark&quot;;17;IF([.C477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Telekinesi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8]=&quot;Normal&quot;;1;IF([.C478]=&quot;Fighting&quot;;2;IF([.C478]=&quot;Flying&quot;;3;IF([.C478]=&quot;Poison&quot;;4;IF([.C478]=&quot;Ground&quot;;5;IF([.C478]=&quot;Rock&quot;;6;IF([.C478]=&quot;Bug&quot;;7;IF([.C478]=&quot;Ghost&quot;;8;IF([.C478]=&quot;Steel&quot;;9;IF([.C478]=&quot;Fire&quot;;10;IF([.C478]=&quot;Water&quot;;11;IF([.C478]=&quot;Grass&quot;;12;IF([.C478]=&quot;Electric&quot;;13;IF([.C478]=&quot;Psychic&quot;;14;IF([.C478]=&quot;Ice&quot;;15;IF([.C478]=&quot;Dragon&quot;;16;IF([.C478]=&quot;Dark&quot;;17;IF([.C47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Magic Roo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79]=&quot;Normal&quot;;1;IF([.C479]=&quot;Fighting&quot;;2;IF([.C479]=&quot;Flying&quot;;3;IF([.C479]=&quot;Poison&quot;;4;IF([.C479]=&quot;Ground&quot;;5;IF([.C479]=&quot;Rock&quot;;6;IF([.C479]=&quot;Bug&quot;;7;IF([.C479]=&quot;Ghost&quot;;8;IF([.C479]=&quot;Steel&quot;;9;IF([.C479]=&quot;Fire&quot;;10;IF([.C479]=&quot;Water&quot;;11;IF([.C479]=&quot;Grass&quot;;12;IF([.C479]=&quot;Electric&quot;;13;IF([.C479]=&quot;Psychic&quot;;14;IF([.C479]=&quot;Ice&quot;;15;IF([.C479]=&quot;Dragon&quot;;16;IF([.C479]=&quot;Dark&quot;;17;IF([.C47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Smack Dow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0]=&quot;Normal&quot;;1;IF([.C480]=&quot;Fighting&quot;;2;IF([.C480]=&quot;Flying&quot;;3;IF([.C480]=&quot;Poison&quot;;4;IF([.C480]=&quot;Ground&quot;;5;IF([.C480]=&quot;Rock&quot;;6;IF([.C480]=&quot;Bug&quot;;7;IF([.C480]=&quot;Ghost&quot;;8;IF([.C480]=&quot;Steel&quot;;9;IF([.C480]=&quot;Fire&quot;;10;IF([.C480]=&quot;Water&quot;;11;IF([.C480]=&quot;Grass&quot;;12;IF([.C480]=&quot;Electric&quot;;13;IF([.C480]=&quot;Psychic&quot;;14;IF([.C480]=&quot;Ice&quot;;15;IF([.C480]=&quot;Dragon&quot;;16;IF([.C480]=&quot;Dark&quot;;17;IF([.C480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Storm Throw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1]=&quot;Normal&quot;;1;IF([.C481]=&quot;Fighting&quot;;2;IF([.C481]=&quot;Flying&quot;;3;IF([.C481]=&quot;Poison&quot;;4;IF([.C481]=&quot;Ground&quot;;5;IF([.C481]=&quot;Rock&quot;;6;IF([.C481]=&quot;Bug&quot;;7;IF([.C481]=&quot;Ghost&quot;;8;IF([.C481]=&quot;Steel&quot;;9;IF([.C481]=&quot;Fire&quot;;10;IF([.C481]=&quot;Water&quot;;11;IF([.C481]=&quot;Grass&quot;;12;IF([.C481]=&quot;Electric&quot;;13;IF([.C481]=&quot;Psychic&quot;;14;IF([.C481]=&quot;Ice&quot;;15;IF([.C481]=&quot;Dragon&quot;;16;IF([.C481]=&quot;Dark&quot;;17;IF([.C48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Flame Burs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2]=&quot;Normal&quot;;1;IF([.C482]=&quot;Fighting&quot;;2;IF([.C482]=&quot;Flying&quot;;3;IF([.C482]=&quot;Poison&quot;;4;IF([.C482]=&quot;Ground&quot;;5;IF([.C482]=&quot;Rock&quot;;6;IF([.C482]=&quot;Bug&quot;;7;IF([.C482]=&quot;Ghost&quot;;8;IF([.C482]=&quot;Steel&quot;;9;IF([.C482]=&quot;Fire&quot;;10;IF([.C482]=&quot;Water&quot;;11;IF([.C482]=&quot;Grass&quot;;12;IF([.C482]=&quot;Electric&quot;;13;IF([.C482]=&quot;Psychic&quot;;14;IF([.C482]=&quot;Ice&quot;;15;IF([.C482]=&quot;Dragon&quot;;16;IF([.C482]=&quot;Dark&quot;;17;IF([.C48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Sludge Wav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3]=&quot;Normal&quot;;1;IF([.C483]=&quot;Fighting&quot;;2;IF([.C483]=&quot;Flying&quot;;3;IF([.C483]=&quot;Poison&quot;;4;IF([.C483]=&quot;Ground&quot;;5;IF([.C483]=&quot;Rock&quot;;6;IF([.C483]=&quot;Bug&quot;;7;IF([.C483]=&quot;Ghost&quot;;8;IF([.C483]=&quot;Steel&quot;;9;IF([.C483]=&quot;Fire&quot;;10;IF([.C483]=&quot;Water&quot;;11;IF([.C483]=&quot;Grass&quot;;12;IF([.C483]=&quot;Electric&quot;;13;IF([.C483]=&quot;Psychic&quot;;14;IF([.C483]=&quot;Ice&quot;;15;IF([.C483]=&quot;Dragon&quot;;16;IF([.C483]=&quot;Dark&quot;;17;IF([.C483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Quiver Danc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84]=&quot;Normal&quot;;1;IF([.C484]=&quot;Fighting&quot;;2;IF([.C484]=&quot;Flying&quot;;3;IF([.C484]=&quot;Poison&quot;;4;IF([.C484]=&quot;Ground&quot;;5;IF([.C484]=&quot;Rock&quot;;6;IF([.C484]=&quot;Bug&quot;;7;IF([.C484]=&quot;Ghost&quot;;8;IF([.C484]=&quot;Steel&quot;;9;IF([.C484]=&quot;Fire&quot;;10;IF([.C484]=&quot;Water&quot;;11;IF([.C484]=&quot;Grass&quot;;12;IF([.C484]=&quot;Electric&quot;;13;IF([.C484]=&quot;Psychic&quot;;14;IF([.C484]=&quot;Ice&quot;;15;IF([.C484]=&quot;Dragon&quot;;16;IF([.C484]=&quot;Dark&quot;;17;IF([.C484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Heavy Sla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5]=&quot;Normal&quot;;1;IF([.C485]=&quot;Fighting&quot;;2;IF([.C485]=&quot;Flying&quot;;3;IF([.C485]=&quot;Poison&quot;;4;IF([.C485]=&quot;Ground&quot;;5;IF([.C485]=&quot;Rock&quot;;6;IF([.C485]=&quot;Bug&quot;;7;IF([.C485]=&quot;Ghost&quot;;8;IF([.C485]=&quot;Steel&quot;;9;IF([.C485]=&quot;Fire&quot;;10;IF([.C485]=&quot;Water&quot;;11;IF([.C485]=&quot;Grass&quot;;12;IF([.C485]=&quot;Electric&quot;;13;IF([.C485]=&quot;Psychic&quot;;14;IF([.C485]=&quot;Ice&quot;;15;IF([.C485]=&quot;Dragon&quot;;16;IF([.C485]=&quot;Dark&quot;;17;IF([.C48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Synchronois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6]=&quot;Normal&quot;;1;IF([.C486]=&quot;Fighting&quot;;2;IF([.C486]=&quot;Flying&quot;;3;IF([.C486]=&quot;Poison&quot;;4;IF([.C486]=&quot;Ground&quot;;5;IF([.C486]=&quot;Rock&quot;;6;IF([.C486]=&quot;Bug&quot;;7;IF([.C486]=&quot;Ghost&quot;;8;IF([.C486]=&quot;Steel&quot;;9;IF([.C486]=&quot;Fire&quot;;10;IF([.C486]=&quot;Water&quot;;11;IF([.C486]=&quot;Grass&quot;;12;IF([.C486]=&quot;Electric&quot;;13;IF([.C486]=&quot;Psychic&quot;;14;IF([.C486]=&quot;Ice&quot;;15;IF([.C486]=&quot;Dragon&quot;;16;IF([.C486]=&quot;Dark&quot;;17;IF([.C48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lectro Bal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7]=&quot;Normal&quot;;1;IF([.C487]=&quot;Fighting&quot;;2;IF([.C487]=&quot;Flying&quot;;3;IF([.C487]=&quot;Poison&quot;;4;IF([.C487]=&quot;Ground&quot;;5;IF([.C487]=&quot;Rock&quot;;6;IF([.C487]=&quot;Bug&quot;;7;IF([.C487]=&quot;Ghost&quot;;8;IF([.C487]=&quot;Steel&quot;;9;IF([.C487]=&quot;Fire&quot;;10;IF([.C487]=&quot;Water&quot;;11;IF([.C487]=&quot;Grass&quot;;12;IF([.C487]=&quot;Electric&quot;;13;IF([.C487]=&quot;Psychic&quot;;14;IF([.C487]=&quot;Ice&quot;;15;IF([.C487]=&quot;Dragon&quot;;16;IF([.C487]=&quot;Dark&quot;;17;IF([.C487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8]=&quot;Normal&quot;;1;IF([.C488]=&quot;Fighting&quot;;2;IF([.C488]=&quot;Flying&quot;;3;IF([.C488]=&quot;Poison&quot;;4;IF([.C488]=&quot;Ground&quot;;5;IF([.C488]=&quot;Rock&quot;;6;IF([.C488]=&quot;Bug&quot;;7;IF([.C488]=&quot;Ghost&quot;;8;IF([.C488]=&quot;Steel&quot;;9;IF([.C488]=&quot;Fire&quot;;10;IF([.C488]=&quot;Water&quot;;11;IF([.C488]=&quot;Grass&quot;;12;IF([.C488]=&quot;Electric&quot;;13;IF([.C488]=&quot;Psychic&quot;;14;IF([.C488]=&quot;Ice&quot;;15;IF([.C488]=&quot;Dragon&quot;;16;IF([.C488]=&quot;Dark&quot;;17;IF([.C488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Flame Charg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89]=&quot;Normal&quot;;1;IF([.C489]=&quot;Fighting&quot;;2;IF([.C489]=&quot;Flying&quot;;3;IF([.C489]=&quot;Poison&quot;;4;IF([.C489]=&quot;Ground&quot;;5;IF([.C489]=&quot;Rock&quot;;6;IF([.C489]=&quot;Bug&quot;;7;IF([.C489]=&quot;Ghost&quot;;8;IF([.C489]=&quot;Steel&quot;;9;IF([.C489]=&quot;Fire&quot;;10;IF([.C489]=&quot;Water&quot;;11;IF([.C489]=&quot;Grass&quot;;12;IF([.C489]=&quot;Electric&quot;;13;IF([.C489]=&quot;Psychic&quot;;14;IF([.C489]=&quot;Ice&quot;;15;IF([.C489]=&quot;Dragon&quot;;16;IF([.C489]=&quot;Dark&quot;;17;IF([.C489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90]=&quot;Normal&quot;;1;IF([.C490]=&quot;Fighting&quot;;2;IF([.C490]=&quot;Flying&quot;;3;IF([.C490]=&quot;Poison&quot;;4;IF([.C490]=&quot;Ground&quot;;5;IF([.C490]=&quot;Rock&quot;;6;IF([.C490]=&quot;Bug&quot;;7;IF([.C490]=&quot;Ghost&quot;;8;IF([.C490]=&quot;Steel&quot;;9;IF([.C490]=&quot;Fire&quot;;10;IF([.C490]=&quot;Water&quot;;11;IF([.C490]=&quot;Grass&quot;;12;IF([.C490]=&quot;Electric&quot;;13;IF([.C490]=&quot;Psychic&quot;;14;IF([.C490]=&quot;Ice&quot;;15;IF([.C490]=&quot;Dragon&quot;;16;IF([.C490]=&quot;Dark&quot;;17;IF([.C49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Low Swee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1]=&quot;Normal&quot;;1;IF([.C491]=&quot;Fighting&quot;;2;IF([.C491]=&quot;Flying&quot;;3;IF([.C491]=&quot;Poison&quot;;4;IF([.C491]=&quot;Ground&quot;;5;IF([.C491]=&quot;Rock&quot;;6;IF([.C491]=&quot;Bug&quot;;7;IF([.C491]=&quot;Ghost&quot;;8;IF([.C491]=&quot;Steel&quot;;9;IF([.C491]=&quot;Fire&quot;;10;IF([.C491]=&quot;Water&quot;;11;IF([.C491]=&quot;Grass&quot;;12;IF([.C491]=&quot;Electric&quot;;13;IF([.C491]=&quot;Psychic&quot;;14;IF([.C491]=&quot;Ice&quot;;15;IF([.C491]=&quot;Dragon&quot;;16;IF([.C491]=&quot;Dark&quot;;17;IF([.C49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Acid Spra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2]=&quot;Normal&quot;;1;IF([.C492]=&quot;Fighting&quot;;2;IF([.C492]=&quot;Flying&quot;;3;IF([.C492]=&quot;Poison&quot;;4;IF([.C492]=&quot;Ground&quot;;5;IF([.C492]=&quot;Rock&quot;;6;IF([.C492]=&quot;Bug&quot;;7;IF([.C492]=&quot;Ghost&quot;;8;IF([.C492]=&quot;Steel&quot;;9;IF([.C492]=&quot;Fire&quot;;10;IF([.C492]=&quot;Water&quot;;11;IF([.C492]=&quot;Grass&quot;;12;IF([.C492]=&quot;Electric&quot;;13;IF([.C492]=&quot;Psychic&quot;;14;IF([.C492]=&quot;Ice&quot;;15;IF([.C492]=&quot;Dragon&quot;;16;IF([.C492]=&quot;Dark&quot;;17;IF([.C49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3]=&quot;Normal&quot;;1;IF([.C493]=&quot;Fighting&quot;;2;IF([.C493]=&quot;Flying&quot;;3;IF([.C493]=&quot;Poison&quot;;4;IF([.C493]=&quot;Ground&quot;;5;IF([.C493]=&quot;Rock&quot;;6;IF([.C493]=&quot;Bug&quot;;7;IF([.C493]=&quot;Ghost&quot;;8;IF([.C493]=&quot;Steel&quot;;9;IF([.C493]=&quot;Fire&quot;;10;IF([.C493]=&quot;Water&quot;;11;IF([.C493]=&quot;Grass&quot;;12;IF([.C493]=&quot;Electric&quot;;13;IF([.C493]=&quot;Psychic&quot;;14;IF([.C493]=&quot;Ice&quot;;15;IF([.C493]=&quot;Dragon&quot;;16;IF([.C493]=&quot;Dark&quot;;17;IF([.C49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Simple Be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4]=&quot;Normal&quot;;1;IF([.C494]=&quot;Fighting&quot;;2;IF([.C494]=&quot;Flying&quot;;3;IF([.C494]=&quot;Poison&quot;;4;IF([.C494]=&quot;Ground&quot;;5;IF([.C494]=&quot;Rock&quot;;6;IF([.C494]=&quot;Bug&quot;;7;IF([.C494]=&quot;Ghost&quot;;8;IF([.C494]=&quot;Steel&quot;;9;IF([.C494]=&quot;Fire&quot;;10;IF([.C494]=&quot;Water&quot;;11;IF([.C494]=&quot;Grass&quot;;12;IF([.C494]=&quot;Electric&quot;;13;IF([.C494]=&quot;Psychic&quot;;14;IF([.C494]=&quot;Ice&quot;;15;IF([.C494]=&quot;Dragon&quot;;16;IF([.C494]=&quot;Dark&quot;;17;IF([.C49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5]=&quot;Normal&quot;;1;IF([.C495]=&quot;Fighting&quot;;2;IF([.C495]=&quot;Flying&quot;;3;IF([.C495]=&quot;Poison&quot;;4;IF([.C495]=&quot;Ground&quot;;5;IF([.C495]=&quot;Rock&quot;;6;IF([.C495]=&quot;Bug&quot;;7;IF([.C495]=&quot;Ghost&quot;;8;IF([.C495]=&quot;Steel&quot;;9;IF([.C495]=&quot;Fire&quot;;10;IF([.C495]=&quot;Water&quot;;11;IF([.C495]=&quot;Grass&quot;;12;IF([.C495]=&quot;Electric&quot;;13;IF([.C495]=&quot;Psychic&quot;;14;IF([.C495]=&quot;Ice&quot;;15;IF([.C495]=&quot;Dragon&quot;;16;IF([.C495]=&quot;Dark&quot;;17;IF([.C49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After Yo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496]=&quot;Normal&quot;;1;IF([.C496]=&quot;Fighting&quot;;2;IF([.C496]=&quot;Flying&quot;;3;IF([.C496]=&quot;Poison&quot;;4;IF([.C496]=&quot;Ground&quot;;5;IF([.C496]=&quot;Rock&quot;;6;IF([.C496]=&quot;Bug&quot;;7;IF([.C496]=&quot;Ghost&quot;;8;IF([.C496]=&quot;Steel&quot;;9;IF([.C496]=&quot;Fire&quot;;10;IF([.C496]=&quot;Water&quot;;11;IF([.C496]=&quot;Grass&quot;;12;IF([.C496]=&quot;Electric&quot;;13;IF([.C496]=&quot;Psychic&quot;;14;IF([.C496]=&quot;Ice&quot;;15;IF([.C496]=&quot;Dragon&quot;;16;IF([.C496]=&quot;Dark&quot;;17;IF([.C49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7]=&quot;Normal&quot;;1;IF([.C497]=&quot;Fighting&quot;;2;IF([.C497]=&quot;Flying&quot;;3;IF([.C497]=&quot;Poison&quot;;4;IF([.C497]=&quot;Ground&quot;;5;IF([.C497]=&quot;Rock&quot;;6;IF([.C497]=&quot;Bug&quot;;7;IF([.C497]=&quot;Ghost&quot;;8;IF([.C497]=&quot;Steel&quot;;9;IF([.C497]=&quot;Fire&quot;;10;IF([.C497]=&quot;Water&quot;;11;IF([.C497]=&quot;Grass&quot;;12;IF([.C497]=&quot;Electric&quot;;13;IF([.C497]=&quot;Psychic&quot;;14;IF([.C497]=&quot;Ice&quot;;15;IF([.C497]=&quot;Dragon&quot;;16;IF([.C497]=&quot;Dark&quot;;17;IF([.C49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choed Vo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8]=&quot;Normal&quot;;1;IF([.C498]=&quot;Fighting&quot;;2;IF([.C498]=&quot;Flying&quot;;3;IF([.C498]=&quot;Poison&quot;;4;IF([.C498]=&quot;Ground&quot;;5;IF([.C498]=&quot;Rock&quot;;6;IF([.C498]=&quot;Bug&quot;;7;IF([.C498]=&quot;Ghost&quot;;8;IF([.C498]=&quot;Steel&quot;;9;IF([.C498]=&quot;Fire&quot;;10;IF([.C498]=&quot;Water&quot;;11;IF([.C498]=&quot;Grass&quot;;12;IF([.C498]=&quot;Electric&quot;;13;IF([.C498]=&quot;Psychic&quot;;14;IF([.C498]=&quot;Ice&quot;;15;IF([.C498]=&quot;Dragon&quot;;16;IF([.C498]=&quot;Dark&quot;;17;IF([.C49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Chip Aw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499]=&quot;Normal&quot;;1;IF([.C499]=&quot;Fighting&quot;;2;IF([.C499]=&quot;Flying&quot;;3;IF([.C499]=&quot;Poison&quot;;4;IF([.C499]=&quot;Ground&quot;;5;IF([.C499]=&quot;Rock&quot;;6;IF([.C499]=&quot;Bug&quot;;7;IF([.C499]=&quot;Ghost&quot;;8;IF([.C499]=&quot;Steel&quot;;9;IF([.C499]=&quot;Fire&quot;;10;IF([.C499]=&quot;Water&quot;;11;IF([.C499]=&quot;Grass&quot;;12;IF([.C499]=&quot;Electric&quot;;13;IF([.C499]=&quot;Psychic&quot;;14;IF([.C499]=&quot;Ice&quot;;15;IF([.C499]=&quot;Dragon&quot;;16;IF([.C499]=&quot;Dark&quot;;17;IF([.C49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Clear Smo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—</text:p>
          </table:table-cell>
          <table:table-cell/>
          <table:table-cell table:formula="of:=IF([.C500]=&quot;Normal&quot;;1;IF([.C500]=&quot;Fighting&quot;;2;IF([.C500]=&quot;Flying&quot;;3;IF([.C500]=&quot;Poison&quot;;4;IF([.C500]=&quot;Ground&quot;;5;IF([.C500]=&quot;Rock&quot;;6;IF([.C500]=&quot;Bug&quot;;7;IF([.C500]=&quot;Ghost&quot;;8;IF([.C500]=&quot;Steel&quot;;9;IF([.C500]=&quot;Fire&quot;;10;IF([.C500]=&quot;Water&quot;;11;IF([.C500]=&quot;Grass&quot;;12;IF([.C500]=&quot;Electric&quot;;13;IF([.C500]=&quot;Psychic&quot;;14;IF([.C500]=&quot;Ice&quot;;15;IF([.C500]=&quot;Dragon&quot;;16;IF([.C500]=&quot;Dark&quot;;17;IF([.C50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Stored Pow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01]=&quot;Normal&quot;;1;IF([.C501]=&quot;Fighting&quot;;2;IF([.C501]=&quot;Flying&quot;;3;IF([.C501]=&quot;Poison&quot;;4;IF([.C501]=&quot;Ground&quot;;5;IF([.C501]=&quot;Rock&quot;;6;IF([.C501]=&quot;Bug&quot;;7;IF([.C501]=&quot;Ghost&quot;;8;IF([.C501]=&quot;Steel&quot;;9;IF([.C501]=&quot;Fire&quot;;10;IF([.C501]=&quot;Water&quot;;11;IF([.C501]=&quot;Grass&quot;;12;IF([.C501]=&quot;Electric&quot;;13;IF([.C501]=&quot;Psychic&quot;;14;IF([.C501]=&quot;Ice&quot;;15;IF([.C501]=&quot;Dragon&quot;;16;IF([.C501]=&quot;Dark&quot;;17;IF([.C50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Quick Guard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02]=&quot;Normal&quot;;1;IF([.C502]=&quot;Fighting&quot;;2;IF([.C502]=&quot;Flying&quot;;3;IF([.C502]=&quot;Poison&quot;;4;IF([.C502]=&quot;Ground&quot;;5;IF([.C502]=&quot;Rock&quot;;6;IF([.C502]=&quot;Bug&quot;;7;IF([.C502]=&quot;Ghost&quot;;8;IF([.C502]=&quot;Steel&quot;;9;IF([.C502]=&quot;Fire&quot;;10;IF([.C502]=&quot;Water&quot;;11;IF([.C502]=&quot;Grass&quot;;12;IF([.C502]=&quot;Electric&quot;;13;IF([.C502]=&quot;Psychic&quot;;14;IF([.C502]=&quot;Ice&quot;;15;IF([.C502]=&quot;Dragon&quot;;16;IF([.C502]=&quot;Dark&quot;;17;IF([.C502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Ally Switch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03]=&quot;Normal&quot;;1;IF([.C503]=&quot;Fighting&quot;;2;IF([.C503]=&quot;Flying&quot;;3;IF([.C503]=&quot;Poison&quot;;4;IF([.C503]=&quot;Ground&quot;;5;IF([.C503]=&quot;Rock&quot;;6;IF([.C503]=&quot;Bug&quot;;7;IF([.C503]=&quot;Ghost&quot;;8;IF([.C503]=&quot;Steel&quot;;9;IF([.C503]=&quot;Fire&quot;;10;IF([.C503]=&quot;Water&quot;;11;IF([.C503]=&quot;Grass&quot;;12;IF([.C503]=&quot;Electric&quot;;13;IF([.C503]=&quot;Psychic&quot;;14;IF([.C503]=&quot;Ice&quot;;15;IF([.C503]=&quot;Dragon&quot;;16;IF([.C503]=&quot;Dark&quot;;17;IF([.C50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04]=&quot;Normal&quot;;1;IF([.C504]=&quot;Fighting&quot;;2;IF([.C504]=&quot;Flying&quot;;3;IF([.C504]=&quot;Poison&quot;;4;IF([.C504]=&quot;Ground&quot;;5;IF([.C504]=&quot;Rock&quot;;6;IF([.C504]=&quot;Bug&quot;;7;IF([.C504]=&quot;Ghost&quot;;8;IF([.C504]=&quot;Steel&quot;;9;IF([.C504]=&quot;Fire&quot;;10;IF([.C504]=&quot;Water&quot;;11;IF([.C504]=&quot;Grass&quot;;12;IF([.C504]=&quot;Electric&quot;;13;IF([.C504]=&quot;Psychic&quot;;14;IF([.C504]=&quot;Ice&quot;;15;IF([.C504]=&quot;Dragon&quot;;16;IF([.C504]=&quot;Dark&quot;;17;IF([.C504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Shell Sm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05]=&quot;Normal&quot;;1;IF([.C505]=&quot;Fighting&quot;;2;IF([.C505]=&quot;Flying&quot;;3;IF([.C505]=&quot;Poison&quot;;4;IF([.C505]=&quot;Ground&quot;;5;IF([.C505]=&quot;Rock&quot;;6;IF([.C505]=&quot;Bug&quot;;7;IF([.C505]=&quot;Ghost&quot;;8;IF([.C505]=&quot;Steel&quot;;9;IF([.C505]=&quot;Fire&quot;;10;IF([.C505]=&quot;Water&quot;;11;IF([.C505]=&quot;Grass&quot;;12;IF([.C505]=&quot;Electric&quot;;13;IF([.C505]=&quot;Psychic&quot;;14;IF([.C505]=&quot;Ice&quot;;15;IF([.C505]=&quot;Dragon&quot;;16;IF([.C505]=&quot;Dark&quot;;17;IF([.C50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Heal Puls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06]=&quot;Normal&quot;;1;IF([.C506]=&quot;Fighting&quot;;2;IF([.C506]=&quot;Flying&quot;;3;IF([.C506]=&quot;Poison&quot;;4;IF([.C506]=&quot;Ground&quot;;5;IF([.C506]=&quot;Rock&quot;;6;IF([.C506]=&quot;Bug&quot;;7;IF([.C506]=&quot;Ghost&quot;;8;IF([.C506]=&quot;Steel&quot;;9;IF([.C506]=&quot;Fire&quot;;10;IF([.C506]=&quot;Water&quot;;11;IF([.C506]=&quot;Grass&quot;;12;IF([.C506]=&quot;Electric&quot;;13;IF([.C506]=&quot;Psychic&quot;;14;IF([.C506]=&quot;Ice&quot;;15;IF([.C506]=&quot;Dragon&quot;;16;IF([.C506]=&quot;Dark&quot;;17;IF([.C506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07]=&quot;Normal&quot;;1;IF([.C507]=&quot;Fighting&quot;;2;IF([.C507]=&quot;Flying&quot;;3;IF([.C507]=&quot;Poison&quot;;4;IF([.C507]=&quot;Ground&quot;;5;IF([.C507]=&quot;Rock&quot;;6;IF([.C507]=&quot;Bug&quot;;7;IF([.C507]=&quot;Ghost&quot;;8;IF([.C507]=&quot;Steel&quot;;9;IF([.C507]=&quot;Fire&quot;;10;IF([.C507]=&quot;Water&quot;;11;IF([.C507]=&quot;Grass&quot;;12;IF([.C507]=&quot;Electric&quot;;13;IF([.C507]=&quot;Psychic&quot;;14;IF([.C507]=&quot;Ice&quot;;15;IF([.C507]=&quot;Dragon&quot;;16;IF([.C507]=&quot;Dark&quot;;17;IF([.C507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Sky Drop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08]=&quot;Normal&quot;;1;IF([.C508]=&quot;Fighting&quot;;2;IF([.C508]=&quot;Flying&quot;;3;IF([.C508]=&quot;Poison&quot;;4;IF([.C508]=&quot;Ground&quot;;5;IF([.C508]=&quot;Rock&quot;;6;IF([.C508]=&quot;Bug&quot;;7;IF([.C508]=&quot;Ghost&quot;;8;IF([.C508]=&quot;Steel&quot;;9;IF([.C508]=&quot;Fire&quot;;10;IF([.C508]=&quot;Water&quot;;11;IF([.C508]=&quot;Grass&quot;;12;IF([.C508]=&quot;Electric&quot;;13;IF([.C508]=&quot;Psychic&quot;;14;IF([.C508]=&quot;Ice&quot;;15;IF([.C508]=&quot;Dragon&quot;;16;IF([.C508]=&quot;Dark&quot;;17;IF([.C508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Shift Gea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09]=&quot;Normal&quot;;1;IF([.C509]=&quot;Fighting&quot;;2;IF([.C509]=&quot;Flying&quot;;3;IF([.C509]=&quot;Poison&quot;;4;IF([.C509]=&quot;Ground&quot;;5;IF([.C509]=&quot;Rock&quot;;6;IF([.C509]=&quot;Bug&quot;;7;IF([.C509]=&quot;Ghost&quot;;8;IF([.C509]=&quot;Steel&quot;;9;IF([.C509]=&quot;Fire&quot;;10;IF([.C509]=&quot;Water&quot;;11;IF([.C509]=&quot;Grass&quot;;12;IF([.C509]=&quot;Electric&quot;;13;IF([.C509]=&quot;Psychic&quot;;14;IF([.C509]=&quot;Ice&quot;;15;IF([.C509]=&quot;Dragon&quot;;16;IF([.C509]=&quot;Dark&quot;;17;IF([.C50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10]=&quot;Normal&quot;;1;IF([.C510]=&quot;Fighting&quot;;2;IF([.C510]=&quot;Flying&quot;;3;IF([.C510]=&quot;Poison&quot;;4;IF([.C510]=&quot;Ground&quot;;5;IF([.C510]=&quot;Rock&quot;;6;IF([.C510]=&quot;Bug&quot;;7;IF([.C510]=&quot;Ghost&quot;;8;IF([.C510]=&quot;Steel&quot;;9;IF([.C510]=&quot;Fire&quot;;10;IF([.C510]=&quot;Water&quot;;11;IF([.C510]=&quot;Grass&quot;;12;IF([.C510]=&quot;Electric&quot;;13;IF([.C510]=&quot;Psychic&quot;;14;IF([.C510]=&quot;Ice&quot;;15;IF([.C510]=&quot;Dragon&quot;;16;IF([.C510]=&quot;Dark&quot;;17;IF([.C510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Inciner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1]=&quot;Normal&quot;;1;IF([.C511]=&quot;Fighting&quot;;2;IF([.C511]=&quot;Flying&quot;;3;IF([.C511]=&quot;Poison&quot;;4;IF([.C511]=&quot;Ground&quot;;5;IF([.C511]=&quot;Rock&quot;;6;IF([.C511]=&quot;Bug&quot;;7;IF([.C511]=&quot;Ghost&quot;;8;IF([.C511]=&quot;Steel&quot;;9;IF([.C511]=&quot;Fire&quot;;10;IF([.C511]=&quot;Water&quot;;11;IF([.C511]=&quot;Grass&quot;;12;IF([.C511]=&quot;Electric&quot;;13;IF([.C511]=&quot;Psychic&quot;;14;IF([.C511]=&quot;Ice&quot;;15;IF([.C511]=&quot;Dragon&quot;;16;IF([.C511]=&quot;Dark&quot;;17;IF([.C511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Quas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2]=&quot;Normal&quot;;1;IF([.C512]=&quot;Fighting&quot;;2;IF([.C512]=&quot;Flying&quot;;3;IF([.C512]=&quot;Poison&quot;;4;IF([.C512]=&quot;Ground&quot;;5;IF([.C512]=&quot;Rock&quot;;6;IF([.C512]=&quot;Bug&quot;;7;IF([.C512]=&quot;Ghost&quot;;8;IF([.C512]=&quot;Steel&quot;;9;IF([.C512]=&quot;Fire&quot;;10;IF([.C512]=&quot;Water&quot;;11;IF([.C512]=&quot;Grass&quot;;12;IF([.C512]=&quot;Electric&quot;;13;IF([.C512]=&quot;Psychic&quot;;14;IF([.C512]=&quot;Ice&quot;;15;IF([.C512]=&quot;Dragon&quot;;16;IF([.C512]=&quot;Dark&quot;;17;IF([.C512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3]=&quot;Normal&quot;;1;IF([.C513]=&quot;Fighting&quot;;2;IF([.C513]=&quot;Flying&quot;;3;IF([.C513]=&quot;Poison&quot;;4;IF([.C513]=&quot;Ground&quot;;5;IF([.C513]=&quot;Rock&quot;;6;IF([.C513]=&quot;Bug&quot;;7;IF([.C513]=&quot;Ghost&quot;;8;IF([.C513]=&quot;Steel&quot;;9;IF([.C513]=&quot;Fire&quot;;10;IF([.C513]=&quot;Water&quot;;11;IF([.C513]=&quot;Grass&quot;;12;IF([.C513]=&quot;Electric&quot;;13;IF([.C513]=&quot;Psychic&quot;;14;IF([.C513]=&quot;Ice&quot;;15;IF([.C513]=&quot;Dragon&quot;;16;IF([.C513]=&quot;Dark&quot;;17;IF([.C513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Reflect Typ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14]=&quot;Normal&quot;;1;IF([.C514]=&quot;Fighting&quot;;2;IF([.C514]=&quot;Flying&quot;;3;IF([.C514]=&quot;Poison&quot;;4;IF([.C514]=&quot;Ground&quot;;5;IF([.C514]=&quot;Rock&quot;;6;IF([.C514]=&quot;Bug&quot;;7;IF([.C514]=&quot;Ghost&quot;;8;IF([.C514]=&quot;Steel&quot;;9;IF([.C514]=&quot;Fire&quot;;10;IF([.C514]=&quot;Water&quot;;11;IF([.C514]=&quot;Grass&quot;;12;IF([.C514]=&quot;Electric&quot;;13;IF([.C514]=&quot;Psychic&quot;;14;IF([.C514]=&quot;Ice&quot;;15;IF([.C514]=&quot;Dragon&quot;;16;IF([.C514]=&quot;Dark&quot;;17;IF([.C51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5]=&quot;Normal&quot;;1;IF([.C515]=&quot;Fighting&quot;;2;IF([.C515]=&quot;Flying&quot;;3;IF([.C515]=&quot;Poison&quot;;4;IF([.C515]=&quot;Ground&quot;;5;IF([.C515]=&quot;Rock&quot;;6;IF([.C515]=&quot;Bug&quot;;7;IF([.C515]=&quot;Ghost&quot;;8;IF([.C515]=&quot;Steel&quot;;9;IF([.C515]=&quot;Fire&quot;;10;IF([.C515]=&quot;Water&quot;;11;IF([.C515]=&quot;Grass&quot;;12;IF([.C515]=&quot;Electric&quot;;13;IF([.C515]=&quot;Psychic&quot;;14;IF([.C515]=&quot;Ice&quot;;15;IF([.C515]=&quot;Dragon&quot;;16;IF([.C515]=&quot;Dark&quot;;17;IF([.C515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Final Gambi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6]=&quot;Normal&quot;;1;IF([.C516]=&quot;Fighting&quot;;2;IF([.C516]=&quot;Flying&quot;;3;IF([.C516]=&quot;Poison&quot;;4;IF([.C516]=&quot;Ground&quot;;5;IF([.C516]=&quot;Rock&quot;;6;IF([.C516]=&quot;Bug&quot;;7;IF([.C516]=&quot;Ghost&quot;;8;IF([.C516]=&quot;Steel&quot;;9;IF([.C516]=&quot;Fire&quot;;10;IF([.C516]=&quot;Water&quot;;11;IF([.C516]=&quot;Grass&quot;;12;IF([.C516]=&quot;Electric&quot;;13;IF([.C516]=&quot;Psychic&quot;;14;IF([.C516]=&quot;Ice&quot;;15;IF([.C516]=&quot;Dragon&quot;;16;IF([.C516]=&quot;Dark&quot;;17;IF([.C516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17]=&quot;Normal&quot;;1;IF([.C517]=&quot;Fighting&quot;;2;IF([.C517]=&quot;Flying&quot;;3;IF([.C517]=&quot;Poison&quot;;4;IF([.C517]=&quot;Ground&quot;;5;IF([.C517]=&quot;Rock&quot;;6;IF([.C517]=&quot;Bug&quot;;7;IF([.C517]=&quot;Ghost&quot;;8;IF([.C517]=&quot;Steel&quot;;9;IF([.C517]=&quot;Fire&quot;;10;IF([.C517]=&quot;Water&quot;;11;IF([.C517]=&quot;Grass&quot;;12;IF([.C517]=&quot;Electric&quot;;13;IF([.C517]=&quot;Psychic&quot;;14;IF([.C517]=&quot;Ice&quot;;15;IF([.C517]=&quot;Dragon&quot;;16;IF([.C517]=&quot;Dark&quot;;17;IF([.C51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5" calcext:value-type="percentage">
            <text:p>50%</text:p>
          </table:table-cell>
          <table:table-cell/>
          <table:table-cell table:formula="of:=IF([.C518]=&quot;Normal&quot;;1;IF([.C518]=&quot;Fighting&quot;;2;IF([.C518]=&quot;Flying&quot;;3;IF([.C518]=&quot;Poison&quot;;4;IF([.C518]=&quot;Ground&quot;;5;IF([.C518]=&quot;Rock&quot;;6;IF([.C518]=&quot;Bug&quot;;7;IF([.C518]=&quot;Ghost&quot;;8;IF([.C518]=&quot;Steel&quot;;9;IF([.C518]=&quot;Fire&quot;;10;IF([.C518]=&quot;Water&quot;;11;IF([.C518]=&quot;Grass&quot;;12;IF([.C518]=&quot;Electric&quot;;13;IF([.C518]=&quot;Psychic&quot;;14;IF([.C518]=&quot;Ice&quot;;15;IF([.C518]=&quot;Dragon&quot;;16;IF([.C518]=&quot;Dark&quot;;17;IF([.C51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Water Pledg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19]=&quot;Normal&quot;;1;IF([.C519]=&quot;Fighting&quot;;2;IF([.C519]=&quot;Flying&quot;;3;IF([.C519]=&quot;Poison&quot;;4;IF([.C519]=&quot;Ground&quot;;5;IF([.C519]=&quot;Rock&quot;;6;IF([.C519]=&quot;Bug&quot;;7;IF([.C519]=&quot;Ghost&quot;;8;IF([.C519]=&quot;Steel&quot;;9;IF([.C519]=&quot;Fire&quot;;10;IF([.C519]=&quot;Water&quot;;11;IF([.C519]=&quot;Grass&quot;;12;IF([.C519]=&quot;Electric&quot;;13;IF([.C519]=&quot;Psychic&quot;;14;IF([.C519]=&quot;Ice&quot;;15;IF([.C519]=&quot;Dragon&quot;;16;IF([.C519]=&quot;Dark&quot;;17;IF([.C519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Fire Pledg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0]=&quot;Normal&quot;;1;IF([.C520]=&quot;Fighting&quot;;2;IF([.C520]=&quot;Flying&quot;;3;IF([.C520]=&quot;Poison&quot;;4;IF([.C520]=&quot;Ground&quot;;5;IF([.C520]=&quot;Rock&quot;;6;IF([.C520]=&quot;Bug&quot;;7;IF([.C520]=&quot;Ghost&quot;;8;IF([.C520]=&quot;Steel&quot;;9;IF([.C520]=&quot;Fire&quot;;10;IF([.C520]=&quot;Water&quot;;11;IF([.C520]=&quot;Grass&quot;;12;IF([.C520]=&quot;Electric&quot;;13;IF([.C520]=&quot;Psychic&quot;;14;IF([.C520]=&quot;Ice&quot;;15;IF([.C520]=&quot;Dragon&quot;;16;IF([.C520]=&quot;Dark&quot;;17;IF([.C520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Grass Pledg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1]=&quot;Normal&quot;;1;IF([.C521]=&quot;Fighting&quot;;2;IF([.C521]=&quot;Flying&quot;;3;IF([.C521]=&quot;Poison&quot;;4;IF([.C521]=&quot;Ground&quot;;5;IF([.C521]=&quot;Rock&quot;;6;IF([.C521]=&quot;Bug&quot;;7;IF([.C521]=&quot;Ghost&quot;;8;IF([.C521]=&quot;Steel&quot;;9;IF([.C521]=&quot;Fire&quot;;10;IF([.C521]=&quot;Water&quot;;11;IF([.C521]=&quot;Grass&quot;;12;IF([.C521]=&quot;Electric&quot;;13;IF([.C521]=&quot;Psychic&quot;;14;IF([.C521]=&quot;Ice&quot;;15;IF([.C521]=&quot;Dragon&quot;;16;IF([.C521]=&quot;Dark&quot;;17;IF([.C521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Volt Swit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2]=&quot;Normal&quot;;1;IF([.C522]=&quot;Fighting&quot;;2;IF([.C522]=&quot;Flying&quot;;3;IF([.C522]=&quot;Poison&quot;;4;IF([.C522]=&quot;Ground&quot;;5;IF([.C522]=&quot;Rock&quot;;6;IF([.C522]=&quot;Bug&quot;;7;IF([.C522]=&quot;Ghost&quot;;8;IF([.C522]=&quot;Steel&quot;;9;IF([.C522]=&quot;Fire&quot;;10;IF([.C522]=&quot;Water&quot;;11;IF([.C522]=&quot;Grass&quot;;12;IF([.C522]=&quot;Electric&quot;;13;IF([.C522]=&quot;Psychic&quot;;14;IF([.C522]=&quot;Ice&quot;;15;IF([.C522]=&quot;Dragon&quot;;16;IF([.C522]=&quot;Dark&quot;;17;IF([.C522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Struggle Bu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3]=&quot;Normal&quot;;1;IF([.C523]=&quot;Fighting&quot;;2;IF([.C523]=&quot;Flying&quot;;3;IF([.C523]=&quot;Poison&quot;;4;IF([.C523]=&quot;Ground&quot;;5;IF([.C523]=&quot;Rock&quot;;6;IF([.C523]=&quot;Bug&quot;;7;IF([.C523]=&quot;Ghost&quot;;8;IF([.C523]=&quot;Steel&quot;;9;IF([.C523]=&quot;Fire&quot;;10;IF([.C523]=&quot;Water&quot;;11;IF([.C523]=&quot;Grass&quot;;12;IF([.C523]=&quot;Electric&quot;;13;IF([.C523]=&quot;Psychic&quot;;14;IF([.C523]=&quot;Ice&quot;;15;IF([.C523]=&quot;Dragon&quot;;16;IF([.C523]=&quot;Dark&quot;;17;IF([.C523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Bulldoz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4]=&quot;Normal&quot;;1;IF([.C524]=&quot;Fighting&quot;;2;IF([.C524]=&quot;Flying&quot;;3;IF([.C524]=&quot;Poison&quot;;4;IF([.C524]=&quot;Ground&quot;;5;IF([.C524]=&quot;Rock&quot;;6;IF([.C524]=&quot;Bug&quot;;7;IF([.C524]=&quot;Ghost&quot;;8;IF([.C524]=&quot;Steel&quot;;9;IF([.C524]=&quot;Fire&quot;;10;IF([.C524]=&quot;Water&quot;;11;IF([.C524]=&quot;Grass&quot;;12;IF([.C524]=&quot;Electric&quot;;13;IF([.C524]=&quot;Psychic&quot;;14;IF([.C524]=&quot;Ice&quot;;15;IF([.C524]=&quot;Dragon&quot;;16;IF([.C524]=&quot;Dark&quot;;17;IF([.C524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Frost Brea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25]=&quot;Normal&quot;;1;IF([.C525]=&quot;Fighting&quot;;2;IF([.C525]=&quot;Flying&quot;;3;IF([.C525]=&quot;Poison&quot;;4;IF([.C525]=&quot;Ground&quot;;5;IF([.C525]=&quot;Rock&quot;;6;IF([.C525]=&quot;Bug&quot;;7;IF([.C525]=&quot;Ghost&quot;;8;IF([.C525]=&quot;Steel&quot;;9;IF([.C525]=&quot;Fire&quot;;10;IF([.C525]=&quot;Water&quot;;11;IF([.C525]=&quot;Grass&quot;;12;IF([.C525]=&quot;Electric&quot;;13;IF([.C525]=&quot;Psychic&quot;;14;IF([.C525]=&quot;Ice&quot;;15;IF([.C525]=&quot;Dragon&quot;;16;IF([.C525]=&quot;Dark&quot;;17;IF([.C52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Dragon Ta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26]=&quot;Normal&quot;;1;IF([.C526]=&quot;Fighting&quot;;2;IF([.C526]=&quot;Flying&quot;;3;IF([.C526]=&quot;Poison&quot;;4;IF([.C526]=&quot;Ground&quot;;5;IF([.C526]=&quot;Rock&quot;;6;IF([.C526]=&quot;Bug&quot;;7;IF([.C526]=&quot;Ghost&quot;;8;IF([.C526]=&quot;Steel&quot;;9;IF([.C526]=&quot;Fire&quot;;10;IF([.C526]=&quot;Water&quot;;11;IF([.C526]=&quot;Grass&quot;;12;IF([.C526]=&quot;Electric&quot;;13;IF([.C526]=&quot;Psychic&quot;;14;IF([.C526]=&quot;Ice&quot;;15;IF([.C526]=&quot;Dragon&quot;;16;IF([.C526]=&quot;Dark&quot;;17;IF([.C526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27]=&quot;Normal&quot;;1;IF([.C527]=&quot;Fighting&quot;;2;IF([.C527]=&quot;Flying&quot;;3;IF([.C527]=&quot;Poison&quot;;4;IF([.C527]=&quot;Ground&quot;;5;IF([.C527]=&quot;Rock&quot;;6;IF([.C527]=&quot;Bug&quot;;7;IF([.C527]=&quot;Ghost&quot;;8;IF([.C527]=&quot;Steel&quot;;9;IF([.C527]=&quot;Fire&quot;;10;IF([.C527]=&quot;Water&quot;;11;IF([.C527]=&quot;Grass&quot;;12;IF([.C527]=&quot;Electric&quot;;13;IF([.C527]=&quot;Psychic&quot;;14;IF([.C527]=&quot;Ice&quot;;15;IF([.C527]=&quot;Dragon&quot;;16;IF([.C527]=&quot;Dark&quot;;17;IF([.C52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lectroweb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28]=&quot;Normal&quot;;1;IF([.C528]=&quot;Fighting&quot;;2;IF([.C528]=&quot;Flying&quot;;3;IF([.C528]=&quot;Poison&quot;;4;IF([.C528]=&quot;Ground&quot;;5;IF([.C528]=&quot;Rock&quot;;6;IF([.C528]=&quot;Bug&quot;;7;IF([.C528]=&quot;Ghost&quot;;8;IF([.C528]=&quot;Steel&quot;;9;IF([.C528]=&quot;Fire&quot;;10;IF([.C528]=&quot;Water&quot;;11;IF([.C528]=&quot;Grass&quot;;12;IF([.C528]=&quot;Electric&quot;;13;IF([.C528]=&quot;Psychic&quot;;14;IF([.C528]=&quot;Ice&quot;;15;IF([.C528]=&quot;Dragon&quot;;16;IF([.C528]=&quot;Dark&quot;;17;IF([.C528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Wild Char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29]=&quot;Normal&quot;;1;IF([.C529]=&quot;Fighting&quot;;2;IF([.C529]=&quot;Flying&quot;;3;IF([.C529]=&quot;Poison&quot;;4;IF([.C529]=&quot;Ground&quot;;5;IF([.C529]=&quot;Rock&quot;;6;IF([.C529]=&quot;Bug&quot;;7;IF([.C529]=&quot;Ghost&quot;;8;IF([.C529]=&quot;Steel&quot;;9;IF([.C529]=&quot;Fire&quot;;10;IF([.C529]=&quot;Water&quot;;11;IF([.C529]=&quot;Grass&quot;;12;IF([.C529]=&quot;Electric&quot;;13;IF([.C529]=&quot;Psychic&quot;;14;IF([.C529]=&quot;Ice&quot;;15;IF([.C529]=&quot;Dragon&quot;;16;IF([.C529]=&quot;Dark&quot;;17;IF([.C529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Drill Ru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30]=&quot;Normal&quot;;1;IF([.C530]=&quot;Fighting&quot;;2;IF([.C530]=&quot;Flying&quot;;3;IF([.C530]=&quot;Poison&quot;;4;IF([.C530]=&quot;Ground&quot;;5;IF([.C530]=&quot;Rock&quot;;6;IF([.C530]=&quot;Bug&quot;;7;IF([.C530]=&quot;Ghost&quot;;8;IF([.C530]=&quot;Steel&quot;;9;IF([.C530]=&quot;Fire&quot;;10;IF([.C530]=&quot;Water&quot;;11;IF([.C530]=&quot;Grass&quot;;12;IF([.C530]=&quot;Electric&quot;;13;IF([.C530]=&quot;Psychic&quot;;14;IF([.C530]=&quot;Ice&quot;;15;IF([.C530]=&quot;Dragon&quot;;16;IF([.C530]=&quot;Dark&quot;;17;IF([.C530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Dual Chop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31]=&quot;Normal&quot;;1;IF([.C531]=&quot;Fighting&quot;;2;IF([.C531]=&quot;Flying&quot;;3;IF([.C531]=&quot;Poison&quot;;4;IF([.C531]=&quot;Ground&quot;;5;IF([.C531]=&quot;Rock&quot;;6;IF([.C531]=&quot;Bug&quot;;7;IF([.C531]=&quot;Ghost&quot;;8;IF([.C531]=&quot;Steel&quot;;9;IF([.C531]=&quot;Fire&quot;;10;IF([.C531]=&quot;Water&quot;;11;IF([.C531]=&quot;Grass&quot;;12;IF([.C531]=&quot;Electric&quot;;13;IF([.C531]=&quot;Psychic&quot;;14;IF([.C531]=&quot;Ice&quot;;15;IF([.C531]=&quot;Dragon&quot;;16;IF([.C531]=&quot;Dark&quot;;17;IF([.C531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2]=&quot;Normal&quot;;1;IF([.C532]=&quot;Fighting&quot;;2;IF([.C532]=&quot;Flying&quot;;3;IF([.C532]=&quot;Poison&quot;;4;IF([.C532]=&quot;Ground&quot;;5;IF([.C532]=&quot;Rock&quot;;6;IF([.C532]=&quot;Bug&quot;;7;IF([.C532]=&quot;Ghost&quot;;8;IF([.C532]=&quot;Steel&quot;;9;IF([.C532]=&quot;Fire&quot;;10;IF([.C532]=&quot;Water&quot;;11;IF([.C532]=&quot;Grass&quot;;12;IF([.C532]=&quot;Electric&quot;;13;IF([.C532]=&quot;Psychic&quot;;14;IF([.C532]=&quot;Ice&quot;;15;IF([.C532]=&quot;Dragon&quot;;16;IF([.C532]=&quot;Dark&quot;;17;IF([.C53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Horn Leec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3]=&quot;Normal&quot;;1;IF([.C533]=&quot;Fighting&quot;;2;IF([.C533]=&quot;Flying&quot;;3;IF([.C533]=&quot;Poison&quot;;4;IF([.C533]=&quot;Ground&quot;;5;IF([.C533]=&quot;Rock&quot;;6;IF([.C533]=&quot;Bug&quot;;7;IF([.C533]=&quot;Ghost&quot;;8;IF([.C533]=&quot;Steel&quot;;9;IF([.C533]=&quot;Fire&quot;;10;IF([.C533]=&quot;Water&quot;;11;IF([.C533]=&quot;Grass&quot;;12;IF([.C533]=&quot;Electric&quot;;13;IF([.C533]=&quot;Psychic&quot;;14;IF([.C533]=&quot;Ice&quot;;15;IF([.C533]=&quot;Dragon&quot;;16;IF([.C533]=&quot;Dark&quot;;17;IF([.C53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Sacred Sword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5*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4]=&quot;Normal&quot;;1;IF([.C534]=&quot;Fighting&quot;;2;IF([.C534]=&quot;Flying&quot;;3;IF([.C534]=&quot;Poison&quot;;4;IF([.C534]=&quot;Ground&quot;;5;IF([.C534]=&quot;Rock&quot;;6;IF([.C534]=&quot;Bug&quot;;7;IF([.C534]=&quot;Ghost&quot;;8;IF([.C534]=&quot;Steel&quot;;9;IF([.C534]=&quot;Fire&quot;;10;IF([.C534]=&quot;Water&quot;;11;IF([.C534]=&quot;Grass&quot;;12;IF([.C534]=&quot;Electric&quot;;13;IF([.C534]=&quot;Psychic&quot;;14;IF([.C534]=&quot;Ice&quot;;15;IF([.C534]=&quot;Dragon&quot;;16;IF([.C534]=&quot;Dark&quot;;17;IF([.C53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Razor She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35]=&quot;Normal&quot;;1;IF([.C535]=&quot;Fighting&quot;;2;IF([.C535]=&quot;Flying&quot;;3;IF([.C535]=&quot;Poison&quot;;4;IF([.C535]=&quot;Ground&quot;;5;IF([.C535]=&quot;Rock&quot;;6;IF([.C535]=&quot;Bug&quot;;7;IF([.C535]=&quot;Ghost&quot;;8;IF([.C535]=&quot;Steel&quot;;9;IF([.C535]=&quot;Fire&quot;;10;IF([.C535]=&quot;Water&quot;;11;IF([.C535]=&quot;Grass&quot;;12;IF([.C535]=&quot;Electric&quot;;13;IF([.C535]=&quot;Psychic&quot;;14;IF([.C535]=&quot;Ice&quot;;15;IF([.C535]=&quot;Dragon&quot;;16;IF([.C535]=&quot;Dark&quot;;17;IF([.C535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Heat Cra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6]=&quot;Normal&quot;;1;IF([.C536]=&quot;Fighting&quot;;2;IF([.C536]=&quot;Flying&quot;;3;IF([.C536]=&quot;Poison&quot;;4;IF([.C536]=&quot;Ground&quot;;5;IF([.C536]=&quot;Rock&quot;;6;IF([.C536]=&quot;Bug&quot;;7;IF([.C536]=&quot;Ghost&quot;;8;IF([.C536]=&quot;Steel&quot;;9;IF([.C536]=&quot;Fire&quot;;10;IF([.C536]=&quot;Water&quot;;11;IF([.C536]=&quot;Grass&quot;;12;IF([.C536]=&quot;Electric&quot;;13;IF([.C536]=&quot;Psychic&quot;;14;IF([.C536]=&quot;Ice&quot;;15;IF([.C536]=&quot;Dragon&quot;;16;IF([.C536]=&quot;Dark&quot;;17;IF([.C536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Leaf Tornad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37]=&quot;Normal&quot;;1;IF([.C537]=&quot;Fighting&quot;;2;IF([.C537]=&quot;Flying&quot;;3;IF([.C537]=&quot;Poison&quot;;4;IF([.C537]=&quot;Ground&quot;;5;IF([.C537]=&quot;Rock&quot;;6;IF([.C537]=&quot;Bug&quot;;7;IF([.C537]=&quot;Ghost&quot;;8;IF([.C537]=&quot;Steel&quot;;9;IF([.C537]=&quot;Fire&quot;;10;IF([.C537]=&quot;Water&quot;;11;IF([.C537]=&quot;Grass&quot;;12;IF([.C537]=&quot;Electric&quot;;13;IF([.C537]=&quot;Psychic&quot;;14;IF([.C537]=&quot;Ice&quot;;15;IF([.C537]=&quot;Dragon&quot;;16;IF([.C537]=&quot;Dark&quot;;17;IF([.C537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Steamroll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38]=&quot;Normal&quot;;1;IF([.C538]=&quot;Fighting&quot;;2;IF([.C538]=&quot;Flying&quot;;3;IF([.C538]=&quot;Poison&quot;;4;IF([.C538]=&quot;Ground&quot;;5;IF([.C538]=&quot;Rock&quot;;6;IF([.C538]=&quot;Bug&quot;;7;IF([.C538]=&quot;Ghost&quot;;8;IF([.C538]=&quot;Steel&quot;;9;IF([.C538]=&quot;Fire&quot;;10;IF([.C538]=&quot;Water&quot;;11;IF([.C538]=&quot;Grass&quot;;12;IF([.C538]=&quot;Electric&quot;;13;IF([.C538]=&quot;Psychic&quot;;14;IF([.C538]=&quot;Ice&quot;;15;IF([.C538]=&quot;Dragon&quot;;16;IF([.C538]=&quot;Dark&quot;;17;IF([.C538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Cotton Guar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39]=&quot;Normal&quot;;1;IF([.C539]=&quot;Fighting&quot;;2;IF([.C539]=&quot;Flying&quot;;3;IF([.C539]=&quot;Poison&quot;;4;IF([.C539]=&quot;Ground&quot;;5;IF([.C539]=&quot;Rock&quot;;6;IF([.C539]=&quot;Bug&quot;;7;IF([.C539]=&quot;Ghost&quot;;8;IF([.C539]=&quot;Steel&quot;;9;IF([.C539]=&quot;Fire&quot;;10;IF([.C539]=&quot;Water&quot;;11;IF([.C539]=&quot;Grass&quot;;12;IF([.C539]=&quot;Electric&quot;;13;IF([.C539]=&quot;Psychic&quot;;14;IF([.C539]=&quot;Ice&quot;;15;IF([.C539]=&quot;Dragon&quot;;16;IF([.C539]=&quot;Dark&quot;;17;IF([.C53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Night Daz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40]=&quot;Normal&quot;;1;IF([.C540]=&quot;Fighting&quot;;2;IF([.C540]=&quot;Flying&quot;;3;IF([.C540]=&quot;Poison&quot;;4;IF([.C540]=&quot;Ground&quot;;5;IF([.C540]=&quot;Rock&quot;;6;IF([.C540]=&quot;Bug&quot;;7;IF([.C540]=&quot;Ghost&quot;;8;IF([.C540]=&quot;Steel&quot;;9;IF([.C540]=&quot;Fire&quot;;10;IF([.C540]=&quot;Water&quot;;11;IF([.C540]=&quot;Grass&quot;;12;IF([.C540]=&quot;Electric&quot;;13;IF([.C540]=&quot;Psychic&quot;;14;IF([.C540]=&quot;Ice&quot;;15;IF([.C540]=&quot;Dragon&quot;;16;IF([.C540]=&quot;Dark&quot;;17;IF([.C540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Psystrik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1]=&quot;Normal&quot;;1;IF([.C541]=&quot;Fighting&quot;;2;IF([.C541]=&quot;Flying&quot;;3;IF([.C541]=&quot;Poison&quot;;4;IF([.C541]=&quot;Ground&quot;;5;IF([.C541]=&quot;Rock&quot;;6;IF([.C541]=&quot;Bug&quot;;7;IF([.C541]=&quot;Ghost&quot;;8;IF([.C541]=&quot;Steel&quot;;9;IF([.C541]=&quot;Fire&quot;;10;IF([.C541]=&quot;Water&quot;;11;IF([.C541]=&quot;Grass&quot;;12;IF([.C541]=&quot;Electric&quot;;13;IF([.C541]=&quot;Psychic&quot;;14;IF([.C541]=&quot;Ice&quot;;15;IF([.C541]=&quot;Dragon&quot;;16;IF([.C541]=&quot;Dark&quot;;17;IF([.C54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Tail Sl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542]=&quot;Normal&quot;;1;IF([.C542]=&quot;Fighting&quot;;2;IF([.C542]=&quot;Flying&quot;;3;IF([.C542]=&quot;Poison&quot;;4;IF([.C542]=&quot;Ground&quot;;5;IF([.C542]=&quot;Rock&quot;;6;IF([.C542]=&quot;Bug&quot;;7;IF([.C542]=&quot;Ghost&quot;;8;IF([.C542]=&quot;Steel&quot;;9;IF([.C542]=&quot;Fire&quot;;10;IF([.C542]=&quot;Water&quot;;11;IF([.C542]=&quot;Grass&quot;;12;IF([.C542]=&quot;Electric&quot;;13;IF([.C542]=&quot;Psychic&quot;;14;IF([.C542]=&quot;Ice&quot;;15;IF([.C542]=&quot;Dragon&quot;;16;IF([.C542]=&quot;Dark&quot;;17;IF([.C54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Hurrican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*</text:p>
          </table:table-cell>
          <table:table-cell table:style-name="ce85" office:value-type="percentage" office:value="0.7" calcext:value-type="percentage">
            <text:p>70%</text:p>
          </table:table-cell>
          <table:table-cell/>
          <table:table-cell table:formula="of:=IF([.C543]=&quot;Normal&quot;;1;IF([.C543]=&quot;Fighting&quot;;2;IF([.C543]=&quot;Flying&quot;;3;IF([.C543]=&quot;Poison&quot;;4;IF([.C543]=&quot;Ground&quot;;5;IF([.C543]=&quot;Rock&quot;;6;IF([.C543]=&quot;Bug&quot;;7;IF([.C543]=&quot;Ghost&quot;;8;IF([.C543]=&quot;Steel&quot;;9;IF([.C543]=&quot;Fire&quot;;10;IF([.C543]=&quot;Water&quot;;11;IF([.C543]=&quot;Grass&quot;;12;IF([.C543]=&quot;Electric&quot;;13;IF([.C543]=&quot;Psychic&quot;;14;IF([.C543]=&quot;Ice&quot;;15;IF([.C543]=&quot;Dragon&quot;;16;IF([.C543]=&quot;Dark&quot;;17;IF([.C543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Head Char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4]=&quot;Normal&quot;;1;IF([.C544]=&quot;Fighting&quot;;2;IF([.C544]=&quot;Flying&quot;;3;IF([.C544]=&quot;Poison&quot;;4;IF([.C544]=&quot;Ground&quot;;5;IF([.C544]=&quot;Rock&quot;;6;IF([.C544]=&quot;Bug&quot;;7;IF([.C544]=&quot;Ghost&quot;;8;IF([.C544]=&quot;Steel&quot;;9;IF([.C544]=&quot;Fire&quot;;10;IF([.C544]=&quot;Water&quot;;11;IF([.C544]=&quot;Grass&quot;;12;IF([.C544]=&quot;Electric&quot;;13;IF([.C544]=&quot;Psychic&quot;;14;IF([.C544]=&quot;Ice&quot;;15;IF([.C544]=&quot;Dragon&quot;;16;IF([.C544]=&quot;Dark&quot;;17;IF([.C54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Gear Gr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545]=&quot;Normal&quot;;1;IF([.C545]=&quot;Fighting&quot;;2;IF([.C545]=&quot;Flying&quot;;3;IF([.C545]=&quot;Poison&quot;;4;IF([.C545]=&quot;Ground&quot;;5;IF([.C545]=&quot;Rock&quot;;6;IF([.C545]=&quot;Bug&quot;;7;IF([.C545]=&quot;Ghost&quot;;8;IF([.C545]=&quot;Steel&quot;;9;IF([.C545]=&quot;Fire&quot;;10;IF([.C545]=&quot;Water&quot;;11;IF([.C545]=&quot;Grass&quot;;12;IF([.C545]=&quot;Electric&quot;;13;IF([.C545]=&quot;Psychic&quot;;14;IF([.C545]=&quot;Ice&quot;;15;IF([.C545]=&quot;Dragon&quot;;16;IF([.C545]=&quot;Dark&quot;;17;IF([.C54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Searing Sho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6]=&quot;Normal&quot;;1;IF([.C546]=&quot;Fighting&quot;;2;IF([.C546]=&quot;Flying&quot;;3;IF([.C546]=&quot;Poison&quot;;4;IF([.C546]=&quot;Ground&quot;;5;IF([.C546]=&quot;Rock&quot;;6;IF([.C546]=&quot;Bug&quot;;7;IF([.C546]=&quot;Ghost&quot;;8;IF([.C546]=&quot;Steel&quot;;9;IF([.C546]=&quot;Fire&quot;;10;IF([.C546]=&quot;Water&quot;;11;IF([.C546]=&quot;Grass&quot;;12;IF([.C546]=&quot;Electric&quot;;13;IF([.C546]=&quot;Psychic&quot;;14;IF([.C546]=&quot;Ice&quot;;15;IF([.C546]=&quot;Dragon&quot;;16;IF([.C546]=&quot;Dark&quot;;17;IF([.C546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Techno Bla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7]=&quot;Normal&quot;;1;IF([.C547]=&quot;Fighting&quot;;2;IF([.C547]=&quot;Flying&quot;;3;IF([.C547]=&quot;Poison&quot;;4;IF([.C547]=&quot;Ground&quot;;5;IF([.C547]=&quot;Rock&quot;;6;IF([.C547]=&quot;Bug&quot;;7;IF([.C547]=&quot;Ghost&quot;;8;IF([.C547]=&quot;Steel&quot;;9;IF([.C547]=&quot;Fire&quot;;10;IF([.C547]=&quot;Water&quot;;11;IF([.C547]=&quot;Grass&quot;;12;IF([.C547]=&quot;Electric&quot;;13;IF([.C547]=&quot;Psychic&quot;;14;IF([.C547]=&quot;Ice&quot;;15;IF([.C547]=&quot;Dragon&quot;;16;IF([.C547]=&quot;Dark&quot;;17;IF([.C54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Relic So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8]=&quot;Normal&quot;;1;IF([.C548]=&quot;Fighting&quot;;2;IF([.C548]=&quot;Flying&quot;;3;IF([.C548]=&quot;Poison&quot;;4;IF([.C548]=&quot;Ground&quot;;5;IF([.C548]=&quot;Rock&quot;;6;IF([.C548]=&quot;Bug&quot;;7;IF([.C548]=&quot;Ghost&quot;;8;IF([.C548]=&quot;Steel&quot;;9;IF([.C548]=&quot;Fire&quot;;10;IF([.C548]=&quot;Water&quot;;11;IF([.C548]=&quot;Grass&quot;;12;IF([.C548]=&quot;Electric&quot;;13;IF([.C548]=&quot;Psychic&quot;;14;IF([.C548]=&quot;Ice&quot;;15;IF([.C548]=&quot;Dragon&quot;;16;IF([.C548]=&quot;Dark&quot;;17;IF([.C54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Secret Sword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49]=&quot;Normal&quot;;1;IF([.C549]=&quot;Fighting&quot;;2;IF([.C549]=&quot;Flying&quot;;3;IF([.C549]=&quot;Poison&quot;;4;IF([.C549]=&quot;Ground&quot;;5;IF([.C549]=&quot;Rock&quot;;6;IF([.C549]=&quot;Bug&quot;;7;IF([.C549]=&quot;Ghost&quot;;8;IF([.C549]=&quot;Steel&quot;;9;IF([.C549]=&quot;Fire&quot;;10;IF([.C549]=&quot;Water&quot;;11;IF([.C549]=&quot;Grass&quot;;12;IF([.C549]=&quot;Electric&quot;;13;IF([.C549]=&quot;Psychic&quot;;14;IF([.C549]=&quot;Ice&quot;;15;IF([.C549]=&quot;Dragon&quot;;16;IF([.C549]=&quot;Dark&quot;;17;IF([.C549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Glaciat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50]=&quot;Normal&quot;;1;IF([.C550]=&quot;Fighting&quot;;2;IF([.C550]=&quot;Flying&quot;;3;IF([.C550]=&quot;Poison&quot;;4;IF([.C550]=&quot;Ground&quot;;5;IF([.C550]=&quot;Rock&quot;;6;IF([.C550]=&quot;Bug&quot;;7;IF([.C550]=&quot;Ghost&quot;;8;IF([.C550]=&quot;Steel&quot;;9;IF([.C550]=&quot;Fire&quot;;10;IF([.C550]=&quot;Water&quot;;11;IF([.C550]=&quot;Grass&quot;;12;IF([.C550]=&quot;Electric&quot;;13;IF([.C550]=&quot;Psychic&quot;;14;IF([.C550]=&quot;Ice&quot;;15;IF([.C550]=&quot;Dragon&quot;;16;IF([.C550]=&quot;Dark&quot;;17;IF([.C550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Bolt Strik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551]=&quot;Normal&quot;;1;IF([.C551]=&quot;Fighting&quot;;2;IF([.C551]=&quot;Flying&quot;;3;IF([.C551]=&quot;Poison&quot;;4;IF([.C551]=&quot;Ground&quot;;5;IF([.C551]=&quot;Rock&quot;;6;IF([.C551]=&quot;Bug&quot;;7;IF([.C551]=&quot;Ghost&quot;;8;IF([.C551]=&quot;Steel&quot;;9;IF([.C551]=&quot;Fire&quot;;10;IF([.C551]=&quot;Water&quot;;11;IF([.C551]=&quot;Grass&quot;;12;IF([.C551]=&quot;Electric&quot;;13;IF([.C551]=&quot;Psychic&quot;;14;IF([.C551]=&quot;Ice&quot;;15;IF([.C551]=&quot;Dragon&quot;;16;IF([.C551]=&quot;Dark&quot;;17;IF([.C551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Blue Fla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552]=&quot;Normal&quot;;1;IF([.C552]=&quot;Fighting&quot;;2;IF([.C552]=&quot;Flying&quot;;3;IF([.C552]=&quot;Poison&quot;;4;IF([.C552]=&quot;Ground&quot;;5;IF([.C552]=&quot;Rock&quot;;6;IF([.C552]=&quot;Bug&quot;;7;IF([.C552]=&quot;Ghost&quot;;8;IF([.C552]=&quot;Steel&quot;;9;IF([.C552]=&quot;Fire&quot;;10;IF([.C552]=&quot;Water&quot;;11;IF([.C552]=&quot;Grass&quot;;12;IF([.C552]=&quot;Electric&quot;;13;IF([.C552]=&quot;Psychic&quot;;14;IF([.C552]=&quot;Ice&quot;;15;IF([.C552]=&quot;Dragon&quot;;16;IF([.C552]=&quot;Dark&quot;;17;IF([.C55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Fiery Danc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53]=&quot;Normal&quot;;1;IF([.C553]=&quot;Fighting&quot;;2;IF([.C553]=&quot;Flying&quot;;3;IF([.C553]=&quot;Poison&quot;;4;IF([.C553]=&quot;Ground&quot;;5;IF([.C553]=&quot;Rock&quot;;6;IF([.C553]=&quot;Bug&quot;;7;IF([.C553]=&quot;Ghost&quot;;8;IF([.C553]=&quot;Steel&quot;;9;IF([.C553]=&quot;Fire&quot;;10;IF([.C553]=&quot;Water&quot;;11;IF([.C553]=&quot;Grass&quot;;12;IF([.C553]=&quot;Electric&quot;;13;IF([.C553]=&quot;Psychic&quot;;14;IF([.C553]=&quot;Ice&quot;;15;IF([.C553]=&quot;Dragon&quot;;16;IF([.C553]=&quot;Dark&quot;;17;IF([.C553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Freeze Sho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54]=&quot;Normal&quot;;1;IF([.C554]=&quot;Fighting&quot;;2;IF([.C554]=&quot;Flying&quot;;3;IF([.C554]=&quot;Poison&quot;;4;IF([.C554]=&quot;Ground&quot;;5;IF([.C554]=&quot;Rock&quot;;6;IF([.C554]=&quot;Bug&quot;;7;IF([.C554]=&quot;Ghost&quot;;8;IF([.C554]=&quot;Steel&quot;;9;IF([.C554]=&quot;Fire&quot;;10;IF([.C554]=&quot;Water&quot;;11;IF([.C554]=&quot;Grass&quot;;12;IF([.C554]=&quot;Electric&quot;;13;IF([.C554]=&quot;Psychic&quot;;14;IF([.C554]=&quot;Ice&quot;;15;IF([.C554]=&quot;Dragon&quot;;16;IF([.C554]=&quot;Dark&quot;;17;IF([.C55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Ice Bur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55]=&quot;Normal&quot;;1;IF([.C555]=&quot;Fighting&quot;;2;IF([.C555]=&quot;Flying&quot;;3;IF([.C555]=&quot;Poison&quot;;4;IF([.C555]=&quot;Ground&quot;;5;IF([.C555]=&quot;Rock&quot;;6;IF([.C555]=&quot;Bug&quot;;7;IF([.C555]=&quot;Ghost&quot;;8;IF([.C555]=&quot;Steel&quot;;9;IF([.C555]=&quot;Fire&quot;;10;IF([.C555]=&quot;Water&quot;;11;IF([.C555]=&quot;Grass&quot;;12;IF([.C555]=&quot;Electric&quot;;13;IF([.C555]=&quot;Psychic&quot;;14;IF([.C555]=&quot;Ice&quot;;15;IF([.C555]=&quot;Dragon&quot;;16;IF([.C555]=&quot;Dark&quot;;17;IF([.C55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56]=&quot;Normal&quot;;1;IF([.C556]=&quot;Fighting&quot;;2;IF([.C556]=&quot;Flying&quot;;3;IF([.C556]=&quot;Poison&quot;;4;IF([.C556]=&quot;Ground&quot;;5;IF([.C556]=&quot;Rock&quot;;6;IF([.C556]=&quot;Bug&quot;;7;IF([.C556]=&quot;Ghost&quot;;8;IF([.C556]=&quot;Steel&quot;;9;IF([.C556]=&quot;Fire&quot;;10;IF([.C556]=&quot;Water&quot;;11;IF([.C556]=&quot;Grass&quot;;12;IF([.C556]=&quot;Electric&quot;;13;IF([.C556]=&quot;Psychic&quot;;14;IF([.C556]=&quot;Ice&quot;;15;IF([.C556]=&quot;Dragon&quot;;16;IF([.C556]=&quot;Dark&quot;;17;IF([.C55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Icicle Cras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57]=&quot;Normal&quot;;1;IF([.C557]=&quot;Fighting&quot;;2;IF([.C557]=&quot;Flying&quot;;3;IF([.C557]=&quot;Poison&quot;;4;IF([.C557]=&quot;Ground&quot;;5;IF([.C557]=&quot;Rock&quot;;6;IF([.C557]=&quot;Bug&quot;;7;IF([.C557]=&quot;Ghost&quot;;8;IF([.C557]=&quot;Steel&quot;;9;IF([.C557]=&quot;Fire&quot;;10;IF([.C557]=&quot;Water&quot;;11;IF([.C557]=&quot;Grass&quot;;12;IF([.C557]=&quot;Electric&quot;;13;IF([.C557]=&quot;Psychic&quot;;14;IF([.C557]=&quot;Ice&quot;;15;IF([.C557]=&quot;Dragon&quot;;16;IF([.C557]=&quot;Dark&quot;;17;IF([.C557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V-cre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58]=&quot;Normal&quot;;1;IF([.C558]=&quot;Fighting&quot;;2;IF([.C558]=&quot;Flying&quot;;3;IF([.C558]=&quot;Poison&quot;;4;IF([.C558]=&quot;Ground&quot;;5;IF([.C558]=&quot;Rock&quot;;6;IF([.C558]=&quot;Bug&quot;;7;IF([.C558]=&quot;Ghost&quot;;8;IF([.C558]=&quot;Steel&quot;;9;IF([.C558]=&quot;Fire&quot;;10;IF([.C558]=&quot;Water&quot;;11;IF([.C558]=&quot;Grass&quot;;12;IF([.C558]=&quot;Electric&quot;;13;IF([.C558]=&quot;Psychic&quot;;14;IF([.C558]=&quot;Ice&quot;;15;IF([.C558]=&quot;Dragon&quot;;16;IF([.C558]=&quot;Dark&quot;;17;IF([.C55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Fusion Fla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59]=&quot;Normal&quot;;1;IF([.C559]=&quot;Fighting&quot;;2;IF([.C559]=&quot;Flying&quot;;3;IF([.C559]=&quot;Poison&quot;;4;IF([.C559]=&quot;Ground&quot;;5;IF([.C559]=&quot;Rock&quot;;6;IF([.C559]=&quot;Bug&quot;;7;IF([.C559]=&quot;Ghost&quot;;8;IF([.C559]=&quot;Steel&quot;;9;IF([.C559]=&quot;Fire&quot;;10;IF([.C559]=&quot;Water&quot;;11;IF([.C559]=&quot;Grass&quot;;12;IF([.C559]=&quot;Electric&quot;;13;IF([.C559]=&quot;Psychic&quot;;14;IF([.C559]=&quot;Ice&quot;;15;IF([.C559]=&quot;Dragon&quot;;16;IF([.C559]=&quot;Dark&quot;;17;IF([.C559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Fusion Bolt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0]=&quot;Normal&quot;;1;IF([.C560]=&quot;Fighting&quot;;2;IF([.C560]=&quot;Flying&quot;;3;IF([.C560]=&quot;Poison&quot;;4;IF([.C560]=&quot;Ground&quot;;5;IF([.C560]=&quot;Rock&quot;;6;IF([.C560]=&quot;Bug&quot;;7;IF([.C560]=&quot;Ghost&quot;;8;IF([.C560]=&quot;Steel&quot;;9;IF([.C560]=&quot;Fire&quot;;10;IF([.C560]=&quot;Water&quot;;11;IF([.C560]=&quot;Grass&quot;;12;IF([.C560]=&quot;Electric&quot;;13;IF([.C560]=&quot;Psychic&quot;;14;IF([.C560]=&quot;Ice&quot;;15;IF([.C560]=&quot;Dragon&quot;;16;IF([.C560]=&quot;Dark&quot;;17;IF([.C56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Flying Pre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*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61]=&quot;Normal&quot;;1;IF([.C561]=&quot;Fighting&quot;;2;IF([.C561]=&quot;Flying&quot;;3;IF([.C561]=&quot;Poison&quot;;4;IF([.C561]=&quot;Ground&quot;;5;IF([.C561]=&quot;Rock&quot;;6;IF([.C561]=&quot;Bug&quot;;7;IF([.C561]=&quot;Ghost&quot;;8;IF([.C561]=&quot;Steel&quot;;9;IF([.C561]=&quot;Fire&quot;;10;IF([.C561]=&quot;Water&quot;;11;IF([.C561]=&quot;Grass&quot;;12;IF([.C561]=&quot;Electric&quot;;13;IF([.C561]=&quot;Psychic&quot;;14;IF([.C561]=&quot;Ice&quot;;15;IF([.C561]=&quot;Dragon&quot;;16;IF([.C561]=&quot;Dark&quot;;17;IF([.C561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Mat Blo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62]=&quot;Normal&quot;;1;IF([.C562]=&quot;Fighting&quot;;2;IF([.C562]=&quot;Flying&quot;;3;IF([.C562]=&quot;Poison&quot;;4;IF([.C562]=&quot;Ground&quot;;5;IF([.C562]=&quot;Rock&quot;;6;IF([.C562]=&quot;Bug&quot;;7;IF([.C562]=&quot;Ghost&quot;;8;IF([.C562]=&quot;Steel&quot;;9;IF([.C562]=&quot;Fire&quot;;10;IF([.C562]=&quot;Water&quot;;11;IF([.C562]=&quot;Grass&quot;;12;IF([.C562]=&quot;Electric&quot;;13;IF([.C562]=&quot;Psychic&quot;;14;IF([.C562]=&quot;Ice&quot;;15;IF([.C562]=&quot;Dragon&quot;;16;IF([.C562]=&quot;Dark&quot;;17;IF([.C562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Belch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63]=&quot;Normal&quot;;1;IF([.C563]=&quot;Fighting&quot;;2;IF([.C563]=&quot;Flying&quot;;3;IF([.C563]=&quot;Poison&quot;;4;IF([.C563]=&quot;Ground&quot;;5;IF([.C563]=&quot;Rock&quot;;6;IF([.C563]=&quot;Bug&quot;;7;IF([.C563]=&quot;Ghost&quot;;8;IF([.C563]=&quot;Steel&quot;;9;IF([.C563]=&quot;Fire&quot;;10;IF([.C563]=&quot;Water&quot;;11;IF([.C563]=&quot;Grass&quot;;12;IF([.C563]=&quot;Electric&quot;;13;IF([.C563]=&quot;Psychic&quot;;14;IF([.C563]=&quot;Ice&quot;;15;IF([.C563]=&quot;Dragon&quot;;16;IF([.C563]=&quot;Dark&quot;;17;IF([.C563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Rototill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64]=&quot;Normal&quot;;1;IF([.C564]=&quot;Fighting&quot;;2;IF([.C564]=&quot;Flying&quot;;3;IF([.C564]=&quot;Poison&quot;;4;IF([.C564]=&quot;Ground&quot;;5;IF([.C564]=&quot;Rock&quot;;6;IF([.C564]=&quot;Bug&quot;;7;IF([.C564]=&quot;Ghost&quot;;8;IF([.C564]=&quot;Steel&quot;;9;IF([.C564]=&quot;Fire&quot;;10;IF([.C564]=&quot;Water&quot;;11;IF([.C564]=&quot;Grass&quot;;12;IF([.C564]=&quot;Electric&quot;;13;IF([.C564]=&quot;Psychic&quot;;14;IF([.C564]=&quot;Ice&quot;;15;IF([.C564]=&quot;Dragon&quot;;16;IF([.C564]=&quot;Dark&quot;;17;IF([.C564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Sticky Web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65]=&quot;Normal&quot;;1;IF([.C565]=&quot;Fighting&quot;;2;IF([.C565]=&quot;Flying&quot;;3;IF([.C565]=&quot;Poison&quot;;4;IF([.C565]=&quot;Ground&quot;;5;IF([.C565]=&quot;Rock&quot;;6;IF([.C565]=&quot;Bug&quot;;7;IF([.C565]=&quot;Ghost&quot;;8;IF([.C565]=&quot;Steel&quot;;9;IF([.C565]=&quot;Fire&quot;;10;IF([.C565]=&quot;Water&quot;;11;IF([.C565]=&quot;Grass&quot;;12;IF([.C565]=&quot;Electric&quot;;13;IF([.C565]=&quot;Psychic&quot;;14;IF([.C565]=&quot;Ice&quot;;15;IF([.C565]=&quot;Dragon&quot;;16;IF([.C565]=&quot;Dark&quot;;17;IF([.C56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Fell Sting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6]=&quot;Normal&quot;;1;IF([.C566]=&quot;Fighting&quot;;2;IF([.C566]=&quot;Flying&quot;;3;IF([.C566]=&quot;Poison&quot;;4;IF([.C566]=&quot;Ground&quot;;5;IF([.C566]=&quot;Rock&quot;;6;IF([.C566]=&quot;Bug&quot;;7;IF([.C566]=&quot;Ghost&quot;;8;IF([.C566]=&quot;Steel&quot;;9;IF([.C566]=&quot;Fire&quot;;10;IF([.C566]=&quot;Water&quot;;11;IF([.C566]=&quot;Grass&quot;;12;IF([.C566]=&quot;Electric&quot;;13;IF([.C566]=&quot;Psychic&quot;;14;IF([.C566]=&quot;Ice&quot;;15;IF([.C566]=&quot;Dragon&quot;;16;IF([.C566]=&quot;Dark&quot;;17;IF([.C566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Phantom For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7]=&quot;Normal&quot;;1;IF([.C567]=&quot;Fighting&quot;;2;IF([.C567]=&quot;Flying&quot;;3;IF([.C567]=&quot;Poison&quot;;4;IF([.C567]=&quot;Ground&quot;;5;IF([.C567]=&quot;Rock&quot;;6;IF([.C567]=&quot;Bug&quot;;7;IF([.C567]=&quot;Ghost&quot;;8;IF([.C567]=&quot;Steel&quot;;9;IF([.C567]=&quot;Fire&quot;;10;IF([.C567]=&quot;Water&quot;;11;IF([.C567]=&quot;Grass&quot;;12;IF([.C567]=&quot;Electric&quot;;13;IF([.C567]=&quot;Psychic&quot;;14;IF([.C567]=&quot;Ice&quot;;15;IF([.C567]=&quot;Dragon&quot;;16;IF([.C567]=&quot;Dark&quot;;17;IF([.C567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Trick-or-Trea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8]=&quot;Normal&quot;;1;IF([.C568]=&quot;Fighting&quot;;2;IF([.C568]=&quot;Flying&quot;;3;IF([.C568]=&quot;Poison&quot;;4;IF([.C568]=&quot;Ground&quot;;5;IF([.C568]=&quot;Rock&quot;;6;IF([.C568]=&quot;Bug&quot;;7;IF([.C568]=&quot;Ghost&quot;;8;IF([.C568]=&quot;Steel&quot;;9;IF([.C568]=&quot;Fire&quot;;10;IF([.C568]=&quot;Water&quot;;11;IF([.C568]=&quot;Grass&quot;;12;IF([.C568]=&quot;Electric&quot;;13;IF([.C568]=&quot;Psychic&quot;;14;IF([.C568]=&quot;Ice&quot;;15;IF([.C568]=&quot;Dragon&quot;;16;IF([.C568]=&quot;Dark&quot;;17;IF([.C568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Noble Ro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69]=&quot;Normal&quot;;1;IF([.C569]=&quot;Fighting&quot;;2;IF([.C569]=&quot;Flying&quot;;3;IF([.C569]=&quot;Poison&quot;;4;IF([.C569]=&quot;Ground&quot;;5;IF([.C569]=&quot;Rock&quot;;6;IF([.C569]=&quot;Bug&quot;;7;IF([.C569]=&quot;Ghost&quot;;8;IF([.C569]=&quot;Steel&quot;;9;IF([.C569]=&quot;Fire&quot;;10;IF([.C569]=&quot;Water&quot;;11;IF([.C569]=&quot;Grass&quot;;12;IF([.C569]=&quot;Electric&quot;;13;IF([.C569]=&quot;Psychic&quot;;14;IF([.C569]=&quot;Ice&quot;;15;IF([.C569]=&quot;Dragon&quot;;16;IF([.C569]=&quot;Dark&quot;;17;IF([.C56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Ion Delu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70]=&quot;Normal&quot;;1;IF([.C570]=&quot;Fighting&quot;;2;IF([.C570]=&quot;Flying&quot;;3;IF([.C570]=&quot;Poison&quot;;4;IF([.C570]=&quot;Ground&quot;;5;IF([.C570]=&quot;Rock&quot;;6;IF([.C570]=&quot;Bug&quot;;7;IF([.C570]=&quot;Ghost&quot;;8;IF([.C570]=&quot;Steel&quot;;9;IF([.C570]=&quot;Fire&quot;;10;IF([.C570]=&quot;Water&quot;;11;IF([.C570]=&quot;Grass&quot;;12;IF([.C570]=&quot;Electric&quot;;13;IF([.C570]=&quot;Psychic&quot;;14;IF([.C570]=&quot;Ice&quot;;15;IF([.C570]=&quot;Dragon&quot;;16;IF([.C570]=&quot;Dark&quot;;17;IF([.C57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Parabolic Char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1]=&quot;Normal&quot;;1;IF([.C571]=&quot;Fighting&quot;;2;IF([.C571]=&quot;Flying&quot;;3;IF([.C571]=&quot;Poison&quot;;4;IF([.C571]=&quot;Ground&quot;;5;IF([.C571]=&quot;Rock&quot;;6;IF([.C571]=&quot;Bug&quot;;7;IF([.C571]=&quot;Ghost&quot;;8;IF([.C571]=&quot;Steel&quot;;9;IF([.C571]=&quot;Fire&quot;;10;IF([.C571]=&quot;Water&quot;;11;IF([.C571]=&quot;Grass&quot;;12;IF([.C571]=&quot;Electric&quot;;13;IF([.C571]=&quot;Psychic&quot;;14;IF([.C571]=&quot;Ice&quot;;15;IF([.C571]=&quot;Dragon&quot;;16;IF([.C571]=&quot;Dark&quot;;17;IF([.C571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Forest's Cur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2]=&quot;Normal&quot;;1;IF([.C572]=&quot;Fighting&quot;;2;IF([.C572]=&quot;Flying&quot;;3;IF([.C572]=&quot;Poison&quot;;4;IF([.C572]=&quot;Ground&quot;;5;IF([.C572]=&quot;Rock&quot;;6;IF([.C572]=&quot;Bug&quot;;7;IF([.C572]=&quot;Ghost&quot;;8;IF([.C572]=&quot;Steel&quot;;9;IF([.C572]=&quot;Fire&quot;;10;IF([.C572]=&quot;Water&quot;;11;IF([.C572]=&quot;Grass&quot;;12;IF([.C572]=&quot;Electric&quot;;13;IF([.C572]=&quot;Psychic&quot;;14;IF([.C572]=&quot;Ice&quot;;15;IF([.C572]=&quot;Dragon&quot;;16;IF([.C572]=&quot;Dark&quot;;17;IF([.C572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Petal Blizzar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3]=&quot;Normal&quot;;1;IF([.C573]=&quot;Fighting&quot;;2;IF([.C573]=&quot;Flying&quot;;3;IF([.C573]=&quot;Poison&quot;;4;IF([.C573]=&quot;Ground&quot;;5;IF([.C573]=&quot;Rock&quot;;6;IF([.C573]=&quot;Bug&quot;;7;IF([.C573]=&quot;Ghost&quot;;8;IF([.C573]=&quot;Steel&quot;;9;IF([.C573]=&quot;Fire&quot;;10;IF([.C573]=&quot;Water&quot;;11;IF([.C573]=&quot;Grass&quot;;12;IF([.C573]=&quot;Electric&quot;;13;IF([.C573]=&quot;Psychic&quot;;14;IF([.C573]=&quot;Ice&quot;;15;IF([.C573]=&quot;Dragon&quot;;16;IF([.C573]=&quot;Dark&quot;;17;IF([.C573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Freeze-Dr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4]=&quot;Normal&quot;;1;IF([.C574]=&quot;Fighting&quot;;2;IF([.C574]=&quot;Flying&quot;;3;IF([.C574]=&quot;Poison&quot;;4;IF([.C574]=&quot;Ground&quot;;5;IF([.C574]=&quot;Rock&quot;;6;IF([.C574]=&quot;Bug&quot;;7;IF([.C574]=&quot;Ghost&quot;;8;IF([.C574]=&quot;Steel&quot;;9;IF([.C574]=&quot;Fire&quot;;10;IF([.C574]=&quot;Water&quot;;11;IF([.C574]=&quot;Grass&quot;;12;IF([.C574]=&quot;Electric&quot;;13;IF([.C574]=&quot;Psychic&quot;;14;IF([.C574]=&quot;Ice&quot;;15;IF([.C574]=&quot;Dragon&quot;;16;IF([.C574]=&quot;Dark&quot;;17;IF([.C57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Disarming Vo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/>
          <table:table-cell table:formula="of:=IF([.C575]=&quot;Normal&quot;;1;IF([.C575]=&quot;Fighting&quot;;2;IF([.C575]=&quot;Flying&quot;;3;IF([.C575]=&quot;Poison&quot;;4;IF([.C575]=&quot;Ground&quot;;5;IF([.C575]=&quot;Rock&quot;;6;IF([.C575]=&quot;Bug&quot;;7;IF([.C575]=&quot;Ghost&quot;;8;IF([.C575]=&quot;Steel&quot;;9;IF([.C575]=&quot;Fire&quot;;10;IF([.C575]=&quot;Water&quot;;11;IF([.C575]=&quot;Grass&quot;;12;IF([.C575]=&quot;Electric&quot;;13;IF([.C575]=&quot;Psychic&quot;;14;IF([.C575]=&quot;Ice&quot;;15;IF([.C575]=&quot;Dragon&quot;;16;IF([.C575]=&quot;Dark&quot;;17;IF([.C575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Parting Sho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6]=&quot;Normal&quot;;1;IF([.C576]=&quot;Fighting&quot;;2;IF([.C576]=&quot;Flying&quot;;3;IF([.C576]=&quot;Poison&quot;;4;IF([.C576]=&quot;Ground&quot;;5;IF([.C576]=&quot;Rock&quot;;6;IF([.C576]=&quot;Bug&quot;;7;IF([.C576]=&quot;Ghost&quot;;8;IF([.C576]=&quot;Steel&quot;;9;IF([.C576]=&quot;Fire&quot;;10;IF([.C576]=&quot;Water&quot;;11;IF([.C576]=&quot;Grass&quot;;12;IF([.C576]=&quot;Electric&quot;;13;IF([.C576]=&quot;Psychic&quot;;14;IF([.C576]=&quot;Ice&quot;;15;IF([.C576]=&quot;Dragon&quot;;16;IF([.C576]=&quot;Dark&quot;;17;IF([.C57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Topsy-Turv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—*</text:p>
          </table:table-cell>
          <table:table-cell/>
          <table:table-cell table:formula="of:=IF([.C577]=&quot;Normal&quot;;1;IF([.C577]=&quot;Fighting&quot;;2;IF([.C577]=&quot;Flying&quot;;3;IF([.C577]=&quot;Poison&quot;;4;IF([.C577]=&quot;Ground&quot;;5;IF([.C577]=&quot;Rock&quot;;6;IF([.C577]=&quot;Bug&quot;;7;IF([.C577]=&quot;Ghost&quot;;8;IF([.C577]=&quot;Steel&quot;;9;IF([.C577]=&quot;Fire&quot;;10;IF([.C577]=&quot;Water&quot;;11;IF([.C577]=&quot;Grass&quot;;12;IF([.C577]=&quot;Electric&quot;;13;IF([.C577]=&quot;Psychic&quot;;14;IF([.C577]=&quot;Ice&quot;;15;IF([.C577]=&quot;Dragon&quot;;16;IF([.C577]=&quot;Dark&quot;;17;IF([.C577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Draining Ki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78]=&quot;Normal&quot;;1;IF([.C578]=&quot;Fighting&quot;;2;IF([.C578]=&quot;Flying&quot;;3;IF([.C578]=&quot;Poison&quot;;4;IF([.C578]=&quot;Ground&quot;;5;IF([.C578]=&quot;Rock&quot;;6;IF([.C578]=&quot;Bug&quot;;7;IF([.C578]=&quot;Ghost&quot;;8;IF([.C578]=&quot;Steel&quot;;9;IF([.C578]=&quot;Fire&quot;;10;IF([.C578]=&quot;Water&quot;;11;IF([.C578]=&quot;Grass&quot;;12;IF([.C578]=&quot;Electric&quot;;13;IF([.C578]=&quot;Psychic&quot;;14;IF([.C578]=&quot;Ice&quot;;15;IF([.C578]=&quot;Dragon&quot;;16;IF([.C578]=&quot;Dark&quot;;17;IF([.C57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Crafty Shield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79]=&quot;Normal&quot;;1;IF([.C579]=&quot;Fighting&quot;;2;IF([.C579]=&quot;Flying&quot;;3;IF([.C579]=&quot;Poison&quot;;4;IF([.C579]=&quot;Ground&quot;;5;IF([.C579]=&quot;Rock&quot;;6;IF([.C579]=&quot;Bug&quot;;7;IF([.C579]=&quot;Ghost&quot;;8;IF([.C579]=&quot;Steel&quot;;9;IF([.C579]=&quot;Fire&quot;;10;IF([.C579]=&quot;Water&quot;;11;IF([.C579]=&quot;Grass&quot;;12;IF([.C579]=&quot;Electric&quot;;13;IF([.C579]=&quot;Psychic&quot;;14;IF([.C579]=&quot;Ice&quot;;15;IF([.C579]=&quot;Dragon&quot;;16;IF([.C579]=&quot;Dark&quot;;17;IF([.C579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Flower Shield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0]=&quot;Normal&quot;;1;IF([.C580]=&quot;Fighting&quot;;2;IF([.C580]=&quot;Flying&quot;;3;IF([.C580]=&quot;Poison&quot;;4;IF([.C580]=&quot;Ground&quot;;5;IF([.C580]=&quot;Rock&quot;;6;IF([.C580]=&quot;Bug&quot;;7;IF([.C580]=&quot;Ghost&quot;;8;IF([.C580]=&quot;Steel&quot;;9;IF([.C580]=&quot;Fire&quot;;10;IF([.C580]=&quot;Water&quot;;11;IF([.C580]=&quot;Grass&quot;;12;IF([.C580]=&quot;Electric&quot;;13;IF([.C580]=&quot;Psychic&quot;;14;IF([.C580]=&quot;Ice&quot;;15;IF([.C580]=&quot;Dragon&quot;;16;IF([.C580]=&quot;Dark&quot;;17;IF([.C580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Grassy Ter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1]=&quot;Normal&quot;;1;IF([.C581]=&quot;Fighting&quot;;2;IF([.C581]=&quot;Flying&quot;;3;IF([.C581]=&quot;Poison&quot;;4;IF([.C581]=&quot;Ground&quot;;5;IF([.C581]=&quot;Rock&quot;;6;IF([.C581]=&quot;Bug&quot;;7;IF([.C581]=&quot;Ghost&quot;;8;IF([.C581]=&quot;Steel&quot;;9;IF([.C581]=&quot;Fire&quot;;10;IF([.C581]=&quot;Water&quot;;11;IF([.C581]=&quot;Grass&quot;;12;IF([.C581]=&quot;Electric&quot;;13;IF([.C581]=&quot;Psychic&quot;;14;IF([.C581]=&quot;Ice&quot;;15;IF([.C581]=&quot;Dragon&quot;;16;IF([.C581]=&quot;Dark&quot;;17;IF([.C581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Misty Terrai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2]=&quot;Normal&quot;;1;IF([.C582]=&quot;Fighting&quot;;2;IF([.C582]=&quot;Flying&quot;;3;IF([.C582]=&quot;Poison&quot;;4;IF([.C582]=&quot;Ground&quot;;5;IF([.C582]=&quot;Rock&quot;;6;IF([.C582]=&quot;Bug&quot;;7;IF([.C582]=&quot;Ghost&quot;;8;IF([.C582]=&quot;Steel&quot;;9;IF([.C582]=&quot;Fire&quot;;10;IF([.C582]=&quot;Water&quot;;11;IF([.C582]=&quot;Grass&quot;;12;IF([.C582]=&quot;Electric&quot;;13;IF([.C582]=&quot;Psychic&quot;;14;IF([.C582]=&quot;Ice&quot;;15;IF([.C582]=&quot;Dragon&quot;;16;IF([.C582]=&quot;Dark&quot;;17;IF([.C582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Electrif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3]=&quot;Normal&quot;;1;IF([.C583]=&quot;Fighting&quot;;2;IF([.C583]=&quot;Flying&quot;;3;IF([.C583]=&quot;Poison&quot;;4;IF([.C583]=&quot;Ground&quot;;5;IF([.C583]=&quot;Rock&quot;;6;IF([.C583]=&quot;Bug&quot;;7;IF([.C583]=&quot;Ghost&quot;;8;IF([.C583]=&quot;Steel&quot;;9;IF([.C583]=&quot;Fire&quot;;10;IF([.C583]=&quot;Water&quot;;11;IF([.C583]=&quot;Grass&quot;;12;IF([.C583]=&quot;Electric&quot;;13;IF([.C583]=&quot;Psychic&quot;;14;IF([.C583]=&quot;Ice&quot;;15;IF([.C583]=&quot;Dragon&quot;;16;IF([.C583]=&quot;Dark&quot;;17;IF([.C583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Play Rough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584]=&quot;Normal&quot;;1;IF([.C584]=&quot;Fighting&quot;;2;IF([.C584]=&quot;Flying&quot;;3;IF([.C584]=&quot;Poison&quot;;4;IF([.C584]=&quot;Ground&quot;;5;IF([.C584]=&quot;Rock&quot;;6;IF([.C584]=&quot;Bug&quot;;7;IF([.C584]=&quot;Ghost&quot;;8;IF([.C584]=&quot;Steel&quot;;9;IF([.C584]=&quot;Fire&quot;;10;IF([.C584]=&quot;Water&quot;;11;IF([.C584]=&quot;Grass&quot;;12;IF([.C584]=&quot;Electric&quot;;13;IF([.C584]=&quot;Psychic&quot;;14;IF([.C584]=&quot;Ice&quot;;15;IF([.C584]=&quot;Dragon&quot;;16;IF([.C584]=&quot;Dark&quot;;17;IF([.C584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Fairy Wind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85]=&quot;Normal&quot;;1;IF([.C585]=&quot;Fighting&quot;;2;IF([.C585]=&quot;Flying&quot;;3;IF([.C585]=&quot;Poison&quot;;4;IF([.C585]=&quot;Ground&quot;;5;IF([.C585]=&quot;Rock&quot;;6;IF([.C585]=&quot;Bug&quot;;7;IF([.C585]=&quot;Ghost&quot;;8;IF([.C585]=&quot;Steel&quot;;9;IF([.C585]=&quot;Fire&quot;;10;IF([.C585]=&quot;Water&quot;;11;IF([.C585]=&quot;Grass&quot;;12;IF([.C585]=&quot;Electric&quot;;13;IF([.C585]=&quot;Psychic&quot;;14;IF([.C585]=&quot;Ice&quot;;15;IF([.C585]=&quot;Dragon&quot;;16;IF([.C585]=&quot;Dark&quot;;17;IF([.C585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Moonbla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86]=&quot;Normal&quot;;1;IF([.C586]=&quot;Fighting&quot;;2;IF([.C586]=&quot;Flying&quot;;3;IF([.C586]=&quot;Poison&quot;;4;IF([.C586]=&quot;Ground&quot;;5;IF([.C586]=&quot;Rock&quot;;6;IF([.C586]=&quot;Bug&quot;;7;IF([.C586]=&quot;Ghost&quot;;8;IF([.C586]=&quot;Steel&quot;;9;IF([.C586]=&quot;Fire&quot;;10;IF([.C586]=&quot;Water&quot;;11;IF([.C586]=&quot;Grass&quot;;12;IF([.C586]=&quot;Electric&quot;;13;IF([.C586]=&quot;Psychic&quot;;14;IF([.C586]=&quot;Ice&quot;;15;IF([.C586]=&quot;Dragon&quot;;16;IF([.C586]=&quot;Dark&quot;;17;IF([.C586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Boombur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87]=&quot;Normal&quot;;1;IF([.C587]=&quot;Fighting&quot;;2;IF([.C587]=&quot;Flying&quot;;3;IF([.C587]=&quot;Poison&quot;;4;IF([.C587]=&quot;Ground&quot;;5;IF([.C587]=&quot;Rock&quot;;6;IF([.C587]=&quot;Bug&quot;;7;IF([.C587]=&quot;Ghost&quot;;8;IF([.C587]=&quot;Steel&quot;;9;IF([.C587]=&quot;Fire&quot;;10;IF([.C587]=&quot;Water&quot;;11;IF([.C587]=&quot;Grass&quot;;12;IF([.C587]=&quot;Electric&quot;;13;IF([.C587]=&quot;Psychic&quot;;14;IF([.C587]=&quot;Ice&quot;;15;IF([.C587]=&quot;Dragon&quot;;16;IF([.C587]=&quot;Dark&quot;;17;IF([.C58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Fairy Loc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8]=&quot;Normal&quot;;1;IF([.C588]=&quot;Fighting&quot;;2;IF([.C588]=&quot;Flying&quot;;3;IF([.C588]=&quot;Poison&quot;;4;IF([.C588]=&quot;Ground&quot;;5;IF([.C588]=&quot;Rock&quot;;6;IF([.C588]=&quot;Bug&quot;;7;IF([.C588]=&quot;Ghost&quot;;8;IF([.C588]=&quot;Steel&quot;;9;IF([.C588]=&quot;Fire&quot;;10;IF([.C588]=&quot;Water&quot;;11;IF([.C588]=&quot;Grass&quot;;12;IF([.C588]=&quot;Electric&quot;;13;IF([.C588]=&quot;Psychic&quot;;14;IF([.C588]=&quot;Ice&quot;;15;IF([.C588]=&quot;Dragon&quot;;16;IF([.C588]=&quot;Dark&quot;;17;IF([.C58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King's Shiel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89]=&quot;Normal&quot;;1;IF([.C589]=&quot;Fighting&quot;;2;IF([.C589]=&quot;Flying&quot;;3;IF([.C589]=&quot;Poison&quot;;4;IF([.C589]=&quot;Ground&quot;;5;IF([.C589]=&quot;Rock&quot;;6;IF([.C589]=&quot;Bug&quot;;7;IF([.C589]=&quot;Ghost&quot;;8;IF([.C589]=&quot;Steel&quot;;9;IF([.C589]=&quot;Fire&quot;;10;IF([.C589]=&quot;Water&quot;;11;IF([.C589]=&quot;Grass&quot;;12;IF([.C589]=&quot;Electric&quot;;13;IF([.C589]=&quot;Psychic&quot;;14;IF([.C589]=&quot;Ice&quot;;15;IF([.C589]=&quot;Dragon&quot;;16;IF([.C589]=&quot;Dark&quot;;17;IF([.C58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Play N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90]=&quot;Normal&quot;;1;IF([.C590]=&quot;Fighting&quot;;2;IF([.C590]=&quot;Flying&quot;;3;IF([.C590]=&quot;Poison&quot;;4;IF([.C590]=&quot;Ground&quot;;5;IF([.C590]=&quot;Rock&quot;;6;IF([.C590]=&quot;Bug&quot;;7;IF([.C590]=&quot;Ghost&quot;;8;IF([.C590]=&quot;Steel&quot;;9;IF([.C590]=&quot;Fire&quot;;10;IF([.C590]=&quot;Water&quot;;11;IF([.C590]=&quot;Grass&quot;;12;IF([.C590]=&quot;Electric&quot;;13;IF([.C590]=&quot;Psychic&quot;;14;IF([.C590]=&quot;Ice&quot;;15;IF([.C590]=&quot;Dragon&quot;;16;IF([.C590]=&quot;Dark&quot;;17;IF([.C59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91]=&quot;Normal&quot;;1;IF([.C591]=&quot;Fighting&quot;;2;IF([.C591]=&quot;Flying&quot;;3;IF([.C591]=&quot;Poison&quot;;4;IF([.C591]=&quot;Ground&quot;;5;IF([.C591]=&quot;Rock&quot;;6;IF([.C591]=&quot;Bug&quot;;7;IF([.C591]=&quot;Ghost&quot;;8;IF([.C591]=&quot;Steel&quot;;9;IF([.C591]=&quot;Fire&quot;;10;IF([.C591]=&quot;Water&quot;;11;IF([.C591]=&quot;Grass&quot;;12;IF([.C591]=&quot;Electric&quot;;13;IF([.C591]=&quot;Psychic&quot;;14;IF([.C591]=&quot;Ice&quot;;15;IF([.C591]=&quot;Dragon&quot;;16;IF([.C591]=&quot;Dark&quot;;17;IF([.C59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Diamond Stor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92]=&quot;Normal&quot;;1;IF([.C592]=&quot;Fighting&quot;;2;IF([.C592]=&quot;Flying&quot;;3;IF([.C592]=&quot;Poison&quot;;4;IF([.C592]=&quot;Ground&quot;;5;IF([.C592]=&quot;Rock&quot;;6;IF([.C592]=&quot;Bug&quot;;7;IF([.C592]=&quot;Ghost&quot;;8;IF([.C592]=&quot;Steel&quot;;9;IF([.C592]=&quot;Fire&quot;;10;IF([.C592]=&quot;Water&quot;;11;IF([.C592]=&quot;Grass&quot;;12;IF([.C592]=&quot;Electric&quot;;13;IF([.C592]=&quot;Psychic&quot;;14;IF([.C592]=&quot;Ice&quot;;15;IF([.C592]=&quot;Dragon&quot;;16;IF([.C592]=&quot;Dark&quot;;17;IF([.C592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Steam Erup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593]=&quot;Normal&quot;;1;IF([.C593]=&quot;Fighting&quot;;2;IF([.C593]=&quot;Flying&quot;;3;IF([.C593]=&quot;Poison&quot;;4;IF([.C593]=&quot;Ground&quot;;5;IF([.C593]=&quot;Rock&quot;;6;IF([.C593]=&quot;Bug&quot;;7;IF([.C593]=&quot;Ghost&quot;;8;IF([.C593]=&quot;Steel&quot;;9;IF([.C593]=&quot;Fire&quot;;10;IF([.C593]=&quot;Water&quot;;11;IF([.C593]=&quot;Grass&quot;;12;IF([.C593]=&quot;Electric&quot;;13;IF([.C593]=&quot;Psychic&quot;;14;IF([.C593]=&quot;Ice&quot;;15;IF([.C593]=&quot;Dragon&quot;;16;IF([.C593]=&quot;Dark&quot;;17;IF([.C59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Hyperspace Hol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—</text:p>
          </table:table-cell>
          <table:table-cell/>
          <table:table-cell table:formula="of:=IF([.C594]=&quot;Normal&quot;;1;IF([.C594]=&quot;Fighting&quot;;2;IF([.C594]=&quot;Flying&quot;;3;IF([.C594]=&quot;Poison&quot;;4;IF([.C594]=&quot;Ground&quot;;5;IF([.C594]=&quot;Rock&quot;;6;IF([.C594]=&quot;Bug&quot;;7;IF([.C594]=&quot;Ghost&quot;;8;IF([.C594]=&quot;Steel&quot;;9;IF([.C594]=&quot;Fire&quot;;10;IF([.C594]=&quot;Water&quot;;11;IF([.C594]=&quot;Grass&quot;;12;IF([.C594]=&quot;Electric&quot;;13;IF([.C594]=&quot;Psychic&quot;;14;IF([.C594]=&quot;Ice&quot;;15;IF([.C594]=&quot;Dragon&quot;;16;IF([.C594]=&quot;Dark&quot;;17;IF([.C59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Water Shuriken*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95]=&quot;Normal&quot;;1;IF([.C595]=&quot;Fighting&quot;;2;IF([.C595]=&quot;Flying&quot;;3;IF([.C595]=&quot;Poison&quot;;4;IF([.C595]=&quot;Ground&quot;;5;IF([.C595]=&quot;Rock&quot;;6;IF([.C595]=&quot;Bug&quot;;7;IF([.C595]=&quot;Ghost&quot;;8;IF([.C595]=&quot;Steel&quot;;9;IF([.C595]=&quot;Fire&quot;;10;IF([.C595]=&quot;Water&quot;;11;IF([.C595]=&quot;Grass&quot;;12;IF([.C595]=&quot;Electric&quot;;13;IF([.C595]=&quot;Psychic&quot;;14;IF([.C595]=&quot;Ice&quot;;15;IF([.C595]=&quot;Dragon&quot;;16;IF([.C595]=&quot;Dark&quot;;17;IF([.C595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Mystical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5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96]=&quot;Normal&quot;;1;IF([.C596]=&quot;Fighting&quot;;2;IF([.C596]=&quot;Flying&quot;;3;IF([.C596]=&quot;Poison&quot;;4;IF([.C596]=&quot;Ground&quot;;5;IF([.C596]=&quot;Rock&quot;;6;IF([.C596]=&quot;Bug&quot;;7;IF([.C596]=&quot;Ghost&quot;;8;IF([.C596]=&quot;Steel&quot;;9;IF([.C596]=&quot;Fire&quot;;10;IF([.C596]=&quot;Water&quot;;11;IF([.C596]=&quot;Grass&quot;;12;IF([.C596]=&quot;Electric&quot;;13;IF([.C596]=&quot;Psychic&quot;;14;IF([.C596]=&quot;Ice&quot;;15;IF([.C596]=&quot;Dragon&quot;;16;IF([.C596]=&quot;Dark&quot;;17;IF([.C596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Spiky Shiel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97]=&quot;Normal&quot;;1;IF([.C597]=&quot;Fighting&quot;;2;IF([.C597]=&quot;Flying&quot;;3;IF([.C597]=&quot;Poison&quot;;4;IF([.C597]=&quot;Ground&quot;;5;IF([.C597]=&quot;Rock&quot;;6;IF([.C597]=&quot;Bug&quot;;7;IF([.C597]=&quot;Ghost&quot;;8;IF([.C597]=&quot;Steel&quot;;9;IF([.C597]=&quot;Fire&quot;;10;IF([.C597]=&quot;Water&quot;;11;IF([.C597]=&quot;Grass&quot;;12;IF([.C597]=&quot;Electric&quot;;13;IF([.C597]=&quot;Psychic&quot;;14;IF([.C597]=&quot;Ice&quot;;15;IF([.C597]=&quot;Dragon&quot;;16;IF([.C597]=&quot;Dark&quot;;17;IF([.C597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Aromatic Mi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598]=&quot;Normal&quot;;1;IF([.C598]=&quot;Fighting&quot;;2;IF([.C598]=&quot;Flying&quot;;3;IF([.C598]=&quot;Poison&quot;;4;IF([.C598]=&quot;Ground&quot;;5;IF([.C598]=&quot;Rock&quot;;6;IF([.C598]=&quot;Bug&quot;;7;IF([.C598]=&quot;Ghost&quot;;8;IF([.C598]=&quot;Steel&quot;;9;IF([.C598]=&quot;Fire&quot;;10;IF([.C598]=&quot;Water&quot;;11;IF([.C598]=&quot;Grass&quot;;12;IF([.C598]=&quot;Electric&quot;;13;IF([.C598]=&quot;Psychic&quot;;14;IF([.C598]=&quot;Ice&quot;;15;IF([.C598]=&quot;Dragon&quot;;16;IF([.C598]=&quot;Dark&quot;;17;IF([.C59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Eerie Impuls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599]=&quot;Normal&quot;;1;IF([.C599]=&quot;Fighting&quot;;2;IF([.C599]=&quot;Flying&quot;;3;IF([.C599]=&quot;Poison&quot;;4;IF([.C599]=&quot;Ground&quot;;5;IF([.C599]=&quot;Rock&quot;;6;IF([.C599]=&quot;Bug&quot;;7;IF([.C599]=&quot;Ghost&quot;;8;IF([.C599]=&quot;Steel&quot;;9;IF([.C599]=&quot;Fire&quot;;10;IF([.C599]=&quot;Water&quot;;11;IF([.C599]=&quot;Grass&quot;;12;IF([.C599]=&quot;Electric&quot;;13;IF([.C599]=&quot;Psychic&quot;;14;IF([.C599]=&quot;Ice&quot;;15;IF([.C599]=&quot;Dragon&quot;;16;IF([.C599]=&quot;Dark&quot;;17;IF([.C599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Venom Drench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00]=&quot;Normal&quot;;1;IF([.C600]=&quot;Fighting&quot;;2;IF([.C600]=&quot;Flying&quot;;3;IF([.C600]=&quot;Poison&quot;;4;IF([.C600]=&quot;Ground&quot;;5;IF([.C600]=&quot;Rock&quot;;6;IF([.C600]=&quot;Bug&quot;;7;IF([.C600]=&quot;Ghost&quot;;8;IF([.C600]=&quot;Steel&quot;;9;IF([.C600]=&quot;Fire&quot;;10;IF([.C600]=&quot;Water&quot;;11;IF([.C600]=&quot;Grass&quot;;12;IF([.C600]=&quot;Electric&quot;;13;IF([.C600]=&quot;Psychic&quot;;14;IF([.C600]=&quot;Ice&quot;;15;IF([.C600]=&quot;Dragon&quot;;16;IF([.C600]=&quot;Dark&quot;;17;IF([.C60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01]=&quot;Normal&quot;;1;IF([.C601]=&quot;Fighting&quot;;2;IF([.C601]=&quot;Flying&quot;;3;IF([.C601]=&quot;Poison&quot;;4;IF([.C601]=&quot;Ground&quot;;5;IF([.C601]=&quot;Rock&quot;;6;IF([.C601]=&quot;Bug&quot;;7;IF([.C601]=&quot;Ghost&quot;;8;IF([.C601]=&quot;Steel&quot;;9;IF([.C601]=&quot;Fire&quot;;10;IF([.C601]=&quot;Water&quot;;11;IF([.C601]=&quot;Grass&quot;;12;IF([.C601]=&quot;Electric&quot;;13;IF([.C601]=&quot;Psychic&quot;;14;IF([.C601]=&quot;Ice&quot;;15;IF([.C601]=&quot;Dragon&quot;;16;IF([.C601]=&quot;Dark&quot;;17;IF([.C601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Geomancy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2]=&quot;Normal&quot;;1;IF([.C602]=&quot;Fighting&quot;;2;IF([.C602]=&quot;Flying&quot;;3;IF([.C602]=&quot;Poison&quot;;4;IF([.C602]=&quot;Ground&quot;;5;IF([.C602]=&quot;Rock&quot;;6;IF([.C602]=&quot;Bug&quot;;7;IF([.C602]=&quot;Ghost&quot;;8;IF([.C602]=&quot;Steel&quot;;9;IF([.C602]=&quot;Fire&quot;;10;IF([.C602]=&quot;Water&quot;;11;IF([.C602]=&quot;Grass&quot;;12;IF([.C602]=&quot;Electric&quot;;13;IF([.C602]=&quot;Psychic&quot;;14;IF([.C602]=&quot;Ice&quot;;15;IF([.C602]=&quot;Dragon&quot;;16;IF([.C602]=&quot;Dark&quot;;17;IF([.C602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3]=&quot;Normal&quot;;1;IF([.C603]=&quot;Fighting&quot;;2;IF([.C603]=&quot;Flying&quot;;3;IF([.C603]=&quot;Poison&quot;;4;IF([.C603]=&quot;Ground&quot;;5;IF([.C603]=&quot;Rock&quot;;6;IF([.C603]=&quot;Bug&quot;;7;IF([.C603]=&quot;Ghost&quot;;8;IF([.C603]=&quot;Steel&quot;;9;IF([.C603]=&quot;Fire&quot;;10;IF([.C603]=&quot;Water&quot;;11;IF([.C603]=&quot;Grass&quot;;12;IF([.C603]=&quot;Electric&quot;;13;IF([.C603]=&quot;Psychic&quot;;14;IF([.C603]=&quot;Ice&quot;;15;IF([.C603]=&quot;Dragon&quot;;16;IF([.C603]=&quot;Dark&quot;;17;IF([.C603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Happy Hou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4]=&quot;Normal&quot;;1;IF([.C604]=&quot;Fighting&quot;;2;IF([.C604]=&quot;Flying&quot;;3;IF([.C604]=&quot;Poison&quot;;4;IF([.C604]=&quot;Ground&quot;;5;IF([.C604]=&quot;Rock&quot;;6;IF([.C604]=&quot;Bug&quot;;7;IF([.C604]=&quot;Ghost&quot;;8;IF([.C604]=&quot;Steel&quot;;9;IF([.C604]=&quot;Fire&quot;;10;IF([.C604]=&quot;Water&quot;;11;IF([.C604]=&quot;Grass&quot;;12;IF([.C604]=&quot;Electric&quot;;13;IF([.C604]=&quot;Psychic&quot;;14;IF([.C604]=&quot;Ice&quot;;15;IF([.C604]=&quot;Dragon&quot;;16;IF([.C604]=&quot;Dark&quot;;17;IF([.C60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Electric Terrai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5]=&quot;Normal&quot;;1;IF([.C605]=&quot;Fighting&quot;;2;IF([.C605]=&quot;Flying&quot;;3;IF([.C605]=&quot;Poison&quot;;4;IF([.C605]=&quot;Ground&quot;;5;IF([.C605]=&quot;Rock&quot;;6;IF([.C605]=&quot;Bug&quot;;7;IF([.C605]=&quot;Ghost&quot;;8;IF([.C605]=&quot;Steel&quot;;9;IF([.C605]=&quot;Fire&quot;;10;IF([.C605]=&quot;Water&quot;;11;IF([.C605]=&quot;Grass&quot;;12;IF([.C605]=&quot;Electric&quot;;13;IF([.C605]=&quot;Psychic&quot;;14;IF([.C605]=&quot;Ice&quot;;15;IF([.C605]=&quot;Dragon&quot;;16;IF([.C605]=&quot;Dark&quot;;17;IF([.C60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Dazzling Gleam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06]=&quot;Normal&quot;;1;IF([.C606]=&quot;Fighting&quot;;2;IF([.C606]=&quot;Flying&quot;;3;IF([.C606]=&quot;Poison&quot;;4;IF([.C606]=&quot;Ground&quot;;5;IF([.C606]=&quot;Rock&quot;;6;IF([.C606]=&quot;Bug&quot;;7;IF([.C606]=&quot;Ghost&quot;;8;IF([.C606]=&quot;Steel&quot;;9;IF([.C606]=&quot;Fire&quot;;10;IF([.C606]=&quot;Water&quot;;11;IF([.C606]=&quot;Grass&quot;;12;IF([.C606]=&quot;Electric&quot;;13;IF([.C606]=&quot;Psychic&quot;;14;IF([.C606]=&quot;Ice&quot;;15;IF([.C606]=&quot;Dragon&quot;;16;IF([.C606]=&quot;Dark&quot;;17;IF([.C606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7]=&quot;Normal&quot;;1;IF([.C607]=&quot;Fighting&quot;;2;IF([.C607]=&quot;Flying&quot;;3;IF([.C607]=&quot;Poison&quot;;4;IF([.C607]=&quot;Ground&quot;;5;IF([.C607]=&quot;Rock&quot;;6;IF([.C607]=&quot;Bug&quot;;7;IF([.C607]=&quot;Ghost&quot;;8;IF([.C607]=&quot;Steel&quot;;9;IF([.C607]=&quot;Fire&quot;;10;IF([.C607]=&quot;Water&quot;;11;IF([.C607]=&quot;Grass&quot;;12;IF([.C607]=&quot;Electric&quot;;13;IF([.C607]=&quot;Psychic&quot;;14;IF([.C607]=&quot;Ice&quot;;15;IF([.C607]=&quot;Dragon&quot;;16;IF([.C607]=&quot;Dark&quot;;17;IF([.C60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Hold Hand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08]=&quot;Normal&quot;;1;IF([.C608]=&quot;Fighting&quot;;2;IF([.C608]=&quot;Flying&quot;;3;IF([.C608]=&quot;Poison&quot;;4;IF([.C608]=&quot;Ground&quot;;5;IF([.C608]=&quot;Rock&quot;;6;IF([.C608]=&quot;Bug&quot;;7;IF([.C608]=&quot;Ghost&quot;;8;IF([.C608]=&quot;Steel&quot;;9;IF([.C608]=&quot;Fire&quot;;10;IF([.C608]=&quot;Water&quot;;11;IF([.C608]=&quot;Grass&quot;;12;IF([.C608]=&quot;Electric&quot;;13;IF([.C608]=&quot;Psychic&quot;;14;IF([.C608]=&quot;Ice&quot;;15;IF([.C608]=&quot;Dragon&quot;;16;IF([.C608]=&quot;Dark&quot;;17;IF([.C60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Baby-Doll Eye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09]=&quot;Normal&quot;;1;IF([.C609]=&quot;Fighting&quot;;2;IF([.C609]=&quot;Flying&quot;;3;IF([.C609]=&quot;Poison&quot;;4;IF([.C609]=&quot;Ground&quot;;5;IF([.C609]=&quot;Rock&quot;;6;IF([.C609]=&quot;Bug&quot;;7;IF([.C609]=&quot;Ghost&quot;;8;IF([.C609]=&quot;Steel&quot;;9;IF([.C609]=&quot;Fire&quot;;10;IF([.C609]=&quot;Water&quot;;11;IF([.C609]=&quot;Grass&quot;;12;IF([.C609]=&quot;Electric&quot;;13;IF([.C609]=&quot;Psychic&quot;;14;IF([.C609]=&quot;Ice&quot;;15;IF([.C609]=&quot;Dragon&quot;;16;IF([.C609]=&quot;Dark&quot;;17;IF([.C609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Nuzzl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0]=&quot;Normal&quot;;1;IF([.C610]=&quot;Fighting&quot;;2;IF([.C610]=&quot;Flying&quot;;3;IF([.C610]=&quot;Poison&quot;;4;IF([.C610]=&quot;Ground&quot;;5;IF([.C610]=&quot;Rock&quot;;6;IF([.C610]=&quot;Bug&quot;;7;IF([.C610]=&quot;Ghost&quot;;8;IF([.C610]=&quot;Steel&quot;;9;IF([.C610]=&quot;Fire&quot;;10;IF([.C610]=&quot;Water&quot;;11;IF([.C610]=&quot;Grass&quot;;12;IF([.C610]=&quot;Electric&quot;;13;IF([.C610]=&quot;Psychic&quot;;14;IF([.C610]=&quot;Ice&quot;;15;IF([.C610]=&quot;Dragon&quot;;16;IF([.C610]=&quot;Dark&quot;;17;IF([.C61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1]=&quot;Normal&quot;;1;IF([.C611]=&quot;Fighting&quot;;2;IF([.C611]=&quot;Flying&quot;;3;IF([.C611]=&quot;Poison&quot;;4;IF([.C611]=&quot;Ground&quot;;5;IF([.C611]=&quot;Rock&quot;;6;IF([.C611]=&quot;Bug&quot;;7;IF([.C611]=&quot;Ghost&quot;;8;IF([.C611]=&quot;Steel&quot;;9;IF([.C611]=&quot;Fire&quot;;10;IF([.C611]=&quot;Water&quot;;11;IF([.C611]=&quot;Grass&quot;;12;IF([.C611]=&quot;Electric&quot;;13;IF([.C611]=&quot;Psychic&quot;;14;IF([.C611]=&quot;Ice&quot;;15;IF([.C611]=&quot;Dragon&quot;;16;IF([.C611]=&quot;Dark&quot;;17;IF([.C61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Infes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2]=&quot;Normal&quot;;1;IF([.C612]=&quot;Fighting&quot;;2;IF([.C612]=&quot;Flying&quot;;3;IF([.C612]=&quot;Poison&quot;;4;IF([.C612]=&quot;Ground&quot;;5;IF([.C612]=&quot;Rock&quot;;6;IF([.C612]=&quot;Bug&quot;;7;IF([.C612]=&quot;Ghost&quot;;8;IF([.C612]=&quot;Steel&quot;;9;IF([.C612]=&quot;Fire&quot;;10;IF([.C612]=&quot;Water&quot;;11;IF([.C612]=&quot;Grass&quot;;12;IF([.C612]=&quot;Electric&quot;;13;IF([.C612]=&quot;Psychic&quot;;14;IF([.C612]=&quot;Ice&quot;;15;IF([.C612]=&quot;Dragon&quot;;16;IF([.C612]=&quot;Dark&quot;;17;IF([.C612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Power-Up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3]=&quot;Normal&quot;;1;IF([.C613]=&quot;Fighting&quot;;2;IF([.C613]=&quot;Flying&quot;;3;IF([.C613]=&quot;Poison&quot;;4;IF([.C613]=&quot;Ground&quot;;5;IF([.C613]=&quot;Rock&quot;;6;IF([.C613]=&quot;Bug&quot;;7;IF([.C613]=&quot;Ghost&quot;;8;IF([.C613]=&quot;Steel&quot;;9;IF([.C613]=&quot;Fire&quot;;10;IF([.C613]=&quot;Water&quot;;11;IF([.C613]=&quot;Grass&quot;;12;IF([.C613]=&quot;Electric&quot;;13;IF([.C613]=&quot;Psychic&quot;;14;IF([.C613]=&quot;Ice&quot;;15;IF([.C613]=&quot;Dragon&quot;;16;IF([.C613]=&quot;Dark&quot;;17;IF([.C613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Oblivion W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4]=&quot;Normal&quot;;1;IF([.C614]=&quot;Fighting&quot;;2;IF([.C614]=&quot;Flying&quot;;3;IF([.C614]=&quot;Poison&quot;;4;IF([.C614]=&quot;Ground&quot;;5;IF([.C614]=&quot;Rock&quot;;6;IF([.C614]=&quot;Bug&quot;;7;IF([.C614]=&quot;Ghost&quot;;8;IF([.C614]=&quot;Steel&quot;;9;IF([.C614]=&quot;Fire&quot;;10;IF([.C614]=&quot;Water&quot;;11;IF([.C614]=&quot;Grass&quot;;12;IF([.C614]=&quot;Electric&quot;;13;IF([.C614]=&quot;Psychic&quot;;14;IF([.C614]=&quot;Ice&quot;;15;IF([.C614]=&quot;Dragon&quot;;16;IF([.C614]=&quot;Dark&quot;;17;IF([.C614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Thousand Arrow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5]=&quot;Normal&quot;;1;IF([.C615]=&quot;Fighting&quot;;2;IF([.C615]=&quot;Flying&quot;;3;IF([.C615]=&quot;Poison&quot;;4;IF([.C615]=&quot;Ground&quot;;5;IF([.C615]=&quot;Rock&quot;;6;IF([.C615]=&quot;Bug&quot;;7;IF([.C615]=&quot;Ghost&quot;;8;IF([.C615]=&quot;Steel&quot;;9;IF([.C615]=&quot;Fire&quot;;10;IF([.C615]=&quot;Water&quot;;11;IF([.C615]=&quot;Grass&quot;;12;IF([.C615]=&quot;Electric&quot;;13;IF([.C615]=&quot;Psychic&quot;;14;IF([.C615]=&quot;Ice&quot;;15;IF([.C615]=&quot;Dragon&quot;;16;IF([.C615]=&quot;Dark&quot;;17;IF([.C615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Thousand Wav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6]=&quot;Normal&quot;;1;IF([.C616]=&quot;Fighting&quot;;2;IF([.C616]=&quot;Flying&quot;;3;IF([.C616]=&quot;Poison&quot;;4;IF([.C616]=&quot;Ground&quot;;5;IF([.C616]=&quot;Rock&quot;;6;IF([.C616]=&quot;Bug&quot;;7;IF([.C616]=&quot;Ghost&quot;;8;IF([.C616]=&quot;Steel&quot;;9;IF([.C616]=&quot;Fire&quot;;10;IF([.C616]=&quot;Water&quot;;11;IF([.C616]=&quot;Grass&quot;;12;IF([.C616]=&quot;Electric&quot;;13;IF([.C616]=&quot;Psychic&quot;;14;IF([.C616]=&quot;Ice&quot;;15;IF([.C616]=&quot;Dragon&quot;;16;IF([.C616]=&quot;Dark&quot;;17;IF([.C616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Land's Wra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17]=&quot;Normal&quot;;1;IF([.C617]=&quot;Fighting&quot;;2;IF([.C617]=&quot;Flying&quot;;3;IF([.C617]=&quot;Poison&quot;;4;IF([.C617]=&quot;Ground&quot;;5;IF([.C617]=&quot;Rock&quot;;6;IF([.C617]=&quot;Bug&quot;;7;IF([.C617]=&quot;Ghost&quot;;8;IF([.C617]=&quot;Steel&quot;;9;IF([.C617]=&quot;Fire&quot;;10;IF([.C617]=&quot;Water&quot;;11;IF([.C617]=&quot;Grass&quot;;12;IF([.C617]=&quot;Electric&quot;;13;IF([.C617]=&quot;Psychic&quot;;14;IF([.C617]=&quot;Ice&quot;;15;IF([.C617]=&quot;Dragon&quot;;16;IF([.C617]=&quot;Dark&quot;;17;IF([.C617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Light of Rui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618]=&quot;Normal&quot;;1;IF([.C618]=&quot;Fighting&quot;;2;IF([.C618]=&quot;Flying&quot;;3;IF([.C618]=&quot;Poison&quot;;4;IF([.C618]=&quot;Ground&quot;;5;IF([.C618]=&quot;Rock&quot;;6;IF([.C618]=&quot;Bug&quot;;7;IF([.C618]=&quot;Ghost&quot;;8;IF([.C618]=&quot;Steel&quot;;9;IF([.C618]=&quot;Fire&quot;;10;IF([.C618]=&quot;Water&quot;;11;IF([.C618]=&quot;Grass&quot;;12;IF([.C618]=&quot;Electric&quot;;13;IF([.C618]=&quot;Psychic&quot;;14;IF([.C618]=&quot;Ice&quot;;15;IF([.C618]=&quot;Dragon&quot;;16;IF([.C618]=&quot;Dark&quot;;17;IF([.C61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Origin Pu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619]=&quot;Normal&quot;;1;IF([.C619]=&quot;Fighting&quot;;2;IF([.C619]=&quot;Flying&quot;;3;IF([.C619]=&quot;Poison&quot;;4;IF([.C619]=&quot;Ground&quot;;5;IF([.C619]=&quot;Rock&quot;;6;IF([.C619]=&quot;Bug&quot;;7;IF([.C619]=&quot;Ghost&quot;;8;IF([.C619]=&quot;Steel&quot;;9;IF([.C619]=&quot;Fire&quot;;10;IF([.C619]=&quot;Water&quot;;11;IF([.C619]=&quot;Grass&quot;;12;IF([.C619]=&quot;Electric&quot;;13;IF([.C619]=&quot;Psychic&quot;;14;IF([.C619]=&quot;Ice&quot;;15;IF([.C619]=&quot;Dragon&quot;;16;IF([.C619]=&quot;Dark&quot;;17;IF([.C619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Precipice Blad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85" calcext:value-type="percentage">
            <text:p>85%</text:p>
          </table:table-cell>
          <table:table-cell/>
          <table:table-cell table:formula="of:=IF([.C620]=&quot;Normal&quot;;1;IF([.C620]=&quot;Fighting&quot;;2;IF([.C620]=&quot;Flying&quot;;3;IF([.C620]=&quot;Poison&quot;;4;IF([.C620]=&quot;Ground&quot;;5;IF([.C620]=&quot;Rock&quot;;6;IF([.C620]=&quot;Bug&quot;;7;IF([.C620]=&quot;Ghost&quot;;8;IF([.C620]=&quot;Steel&quot;;9;IF([.C620]=&quot;Fire&quot;;10;IF([.C620]=&quot;Water&quot;;11;IF([.C620]=&quot;Grass&quot;;12;IF([.C620]=&quot;Electric&quot;;13;IF([.C620]=&quot;Psychic&quot;;14;IF([.C620]=&quot;Ice&quot;;15;IF([.C620]=&quot;Dragon&quot;;16;IF([.C620]=&quot;Dark&quot;;17;IF([.C620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Dragon Ascen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21]=&quot;Normal&quot;;1;IF([.C621]=&quot;Fighting&quot;;2;IF([.C621]=&quot;Flying&quot;;3;IF([.C621]=&quot;Poison&quot;;4;IF([.C621]=&quot;Ground&quot;;5;IF([.C621]=&quot;Rock&quot;;6;IF([.C621]=&quot;Bug&quot;;7;IF([.C621]=&quot;Ghost&quot;;8;IF([.C621]=&quot;Steel&quot;;9;IF([.C621]=&quot;Fire&quot;;10;IF([.C621]=&quot;Water&quot;;11;IF([.C621]=&quot;Grass&quot;;12;IF([.C621]=&quot;Electric&quot;;13;IF([.C621]=&quot;Psychic&quot;;14;IF([.C621]=&quot;Ice&quot;;15;IF([.C621]=&quot;Dragon&quot;;16;IF([.C621]=&quot;Dark&quot;;17;IF([.C621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Hyperspace Fu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—</text:p>
          </table:table-cell>
          <table:table-cell/>
          <table:table-cell table:formula="of:=IF([.C622]=&quot;Normal&quot;;1;IF([.C622]=&quot;Fighting&quot;;2;IF([.C622]=&quot;Flying&quot;;3;IF([.C622]=&quot;Poison&quot;;4;IF([.C622]=&quot;Ground&quot;;5;IF([.C622]=&quot;Rock&quot;;6;IF([.C622]=&quot;Bug&quot;;7;IF([.C622]=&quot;Ghost&quot;;8;IF([.C622]=&quot;Steel&quot;;9;IF([.C622]=&quot;Fire&quot;;10;IF([.C622]=&quot;Water&quot;;11;IF([.C622]=&quot;Grass&quot;;12;IF([.C622]=&quot;Electric&quot;;13;IF([.C622]=&quot;Psychic&quot;;14;IF([.C622]=&quot;Ice&quot;;15;IF([.C622]=&quot;Dragon&quot;;16;IF([.C622]=&quot;Dark&quot;;17;IF([.C622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Breakneck Blitz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3]=&quot;Normal&quot;;1;IF([.C623]=&quot;Fighting&quot;;2;IF([.C623]=&quot;Flying&quot;;3;IF([.C623]=&quot;Poison&quot;;4;IF([.C623]=&quot;Ground&quot;;5;IF([.C623]=&quot;Rock&quot;;6;IF([.C623]=&quot;Bug&quot;;7;IF([.C623]=&quot;Ghost&quot;;8;IF([.C623]=&quot;Steel&quot;;9;IF([.C623]=&quot;Fire&quot;;10;IF([.C623]=&quot;Water&quot;;11;IF([.C623]=&quot;Grass&quot;;12;IF([.C623]=&quot;Electric&quot;;13;IF([.C623]=&quot;Psychic&quot;;14;IF([.C623]=&quot;Ice&quot;;15;IF([.C623]=&quot;Dragon&quot;;16;IF([.C623]=&quot;Dark&quot;;17;IF([.C62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Breakneck Blitz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4]=&quot;Normal&quot;;1;IF([.C624]=&quot;Fighting&quot;;2;IF([.C624]=&quot;Flying&quot;;3;IF([.C624]=&quot;Poison&quot;;4;IF([.C624]=&quot;Ground&quot;;5;IF([.C624]=&quot;Rock&quot;;6;IF([.C624]=&quot;Bug&quot;;7;IF([.C624]=&quot;Ghost&quot;;8;IF([.C624]=&quot;Steel&quot;;9;IF([.C624]=&quot;Fire&quot;;10;IF([.C624]=&quot;Water&quot;;11;IF([.C624]=&quot;Grass&quot;;12;IF([.C624]=&quot;Electric&quot;;13;IF([.C624]=&quot;Psychic&quot;;14;IF([.C624]=&quot;Ice&quot;;15;IF([.C624]=&quot;Dragon&quot;;16;IF([.C624]=&quot;Dark&quot;;17;IF([.C62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All-Out Pummeling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5]=&quot;Normal&quot;;1;IF([.C625]=&quot;Fighting&quot;;2;IF([.C625]=&quot;Flying&quot;;3;IF([.C625]=&quot;Poison&quot;;4;IF([.C625]=&quot;Ground&quot;;5;IF([.C625]=&quot;Rock&quot;;6;IF([.C625]=&quot;Bug&quot;;7;IF([.C625]=&quot;Ghost&quot;;8;IF([.C625]=&quot;Steel&quot;;9;IF([.C625]=&quot;Fire&quot;;10;IF([.C625]=&quot;Water&quot;;11;IF([.C625]=&quot;Grass&quot;;12;IF([.C625]=&quot;Electric&quot;;13;IF([.C625]=&quot;Psychic&quot;;14;IF([.C625]=&quot;Ice&quot;;15;IF([.C625]=&quot;Dragon&quot;;16;IF([.C625]=&quot;Dark&quot;;17;IF([.C625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All-Out Pummeling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6]=&quot;Normal&quot;;1;IF([.C626]=&quot;Fighting&quot;;2;IF([.C626]=&quot;Flying&quot;;3;IF([.C626]=&quot;Poison&quot;;4;IF([.C626]=&quot;Ground&quot;;5;IF([.C626]=&quot;Rock&quot;;6;IF([.C626]=&quot;Bug&quot;;7;IF([.C626]=&quot;Ghost&quot;;8;IF([.C626]=&quot;Steel&quot;;9;IF([.C626]=&quot;Fire&quot;;10;IF([.C626]=&quot;Water&quot;;11;IF([.C626]=&quot;Grass&quot;;12;IF([.C626]=&quot;Electric&quot;;13;IF([.C626]=&quot;Psychic&quot;;14;IF([.C626]=&quot;Ice&quot;;15;IF([.C626]=&quot;Dragon&quot;;16;IF([.C626]=&quot;Dark&quot;;17;IF([.C626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Supersonic Skystrik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7]=&quot;Normal&quot;;1;IF([.C627]=&quot;Fighting&quot;;2;IF([.C627]=&quot;Flying&quot;;3;IF([.C627]=&quot;Poison&quot;;4;IF([.C627]=&quot;Ground&quot;;5;IF([.C627]=&quot;Rock&quot;;6;IF([.C627]=&quot;Bug&quot;;7;IF([.C627]=&quot;Ghost&quot;;8;IF([.C627]=&quot;Steel&quot;;9;IF([.C627]=&quot;Fire&quot;;10;IF([.C627]=&quot;Water&quot;;11;IF([.C627]=&quot;Grass&quot;;12;IF([.C627]=&quot;Electric&quot;;13;IF([.C627]=&quot;Psychic&quot;;14;IF([.C627]=&quot;Ice&quot;;15;IF([.C627]=&quot;Dragon&quot;;16;IF([.C627]=&quot;Dark&quot;;17;IF([.C627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Supersonic Skystrik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8]=&quot;Normal&quot;;1;IF([.C628]=&quot;Fighting&quot;;2;IF([.C628]=&quot;Flying&quot;;3;IF([.C628]=&quot;Poison&quot;;4;IF([.C628]=&quot;Ground&quot;;5;IF([.C628]=&quot;Rock&quot;;6;IF([.C628]=&quot;Bug&quot;;7;IF([.C628]=&quot;Ghost&quot;;8;IF([.C628]=&quot;Steel&quot;;9;IF([.C628]=&quot;Fire&quot;;10;IF([.C628]=&quot;Water&quot;;11;IF([.C628]=&quot;Grass&quot;;12;IF([.C628]=&quot;Electric&quot;;13;IF([.C628]=&quot;Psychic&quot;;14;IF([.C628]=&quot;Ice&quot;;15;IF([.C628]=&quot;Dragon&quot;;16;IF([.C628]=&quot;Dark&quot;;17;IF([.C628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Acid Downpou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29]=&quot;Normal&quot;;1;IF([.C629]=&quot;Fighting&quot;;2;IF([.C629]=&quot;Flying&quot;;3;IF([.C629]=&quot;Poison&quot;;4;IF([.C629]=&quot;Ground&quot;;5;IF([.C629]=&quot;Rock&quot;;6;IF([.C629]=&quot;Bug&quot;;7;IF([.C629]=&quot;Ghost&quot;;8;IF([.C629]=&quot;Steel&quot;;9;IF([.C629]=&quot;Fire&quot;;10;IF([.C629]=&quot;Water&quot;;11;IF([.C629]=&quot;Grass&quot;;12;IF([.C629]=&quot;Electric&quot;;13;IF([.C629]=&quot;Psychic&quot;;14;IF([.C629]=&quot;Ice&quot;;15;IF([.C629]=&quot;Dragon&quot;;16;IF([.C629]=&quot;Dark&quot;;17;IF([.C629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Acid Downpou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0]=&quot;Normal&quot;;1;IF([.C630]=&quot;Fighting&quot;;2;IF([.C630]=&quot;Flying&quot;;3;IF([.C630]=&quot;Poison&quot;;4;IF([.C630]=&quot;Ground&quot;;5;IF([.C630]=&quot;Rock&quot;;6;IF([.C630]=&quot;Bug&quot;;7;IF([.C630]=&quot;Ghost&quot;;8;IF([.C630]=&quot;Steel&quot;;9;IF([.C630]=&quot;Fire&quot;;10;IF([.C630]=&quot;Water&quot;;11;IF([.C630]=&quot;Grass&quot;;12;IF([.C630]=&quot;Electric&quot;;13;IF([.C630]=&quot;Psychic&quot;;14;IF([.C630]=&quot;Ice&quot;;15;IF([.C630]=&quot;Dragon&quot;;16;IF([.C630]=&quot;Dark&quot;;17;IF([.C63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Tectonic Rag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1]=&quot;Normal&quot;;1;IF([.C631]=&quot;Fighting&quot;;2;IF([.C631]=&quot;Flying&quot;;3;IF([.C631]=&quot;Poison&quot;;4;IF([.C631]=&quot;Ground&quot;;5;IF([.C631]=&quot;Rock&quot;;6;IF([.C631]=&quot;Bug&quot;;7;IF([.C631]=&quot;Ghost&quot;;8;IF([.C631]=&quot;Steel&quot;;9;IF([.C631]=&quot;Fire&quot;;10;IF([.C631]=&quot;Water&quot;;11;IF([.C631]=&quot;Grass&quot;;12;IF([.C631]=&quot;Electric&quot;;13;IF([.C631]=&quot;Psychic&quot;;14;IF([.C631]=&quot;Ice&quot;;15;IF([.C631]=&quot;Dragon&quot;;16;IF([.C631]=&quot;Dark&quot;;17;IF([.C631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Tectonic Rag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2]=&quot;Normal&quot;;1;IF([.C632]=&quot;Fighting&quot;;2;IF([.C632]=&quot;Flying&quot;;3;IF([.C632]=&quot;Poison&quot;;4;IF([.C632]=&quot;Ground&quot;;5;IF([.C632]=&quot;Rock&quot;;6;IF([.C632]=&quot;Bug&quot;;7;IF([.C632]=&quot;Ghost&quot;;8;IF([.C632]=&quot;Steel&quot;;9;IF([.C632]=&quot;Fire&quot;;10;IF([.C632]=&quot;Water&quot;;11;IF([.C632]=&quot;Grass&quot;;12;IF([.C632]=&quot;Electric&quot;;13;IF([.C632]=&quot;Psychic&quot;;14;IF([.C632]=&quot;Ice&quot;;15;IF([.C632]=&quot;Dragon&quot;;16;IF([.C632]=&quot;Dark&quot;;17;IF([.C632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Continental Crus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3]=&quot;Normal&quot;;1;IF([.C633]=&quot;Fighting&quot;;2;IF([.C633]=&quot;Flying&quot;;3;IF([.C633]=&quot;Poison&quot;;4;IF([.C633]=&quot;Ground&quot;;5;IF([.C633]=&quot;Rock&quot;;6;IF([.C633]=&quot;Bug&quot;;7;IF([.C633]=&quot;Ghost&quot;;8;IF([.C633]=&quot;Steel&quot;;9;IF([.C633]=&quot;Fire&quot;;10;IF([.C633]=&quot;Water&quot;;11;IF([.C633]=&quot;Grass&quot;;12;IF([.C633]=&quot;Electric&quot;;13;IF([.C633]=&quot;Psychic&quot;;14;IF([.C633]=&quot;Ice&quot;;15;IF([.C633]=&quot;Dragon&quot;;16;IF([.C633]=&quot;Dark&quot;;17;IF([.C633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Continental Crus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4]=&quot;Normal&quot;;1;IF([.C634]=&quot;Fighting&quot;;2;IF([.C634]=&quot;Flying&quot;;3;IF([.C634]=&quot;Poison&quot;;4;IF([.C634]=&quot;Ground&quot;;5;IF([.C634]=&quot;Rock&quot;;6;IF([.C634]=&quot;Bug&quot;;7;IF([.C634]=&quot;Ghost&quot;;8;IF([.C634]=&quot;Steel&quot;;9;IF([.C634]=&quot;Fire&quot;;10;IF([.C634]=&quot;Water&quot;;11;IF([.C634]=&quot;Grass&quot;;12;IF([.C634]=&quot;Electric&quot;;13;IF([.C634]=&quot;Psychic&quot;;14;IF([.C634]=&quot;Ice&quot;;15;IF([.C634]=&quot;Dragon&quot;;16;IF([.C634]=&quot;Dark&quot;;17;IF([.C634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Savage Spin-Ou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5]=&quot;Normal&quot;;1;IF([.C635]=&quot;Fighting&quot;;2;IF([.C635]=&quot;Flying&quot;;3;IF([.C635]=&quot;Poison&quot;;4;IF([.C635]=&quot;Ground&quot;;5;IF([.C635]=&quot;Rock&quot;;6;IF([.C635]=&quot;Bug&quot;;7;IF([.C635]=&quot;Ghost&quot;;8;IF([.C635]=&quot;Steel&quot;;9;IF([.C635]=&quot;Fire&quot;;10;IF([.C635]=&quot;Water&quot;;11;IF([.C635]=&quot;Grass&quot;;12;IF([.C635]=&quot;Electric&quot;;13;IF([.C635]=&quot;Psychic&quot;;14;IF([.C635]=&quot;Ice&quot;;15;IF([.C635]=&quot;Dragon&quot;;16;IF([.C635]=&quot;Dark&quot;;17;IF([.C635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Savage Spin-Ou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6]=&quot;Normal&quot;;1;IF([.C636]=&quot;Fighting&quot;;2;IF([.C636]=&quot;Flying&quot;;3;IF([.C636]=&quot;Poison&quot;;4;IF([.C636]=&quot;Ground&quot;;5;IF([.C636]=&quot;Rock&quot;;6;IF([.C636]=&quot;Bug&quot;;7;IF([.C636]=&quot;Ghost&quot;;8;IF([.C636]=&quot;Steel&quot;;9;IF([.C636]=&quot;Fire&quot;;10;IF([.C636]=&quot;Water&quot;;11;IF([.C636]=&quot;Grass&quot;;12;IF([.C636]=&quot;Electric&quot;;13;IF([.C636]=&quot;Psychic&quot;;14;IF([.C636]=&quot;Ice&quot;;15;IF([.C636]=&quot;Dragon&quot;;16;IF([.C636]=&quot;Dark&quot;;17;IF([.C636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Never-Ending Nightmar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7]=&quot;Normal&quot;;1;IF([.C637]=&quot;Fighting&quot;;2;IF([.C637]=&quot;Flying&quot;;3;IF([.C637]=&quot;Poison&quot;;4;IF([.C637]=&quot;Ground&quot;;5;IF([.C637]=&quot;Rock&quot;;6;IF([.C637]=&quot;Bug&quot;;7;IF([.C637]=&quot;Ghost&quot;;8;IF([.C637]=&quot;Steel&quot;;9;IF([.C637]=&quot;Fire&quot;;10;IF([.C637]=&quot;Water&quot;;11;IF([.C637]=&quot;Grass&quot;;12;IF([.C637]=&quot;Electric&quot;;13;IF([.C637]=&quot;Psychic&quot;;14;IF([.C637]=&quot;Ice&quot;;15;IF([.C637]=&quot;Dragon&quot;;16;IF([.C637]=&quot;Dark&quot;;17;IF([.C637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Never-Ending Nightmar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8]=&quot;Normal&quot;;1;IF([.C638]=&quot;Fighting&quot;;2;IF([.C638]=&quot;Flying&quot;;3;IF([.C638]=&quot;Poison&quot;;4;IF([.C638]=&quot;Ground&quot;;5;IF([.C638]=&quot;Rock&quot;;6;IF([.C638]=&quot;Bug&quot;;7;IF([.C638]=&quot;Ghost&quot;;8;IF([.C638]=&quot;Steel&quot;;9;IF([.C638]=&quot;Fire&quot;;10;IF([.C638]=&quot;Water&quot;;11;IF([.C638]=&quot;Grass&quot;;12;IF([.C638]=&quot;Electric&quot;;13;IF([.C638]=&quot;Psychic&quot;;14;IF([.C638]=&quot;Ice&quot;;15;IF([.C638]=&quot;Dragon&quot;;16;IF([.C638]=&quot;Dark&quot;;17;IF([.C638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Corkscrew Cr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39]=&quot;Normal&quot;;1;IF([.C639]=&quot;Fighting&quot;;2;IF([.C639]=&quot;Flying&quot;;3;IF([.C639]=&quot;Poison&quot;;4;IF([.C639]=&quot;Ground&quot;;5;IF([.C639]=&quot;Rock&quot;;6;IF([.C639]=&quot;Bug&quot;;7;IF([.C639]=&quot;Ghost&quot;;8;IF([.C639]=&quot;Steel&quot;;9;IF([.C639]=&quot;Fire&quot;;10;IF([.C639]=&quot;Water&quot;;11;IF([.C639]=&quot;Grass&quot;;12;IF([.C639]=&quot;Electric&quot;;13;IF([.C639]=&quot;Psychic&quot;;14;IF([.C639]=&quot;Ice&quot;;15;IF([.C639]=&quot;Dragon&quot;;16;IF([.C639]=&quot;Dark&quot;;17;IF([.C63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Corkscrew Cr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0]=&quot;Normal&quot;;1;IF([.C640]=&quot;Fighting&quot;;2;IF([.C640]=&quot;Flying&quot;;3;IF([.C640]=&quot;Poison&quot;;4;IF([.C640]=&quot;Ground&quot;;5;IF([.C640]=&quot;Rock&quot;;6;IF([.C640]=&quot;Bug&quot;;7;IF([.C640]=&quot;Ghost&quot;;8;IF([.C640]=&quot;Steel&quot;;9;IF([.C640]=&quot;Fire&quot;;10;IF([.C640]=&quot;Water&quot;;11;IF([.C640]=&quot;Grass&quot;;12;IF([.C640]=&quot;Electric&quot;;13;IF([.C640]=&quot;Psychic&quot;;14;IF([.C640]=&quot;Ice&quot;;15;IF([.C640]=&quot;Dragon&quot;;16;IF([.C640]=&quot;Dark&quot;;17;IF([.C640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Inferno Overdriv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1]=&quot;Normal&quot;;1;IF([.C641]=&quot;Fighting&quot;;2;IF([.C641]=&quot;Flying&quot;;3;IF([.C641]=&quot;Poison&quot;;4;IF([.C641]=&quot;Ground&quot;;5;IF([.C641]=&quot;Rock&quot;;6;IF([.C641]=&quot;Bug&quot;;7;IF([.C641]=&quot;Ghost&quot;;8;IF([.C641]=&quot;Steel&quot;;9;IF([.C641]=&quot;Fire&quot;;10;IF([.C641]=&quot;Water&quot;;11;IF([.C641]=&quot;Grass&quot;;12;IF([.C641]=&quot;Electric&quot;;13;IF([.C641]=&quot;Psychic&quot;;14;IF([.C641]=&quot;Ice&quot;;15;IF([.C641]=&quot;Dragon&quot;;16;IF([.C641]=&quot;Dark&quot;;17;IF([.C641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Inferno Overdriv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2]=&quot;Normal&quot;;1;IF([.C642]=&quot;Fighting&quot;;2;IF([.C642]=&quot;Flying&quot;;3;IF([.C642]=&quot;Poison&quot;;4;IF([.C642]=&quot;Ground&quot;;5;IF([.C642]=&quot;Rock&quot;;6;IF([.C642]=&quot;Bug&quot;;7;IF([.C642]=&quot;Ghost&quot;;8;IF([.C642]=&quot;Steel&quot;;9;IF([.C642]=&quot;Fire&quot;;10;IF([.C642]=&quot;Water&quot;;11;IF([.C642]=&quot;Grass&quot;;12;IF([.C642]=&quot;Electric&quot;;13;IF([.C642]=&quot;Psychic&quot;;14;IF([.C642]=&quot;Ice&quot;;15;IF([.C642]=&quot;Dragon&quot;;16;IF([.C642]=&quot;Dark&quot;;17;IF([.C642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Hydro Vortex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3]=&quot;Normal&quot;;1;IF([.C643]=&quot;Fighting&quot;;2;IF([.C643]=&quot;Flying&quot;;3;IF([.C643]=&quot;Poison&quot;;4;IF([.C643]=&quot;Ground&quot;;5;IF([.C643]=&quot;Rock&quot;;6;IF([.C643]=&quot;Bug&quot;;7;IF([.C643]=&quot;Ghost&quot;;8;IF([.C643]=&quot;Steel&quot;;9;IF([.C643]=&quot;Fire&quot;;10;IF([.C643]=&quot;Water&quot;;11;IF([.C643]=&quot;Grass&quot;;12;IF([.C643]=&quot;Electric&quot;;13;IF([.C643]=&quot;Psychic&quot;;14;IF([.C643]=&quot;Ice&quot;;15;IF([.C643]=&quot;Dragon&quot;;16;IF([.C643]=&quot;Dark&quot;;17;IF([.C64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Hydro Vortex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4]=&quot;Normal&quot;;1;IF([.C644]=&quot;Fighting&quot;;2;IF([.C644]=&quot;Flying&quot;;3;IF([.C644]=&quot;Poison&quot;;4;IF([.C644]=&quot;Ground&quot;;5;IF([.C644]=&quot;Rock&quot;;6;IF([.C644]=&quot;Bug&quot;;7;IF([.C644]=&quot;Ghost&quot;;8;IF([.C644]=&quot;Steel&quot;;9;IF([.C644]=&quot;Fire&quot;;10;IF([.C644]=&quot;Water&quot;;11;IF([.C644]=&quot;Grass&quot;;12;IF([.C644]=&quot;Electric&quot;;13;IF([.C644]=&quot;Psychic&quot;;14;IF([.C644]=&quot;Ice&quot;;15;IF([.C644]=&quot;Dragon&quot;;16;IF([.C644]=&quot;Dark&quot;;17;IF([.C644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Bloom D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5]=&quot;Normal&quot;;1;IF([.C645]=&quot;Fighting&quot;;2;IF([.C645]=&quot;Flying&quot;;3;IF([.C645]=&quot;Poison&quot;;4;IF([.C645]=&quot;Ground&quot;;5;IF([.C645]=&quot;Rock&quot;;6;IF([.C645]=&quot;Bug&quot;;7;IF([.C645]=&quot;Ghost&quot;;8;IF([.C645]=&quot;Steel&quot;;9;IF([.C645]=&quot;Fire&quot;;10;IF([.C645]=&quot;Water&quot;;11;IF([.C645]=&quot;Grass&quot;;12;IF([.C645]=&quot;Electric&quot;;13;IF([.C645]=&quot;Psychic&quot;;14;IF([.C645]=&quot;Ice&quot;;15;IF([.C645]=&quot;Dragon&quot;;16;IF([.C645]=&quot;Dark&quot;;17;IF([.C645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Bloom D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6]=&quot;Normal&quot;;1;IF([.C646]=&quot;Fighting&quot;;2;IF([.C646]=&quot;Flying&quot;;3;IF([.C646]=&quot;Poison&quot;;4;IF([.C646]=&quot;Ground&quot;;5;IF([.C646]=&quot;Rock&quot;;6;IF([.C646]=&quot;Bug&quot;;7;IF([.C646]=&quot;Ghost&quot;;8;IF([.C646]=&quot;Steel&quot;;9;IF([.C646]=&quot;Fire&quot;;10;IF([.C646]=&quot;Water&quot;;11;IF([.C646]=&quot;Grass&quot;;12;IF([.C646]=&quot;Electric&quot;;13;IF([.C646]=&quot;Psychic&quot;;14;IF([.C646]=&quot;Ice&quot;;15;IF([.C646]=&quot;Dragon&quot;;16;IF([.C646]=&quot;Dark&quot;;17;IF([.C64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Gigavolt Havoc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7]=&quot;Normal&quot;;1;IF([.C647]=&quot;Fighting&quot;;2;IF([.C647]=&quot;Flying&quot;;3;IF([.C647]=&quot;Poison&quot;;4;IF([.C647]=&quot;Ground&quot;;5;IF([.C647]=&quot;Rock&quot;;6;IF([.C647]=&quot;Bug&quot;;7;IF([.C647]=&quot;Ghost&quot;;8;IF([.C647]=&quot;Steel&quot;;9;IF([.C647]=&quot;Fire&quot;;10;IF([.C647]=&quot;Water&quot;;11;IF([.C647]=&quot;Grass&quot;;12;IF([.C647]=&quot;Electric&quot;;13;IF([.C647]=&quot;Psychic&quot;;14;IF([.C647]=&quot;Ice&quot;;15;IF([.C647]=&quot;Dragon&quot;;16;IF([.C647]=&quot;Dark&quot;;17;IF([.C647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Gigavolt Havoc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8]=&quot;Normal&quot;;1;IF([.C648]=&quot;Fighting&quot;;2;IF([.C648]=&quot;Flying&quot;;3;IF([.C648]=&quot;Poison&quot;;4;IF([.C648]=&quot;Ground&quot;;5;IF([.C648]=&quot;Rock&quot;;6;IF([.C648]=&quot;Bug&quot;;7;IF([.C648]=&quot;Ghost&quot;;8;IF([.C648]=&quot;Steel&quot;;9;IF([.C648]=&quot;Fire&quot;;10;IF([.C648]=&quot;Water&quot;;11;IF([.C648]=&quot;Grass&quot;;12;IF([.C648]=&quot;Electric&quot;;13;IF([.C648]=&quot;Psychic&quot;;14;IF([.C648]=&quot;Ice&quot;;15;IF([.C648]=&quot;Dragon&quot;;16;IF([.C648]=&quot;Dark&quot;;17;IF([.C648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hattered Psych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49]=&quot;Normal&quot;;1;IF([.C649]=&quot;Fighting&quot;;2;IF([.C649]=&quot;Flying&quot;;3;IF([.C649]=&quot;Poison&quot;;4;IF([.C649]=&quot;Ground&quot;;5;IF([.C649]=&quot;Rock&quot;;6;IF([.C649]=&quot;Bug&quot;;7;IF([.C649]=&quot;Ghost&quot;;8;IF([.C649]=&quot;Steel&quot;;9;IF([.C649]=&quot;Fire&quot;;10;IF([.C649]=&quot;Water&quot;;11;IF([.C649]=&quot;Grass&quot;;12;IF([.C649]=&quot;Electric&quot;;13;IF([.C649]=&quot;Psychic&quot;;14;IF([.C649]=&quot;Ice&quot;;15;IF([.C649]=&quot;Dragon&quot;;16;IF([.C649]=&quot;Dark&quot;;17;IF([.C64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Shattered Psych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0]=&quot;Normal&quot;;1;IF([.C650]=&quot;Fighting&quot;;2;IF([.C650]=&quot;Flying&quot;;3;IF([.C650]=&quot;Poison&quot;;4;IF([.C650]=&quot;Ground&quot;;5;IF([.C650]=&quot;Rock&quot;;6;IF([.C650]=&quot;Bug&quot;;7;IF([.C650]=&quot;Ghost&quot;;8;IF([.C650]=&quot;Steel&quot;;9;IF([.C650]=&quot;Fire&quot;;10;IF([.C650]=&quot;Water&quot;;11;IF([.C650]=&quot;Grass&quot;;12;IF([.C650]=&quot;Electric&quot;;13;IF([.C650]=&quot;Psychic&quot;;14;IF([.C650]=&quot;Ice&quot;;15;IF([.C650]=&quot;Dragon&quot;;16;IF([.C650]=&quot;Dark&quot;;17;IF([.C65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Subzero Slamm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1]=&quot;Normal&quot;;1;IF([.C651]=&quot;Fighting&quot;;2;IF([.C651]=&quot;Flying&quot;;3;IF([.C651]=&quot;Poison&quot;;4;IF([.C651]=&quot;Ground&quot;;5;IF([.C651]=&quot;Rock&quot;;6;IF([.C651]=&quot;Bug&quot;;7;IF([.C651]=&quot;Ghost&quot;;8;IF([.C651]=&quot;Steel&quot;;9;IF([.C651]=&quot;Fire&quot;;10;IF([.C651]=&quot;Water&quot;;11;IF([.C651]=&quot;Grass&quot;;12;IF([.C651]=&quot;Electric&quot;;13;IF([.C651]=&quot;Psychic&quot;;14;IF([.C651]=&quot;Ice&quot;;15;IF([.C651]=&quot;Dragon&quot;;16;IF([.C651]=&quot;Dark&quot;;17;IF([.C651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Subzero Slamm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2]=&quot;Normal&quot;;1;IF([.C652]=&quot;Fighting&quot;;2;IF([.C652]=&quot;Flying&quot;;3;IF([.C652]=&quot;Poison&quot;;4;IF([.C652]=&quot;Ground&quot;;5;IF([.C652]=&quot;Rock&quot;;6;IF([.C652]=&quot;Bug&quot;;7;IF([.C652]=&quot;Ghost&quot;;8;IF([.C652]=&quot;Steel&quot;;9;IF([.C652]=&quot;Fire&quot;;10;IF([.C652]=&quot;Water&quot;;11;IF([.C652]=&quot;Grass&quot;;12;IF([.C652]=&quot;Electric&quot;;13;IF([.C652]=&quot;Psychic&quot;;14;IF([.C652]=&quot;Ice&quot;;15;IF([.C652]=&quot;Dragon&quot;;16;IF([.C652]=&quot;Dark&quot;;17;IF([.C652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Devastating Drak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3]=&quot;Normal&quot;;1;IF([.C653]=&quot;Fighting&quot;;2;IF([.C653]=&quot;Flying&quot;;3;IF([.C653]=&quot;Poison&quot;;4;IF([.C653]=&quot;Ground&quot;;5;IF([.C653]=&quot;Rock&quot;;6;IF([.C653]=&quot;Bug&quot;;7;IF([.C653]=&quot;Ghost&quot;;8;IF([.C653]=&quot;Steel&quot;;9;IF([.C653]=&quot;Fire&quot;;10;IF([.C653]=&quot;Water&quot;;11;IF([.C653]=&quot;Grass&quot;;12;IF([.C653]=&quot;Electric&quot;;13;IF([.C653]=&quot;Psychic&quot;;14;IF([.C653]=&quot;Ice&quot;;15;IF([.C653]=&quot;Dragon&quot;;16;IF([.C653]=&quot;Dark&quot;;17;IF([.C653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Devastating Drak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4]=&quot;Normal&quot;;1;IF([.C654]=&quot;Fighting&quot;;2;IF([.C654]=&quot;Flying&quot;;3;IF([.C654]=&quot;Poison&quot;;4;IF([.C654]=&quot;Ground&quot;;5;IF([.C654]=&quot;Rock&quot;;6;IF([.C654]=&quot;Bug&quot;;7;IF([.C654]=&quot;Ghost&quot;;8;IF([.C654]=&quot;Steel&quot;;9;IF([.C654]=&quot;Fire&quot;;10;IF([.C654]=&quot;Water&quot;;11;IF([.C654]=&quot;Grass&quot;;12;IF([.C654]=&quot;Electric&quot;;13;IF([.C654]=&quot;Psychic&quot;;14;IF([.C654]=&quot;Ice&quot;;15;IF([.C654]=&quot;Dragon&quot;;16;IF([.C654]=&quot;Dark&quot;;17;IF([.C654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Black Hole Eclip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5]=&quot;Normal&quot;;1;IF([.C655]=&quot;Fighting&quot;;2;IF([.C655]=&quot;Flying&quot;;3;IF([.C655]=&quot;Poison&quot;;4;IF([.C655]=&quot;Ground&quot;;5;IF([.C655]=&quot;Rock&quot;;6;IF([.C655]=&quot;Bug&quot;;7;IF([.C655]=&quot;Ghost&quot;;8;IF([.C655]=&quot;Steel&quot;;9;IF([.C655]=&quot;Fire&quot;;10;IF([.C655]=&quot;Water&quot;;11;IF([.C655]=&quot;Grass&quot;;12;IF([.C655]=&quot;Electric&quot;;13;IF([.C655]=&quot;Psychic&quot;;14;IF([.C655]=&quot;Ice&quot;;15;IF([.C655]=&quot;Dragon&quot;;16;IF([.C655]=&quot;Dark&quot;;17;IF([.C655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Black Hole Eclip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6]=&quot;Normal&quot;;1;IF([.C656]=&quot;Fighting&quot;;2;IF([.C656]=&quot;Flying&quot;;3;IF([.C656]=&quot;Poison&quot;;4;IF([.C656]=&quot;Ground&quot;;5;IF([.C656]=&quot;Rock&quot;;6;IF([.C656]=&quot;Bug&quot;;7;IF([.C656]=&quot;Ghost&quot;;8;IF([.C656]=&quot;Steel&quot;;9;IF([.C656]=&quot;Fire&quot;;10;IF([.C656]=&quot;Water&quot;;11;IF([.C656]=&quot;Grass&quot;;12;IF([.C656]=&quot;Electric&quot;;13;IF([.C656]=&quot;Psychic&quot;;14;IF([.C656]=&quot;Ice&quot;;15;IF([.C656]=&quot;Dragon&quot;;16;IF([.C656]=&quot;Dark&quot;;17;IF([.C65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Twinkle Tackl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7]=&quot;Normal&quot;;1;IF([.C657]=&quot;Fighting&quot;;2;IF([.C657]=&quot;Flying&quot;;3;IF([.C657]=&quot;Poison&quot;;4;IF([.C657]=&quot;Ground&quot;;5;IF([.C657]=&quot;Rock&quot;;6;IF([.C657]=&quot;Bug&quot;;7;IF([.C657]=&quot;Ghost&quot;;8;IF([.C657]=&quot;Steel&quot;;9;IF([.C657]=&quot;Fire&quot;;10;IF([.C657]=&quot;Water&quot;;11;IF([.C657]=&quot;Grass&quot;;12;IF([.C657]=&quot;Electric&quot;;13;IF([.C657]=&quot;Psychic&quot;;14;IF([.C657]=&quot;Ice&quot;;15;IF([.C657]=&quot;Dragon&quot;;16;IF([.C657]=&quot;Dark&quot;;17;IF([.C657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Twinkle Tackl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58]=&quot;Normal&quot;;1;IF([.C658]=&quot;Fighting&quot;;2;IF([.C658]=&quot;Flying&quot;;3;IF([.C658]=&quot;Poison&quot;;4;IF([.C658]=&quot;Ground&quot;;5;IF([.C658]=&quot;Rock&quot;;6;IF([.C658]=&quot;Bug&quot;;7;IF([.C658]=&quot;Ghost&quot;;8;IF([.C658]=&quot;Steel&quot;;9;IF([.C658]=&quot;Fire&quot;;10;IF([.C658]=&quot;Water&quot;;11;IF([.C658]=&quot;Grass&quot;;12;IF([.C658]=&quot;Electric&quot;;13;IF([.C658]=&quot;Psychic&quot;;14;IF([.C658]=&quot;Ice&quot;;15;IF([.C658]=&quot;Dragon&quot;;16;IF([.C658]=&quot;Dark&quot;;17;IF([.C65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Catastropika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—</text:p>
          </table:table-cell>
          <table:table-cell/>
          <table:table-cell table:formula="of:=IF([.C659]=&quot;Normal&quot;;1;IF([.C659]=&quot;Fighting&quot;;2;IF([.C659]=&quot;Flying&quot;;3;IF([.C659]=&quot;Poison&quot;;4;IF([.C659]=&quot;Ground&quot;;5;IF([.C659]=&quot;Rock&quot;;6;IF([.C659]=&quot;Bug&quot;;7;IF([.C659]=&quot;Ghost&quot;;8;IF([.C659]=&quot;Steel&quot;;9;IF([.C659]=&quot;Fire&quot;;10;IF([.C659]=&quot;Water&quot;;11;IF([.C659]=&quot;Grass&quot;;12;IF([.C659]=&quot;Electric&quot;;13;IF([.C659]=&quot;Psychic&quot;;14;IF([.C659]=&quot;Ice&quot;;15;IF([.C659]=&quot;Dragon&quot;;16;IF([.C659]=&quot;Dark&quot;;17;IF([.C659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Shore Up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60]=&quot;Normal&quot;;1;IF([.C660]=&quot;Fighting&quot;;2;IF([.C660]=&quot;Flying&quot;;3;IF([.C660]=&quot;Poison&quot;;4;IF([.C660]=&quot;Ground&quot;;5;IF([.C660]=&quot;Rock&quot;;6;IF([.C660]=&quot;Bug&quot;;7;IF([.C660]=&quot;Ghost&quot;;8;IF([.C660]=&quot;Steel&quot;;9;IF([.C660]=&quot;Fire&quot;;10;IF([.C660]=&quot;Water&quot;;11;IF([.C660]=&quot;Grass&quot;;12;IF([.C660]=&quot;Electric&quot;;13;IF([.C660]=&quot;Psychic&quot;;14;IF([.C660]=&quot;Ice&quot;;15;IF([.C660]=&quot;Dragon&quot;;16;IF([.C660]=&quot;Dark&quot;;17;IF([.C660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First Impress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1]=&quot;Normal&quot;;1;IF([.C661]=&quot;Fighting&quot;;2;IF([.C661]=&quot;Flying&quot;;3;IF([.C661]=&quot;Poison&quot;;4;IF([.C661]=&quot;Ground&quot;;5;IF([.C661]=&quot;Rock&quot;;6;IF([.C661]=&quot;Bug&quot;;7;IF([.C661]=&quot;Ghost&quot;;8;IF([.C661]=&quot;Steel&quot;;9;IF([.C661]=&quot;Fire&quot;;10;IF([.C661]=&quot;Water&quot;;11;IF([.C661]=&quot;Grass&quot;;12;IF([.C661]=&quot;Electric&quot;;13;IF([.C661]=&quot;Psychic&quot;;14;IF([.C661]=&quot;Ice&quot;;15;IF([.C661]=&quot;Dragon&quot;;16;IF([.C661]=&quot;Dark&quot;;17;IF([.C661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Baneful Bunk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62]=&quot;Normal&quot;;1;IF([.C662]=&quot;Fighting&quot;;2;IF([.C662]=&quot;Flying&quot;;3;IF([.C662]=&quot;Poison&quot;;4;IF([.C662]=&quot;Ground&quot;;5;IF([.C662]=&quot;Rock&quot;;6;IF([.C662]=&quot;Bug&quot;;7;IF([.C662]=&quot;Ghost&quot;;8;IF([.C662]=&quot;Steel&quot;;9;IF([.C662]=&quot;Fire&quot;;10;IF([.C662]=&quot;Water&quot;;11;IF([.C662]=&quot;Grass&quot;;12;IF([.C662]=&quot;Electric&quot;;13;IF([.C662]=&quot;Psychic&quot;;14;IF([.C662]=&quot;Ice&quot;;15;IF([.C662]=&quot;Dragon&quot;;16;IF([.C662]=&quot;Dark&quot;;17;IF([.C66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Spirit Shackl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3]=&quot;Normal&quot;;1;IF([.C663]=&quot;Fighting&quot;;2;IF([.C663]=&quot;Flying&quot;;3;IF([.C663]=&quot;Poison&quot;;4;IF([.C663]=&quot;Ground&quot;;5;IF([.C663]=&quot;Rock&quot;;6;IF([.C663]=&quot;Bug&quot;;7;IF([.C663]=&quot;Ghost&quot;;8;IF([.C663]=&quot;Steel&quot;;9;IF([.C663]=&quot;Fire&quot;;10;IF([.C663]=&quot;Water&quot;;11;IF([.C663]=&quot;Grass&quot;;12;IF([.C663]=&quot;Electric&quot;;13;IF([.C663]=&quot;Psychic&quot;;14;IF([.C663]=&quot;Ice&quot;;15;IF([.C663]=&quot;Dragon&quot;;16;IF([.C663]=&quot;Dark&quot;;17;IF([.C663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Darkest Laria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4]=&quot;Normal&quot;;1;IF([.C664]=&quot;Fighting&quot;;2;IF([.C664]=&quot;Flying&quot;;3;IF([.C664]=&quot;Poison&quot;;4;IF([.C664]=&quot;Ground&quot;;5;IF([.C664]=&quot;Rock&quot;;6;IF([.C664]=&quot;Bug&quot;;7;IF([.C664]=&quot;Ghost&quot;;8;IF([.C664]=&quot;Steel&quot;;9;IF([.C664]=&quot;Fire&quot;;10;IF([.C664]=&quot;Water&quot;;11;IF([.C664]=&quot;Grass&quot;;12;IF([.C664]=&quot;Electric&quot;;13;IF([.C664]=&quot;Psychic&quot;;14;IF([.C664]=&quot;Ice&quot;;15;IF([.C664]=&quot;Dragon&quot;;16;IF([.C664]=&quot;Dark&quot;;17;IF([.C664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Sparkling Ari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5]=&quot;Normal&quot;;1;IF([.C665]=&quot;Fighting&quot;;2;IF([.C665]=&quot;Flying&quot;;3;IF([.C665]=&quot;Poison&quot;;4;IF([.C665]=&quot;Ground&quot;;5;IF([.C665]=&quot;Rock&quot;;6;IF([.C665]=&quot;Bug&quot;;7;IF([.C665]=&quot;Ghost&quot;;8;IF([.C665]=&quot;Steel&quot;;9;IF([.C665]=&quot;Fire&quot;;10;IF([.C665]=&quot;Water&quot;;11;IF([.C665]=&quot;Grass&quot;;12;IF([.C665]=&quot;Electric&quot;;13;IF([.C665]=&quot;Psychic&quot;;14;IF([.C665]=&quot;Ice&quot;;15;IF([.C665]=&quot;Dragon&quot;;16;IF([.C665]=&quot;Dark&quot;;17;IF([.C665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Ice Hamm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666]=&quot;Normal&quot;;1;IF([.C666]=&quot;Fighting&quot;;2;IF([.C666]=&quot;Flying&quot;;3;IF([.C666]=&quot;Poison&quot;;4;IF([.C666]=&quot;Ground&quot;;5;IF([.C666]=&quot;Rock&quot;;6;IF([.C666]=&quot;Bug&quot;;7;IF([.C666]=&quot;Ghost&quot;;8;IF([.C666]=&quot;Steel&quot;;9;IF([.C666]=&quot;Fire&quot;;10;IF([.C666]=&quot;Water&quot;;11;IF([.C666]=&quot;Grass&quot;;12;IF([.C666]=&quot;Electric&quot;;13;IF([.C666]=&quot;Psychic&quot;;14;IF([.C666]=&quot;Ice&quot;;15;IF([.C666]=&quot;Dragon&quot;;16;IF([.C666]=&quot;Dark&quot;;17;IF([.C666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Floral Healing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67]=&quot;Normal&quot;;1;IF([.C667]=&quot;Fighting&quot;;2;IF([.C667]=&quot;Flying&quot;;3;IF([.C667]=&quot;Poison&quot;;4;IF([.C667]=&quot;Ground&quot;;5;IF([.C667]=&quot;Rock&quot;;6;IF([.C667]=&quot;Bug&quot;;7;IF([.C667]=&quot;Ghost&quot;;8;IF([.C667]=&quot;Steel&quot;;9;IF([.C667]=&quot;Fire&quot;;10;IF([.C667]=&quot;Water&quot;;11;IF([.C667]=&quot;Grass&quot;;12;IF([.C667]=&quot;Electric&quot;;13;IF([.C667]=&quot;Psychic&quot;;14;IF([.C667]=&quot;Ice&quot;;15;IF([.C667]=&quot;Dragon&quot;;16;IF([.C667]=&quot;Dark&quot;;17;IF([.C667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High Horsepow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668]=&quot;Normal&quot;;1;IF([.C668]=&quot;Fighting&quot;;2;IF([.C668]=&quot;Flying&quot;;3;IF([.C668]=&quot;Poison&quot;;4;IF([.C668]=&quot;Ground&quot;;5;IF([.C668]=&quot;Rock&quot;;6;IF([.C668]=&quot;Bug&quot;;7;IF([.C668]=&quot;Ghost&quot;;8;IF([.C668]=&quot;Steel&quot;;9;IF([.C668]=&quot;Fire&quot;;10;IF([.C668]=&quot;Water&quot;;11;IF([.C668]=&quot;Grass&quot;;12;IF([.C668]=&quot;Electric&quot;;13;IF([.C668]=&quot;Psychic&quot;;14;IF([.C668]=&quot;Ice&quot;;15;IF([.C668]=&quot;Dragon&quot;;16;IF([.C668]=&quot;Dark&quot;;17;IF([.C668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Strength Sa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69]=&quot;Normal&quot;;1;IF([.C669]=&quot;Fighting&quot;;2;IF([.C669]=&quot;Flying&quot;;3;IF([.C669]=&quot;Poison&quot;;4;IF([.C669]=&quot;Ground&quot;;5;IF([.C669]=&quot;Rock&quot;;6;IF([.C669]=&quot;Bug&quot;;7;IF([.C669]=&quot;Ghost&quot;;8;IF([.C669]=&quot;Steel&quot;;9;IF([.C669]=&quot;Fire&quot;;10;IF([.C669]=&quot;Water&quot;;11;IF([.C669]=&quot;Grass&quot;;12;IF([.C669]=&quot;Electric&quot;;13;IF([.C669]=&quot;Psychic&quot;;14;IF([.C669]=&quot;Ice&quot;;15;IF([.C669]=&quot;Dragon&quot;;16;IF([.C669]=&quot;Dark&quot;;17;IF([.C66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Solar Bl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0]=&quot;Normal&quot;;1;IF([.C670]=&quot;Fighting&quot;;2;IF([.C670]=&quot;Flying&quot;;3;IF([.C670]=&quot;Poison&quot;;4;IF([.C670]=&quot;Ground&quot;;5;IF([.C670]=&quot;Rock&quot;;6;IF([.C670]=&quot;Bug&quot;;7;IF([.C670]=&quot;Ghost&quot;;8;IF([.C670]=&quot;Steel&quot;;9;IF([.C670]=&quot;Fire&quot;;10;IF([.C670]=&quot;Water&quot;;11;IF([.C670]=&quot;Grass&quot;;12;IF([.C670]=&quot;Electric&quot;;13;IF([.C670]=&quot;Psychic&quot;;14;IF([.C670]=&quot;Ice&quot;;15;IF([.C670]=&quot;Dragon&quot;;16;IF([.C670]=&quot;Dark&quot;;17;IF([.C670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Leafag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1]=&quot;Normal&quot;;1;IF([.C671]=&quot;Fighting&quot;;2;IF([.C671]=&quot;Flying&quot;;3;IF([.C671]=&quot;Poison&quot;;4;IF([.C671]=&quot;Ground&quot;;5;IF([.C671]=&quot;Rock&quot;;6;IF([.C671]=&quot;Bug&quot;;7;IF([.C671]=&quot;Ghost&quot;;8;IF([.C671]=&quot;Steel&quot;;9;IF([.C671]=&quot;Fire&quot;;10;IF([.C671]=&quot;Water&quot;;11;IF([.C671]=&quot;Grass&quot;;12;IF([.C671]=&quot;Electric&quot;;13;IF([.C671]=&quot;Psychic&quot;;14;IF([.C671]=&quot;Ice&quot;;15;IF([.C671]=&quot;Dragon&quot;;16;IF([.C671]=&quot;Dark&quot;;17;IF([.C671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72]=&quot;Normal&quot;;1;IF([.C672]=&quot;Fighting&quot;;2;IF([.C672]=&quot;Flying&quot;;3;IF([.C672]=&quot;Poison&quot;;4;IF([.C672]=&quot;Ground&quot;;5;IF([.C672]=&quot;Rock&quot;;6;IF([.C672]=&quot;Bug&quot;;7;IF([.C672]=&quot;Ghost&quot;;8;IF([.C672]=&quot;Steel&quot;;9;IF([.C672]=&quot;Fire&quot;;10;IF([.C672]=&quot;Water&quot;;11;IF([.C672]=&quot;Grass&quot;;12;IF([.C672]=&quot;Electric&quot;;13;IF([.C672]=&quot;Psychic&quot;;14;IF([.C672]=&quot;Ice&quot;;15;IF([.C672]=&quot;Dragon&quot;;16;IF([.C672]=&quot;Dark&quot;;17;IF([.C67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Toxic Threa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3]=&quot;Normal&quot;;1;IF([.C673]=&quot;Fighting&quot;;2;IF([.C673]=&quot;Flying&quot;;3;IF([.C673]=&quot;Poison&quot;;4;IF([.C673]=&quot;Ground&quot;;5;IF([.C673]=&quot;Rock&quot;;6;IF([.C673]=&quot;Bug&quot;;7;IF([.C673]=&quot;Ghost&quot;;8;IF([.C673]=&quot;Steel&quot;;9;IF([.C673]=&quot;Fire&quot;;10;IF([.C673]=&quot;Water&quot;;11;IF([.C673]=&quot;Grass&quot;;12;IF([.C673]=&quot;Electric&quot;;13;IF([.C673]=&quot;Psychic&quot;;14;IF([.C673]=&quot;Ice&quot;;15;IF([.C673]=&quot;Dragon&quot;;16;IF([.C673]=&quot;Dark&quot;;17;IF([.C673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Laser Focu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74]=&quot;Normal&quot;;1;IF([.C674]=&quot;Fighting&quot;;2;IF([.C674]=&quot;Flying&quot;;3;IF([.C674]=&quot;Poison&quot;;4;IF([.C674]=&quot;Ground&quot;;5;IF([.C674]=&quot;Rock&quot;;6;IF([.C674]=&quot;Bug&quot;;7;IF([.C674]=&quot;Ghost&quot;;8;IF([.C674]=&quot;Steel&quot;;9;IF([.C674]=&quot;Fire&quot;;10;IF([.C674]=&quot;Water&quot;;11;IF([.C674]=&quot;Grass&quot;;12;IF([.C674]=&quot;Electric&quot;;13;IF([.C674]=&quot;Psychic&quot;;14;IF([.C674]=&quot;Ice&quot;;15;IF([.C674]=&quot;Dragon&quot;;16;IF([.C674]=&quot;Dark&quot;;17;IF([.C67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Gear Up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75]=&quot;Normal&quot;;1;IF([.C675]=&quot;Fighting&quot;;2;IF([.C675]=&quot;Flying&quot;;3;IF([.C675]=&quot;Poison&quot;;4;IF([.C675]=&quot;Ground&quot;;5;IF([.C675]=&quot;Rock&quot;;6;IF([.C675]=&quot;Bug&quot;;7;IF([.C675]=&quot;Ghost&quot;;8;IF([.C675]=&quot;Steel&quot;;9;IF([.C675]=&quot;Fire&quot;;10;IF([.C675]=&quot;Water&quot;;11;IF([.C675]=&quot;Grass&quot;;12;IF([.C675]=&quot;Electric&quot;;13;IF([.C675]=&quot;Psychic&quot;;14;IF([.C675]=&quot;Ice&quot;;15;IF([.C675]=&quot;Dragon&quot;;16;IF([.C675]=&quot;Dark&quot;;17;IF([.C67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Throat Ch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6]=&quot;Normal&quot;;1;IF([.C676]=&quot;Fighting&quot;;2;IF([.C676]=&quot;Flying&quot;;3;IF([.C676]=&quot;Poison&quot;;4;IF([.C676]=&quot;Ground&quot;;5;IF([.C676]=&quot;Rock&quot;;6;IF([.C676]=&quot;Bug&quot;;7;IF([.C676]=&quot;Ghost&quot;;8;IF([.C676]=&quot;Steel&quot;;9;IF([.C676]=&quot;Fire&quot;;10;IF([.C676]=&quot;Water&quot;;11;IF([.C676]=&quot;Grass&quot;;12;IF([.C676]=&quot;Electric&quot;;13;IF([.C676]=&quot;Psychic&quot;;14;IF([.C676]=&quot;Ice&quot;;15;IF([.C676]=&quot;Dragon&quot;;16;IF([.C676]=&quot;Dark&quot;;17;IF([.C67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Pollen Puff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7]=&quot;Normal&quot;;1;IF([.C677]=&quot;Fighting&quot;;2;IF([.C677]=&quot;Flying&quot;;3;IF([.C677]=&quot;Poison&quot;;4;IF([.C677]=&quot;Ground&quot;;5;IF([.C677]=&quot;Rock&quot;;6;IF([.C677]=&quot;Bug&quot;;7;IF([.C677]=&quot;Ghost&quot;;8;IF([.C677]=&quot;Steel&quot;;9;IF([.C677]=&quot;Fire&quot;;10;IF([.C677]=&quot;Water&quot;;11;IF([.C677]=&quot;Grass&quot;;12;IF([.C677]=&quot;Electric&quot;;13;IF([.C677]=&quot;Psychic&quot;;14;IF([.C677]=&quot;Ice&quot;;15;IF([.C677]=&quot;Dragon&quot;;16;IF([.C677]=&quot;Dark&quot;;17;IF([.C677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Anchor Sho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78]=&quot;Normal&quot;;1;IF([.C678]=&quot;Fighting&quot;;2;IF([.C678]=&quot;Flying&quot;;3;IF([.C678]=&quot;Poison&quot;;4;IF([.C678]=&quot;Ground&quot;;5;IF([.C678]=&quot;Rock&quot;;6;IF([.C678]=&quot;Bug&quot;;7;IF([.C678]=&quot;Ghost&quot;;8;IF([.C678]=&quot;Steel&quot;;9;IF([.C678]=&quot;Fire&quot;;10;IF([.C678]=&quot;Water&quot;;11;IF([.C678]=&quot;Grass&quot;;12;IF([.C678]=&quot;Electric&quot;;13;IF([.C678]=&quot;Psychic&quot;;14;IF([.C678]=&quot;Ice&quot;;15;IF([.C678]=&quot;Dragon&quot;;16;IF([.C678]=&quot;Dark&quot;;17;IF([.C678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Psychic Terrai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79]=&quot;Normal&quot;;1;IF([.C679]=&quot;Fighting&quot;;2;IF([.C679]=&quot;Flying&quot;;3;IF([.C679]=&quot;Poison&quot;;4;IF([.C679]=&quot;Ground&quot;;5;IF([.C679]=&quot;Rock&quot;;6;IF([.C679]=&quot;Bug&quot;;7;IF([.C679]=&quot;Ghost&quot;;8;IF([.C679]=&quot;Steel&quot;;9;IF([.C679]=&quot;Fire&quot;;10;IF([.C679]=&quot;Water&quot;;11;IF([.C679]=&quot;Grass&quot;;12;IF([.C679]=&quot;Electric&quot;;13;IF([.C679]=&quot;Psychic&quot;;14;IF([.C679]=&quot;Ice&quot;;15;IF([.C679]=&quot;Dragon&quot;;16;IF([.C679]=&quot;Dark&quot;;17;IF([.C67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0]=&quot;Normal&quot;;1;IF([.C680]=&quot;Fighting&quot;;2;IF([.C680]=&quot;Flying&quot;;3;IF([.C680]=&quot;Poison&quot;;4;IF([.C680]=&quot;Ground&quot;;5;IF([.C680]=&quot;Rock&quot;;6;IF([.C680]=&quot;Bug&quot;;7;IF([.C680]=&quot;Ghost&quot;;8;IF([.C680]=&quot;Steel&quot;;9;IF([.C680]=&quot;Fire&quot;;10;IF([.C680]=&quot;Water&quot;;11;IF([.C680]=&quot;Grass&quot;;12;IF([.C680]=&quot;Electric&quot;;13;IF([.C680]=&quot;Psychic&quot;;14;IF([.C680]=&quot;Ice&quot;;15;IF([.C680]=&quot;Dragon&quot;;16;IF([.C680]=&quot;Dark&quot;;17;IF([.C680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Fire La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1]=&quot;Normal&quot;;1;IF([.C681]=&quot;Fighting&quot;;2;IF([.C681]=&quot;Flying&quot;;3;IF([.C681]=&quot;Poison&quot;;4;IF([.C681]=&quot;Ground&quot;;5;IF([.C681]=&quot;Rock&quot;;6;IF([.C681]=&quot;Bug&quot;;7;IF([.C681]=&quot;Ghost&quot;;8;IF([.C681]=&quot;Steel&quot;;9;IF([.C681]=&quot;Fire&quot;;10;IF([.C681]=&quot;Water&quot;;11;IF([.C681]=&quot;Grass&quot;;12;IF([.C681]=&quot;Electric&quot;;13;IF([.C681]=&quot;Psychic&quot;;14;IF([.C681]=&quot;Ice&quot;;15;IF([.C681]=&quot;Dragon&quot;;16;IF([.C681]=&quot;Dark&quot;;17;IF([.C681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Power Tri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2]=&quot;Normal&quot;;1;IF([.C682]=&quot;Fighting&quot;;2;IF([.C682]=&quot;Flying&quot;;3;IF([.C682]=&quot;Poison&quot;;4;IF([.C682]=&quot;Ground&quot;;5;IF([.C682]=&quot;Rock&quot;;6;IF([.C682]=&quot;Bug&quot;;7;IF([.C682]=&quot;Ghost&quot;;8;IF([.C682]=&quot;Steel&quot;;9;IF([.C682]=&quot;Fire&quot;;10;IF([.C682]=&quot;Water&quot;;11;IF([.C682]=&quot;Grass&quot;;12;IF([.C682]=&quot;Electric&quot;;13;IF([.C682]=&quot;Psychic&quot;;14;IF([.C682]=&quot;Ice&quot;;15;IF([.C682]=&quot;Dragon&quot;;16;IF([.C682]=&quot;Dark&quot;;17;IF([.C682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Burn Up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3]=&quot;Normal&quot;;1;IF([.C683]=&quot;Fighting&quot;;2;IF([.C683]=&quot;Flying&quot;;3;IF([.C683]=&quot;Poison&quot;;4;IF([.C683]=&quot;Ground&quot;;5;IF([.C683]=&quot;Rock&quot;;6;IF([.C683]=&quot;Bug&quot;;7;IF([.C683]=&quot;Ghost&quot;;8;IF([.C683]=&quot;Steel&quot;;9;IF([.C683]=&quot;Fire&quot;;10;IF([.C683]=&quot;Water&quot;;11;IF([.C683]=&quot;Grass&quot;;12;IF([.C683]=&quot;Electric&quot;;13;IF([.C683]=&quot;Psychic&quot;;14;IF([.C683]=&quot;Ice&quot;;15;IF([.C683]=&quot;Dragon&quot;;16;IF([.C683]=&quot;Dark&quot;;17;IF([.C683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Speed Swap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84]=&quot;Normal&quot;;1;IF([.C684]=&quot;Fighting&quot;;2;IF([.C684]=&quot;Flying&quot;;3;IF([.C684]=&quot;Poison&quot;;4;IF([.C684]=&quot;Ground&quot;;5;IF([.C684]=&quot;Rock&quot;;6;IF([.C684]=&quot;Bug&quot;;7;IF([.C684]=&quot;Ghost&quot;;8;IF([.C684]=&quot;Steel&quot;;9;IF([.C684]=&quot;Fire&quot;;10;IF([.C684]=&quot;Water&quot;;11;IF([.C684]=&quot;Grass&quot;;12;IF([.C684]=&quot;Electric&quot;;13;IF([.C684]=&quot;Psychic&quot;;14;IF([.C684]=&quot;Ice&quot;;15;IF([.C684]=&quot;Dragon&quot;;16;IF([.C684]=&quot;Dark&quot;;17;IF([.C68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Smart Strik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—</text:p>
          </table:table-cell>
          <table:table-cell/>
          <table:table-cell table:formula="of:=IF([.C685]=&quot;Normal&quot;;1;IF([.C685]=&quot;Fighting&quot;;2;IF([.C685]=&quot;Flying&quot;;3;IF([.C685]=&quot;Poison&quot;;4;IF([.C685]=&quot;Ground&quot;;5;IF([.C685]=&quot;Rock&quot;;6;IF([.C685]=&quot;Bug&quot;;7;IF([.C685]=&quot;Ghost&quot;;8;IF([.C685]=&quot;Steel&quot;;9;IF([.C685]=&quot;Fire&quot;;10;IF([.C685]=&quot;Water&quot;;11;IF([.C685]=&quot;Grass&quot;;12;IF([.C685]=&quot;Electric&quot;;13;IF([.C685]=&quot;Psychic&quot;;14;IF([.C685]=&quot;Ice&quot;;15;IF([.C685]=&quot;Dragon&quot;;16;IF([.C685]=&quot;Dark&quot;;17;IF([.C68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86]=&quot;Normal&quot;;1;IF([.C686]=&quot;Fighting&quot;;2;IF([.C686]=&quot;Flying&quot;;3;IF([.C686]=&quot;Poison&quot;;4;IF([.C686]=&quot;Ground&quot;;5;IF([.C686]=&quot;Rock&quot;;6;IF([.C686]=&quot;Bug&quot;;7;IF([.C686]=&quot;Ghost&quot;;8;IF([.C686]=&quot;Steel&quot;;9;IF([.C686]=&quot;Fire&quot;;10;IF([.C686]=&quot;Water&quot;;11;IF([.C686]=&quot;Grass&quot;;12;IF([.C686]=&quot;Electric&quot;;13;IF([.C686]=&quot;Psychic&quot;;14;IF([.C686]=&quot;Ice&quot;;15;IF([.C686]=&quot;Dragon&quot;;16;IF([.C686]=&quot;Dark&quot;;17;IF([.C686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Revelation Dan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7]=&quot;Normal&quot;;1;IF([.C687]=&quot;Fighting&quot;;2;IF([.C687]=&quot;Flying&quot;;3;IF([.C687]=&quot;Poison&quot;;4;IF([.C687]=&quot;Ground&quot;;5;IF([.C687]=&quot;Rock&quot;;6;IF([.C687]=&quot;Bug&quot;;7;IF([.C687]=&quot;Ghost&quot;;8;IF([.C687]=&quot;Steel&quot;;9;IF([.C687]=&quot;Fire&quot;;10;IF([.C687]=&quot;Water&quot;;11;IF([.C687]=&quot;Grass&quot;;12;IF([.C687]=&quot;Electric&quot;;13;IF([.C687]=&quot;Psychic&quot;;14;IF([.C687]=&quot;Ice&quot;;15;IF([.C687]=&quot;Dragon&quot;;16;IF([.C687]=&quot;Dark&quot;;17;IF([.C68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Core Enforce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8]=&quot;Normal&quot;;1;IF([.C688]=&quot;Fighting&quot;;2;IF([.C688]=&quot;Flying&quot;;3;IF([.C688]=&quot;Poison&quot;;4;IF([.C688]=&quot;Ground&quot;;5;IF([.C688]=&quot;Rock&quot;;6;IF([.C688]=&quot;Bug&quot;;7;IF([.C688]=&quot;Ghost&quot;;8;IF([.C688]=&quot;Steel&quot;;9;IF([.C688]=&quot;Fire&quot;;10;IF([.C688]=&quot;Water&quot;;11;IF([.C688]=&quot;Grass&quot;;12;IF([.C688]=&quot;Electric&quot;;13;IF([.C688]=&quot;Psychic&quot;;14;IF([.C688]=&quot;Ice&quot;;15;IF([.C688]=&quot;Dragon&quot;;16;IF([.C688]=&quot;Dark&quot;;17;IF([.C688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Trop Kick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89]=&quot;Normal&quot;;1;IF([.C689]=&quot;Fighting&quot;;2;IF([.C689]=&quot;Flying&quot;;3;IF([.C689]=&quot;Poison&quot;;4;IF([.C689]=&quot;Ground&quot;;5;IF([.C689]=&quot;Rock&quot;;6;IF([.C689]=&quot;Bug&quot;;7;IF([.C689]=&quot;Ghost&quot;;8;IF([.C689]=&quot;Steel&quot;;9;IF([.C689]=&quot;Fire&quot;;10;IF([.C689]=&quot;Water&quot;;11;IF([.C689]=&quot;Grass&quot;;12;IF([.C689]=&quot;Electric&quot;;13;IF([.C689]=&quot;Psychic&quot;;14;IF([.C689]=&quot;Ice&quot;;15;IF([.C689]=&quot;Dragon&quot;;16;IF([.C689]=&quot;Dark&quot;;17;IF([.C68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90]=&quot;Normal&quot;;1;IF([.C690]=&quot;Fighting&quot;;2;IF([.C690]=&quot;Flying&quot;;3;IF([.C690]=&quot;Poison&quot;;4;IF([.C690]=&quot;Ground&quot;;5;IF([.C690]=&quot;Rock&quot;;6;IF([.C690]=&quot;Bug&quot;;7;IF([.C690]=&quot;Ghost&quot;;8;IF([.C690]=&quot;Steel&quot;;9;IF([.C690]=&quot;Fire&quot;;10;IF([.C690]=&quot;Water&quot;;11;IF([.C690]=&quot;Grass&quot;;12;IF([.C690]=&quot;Electric&quot;;13;IF([.C690]=&quot;Psychic&quot;;14;IF([.C690]=&quot;Ice&quot;;15;IF([.C690]=&quot;Dragon&quot;;16;IF([.C690]=&quot;Dark&quot;;17;IF([.C69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Beak Bla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91]=&quot;Normal&quot;;1;IF([.C691]=&quot;Fighting&quot;;2;IF([.C691]=&quot;Flying&quot;;3;IF([.C691]=&quot;Poison&quot;;4;IF([.C691]=&quot;Ground&quot;;5;IF([.C691]=&quot;Rock&quot;;6;IF([.C691]=&quot;Bug&quot;;7;IF([.C691]=&quot;Ghost&quot;;8;IF([.C691]=&quot;Steel&quot;;9;IF([.C691]=&quot;Fire&quot;;10;IF([.C691]=&quot;Water&quot;;11;IF([.C691]=&quot;Grass&quot;;12;IF([.C691]=&quot;Electric&quot;;13;IF([.C691]=&quot;Psychic&quot;;14;IF([.C691]=&quot;Ice&quot;;15;IF([.C691]=&quot;Dragon&quot;;16;IF([.C691]=&quot;Dark&quot;;17;IF([.C691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Clanging Scal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92]=&quot;Normal&quot;;1;IF([.C692]=&quot;Fighting&quot;;2;IF([.C692]=&quot;Flying&quot;;3;IF([.C692]=&quot;Poison&quot;;4;IF([.C692]=&quot;Ground&quot;;5;IF([.C692]=&quot;Rock&quot;;6;IF([.C692]=&quot;Bug&quot;;7;IF([.C692]=&quot;Ghost&quot;;8;IF([.C692]=&quot;Steel&quot;;9;IF([.C692]=&quot;Fire&quot;;10;IF([.C692]=&quot;Water&quot;;11;IF([.C692]=&quot;Grass&quot;;12;IF([.C692]=&quot;Electric&quot;;13;IF([.C692]=&quot;Psychic&quot;;14;IF([.C692]=&quot;Ice&quot;;15;IF([.C692]=&quot;Dragon&quot;;16;IF([.C692]=&quot;Dark&quot;;17;IF([.C692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Dragon Hamme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93]=&quot;Normal&quot;;1;IF([.C693]=&quot;Fighting&quot;;2;IF([.C693]=&quot;Flying&quot;;3;IF([.C693]=&quot;Poison&quot;;4;IF([.C693]=&quot;Ground&quot;;5;IF([.C693]=&quot;Rock&quot;;6;IF([.C693]=&quot;Bug&quot;;7;IF([.C693]=&quot;Ghost&quot;;8;IF([.C693]=&quot;Steel&quot;;9;IF([.C693]=&quot;Fire&quot;;10;IF([.C693]=&quot;Water&quot;;11;IF([.C693]=&quot;Grass&quot;;12;IF([.C693]=&quot;Electric&quot;;13;IF([.C693]=&quot;Psychic&quot;;14;IF([.C693]=&quot;Ice&quot;;15;IF([.C693]=&quot;Dragon&quot;;16;IF([.C693]=&quot;Dark&quot;;17;IF([.C693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Brutal Swin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694]=&quot;Normal&quot;;1;IF([.C694]=&quot;Fighting&quot;;2;IF([.C694]=&quot;Flying&quot;;3;IF([.C694]=&quot;Poison&quot;;4;IF([.C694]=&quot;Ground&quot;;5;IF([.C694]=&quot;Rock&quot;;6;IF([.C694]=&quot;Bug&quot;;7;IF([.C694]=&quot;Ghost&quot;;8;IF([.C694]=&quot;Steel&quot;;9;IF([.C694]=&quot;Fire&quot;;10;IF([.C694]=&quot;Water&quot;;11;IF([.C694]=&quot;Grass&quot;;12;IF([.C694]=&quot;Electric&quot;;13;IF([.C694]=&quot;Psychic&quot;;14;IF([.C694]=&quot;Ice&quot;;15;IF([.C694]=&quot;Dragon&quot;;16;IF([.C694]=&quot;Dark&quot;;17;IF([.C694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Aurora Vei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95]=&quot;Normal&quot;;1;IF([.C695]=&quot;Fighting&quot;;2;IF([.C695]=&quot;Flying&quot;;3;IF([.C695]=&quot;Poison&quot;;4;IF([.C695]=&quot;Ground&quot;;5;IF([.C695]=&quot;Rock&quot;;6;IF([.C695]=&quot;Bug&quot;;7;IF([.C695]=&quot;Ghost&quot;;8;IF([.C695]=&quot;Steel&quot;;9;IF([.C695]=&quot;Fire&quot;;10;IF([.C695]=&quot;Water&quot;;11;IF([.C695]=&quot;Grass&quot;;12;IF([.C695]=&quot;Electric&quot;;13;IF([.C695]=&quot;Psychic&quot;;14;IF([.C695]=&quot;Ice&quot;;15;IF([.C695]=&quot;Dragon&quot;;16;IF([.C695]=&quot;Dark&quot;;17;IF([.C69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Sinister Arrow Rai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—</text:p>
          </table:table-cell>
          <table:table-cell/>
          <table:table-cell table:formula="of:=IF([.C696]=&quot;Normal&quot;;1;IF([.C696]=&quot;Fighting&quot;;2;IF([.C696]=&quot;Flying&quot;;3;IF([.C696]=&quot;Poison&quot;;4;IF([.C696]=&quot;Ground&quot;;5;IF([.C696]=&quot;Rock&quot;;6;IF([.C696]=&quot;Bug&quot;;7;IF([.C696]=&quot;Ghost&quot;;8;IF([.C696]=&quot;Steel&quot;;9;IF([.C696]=&quot;Fire&quot;;10;IF([.C696]=&quot;Water&quot;;11;IF([.C696]=&quot;Grass&quot;;12;IF([.C696]=&quot;Electric&quot;;13;IF([.C696]=&quot;Psychic&quot;;14;IF([.C696]=&quot;Ice&quot;;15;IF([.C696]=&quot;Dragon&quot;;16;IF([.C696]=&quot;Dark&quot;;17;IF([.C696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Malicious Moonsaul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—</text:p>
          </table:table-cell>
          <table:table-cell/>
          <table:table-cell table:formula="of:=IF([.C697]=&quot;Normal&quot;;1;IF([.C697]=&quot;Fighting&quot;;2;IF([.C697]=&quot;Flying&quot;;3;IF([.C697]=&quot;Poison&quot;;4;IF([.C697]=&quot;Ground&quot;;5;IF([.C697]=&quot;Rock&quot;;6;IF([.C697]=&quot;Bug&quot;;7;IF([.C697]=&quot;Ghost&quot;;8;IF([.C697]=&quot;Steel&quot;;9;IF([.C697]=&quot;Fire&quot;;10;IF([.C697]=&quot;Water&quot;;11;IF([.C697]=&quot;Grass&quot;;12;IF([.C697]=&quot;Electric&quot;;13;IF([.C697]=&quot;Psychic&quot;;14;IF([.C697]=&quot;Ice&quot;;15;IF([.C697]=&quot;Dragon&quot;;16;IF([.C697]=&quot;Dark&quot;;17;IF([.C697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Oceanic Operett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—</text:p>
          </table:table-cell>
          <table:table-cell/>
          <table:table-cell table:formula="of:=IF([.C698]=&quot;Normal&quot;;1;IF([.C698]=&quot;Fighting&quot;;2;IF([.C698]=&quot;Flying&quot;;3;IF([.C698]=&quot;Poison&quot;;4;IF([.C698]=&quot;Ground&quot;;5;IF([.C698]=&quot;Rock&quot;;6;IF([.C698]=&quot;Bug&quot;;7;IF([.C698]=&quot;Ghost&quot;;8;IF([.C698]=&quot;Steel&quot;;9;IF([.C698]=&quot;Fire&quot;;10;IF([.C698]=&quot;Water&quot;;11;IF([.C698]=&quot;Grass&quot;;12;IF([.C698]=&quot;Electric&quot;;13;IF([.C698]=&quot;Psychic&quot;;14;IF([.C698]=&quot;Ice&quot;;15;IF([.C698]=&quot;Dragon&quot;;16;IF([.C698]=&quot;Dark&quot;;17;IF([.C698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Guardian of Alola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699]=&quot;Normal&quot;;1;IF([.C699]=&quot;Fighting&quot;;2;IF([.C699]=&quot;Flying&quot;;3;IF([.C699]=&quot;Poison&quot;;4;IF([.C699]=&quot;Ground&quot;;5;IF([.C699]=&quot;Rock&quot;;6;IF([.C699]=&quot;Bug&quot;;7;IF([.C699]=&quot;Ghost&quot;;8;IF([.C699]=&quot;Steel&quot;;9;IF([.C699]=&quot;Fire&quot;;10;IF([.C699]=&quot;Water&quot;;11;IF([.C699]=&quot;Grass&quot;;12;IF([.C699]=&quot;Electric&quot;;13;IF([.C699]=&quot;Psychic&quot;;14;IF([.C699]=&quot;Ice&quot;;15;IF([.C699]=&quot;Dragon&quot;;16;IF([.C699]=&quot;Dark&quot;;17;IF([.C699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Soul-Stealing 7-Star Strik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—</text:p>
          </table:table-cell>
          <table:table-cell/>
          <table:table-cell table:formula="of:=IF([.C700]=&quot;Normal&quot;;1;IF([.C700]=&quot;Fighting&quot;;2;IF([.C700]=&quot;Flying&quot;;3;IF([.C700]=&quot;Poison&quot;;4;IF([.C700]=&quot;Ground&quot;;5;IF([.C700]=&quot;Rock&quot;;6;IF([.C700]=&quot;Bug&quot;;7;IF([.C700]=&quot;Ghost&quot;;8;IF([.C700]=&quot;Steel&quot;;9;IF([.C700]=&quot;Fire&quot;;10;IF([.C700]=&quot;Water&quot;;11;IF([.C700]=&quot;Grass&quot;;12;IF([.C700]=&quot;Electric&quot;;13;IF([.C700]=&quot;Psychic&quot;;14;IF([.C700]=&quot;Ice&quot;;15;IF([.C700]=&quot;Dragon&quot;;16;IF([.C700]=&quot;Dark&quot;;17;IF([.C700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Stoked Sparksurfer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—</text:p>
          </table:table-cell>
          <table:table-cell/>
          <table:table-cell table:formula="of:=IF([.C701]=&quot;Normal&quot;;1;IF([.C701]=&quot;Fighting&quot;;2;IF([.C701]=&quot;Flying&quot;;3;IF([.C701]=&quot;Poison&quot;;4;IF([.C701]=&quot;Ground&quot;;5;IF([.C701]=&quot;Rock&quot;;6;IF([.C701]=&quot;Bug&quot;;7;IF([.C701]=&quot;Ghost&quot;;8;IF([.C701]=&quot;Steel&quot;;9;IF([.C701]=&quot;Fire&quot;;10;IF([.C701]=&quot;Water&quot;;11;IF([.C701]=&quot;Grass&quot;;12;IF([.C701]=&quot;Electric&quot;;13;IF([.C701]=&quot;Psychic&quot;;14;IF([.C701]=&quot;Ice&quot;;15;IF([.C701]=&quot;Dragon&quot;;16;IF([.C701]=&quot;Dark&quot;;17;IF([.C701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Pulverizing Panca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—</text:p>
          </table:table-cell>
          <table:table-cell/>
          <table:table-cell table:formula="of:=IF([.C702]=&quot;Normal&quot;;1;IF([.C702]=&quot;Fighting&quot;;2;IF([.C702]=&quot;Flying&quot;;3;IF([.C702]=&quot;Poison&quot;;4;IF([.C702]=&quot;Ground&quot;;5;IF([.C702]=&quot;Rock&quot;;6;IF([.C702]=&quot;Bug&quot;;7;IF([.C702]=&quot;Ghost&quot;;8;IF([.C702]=&quot;Steel&quot;;9;IF([.C702]=&quot;Fire&quot;;10;IF([.C702]=&quot;Water&quot;;11;IF([.C702]=&quot;Grass&quot;;12;IF([.C702]=&quot;Electric&quot;;13;IF([.C702]=&quot;Psychic&quot;;14;IF([.C702]=&quot;Ice&quot;;15;IF([.C702]=&quot;Dragon&quot;;16;IF([.C702]=&quot;Dark&quot;;17;IF([.C70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Extreme Evobo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03]=&quot;Normal&quot;;1;IF([.C703]=&quot;Fighting&quot;;2;IF([.C703]=&quot;Flying&quot;;3;IF([.C703]=&quot;Poison&quot;;4;IF([.C703]=&quot;Ground&quot;;5;IF([.C703]=&quot;Rock&quot;;6;IF([.C703]=&quot;Bug&quot;;7;IF([.C703]=&quot;Ghost&quot;;8;IF([.C703]=&quot;Steel&quot;;9;IF([.C703]=&quot;Fire&quot;;10;IF([.C703]=&quot;Water&quot;;11;IF([.C703]=&quot;Grass&quot;;12;IF([.C703]=&quot;Electric&quot;;13;IF([.C703]=&quot;Psychic&quot;;14;IF([.C703]=&quot;Ice&quot;;15;IF([.C703]=&quot;Dragon&quot;;16;IF([.C703]=&quot;Dark&quot;;17;IF([.C70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Genesis Supernov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—</text:p>
          </table:table-cell>
          <table:table-cell/>
          <table:table-cell table:formula="of:=IF([.C704]=&quot;Normal&quot;;1;IF([.C704]=&quot;Fighting&quot;;2;IF([.C704]=&quot;Flying&quot;;3;IF([.C704]=&quot;Poison&quot;;4;IF([.C704]=&quot;Ground&quot;;5;IF([.C704]=&quot;Rock&quot;;6;IF([.C704]=&quot;Bug&quot;;7;IF([.C704]=&quot;Ghost&quot;;8;IF([.C704]=&quot;Steel&quot;;9;IF([.C704]=&quot;Fire&quot;;10;IF([.C704]=&quot;Water&quot;;11;IF([.C704]=&quot;Grass&quot;;12;IF([.C704]=&quot;Electric&quot;;13;IF([.C704]=&quot;Psychic&quot;;14;IF([.C704]=&quot;Ice&quot;;15;IF([.C704]=&quot;Dragon&quot;;16;IF([.C704]=&quot;Dark&quot;;17;IF([.C70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Shell Trap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05]=&quot;Normal&quot;;1;IF([.C705]=&quot;Fighting&quot;;2;IF([.C705]=&quot;Flying&quot;;3;IF([.C705]=&quot;Poison&quot;;4;IF([.C705]=&quot;Ground&quot;;5;IF([.C705]=&quot;Rock&quot;;6;IF([.C705]=&quot;Bug&quot;;7;IF([.C705]=&quot;Ghost&quot;;8;IF([.C705]=&quot;Steel&quot;;9;IF([.C705]=&quot;Fire&quot;;10;IF([.C705]=&quot;Water&quot;;11;IF([.C705]=&quot;Grass&quot;;12;IF([.C705]=&quot;Electric&quot;;13;IF([.C705]=&quot;Psychic&quot;;14;IF([.C705]=&quot;Ice&quot;;15;IF([.C705]=&quot;Dragon&quot;;16;IF([.C705]=&quot;Dark&quot;;17;IF([.C705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Fleur Cann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706]=&quot;Normal&quot;;1;IF([.C706]=&quot;Fighting&quot;;2;IF([.C706]=&quot;Flying&quot;;3;IF([.C706]=&quot;Poison&quot;;4;IF([.C706]=&quot;Ground&quot;;5;IF([.C706]=&quot;Rock&quot;;6;IF([.C706]=&quot;Bug&quot;;7;IF([.C706]=&quot;Ghost&quot;;8;IF([.C706]=&quot;Steel&quot;;9;IF([.C706]=&quot;Fire&quot;;10;IF([.C706]=&quot;Water&quot;;11;IF([.C706]=&quot;Grass&quot;;12;IF([.C706]=&quot;Electric&quot;;13;IF([.C706]=&quot;Psychic&quot;;14;IF([.C706]=&quot;Ice&quot;;15;IF([.C706]=&quot;Dragon&quot;;16;IF([.C706]=&quot;Dark&quot;;17;IF([.C706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Psychic Fang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07]=&quot;Normal&quot;;1;IF([.C707]=&quot;Fighting&quot;;2;IF([.C707]=&quot;Flying&quot;;3;IF([.C707]=&quot;Poison&quot;;4;IF([.C707]=&quot;Ground&quot;;5;IF([.C707]=&quot;Rock&quot;;6;IF([.C707]=&quot;Bug&quot;;7;IF([.C707]=&quot;Ghost&quot;;8;IF([.C707]=&quot;Steel&quot;;9;IF([.C707]=&quot;Fire&quot;;10;IF([.C707]=&quot;Water&quot;;11;IF([.C707]=&quot;Grass&quot;;12;IF([.C707]=&quot;Electric&quot;;13;IF([.C707]=&quot;Psychic&quot;;14;IF([.C707]=&quot;Ice&quot;;15;IF([.C707]=&quot;Dragon&quot;;16;IF([.C707]=&quot;Dark&quot;;17;IF([.C70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Stomping Tantrum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08]=&quot;Normal&quot;;1;IF([.C708]=&quot;Fighting&quot;;2;IF([.C708]=&quot;Flying&quot;;3;IF([.C708]=&quot;Poison&quot;;4;IF([.C708]=&quot;Ground&quot;;5;IF([.C708]=&quot;Rock&quot;;6;IF([.C708]=&quot;Bug&quot;;7;IF([.C708]=&quot;Ghost&quot;;8;IF([.C708]=&quot;Steel&quot;;9;IF([.C708]=&quot;Fire&quot;;10;IF([.C708]=&quot;Water&quot;;11;IF([.C708]=&quot;Grass&quot;;12;IF([.C708]=&quot;Electric&quot;;13;IF([.C708]=&quot;Psychic&quot;;14;IF([.C708]=&quot;Ice&quot;;15;IF([.C708]=&quot;Dragon&quot;;16;IF([.C708]=&quot;Dark&quot;;17;IF([.C708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Shadow Bo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09]=&quot;Normal&quot;;1;IF([.C709]=&quot;Fighting&quot;;2;IF([.C709]=&quot;Flying&quot;;3;IF([.C709]=&quot;Poison&quot;;4;IF([.C709]=&quot;Ground&quot;;5;IF([.C709]=&quot;Rock&quot;;6;IF([.C709]=&quot;Bug&quot;;7;IF([.C709]=&quot;Ghost&quot;;8;IF([.C709]=&quot;Steel&quot;;9;IF([.C709]=&quot;Fire&quot;;10;IF([.C709]=&quot;Water&quot;;11;IF([.C709]=&quot;Grass&quot;;12;IF([.C709]=&quot;Electric&quot;;13;IF([.C709]=&quot;Psychic&quot;;14;IF([.C709]=&quot;Ice&quot;;15;IF([.C709]=&quot;Dragon&quot;;16;IF([.C709]=&quot;Dark&quot;;17;IF([.C709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Accele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0]=&quot;Normal&quot;;1;IF([.C710]=&quot;Fighting&quot;;2;IF([.C710]=&quot;Flying&quot;;3;IF([.C710]=&quot;Poison&quot;;4;IF([.C710]=&quot;Ground&quot;;5;IF([.C710]=&quot;Rock&quot;;6;IF([.C710]=&quot;Bug&quot;;7;IF([.C710]=&quot;Ghost&quot;;8;IF([.C710]=&quot;Steel&quot;;9;IF([.C710]=&quot;Fire&quot;;10;IF([.C710]=&quot;Water&quot;;11;IF([.C710]=&quot;Grass&quot;;12;IF([.C710]=&quot;Electric&quot;;13;IF([.C710]=&quot;Psychic&quot;;14;IF([.C710]=&quot;Ice&quot;;15;IF([.C710]=&quot;Dragon&quot;;16;IF([.C710]=&quot;Dark&quot;;17;IF([.C710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Liquid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1]=&quot;Normal&quot;;1;IF([.C711]=&quot;Fighting&quot;;2;IF([.C711]=&quot;Flying&quot;;3;IF([.C711]=&quot;Poison&quot;;4;IF([.C711]=&quot;Ground&quot;;5;IF([.C711]=&quot;Rock&quot;;6;IF([.C711]=&quot;Bug&quot;;7;IF([.C711]=&quot;Ghost&quot;;8;IF([.C711]=&quot;Steel&quot;;9;IF([.C711]=&quot;Fire&quot;;10;IF([.C711]=&quot;Water&quot;;11;IF([.C711]=&quot;Grass&quot;;12;IF([.C711]=&quot;Electric&quot;;13;IF([.C711]=&quot;Psychic&quot;;14;IF([.C711]=&quot;Ice&quot;;15;IF([.C711]=&quot;Dragon&quot;;16;IF([.C711]=&quot;Dark&quot;;17;IF([.C71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Prismatic Las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2]=&quot;Normal&quot;;1;IF([.C712]=&quot;Fighting&quot;;2;IF([.C712]=&quot;Flying&quot;;3;IF([.C712]=&quot;Poison&quot;;4;IF([.C712]=&quot;Ground&quot;;5;IF([.C712]=&quot;Rock&quot;;6;IF([.C712]=&quot;Bug&quot;;7;IF([.C712]=&quot;Ghost&quot;;8;IF([.C712]=&quot;Steel&quot;;9;IF([.C712]=&quot;Fire&quot;;10;IF([.C712]=&quot;Water&quot;;11;IF([.C712]=&quot;Grass&quot;;12;IF([.C712]=&quot;Electric&quot;;13;IF([.C712]=&quot;Psychic&quot;;14;IF([.C712]=&quot;Ice&quot;;15;IF([.C712]=&quot;Dragon&quot;;16;IF([.C712]=&quot;Dark&quot;;17;IF([.C71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Spectral Thief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3]=&quot;Normal&quot;;1;IF([.C713]=&quot;Fighting&quot;;2;IF([.C713]=&quot;Flying&quot;;3;IF([.C713]=&quot;Poison&quot;;4;IF([.C713]=&quot;Ground&quot;;5;IF([.C713]=&quot;Rock&quot;;6;IF([.C713]=&quot;Bug&quot;;7;IF([.C713]=&quot;Ghost&quot;;8;IF([.C713]=&quot;Steel&quot;;9;IF([.C713]=&quot;Fire&quot;;10;IF([.C713]=&quot;Water&quot;;11;IF([.C713]=&quot;Grass&quot;;12;IF([.C713]=&quot;Electric&quot;;13;IF([.C713]=&quot;Psychic&quot;;14;IF([.C713]=&quot;Ice&quot;;15;IF([.C713]=&quot;Dragon&quot;;16;IF([.C713]=&quot;Dark&quot;;17;IF([.C713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Sunsteel Strik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4]=&quot;Normal&quot;;1;IF([.C714]=&quot;Fighting&quot;;2;IF([.C714]=&quot;Flying&quot;;3;IF([.C714]=&quot;Poison&quot;;4;IF([.C714]=&quot;Ground&quot;;5;IF([.C714]=&quot;Rock&quot;;6;IF([.C714]=&quot;Bug&quot;;7;IF([.C714]=&quot;Ghost&quot;;8;IF([.C714]=&quot;Steel&quot;;9;IF([.C714]=&quot;Fire&quot;;10;IF([.C714]=&quot;Water&quot;;11;IF([.C714]=&quot;Grass&quot;;12;IF([.C714]=&quot;Electric&quot;;13;IF([.C714]=&quot;Psychic&quot;;14;IF([.C714]=&quot;Ice&quot;;15;IF([.C714]=&quot;Dragon&quot;;16;IF([.C714]=&quot;Dark&quot;;17;IF([.C714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Moongeist Bea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5]=&quot;Normal&quot;;1;IF([.C715]=&quot;Fighting&quot;;2;IF([.C715]=&quot;Flying&quot;;3;IF([.C715]=&quot;Poison&quot;;4;IF([.C715]=&quot;Ground&quot;;5;IF([.C715]=&quot;Rock&quot;;6;IF([.C715]=&quot;Bug&quot;;7;IF([.C715]=&quot;Ghost&quot;;8;IF([.C715]=&quot;Steel&quot;;9;IF([.C715]=&quot;Fire&quot;;10;IF([.C715]=&quot;Water&quot;;11;IF([.C715]=&quot;Grass&quot;;12;IF([.C715]=&quot;Electric&quot;;13;IF([.C715]=&quot;Psychic&quot;;14;IF([.C715]=&quot;Ice&quot;;15;IF([.C715]=&quot;Dragon&quot;;16;IF([.C715]=&quot;Dark&quot;;17;IF([.C715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Tearful L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16]=&quot;Normal&quot;;1;IF([.C716]=&quot;Fighting&quot;;2;IF([.C716]=&quot;Flying&quot;;3;IF([.C716]=&quot;Poison&quot;;4;IF([.C716]=&quot;Ground&quot;;5;IF([.C716]=&quot;Rock&quot;;6;IF([.C716]=&quot;Bug&quot;;7;IF([.C716]=&quot;Ghost&quot;;8;IF([.C716]=&quot;Steel&quot;;9;IF([.C716]=&quot;Fire&quot;;10;IF([.C716]=&quot;Water&quot;;11;IF([.C716]=&quot;Grass&quot;;12;IF([.C716]=&quot;Electric&quot;;13;IF([.C716]=&quot;Psychic&quot;;14;IF([.C716]=&quot;Ice&quot;;15;IF([.C716]=&quot;Dragon&quot;;16;IF([.C716]=&quot;Dark&quot;;17;IF([.C71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Zing Zap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7]=&quot;Normal&quot;;1;IF([.C717]=&quot;Fighting&quot;;2;IF([.C717]=&quot;Flying&quot;;3;IF([.C717]=&quot;Poison&quot;;4;IF([.C717]=&quot;Ground&quot;;5;IF([.C717]=&quot;Rock&quot;;6;IF([.C717]=&quot;Bug&quot;;7;IF([.C717]=&quot;Ghost&quot;;8;IF([.C717]=&quot;Steel&quot;;9;IF([.C717]=&quot;Fire&quot;;10;IF([.C717]=&quot;Water&quot;;11;IF([.C717]=&quot;Grass&quot;;12;IF([.C717]=&quot;Electric&quot;;13;IF([.C717]=&quot;Psychic&quot;;14;IF([.C717]=&quot;Ice&quot;;15;IF([.C717]=&quot;Dragon&quot;;16;IF([.C717]=&quot;Dark&quot;;17;IF([.C717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Nature's Madne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718]=&quot;Normal&quot;;1;IF([.C718]=&quot;Fighting&quot;;2;IF([.C718]=&quot;Flying&quot;;3;IF([.C718]=&quot;Poison&quot;;4;IF([.C718]=&quot;Ground&quot;;5;IF([.C718]=&quot;Rock&quot;;6;IF([.C718]=&quot;Bug&quot;;7;IF([.C718]=&quot;Ghost&quot;;8;IF([.C718]=&quot;Steel&quot;;9;IF([.C718]=&quot;Fire&quot;;10;IF([.C718]=&quot;Water&quot;;11;IF([.C718]=&quot;Grass&quot;;12;IF([.C718]=&quot;Electric&quot;;13;IF([.C718]=&quot;Psychic&quot;;14;IF([.C718]=&quot;Ice&quot;;15;IF([.C718]=&quot;Dragon&quot;;16;IF([.C718]=&quot;Dark&quot;;17;IF([.C71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Multi-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19]=&quot;Normal&quot;;1;IF([.C719]=&quot;Fighting&quot;;2;IF([.C719]=&quot;Flying&quot;;3;IF([.C719]=&quot;Poison&quot;;4;IF([.C719]=&quot;Ground&quot;;5;IF([.C719]=&quot;Rock&quot;;6;IF([.C719]=&quot;Bug&quot;;7;IF([.C719]=&quot;Ghost&quot;;8;IF([.C719]=&quot;Steel&quot;;9;IF([.C719]=&quot;Fire&quot;;10;IF([.C719]=&quot;Water&quot;;11;IF([.C719]=&quot;Grass&quot;;12;IF([.C719]=&quot;Electric&quot;;13;IF([.C719]=&quot;Psychic&quot;;14;IF([.C719]=&quot;Ice&quot;;15;IF([.C719]=&quot;Dragon&quot;;16;IF([.C719]=&quot;Dark&quot;;17;IF([.C719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10,000,000 Volt Thunderbolt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—</text:p>
          </table:table-cell>
          <table:table-cell/>
          <table:table-cell table:formula="of:=IF([.C720]=&quot;Normal&quot;;1;IF([.C720]=&quot;Fighting&quot;;2;IF([.C720]=&quot;Flying&quot;;3;IF([.C720]=&quot;Poison&quot;;4;IF([.C720]=&quot;Ground&quot;;5;IF([.C720]=&quot;Rock&quot;;6;IF([.C720]=&quot;Bug&quot;;7;IF([.C720]=&quot;Ghost&quot;;8;IF([.C720]=&quot;Steel&quot;;9;IF([.C720]=&quot;Fire&quot;;10;IF([.C720]=&quot;Water&quot;;11;IF([.C720]=&quot;Grass&quot;;12;IF([.C720]=&quot;Electric&quot;;13;IF([.C720]=&quot;Psychic&quot;;14;IF([.C720]=&quot;Ice&quot;;15;IF([.C720]=&quot;Dragon&quot;;16;IF([.C720]=&quot;Dark&quot;;17;IF([.C72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Mind Blow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21]=&quot;Normal&quot;;1;IF([.C721]=&quot;Fighting&quot;;2;IF([.C721]=&quot;Flying&quot;;3;IF([.C721]=&quot;Poison&quot;;4;IF([.C721]=&quot;Ground&quot;;5;IF([.C721]=&quot;Rock&quot;;6;IF([.C721]=&quot;Bug&quot;;7;IF([.C721]=&quot;Ghost&quot;;8;IF([.C721]=&quot;Steel&quot;;9;IF([.C721]=&quot;Fire&quot;;10;IF([.C721]=&quot;Water&quot;;11;IF([.C721]=&quot;Grass&quot;;12;IF([.C721]=&quot;Electric&quot;;13;IF([.C721]=&quot;Psychic&quot;;14;IF([.C721]=&quot;Ice&quot;;15;IF([.C721]=&quot;Dragon&quot;;16;IF([.C721]=&quot;Dark&quot;;17;IF([.C721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Plasma Fist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22]=&quot;Normal&quot;;1;IF([.C722]=&quot;Fighting&quot;;2;IF([.C722]=&quot;Flying&quot;;3;IF([.C722]=&quot;Poison&quot;;4;IF([.C722]=&quot;Ground&quot;;5;IF([.C722]=&quot;Rock&quot;;6;IF([.C722]=&quot;Bug&quot;;7;IF([.C722]=&quot;Ghost&quot;;8;IF([.C722]=&quot;Steel&quot;;9;IF([.C722]=&quot;Fire&quot;;10;IF([.C722]=&quot;Water&quot;;11;IF([.C722]=&quot;Grass&quot;;12;IF([.C722]=&quot;Electric&quot;;13;IF([.C722]=&quot;Psychic&quot;;14;IF([.C722]=&quot;Ice&quot;;15;IF([.C722]=&quot;Dragon&quot;;16;IF([.C722]=&quot;Dark&quot;;17;IF([.C722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Photon Geys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23]=&quot;Normal&quot;;1;IF([.C723]=&quot;Fighting&quot;;2;IF([.C723]=&quot;Flying&quot;;3;IF([.C723]=&quot;Poison&quot;;4;IF([.C723]=&quot;Ground&quot;;5;IF([.C723]=&quot;Rock&quot;;6;IF([.C723]=&quot;Bug&quot;;7;IF([.C723]=&quot;Ghost&quot;;8;IF([.C723]=&quot;Steel&quot;;9;IF([.C723]=&quot;Fire&quot;;10;IF([.C723]=&quot;Water&quot;;11;IF([.C723]=&quot;Grass&quot;;12;IF([.C723]=&quot;Electric&quot;;13;IF([.C723]=&quot;Psychic&quot;;14;IF([.C723]=&quot;Ice&quot;;15;IF([.C723]=&quot;Dragon&quot;;16;IF([.C723]=&quot;Dark&quot;;17;IF([.C72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Light That Burns the Sk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—</text:p>
          </table:table-cell>
          <table:table-cell/>
          <table:table-cell table:formula="of:=IF([.C724]=&quot;Normal&quot;;1;IF([.C724]=&quot;Fighting&quot;;2;IF([.C724]=&quot;Flying&quot;;3;IF([.C724]=&quot;Poison&quot;;4;IF([.C724]=&quot;Ground&quot;;5;IF([.C724]=&quot;Rock&quot;;6;IF([.C724]=&quot;Bug&quot;;7;IF([.C724]=&quot;Ghost&quot;;8;IF([.C724]=&quot;Steel&quot;;9;IF([.C724]=&quot;Fire&quot;;10;IF([.C724]=&quot;Water&quot;;11;IF([.C724]=&quot;Grass&quot;;12;IF([.C724]=&quot;Electric&quot;;13;IF([.C724]=&quot;Psychic&quot;;14;IF([.C724]=&quot;Ice&quot;;15;IF([.C724]=&quot;Dragon&quot;;16;IF([.C724]=&quot;Dark&quot;;17;IF([.C724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Searing Sunraze Sm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—</text:p>
          </table:table-cell>
          <table:table-cell/>
          <table:table-cell table:formula="of:=IF([.C725]=&quot;Normal&quot;;1;IF([.C725]=&quot;Fighting&quot;;2;IF([.C725]=&quot;Flying&quot;;3;IF([.C725]=&quot;Poison&quot;;4;IF([.C725]=&quot;Ground&quot;;5;IF([.C725]=&quot;Rock&quot;;6;IF([.C725]=&quot;Bug&quot;;7;IF([.C725]=&quot;Ghost&quot;;8;IF([.C725]=&quot;Steel&quot;;9;IF([.C725]=&quot;Fire&quot;;10;IF([.C725]=&quot;Water&quot;;11;IF([.C725]=&quot;Grass&quot;;12;IF([.C725]=&quot;Electric&quot;;13;IF([.C725]=&quot;Psychic&quot;;14;IF([.C725]=&quot;Ice&quot;;15;IF([.C725]=&quot;Dragon&quot;;16;IF([.C725]=&quot;Dark&quot;;17;IF([.C72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Menacing Moonraze Maelstro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—</text:p>
          </table:table-cell>
          <table:table-cell/>
          <table:table-cell table:formula="of:=IF([.C726]=&quot;Normal&quot;;1;IF([.C726]=&quot;Fighting&quot;;2;IF([.C726]=&quot;Flying&quot;;3;IF([.C726]=&quot;Poison&quot;;4;IF([.C726]=&quot;Ground&quot;;5;IF([.C726]=&quot;Rock&quot;;6;IF([.C726]=&quot;Bug&quot;;7;IF([.C726]=&quot;Ghost&quot;;8;IF([.C726]=&quot;Steel&quot;;9;IF([.C726]=&quot;Fire&quot;;10;IF([.C726]=&quot;Water&quot;;11;IF([.C726]=&quot;Grass&quot;;12;IF([.C726]=&quot;Electric&quot;;13;IF([.C726]=&quot;Psychic&quot;;14;IF([.C726]=&quot;Ice&quot;;15;IF([.C726]=&quot;Dragon&quot;;16;IF([.C726]=&quot;Dark&quot;;17;IF([.C726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Let's Snuggle Forever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—</text:p>
          </table:table-cell>
          <table:table-cell/>
          <table:table-cell table:formula="of:=IF([.C727]=&quot;Normal&quot;;1;IF([.C727]=&quot;Fighting&quot;;2;IF([.C727]=&quot;Flying&quot;;3;IF([.C727]=&quot;Poison&quot;;4;IF([.C727]=&quot;Ground&quot;;5;IF([.C727]=&quot;Rock&quot;;6;IF([.C727]=&quot;Bug&quot;;7;IF([.C727]=&quot;Ghost&quot;;8;IF([.C727]=&quot;Steel&quot;;9;IF([.C727]=&quot;Fire&quot;;10;IF([.C727]=&quot;Water&quot;;11;IF([.C727]=&quot;Grass&quot;;12;IF([.C727]=&quot;Electric&quot;;13;IF([.C727]=&quot;Psychic&quot;;14;IF([.C727]=&quot;Ice&quot;;15;IF([.C727]=&quot;Dragon&quot;;16;IF([.C727]=&quot;Dark&quot;;17;IF([.C727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Splintered Stormshar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—</text:p>
          </table:table-cell>
          <table:table-cell/>
          <table:table-cell table:formula="of:=IF([.C728]=&quot;Normal&quot;;1;IF([.C728]=&quot;Fighting&quot;;2;IF([.C728]=&quot;Flying&quot;;3;IF([.C728]=&quot;Poison&quot;;4;IF([.C728]=&quot;Ground&quot;;5;IF([.C728]=&quot;Rock&quot;;6;IF([.C728]=&quot;Bug&quot;;7;IF([.C728]=&quot;Ghost&quot;;8;IF([.C728]=&quot;Steel&quot;;9;IF([.C728]=&quot;Fire&quot;;10;IF([.C728]=&quot;Water&quot;;11;IF([.C728]=&quot;Grass&quot;;12;IF([.C728]=&quot;Electric&quot;;13;IF([.C728]=&quot;Psychic&quot;;14;IF([.C728]=&quot;Ice&quot;;15;IF([.C728]=&quot;Dragon&quot;;16;IF([.C728]=&quot;Dark&quot;;17;IF([.C728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Clangorous Soulblaz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—</text:p>
          </table:table-cell>
          <table:table-cell/>
          <table:table-cell table:formula="of:=IF([.C729]=&quot;Normal&quot;;1;IF([.C729]=&quot;Fighting&quot;;2;IF([.C729]=&quot;Flying&quot;;3;IF([.C729]=&quot;Poison&quot;;4;IF([.C729]=&quot;Ground&quot;;5;IF([.C729]=&quot;Rock&quot;;6;IF([.C729]=&quot;Bug&quot;;7;IF([.C729]=&quot;Ghost&quot;;8;IF([.C729]=&quot;Steel&quot;;9;IF([.C729]=&quot;Fire&quot;;10;IF([.C729]=&quot;Water&quot;;11;IF([.C729]=&quot;Grass&quot;;12;IF([.C729]=&quot;Electric&quot;;13;IF([.C729]=&quot;Psychic&quot;;14;IF([.C729]=&quot;Ice&quot;;15;IF([.C729]=&quot;Dragon&quot;;16;IF([.C729]=&quot;Dark&quot;;17;IF([.C729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Zippy Zap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8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0]=&quot;Normal&quot;;1;IF([.C730]=&quot;Fighting&quot;;2;IF([.C730]=&quot;Flying&quot;;3;IF([.C730]=&quot;Poison&quot;;4;IF([.C730]=&quot;Ground&quot;;5;IF([.C730]=&quot;Rock&quot;;6;IF([.C730]=&quot;Bug&quot;;7;IF([.C730]=&quot;Ghost&quot;;8;IF([.C730]=&quot;Steel&quot;;9;IF([.C730]=&quot;Fire&quot;;10;IF([.C730]=&quot;Water&quot;;11;IF([.C730]=&quot;Grass&quot;;12;IF([.C730]=&quot;Electric&quot;;13;IF([.C730]=&quot;Psychic&quot;;14;IF([.C730]=&quot;Ice&quot;;15;IF([.C730]=&quot;Dragon&quot;;16;IF([.C730]=&quot;Dark&quot;;17;IF([.C73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Splishy Spl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1]=&quot;Normal&quot;;1;IF([.C731]=&quot;Fighting&quot;;2;IF([.C731]=&quot;Flying&quot;;3;IF([.C731]=&quot;Poison&quot;;4;IF([.C731]=&quot;Ground&quot;;5;IF([.C731]=&quot;Rock&quot;;6;IF([.C731]=&quot;Bug&quot;;7;IF([.C731]=&quot;Ghost&quot;;8;IF([.C731]=&quot;Steel&quot;;9;IF([.C731]=&quot;Fire&quot;;10;IF([.C731]=&quot;Water&quot;;11;IF([.C731]=&quot;Grass&quot;;12;IF([.C731]=&quot;Electric&quot;;13;IF([.C731]=&quot;Psychic&quot;;14;IF([.C731]=&quot;Ice&quot;;15;IF([.C731]=&quot;Dragon&quot;;16;IF([.C731]=&quot;Dark&quot;;17;IF([.C731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Floaty Fal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732]=&quot;Normal&quot;;1;IF([.C732]=&quot;Fighting&quot;;2;IF([.C732]=&quot;Flying&quot;;3;IF([.C732]=&quot;Poison&quot;;4;IF([.C732]=&quot;Ground&quot;;5;IF([.C732]=&quot;Rock&quot;;6;IF([.C732]=&quot;Bug&quot;;7;IF([.C732]=&quot;Ghost&quot;;8;IF([.C732]=&quot;Steel&quot;;9;IF([.C732]=&quot;Fire&quot;;10;IF([.C732]=&quot;Water&quot;;11;IF([.C732]=&quot;Grass&quot;;12;IF([.C732]=&quot;Electric&quot;;13;IF([.C732]=&quot;Psychic&quot;;14;IF([.C732]=&quot;Ice&quot;;15;IF([.C732]=&quot;Dragon&quot;;16;IF([.C732]=&quot;Dark&quot;;17;IF([.C732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Pika Papow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33]=&quot;Normal&quot;;1;IF([.C733]=&quot;Fighting&quot;;2;IF([.C733]=&quot;Flying&quot;;3;IF([.C733]=&quot;Poison&quot;;4;IF([.C733]=&quot;Ground&quot;;5;IF([.C733]=&quot;Rock&quot;;6;IF([.C733]=&quot;Bug&quot;;7;IF([.C733]=&quot;Ghost&quot;;8;IF([.C733]=&quot;Steel&quot;;9;IF([.C733]=&quot;Fire&quot;;10;IF([.C733]=&quot;Water&quot;;11;IF([.C733]=&quot;Grass&quot;;12;IF([.C733]=&quot;Electric&quot;;13;IF([.C733]=&quot;Psychic&quot;;14;IF([.C733]=&quot;Ice&quot;;15;IF([.C733]=&quot;Dragon&quot;;16;IF([.C733]=&quot;Dark&quot;;17;IF([.C733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Bouncy Bubb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4]=&quot;Normal&quot;;1;IF([.C734]=&quot;Fighting&quot;;2;IF([.C734]=&quot;Flying&quot;;3;IF([.C734]=&quot;Poison&quot;;4;IF([.C734]=&quot;Ground&quot;;5;IF([.C734]=&quot;Rock&quot;;6;IF([.C734]=&quot;Bug&quot;;7;IF([.C734]=&quot;Ghost&quot;;8;IF([.C734]=&quot;Steel&quot;;9;IF([.C734]=&quot;Fire&quot;;10;IF([.C734]=&quot;Water&quot;;11;IF([.C734]=&quot;Grass&quot;;12;IF([.C734]=&quot;Electric&quot;;13;IF([.C734]=&quot;Psychic&quot;;14;IF([.C734]=&quot;Ice&quot;;15;IF([.C734]=&quot;Dragon&quot;;16;IF([.C734]=&quot;Dark&quot;;17;IF([.C734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Buzzy Buzz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5]=&quot;Normal&quot;;1;IF([.C735]=&quot;Fighting&quot;;2;IF([.C735]=&quot;Flying&quot;;3;IF([.C735]=&quot;Poison&quot;;4;IF([.C735]=&quot;Ground&quot;;5;IF([.C735]=&quot;Rock&quot;;6;IF([.C735]=&quot;Bug&quot;;7;IF([.C735]=&quot;Ghost&quot;;8;IF([.C735]=&quot;Steel&quot;;9;IF([.C735]=&quot;Fire&quot;;10;IF([.C735]=&quot;Water&quot;;11;IF([.C735]=&quot;Grass&quot;;12;IF([.C735]=&quot;Electric&quot;;13;IF([.C735]=&quot;Psychic&quot;;14;IF([.C735]=&quot;Ice&quot;;15;IF([.C735]=&quot;Dragon&quot;;16;IF([.C735]=&quot;Dark&quot;;17;IF([.C73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Sizzly Slid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60*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36]=&quot;Normal&quot;;1;IF([.C736]=&quot;Fighting&quot;;2;IF([.C736]=&quot;Flying&quot;;3;IF([.C736]=&quot;Poison&quot;;4;IF([.C736]=&quot;Ground&quot;;5;IF([.C736]=&quot;Rock&quot;;6;IF([.C736]=&quot;Bug&quot;;7;IF([.C736]=&quot;Ghost&quot;;8;IF([.C736]=&quot;Steel&quot;;9;IF([.C736]=&quot;Fire&quot;;10;IF([.C736]=&quot;Water&quot;;11;IF([.C736]=&quot;Grass&quot;;12;IF([.C736]=&quot;Electric&quot;;13;IF([.C736]=&quot;Psychic&quot;;14;IF([.C736]=&quot;Ice&quot;;15;IF([.C736]=&quot;Dragon&quot;;16;IF([.C736]=&quot;Dark&quot;;17;IF([.C736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Glitzy Glow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95%*</text:p>
          </table:table-cell>
          <table:table-cell/>
          <table:table-cell table:formula="of:=IF([.C737]=&quot;Normal&quot;;1;IF([.C737]=&quot;Fighting&quot;;2;IF([.C737]=&quot;Flying&quot;;3;IF([.C737]=&quot;Poison&quot;;4;IF([.C737]=&quot;Ground&quot;;5;IF([.C737]=&quot;Rock&quot;;6;IF([.C737]=&quot;Bug&quot;;7;IF([.C737]=&quot;Ghost&quot;;8;IF([.C737]=&quot;Steel&quot;;9;IF([.C737]=&quot;Fire&quot;;10;IF([.C737]=&quot;Water&quot;;11;IF([.C737]=&quot;Grass&quot;;12;IF([.C737]=&quot;Electric&quot;;13;IF([.C737]=&quot;Psychic&quot;;14;IF([.C737]=&quot;Ice&quot;;15;IF([.C737]=&quot;Dragon&quot;;16;IF([.C737]=&quot;Dark&quot;;17;IF([.C73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Baddy Ba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95%*</text:p>
          </table:table-cell>
          <table:table-cell/>
          <table:table-cell table:formula="of:=IF([.C738]=&quot;Normal&quot;;1;IF([.C738]=&quot;Fighting&quot;;2;IF([.C738]=&quot;Flying&quot;;3;IF([.C738]=&quot;Poison&quot;;4;IF([.C738]=&quot;Ground&quot;;5;IF([.C738]=&quot;Rock&quot;;6;IF([.C738]=&quot;Bug&quot;;7;IF([.C738]=&quot;Ghost&quot;;8;IF([.C738]=&quot;Steel&quot;;9;IF([.C738]=&quot;Fire&quot;;10;IF([.C738]=&quot;Water&quot;;11;IF([.C738]=&quot;Grass&quot;;12;IF([.C738]=&quot;Electric&quot;;13;IF([.C738]=&quot;Psychic&quot;;14;IF([.C738]=&quot;Ice&quot;;15;IF([.C738]=&quot;Dragon&quot;;16;IF([.C738]=&quot;Dark&quot;;17;IF([.C738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Sappy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90%*</text:p>
          </table:table-cell>
          <table:table-cell/>
          <table:table-cell table:formula="of:=IF([.C739]=&quot;Normal&quot;;1;IF([.C739]=&quot;Fighting&quot;;2;IF([.C739]=&quot;Flying&quot;;3;IF([.C739]=&quot;Poison&quot;;4;IF([.C739]=&quot;Ground&quot;;5;IF([.C739]=&quot;Rock&quot;;6;IF([.C739]=&quot;Bug&quot;;7;IF([.C739]=&quot;Ghost&quot;;8;IF([.C739]=&quot;Steel&quot;;9;IF([.C739]=&quot;Fire&quot;;10;IF([.C739]=&quot;Water&quot;;11;IF([.C739]=&quot;Grass&quot;;12;IF([.C739]=&quot;Electric&quot;;13;IF([.C739]=&quot;Psychic&quot;;14;IF([.C739]=&quot;Ice&quot;;15;IF([.C739]=&quot;Dragon&quot;;16;IF([.C739]=&quot;Dark&quot;;17;IF([.C73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Freezy Frost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90%*</text:p>
          </table:table-cell>
          <table:table-cell/>
          <table:table-cell table:formula="of:=IF([.C740]=&quot;Normal&quot;;1;IF([.C740]=&quot;Fighting&quot;;2;IF([.C740]=&quot;Flying&quot;;3;IF([.C740]=&quot;Poison&quot;;4;IF([.C740]=&quot;Ground&quot;;5;IF([.C740]=&quot;Rock&quot;;6;IF([.C740]=&quot;Bug&quot;;7;IF([.C740]=&quot;Ghost&quot;;8;IF([.C740]=&quot;Steel&quot;;9;IF([.C740]=&quot;Fire&quot;;10;IF([.C740]=&quot;Water&quot;;11;IF([.C740]=&quot;Grass&quot;;12;IF([.C740]=&quot;Electric&quot;;13;IF([.C740]=&quot;Psychic&quot;;14;IF([.C740]=&quot;Ice&quot;;15;IF([.C740]=&quot;Dragon&quot;;16;IF([.C740]=&quot;Dark&quot;;17;IF([.C740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Sparkly Swir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120*</text:p>
          </table:table-cell>
          <table:table-cell office:value-type="string" calcext:value-type="string">
            <text:p>85%*</text:p>
          </table:table-cell>
          <table:table-cell/>
          <table:table-cell table:formula="of:=IF([.C741]=&quot;Normal&quot;;1;IF([.C741]=&quot;Fighting&quot;;2;IF([.C741]=&quot;Flying&quot;;3;IF([.C741]=&quot;Poison&quot;;4;IF([.C741]=&quot;Ground&quot;;5;IF([.C741]=&quot;Rock&quot;;6;IF([.C741]=&quot;Bug&quot;;7;IF([.C741]=&quot;Ghost&quot;;8;IF([.C741]=&quot;Steel&quot;;9;IF([.C741]=&quot;Fire&quot;;10;IF([.C741]=&quot;Water&quot;;11;IF([.C741]=&quot;Grass&quot;;12;IF([.C741]=&quot;Electric&quot;;13;IF([.C741]=&quot;Psychic&quot;;14;IF([.C741]=&quot;Ice&quot;;15;IF([.C741]=&quot;Dragon&quot;;16;IF([.C741]=&quot;Dark&quot;;17;IF([.C741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Veevee Voll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42]=&quot;Normal&quot;;1;IF([.C742]=&quot;Fighting&quot;;2;IF([.C742]=&quot;Flying&quot;;3;IF([.C742]=&quot;Poison&quot;;4;IF([.C742]=&quot;Ground&quot;;5;IF([.C742]=&quot;Rock&quot;;6;IF([.C742]=&quot;Bug&quot;;7;IF([.C742]=&quot;Ghost&quot;;8;IF([.C742]=&quot;Steel&quot;;9;IF([.C742]=&quot;Fire&quot;;10;IF([.C742]=&quot;Water&quot;;11;IF([.C742]=&quot;Grass&quot;;12;IF([.C742]=&quot;Electric&quot;;13;IF([.C742]=&quot;Psychic&quot;;14;IF([.C742]=&quot;Ice&quot;;15;IF([.C742]=&quot;Dragon&quot;;16;IF([.C742]=&quot;Dark&quot;;17;IF([.C742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Double Iron B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43]=&quot;Normal&quot;;1;IF([.C743]=&quot;Fighting&quot;;2;IF([.C743]=&quot;Flying&quot;;3;IF([.C743]=&quot;Poison&quot;;4;IF([.C743]=&quot;Ground&quot;;5;IF([.C743]=&quot;Rock&quot;;6;IF([.C743]=&quot;Bug&quot;;7;IF([.C743]=&quot;Ghost&quot;;8;IF([.C743]=&quot;Steel&quot;;9;IF([.C743]=&quot;Fire&quot;;10;IF([.C743]=&quot;Water&quot;;11;IF([.C743]=&quot;Grass&quot;;12;IF([.C743]=&quot;Electric&quot;;13;IF([.C743]=&quot;Psychic&quot;;14;IF([.C743]=&quot;Ice&quot;;15;IF([.C743]=&quot;Dragon&quot;;16;IF([.C743]=&quot;Dark&quot;;17;IF([.C743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Max Gu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44]=&quot;Normal&quot;;1;IF([.C744]=&quot;Fighting&quot;;2;IF([.C744]=&quot;Flying&quot;;3;IF([.C744]=&quot;Poison&quot;;4;IF([.C744]=&quot;Ground&quot;;5;IF([.C744]=&quot;Rock&quot;;6;IF([.C744]=&quot;Bug&quot;;7;IF([.C744]=&quot;Ghost&quot;;8;IF([.C744]=&quot;Steel&quot;;9;IF([.C744]=&quot;Fire&quot;;10;IF([.C744]=&quot;Water&quot;;11;IF([.C744]=&quot;Grass&quot;;12;IF([.C744]=&quot;Electric&quot;;13;IF([.C744]=&quot;Psychic&quot;;14;IF([.C744]=&quot;Ice&quot;;15;IF([.C744]=&quot;Dragon&quot;;16;IF([.C744]=&quot;Dark&quot;;17;IF([.C744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Dynamax Cann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45]=&quot;Normal&quot;;1;IF([.C745]=&quot;Fighting&quot;;2;IF([.C745]=&quot;Flying&quot;;3;IF([.C745]=&quot;Poison&quot;;4;IF([.C745]=&quot;Ground&quot;;5;IF([.C745]=&quot;Rock&quot;;6;IF([.C745]=&quot;Bug&quot;;7;IF([.C745]=&quot;Ghost&quot;;8;IF([.C745]=&quot;Steel&quot;;9;IF([.C745]=&quot;Fire&quot;;10;IF([.C745]=&quot;Water&quot;;11;IF([.C745]=&quot;Grass&quot;;12;IF([.C745]=&quot;Electric&quot;;13;IF([.C745]=&quot;Psychic&quot;;14;IF([.C745]=&quot;Ice&quot;;15;IF([.C745]=&quot;Dragon&quot;;16;IF([.C745]=&quot;Dark&quot;;17;IF([.C745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Snipe Sho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46]=&quot;Normal&quot;;1;IF([.C746]=&quot;Fighting&quot;;2;IF([.C746]=&quot;Flying&quot;;3;IF([.C746]=&quot;Poison&quot;;4;IF([.C746]=&quot;Ground&quot;;5;IF([.C746]=&quot;Rock&quot;;6;IF([.C746]=&quot;Bug&quot;;7;IF([.C746]=&quot;Ghost&quot;;8;IF([.C746]=&quot;Steel&quot;;9;IF([.C746]=&quot;Fire&quot;;10;IF([.C746]=&quot;Water&quot;;11;IF([.C746]=&quot;Grass&quot;;12;IF([.C746]=&quot;Electric&quot;;13;IF([.C746]=&quot;Psychic&quot;;14;IF([.C746]=&quot;Ice&quot;;15;IF([.C746]=&quot;Dragon&quot;;16;IF([.C746]=&quot;Dark&quot;;17;IF([.C746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Jaw Lo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47]=&quot;Normal&quot;;1;IF([.C747]=&quot;Fighting&quot;;2;IF([.C747]=&quot;Flying&quot;;3;IF([.C747]=&quot;Poison&quot;;4;IF([.C747]=&quot;Ground&quot;;5;IF([.C747]=&quot;Rock&quot;;6;IF([.C747]=&quot;Bug&quot;;7;IF([.C747]=&quot;Ghost&quot;;8;IF([.C747]=&quot;Steel&quot;;9;IF([.C747]=&quot;Fire&quot;;10;IF([.C747]=&quot;Water&quot;;11;IF([.C747]=&quot;Grass&quot;;12;IF([.C747]=&quot;Electric&quot;;13;IF([.C747]=&quot;Psychic&quot;;14;IF([.C747]=&quot;Ice&quot;;15;IF([.C747]=&quot;Dragon&quot;;16;IF([.C747]=&quot;Dark&quot;;17;IF([.C747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Stuff Chee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48]=&quot;Normal&quot;;1;IF([.C748]=&quot;Fighting&quot;;2;IF([.C748]=&quot;Flying&quot;;3;IF([.C748]=&quot;Poison&quot;;4;IF([.C748]=&quot;Ground&quot;;5;IF([.C748]=&quot;Rock&quot;;6;IF([.C748]=&quot;Bug&quot;;7;IF([.C748]=&quot;Ghost&quot;;8;IF([.C748]=&quot;Steel&quot;;9;IF([.C748]=&quot;Fire&quot;;10;IF([.C748]=&quot;Water&quot;;11;IF([.C748]=&quot;Grass&quot;;12;IF([.C748]=&quot;Electric&quot;;13;IF([.C748]=&quot;Psychic&quot;;14;IF([.C748]=&quot;Ice&quot;;15;IF([.C748]=&quot;Dragon&quot;;16;IF([.C748]=&quot;Dark&quot;;17;IF([.C748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No Retrea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49]=&quot;Normal&quot;;1;IF([.C749]=&quot;Fighting&quot;;2;IF([.C749]=&quot;Flying&quot;;3;IF([.C749]=&quot;Poison&quot;;4;IF([.C749]=&quot;Ground&quot;;5;IF([.C749]=&quot;Rock&quot;;6;IF([.C749]=&quot;Bug&quot;;7;IF([.C749]=&quot;Ghost&quot;;8;IF([.C749]=&quot;Steel&quot;;9;IF([.C749]=&quot;Fire&quot;;10;IF([.C749]=&quot;Water&quot;;11;IF([.C749]=&quot;Grass&quot;;12;IF([.C749]=&quot;Electric&quot;;13;IF([.C749]=&quot;Psychic&quot;;14;IF([.C749]=&quot;Ice&quot;;15;IF([.C749]=&quot;Dragon&quot;;16;IF([.C749]=&quot;Dark&quot;;17;IF([.C749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Tar Sho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0]=&quot;Normal&quot;;1;IF([.C750]=&quot;Fighting&quot;;2;IF([.C750]=&quot;Flying&quot;;3;IF([.C750]=&quot;Poison&quot;;4;IF([.C750]=&quot;Ground&quot;;5;IF([.C750]=&quot;Rock&quot;;6;IF([.C750]=&quot;Bug&quot;;7;IF([.C750]=&quot;Ghost&quot;;8;IF([.C750]=&quot;Steel&quot;;9;IF([.C750]=&quot;Fire&quot;;10;IF([.C750]=&quot;Water&quot;;11;IF([.C750]=&quot;Grass&quot;;12;IF([.C750]=&quot;Electric&quot;;13;IF([.C750]=&quot;Psychic&quot;;14;IF([.C750]=&quot;Ice&quot;;15;IF([.C750]=&quot;Dragon&quot;;16;IF([.C750]=&quot;Dark&quot;;17;IF([.C750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Magic Powd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1]=&quot;Normal&quot;;1;IF([.C751]=&quot;Fighting&quot;;2;IF([.C751]=&quot;Flying&quot;;3;IF([.C751]=&quot;Poison&quot;;4;IF([.C751]=&quot;Ground&quot;;5;IF([.C751]=&quot;Rock&quot;;6;IF([.C751]=&quot;Bug&quot;;7;IF([.C751]=&quot;Ghost&quot;;8;IF([.C751]=&quot;Steel&quot;;9;IF([.C751]=&quot;Fire&quot;;10;IF([.C751]=&quot;Water&quot;;11;IF([.C751]=&quot;Grass&quot;;12;IF([.C751]=&quot;Electric&quot;;13;IF([.C751]=&quot;Psychic&quot;;14;IF([.C751]=&quot;Ice&quot;;15;IF([.C751]=&quot;Dragon&quot;;16;IF([.C751]=&quot;Dark&quot;;17;IF([.C75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Dragon Dart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2]=&quot;Normal&quot;;1;IF([.C752]=&quot;Fighting&quot;;2;IF([.C752]=&quot;Flying&quot;;3;IF([.C752]=&quot;Poison&quot;;4;IF([.C752]=&quot;Ground&quot;;5;IF([.C752]=&quot;Rock&quot;;6;IF([.C752]=&quot;Bug&quot;;7;IF([.C752]=&quot;Ghost&quot;;8;IF([.C752]=&quot;Steel&quot;;9;IF([.C752]=&quot;Fire&quot;;10;IF([.C752]=&quot;Water&quot;;11;IF([.C752]=&quot;Grass&quot;;12;IF([.C752]=&quot;Electric&quot;;13;IF([.C752]=&quot;Psychic&quot;;14;IF([.C752]=&quot;Ice&quot;;15;IF([.C752]=&quot;Dragon&quot;;16;IF([.C752]=&quot;Dark&quot;;17;IF([.C752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Teati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53]=&quot;Normal&quot;;1;IF([.C753]=&quot;Fighting&quot;;2;IF([.C753]=&quot;Flying&quot;;3;IF([.C753]=&quot;Poison&quot;;4;IF([.C753]=&quot;Ground&quot;;5;IF([.C753]=&quot;Rock&quot;;6;IF([.C753]=&quot;Bug&quot;;7;IF([.C753]=&quot;Ghost&quot;;8;IF([.C753]=&quot;Steel&quot;;9;IF([.C753]=&quot;Fire&quot;;10;IF([.C753]=&quot;Water&quot;;11;IF([.C753]=&quot;Grass&quot;;12;IF([.C753]=&quot;Electric&quot;;13;IF([.C753]=&quot;Psychic&quot;;14;IF([.C753]=&quot;Ice&quot;;15;IF([.C753]=&quot;Dragon&quot;;16;IF([.C753]=&quot;Dark&quot;;17;IF([.C753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Octolo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4]=&quot;Normal&quot;;1;IF([.C754]=&quot;Fighting&quot;;2;IF([.C754]=&quot;Flying&quot;;3;IF([.C754]=&quot;Poison&quot;;4;IF([.C754]=&quot;Ground&quot;;5;IF([.C754]=&quot;Rock&quot;;6;IF([.C754]=&quot;Bug&quot;;7;IF([.C754]=&quot;Ghost&quot;;8;IF([.C754]=&quot;Steel&quot;;9;IF([.C754]=&quot;Fire&quot;;10;IF([.C754]=&quot;Water&quot;;11;IF([.C754]=&quot;Grass&quot;;12;IF([.C754]=&quot;Electric&quot;;13;IF([.C754]=&quot;Psychic&quot;;14;IF([.C754]=&quot;Ice&quot;;15;IF([.C754]=&quot;Dragon&quot;;16;IF([.C754]=&quot;Dark&quot;;17;IF([.C75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Bolt Bea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5]=&quot;Normal&quot;;1;IF([.C755]=&quot;Fighting&quot;;2;IF([.C755]=&quot;Flying&quot;;3;IF([.C755]=&quot;Poison&quot;;4;IF([.C755]=&quot;Ground&quot;;5;IF([.C755]=&quot;Rock&quot;;6;IF([.C755]=&quot;Bug&quot;;7;IF([.C755]=&quot;Ghost&quot;;8;IF([.C755]=&quot;Steel&quot;;9;IF([.C755]=&quot;Fire&quot;;10;IF([.C755]=&quot;Water&quot;;11;IF([.C755]=&quot;Grass&quot;;12;IF([.C755]=&quot;Electric&quot;;13;IF([.C755]=&quot;Psychic&quot;;14;IF([.C755]=&quot;Ice&quot;;15;IF([.C755]=&quot;Dragon&quot;;16;IF([.C755]=&quot;Dark&quot;;17;IF([.C75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Fishious Ren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6]=&quot;Normal&quot;;1;IF([.C756]=&quot;Fighting&quot;;2;IF([.C756]=&quot;Flying&quot;;3;IF([.C756]=&quot;Poison&quot;;4;IF([.C756]=&quot;Ground&quot;;5;IF([.C756]=&quot;Rock&quot;;6;IF([.C756]=&quot;Bug&quot;;7;IF([.C756]=&quot;Ghost&quot;;8;IF([.C756]=&quot;Steel&quot;;9;IF([.C756]=&quot;Fire&quot;;10;IF([.C756]=&quot;Water&quot;;11;IF([.C756]=&quot;Grass&quot;;12;IF([.C756]=&quot;Electric&quot;;13;IF([.C756]=&quot;Psychic&quot;;14;IF([.C756]=&quot;Ice&quot;;15;IF([.C756]=&quot;Dragon&quot;;16;IF([.C756]=&quot;Dark&quot;;17;IF([.C756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Court Chan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57]=&quot;Normal&quot;;1;IF([.C757]=&quot;Fighting&quot;;2;IF([.C757]=&quot;Flying&quot;;3;IF([.C757]=&quot;Poison&quot;;4;IF([.C757]=&quot;Ground&quot;;5;IF([.C757]=&quot;Rock&quot;;6;IF([.C757]=&quot;Bug&quot;;7;IF([.C757]=&quot;Ghost&quot;;8;IF([.C757]=&quot;Steel&quot;;9;IF([.C757]=&quot;Fire&quot;;10;IF([.C757]=&quot;Water&quot;;11;IF([.C757]=&quot;Grass&quot;;12;IF([.C757]=&quot;Electric&quot;;13;IF([.C757]=&quot;Psychic&quot;;14;IF([.C757]=&quot;Ice&quot;;15;IF([.C757]=&quot;Dragon&quot;;16;IF([.C757]=&quot;Dark&quot;;17;IF([.C757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Max Fla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58]=&quot;Normal&quot;;1;IF([.C758]=&quot;Fighting&quot;;2;IF([.C758]=&quot;Flying&quot;;3;IF([.C758]=&quot;Poison&quot;;4;IF([.C758]=&quot;Ground&quot;;5;IF([.C758]=&quot;Rock&quot;;6;IF([.C758]=&quot;Bug&quot;;7;IF([.C758]=&quot;Ghost&quot;;8;IF([.C758]=&quot;Steel&quot;;9;IF([.C758]=&quot;Fire&quot;;10;IF([.C758]=&quot;Water&quot;;11;IF([.C758]=&quot;Grass&quot;;12;IF([.C758]=&quot;Electric&quot;;13;IF([.C758]=&quot;Psychic&quot;;14;IF([.C758]=&quot;Ice&quot;;15;IF([.C758]=&quot;Dragon&quot;;16;IF([.C758]=&quot;Dark&quot;;17;IF([.C75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Max Flutterb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59]=&quot;Normal&quot;;1;IF([.C759]=&quot;Fighting&quot;;2;IF([.C759]=&quot;Flying&quot;;3;IF([.C759]=&quot;Poison&quot;;4;IF([.C759]=&quot;Ground&quot;;5;IF([.C759]=&quot;Rock&quot;;6;IF([.C759]=&quot;Bug&quot;;7;IF([.C759]=&quot;Ghost&quot;;8;IF([.C759]=&quot;Steel&quot;;9;IF([.C759]=&quot;Fire&quot;;10;IF([.C759]=&quot;Water&quot;;11;IF([.C759]=&quot;Grass&quot;;12;IF([.C759]=&quot;Electric&quot;;13;IF([.C759]=&quot;Psychic&quot;;14;IF([.C759]=&quot;Ice&quot;;15;IF([.C759]=&quot;Dragon&quot;;16;IF([.C759]=&quot;Dark&quot;;17;IF([.C759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Max Lightnin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0]=&quot;Normal&quot;;1;IF([.C760]=&quot;Fighting&quot;;2;IF([.C760]=&quot;Flying&quot;;3;IF([.C760]=&quot;Poison&quot;;4;IF([.C760]=&quot;Ground&quot;;5;IF([.C760]=&quot;Rock&quot;;6;IF([.C760]=&quot;Bug&quot;;7;IF([.C760]=&quot;Ghost&quot;;8;IF([.C760]=&quot;Steel&quot;;9;IF([.C760]=&quot;Fire&quot;;10;IF([.C760]=&quot;Water&quot;;11;IF([.C760]=&quot;Grass&quot;;12;IF([.C760]=&quot;Electric&quot;;13;IF([.C760]=&quot;Psychic&quot;;14;IF([.C760]=&quot;Ice&quot;;15;IF([.C760]=&quot;Dragon&quot;;16;IF([.C760]=&quot;Dark&quot;;17;IF([.C76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Max Str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1]=&quot;Normal&quot;;1;IF([.C761]=&quot;Fighting&quot;;2;IF([.C761]=&quot;Flying&quot;;3;IF([.C761]=&quot;Poison&quot;;4;IF([.C761]=&quot;Ground&quot;;5;IF([.C761]=&quot;Rock&quot;;6;IF([.C761]=&quot;Bug&quot;;7;IF([.C761]=&quot;Ghost&quot;;8;IF([.C761]=&quot;Steel&quot;;9;IF([.C761]=&quot;Fire&quot;;10;IF([.C761]=&quot;Water&quot;;11;IF([.C761]=&quot;Grass&quot;;12;IF([.C761]=&quot;Electric&quot;;13;IF([.C761]=&quot;Psychic&quot;;14;IF([.C761]=&quot;Ice&quot;;15;IF([.C761]=&quot;Dragon&quot;;16;IF([.C761]=&quot;Dark&quot;;17;IF([.C761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Max Knuckl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2]=&quot;Normal&quot;;1;IF([.C762]=&quot;Fighting&quot;;2;IF([.C762]=&quot;Flying&quot;;3;IF([.C762]=&quot;Poison&quot;;4;IF([.C762]=&quot;Ground&quot;;5;IF([.C762]=&quot;Rock&quot;;6;IF([.C762]=&quot;Bug&quot;;7;IF([.C762]=&quot;Ghost&quot;;8;IF([.C762]=&quot;Steel&quot;;9;IF([.C762]=&quot;Fire&quot;;10;IF([.C762]=&quot;Water&quot;;11;IF([.C762]=&quot;Grass&quot;;12;IF([.C762]=&quot;Electric&quot;;13;IF([.C762]=&quot;Psychic&quot;;14;IF([.C762]=&quot;Ice&quot;;15;IF([.C762]=&quot;Dragon&quot;;16;IF([.C762]=&quot;Dark&quot;;17;IF([.C762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Max Phantas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3]=&quot;Normal&quot;;1;IF([.C763]=&quot;Fighting&quot;;2;IF([.C763]=&quot;Flying&quot;;3;IF([.C763]=&quot;Poison&quot;;4;IF([.C763]=&quot;Ground&quot;;5;IF([.C763]=&quot;Rock&quot;;6;IF([.C763]=&quot;Bug&quot;;7;IF([.C763]=&quot;Ghost&quot;;8;IF([.C763]=&quot;Steel&quot;;9;IF([.C763]=&quot;Fire&quot;;10;IF([.C763]=&quot;Water&quot;;11;IF([.C763]=&quot;Grass&quot;;12;IF([.C763]=&quot;Electric&quot;;13;IF([.C763]=&quot;Psychic&quot;;14;IF([.C763]=&quot;Ice&quot;;15;IF([.C763]=&quot;Dragon&quot;;16;IF([.C763]=&quot;Dark&quot;;17;IF([.C763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Max Hailstor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4]=&quot;Normal&quot;;1;IF([.C764]=&quot;Fighting&quot;;2;IF([.C764]=&quot;Flying&quot;;3;IF([.C764]=&quot;Poison&quot;;4;IF([.C764]=&quot;Ground&quot;;5;IF([.C764]=&quot;Rock&quot;;6;IF([.C764]=&quot;Bug&quot;;7;IF([.C764]=&quot;Ghost&quot;;8;IF([.C764]=&quot;Steel&quot;;9;IF([.C764]=&quot;Fire&quot;;10;IF([.C764]=&quot;Water&quot;;11;IF([.C764]=&quot;Grass&quot;;12;IF([.C764]=&quot;Electric&quot;;13;IF([.C764]=&quot;Psychic&quot;;14;IF([.C764]=&quot;Ice&quot;;15;IF([.C764]=&quot;Dragon&quot;;16;IF([.C764]=&quot;Dark&quot;;17;IF([.C76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Max Ooz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5]=&quot;Normal&quot;;1;IF([.C765]=&quot;Fighting&quot;;2;IF([.C765]=&quot;Flying&quot;;3;IF([.C765]=&quot;Poison&quot;;4;IF([.C765]=&quot;Ground&quot;;5;IF([.C765]=&quot;Rock&quot;;6;IF([.C765]=&quot;Bug&quot;;7;IF([.C765]=&quot;Ghost&quot;;8;IF([.C765]=&quot;Steel&quot;;9;IF([.C765]=&quot;Fire&quot;;10;IF([.C765]=&quot;Water&quot;;11;IF([.C765]=&quot;Grass&quot;;12;IF([.C765]=&quot;Electric&quot;;13;IF([.C765]=&quot;Psychic&quot;;14;IF([.C765]=&quot;Ice&quot;;15;IF([.C765]=&quot;Dragon&quot;;16;IF([.C765]=&quot;Dark&quot;;17;IF([.C765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Max Geys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6]=&quot;Normal&quot;;1;IF([.C766]=&quot;Fighting&quot;;2;IF([.C766]=&quot;Flying&quot;;3;IF([.C766]=&quot;Poison&quot;;4;IF([.C766]=&quot;Ground&quot;;5;IF([.C766]=&quot;Rock&quot;;6;IF([.C766]=&quot;Bug&quot;;7;IF([.C766]=&quot;Ghost&quot;;8;IF([.C766]=&quot;Steel&quot;;9;IF([.C766]=&quot;Fire&quot;;10;IF([.C766]=&quot;Water&quot;;11;IF([.C766]=&quot;Grass&quot;;12;IF([.C766]=&quot;Electric&quot;;13;IF([.C766]=&quot;Psychic&quot;;14;IF([.C766]=&quot;Ice&quot;;15;IF([.C766]=&quot;Dragon&quot;;16;IF([.C766]=&quot;Dark&quot;;17;IF([.C766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Max Airstream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7]=&quot;Normal&quot;;1;IF([.C767]=&quot;Fighting&quot;;2;IF([.C767]=&quot;Flying&quot;;3;IF([.C767]=&quot;Poison&quot;;4;IF([.C767]=&quot;Ground&quot;;5;IF([.C767]=&quot;Rock&quot;;6;IF([.C767]=&quot;Bug&quot;;7;IF([.C767]=&quot;Ghost&quot;;8;IF([.C767]=&quot;Steel&quot;;9;IF([.C767]=&quot;Fire&quot;;10;IF([.C767]=&quot;Water&quot;;11;IF([.C767]=&quot;Grass&quot;;12;IF([.C767]=&quot;Electric&quot;;13;IF([.C767]=&quot;Psychic&quot;;14;IF([.C767]=&quot;Ice&quot;;15;IF([.C767]=&quot;Dragon&quot;;16;IF([.C767]=&quot;Dark&quot;;17;IF([.C767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Max Starfal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8]=&quot;Normal&quot;;1;IF([.C768]=&quot;Fighting&quot;;2;IF([.C768]=&quot;Flying&quot;;3;IF([.C768]=&quot;Poison&quot;;4;IF([.C768]=&quot;Ground&quot;;5;IF([.C768]=&quot;Rock&quot;;6;IF([.C768]=&quot;Bug&quot;;7;IF([.C768]=&quot;Ghost&quot;;8;IF([.C768]=&quot;Steel&quot;;9;IF([.C768]=&quot;Fire&quot;;10;IF([.C768]=&quot;Water&quot;;11;IF([.C768]=&quot;Grass&quot;;12;IF([.C768]=&quot;Electric&quot;;13;IF([.C768]=&quot;Psychic&quot;;14;IF([.C768]=&quot;Ice&quot;;15;IF([.C768]=&quot;Dragon&quot;;16;IF([.C768]=&quot;Dark&quot;;17;IF([.C76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Max Wyrmwin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69]=&quot;Normal&quot;;1;IF([.C769]=&quot;Fighting&quot;;2;IF([.C769]=&quot;Flying&quot;;3;IF([.C769]=&quot;Poison&quot;;4;IF([.C769]=&quot;Ground&quot;;5;IF([.C769]=&quot;Rock&quot;;6;IF([.C769]=&quot;Bug&quot;;7;IF([.C769]=&quot;Ghost&quot;;8;IF([.C769]=&quot;Steel&quot;;9;IF([.C769]=&quot;Fire&quot;;10;IF([.C769]=&quot;Water&quot;;11;IF([.C769]=&quot;Grass&quot;;12;IF([.C769]=&quot;Electric&quot;;13;IF([.C769]=&quot;Psychic&quot;;14;IF([.C769]=&quot;Ice&quot;;15;IF([.C769]=&quot;Dragon&quot;;16;IF([.C769]=&quot;Dark&quot;;17;IF([.C769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Max Mindstor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0]=&quot;Normal&quot;;1;IF([.C770]=&quot;Fighting&quot;;2;IF([.C770]=&quot;Flying&quot;;3;IF([.C770]=&quot;Poison&quot;;4;IF([.C770]=&quot;Ground&quot;;5;IF([.C770]=&quot;Rock&quot;;6;IF([.C770]=&quot;Bug&quot;;7;IF([.C770]=&quot;Ghost&quot;;8;IF([.C770]=&quot;Steel&quot;;9;IF([.C770]=&quot;Fire&quot;;10;IF([.C770]=&quot;Water&quot;;11;IF([.C770]=&quot;Grass&quot;;12;IF([.C770]=&quot;Electric&quot;;13;IF([.C770]=&quot;Psychic&quot;;14;IF([.C770]=&quot;Ice&quot;;15;IF([.C770]=&quot;Dragon&quot;;16;IF([.C770]=&quot;Dark&quot;;17;IF([.C77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Max Rockfal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1]=&quot;Normal&quot;;1;IF([.C771]=&quot;Fighting&quot;;2;IF([.C771]=&quot;Flying&quot;;3;IF([.C771]=&quot;Poison&quot;;4;IF([.C771]=&quot;Ground&quot;;5;IF([.C771]=&quot;Rock&quot;;6;IF([.C771]=&quot;Bug&quot;;7;IF([.C771]=&quot;Ghost&quot;;8;IF([.C771]=&quot;Steel&quot;;9;IF([.C771]=&quot;Fire&quot;;10;IF([.C771]=&quot;Water&quot;;11;IF([.C771]=&quot;Grass&quot;;12;IF([.C771]=&quot;Electric&quot;;13;IF([.C771]=&quot;Psychic&quot;;14;IF([.C771]=&quot;Ice&quot;;15;IF([.C771]=&quot;Dragon&quot;;16;IF([.C771]=&quot;Dark&quot;;17;IF([.C771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Max Qua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2]=&quot;Normal&quot;;1;IF([.C772]=&quot;Fighting&quot;;2;IF([.C772]=&quot;Flying&quot;;3;IF([.C772]=&quot;Poison&quot;;4;IF([.C772]=&quot;Ground&quot;;5;IF([.C772]=&quot;Rock&quot;;6;IF([.C772]=&quot;Bug&quot;;7;IF([.C772]=&quot;Ghost&quot;;8;IF([.C772]=&quot;Steel&quot;;9;IF([.C772]=&quot;Fire&quot;;10;IF([.C772]=&quot;Water&quot;;11;IF([.C772]=&quot;Grass&quot;;12;IF([.C772]=&quot;Electric&quot;;13;IF([.C772]=&quot;Psychic&quot;;14;IF([.C772]=&quot;Ice&quot;;15;IF([.C772]=&quot;Dragon&quot;;16;IF([.C772]=&quot;Dark&quot;;17;IF([.C772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Max Darknes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3]=&quot;Normal&quot;;1;IF([.C773]=&quot;Fighting&quot;;2;IF([.C773]=&quot;Flying&quot;;3;IF([.C773]=&quot;Poison&quot;;4;IF([.C773]=&quot;Ground&quot;;5;IF([.C773]=&quot;Rock&quot;;6;IF([.C773]=&quot;Bug&quot;;7;IF([.C773]=&quot;Ghost&quot;;8;IF([.C773]=&quot;Steel&quot;;9;IF([.C773]=&quot;Fire&quot;;10;IF([.C773]=&quot;Water&quot;;11;IF([.C773]=&quot;Grass&quot;;12;IF([.C773]=&quot;Electric&quot;;13;IF([.C773]=&quot;Psychic&quot;;14;IF([.C773]=&quot;Ice&quot;;15;IF([.C773]=&quot;Dragon&quot;;16;IF([.C773]=&quot;Dark&quot;;17;IF([.C77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Max Overgrowt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4]=&quot;Normal&quot;;1;IF([.C774]=&quot;Fighting&quot;;2;IF([.C774]=&quot;Flying&quot;;3;IF([.C774]=&quot;Poison&quot;;4;IF([.C774]=&quot;Ground&quot;;5;IF([.C774]=&quot;Rock&quot;;6;IF([.C774]=&quot;Bug&quot;;7;IF([.C774]=&quot;Ghost&quot;;8;IF([.C774]=&quot;Steel&quot;;9;IF([.C774]=&quot;Fire&quot;;10;IF([.C774]=&quot;Water&quot;;11;IF([.C774]=&quot;Grass&quot;;12;IF([.C774]=&quot;Electric&quot;;13;IF([.C774]=&quot;Psychic&quot;;14;IF([.C774]=&quot;Ice&quot;;15;IF([.C774]=&quot;Dragon&quot;;16;IF([.C774]=&quot;Dark&quot;;17;IF([.C774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Max Steelspik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5]=&quot;Normal&quot;;1;IF([.C775]=&quot;Fighting&quot;;2;IF([.C775]=&quot;Flying&quot;;3;IF([.C775]=&quot;Poison&quot;;4;IF([.C775]=&quot;Ground&quot;;5;IF([.C775]=&quot;Rock&quot;;6;IF([.C775]=&quot;Bug&quot;;7;IF([.C775]=&quot;Ghost&quot;;8;IF([.C775]=&quot;Steel&quot;;9;IF([.C775]=&quot;Fire&quot;;10;IF([.C775]=&quot;Water&quot;;11;IF([.C775]=&quot;Grass&quot;;12;IF([.C775]=&quot;Electric&quot;;13;IF([.C775]=&quot;Psychic&quot;;14;IF([.C775]=&quot;Ice&quot;;15;IF([.C775]=&quot;Dragon&quot;;16;IF([.C775]=&quot;Dark&quot;;17;IF([.C775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Clangorous Sou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6]=&quot;Normal&quot;;1;IF([.C776]=&quot;Fighting&quot;;2;IF([.C776]=&quot;Flying&quot;;3;IF([.C776]=&quot;Poison&quot;;4;IF([.C776]=&quot;Ground&quot;;5;IF([.C776]=&quot;Rock&quot;;6;IF([.C776]=&quot;Bug&quot;;7;IF([.C776]=&quot;Ghost&quot;;8;IF([.C776]=&quot;Steel&quot;;9;IF([.C776]=&quot;Fire&quot;;10;IF([.C776]=&quot;Water&quot;;11;IF([.C776]=&quot;Grass&quot;;12;IF([.C776]=&quot;Electric&quot;;13;IF([.C776]=&quot;Psychic&quot;;14;IF([.C776]=&quot;Ice&quot;;15;IF([.C776]=&quot;Dragon&quot;;16;IF([.C776]=&quot;Dark&quot;;17;IF([.C776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Body Pre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77]=&quot;Normal&quot;;1;IF([.C777]=&quot;Fighting&quot;;2;IF([.C777]=&quot;Flying&quot;;3;IF([.C777]=&quot;Poison&quot;;4;IF([.C777]=&quot;Ground&quot;;5;IF([.C777]=&quot;Rock&quot;;6;IF([.C777]=&quot;Bug&quot;;7;IF([.C777]=&quot;Ghost&quot;;8;IF([.C777]=&quot;Steel&quot;;9;IF([.C777]=&quot;Fire&quot;;10;IF([.C777]=&quot;Water&quot;;11;IF([.C777]=&quot;Grass&quot;;12;IF([.C777]=&quot;Electric&quot;;13;IF([.C777]=&quot;Psychic&quot;;14;IF([.C777]=&quot;Ice&quot;;15;IF([.C777]=&quot;Dragon&quot;;16;IF([.C777]=&quot;Dark&quot;;17;IF([.C777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atu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78]=&quot;Normal&quot;;1;IF([.C778]=&quot;Fighting&quot;;2;IF([.C778]=&quot;Flying&quot;;3;IF([.C778]=&quot;Poison&quot;;4;IF([.C778]=&quot;Ground&quot;;5;IF([.C778]=&quot;Rock&quot;;6;IF([.C778]=&quot;Bug&quot;;7;IF([.C778]=&quot;Ghost&quot;;8;IF([.C778]=&quot;Steel&quot;;9;IF([.C778]=&quot;Fire&quot;;10;IF([.C778]=&quot;Water&quot;;11;IF([.C778]=&quot;Grass&quot;;12;IF([.C778]=&quot;Electric&quot;;13;IF([.C778]=&quot;Psychic&quot;;14;IF([.C778]=&quot;Ice&quot;;15;IF([.C778]=&quot;Dragon&quot;;16;IF([.C778]=&quot;Dark&quot;;17;IF([.C778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Drum Beatin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79]=&quot;Normal&quot;;1;IF([.C779]=&quot;Fighting&quot;;2;IF([.C779]=&quot;Flying&quot;;3;IF([.C779]=&quot;Poison&quot;;4;IF([.C779]=&quot;Ground&quot;;5;IF([.C779]=&quot;Rock&quot;;6;IF([.C779]=&quot;Bug&quot;;7;IF([.C779]=&quot;Ghost&quot;;8;IF([.C779]=&quot;Steel&quot;;9;IF([.C779]=&quot;Fire&quot;;10;IF([.C779]=&quot;Water&quot;;11;IF([.C779]=&quot;Grass&quot;;12;IF([.C779]=&quot;Electric&quot;;13;IF([.C779]=&quot;Psychic&quot;;14;IF([.C779]=&quot;Ice&quot;;15;IF([.C779]=&quot;Dragon&quot;;16;IF([.C779]=&quot;Dark&quot;;17;IF([.C77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Snap Tra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0]=&quot;Normal&quot;;1;IF([.C780]=&quot;Fighting&quot;;2;IF([.C780]=&quot;Flying&quot;;3;IF([.C780]=&quot;Poison&quot;;4;IF([.C780]=&quot;Ground&quot;;5;IF([.C780]=&quot;Rock&quot;;6;IF([.C780]=&quot;Bug&quot;;7;IF([.C780]=&quot;Ghost&quot;;8;IF([.C780]=&quot;Steel&quot;;9;IF([.C780]=&quot;Fire&quot;;10;IF([.C780]=&quot;Water&quot;;11;IF([.C780]=&quot;Grass&quot;;12;IF([.C780]=&quot;Electric&quot;;13;IF([.C780]=&quot;Psychic&quot;;14;IF([.C780]=&quot;Ice&quot;;15;IF([.C780]=&quot;Dragon&quot;;16;IF([.C780]=&quot;Dark&quot;;17;IF([.C780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Pyro 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781]=&quot;Normal&quot;;1;IF([.C781]=&quot;Fighting&quot;;2;IF([.C781]=&quot;Flying&quot;;3;IF([.C781]=&quot;Poison&quot;;4;IF([.C781]=&quot;Ground&quot;;5;IF([.C781]=&quot;Rock&quot;;6;IF([.C781]=&quot;Bug&quot;;7;IF([.C781]=&quot;Ghost&quot;;8;IF([.C781]=&quot;Steel&quot;;9;IF([.C781]=&quot;Fire&quot;;10;IF([.C781]=&quot;Water&quot;;11;IF([.C781]=&quot;Grass&quot;;12;IF([.C781]=&quot;Electric&quot;;13;IF([.C781]=&quot;Psychic&quot;;14;IF([.C781]=&quot;Ice&quot;;15;IF([.C781]=&quot;Dragon&quot;;16;IF([.C781]=&quot;Dark&quot;;17;IF([.C781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Behemoth Blad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2]=&quot;Normal&quot;;1;IF([.C782]=&quot;Fighting&quot;;2;IF([.C782]=&quot;Flying&quot;;3;IF([.C782]=&quot;Poison&quot;;4;IF([.C782]=&quot;Ground&quot;;5;IF([.C782]=&quot;Rock&quot;;6;IF([.C782]=&quot;Bug&quot;;7;IF([.C782]=&quot;Ghost&quot;;8;IF([.C782]=&quot;Steel&quot;;9;IF([.C782]=&quot;Fire&quot;;10;IF([.C782]=&quot;Water&quot;;11;IF([.C782]=&quot;Grass&quot;;12;IF([.C782]=&quot;Electric&quot;;13;IF([.C782]=&quot;Psychic&quot;;14;IF([.C782]=&quot;Ice&quot;;15;IF([.C782]=&quot;Dragon&quot;;16;IF([.C782]=&quot;Dark&quot;;17;IF([.C782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Behemoth B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3]=&quot;Normal&quot;;1;IF([.C783]=&quot;Fighting&quot;;2;IF([.C783]=&quot;Flying&quot;;3;IF([.C783]=&quot;Poison&quot;;4;IF([.C783]=&quot;Ground&quot;;5;IF([.C783]=&quot;Rock&quot;;6;IF([.C783]=&quot;Bug&quot;;7;IF([.C783]=&quot;Ghost&quot;;8;IF([.C783]=&quot;Steel&quot;;9;IF([.C783]=&quot;Fire&quot;;10;IF([.C783]=&quot;Water&quot;;11;IF([.C783]=&quot;Grass&quot;;12;IF([.C783]=&quot;Electric&quot;;13;IF([.C783]=&quot;Psychic&quot;;14;IF([.C783]=&quot;Ice&quot;;15;IF([.C783]=&quot;Dragon&quot;;16;IF([.C783]=&quot;Dark&quot;;17;IF([.C783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Aura Wh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4]=&quot;Normal&quot;;1;IF([.C784]=&quot;Fighting&quot;;2;IF([.C784]=&quot;Flying&quot;;3;IF([.C784]=&quot;Poison&quot;;4;IF([.C784]=&quot;Ground&quot;;5;IF([.C784]=&quot;Rock&quot;;6;IF([.C784]=&quot;Bug&quot;;7;IF([.C784]=&quot;Ghost&quot;;8;IF([.C784]=&quot;Steel&quot;;9;IF([.C784]=&quot;Fire&quot;;10;IF([.C784]=&quot;Water&quot;;11;IF([.C784]=&quot;Grass&quot;;12;IF([.C784]=&quot;Electric&quot;;13;IF([.C784]=&quot;Psychic&quot;;14;IF([.C784]=&quot;Ice&quot;;15;IF([.C784]=&quot;Dragon&quot;;16;IF([.C784]=&quot;Dark&quot;;17;IF([.C784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Breaking Swip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5]=&quot;Normal&quot;;1;IF([.C785]=&quot;Fighting&quot;;2;IF([.C785]=&quot;Flying&quot;;3;IF([.C785]=&quot;Poison&quot;;4;IF([.C785]=&quot;Ground&quot;;5;IF([.C785]=&quot;Rock&quot;;6;IF([.C785]=&quot;Bug&quot;;7;IF([.C785]=&quot;Ghost&quot;;8;IF([.C785]=&quot;Steel&quot;;9;IF([.C785]=&quot;Fire&quot;;10;IF([.C785]=&quot;Water&quot;;11;IF([.C785]=&quot;Grass&quot;;12;IF([.C785]=&quot;Electric&quot;;13;IF([.C785]=&quot;Psychic&quot;;14;IF([.C785]=&quot;Ice&quot;;15;IF([.C785]=&quot;Dragon&quot;;16;IF([.C785]=&quot;Dark&quot;;17;IF([.C785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Branch Pok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6]=&quot;Normal&quot;;1;IF([.C786]=&quot;Fighting&quot;;2;IF([.C786]=&quot;Flying&quot;;3;IF([.C786]=&quot;Poison&quot;;4;IF([.C786]=&quot;Ground&quot;;5;IF([.C786]=&quot;Rock&quot;;6;IF([.C786]=&quot;Bug&quot;;7;IF([.C786]=&quot;Ghost&quot;;8;IF([.C786]=&quot;Steel&quot;;9;IF([.C786]=&quot;Fire&quot;;10;IF([.C786]=&quot;Water&quot;;11;IF([.C786]=&quot;Grass&quot;;12;IF([.C786]=&quot;Electric&quot;;13;IF([.C786]=&quot;Psychic&quot;;14;IF([.C786]=&quot;Ice&quot;;15;IF([.C786]=&quot;Dragon&quot;;16;IF([.C786]=&quot;Dark&quot;;17;IF([.C78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7]=&quot;Normal&quot;;1;IF([.C787]=&quot;Fighting&quot;;2;IF([.C787]=&quot;Flying&quot;;3;IF([.C787]=&quot;Poison&quot;;4;IF([.C787]=&quot;Ground&quot;;5;IF([.C787]=&quot;Rock&quot;;6;IF([.C787]=&quot;Bug&quot;;7;IF([.C787]=&quot;Ghost&quot;;8;IF([.C787]=&quot;Steel&quot;;9;IF([.C787]=&quot;Fire&quot;;10;IF([.C787]=&quot;Water&quot;;11;IF([.C787]=&quot;Grass&quot;;12;IF([.C787]=&quot;Electric&quot;;13;IF([.C787]=&quot;Psychic&quot;;14;IF([.C787]=&quot;Ice&quot;;15;IF([.C787]=&quot;Dragon&quot;;16;IF([.C787]=&quot;Dark&quot;;17;IF([.C787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Apple Aci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8]=&quot;Normal&quot;;1;IF([.C788]=&quot;Fighting&quot;;2;IF([.C788]=&quot;Flying&quot;;3;IF([.C788]=&quot;Poison&quot;;4;IF([.C788]=&quot;Ground&quot;;5;IF([.C788]=&quot;Rock&quot;;6;IF([.C788]=&quot;Bug&quot;;7;IF([.C788]=&quot;Ghost&quot;;8;IF([.C788]=&quot;Steel&quot;;9;IF([.C788]=&quot;Fire&quot;;10;IF([.C788]=&quot;Water&quot;;11;IF([.C788]=&quot;Grass&quot;;12;IF([.C788]=&quot;Electric&quot;;13;IF([.C788]=&quot;Psychic&quot;;14;IF([.C788]=&quot;Ice&quot;;15;IF([.C788]=&quot;Dragon&quot;;16;IF([.C788]=&quot;Dark&quot;;17;IF([.C788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Grav Appl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89]=&quot;Normal&quot;;1;IF([.C789]=&quot;Fighting&quot;;2;IF([.C789]=&quot;Flying&quot;;3;IF([.C789]=&quot;Poison&quot;;4;IF([.C789]=&quot;Ground&quot;;5;IF([.C789]=&quot;Rock&quot;;6;IF([.C789]=&quot;Bug&quot;;7;IF([.C789]=&quot;Ghost&quot;;8;IF([.C789]=&quot;Steel&quot;;9;IF([.C789]=&quot;Fire&quot;;10;IF([.C789]=&quot;Water&quot;;11;IF([.C789]=&quot;Grass&quot;;12;IF([.C789]=&quot;Electric&quot;;13;IF([.C789]=&quot;Psychic&quot;;14;IF([.C789]=&quot;Ice&quot;;15;IF([.C789]=&quot;Dragon&quot;;16;IF([.C789]=&quot;Dark&quot;;17;IF([.C789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Spirit Brea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90]=&quot;Normal&quot;;1;IF([.C790]=&quot;Fighting&quot;;2;IF([.C790]=&quot;Flying&quot;;3;IF([.C790]=&quot;Poison&quot;;4;IF([.C790]=&quot;Ground&quot;;5;IF([.C790]=&quot;Rock&quot;;6;IF([.C790]=&quot;Bug&quot;;7;IF([.C790]=&quot;Ghost&quot;;8;IF([.C790]=&quot;Steel&quot;;9;IF([.C790]=&quot;Fire&quot;;10;IF([.C790]=&quot;Water&quot;;11;IF([.C790]=&quot;Grass&quot;;12;IF([.C790]=&quot;Electric&quot;;13;IF([.C790]=&quot;Psychic&quot;;14;IF([.C790]=&quot;Ice&quot;;15;IF([.C790]=&quot;Dragon&quot;;16;IF([.C790]=&quot;Dark&quot;;17;IF([.C790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Strange Steam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791]=&quot;Normal&quot;;1;IF([.C791]=&quot;Fighting&quot;;2;IF([.C791]=&quot;Flying&quot;;3;IF([.C791]=&quot;Poison&quot;;4;IF([.C791]=&quot;Ground&quot;;5;IF([.C791]=&quot;Rock&quot;;6;IF([.C791]=&quot;Bug&quot;;7;IF([.C791]=&quot;Ghost&quot;;8;IF([.C791]=&quot;Steel&quot;;9;IF([.C791]=&quot;Fire&quot;;10;IF([.C791]=&quot;Water&quot;;11;IF([.C791]=&quot;Grass&quot;;12;IF([.C791]=&quot;Electric&quot;;13;IF([.C791]=&quot;Psychic&quot;;14;IF([.C791]=&quot;Ice&quot;;15;IF([.C791]=&quot;Dragon&quot;;16;IF([.C791]=&quot;Dark&quot;;17;IF([.C791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Life De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792]=&quot;Normal&quot;;1;IF([.C792]=&quot;Fighting&quot;;2;IF([.C792]=&quot;Flying&quot;;3;IF([.C792]=&quot;Poison&quot;;4;IF([.C792]=&quot;Ground&quot;;5;IF([.C792]=&quot;Rock&quot;;6;IF([.C792]=&quot;Bug&quot;;7;IF([.C792]=&quot;Ghost&quot;;8;IF([.C792]=&quot;Steel&quot;;9;IF([.C792]=&quot;Fire&quot;;10;IF([.C792]=&quot;Water&quot;;11;IF([.C792]=&quot;Grass&quot;;12;IF([.C792]=&quot;Electric&quot;;13;IF([.C792]=&quot;Psychic&quot;;14;IF([.C792]=&quot;Ice&quot;;15;IF([.C792]=&quot;Dragon&quot;;16;IF([.C792]=&quot;Dark&quot;;17;IF([.C792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Obstruc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93]=&quot;Normal&quot;;1;IF([.C793]=&quot;Fighting&quot;;2;IF([.C793]=&quot;Flying&quot;;3;IF([.C793]=&quot;Poison&quot;;4;IF([.C793]=&quot;Ground&quot;;5;IF([.C793]=&quot;Rock&quot;;6;IF([.C793]=&quot;Bug&quot;;7;IF([.C793]=&quot;Ghost&quot;;8;IF([.C793]=&quot;Steel&quot;;9;IF([.C793]=&quot;Fire&quot;;10;IF([.C793]=&quot;Water&quot;;11;IF([.C793]=&quot;Grass&quot;;12;IF([.C793]=&quot;Electric&quot;;13;IF([.C793]=&quot;Psychic&quot;;14;IF([.C793]=&quot;Ice&quot;;15;IF([.C793]=&quot;Dragon&quot;;16;IF([.C793]=&quot;Dark&quot;;17;IF([.C79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False Surrend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—</text:p>
          </table:table-cell>
          <table:table-cell/>
          <table:table-cell table:formula="of:=IF([.C794]=&quot;Normal&quot;;1;IF([.C794]=&quot;Fighting&quot;;2;IF([.C794]=&quot;Flying&quot;;3;IF([.C794]=&quot;Poison&quot;;4;IF([.C794]=&quot;Ground&quot;;5;IF([.C794]=&quot;Rock&quot;;6;IF([.C794]=&quot;Bug&quot;;7;IF([.C794]=&quot;Ghost&quot;;8;IF([.C794]=&quot;Steel&quot;;9;IF([.C794]=&quot;Fire&quot;;10;IF([.C794]=&quot;Water&quot;;11;IF([.C794]=&quot;Grass&quot;;12;IF([.C794]=&quot;Electric&quot;;13;IF([.C794]=&quot;Psychic&quot;;14;IF([.C794]=&quot;Ice&quot;;15;IF([.C794]=&quot;Dragon&quot;;16;IF([.C794]=&quot;Dark&quot;;17;IF([.C794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Meteor Assaul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95]=&quot;Normal&quot;;1;IF([.C795]=&quot;Fighting&quot;;2;IF([.C795]=&quot;Flying&quot;;3;IF([.C795]=&quot;Poison&quot;;4;IF([.C795]=&quot;Ground&quot;;5;IF([.C795]=&quot;Rock&quot;;6;IF([.C795]=&quot;Bug&quot;;7;IF([.C795]=&quot;Ghost&quot;;8;IF([.C795]=&quot;Steel&quot;;9;IF([.C795]=&quot;Fire&quot;;10;IF([.C795]=&quot;Water&quot;;11;IF([.C795]=&quot;Grass&quot;;12;IF([.C795]=&quot;Electric&quot;;13;IF([.C795]=&quot;Psychic&quot;;14;IF([.C795]=&quot;Ice&quot;;15;IF([.C795]=&quot;Dragon&quot;;16;IF([.C795]=&quot;Dark&quot;;17;IF([.C795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Eternabea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796]=&quot;Normal&quot;;1;IF([.C796]=&quot;Fighting&quot;;2;IF([.C796]=&quot;Flying&quot;;3;IF([.C796]=&quot;Poison&quot;;4;IF([.C796]=&quot;Ground&quot;;5;IF([.C796]=&quot;Rock&quot;;6;IF([.C796]=&quot;Bug&quot;;7;IF([.C796]=&quot;Ghost&quot;;8;IF([.C796]=&quot;Steel&quot;;9;IF([.C796]=&quot;Fire&quot;;10;IF([.C796]=&quot;Water&quot;;11;IF([.C796]=&quot;Grass&quot;;12;IF([.C796]=&quot;Electric&quot;;13;IF([.C796]=&quot;Psychic&quot;;14;IF([.C796]=&quot;Ice&quot;;15;IF([.C796]=&quot;Dragon&quot;;16;IF([.C796]=&quot;Dark&quot;;17;IF([.C796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Steel Bea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style-name="ce85" office:value-type="percentage" office:value="0.95" calcext:value-type="percentage">
            <text:p>95%</text:p>
          </table:table-cell>
          <table:table-cell/>
          <table:table-cell table:formula="of:=IF([.C797]=&quot;Normal&quot;;1;IF([.C797]=&quot;Fighting&quot;;2;IF([.C797]=&quot;Flying&quot;;3;IF([.C797]=&quot;Poison&quot;;4;IF([.C797]=&quot;Ground&quot;;5;IF([.C797]=&quot;Rock&quot;;6;IF([.C797]=&quot;Bug&quot;;7;IF([.C797]=&quot;Ghost&quot;;8;IF([.C797]=&quot;Steel&quot;;9;IF([.C797]=&quot;Fire&quot;;10;IF([.C797]=&quot;Water&quot;;11;IF([.C797]=&quot;Grass&quot;;12;IF([.C797]=&quot;Electric&quot;;13;IF([.C797]=&quot;Psychic&quot;;14;IF([.C797]=&quot;Ice&quot;;15;IF([.C797]=&quot;Dragon&quot;;16;IF([.C797]=&quot;Dark&quot;;17;IF([.C797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Expanding Forc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98]=&quot;Normal&quot;;1;IF([.C798]=&quot;Fighting&quot;;2;IF([.C798]=&quot;Flying&quot;;3;IF([.C798]=&quot;Poison&quot;;4;IF([.C798]=&quot;Ground&quot;;5;IF([.C798]=&quot;Rock&quot;;6;IF([.C798]=&quot;Bug&quot;;7;IF([.C798]=&quot;Ghost&quot;;8;IF([.C798]=&quot;Steel&quot;;9;IF([.C798]=&quot;Fire&quot;;10;IF([.C798]=&quot;Water&quot;;11;IF([.C798]=&quot;Grass&quot;;12;IF([.C798]=&quot;Electric&quot;;13;IF([.C798]=&quot;Psychic&quot;;14;IF([.C798]=&quot;Ice&quot;;15;IF([.C798]=&quot;Dragon&quot;;16;IF([.C798]=&quot;Dark&quot;;17;IF([.C798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Steel Rolle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799]=&quot;Normal&quot;;1;IF([.C799]=&quot;Fighting&quot;;2;IF([.C799]=&quot;Flying&quot;;3;IF([.C799]=&quot;Poison&quot;;4;IF([.C799]=&quot;Ground&quot;;5;IF([.C799]=&quot;Rock&quot;;6;IF([.C799]=&quot;Bug&quot;;7;IF([.C799]=&quot;Ghost&quot;;8;IF([.C799]=&quot;Steel&quot;;9;IF([.C799]=&quot;Fire&quot;;10;IF([.C799]=&quot;Water&quot;;11;IF([.C799]=&quot;Grass&quot;;12;IF([.C799]=&quot;Electric&quot;;13;IF([.C799]=&quot;Psychic&quot;;14;IF([.C799]=&quot;Ice&quot;;15;IF([.C799]=&quot;Dragon&quot;;16;IF([.C799]=&quot;Dark&quot;;17;IF([.C799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Scale Sho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00]=&quot;Normal&quot;;1;IF([.C800]=&quot;Fighting&quot;;2;IF([.C800]=&quot;Flying&quot;;3;IF([.C800]=&quot;Poison&quot;;4;IF([.C800]=&quot;Ground&quot;;5;IF([.C800]=&quot;Rock&quot;;6;IF([.C800]=&quot;Bug&quot;;7;IF([.C800]=&quot;Ghost&quot;;8;IF([.C800]=&quot;Steel&quot;;9;IF([.C800]=&quot;Fire&quot;;10;IF([.C800]=&quot;Water&quot;;11;IF([.C800]=&quot;Grass&quot;;12;IF([.C800]=&quot;Electric&quot;;13;IF([.C800]=&quot;Psychic&quot;;14;IF([.C800]=&quot;Ice&quot;;15;IF([.C800]=&quot;Dragon&quot;;16;IF([.C800]=&quot;Dark&quot;;17;IF([.C800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Meteor Bea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01]=&quot;Normal&quot;;1;IF([.C801]=&quot;Fighting&quot;;2;IF([.C801]=&quot;Flying&quot;;3;IF([.C801]=&quot;Poison&quot;;4;IF([.C801]=&quot;Ground&quot;;5;IF([.C801]=&quot;Rock&quot;;6;IF([.C801]=&quot;Bug&quot;;7;IF([.C801]=&quot;Ghost&quot;;8;IF([.C801]=&quot;Steel&quot;;9;IF([.C801]=&quot;Fire&quot;;10;IF([.C801]=&quot;Water&quot;;11;IF([.C801]=&quot;Grass&quot;;12;IF([.C801]=&quot;Electric&quot;;13;IF([.C801]=&quot;Psychic&quot;;14;IF([.C801]=&quot;Ice&quot;;15;IF([.C801]=&quot;Dragon&quot;;16;IF([.C801]=&quot;Dark&quot;;17;IF([.C801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Shell Side Arm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2]=&quot;Normal&quot;;1;IF([.C802]=&quot;Fighting&quot;;2;IF([.C802]=&quot;Flying&quot;;3;IF([.C802]=&quot;Poison&quot;;4;IF([.C802]=&quot;Ground&quot;;5;IF([.C802]=&quot;Rock&quot;;6;IF([.C802]=&quot;Bug&quot;;7;IF([.C802]=&quot;Ghost&quot;;8;IF([.C802]=&quot;Steel&quot;;9;IF([.C802]=&quot;Fire&quot;;10;IF([.C802]=&quot;Water&quot;;11;IF([.C802]=&quot;Grass&quot;;12;IF([.C802]=&quot;Electric&quot;;13;IF([.C802]=&quot;Psychic&quot;;14;IF([.C802]=&quot;Ice&quot;;15;IF([.C802]=&quot;Dragon&quot;;16;IF([.C802]=&quot;Dark&quot;;17;IF([.C802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Misty Explosi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3]=&quot;Normal&quot;;1;IF([.C803]=&quot;Fighting&quot;;2;IF([.C803]=&quot;Flying&quot;;3;IF([.C803]=&quot;Poison&quot;;4;IF([.C803]=&quot;Ground&quot;;5;IF([.C803]=&quot;Rock&quot;;6;IF([.C803]=&quot;Bug&quot;;7;IF([.C803]=&quot;Ghost&quot;;8;IF([.C803]=&quot;Steel&quot;;9;IF([.C803]=&quot;Fire&quot;;10;IF([.C803]=&quot;Water&quot;;11;IF([.C803]=&quot;Grass&quot;;12;IF([.C803]=&quot;Electric&quot;;13;IF([.C803]=&quot;Psychic&quot;;14;IF([.C803]=&quot;Ice&quot;;15;IF([.C803]=&quot;Dragon&quot;;16;IF([.C803]=&quot;Dark&quot;;17;IF([.C803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Grassy Gli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4]=&quot;Normal&quot;;1;IF([.C804]=&quot;Fighting&quot;;2;IF([.C804]=&quot;Flying&quot;;3;IF([.C804]=&quot;Poison&quot;;4;IF([.C804]=&quot;Ground&quot;;5;IF([.C804]=&quot;Rock&quot;;6;IF([.C804]=&quot;Bug&quot;;7;IF([.C804]=&quot;Ghost&quot;;8;IF([.C804]=&quot;Steel&quot;;9;IF([.C804]=&quot;Fire&quot;;10;IF([.C804]=&quot;Water&quot;;11;IF([.C804]=&quot;Grass&quot;;12;IF([.C804]=&quot;Electric&quot;;13;IF([.C804]=&quot;Psychic&quot;;14;IF([.C804]=&quot;Ice&quot;;15;IF([.C804]=&quot;Dragon&quot;;16;IF([.C804]=&quot;Dark&quot;;17;IF([.C804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Rising Volta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5]=&quot;Normal&quot;;1;IF([.C805]=&quot;Fighting&quot;;2;IF([.C805]=&quot;Flying&quot;;3;IF([.C805]=&quot;Poison&quot;;4;IF([.C805]=&quot;Ground&quot;;5;IF([.C805]=&quot;Rock&quot;;6;IF([.C805]=&quot;Bug&quot;;7;IF([.C805]=&quot;Ghost&quot;;8;IF([.C805]=&quot;Steel&quot;;9;IF([.C805]=&quot;Fire&quot;;10;IF([.C805]=&quot;Water&quot;;11;IF([.C805]=&quot;Grass&quot;;12;IF([.C805]=&quot;Electric&quot;;13;IF([.C805]=&quot;Psychic&quot;;14;IF([.C805]=&quot;Ice&quot;;15;IF([.C805]=&quot;Dragon&quot;;16;IF([.C805]=&quot;Dark&quot;;17;IF([.C805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Terrain Pu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6]=&quot;Normal&quot;;1;IF([.C806]=&quot;Fighting&quot;;2;IF([.C806]=&quot;Flying&quot;;3;IF([.C806]=&quot;Poison&quot;;4;IF([.C806]=&quot;Ground&quot;;5;IF([.C806]=&quot;Rock&quot;;6;IF([.C806]=&quot;Bug&quot;;7;IF([.C806]=&quot;Ghost&quot;;8;IF([.C806]=&quot;Steel&quot;;9;IF([.C806]=&quot;Fire&quot;;10;IF([.C806]=&quot;Water&quot;;11;IF([.C806]=&quot;Grass&quot;;12;IF([.C806]=&quot;Electric&quot;;13;IF([.C806]=&quot;Psychic&quot;;14;IF([.C806]=&quot;Ice&quot;;15;IF([.C806]=&quot;Dragon&quot;;16;IF([.C806]=&quot;Dark&quot;;17;IF([.C806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Skitter Smac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07]=&quot;Normal&quot;;1;IF([.C807]=&quot;Fighting&quot;;2;IF([.C807]=&quot;Flying&quot;;3;IF([.C807]=&quot;Poison&quot;;4;IF([.C807]=&quot;Ground&quot;;5;IF([.C807]=&quot;Rock&quot;;6;IF([.C807]=&quot;Bug&quot;;7;IF([.C807]=&quot;Ghost&quot;;8;IF([.C807]=&quot;Steel&quot;;9;IF([.C807]=&quot;Fire&quot;;10;IF([.C807]=&quot;Water&quot;;11;IF([.C807]=&quot;Grass&quot;;12;IF([.C807]=&quot;Electric&quot;;13;IF([.C807]=&quot;Psychic&quot;;14;IF([.C807]=&quot;Ice&quot;;15;IF([.C807]=&quot;Dragon&quot;;16;IF([.C807]=&quot;Dark&quot;;17;IF([.C807]=&quot;Fairy&quot;;18;0))))))))))))))))))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Burning Jealous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8]=&quot;Normal&quot;;1;IF([.C808]=&quot;Fighting&quot;;2;IF([.C808]=&quot;Flying&quot;;3;IF([.C808]=&quot;Poison&quot;;4;IF([.C808]=&quot;Ground&quot;;5;IF([.C808]=&quot;Rock&quot;;6;IF([.C808]=&quot;Bug&quot;;7;IF([.C808]=&quot;Ghost&quot;;8;IF([.C808]=&quot;Steel&quot;;9;IF([.C808]=&quot;Fire&quot;;10;IF([.C808]=&quot;Water&quot;;11;IF([.C808]=&quot;Grass&quot;;12;IF([.C808]=&quot;Electric&quot;;13;IF([.C808]=&quot;Psychic&quot;;14;IF([.C808]=&quot;Ice&quot;;15;IF([.C808]=&quot;Dragon&quot;;16;IF([.C808]=&quot;Dark&quot;;17;IF([.C808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Lash Ou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09]=&quot;Normal&quot;;1;IF([.C809]=&quot;Fighting&quot;;2;IF([.C809]=&quot;Flying&quot;;3;IF([.C809]=&quot;Poison&quot;;4;IF([.C809]=&quot;Ground&quot;;5;IF([.C809]=&quot;Rock&quot;;6;IF([.C809]=&quot;Bug&quot;;7;IF([.C809]=&quot;Ghost&quot;;8;IF([.C809]=&quot;Steel&quot;;9;IF([.C809]=&quot;Fire&quot;;10;IF([.C809]=&quot;Water&quot;;11;IF([.C809]=&quot;Grass&quot;;12;IF([.C809]=&quot;Electric&quot;;13;IF([.C809]=&quot;Psychic&quot;;14;IF([.C809]=&quot;Ice&quot;;15;IF([.C809]=&quot;Dragon&quot;;16;IF([.C809]=&quot;Dark&quot;;17;IF([.C809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Poltergeis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10]=&quot;Normal&quot;;1;IF([.C810]=&quot;Fighting&quot;;2;IF([.C810]=&quot;Flying&quot;;3;IF([.C810]=&quot;Poison&quot;;4;IF([.C810]=&quot;Ground&quot;;5;IF([.C810]=&quot;Rock&quot;;6;IF([.C810]=&quot;Bug&quot;;7;IF([.C810]=&quot;Ghost&quot;;8;IF([.C810]=&quot;Steel&quot;;9;IF([.C810]=&quot;Fire&quot;;10;IF([.C810]=&quot;Water&quot;;11;IF([.C810]=&quot;Grass&quot;;12;IF([.C810]=&quot;Electric&quot;;13;IF([.C810]=&quot;Psychic&quot;;14;IF([.C810]=&quot;Ice&quot;;15;IF([.C810]=&quot;Dragon&quot;;16;IF([.C810]=&quot;Dark&quot;;17;IF([.C810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Corrosive 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1]=&quot;Normal&quot;;1;IF([.C811]=&quot;Fighting&quot;;2;IF([.C811]=&quot;Flying&quot;;3;IF([.C811]=&quot;Poison&quot;;4;IF([.C811]=&quot;Ground&quot;;5;IF([.C811]=&quot;Rock&quot;;6;IF([.C811]=&quot;Bug&quot;;7;IF([.C811]=&quot;Ghost&quot;;8;IF([.C811]=&quot;Steel&quot;;9;IF([.C811]=&quot;Fire&quot;;10;IF([.C811]=&quot;Water&quot;;11;IF([.C811]=&quot;Grass&quot;;12;IF([.C811]=&quot;Electric&quot;;13;IF([.C811]=&quot;Psychic&quot;;14;IF([.C811]=&quot;Ice&quot;;15;IF([.C811]=&quot;Dragon&quot;;16;IF([.C811]=&quot;Dark&quot;;17;IF([.C811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12]=&quot;Normal&quot;;1;IF([.C812]=&quot;Fighting&quot;;2;IF([.C812]=&quot;Flying&quot;;3;IF([.C812]=&quot;Poison&quot;;4;IF([.C812]=&quot;Ground&quot;;5;IF([.C812]=&quot;Rock&quot;;6;IF([.C812]=&quot;Bug&quot;;7;IF([.C812]=&quot;Ghost&quot;;8;IF([.C812]=&quot;Steel&quot;;9;IF([.C812]=&quot;Fire&quot;;10;IF([.C812]=&quot;Water&quot;;11;IF([.C812]=&quot;Grass&quot;;12;IF([.C812]=&quot;Electric&quot;;13;IF([.C812]=&quot;Psychic&quot;;14;IF([.C812]=&quot;Ice&quot;;15;IF([.C812]=&quot;Dragon&quot;;16;IF([.C812]=&quot;Dark&quot;;17;IF([.C812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3]=&quot;Normal&quot;;1;IF([.C813]=&quot;Fighting&quot;;2;IF([.C813]=&quot;Flying&quot;;3;IF([.C813]=&quot;Poison&quot;;4;IF([.C813]=&quot;Ground&quot;;5;IF([.C813]=&quot;Rock&quot;;6;IF([.C813]=&quot;Bug&quot;;7;IF([.C813]=&quot;Ghost&quot;;8;IF([.C813]=&quot;Steel&quot;;9;IF([.C813]=&quot;Fire&quot;;10;IF([.C813]=&quot;Water&quot;;11;IF([.C813]=&quot;Grass&quot;;12;IF([.C813]=&quot;Electric&quot;;13;IF([.C813]=&quot;Psychic&quot;;14;IF([.C813]=&quot;Ice&quot;;15;IF([.C813]=&quot;Dragon&quot;;16;IF([.C813]=&quot;Dark&quot;;17;IF([.C813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Triple Axe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14]=&quot;Normal&quot;;1;IF([.C814]=&quot;Fighting&quot;;2;IF([.C814]=&quot;Flying&quot;;3;IF([.C814]=&quot;Poison&quot;;4;IF([.C814]=&quot;Ground&quot;;5;IF([.C814]=&quot;Rock&quot;;6;IF([.C814]=&quot;Bug&quot;;7;IF([.C814]=&quot;Ghost&quot;;8;IF([.C814]=&quot;Steel&quot;;9;IF([.C814]=&quot;Fire&quot;;10;IF([.C814]=&quot;Water&quot;;11;IF([.C814]=&quot;Grass&quot;;12;IF([.C814]=&quot;Electric&quot;;13;IF([.C814]=&quot;Psychic&quot;;14;IF([.C814]=&quot;Ice&quot;;15;IF([.C814]=&quot;Dragon&quot;;16;IF([.C814]=&quot;Dark&quot;;17;IF([.C814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Dual Wingbea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15]=&quot;Normal&quot;;1;IF([.C815]=&quot;Fighting&quot;;2;IF([.C815]=&quot;Flying&quot;;3;IF([.C815]=&quot;Poison&quot;;4;IF([.C815]=&quot;Ground&quot;;5;IF([.C815]=&quot;Rock&quot;;6;IF([.C815]=&quot;Bug&quot;;7;IF([.C815]=&quot;Ghost&quot;;8;IF([.C815]=&quot;Steel&quot;;9;IF([.C815]=&quot;Fire&quot;;10;IF([.C815]=&quot;Water&quot;;11;IF([.C815]=&quot;Grass&quot;;12;IF([.C815]=&quot;Electric&quot;;13;IF([.C815]=&quot;Psychic&quot;;14;IF([.C815]=&quot;Ice&quot;;15;IF([.C815]=&quot;Dragon&quot;;16;IF([.C815]=&quot;Dark&quot;;17;IF([.C815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Scorching Sand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6]=&quot;Normal&quot;;1;IF([.C816]=&quot;Fighting&quot;;2;IF([.C816]=&quot;Flying&quot;;3;IF([.C816]=&quot;Poison&quot;;4;IF([.C816]=&quot;Ground&quot;;5;IF([.C816]=&quot;Rock&quot;;6;IF([.C816]=&quot;Bug&quot;;7;IF([.C816]=&quot;Ghost&quot;;8;IF([.C816]=&quot;Steel&quot;;9;IF([.C816]=&quot;Fire&quot;;10;IF([.C816]=&quot;Water&quot;;11;IF([.C816]=&quot;Grass&quot;;12;IF([.C816]=&quot;Electric&quot;;13;IF([.C816]=&quot;Psychic&quot;;14;IF([.C816]=&quot;Ice&quot;;15;IF([.C816]=&quot;Dragon&quot;;16;IF([.C816]=&quot;Dark&quot;;17;IF([.C816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Jungle Healin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17]=&quot;Normal&quot;;1;IF([.C817]=&quot;Fighting&quot;;2;IF([.C817]=&quot;Flying&quot;;3;IF([.C817]=&quot;Poison&quot;;4;IF([.C817]=&quot;Ground&quot;;5;IF([.C817]=&quot;Rock&quot;;6;IF([.C817]=&quot;Bug&quot;;7;IF([.C817]=&quot;Ghost&quot;;8;IF([.C817]=&quot;Steel&quot;;9;IF([.C817]=&quot;Fire&quot;;10;IF([.C817]=&quot;Water&quot;;11;IF([.C817]=&quot;Grass&quot;;12;IF([.C817]=&quot;Electric&quot;;13;IF([.C817]=&quot;Psychic&quot;;14;IF([.C817]=&quot;Ice&quot;;15;IF([.C817]=&quot;Dragon&quot;;16;IF([.C817]=&quot;Dark&quot;;17;IF([.C817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Wicked Bl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8]=&quot;Normal&quot;;1;IF([.C818]=&quot;Fighting&quot;;2;IF([.C818]=&quot;Flying&quot;;3;IF([.C818]=&quot;Poison&quot;;4;IF([.C818]=&quot;Ground&quot;;5;IF([.C818]=&quot;Rock&quot;;6;IF([.C818]=&quot;Bug&quot;;7;IF([.C818]=&quot;Ghost&quot;;8;IF([.C818]=&quot;Steel&quot;;9;IF([.C818]=&quot;Fire&quot;;10;IF([.C818]=&quot;Water&quot;;11;IF([.C818]=&quot;Grass&quot;;12;IF([.C818]=&quot;Electric&quot;;13;IF([.C818]=&quot;Psychic&quot;;14;IF([.C818]=&quot;Ice&quot;;15;IF([.C818]=&quot;Dragon&quot;;16;IF([.C818]=&quot;Dark&quot;;17;IF([.C818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Surging Strik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19]=&quot;Normal&quot;;1;IF([.C819]=&quot;Fighting&quot;;2;IF([.C819]=&quot;Flying&quot;;3;IF([.C819]=&quot;Poison&quot;;4;IF([.C819]=&quot;Ground&quot;;5;IF([.C819]=&quot;Rock&quot;;6;IF([.C819]=&quot;Bug&quot;;7;IF([.C819]=&quot;Ghost&quot;;8;IF([.C819]=&quot;Steel&quot;;9;IF([.C819]=&quot;Fire&quot;;10;IF([.C819]=&quot;Water&quot;;11;IF([.C819]=&quot;Grass&quot;;12;IF([.C819]=&quot;Electric&quot;;13;IF([.C819]=&quot;Psychic&quot;;14;IF([.C819]=&quot;Ice&quot;;15;IF([.C819]=&quot;Dragon&quot;;16;IF([.C819]=&quot;Dark&quot;;17;IF([.C819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Thunder Cag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0.9" calcext:value-type="percentage">
            <text:p>90%</text:p>
          </table:table-cell>
          <table:table-cell/>
          <table:table-cell table:formula="of:=IF([.C820]=&quot;Normal&quot;;1;IF([.C820]=&quot;Fighting&quot;;2;IF([.C820]=&quot;Flying&quot;;3;IF([.C820]=&quot;Poison&quot;;4;IF([.C820]=&quot;Ground&quot;;5;IF([.C820]=&quot;Rock&quot;;6;IF([.C820]=&quot;Bug&quot;;7;IF([.C820]=&quot;Ghost&quot;;8;IF([.C820]=&quot;Steel&quot;;9;IF([.C820]=&quot;Fire&quot;;10;IF([.C820]=&quot;Water&quot;;11;IF([.C820]=&quot;Grass&quot;;12;IF([.C820]=&quot;Electric&quot;;13;IF([.C820]=&quot;Psychic&quot;;14;IF([.C820]=&quot;Ice&quot;;15;IF([.C820]=&quot;Dragon&quot;;16;IF([.C820]=&quot;Dark&quot;;17;IF([.C820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Dragon Energy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1]=&quot;Normal&quot;;1;IF([.C821]=&quot;Fighting&quot;;2;IF([.C821]=&quot;Flying&quot;;3;IF([.C821]=&quot;Poison&quot;;4;IF([.C821]=&quot;Ground&quot;;5;IF([.C821]=&quot;Rock&quot;;6;IF([.C821]=&quot;Bug&quot;;7;IF([.C821]=&quot;Ghost&quot;;8;IF([.C821]=&quot;Steel&quot;;9;IF([.C821]=&quot;Fire&quot;;10;IF([.C821]=&quot;Water&quot;;11;IF([.C821]=&quot;Grass&quot;;12;IF([.C821]=&quot;Electric&quot;;13;IF([.C821]=&quot;Psychic&quot;;14;IF([.C821]=&quot;Ice&quot;;15;IF([.C821]=&quot;Dragon&quot;;16;IF([.C821]=&quot;Dark&quot;;17;IF([.C821]=&quot;Fairy&quot;;18;0))))))))))))))))))" office:value-type="float" office:value="16" calcext:value-type="float">
            <text:p>16</text:p>
          </table:table-cell>
          <table:table-cell table:number-columns-repeated="1015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Freezing Glar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2]=&quot;Normal&quot;;1;IF([.C822]=&quot;Fighting&quot;;2;IF([.C822]=&quot;Flying&quot;;3;IF([.C822]=&quot;Poison&quot;;4;IF([.C822]=&quot;Ground&quot;;5;IF([.C822]=&quot;Rock&quot;;6;IF([.C822]=&quot;Bug&quot;;7;IF([.C822]=&quot;Ghost&quot;;8;IF([.C822]=&quot;Steel&quot;;9;IF([.C822]=&quot;Fire&quot;;10;IF([.C822]=&quot;Water&quot;;11;IF([.C822]=&quot;Grass&quot;;12;IF([.C822]=&quot;Electric&quot;;13;IF([.C822]=&quot;Psychic&quot;;14;IF([.C822]=&quot;Ice&quot;;15;IF([.C822]=&quot;Dragon&quot;;16;IF([.C822]=&quot;Dark&quot;;17;IF([.C822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Fiery Wrat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3]=&quot;Normal&quot;;1;IF([.C823]=&quot;Fighting&quot;;2;IF([.C823]=&quot;Flying&quot;;3;IF([.C823]=&quot;Poison&quot;;4;IF([.C823]=&quot;Ground&quot;;5;IF([.C823]=&quot;Rock&quot;;6;IF([.C823]=&quot;Bug&quot;;7;IF([.C823]=&quot;Ghost&quot;;8;IF([.C823]=&quot;Steel&quot;;9;IF([.C823]=&quot;Fire&quot;;10;IF([.C823]=&quot;Water&quot;;11;IF([.C823]=&quot;Grass&quot;;12;IF([.C823]=&quot;Electric&quot;;13;IF([.C823]=&quot;Psychic&quot;;14;IF([.C823]=&quot;Ice&quot;;15;IF([.C823]=&quot;Dragon&quot;;16;IF([.C823]=&quot;Dark&quot;;17;IF([.C823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Thunderous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4]=&quot;Normal&quot;;1;IF([.C824]=&quot;Fighting&quot;;2;IF([.C824]=&quot;Flying&quot;;3;IF([.C824]=&quot;Poison&quot;;4;IF([.C824]=&quot;Ground&quot;;5;IF([.C824]=&quot;Rock&quot;;6;IF([.C824]=&quot;Bug&quot;;7;IF([.C824]=&quot;Ghost&quot;;8;IF([.C824]=&quot;Steel&quot;;9;IF([.C824]=&quot;Fire&quot;;10;IF([.C824]=&quot;Water&quot;;11;IF([.C824]=&quot;Grass&quot;;12;IF([.C824]=&quot;Electric&quot;;13;IF([.C824]=&quot;Psychic&quot;;14;IF([.C824]=&quot;Ice&quot;;15;IF([.C824]=&quot;Dragon&quot;;16;IF([.C824]=&quot;Dark&quot;;17;IF([.C82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Glacial Lan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5]=&quot;Normal&quot;;1;IF([.C825]=&quot;Fighting&quot;;2;IF([.C825]=&quot;Flying&quot;;3;IF([.C825]=&quot;Poison&quot;;4;IF([.C825]=&quot;Ground&quot;;5;IF([.C825]=&quot;Rock&quot;;6;IF([.C825]=&quot;Bug&quot;;7;IF([.C825]=&quot;Ghost&quot;;8;IF([.C825]=&quot;Steel&quot;;9;IF([.C825]=&quot;Fire&quot;;10;IF([.C825]=&quot;Water&quot;;11;IF([.C825]=&quot;Grass&quot;;12;IF([.C825]=&quot;Electric&quot;;13;IF([.C825]=&quot;Psychic&quot;;14;IF([.C825]=&quot;Ice&quot;;15;IF([.C825]=&quot;Dragon&quot;;16;IF([.C825]=&quot;Dark&quot;;17;IF([.C825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Astral Barrag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6]=&quot;Normal&quot;;1;IF([.C826]=&quot;Fighting&quot;;2;IF([.C826]=&quot;Flying&quot;;3;IF([.C826]=&quot;Poison&quot;;4;IF([.C826]=&quot;Ground&quot;;5;IF([.C826]=&quot;Rock&quot;;6;IF([.C826]=&quot;Bug&quot;;7;IF([.C826]=&quot;Ghost&quot;;8;IF([.C826]=&quot;Steel&quot;;9;IF([.C826]=&quot;Fire&quot;;10;IF([.C826]=&quot;Water&quot;;11;IF([.C826]=&quot;Grass&quot;;12;IF([.C826]=&quot;Electric&quot;;13;IF([.C826]=&quot;Psychic&quot;;14;IF([.C826]=&quot;Ice&quot;;15;IF([.C826]=&quot;Dragon&quot;;16;IF([.C826]=&quot;Dark&quot;;17;IF([.C826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erie S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85" office:value-type="percentage" office:value="1" calcext:value-type="percentage">
            <text:p>100%</text:p>
          </table:table-cell>
          <table:table-cell/>
          <table:table-cell table:formula="of:=IF([.C827]=&quot;Normal&quot;;1;IF([.C827]=&quot;Fighting&quot;;2;IF([.C827]=&quot;Flying&quot;;3;IF([.C827]=&quot;Poison&quot;;4;IF([.C827]=&quot;Ground&quot;;5;IF([.C827]=&quot;Rock&quot;;6;IF([.C827]=&quot;Bug&quot;;7;IF([.C827]=&quot;Ghost&quot;;8;IF([.C827]=&quot;Steel&quot;;9;IF([.C827]=&quot;Fire&quot;;10;IF([.C827]=&quot;Water&quot;;11;IF([.C827]=&quot;Grass&quot;;12;IF([.C827]=&quot;Electric&quot;;13;IF([.C827]=&quot;Psychic&quot;;14;IF([.C827]=&quot;Ice&quot;;15;IF([.C827]=&quot;Dragon&quot;;16;IF([.C827]=&quot;Dark&quot;;17;IF([.C827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Dire Claw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28]=&quot;Normal&quot;;1;IF([.C828]=&quot;Fighting&quot;;2;IF([.C828]=&quot;Flying&quot;;3;IF([.C828]=&quot;Poison&quot;;4;IF([.C828]=&quot;Ground&quot;;5;IF([.C828]=&quot;Rock&quot;;6;IF([.C828]=&quot;Bug&quot;;7;IF([.C828]=&quot;Ghost&quot;;8;IF([.C828]=&quot;Steel&quot;;9;IF([.C828]=&quot;Fire&quot;;10;IF([.C828]=&quot;Water&quot;;11;IF([.C828]=&quot;Grass&quot;;12;IF([.C828]=&quot;Electric&quot;;13;IF([.C828]=&quot;Psychic&quot;;14;IF([.C828]=&quot;Ice&quot;;15;IF([.C828]=&quot;Dragon&quot;;16;IF([.C828]=&quot;Dark&quot;;17;IF([.C828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Psyshield Bash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829]=&quot;Normal&quot;;1;IF([.C829]=&quot;Fighting&quot;;2;IF([.C829]=&quot;Flying&quot;;3;IF([.C829]=&quot;Poison&quot;;4;IF([.C829]=&quot;Ground&quot;;5;IF([.C829]=&quot;Rock&quot;;6;IF([.C829]=&quot;Bug&quot;;7;IF([.C829]=&quot;Ghost&quot;;8;IF([.C829]=&quot;Steel&quot;;9;IF([.C829]=&quot;Fire&quot;;10;IF([.C829]=&quot;Water&quot;;11;IF([.C829]=&quot;Grass&quot;;12;IF([.C829]=&quot;Electric&quot;;13;IF([.C829]=&quot;Psychic&quot;;14;IF([.C829]=&quot;Ice&quot;;15;IF([.C829]=&quot;Dragon&quot;;16;IF([.C829]=&quot;Dark&quot;;17;IF([.C829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Power Shi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30]=&quot;Normal&quot;;1;IF([.C830]=&quot;Fighting&quot;;2;IF([.C830]=&quot;Flying&quot;;3;IF([.C830]=&quot;Poison&quot;;4;IF([.C830]=&quot;Ground&quot;;5;IF([.C830]=&quot;Rock&quot;;6;IF([.C830]=&quot;Bug&quot;;7;IF([.C830]=&quot;Ghost&quot;;8;IF([.C830]=&quot;Steel&quot;;9;IF([.C830]=&quot;Fire&quot;;10;IF([.C830]=&quot;Water&quot;;11;IF([.C830]=&quot;Grass&quot;;12;IF([.C830]=&quot;Electric&quot;;13;IF([.C830]=&quot;Psychic&quot;;14;IF([.C830]=&quot;Ice&quot;;15;IF([.C830]=&quot;Dragon&quot;;16;IF([.C830]=&quot;Dark&quot;;17;IF([.C830]=&quot;Fairy&quot;;18;0)))))))))))))))))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Stone Ax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831]=&quot;Normal&quot;;1;IF([.C831]=&quot;Fighting&quot;;2;IF([.C831]=&quot;Flying&quot;;3;IF([.C831]=&quot;Poison&quot;;4;IF([.C831]=&quot;Ground&quot;;5;IF([.C831]=&quot;Rock&quot;;6;IF([.C831]=&quot;Bug&quot;;7;IF([.C831]=&quot;Ghost&quot;;8;IF([.C831]=&quot;Steel&quot;;9;IF([.C831]=&quot;Fire&quot;;10;IF([.C831]=&quot;Water&quot;;11;IF([.C831]=&quot;Grass&quot;;12;IF([.C831]=&quot;Electric&quot;;13;IF([.C831]=&quot;Psychic&quot;;14;IF([.C831]=&quot;Ice&quot;;15;IF([.C831]=&quot;Dragon&quot;;16;IF([.C831]=&quot;Dark&quot;;17;IF([.C831]=&quot;Fairy&quot;;18;0))))))))))))))))))" office:value-type="float" office:value="6" calcext:value-type="float">
            <text:p>6</text:p>
          </table:table-cell>
          <table:table-cell table:number-columns-repeated="1015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Springtide Storm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C832]=&quot;Normal&quot;;1;IF([.C832]=&quot;Fighting&quot;;2;IF([.C832]=&quot;Flying&quot;;3;IF([.C832]=&quot;Poison&quot;;4;IF([.C832]=&quot;Ground&quot;;5;IF([.C832]=&quot;Rock&quot;;6;IF([.C832]=&quot;Bug&quot;;7;IF([.C832]=&quot;Ghost&quot;;8;IF([.C832]=&quot;Steel&quot;;9;IF([.C832]=&quot;Fire&quot;;10;IF([.C832]=&quot;Water&quot;;11;IF([.C832]=&quot;Grass&quot;;12;IF([.C832]=&quot;Electric&quot;;13;IF([.C832]=&quot;Psychic&quot;;14;IF([.C832]=&quot;Ice&quot;;15;IF([.C832]=&quot;Dragon&quot;;16;IF([.C832]=&quot;Dark&quot;;17;IF([.C832]=&quot;Fairy&quot;;18;0))))))))))))))))))" office:value-type="float" office:value="18" calcext:value-type="float">
            <text:p>18</text:p>
          </table:table-cell>
          <table:table-cell table:number-columns-repeated="1015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Mystical Pow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833]=&quot;Normal&quot;;1;IF([.C833]=&quot;Fighting&quot;;2;IF([.C833]=&quot;Flying&quot;;3;IF([.C833]=&quot;Poison&quot;;4;IF([.C833]=&quot;Ground&quot;;5;IF([.C833]=&quot;Rock&quot;;6;IF([.C833]=&quot;Bug&quot;;7;IF([.C833]=&quot;Ghost&quot;;8;IF([.C833]=&quot;Steel&quot;;9;IF([.C833]=&quot;Fire&quot;;10;IF([.C833]=&quot;Water&quot;;11;IF([.C833]=&quot;Grass&quot;;12;IF([.C833]=&quot;Electric&quot;;13;IF([.C833]=&quot;Psychic&quot;;14;IF([.C833]=&quot;Ice&quot;;15;IF([.C833]=&quot;Dragon&quot;;16;IF([.C833]=&quot;Dark&quot;;17;IF([.C833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Raging Fur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C834]=&quot;Normal&quot;;1;IF([.C834]=&quot;Fighting&quot;;2;IF([.C834]=&quot;Flying&quot;;3;IF([.C834]=&quot;Poison&quot;;4;IF([.C834]=&quot;Ground&quot;;5;IF([.C834]=&quot;Rock&quot;;6;IF([.C834]=&quot;Bug&quot;;7;IF([.C834]=&quot;Ghost&quot;;8;IF([.C834]=&quot;Steel&quot;;9;IF([.C834]=&quot;Fire&quot;;10;IF([.C834]=&quot;Water&quot;;11;IF([.C834]=&quot;Grass&quot;;12;IF([.C834]=&quot;Electric&quot;;13;IF([.C834]=&quot;Psychic&quot;;14;IF([.C834]=&quot;Ice&quot;;15;IF([.C834]=&quot;Dragon&quot;;16;IF([.C834]=&quot;Dark&quot;;17;IF([.C834]=&quot;Fairy&quot;;18;0)))))))))))))))))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Wave Cr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35]=&quot;Normal&quot;;1;IF([.C835]=&quot;Fighting&quot;;2;IF([.C835]=&quot;Flying&quot;;3;IF([.C835]=&quot;Poison&quot;;4;IF([.C835]=&quot;Ground&quot;;5;IF([.C835]=&quot;Rock&quot;;6;IF([.C835]=&quot;Bug&quot;;7;IF([.C835]=&quot;Ghost&quot;;8;IF([.C835]=&quot;Steel&quot;;9;IF([.C835]=&quot;Fire&quot;;10;IF([.C835]=&quot;Water&quot;;11;IF([.C835]=&quot;Grass&quot;;12;IF([.C835]=&quot;Electric&quot;;13;IF([.C835]=&quot;Psychic&quot;;14;IF([.C835]=&quot;Ice&quot;;15;IF([.C835]=&quot;Dragon&quot;;16;IF([.C835]=&quot;Dark&quot;;17;IF([.C835]=&quot;Fairy&quot;;18;0)))))))))))))))))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Chloroblas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C836]=&quot;Normal&quot;;1;IF([.C836]=&quot;Fighting&quot;;2;IF([.C836]=&quot;Flying&quot;;3;IF([.C836]=&quot;Poison&quot;;4;IF([.C836]=&quot;Ground&quot;;5;IF([.C836]=&quot;Rock&quot;;6;IF([.C836]=&quot;Bug&quot;;7;IF([.C836]=&quot;Ghost&quot;;8;IF([.C836]=&quot;Steel&quot;;9;IF([.C836]=&quot;Fire&quot;;10;IF([.C836]=&quot;Water&quot;;11;IF([.C836]=&quot;Grass&quot;;12;IF([.C836]=&quot;Electric&quot;;13;IF([.C836]=&quot;Psychic&quot;;14;IF([.C836]=&quot;Ice&quot;;15;IF([.C836]=&quot;Dragon&quot;;16;IF([.C836]=&quot;Dark&quot;;17;IF([.C836]=&quot;Fairy&quot;;18;0))))))))))))))))))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Mountain Gal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C837]=&quot;Normal&quot;;1;IF([.C837]=&quot;Fighting&quot;;2;IF([.C837]=&quot;Flying&quot;;3;IF([.C837]=&quot;Poison&quot;;4;IF([.C837]=&quot;Ground&quot;;5;IF([.C837]=&quot;Rock&quot;;6;IF([.C837]=&quot;Bug&quot;;7;IF([.C837]=&quot;Ghost&quot;;8;IF([.C837]=&quot;Steel&quot;;9;IF([.C837]=&quot;Fire&quot;;10;IF([.C837]=&quot;Water&quot;;11;IF([.C837]=&quot;Grass&quot;;12;IF([.C837]=&quot;Electric&quot;;13;IF([.C837]=&quot;Psychic&quot;;14;IF([.C837]=&quot;Ice&quot;;15;IF([.C837]=&quot;Dragon&quot;;16;IF([.C837]=&quot;Dark&quot;;17;IF([.C837]=&quot;Fairy&quot;;18;0)))))))))))))))))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Victory Danc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38]=&quot;Normal&quot;;1;IF([.C838]=&quot;Fighting&quot;;2;IF([.C838]=&quot;Flying&quot;;3;IF([.C838]=&quot;Poison&quot;;4;IF([.C838]=&quot;Ground&quot;;5;IF([.C838]=&quot;Rock&quot;;6;IF([.C838]=&quot;Bug&quot;;7;IF([.C838]=&quot;Ghost&quot;;8;IF([.C838]=&quot;Steel&quot;;9;IF([.C838]=&quot;Fire&quot;;10;IF([.C838]=&quot;Water&quot;;11;IF([.C838]=&quot;Grass&quot;;12;IF([.C838]=&quot;Electric&quot;;13;IF([.C838]=&quot;Psychic&quot;;14;IF([.C838]=&quot;Ice&quot;;15;IF([.C838]=&quot;Dragon&quot;;16;IF([.C838]=&quot;Dark&quot;;17;IF([.C838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Headlong Rus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IF([.C839]=&quot;Normal&quot;;1;IF([.C839]=&quot;Fighting&quot;;2;IF([.C839]=&quot;Flying&quot;;3;IF([.C839]=&quot;Poison&quot;;4;IF([.C839]=&quot;Ground&quot;;5;IF([.C839]=&quot;Rock&quot;;6;IF([.C839]=&quot;Bug&quot;;7;IF([.C839]=&quot;Ghost&quot;;8;IF([.C839]=&quot;Steel&quot;;9;IF([.C839]=&quot;Fire&quot;;10;IF([.C839]=&quot;Water&quot;;11;IF([.C839]=&quot;Grass&quot;;12;IF([.C839]=&quot;Electric&quot;;13;IF([.C839]=&quot;Psychic&quot;;14;IF([.C839]=&quot;Ice&quot;;15;IF([.C839]=&quot;Dragon&quot;;16;IF([.C839]=&quot;Dark&quot;;17;IF([.C839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Barb Barrag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40]=&quot;Normal&quot;;1;IF([.C840]=&quot;Fighting&quot;;2;IF([.C840]=&quot;Flying&quot;;3;IF([.C840]=&quot;Poison&quot;;4;IF([.C840]=&quot;Ground&quot;;5;IF([.C840]=&quot;Rock&quot;;6;IF([.C840]=&quot;Bug&quot;;7;IF([.C840]=&quot;Ghost&quot;;8;IF([.C840]=&quot;Steel&quot;;9;IF([.C840]=&quot;Fire&quot;;10;IF([.C840]=&quot;Water&quot;;11;IF([.C840]=&quot;Grass&quot;;12;IF([.C840]=&quot;Electric&quot;;13;IF([.C840]=&quot;Psychic&quot;;14;IF([.C840]=&quot;Ice&quot;;15;IF([.C840]=&quot;Dragon&quot;;16;IF([.C840]=&quot;Dark&quot;;17;IF([.C840]=&quot;Fairy&quot;;18;0))))))))))))))))))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Esper Wing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841]=&quot;Normal&quot;;1;IF([.C841]=&quot;Fighting&quot;;2;IF([.C841]=&quot;Flying&quot;;3;IF([.C841]=&quot;Poison&quot;;4;IF([.C841]=&quot;Ground&quot;;5;IF([.C841]=&quot;Rock&quot;;6;IF([.C841]=&quot;Bug&quot;;7;IF([.C841]=&quot;Ghost&quot;;8;IF([.C841]=&quot;Steel&quot;;9;IF([.C841]=&quot;Fire&quot;;10;IF([.C841]=&quot;Water&quot;;11;IF([.C841]=&quot;Grass&quot;;12;IF([.C841]=&quot;Electric&quot;;13;IF([.C841]=&quot;Psychic&quot;;14;IF([.C841]=&quot;Ice&quot;;15;IF([.C841]=&quot;Dragon&quot;;16;IF([.C841]=&quot;Dark&quot;;17;IF([.C84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Bitter Mal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42]=&quot;Normal&quot;;1;IF([.C842]=&quot;Fighting&quot;;2;IF([.C842]=&quot;Flying&quot;;3;IF([.C842]=&quot;Poison&quot;;4;IF([.C842]=&quot;Ground&quot;;5;IF([.C842]=&quot;Rock&quot;;6;IF([.C842]=&quot;Bug&quot;;7;IF([.C842]=&quot;Ghost&quot;;8;IF([.C842]=&quot;Steel&quot;;9;IF([.C842]=&quot;Fire&quot;;10;IF([.C842]=&quot;Water&quot;;11;IF([.C842]=&quot;Grass&quot;;12;IF([.C842]=&quot;Electric&quot;;13;IF([.C842]=&quot;Psychic&quot;;14;IF([.C842]=&quot;Ice&quot;;15;IF([.C842]=&quot;Dragon&quot;;16;IF([.C842]=&quot;Dark&quot;;17;IF([.C842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43]=&quot;Normal&quot;;1;IF([.C843]=&quot;Fighting&quot;;2;IF([.C843]=&quot;Flying&quot;;3;IF([.C843]=&quot;Poison&quot;;4;IF([.C843]=&quot;Ground&quot;;5;IF([.C843]=&quot;Rock&quot;;6;IF([.C843]=&quot;Bug&quot;;7;IF([.C843]=&quot;Ghost&quot;;8;IF([.C843]=&quot;Steel&quot;;9;IF([.C843]=&quot;Fire&quot;;10;IF([.C843]=&quot;Water&quot;;11;IF([.C843]=&quot;Grass&quot;;12;IF([.C843]=&quot;Electric&quot;;13;IF([.C843]=&quot;Psychic&quot;;14;IF([.C843]=&quot;Ice&quot;;15;IF([.C843]=&quot;Dragon&quot;;16;IF([.C843]=&quot;Dark&quot;;17;IF([.C843]=&quot;Fairy&quot;;18;0))))))))))))))))))" office:value-type="float" office:value="9" calcext:value-type="float">
            <text:p>9</text:p>
          </table:table-cell>
          <table:table-cell table:number-columns-repeated="1015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Triple Arrow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44]=&quot;Normal&quot;;1;IF([.C844]=&quot;Fighting&quot;;2;IF([.C844]=&quot;Flying&quot;;3;IF([.C844]=&quot;Poison&quot;;4;IF([.C844]=&quot;Ground&quot;;5;IF([.C844]=&quot;Rock&quot;;6;IF([.C844]=&quot;Bug&quot;;7;IF([.C844]=&quot;Ghost&quot;;8;IF([.C844]=&quot;Steel&quot;;9;IF([.C844]=&quot;Fire&quot;;10;IF([.C844]=&quot;Water&quot;;11;IF([.C844]=&quot;Grass&quot;;12;IF([.C844]=&quot;Electric&quot;;13;IF([.C844]=&quot;Psychic&quot;;14;IF([.C844]=&quot;Ice&quot;;15;IF([.C844]=&quot;Dragon&quot;;16;IF([.C844]=&quot;Dark&quot;;17;IF([.C844]=&quot;Fairy&quot;;18;0))))))))))))))))))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Infernal Parad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C845]=&quot;Normal&quot;;1;IF([.C845]=&quot;Fighting&quot;;2;IF([.C845]=&quot;Flying&quot;;3;IF([.C845]=&quot;Poison&quot;;4;IF([.C845]=&quot;Ground&quot;;5;IF([.C845]=&quot;Rock&quot;;6;IF([.C845]=&quot;Bug&quot;;7;IF([.C845]=&quot;Ghost&quot;;8;IF([.C845]=&quot;Steel&quot;;9;IF([.C845]=&quot;Fire&quot;;10;IF([.C845]=&quot;Water&quot;;11;IF([.C845]=&quot;Grass&quot;;12;IF([.C845]=&quot;Electric&quot;;13;IF([.C845]=&quot;Psychic&quot;;14;IF([.C845]=&quot;Ice&quot;;15;IF([.C845]=&quot;Dragon&quot;;16;IF([.C845]=&quot;Dark&quot;;17;IF([.C845]=&quot;Fairy&quot;;18;0))))))))))))))))))"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Ceaseless Edg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C846]=&quot;Normal&quot;;1;IF([.C846]=&quot;Fighting&quot;;2;IF([.C846]=&quot;Flying&quot;;3;IF([.C846]=&quot;Poison&quot;;4;IF([.C846]=&quot;Ground&quot;;5;IF([.C846]=&quot;Rock&quot;;6;IF([.C846]=&quot;Bug&quot;;7;IF([.C846]=&quot;Ghost&quot;;8;IF([.C846]=&quot;Steel&quot;;9;IF([.C846]=&quot;Fire&quot;;10;IF([.C846]=&quot;Water&quot;;11;IF([.C846]=&quot;Grass&quot;;12;IF([.C846]=&quot;Electric&quot;;13;IF([.C846]=&quot;Psychic&quot;;14;IF([.C846]=&quot;Ice&quot;;15;IF([.C846]=&quot;Dragon&quot;;16;IF([.C846]=&quot;Dark&quot;;17;IF([.C846]=&quot;Fairy&quot;;18;0))))))))))))))))))" office:value-type="float" office:value="17" calcext:value-type="float">
            <text:p>17</text:p>
          </table:table-cell>
          <table:table-cell table:number-columns-repeated="1015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Bleakwind Storm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C847]=&quot;Normal&quot;;1;IF([.C847]=&quot;Fighting&quot;;2;IF([.C847]=&quot;Flying&quot;;3;IF([.C847]=&quot;Poison&quot;;4;IF([.C847]=&quot;Ground&quot;;5;IF([.C847]=&quot;Rock&quot;;6;IF([.C847]=&quot;Bug&quot;;7;IF([.C847]=&quot;Ghost&quot;;8;IF([.C847]=&quot;Steel&quot;;9;IF([.C847]=&quot;Fire&quot;;10;IF([.C847]=&quot;Water&quot;;11;IF([.C847]=&quot;Grass&quot;;12;IF([.C847]=&quot;Electric&quot;;13;IF([.C847]=&quot;Psychic&quot;;14;IF([.C847]=&quot;Ice&quot;;15;IF([.C847]=&quot;Dragon&quot;;16;IF([.C847]=&quot;Dark&quot;;17;IF([.C847]=&quot;Fairy&quot;;18;0)))))))))))))))))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Wildbolt Stor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C848]=&quot;Normal&quot;;1;IF([.C848]=&quot;Fighting&quot;;2;IF([.C848]=&quot;Flying&quot;;3;IF([.C848]=&quot;Poison&quot;;4;IF([.C848]=&quot;Ground&quot;;5;IF([.C848]=&quot;Rock&quot;;6;IF([.C848]=&quot;Bug&quot;;7;IF([.C848]=&quot;Ghost&quot;;8;IF([.C848]=&quot;Steel&quot;;9;IF([.C848]=&quot;Fire&quot;;10;IF([.C848]=&quot;Water&quot;;11;IF([.C848]=&quot;Grass&quot;;12;IF([.C848]=&quot;Electric&quot;;13;IF([.C848]=&quot;Psychic&quot;;14;IF([.C848]=&quot;Ice&quot;;15;IF([.C848]=&quot;Dragon&quot;;16;IF([.C848]=&quot;Dark&quot;;17;IF([.C848]=&quot;Fairy&quot;;18;0)))))))))))))))))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Sandsear Storm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C849]=&quot;Normal&quot;;1;IF([.C849]=&quot;Fighting&quot;;2;IF([.C849]=&quot;Flying&quot;;3;IF([.C849]=&quot;Poison&quot;;4;IF([.C849]=&quot;Ground&quot;;5;IF([.C849]=&quot;Rock&quot;;6;IF([.C849]=&quot;Bug&quot;;7;IF([.C849]=&quot;Ghost&quot;;8;IF([.C849]=&quot;Steel&quot;;9;IF([.C849]=&quot;Fire&quot;;10;IF([.C849]=&quot;Water&quot;;11;IF([.C849]=&quot;Grass&quot;;12;IF([.C849]=&quot;Electric&quot;;13;IF([.C849]=&quot;Psychic&quot;;14;IF([.C849]=&quot;Ice&quot;;15;IF([.C849]=&quot;Dragon&quot;;16;IF([.C849]=&quot;Dark&quot;;17;IF([.C849]=&quot;Fairy&quot;;18;0))))))))))))))))))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Lunar Blessing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50]=&quot;Normal&quot;;1;IF([.C850]=&quot;Fighting&quot;;2;IF([.C850]=&quot;Flying&quot;;3;IF([.C850]=&quot;Poison&quot;;4;IF([.C850]=&quot;Ground&quot;;5;IF([.C850]=&quot;Rock&quot;;6;IF([.C850]=&quot;Bug&quot;;7;IF([.C850]=&quot;Ghost&quot;;8;IF([.C850]=&quot;Steel&quot;;9;IF([.C850]=&quot;Fire&quot;;10;IF([.C850]=&quot;Water&quot;;11;IF([.C850]=&quot;Grass&quot;;12;IF([.C850]=&quot;Electric&quot;;13;IF([.C850]=&quot;Psychic&quot;;14;IF([.C850]=&quot;Ice&quot;;15;IF([.C850]=&quot;Dragon&quot;;16;IF([.C850]=&quot;Dark&quot;;17;IF([.C850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Take Hear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IF([.C851]=&quot;Normal&quot;;1;IF([.C851]=&quot;Fighting&quot;;2;IF([.C851]=&quot;Flying&quot;;3;IF([.C851]=&quot;Poison&quot;;4;IF([.C851]=&quot;Ground&quot;;5;IF([.C851]=&quot;Rock&quot;;6;IF([.C851]=&quot;Bug&quot;;7;IF([.C851]=&quot;Ghost&quot;;8;IF([.C851]=&quot;Steel&quot;;9;IF([.C851]=&quot;Fire&quot;;10;IF([.C851]=&quot;Water&quot;;11;IF([.C851]=&quot;Grass&quot;;12;IF([.C851]=&quot;Electric&quot;;13;IF([.C851]=&quot;Psychic&quot;;14;IF([.C851]=&quot;Ice&quot;;15;IF([.C851]=&quot;Dragon&quot;;16;IF([.C851]=&quot;Dark&quot;;17;IF([.C851]=&quot;Fairy&quot;;18;0))))))))))))))))))" office:value-type="float" office:value="14" calcext:value-type="float">
            <text:p>14</text:p>
          </table:table-cell>
          <table:table-cell table:number-columns-repeated="1015"/>
        </table:table-row>
        <table:table-row table:style-name="ro2" table:number-rows-repeated="10477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mMode" table:style-name="ta10">
        <table:table-column table:style-name="co10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0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10" table:number-columns-repeated="997" table:default-cell-style-name="Default"/>
        <table:table-row table:style-name="ro2">
          <table:table-cell office:value-type="string" calcext:value-type="string">
            <text:p>OW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First_Ability</text:p>
          </table:table-cell>
          <table:table-cell office:value-type="string" calcext:value-type="string">
            <text:p>Second_Ability</text:p>
          </table:table-cell>
          <table:table-cell office:value-type="string" calcext:value-type="string">
            <text:p>Height(i)</text:p>
          </table:table-cell>
          <table:table-cell office:value-type="string" calcext:value-type="string">
            <text:p>Height(m)</text:p>
          </table:table-cell>
          <table:table-cell office:value-type="string" calcext:value-type="string">
            <text:p>Weight(i)</text:p>
          </table:table-cell>
          <table:table-cell office:value-type="string" calcext:value-type="string">
            <text:p>Weight(m)</text:p>
          </table:table-cell>
          <table:table-cell office:value-type="string" calcext:value-type="string">
            <text:p>MegaStone</text:p>
          </table:table-cell>
          <table:table-cell office:value-type="string" calcext:value-type="string">
            <text:p>EXP_Yield</text:p>
          </table:table-cell>
          <table:table-cell office:value-type="string" calcext:value-type="string">
            <text:p>Leveling_Rate</text:p>
          </table:table-cell>
          <table:table-cell office:value-type="string" calcext:value-type="string">
            <text:p>EV_Yield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okeDex_colo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Base_HP</text:p>
          </table:table-cell>
          <table:table-cell office:value-type="string" calcext:value-type="string">
            <text:p>Base_Attack</text:p>
          </table:table-cell>
          <table:table-cell office:value-type="string" calcext:value-type="string">
            <text:p>Base_Defense</text:p>
          </table:table-cell>
          <table:table-cell office:value-type="string" calcext:value-type="string">
            <text:p>Base_SP.A</text:p>
          </table:table-cell>
          <table:table-cell office:value-type="string" calcext:value-type="string">
            <text:p>Base_SP.D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Held_Item</text:p>
          </table:table-cell>
          <table:table-cell office:value-type="string" calcext:value-type="string">
            <text:p>Type_ID_1</text:p>
          </table:table-cell>
          <table:table-cell office:value-type="string" calcext:value-type="string">
            <text:p>Type_ID_2</text:p>
          </table:table-cell>
          <table:table-cell office:value-type="string" calcext:value-type="string">
            <text:p>Catched</text:p>
          </table:table-cell>
          <table:table-cell office:value-type="string" calcext:value-type="string">
            <text:p>isCharm</text:p>
          </table:table-cell>
          <table:table-cell office:value-type="string" calcext:value-type="string">
            <text:p>ANIM_ID</text:p>
          </table:table-cell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Torchic_line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3'03"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32.0 lbs.</text:p>
          </table:table-cell>
          <table:table-cell office:value-type="string" calcext:value-type="string">
            <text:p>14.5 kg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D23]=&quot;Normal&quot;;1;IF([.D23]=&quot;Fighting&quot;;2;IF([.D23]=&quot;Flying&quot;;3;IF([.D23]=&quot;Poison&quot;;4;IF([.D23]=&quot;Ground&quot;;5;IF([.D23]=&quot;Rock&quot;;6;IF([.D23]=&quot;Bug&quot;;7;IF([.D23]=&quot;Ghost&quot;;8;IF([.D23]=&quot;Steel&quot;;9;IF([.D23]=&quot;Fire&quot;;10;IF([.D23]=&quot;Water&quot;;11;IF([.D23]=&quot;Grass&quot;;12;IF([.D23]=&quot;Electric&quot;;13;IF([.D23]=&quot;Psychic&quot;;14;IF([.D23]=&quot;Ice&quot;;15;IF([.D23]=&quot;Dragon&quot;;16;IF([.D23]=&quot;Dark&quot;;17;IF([.D23]=&quot;Fairy&quot;;18;0))))))))))))))))))" office:value-type="float" office:value="10" calcext:value-type="float">
            <text:p>10</text:p>
          </table:table-cell>
          <table:table-cell table:formula="of:=IF([.E23]=&quot;Normal&quot;;1;IF([.E23]=&quot;Fighting&quot;;2;IF([.E23]=&quot;Flying&quot;;3;IF([.E23]=&quot;Poison&quot;;4;IF([.E23]=&quot;Ground&quot;;5;IF([.E23]=&quot;Rock&quot;;6;IF([.E23]=&quot;Bug&quot;;7;IF([.E23]=&quot;Ghost&quot;;8;IF([.E23]=&quot;Steel&quot;;9;IF([.E23]=&quot;Fire&quot;;10;IF([.E23]=&quot;Water&quot;;11;IF([.E23]=&quot;Grass&quot;;12;IF([.E23]=&quot;Electric&quot;;13;IF([.E23]=&quot;Psychic&quot;;14;IF([.E23]=&quot;Ice&quot;;15;IF([.E23]=&quot;Dragon&quot;;16;IF([.E23]=&quot;Dark&quot;;17;IF([.E23]=&quot;Fairy&quot;;18;0))))))))))))))))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_0_0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Torchic_line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3'03"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32.0 lbs.</text:p>
          </table:table-cell>
          <table:table-cell office:value-type="string" calcext:value-type="string">
            <text:p>14.5 kg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S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D24]=&quot;Normal&quot;;1;IF([.D24]=&quot;Fighting&quot;;2;IF([.D24]=&quot;Flying&quot;;3;IF([.D24]=&quot;Poison&quot;;4;IF([.D24]=&quot;Ground&quot;;5;IF([.D24]=&quot;Rock&quot;;6;IF([.D24]=&quot;Bug&quot;;7;IF([.D24]=&quot;Ghost&quot;;8;IF([.D24]=&quot;Steel&quot;;9;IF([.D24]=&quot;Fire&quot;;10;IF([.D24]=&quot;Water&quot;;11;IF([.D24]=&quot;Grass&quot;;12;IF([.D24]=&quot;Electric&quot;;13;IF([.D24]=&quot;Psychic&quot;;14;IF([.D24]=&quot;Ice&quot;;15;IF([.D24]=&quot;Dragon&quot;;16;IF([.D24]=&quot;Dark&quot;;17;IF([.D24]=&quot;Fairy&quot;;18;0))))))))))))))))))" office:value-type="float" office:value="10" calcext:value-type="float">
            <text:p>10</text:p>
          </table:table-cell>
          <table:table-cell table:formula="of:=IF([.E24]=&quot;Normal&quot;;1;IF([.E24]=&quot;Fighting&quot;;2;IF([.E24]=&quot;Flying&quot;;3;IF([.E24]=&quot;Poison&quot;;4;IF([.E24]=&quot;Ground&quot;;5;IF([.E24]=&quot;Rock&quot;;6;IF([.E24]=&quot;Bug&quot;;7;IF([.E24]=&quot;Ghost&quot;;8;IF([.E24]=&quot;Steel&quot;;9;IF([.E24]=&quot;Fire&quot;;10;IF([.E24]=&quot;Water&quot;;11;IF([.E24]=&quot;Grass&quot;;12;IF([.E24]=&quot;Electric&quot;;13;IF([.E24]=&quot;Psychic&quot;;14;IF([.E24]=&quot;Ice&quot;;15;IF([.E24]=&quot;Dragon&quot;;16;IF([.E24]=&quot;Dark&quot;;17;IF([.E24]=&quot;Fairy&quot;;18;0))))))))))))))))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_1_1</text:p>
          </table:table-cell>
          <table:table-cell table:number-columns-repeated="99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mInitial" table:style-name="ta11">
        <table:table-column table:style-name="co39" table:default-cell-style-name="Default"/>
        <table:table-column table:style-name="co10" table:number-columns-repeated="1023" table:default-cell-style-name="Default"/>
        <table:table-row table:style-name="ro2">
          <table:table-cell office:value-type="string" calcext:value-type="string">
            <text:p>Torchic_Line</text:p>
          </table:table-cell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38" calcext:value-type="float">
            <text:p>338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ic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vlUp_Poke" table:style-name="ta12">
        <table:table-column table:style-name="co10" table:default-cell-style-name="Default"/>
        <table:table-column table:style-name="co40" table:default-cell-style-name="Default"/>
        <table:table-column table:style-name="co10" table:number-columns-repeated="1022" table:default-cell-style-name="Default"/>
        <table:table-row table:style-name="ro2">
          <table:table-cell office:value-type="string" calcext:value-type="string">
            <text:p>Poke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23"/>
        </table:table-row>
        <table:table-row table:style-name="ro12">
          <table:table-cell table:style-name="ce88" office:value-type="float" office:value="19" calcext:value-type="float">
            <text:p>19</text:p>
          </table:table-cell>
          <table:table-cell table:style-name="ce88" office:value-type="string" calcext:value-type="string">
            <text:p>033&amp;039</text:p>
          </table:table-cell>
          <table:table-cell table:style-name="ce9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098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16" calcext:value-type="float">
            <text:p>116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044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228" calcext:value-type="float">
            <text:p>228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58" calcext:value-type="float">
            <text:p>158</text:p>
          </table:table-cell>
          <table:table-cell table:style-name="ce8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88" office:value-type="float" office:value="389" calcext:value-type="float">
            <text:p>389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242" calcext:value-type="float">
            <text:p>242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372" calcext:value-type="float">
            <text:p>372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62" calcext:value-type="float">
            <text:p>162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038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283" calcext:value-type="float">
            <text:p>283</text:p>
          </table:table-cell>
          <table:table-cell table:number-columns-repeated="66" table:style-name="ce88" office:value-type="float" office:value="0" calcext:value-type="float">
            <text:p>0</text:p>
          </table:table-cell>
          <table:table-cell table:style-name="ce88" table:number-columns-repeated="923"/>
        </table:table-row>
        <table:table-row table:style-name="ro12">
          <table:table-cell table:style-name="ce89" office:value-type="float" office:value="133" calcext:value-type="float">
            <text:p>133</text:p>
          </table:table-cell>
          <table:table-cell table:style-name="ce89" office:value-type="string" calcext:value-type="string">
            <text:p>033&amp;039&amp;270</text:p>
          </table:table-cell>
          <table:table-cell table:number-columns-repeated="6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028</text:p>
          </table:table-cell>
          <table:table-cell table:number-columns-repeated="6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045</text:p>
          </table:table-cell>
          <table:table-cell table:number-columns-repeated="6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098</text:p>
          </table:table-cell>
          <table:table-cell table:number-columns-repeated="6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044</text:p>
          </table:table-cell>
          <table:table-cell table:number-columns-repeated="6" table:style-name="ce89" office:value-type="float" office:value="0" calcext:value-type="float">
            <text:p>0</text:p>
          </table:table-cell>
          <table:table-cell table:style-name="ce89" office:value-type="float" office:value="226" calcext:value-type="float">
            <text:p>226</text:p>
          </table:table-cell>
          <table:table-cell table:number-columns-repeated="9" table:style-name="ce89" office:value-type="float" office:value="0" calcext:value-type="float">
            <text:p>0</text:p>
          </table:table-cell>
          <table:table-cell table:style-name="ce89" table:number-columns-repeated="97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vlUp_Poke.A2:LvlUp_Poke.AMJ2"/>
          <calcext:conditional-format calcext:target-range-address="LvlUp_Poke.C2:LvlUp_Poke.C2"/>
          <calcext:conditional-format calcext:target-range-address="LvlUp_Poke.S2:LvlUp_Poke.S2"/>
          <calcext:conditional-format calcext:target-range-address="LvlUp_Poke.A2:LvlUp_Poke.AMJ3"/>
        </calcext:conditional-formats>
      </table:table>
      <table:table table:name="Poke_Locations" table:style-name="ta13">
        <table:table-column table:style-name="co10" table:default-cell-style-name="Default"/>
        <table:table-column table:style-name="co41" table:default-cell-style-name="Default"/>
        <table:table-column table:style-name="co10" table:number-columns-repeated="2" table:default-cell-style-name="Default"/>
        <table:table-column table:style-name="co2" table:number-columns-repeated="4" table:default-cell-style-name="ce77"/>
        <table:table-column table:style-name="co10" table:number-columns-repeated="1016" table:default-cell-style-name="Default"/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Min_Lv</text:p>
          </table:table-cell>
          <table:table-cell office:value-type="string" calcext:value-type="string">
            <text:p>Max_Lv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ute 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ute 1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ute 1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ute 1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_DB" table:style-name="ta14">
        <table:table-column table:style-name="co10" table:default-cell-style-name="Default"/>
        <table:table-column table:style-name="co42" table:default-cell-style-name="Default"/>
        <table:table-column table:style-name="co43" table:default-cell-style-name="ce78"/>
        <table:table-column table:style-name="co25" table:default-cell-style-name="Default"/>
        <table:table-column table:style-name="co10" table:number-columns-repeated="1020" table:default-cell-style-name="Default"/>
        <table:table-row table:style-name="ro1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 spray-type medicine for wounds. It restores the HP of one Pokémon by just 20 points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A spray-type medicine for wounds. It restores the HP of one Pokémon by 50 points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A spray-type medicine for wounds. It restores the HP of one Pokémon by 200 points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A candy that is packed with energy. It raises the level of a single Pokémon by one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A spray-type medicine. It heals a single Pokémon that is suffering from a burn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A spray-type medicine. It lifts the effect of poison from one Pokémon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An item that prevents weak wild Pokémon from appearing for 100 steps after its use.</text:p>
          </table:table-cell>
          <table:table-cell office:value-type="string" calcext:value-type="string">
            <text:p>ITEMS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An item that prevents weak wild Pokémon from appearing for 200 steps after its use.</text:p>
          </table:table-cell>
          <table:table-cell office:value-type="string" calcext:value-type="string">
            <text:p>ITEMS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6"/>
          <table:table-cell table:number-columns-repeated="1016"/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A device for catching wild Pokémon. It's thrown like a ball, comfortably encapsulating its target.</text:p>
          </table:table-cell>
          <table:table-cell office:value-type="string" calcext:value-type="string">
            <text:p>POKeBALLS</text:p>
          </table:table-cell>
          <table:table-cell table:style-name="ce76" office:value-type="string" calcext:value-type="string">
            <text:p>Ɫ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A high-performance Ball with a higher catch rate than a standard Poké Ball.</text:p>
          </table:table-cell>
          <table:table-cell office:value-type="string" calcext:value-type="string">
            <text:p>POKeBALLS</text:p>
          </table:table-cell>
          <table:table-cell table:style-name="ce76" office:value-type="string" calcext:value-type="string">
            <text:p>Ɫ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76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A topical medicine meant to be applied to Pokémon. It can be used to heal any status condition a Pokémon may have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A topical medicine meant to be applied to Pokémon. It can be used to fully restore the max HP of a single Pokémon and cure any status conditions it has.</text:p>
          </table:table-cell>
          <table:table-cell office:value-type="string" calcext:value-type="string">
            <text:p>MEDICINE</text:p>
          </table:table-cell>
          <table:table-cell table:style-name="ce76" office:value-type="string" calcext:value-type="string">
            <text:p>Ⱡ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76" office:value-type="string" calcext:value-type="string">
            <text:p>ϧ</text:p>
          </table:table-cell>
          <table:table-cell table:style-name="ce76" office:value-type="string" calcext:value-type="string">
            <text:p>ϼ</text:p>
          </table:table-cell>
          <table:table-cell table:style-name="ce76" office:value-type="string" calcext:value-type="string">
            <text:p>ϖ</text:p>
          </table:table-cell>
          <table:table-cell table:style-name="ce76" office:value-type="string" calcext:value-type="string">
            <text:p>ѽ</text:p>
          </table:table-cell>
          <table:table-cell table:style-name="ce76" office:value-type="string" calcext:value-type="string">
            <text:p>Ԫ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SE BAG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Details" table:style-name="ta15">
        <table:table-column table:style-name="co44" table:default-cell-style-name="Default"/>
        <table:table-column table:style-name="co16" table:default-cell-style-name="Default"/>
        <table:table-column table:style-name="co10" table:number-columns-repeated="1022" table:default-cell-style-name="Default"/>
        <table:table-row table:style-name="ro2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Stage</text:p>
          </table:table-cell>
          <table:table-cell table:style-name="ce92" office:value-type="string" calcext:value-type="string">
            <text:p>Height</text:p>
          </table:table-cell>
          <table:table-cell table:style-name="ce92" office:value-type="string" calcext:value-type="string">
            <text:p>Weight</text:p>
          </table:table-cell>
          <table:table-cell table:number-columns-repeated="1020"/>
        </table:table-row>
        <table:table-row table:style-name="ro2">
          <table:table-cell table:style-name="ce93" office:value-type="float" office:value="0" calcext:value-type="float">
            <office:annotation draw:style-name="gr3" draw:text-style-name="P2" svg:width="1.2882in" svg:height="0.5161in" svg:x="1.0693in" svg:y="0.0736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Data</text:span></text:p>
              <text:p text:style-name="P1"><text:span text:style-name="T1"/></text:p>
            </office:annotation>
            <text:p>0</text:p>
          </table:table-cell>
          <table:table-cell table:style-name="ce93"/>
          <table:table-cell table:number-columns-repeated="1022"/>
        </table:table-row>
        <table:table-row table:style-name="ro2">
          <table:table-cell table:style-name="ce93" office:value-type="float" office:value="1" calcext:value-type="float">
            <office:annotation draw:style-name="gr3" draw:text-style-name="P2" svg:width="1.2882in" svg:height="0.5161in" svg:x="1.0693in" svg:y="0.2657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Kid</text:span></text:p>
              <text:p text:style-name="P1"><text:span text:style-name="T1"/></text:p>
            </office:annotation>
            <text:p>1</text:p>
          </table:table-cell>
          <table:table-cell table:style-name="ce93"/>
          <table:table-cell table:number-columns-repeated="1022"/>
        </table:table-row>
        <table:table-row table:style-name="ro2">
          <table:table-cell table:style-name="ce93" office:value-type="float" office:value="2" calcext:value-type="float">
            <office:annotation draw:style-name="gr3" draw:text-style-name="P2" svg:width="1.2882in" svg:height="0.5161in" svg:x="1.0693in" svg:y="0.45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2" calcext:value-type="float">
            <office:annotation draw:style-name="gr3" draw:text-style-name="P2" svg:width="1.2882in" svg:height="0.5161in" svg:x="1.0693in" svg:y="0.64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Woman</text:span></text:p>
              <text:p text:style-name="P1"><text:span text:style-name="T1"/></text:p>
            </office:annotation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0.84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5'4"</text:p>
          </table:table-cell>
          <table:table-cell office:value-type="string" calcext:value-type="string">
            <text:p>120.6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0323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8'2"</text:p>
          </table:table-cell>
          <table:table-cell office:value-type="string" calcext:value-type="string">
            <text:p>293.0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2236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2" calcext:value-type="float">
            <text:p>2</text:p>
          </table:table-cell>
          <table:table-cell office:value-type="string" calcext:value-type="string">
            <text:p>9'3"</text:p>
          </table:table-cell>
          <table:table-cell office:value-type="string" calcext:value-type="string">
            <text:p>358.9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41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3" calcext:value-type="float">
            <text:p>3</text:p>
          </table:table-cell>
          <table:table-cell office:value-type="string" calcext:value-type="string">
            <text:p>9'10"</text:p>
          </table:table-cell>
          <table:table-cell office:value-type="string" calcext:value-type="string">
            <text:p>394.4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6075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4" calcext:value-type="float">
            <text:p>4</text:p>
          </table:table-cell>
          <table:table-cell office:value-type="string" calcext:value-type="string">
            <text:p>12'8"</text:p>
          </table:table-cell>
          <table:table-cell office:value-type="string" calcext:value-type="string">
            <text:p>566.8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79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5" calcext:value-type="float">
            <text:p>5</text:p>
          </table:table-cell>
          <table:table-cell office:value-type="string" calcext:value-type="string">
            <text:p>15'11"</text:p>
          </table:table-cell>
          <table:table-cell office:value-type="string" calcext:value-type="string">
            <text:p>764.6lbs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office:annotation draw:style-name="gr3" draw:text-style-name="P2" svg:width="1.2882in" svg:height="0.5161in" svg:x="1.0693in" svg:y="1.99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om</text:span></text:p>
              <text:p text:style-name="P1"><text:span text:style-name="T1"/></text:p>
            </office:annotation>
            <text:p>3</text:p>
          </table:table-cell>
          <table:table-cell table:style-name="ce93" office:value-type="float" office:value="6" calcext:value-type="float">
            <text:p>6</text:p>
          </table:table-cell>
          <table:table-cell office:value-type="string" calcext:value-type="string">
            <text:p>17'4"</text:p>
          </table:table-cell>
          <table:table-cell office:value-type="string" calcext:value-type="string">
            <text:p>850.8lbs</text:p>
          </table:table-cell>
          <table:table-cell table:number-columns-repeated="1020"/>
        </table:table-row>
        <table:table-row table:style-name="ro2">
          <table:table-cell table:style-name="ce93" office:value-type="float" office:value="4" calcext:value-type="float">
            <office:annotation draw:style-name="gr3" draw:text-style-name="P2" svg:width="1.2882in" svg:height="0.5161in" svg:x="1.0693in" svg:y="2.1819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4" calcext:value-type="float">
            <office:annotation draw:style-name="gr3" draw:text-style-name="P2" svg:width="1.2882in" svg:height="0.5161in" svg:x="1.0693in" svg:y="2.374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Maid</text:span></text:p>
              <text:p text:style-name="P1"><text:span text:style-name="T1"/></text:p>
            </office:annotation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5" calcext:value-type="float">
            <office:annotation draw:style-name="gr3" draw:text-style-name="P2" svg:width="1.2882in" svg:height="0.5161in" svg:x="1.0693in" svg:y="2.56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5" calcext:value-type="float">
            <office:annotation draw:style-name="gr3" draw:text-style-name="P2" svg:width="1.2882in" svg:height="0.5161in" svg:x="1.0693in" svg:y="2.75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5" calcext:value-type="float">
            <office:annotation draw:style-name="gr3" draw:text-style-name="P2" svg:width="1.2882in" svg:height="0.5161in" svg:x="1.0693in" svg:y="2.9488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3" office:value-type="float" office:value="5" calcext:value-type="float">
            <office:annotation draw:style-name="gr3" draw:text-style-name="P2" svg:width="1.2882in" svg:height="0.5161in" svg:x="1.0693in" svg:y="3.14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Gardevoir</text:span></text:p>
              <text:p text:style-name="P1"><text:span text:style-name="T1"/></text:p>
            </office:annotation>
            <text:p>5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93" office:value-type="float" office:value="6" calcext:value-type="float">
            <office:annotation draw:style-name="gr3" draw:text-style-name="P2" svg:width="1.2882in" svg:height="0.5161in" svg:x="1.0693in" svg:y="3.3319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6" calcext:value-type="float">
            <office:annotation draw:style-name="gr3" draw:text-style-name="P2" svg:width="1.2882in" svg:height="0.5161in" svg:x="1.0693in" svg:y="3.524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SchoolGirl</text:span></text:p>
              <text:p text:style-name="P1"><text:span text:style-name="T1"/></text:p>
            </office:annotation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7" calcext:value-type="float">
            <office:annotation draw:style-name="gr3" draw:text-style-name="P2" svg:width="1.2882in" svg:height="0.5161in" svg:x="1.0693in" svg:y="3.71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7" calcext:value-type="float">
            <office:annotation draw:style-name="gr3" draw:text-style-name="P2" svg:width="1.2882in" svg:height="0.5161in" svg:x="1.0693in" svg:y="3.90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Roserade</text:span></text:p>
              <text:p text:style-name="P1"><text:span text:style-name="T1"/></text:p>
            </office:annotation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8" calcext:value-type="float">
            <office:annotation draw:style-name="gr3" draw:text-style-name="P2" svg:width="1.2882in" svg:height="0.5161in" svg:x="1.0693in" svg:y="4.09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8" calcext:value-type="float">
            <office:annotation draw:style-name="gr3" draw:text-style-name="P2" svg:width="1.2882in" svg:height="0.5161in" svg:x="1.0693in" svg:y="4.2906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8" calcext:value-type="float">
            <office:annotation draw:style-name="gr3" draw:text-style-name="P2" svg:width="1.2882in" svg:height="0.5161in" svg:x="1.0693in" svg:y="4.4819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Rosa</text:span></text:p>
              <text:p text:style-name="P1"><text:span text:style-name="T1"/></text:p>
            </office:annotation>
            <text:p>8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3" office:value-type="float" office:value="9" calcext:value-type="float">
            <office:annotation draw:style-name="gr3" draw:text-style-name="P2" svg:width="1.2882in" svg:height="0.5161in" svg:x="1.0693in" svg:y="4.6736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9" calcext:value-type="float">
            <office:annotation draw:style-name="gr3" draw:text-style-name="P2" svg:width="1.2882in" svg:height="0.5161in" svg:x="1.0693in" svg:y="4.8657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Whimsicott</text:span></text:p>
              <text:p text:style-name="P1"><text:span text:style-name="T1"/></text:p>
            </office:annotation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0" calcext:value-type="float">
            <office:annotation draw:style-name="gr3" draw:text-style-name="P2" svg:width="1.2882in" svg:height="0.5161in" svg:x="1.0693in" svg:y="5.05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0" calcext:value-type="float">
            <office:annotation draw:style-name="gr3" draw:text-style-name="P2" svg:width="1.2882in" svg:height="0.5161in" svg:x="1.0693in" svg:y="5.24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0" calcext:value-type="float">
            <office:annotation draw:style-name="gr3" draw:text-style-name="P2" svg:width="1.2882in" svg:height="0.5161in" svg:x="1.0693in" svg:y="5.44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Braixen</text:span></text:p>
              <text:p text:style-name="P1"><text:span text:style-name="T1"/></text:p>
            </office:annotation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3" office:value-type="float" office:value="11" calcext:value-type="float">
            <office:annotation draw:style-name="gr3" draw:text-style-name="P2" svg:width="1.2882in" svg:height="0.5161in" svg:x="1.0693in" svg:y="5.6323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1" calcext:value-type="float">
            <office:annotation draw:style-name="gr3" draw:text-style-name="P2" svg:width="1.2882in" svg:height="0.5161in" svg:x="1.0693in" svg:y="5.8236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Hilda</text:span></text:p>
              <text:p text:style-name="P1"><text:span text:style-name="T1"/></text:p>
            </office:annotation>
            <text:p>1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2" calcext:value-type="float">
            <office:annotation draw:style-name="gr3" draw:text-style-name="P2" svg:width="1.2882in" svg:height="0.5161in" svg:x="1.0693in" svg:y="6.01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2" calcext:value-type="float">
            <office:annotation draw:style-name="gr3" draw:text-style-name="P2" svg:width="1.2882in" svg:height="0.5161in" svg:x="1.0693in" svg:y="6.2075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2" calcext:value-type="float">
            <office:annotation draw:style-name="gr3" draw:text-style-name="P2" svg:width="1.2882in" svg:height="0.5161in" svg:x="1.0693in" svg:y="6.39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Lana</text:span></text:p>
              <text:p text:style-name="P1"><text:span text:style-name="T1"/></text:p>
            </office:annotation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3" office:value-type="float" office:value="13" calcext:value-type="float">
            <office:annotation draw:style-name="gr3" draw:text-style-name="P2" svg:width="1.2882in" svg:height="0.5161in" svg:x="1.0693in" svg:y="6.59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3" calcext:value-type="float">
            <office:annotation draw:style-name="gr3" draw:text-style-name="P2" svg:width="1.2882in" svg:height="0.5161in" svg:x="1.0693in" svg:y="6.7819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allow</text:span></text:p>
              <text:p text:style-name="P1"><text:span text:style-name="T1"/></text:p>
            </office:annotation>
            <text:p>13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4" calcext:value-type="float">
            <office:annotation draw:style-name="gr3" draw:text-style-name="P2" svg:width="1.2882in" svg:height="0.5161in" svg:x="1.0693in" svg:y="6.974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4" calcext:value-type="float">
            <office:annotation draw:style-name="gr3" draw:text-style-name="P2" svg:width="1.2882in" svg:height="0.5161in" svg:x="1.0693in" svg:y="7.16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Mareanie</text:span></text:p>
              <text:p text:style-name="P1"><text:span text:style-name="T1"/></text:p>
            </office:annotation>
            <text:p>14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5" calcext:value-type="float">
            <office:annotation draw:style-name="gr3" draw:text-style-name="P2" svg:width="1.2882in" svg:height="0.5161in" svg:x="1.0693in" svg:y="7.35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N/A</text:span></text:p>
              <text:p text:style-name="P1"><text:span text:style-name="T1"/></text:p>
            </office:annotation>
            <text:p>15</text:p>
          </table:table-cell>
          <table:table-cell table:style-name="ce93"/>
          <table:table-cell table:number-columns-repeated="1022"/>
        </table:table-row>
        <table:table-row table:style-name="ro2">
          <table:table-cell table:style-name="ce93" office:value-type="float" office:value="16" calcext:value-type="float">
            <office:annotation draw:style-name="gr3" draw:text-style-name="P2" svg:width="1.2882in" svg:height="0.5161in" svg:x="1.0693in" svg:y="7.5488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6" calcext:value-type="float">
            <office:annotation draw:style-name="gr3" draw:text-style-name="P2" svg:width="1.2882in" svg:height="0.5161in" svg:x="1.0693in" svg:y="7.7402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Gothitelle</text:span></text:p>
              <text:p text:style-name="P1"><text:span text:style-name="T1"/></text:p>
            </office:annotation>
            <text:p>16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7" calcext:value-type="float">
            <office:annotation draw:style-name="gr3" draw:text-style-name="P2" svg:width="1.2882in" svg:height="0.5161in" svg:x="1.0693in" svg:y="7.9319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PokeCenter_W</text:span></text:p>
              <text:p text:style-name="P1"><text:span text:style-name="T1"/></text:p>
            </office:annotation>
            <text:p>17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8" calcext:value-type="float">
            <office:annotation draw:style-name="gr3" draw:text-style-name="P2" svg:width="1.2882in" svg:height="0.5161in" svg:x="1.0693in" svg:y="8.124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8" calcext:value-type="float">
            <office:annotation draw:style-name="gr3" draw:text-style-name="P2" svg:width="1.2882in" svg:height="0.5161in" svg:x="1.0693in" svg:y="8.315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93" office:value-type="float" office:value="18" calcext:value-type="float">
            <office:annotation draw:style-name="gr3" draw:text-style-name="P2" svg:width="1.2882in" svg:height="0.5161in" svg:x="1.0693in" svg:y="8.5071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Lopunny</text:span></text:p>
              <text:p text:style-name="P1"><text:span text:style-name="T1"/></text:p>
            </office:annotation>
            <text:p>18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3" office:value-type="float" office:value="19" calcext:value-type="float">
            <office:annotation draw:style-name="gr3" draw:text-style-name="P2" svg:width="1.2882in" svg:height="0.5161in" svg:x="1.0693in" svg:y="8.6984in" draw:caption-point-x="-0.6303in" draw:caption-point-y="0.122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93" office:value-type="float" office:value="19" calcext:value-type="float">
            <office:annotation draw:style-name="gr3" draw:text-style-name="P2" svg:width="1.2882in" svg:height="0.5161in" svg:x="1.0693in" svg:y="8.8906in" draw:caption-point-x="-0.6303in" draw:caption-point-y="0.1217in">
              <dc:date>2023-12-23T00:00:00</dc:date>
              <text:p text:style-name="P1"><text:span text:style-name="T2">Author:</text:span></text:p>
              <text:p text:style-name="P1"><text:span text:style-name="T1">AetherGirl</text:span></text:p>
              <text:p text:style-name="P1"><text:span text:style-name="T1"/></text:p>
            </office:annotation>
            <text:p>19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ialogueChar_DB.A1:DialogueChar_DB.K169" table:display-filter-buttons="true"/>
        <table:database-range table:name="__Anonymous_Sheet_DB__8" table:target-range-address="Movements.A1:Movements.H851" table:display-filter-buttons="true">
          <table:filter>
            <table:filter-and>
              <table:filter-condition table:data-type="number" table:value="" table:operator="=" table:field-number="7"/>
            </table:filter-and>
          </table:filter>
        </table:database-range>
        <table:database-range table:name="__Anonymous_Sheet_DB__14" table:target-range-address="CharDetails.A1:CharDetails.D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f8cbad"/>
    </style:style>
    <style:style style:name="ExtConditionalStyle_5f_2" style:display-name="ExtConditionalStyle_2" style:family="table-cell" style:parent-style-name="Default">
      <style:table-cell-properties fo:background-color="#ffc7ce"/>
      <style:text-properties fo:color="#9c0006"/>
    </style:style>
    <style:style style:name="ExtConditionalStyle_5f_3" style:display-name="ExtConditionalStyle_3" style:family="table-cell" style:parent-style-name="Default">
      <style:table-cell-properties fo:background-color="#ffc7ce"/>
      <style:text-properties fo:color="#9c0006"/>
    </style:style>
    <style:style style:name="ExtConditionalStyle_5f_4" style:display-name="ExtConditionalStyle_4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ialogueChar_5f_DB" style:display-name="PageStyle_DialogueChar_D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cations" style:display-name="PageStyle_Lo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keMon_5f_DB" style:display-name="PageStyle_PokeMon_D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moParty" style:display-name="PageStyle_DemoPar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wthShadows" style:display-name="PageStyle_GrowthShadow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ypeChart" style:display-name="PageStyle_TypeChar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ons" style:display-name="PageStyle_Ac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Tiles" style:display-name="PageStyle_AnimTi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Mode" style:display-name="PageStyle_CharmMod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vements" style:display-name="PageStyle_Moveme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Initial" style:display-name="PageStyle_CharmIniti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ke_5f_Locations" style:display-name="PageStyle_Poke_Lo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vlUp_5f_Poke" style:display-name="PageStyle_LvlUp_Po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tems_5f_DB" style:display-name="PageStyle_Items_D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Details" style:display-name="PageStyle_CharDetai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15-06-05T18:17:20</meta:creation-date>
    <dc:date>2024-01-25T01:01:25.545274382</dc:date>
    <meta:generator>LibreOffice/7.3.7.2$Linux_X86_64 LibreOffice_project/30$Build-2</meta:generator>
    <meta:editing-duration>PT11M49S</meta:editing-duration>
    <meta:document-statistic meta:table-count="15" meta:cell-count="10619" meta:object-count="0"/>
  </office:meta>
</office:document-meta>
</file>